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321f0"/>
    </style:style>
    <style:style style:name="P2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Liberation Serif" fo:font-size="12pt" officeooo:paragraph-rsid="000321f0" style:letter-kerning="true" style:font-name-asian="Lohit Devanagari" style:font-size-asian="12pt" style:language-asian="hi" style:country-asian="IN" style:font-name-complex="Liberation Serif1" style:font-size-complex="12pt" style:language-complex="en" style:country-complex="GB"/>
    </style:style>
    <style:style style:name="P3" style:family="paragraph" style:parent-style-name="Standard">
      <style:text-properties fo:color="#000000" style:font-name="Liberation Serif" fo:font-size="12pt" officeooo:paragraph-rsid="000321f0" style:letter-kerning="true" style:font-name-asian="Lohit Devanagari" style:font-size-asian="12pt" style:language-asian="hi" style:country-asian="IN" style:font-name-complex="Liberation Serif1" style:font-size-complex="12pt" style:language-complex="en" style:country-complex="GB"/>
    </style:style>
    <style:style style:name="P4" style:family="paragraph" style:parent-style-name="Standard">
      <style:paragraph-properties fo:text-align="center" style:justify-single-word="false"/>
      <style:text-properties fo:color="#000000" style:font-name="Liberation Serif" fo:font-size="12pt" officeooo:paragraph-rsid="000321f0" style:letter-kerning="true" style:font-name-asian="Lohit Devanagari" style:font-size-asian="12pt" style:language-asian="hi" style:country-asian="IN" style:font-name-complex="Liberation Serif1" style:font-size-complex="12pt" style:language-complex="en" style:country-complex="GB"/>
    </style:style>
    <style:style style:name="T1" style:family="text">
      <style:text-properties fo:color="#000000" style:font-name="Liberation Serif" fo:font-size="12pt" style:letter-kerning="true" style:font-name-asian="Lohit Devanagari" style:font-size-asian="12pt" style:language-asian="hi" style:country-asian="IN" style:font-name-complex="Liberation Serif1" style:font-size-complex="12pt" style:language-complex="en" style:country-complex="GB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50c7e" style:font-weight-asian="bold" style:font-weight-complex="bold"/>
    </style:style>
    <style:style style:name="T5" style:family="text">
      <style:text-properties fo:font-style="italic" style:font-style-asian="italic"/>
    </style:style>
    <style:style style:name="T6" style:family="text">
      <style:text-properties fo:font-style="italic" fo:font-weight="normal"/>
    </style:style>
    <style:style style:name="T7" style:family="text">
      <style:text-properties style:text-position="33% 58%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officeooo:rsid="00050c7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/><text:span text:style-name="T4">V</text:span><text:span text:style-name="T8">ṛṣasārasaṃgrahaḥ</text:span> </text:p>
      <text:p text:style-name="P4"/>
      <text:p text:style-name="P3">*** 1 ***</text:p>
      <text:p text:style-name="P3"><text:s/>prathamo 'dhyāyaḥ </text:p>
      <text:p text:style-name="P1"><text:span text:style-name="T1">anādimadhyāntam anantapāraṃ </text:span><text:span text:style-name="T1"><text:note text:id="ftn1" text:note-class="footnote"><text:note-citation>1</text:note-citation><text:note-body><text:p text:style-name="Footnote">) 1a <text:span text:style-name="T2">°ntam ananta°] </text:span>CaCb<text:span text:style-name="T7">pc</text:span>CcNaNbNcEd; °ntam anta° Cb<text:span text:style-name="T7">ac</text:span> • <text:span text:style-name="T2">°pāraṃ] </text:span>CNcEd; °pāragaṃ NaNb</text:p></text:note-body></text:note></text:span></text:p>
      <text:p text:style-name="P1"><text:span text:style-name="T1">susūkṣmam avyaktajagatsusāram| </text:span><text:span text:style-name="T1"><text:note text:id="ftn2" text:note-class="footnote"><text:note-citation>2</text:note-citation><text:note-body><text:p text:style-name="Footnote">) 1b <text:span text:style-name="T2">susūkṣmam] </text:span>CaCbNaNbNcEd; śusukṣmam Cc • <text:span text:style-name="T2">°jagatsusāraṃ] </text:span>CaCbNaNcEd; °jagaśusāraṃ Cc, °jagatsurāsuraṃ Nb</text:p></text:note-body></text:note></text:span></text:p>
      <text:p text:style-name="P3">harīndrabrahmādibhir āsamagraṃ</text:p>
      <text:p text:style-name="P3">praṇamya vakṣye vṛṣasārasaṃgraham||1.1||<text:note text:id="ftn3" text:note-class="footnote"><text:note-citation>3</text:note-citation><text:note-body><text:p text:style-name="Footnote">) Parallel: 1Testimonia for this chapter: Caff.193v-195v, Cbff.201v-203v, Ccff.267r-270r, Naff.1v-3v, Nbff.-, Ncff.209v-211v; C= Ca + Cb + Cc </text:p></text:note-body></text:note></text:p>
      <text:p text:style-name="P1"><text:span text:style-name="T1">śatasāhasrikaṃ granthaṃ sahasrādhyāyam uttamam| </text:span><text:span text:style-name="T1"><text:note text:id="ftn4" text:note-class="footnote"><text:note-citation>4</text:note-citation><text:note-body><text:p text:style-name="Footnote">) 2b <text:span text:style-name="T2">sahasrādhyāyam u°] </text:span>CaCbNaNbNc; sahaśradhyāyam u° Cc, sahasrādhyāyar u° Ed</text:p></text:note-body></text:note></text:span></text:p>
      <text:p text:style-name="P1"><text:span text:style-name="T1">parva cāsya śataṃ pūrṇaṃ śrutvā bhāratasaṃhitām||1.2|| </text:span><text:span text:style-name="T1"><text:note text:id="ftn5" text:note-class="footnote"><text:note-citation>5</text:note-citation><text:note-body><text:p text:style-name="Footnote">) 2c <text:span text:style-name="T2">parva cāsya] </text:span>CaNaNbNc; parvañ cāsya Cb, parvvam asya Cc, pūrvam asya Ed • <text:span text:style-name="T2">śataṃ pūrṇaṃ] </text:span>CaCbNaNbNcEd; ta Cc</text:p></text:note-body></text:note></text:span><text:span text:style-name="T1"><text:s/></text:span><text:span text:style-name="T1"><text:note text:id="ftn6" text:note-class="footnote"><text:note-citation>6</text:note-citation><text:note-body><text:p text:style-name="Footnote">) 2d <text:span text:style-name="T2">śrutvā] </text:span>CaCcNaNbNcEd; śraddhā Cb • <text:span text:style-name="T2">bhāratasaṃhitām] </text:span>CaCbNaNbNc; bhārasaṃhitā Cc, nārādasaṃhitām Ed</text:p></text:note-body></text:note></text:span><text:span text:style-name="T1"><text:s/></text:span><text:span text:style-name="T1"><text:note text:id="ftn7" text:note-class="footnote"><text:note-citation>7</text:note-citation><text:note-body><text:p text:style-name="Footnote">) Parallel: 2 cf. MBh 1.2.70ab: etat parvaśataṃ pūrṇaṃ vyāsenoktaṃ mahātmanā</text:p></text:note-body></text:note></text:span></text:p>
      <text:p text:style-name="P1"><text:span text:style-name="T1">atṛptaḥ puna papraccha vaiśaṃpāyanam eva hi| </text:span><text:span text:style-name="T1"><text:note text:id="ftn8" text:note-class="footnote"><text:note-citation>8</text:note-citation><text:note-body><text:p text:style-name="Footnote">) 3a <text:span text:style-name="T2">atṛptaḥ puna papraccha] </text:span><text:span text:style-name="T5">eme. </text:span>; a≀tṛ≀****praccha Ca, atṛptaḥ punaḥ papraccha CbNaNbNc, atṛptaḥ punar apracche Cc, atṛptā punaḥ papraccha Ed</text:p></text:note-body></text:note></text:span><text:span text:style-name="T1"><text:s/></text:span><text:span text:style-name="T1"><text:note text:id="ftn9" text:note-class="footnote"><text:note-citation>9</text:note-citation><text:note-body><text:p text:style-name="Footnote">) 3b <text:span text:style-name="T2">vaiśampāyana°] </text:span>CaCbNaNbNcEd; vesampāyana° Cc</text:p></text:note-body></text:note></text:span></text:p>
      <text:p text:style-name="P1"><text:span text:style-name="T1">janamejaya yat pūrvaṃ tac chṛṇu tvam atandritaḥ||1.3|| </text:span><text:span text:style-name="T1"><text:note text:id="ftn10" text:note-class="footnote"><text:note-citation>10</text:note-citation><text:note-body><text:p text:style-name="Footnote">) 3c <text:span text:style-name="T2">janamejaya yat] </text:span><text:span text:style-name="T5">eme. </text:span>; janamejayena yat Ca<text:span text:style-name="T7">pc</text:span>CbNaNbNcEd, janamejaye yat Ca<text:span text:style-name="T7">ac</text:span>, janmejayena yam Cc • <text:span text:style-name="T2">pūrvaṃ] </text:span>CNcEd; pūrva Na, pūr≀va≀ Nb</text:p></text:note-body></text:note></text:span><text:span text:style-name="T1"><text:s/></text:span><text:span text:style-name="T1"><text:note text:id="ftn11" text:note-class="footnote"><text:note-citation>11</text:note-citation><text:note-body><text:p text:style-name="Footnote">) 3d <text:span text:style-name="T2">tac chṛṇu] </text:span>CaCbNaNcEd; tac chṛṇa Cc, ˟˟ Nb • <text:span text:style-name="T2">°tandritaḥ] </text:span>Cc; °tandritam CaCbNcEd, °tandri≀tam≀ Na, ˟˟˟ Nb</text:p></text:note-body></text:note></text:span></text:p>
      <text:p text:style-name="P1"><text:span text:style-name="T1">janamejaya uvāca| </text:span><text:span text:style-name="T1"><text:note text:id="ftn12" text:note-class="footnote"><text:note-citation>12</text:note-citation><text:note-body><text:p text:style-name="Footnote">) 4 <text:span text:style-name="T2">janamejaya] </text:span>CaCbNaNbNcEd; janmejaya Cc</text:p></text:note-body></text:note></text:span></text:p>
      <text:p text:style-name="P1"><text:span text:style-name="T1">bhagavan sarvadharmajña sarvaśāstraviśārada| </text:span><text:span text:style-name="T1"><text:note text:id="ftn13" text:note-class="footnote"><text:note-citation>13</text:note-citation><text:note-body><text:p text:style-name="Footnote">) 4a <text:span text:style-name="T2">bhagavan sa°] </text:span>CaCbNaNbNcEd; bhacāvaṃ sa° Cc • <text:span text:style-name="T2">°dharma°] </text:span>CNbNcEd; <text:span text:style-name="T5">omitted in </text:span>Na</text:p></text:note-body></text:note></text:span><text:span text:style-name="T1"><text:s/></text:span><text:span text:style-name="T1"><text:note text:id="ftn14" text:note-class="footnote"><text:note-citation>14</text:note-citation><text:note-body><text:p text:style-name="Footnote">) 4b <text:span text:style-name="T2">°viśārada] </text:span>CaNbNc; °visāradaḥ CbCcNaEd</text:p></text:note-body></text:note></text:span></text:p>
      <text:p text:style-name="P1"><text:span text:style-name="T1">asti dharmaṃ paraṃ guhyaṃ saṃsārārṇavatāraṇam||1.4|| </text:span><text:span text:style-name="T1"><text:note text:id="ftn15" text:note-class="footnote"><text:note-citation>15</text:note-citation><text:note-body><text:p text:style-name="Footnote">) 4b <text:span text:style-name="T2">dharmaṃ] </text:span>CaNaNbNcEd; dharmaḥ Cb, dharma Cc • <text:span text:style-name="T2">paraṃ guhyaṃ] </text:span>CaNbEd; paro guhya Cb, paraṃ guhya CcNa, paraguhyaṃ Nc</text:p></text:note-body></text:note></text:span></text:p>
      <text:p text:style-name="P1"><text:span text:style-name="T1">dvaipāyanamukhodgīrṇaṃ dharmaṃ yat tad dvijottama| </text:span><text:span text:style-name="T1"><text:note text:id="ftn16" text:note-class="footnote"><text:note-citation>16</text:note-citation><text:note-body><text:p text:style-name="Footnote">) 5a <text:span text:style-name="T2">dvaipāyana°] </text:span>CaCbNaNbNcEd; dvepāyana° Cc • <text:span text:style-name="T2">°mukhodgīrṇaṃ] </text:span>CaCbNaNbNc; °mukhodgīrṇa Cc, mukhād gīrṇaṃ Ed</text:p></text:note-body></text:note></text:span><text:span text:style-name="T1"><text:s/></text:span><text:span text:style-name="T1"><text:note text:id="ftn17" text:note-class="footnote"><text:note-citation>17</text:note-citation><text:note-body><text:p text:style-name="Footnote">) 5b <text:span text:style-name="T2">dharmaṃ yat tad dvi°] </text:span>Cb; dharmaṃ vā yad dvi° CaNaNbNcEd, dharmavat ya dvi° Cc • <text:span text:style-name="T2">°ttama] </text:span>CaCbNaNbNcEd; °ttamaḥ Cc</text:p></text:note-body></text:note></text:span><text:span text:style-name="T1"><text:s/></text:span></text:p>
      <text:p text:style-name="P1"><text:span text:style-name="T1">kathayasva hi me tṛptiṃ kuru yatnāt tapodhana ||1.5|| </text:span><text:span text:style-name="T1"><text:note text:id="ftn18" text:note-class="footnote"><text:note-citation>18</text:note-citation><text:note-body><text:p text:style-name="Footnote">) 5d <text:span text:style-name="T2">yatnāt tapodhana] </text:span>CbNaNbNcEd; yannāt ta**na Ca, yatnā tapodhanaḥ Cc</text:p></text:note-body></text:note></text:span></text:p>
      <text:p text:style-name="P3">vaiśampāyana uvāca| </text:p>
      <text:p text:style-name="P1"><text:span text:style-name="T1">śṛṇu rājann avahito dharmākhyānam anuttamam| </text:span><text:span text:style-name="T1"><text:note text:id="ftn19" text:note-class="footnote"><text:note-citation>19</text:note-citation><text:note-body><text:p text:style-name="Footnote">) 6b <text:span text:style-name="T2">°khyānam anuttamam] </text:span>CaNaNbNcEd; °khyānam uttamam Cb, °khyānam utamam Cc</text:p></text:note-body></text:note></text:span></text:p>
      <text:p text:style-name="P1"><text:span text:style-name="T1">vyāsānugrahasamprāptaṃ guhyadharmaṃ śṛṇotu me||1.6|| </text:span><text:span text:style-name="T1"><text:note text:id="ftn20" text:note-class="footnote"><text:note-citation>20</text:note-citation><text:note-body><text:p text:style-name="Footnote">) 6c <text:span text:style-name="T2">°prāptaṃ] </text:span>CaCbNaNbNcEd; °prāpta Cc</text:p></text:note-body></text:note></text:span><text:span text:style-name="T1"><text:s/></text:span><text:span text:style-name="T1"><text:note text:id="ftn21" text:note-class="footnote"><text:note-citation>21</text:note-citation><text:note-body><text:p text:style-name="Footnote">) 6d <text:span text:style-name="T2">°dharmaṃ] </text:span>CaCbNaNbNcEd; °rmaṃ Cc • <text:span text:style-name="T2">me] </text:span>CaCcNaNbNcEd; mai Cb</text:p></text:note-body></text:note></text:span></text:p>
      <text:p text:style-name="P1"><text:span text:style-name="T1">anarthayajñakartāraṃ tapovrataparāyaṇam| </text:span><text:span text:style-name="T1"><text:note text:id="ftn22" text:note-class="footnote"><text:note-citation>22</text:note-citation><text:note-body><text:p text:style-name="Footnote">) 7a <text:span text:style-name="T2">°kartāraṃ] </text:span>CNaNcEd; °karttantaṃ Nb</text:p></text:note-body></text:note></text:span><text:span text:style-name="T1"><text:s/></text:span><text:span text:style-name="T1"><text:note text:id="ftn23" text:note-class="footnote"><text:note-citation>23</text:note-citation><text:note-body><text:p text:style-name="Footnote">) 7b <text:span text:style-name="T2">°yaṇam] </text:span>CaCbNbNcEd; °yana Cc, °yaṇaḥ Na</text:p></text:note-body></text:note></text:span></text:p>
      <text:p text:style-name="P1"><text:span text:style-name="T1">śīlaśaucasamācāraṃ sarvabhūtadayāparam||1.7|| </text:span><text:span text:style-name="T1"><text:note text:id="ftn24" text:note-class="footnote"><text:note-citation>24</text:note-citation><text:note-body><text:p text:style-name="Footnote">) 7d <text:span text:style-name="T2">°param] </text:span>CaCbNaNcEd; °nvitam Cc, °≀pa≀raṃ Nb</text:p></text:note-body></text:note></text:span></text:p>
      <text:p text:style-name="P1"><text:soft-page-break/><text:span text:style-name="T1">jijñāsanārthaṃ praśnaikaṃ viṣṇunā prabhaviṣṇunā| </text:span><text:span text:style-name="T1"><text:note text:id="ftn25" text:note-class="footnote"><text:note-citation>25</text:note-citation><text:note-body><text:p text:style-name="Footnote">) 8a <text:span text:style-name="T2">°rthaṃ praśnaikaṃ] </text:span>CbNaNbNc; °rthaṃ praśnekaṃ Ca, °rthapraśnekam CcEd</text:p></text:note-body></text:note></text:span><text:span text:style-name="T1"><text:s/></text:span><text:span text:style-name="T1"><text:note text:id="ftn26" text:note-class="footnote"><text:note-citation>26</text:note-citation><text:note-body><text:p text:style-name="Footnote">) 8b <text:span text:style-name="T2">prabha°] </text:span>CaCbNaNbEd; prabhu° Cc, prābha° Nc</text:p></text:note-body></text:note></text:span></text:p>
      <text:p text:style-name="P1"><text:span text:style-name="T1">dvijarūpadharo bhūtvā papraccha vinayānvitaḥ||1.8|| </text:span><text:span text:style-name="T1"><text:note text:id="ftn27" text:note-class="footnote"><text:note-citation>27</text:note-citation><text:note-body><text:p text:style-name="Footnote">) 8c <text:span text:style-name="T2">°dharo] </text:span>CbCcNaNcEd; °*ro Ca, °dharā Nb</text:p></text:note-body></text:note></text:span><text:span text:style-name="T1"><text:s/></text:span><text:span text:style-name="T1"><text:note text:id="ftn28" text:note-class="footnote"><text:note-citation>28</text:note-citation><text:note-body><text:p text:style-name="Footnote">) 8d <text:span text:style-name="T2">°nvitaḥ] </text:span>CaCbNaNbNcEd; °nvitaṃ Cc</text:p></text:note-body></text:note></text:span></text:p>
      <text:p text:style-name="P3">[vigatarāga uvāca| ]</text:p>
      <text:p text:style-name="P1"><text:span text:style-name="T1">brahmavidyā kathaṃ jñeyā rūpavarṇavivarjitā| </text:span><text:span text:style-name="T1"><text:note text:id="ftn29" text:note-class="footnote"><text:note-citation>29</text:note-citation><text:note-body><text:p text:style-name="Footnote">) 9a <text:span text:style-name="T2">jñeyā] </text:span>CaNaNbNc; jñeyaṃ CbCc, bhūyo Ed</text:p></text:note-body></text:note></text:span><text:span text:style-name="T1"><text:s/></text:span><text:span text:style-name="T1"><text:note text:id="ftn30" text:note-class="footnote"><text:note-citation>30</text:note-citation><text:note-body><text:p text:style-name="Footnote">) 9b <text:span text:style-name="T2">°varṇa°] </text:span>CNaNbNc; °varṇā° Ed • <text:span text:style-name="T2">°varjitā] </text:span>CaCbNaNbEd; °varjitaṃ Cc, °varjitāḥ Nc</text:p></text:note-body></text:note></text:span></text:p>
      <text:p text:style-name="P1"><text:span text:style-name="T1">svaravyañjananirmuktam akṣaraṃ kimu tat param||1.9|| </text:span><text:span text:style-name="T1"><text:note text:id="ftn31" text:note-class="footnote"><text:note-citation>31</text:note-citation><text:note-body><text:p text:style-name="Footnote">) 9c <text:span text:style-name="T2">°vyañjana°] </text:span>CNaNbNc; °vyajjana° Ed • <text:span text:style-name="T2">°muktam akṣa°] </text:span>CaCcNaNbNcEd; °mukta akṣa° Cb</text:p></text:note-body></text:note></text:span><text:span text:style-name="T1"><text:s/></text:span><text:span text:style-name="T1"><text:note text:id="ftn32" text:note-class="footnote"><text:note-citation>32</text:note-citation><text:note-body><text:p text:style-name="Footnote">) 9d <text:span text:style-name="T2">kimu tat param] </text:span>CaNaNcEd; kim ataḥ param CbCc, kim atat paraṃ Nb</text:p></text:note-body></text:note></text:span></text:p>
      <text:p text:style-name="P3">anarthayajña uvāca| </text:p>
      <text:p text:style-name="P1"><text:span text:style-name="T1">anuccāryam asandigdham avicchinnam anākulam| </text:span><text:span text:style-name="T1"><text:note text:id="ftn33" text:note-class="footnote"><text:note-citation>33</text:note-citation><text:note-body><text:p text:style-name="Footnote">) 10a <text:span text:style-name="T2">°ccārya°] </text:span>CaCbNaNbEd; °cārya° CcNc</text:p></text:note-body></text:note></text:span><text:span text:style-name="T1"><text:s/></text:span><text:span text:style-name="T1"><text:note text:id="ftn34" text:note-class="footnote"><text:note-citation>34</text:note-citation><text:note-body><text:p text:style-name="Footnote">) 10ab <text:span text:style-name="T2">°sandigdham avicchinnam anākulam] </text:span>CaCbNaNcEd; °vicchinnanasandigdham anākula Cc, °sandigdham anacchinnam anākulam Nb</text:p></text:note-body></text:note></text:span></text:p>
      <text:p text:style-name="P1"><text:span text:style-name="T1">nirmalaṃ sarvagaṃ sūkṣmam akṣaraṃ kimu tatparam||1.10|| </text:span><text:span text:style-name="T1"><text:note text:id="ftn35" text:note-class="footnote"><text:note-citation>35</text:note-citation><text:note-body><text:p text:style-name="Footnote">) 10d <text:span text:style-name="T2">kimu tat param] </text:span>CaNaNbNcEd; kim ataḥ param Cb, kim atatparaṃ Cc</text:p></text:note-body></text:note></text:span></text:p>
      <text:p text:style-name="P3">vigatarāga uvāca| </text:p>
      <text:p text:style-name="P1"><text:span text:style-name="T1">dehī dehe kṣayaṃ yāte bhūjalāgniśivādibhiḥ| </text:span><text:span text:style-name="T1"><text:note text:id="ftn36" text:note-class="footnote"><text:note-citation>36</text:note-citation><text:note-body><text:p text:style-name="Footnote">) 11a <text:span text:style-name="T2">dehe kṣa°] </text:span>CaCcNc; dehāt kṣa° Cb, dehakṣa° NaNbEd</text:p></text:note-body></text:note></text:span><text:span text:style-name="T1"><text:s/></text:span><text:span text:style-name="T1"><text:note text:id="ftn37" text:note-class="footnote"><text:note-citation>37</text:note-citation><text:note-body><text:p text:style-name="Footnote">) 11b <text:span text:style-name="T2">°śivādibhiḥ] </text:span>CaCbNaNbNcEd; °śivādibhi Cc</text:p></text:note-body></text:note></text:span><text:span text:style-name="T1"><text:s/></text:span><text:span text:style-name="T1"><text:note text:id="ftn38" text:note-class="footnote"><text:note-citation>38</text:note-citation><text:note-body><text:p text:style-name="Footnote">) Parallel: 11 Cf.Kūrmapurāṇa 2.23.74: atha kaścit pramādena mriyate 'gniviṣādibhiḥ| tasyāśaucaṃ vidhātavyaṃ kāryaṃ caivodakādikam||</text:p></text:note-body></text:note></text:span></text:p>
      <text:p text:style-name="P1"><text:span text:style-name="T1">yamadūtaiḥ kathaṃ nīto nirālambo nirañjanaḥ||1.11|| </text:span><text:span text:style-name="T1"><text:note text:id="ftn39" text:note-class="footnote"><text:note-citation>39</text:note-citation><text:note-body><text:p text:style-name="Footnote">) 11c <text:span text:style-name="T2">°dūtaiḥ] </text:span>CaCbNaNbNcEd; °dūte Cc • <text:span text:style-name="T2">nīto] </text:span>CaCbNaNbNc; nītvā Cc, nītā Ed</text:p></text:note-body></text:note></text:span><text:span text:style-name="T1"><text:s/></text:span><text:span text:style-name="T1"><text:note text:id="ftn40" text:note-class="footnote"><text:note-citation>40</text:note-citation><text:note-body><text:p text:style-name="Footnote">) 11d <text:span text:style-name="T2">nirañjanaḥ] </text:span>CaCbNaNbNcEd; nirañjana Cc</text:p></text:note-body></text:note></text:span></text:p>
      <text:p text:style-name="P1"><text:span text:style-name="T1">kālapāśaiḥ kathaṃ baddho nirdehaś ca kathaṃ vrajet| </text:span><text:span text:style-name="T1"><text:note text:id="ftn41" text:note-class="footnote"><text:note-citation>41</text:note-citation><text:note-body><text:p text:style-name="Footnote">) 12a <text:span text:style-name="T2">°pāśaiḥ] </text:span>CaCbNaNbNcEd; °pāśe Cc • <text:span text:style-name="T2">baddho] </text:span>CaCcNaNbNcEd; ba≀ddho≀ Cb</text:p></text:note-body></text:note></text:span><text:span text:style-name="T1"><text:s/></text:span><text:span text:style-name="T1"><text:note text:id="ftn42" text:note-class="footnote"><text:note-citation>42</text:note-citation><text:note-body><text:p text:style-name="Footnote">) 12b <text:span text:style-name="T2">nirdehaś ca] </text:span>CaCbNaNbNcEd; nirdahaḥ sa Cc • <text:span text:style-name="T2">vrajet] </text:span>CNaNcEd; bhavet Nb</text:p></text:note-body></text:note></text:span></text:p>
      <text:p text:style-name="P1"><text:span text:style-name="T1">svargaṃ vā sa kathaṃ yāti nirdeho bahudharmakṛt| </text:span><text:span text:style-name="T1"><text:note text:id="ftn43" text:note-class="footnote"><text:note-citation>43</text:note-citation><text:note-body><text:p text:style-name="Footnote">) 12a <text:span text:style-name="T2">svargaṃ] </text:span>CaCbNaNbNcEd; svarga Cc • <text:span text:style-name="T2">sa] </text:span>CNaNcEd; saṃ Nb • <text:span text:style-name="T2">yāti] </text:span>NaNbNc; yānti CEd</text:p></text:note-body></text:note></text:span></text:p>
      <text:p text:style-name="P1"><text:span text:style-name="T1">etan me saṃśayaṃ brūhi jñātum icchāmi tattvataḥ|| </text:span><text:span text:style-name="T1"><text:note text:id="ftn44" text:note-class="footnote"><text:note-citation>44</text:note-citation><text:note-body><text:p text:style-name="Footnote">) 12c <text:span text:style-name="T2">saṃśayaṃ] </text:span>CNcEd; saṃśaye Na, saṃśayo Nb</text:p></text:note-body></text:note></text:span><text:span text:style-name="T1"><text:s/></text:span><text:span text:style-name="T1"><text:note text:id="ftn45" text:note-class="footnote"><text:note-citation>45</text:note-citation><text:note-body><text:p text:style-name="Footnote">) 12d <text:span text:style-name="T2">°tum icchāmi] </text:span>CaCcNaNbNcEd; °tum i Cb</text:p></text:note-body></text:note></text:span></text:p>
      <text:p text:style-name="P1"><text:span text:style-name="T1">anarthayajña uvāca| </text:span><text:span text:style-name="T1"><text:note text:id="ftn46" text:note-class="footnote"><text:note-citation>46</text:note-citation><text:note-body><text:p text:style-name="Footnote">) 13 <text:span text:style-name="T2">anarthayajña uvāca] </text:span>CNa<text:span text:style-name="T7">pc</text:span>NbNcEd; <text:span text:style-name="T5">omitted in </text:span>Na<text:span text:style-name="T7">ac</text:span></text:p></text:note-body></text:note></text:span></text:p>
      <text:p text:style-name="P1"><text:span text:style-name="T1">atisaṃśayakaṣṭaṃ te pṛṣṭo 'haṃ dvijasattama| </text:span><text:span text:style-name="T1"><text:note text:id="ftn47" text:note-class="footnote"><text:note-citation>47</text:note-citation><text:note-body><text:p text:style-name="Footnote">) 13a <text:span text:style-name="T2">atisaṃśayakaṣṭaṃ te] </text:span>CbNaNbNc; atiśaṃsa≀ya≀kaṣṭan te Ca, atiśaṃsayakaṣṭam me CcEd</text:p></text:note-body></text:note></text:span><text:span text:style-name="T1"><text:s/></text:span><text:span text:style-name="T1"><text:note text:id="ftn48" text:note-class="footnote"><text:note-citation>48</text:note-citation><text:note-body><text:p text:style-name="Footnote">) 13b <text:span text:style-name="T2">dvijasattama] </text:span>CaCbNaNbNcEd; ca dvijottamaḥ Cc</text:p></text:note-body></text:note></text:span></text:p>
      <text:p text:style-name="P1"><text:span text:style-name="T1">durvijñeyaṃ manuṣyais tu devadānavapannagaiḥ||1.13|| </text:span><text:span text:style-name="T1"><text:note text:id="ftn49" text:note-class="footnote"><text:note-citation>49</text:note-citation><text:note-body><text:p text:style-name="Footnote">) 13c <text:span text:style-name="T2">°jñeyaṃ] </text:span>CaCbNaNc; °jñeya CcNbEd • <text:span text:style-name="T2">manuṣyais tu] </text:span>CaNaNbNcEd; manuṣaiś ca Cb, maṇukṣe≀ptu≀ Cc</text:p></text:note-body></text:note></text:span></text:p>
      <text:p text:style-name="P1"><text:span text:style-name="T1">anarthayajña uvāca| </text:span><text:span text:style-name="T1"><text:note text:id="ftn50" text:note-class="footnote"><text:note-citation>50</text:note-citation><text:note-body><text:p text:style-name="Footnote">) 14 <text:span text:style-name="T2">anarthayajña uvāca] </text:span>CEd; <text:span text:style-name="T5">omitted in </text:span>NaNbNc</text:p></text:note-body></text:note></text:span></text:p>
      <text:p text:style-name="P1"><text:span text:style-name="T1">karmahetuḥ śarīrasya utpattir nidhanaṃ ca yat| </text:span><text:span text:style-name="T1"><text:note text:id="ftn51" text:note-class="footnote"><text:note-citation>51</text:note-citation><text:note-body><text:p text:style-name="Footnote">) 14a <text:span text:style-name="T2">°hetuḥ] </text:span>Cb; °hetu CaNaNbNcEd, °heṃtu Cc • <text:span text:style-name="T2">śarīrasya] </text:span>CaCbNaNbNcEd; śarīrasyaṃ Cc</text:p></text:note-body></text:note></text:span><text:span text:style-name="T1"><text:s/></text:span><text:span text:style-name="T1"><text:note text:id="ftn52" text:note-class="footnote"><text:note-citation>52</text:note-citation><text:note-body><text:p text:style-name="Footnote">) 14b <text:span text:style-name="T2">utpattir ni°] </text:span><text:span text:style-name="T5">corr. </text:span>; utpattini° CaCbNaNbNcEd, utpatini° Cc • <text:span text:style-name="T2">yat] </text:span>CNaNcEd; yaḥ Nb</text:p></text:note-body></text:note></text:span></text:p>
      <text:p text:style-name="P1"><text:span text:style-name="T1">sukṛtaṃ duṣkṛtaṃ caiva pāśadvayam udāhṛtam||1.14|| </text:span><text:span text:style-name="T1"><text:note text:id="ftn53" text:note-class="footnote"><text:note-citation>53</text:note-citation><text:note-body><text:p text:style-name="Footnote">) 14c <text:span text:style-name="T2">sukṛtaṃ] </text:span>CaCbNaNbNcEd; sukṛtakṛtan Cc</text:p></text:note-body></text:note></text:span><text:span text:style-name="T1"><text:s/></text:span><text:span text:style-name="T1"><text:note text:id="ftn54" text:note-class="footnote"><text:note-citation>54</text:note-citation><text:note-body><text:p text:style-name="Footnote">) 14d <text:span text:style-name="T2">°hṛtam] </text:span>CaCbNaNbNcEd; °hṛtaḥ Cc</text:p></text:note-body></text:note></text:span><text:span text:style-name="T1"><text:s/></text:span></text:p>
      <text:p text:style-name="P1"><text:span text:style-name="T1">tenaiva saha saṃyāti narakaṃ svargam eva vā| </text:span><text:span text:style-name="T1"><text:note text:id="ftn55" text:note-class="footnote"><text:note-citation>55</text:note-citation><text:note-body><text:p text:style-name="Footnote">) 15a <text:span text:style-name="T2">tenaiva] </text:span>CaCbNaNbNcEd; teneva Cc • <text:span text:style-name="T2">saṃyāti] </text:span>CaCbNaNbNcEd; sā yānti Cc</text:p></text:note-body></text:note></text:span><text:span text:style-name="T1"><text:s/></text:span><text:span text:style-name="T1"><text:note text:id="ftn56" text:note-class="footnote"><text:note-citation>56</text:note-citation><text:note-body><text:p text:style-name="Footnote">) 15b <text:span text:style-name="T2">vā] </text:span>CNbNcEd; ca Na</text:p></text:note-body></text:note></text:span></text:p>
      <text:p text:style-name="P1"><text:span text:style-name="T1">sukhaduḥkhaṃ śarīreṇa bhoktavyaṃ karmasambhavam||1.15|| </text:span><text:span text:style-name="T1"><text:note text:id="ftn57" text:note-class="footnote"><text:note-citation>57</text:note-citation><text:note-body><text:p text:style-name="Footnote">) 15c <text:span text:style-name="T2">°duḥkhaṃ] </text:span>CaCbNaNc; °duḥkha CcNbEd</text:p></text:note-body></text:note></text:span><text:span text:style-name="T1"><text:s/></text:span><text:span text:style-name="T1"><text:note text:id="ftn58" text:note-class="footnote"><text:note-citation>58</text:note-citation><text:note-body><text:p text:style-name="Footnote">) 15d <text:span text:style-name="T2">°sambhavam] </text:span>CaCbNaNbNc; °sambhavaḥ CcEd</text:p></text:note-body></text:note></text:span></text:p>
      <text:p text:style-name="P1"><text:soft-page-break/><text:span text:style-name="T1">hetunānena viprendra dehaḥ sambhavate nṛṇām| </text:span><text:span text:style-name="T1"><text:note text:id="ftn59" text:note-class="footnote"><text:note-citation>59</text:note-citation><text:note-body><text:p text:style-name="Footnote">) 16a <text:span text:style-name="T2">°ndra] </text:span>CNaNcEd; °ndraḥ Nb</text:p></text:note-body></text:note></text:span><text:span text:style-name="T1"><text:s/></text:span><text:span text:style-name="T1"><text:note text:id="ftn60" text:note-class="footnote"><text:note-citation>60</text:note-citation><text:note-body><text:p text:style-name="Footnote">) 16b <text:span text:style-name="T2">dehaḥ] </text:span>CaCbNaNcEd; dehe Cc, deha Nb • <text:span text:style-name="T2">nṛṇām] </text:span>CaNaNbNcEd; nṛṇā CbCc</text:p></text:note-body></text:note></text:span></text:p>
      <text:p text:style-name="P1"><text:span text:style-name="T1">yaṃ kālapāśam ity āhuḥ śṛṇu vakṣyāmi suvrata||1.16|| </text:span><text:span text:style-name="T1"><text:note text:id="ftn61" text:note-class="footnote"><text:note-citation>61</text:note-citation><text:note-body><text:p text:style-name="Footnote">) 16c <text:span text:style-name="T2">yaṃ kālapāśam ity āhuḥ] </text:span><text:span text:style-name="T5">eme. </text:span>; yaṃ kālapāśam ity āha CaCbNa, kālapāseti satvāha Cc, yaṃ kālapāśam ity āhu NbNc, yaṃ kālapāśam ity āhu Ed</text:p></text:note-body></text:note></text:span><text:span text:style-name="T1"><text:s/></text:span><text:span text:style-name="T1"><text:note text:id="ftn62" text:note-class="footnote"><text:note-citation>62</text:note-citation><text:note-body><text:p text:style-name="Footnote">) 16d <text:span text:style-name="T2">°vrata] </text:span>CaNaNbNcEd; °vrataḥ CbCc</text:p></text:note-body></text:note></text:span><text:span text:style-name="T1"><text:s/>kālaḥ </text:span></text:p>
      <text:p text:style-name="P1"><text:span text:style-name="T1">na tvayā viditaṃ kiñcij jijñāsyasi kathaṃ dvija| </text:span><text:span text:style-name="T1"><text:note text:id="ftn63" text:note-class="footnote"><text:note-citation>63</text:note-citation><text:note-body><text:p text:style-name="Footnote">) 17a <text:span text:style-name="T2">viditaṃ] </text:span>CaCcNaNbNcEd; vidita Cb</text:p></text:note-body></text:note></text:span><text:span text:style-name="T1"><text:s/></text:span><text:span text:style-name="T1"><text:note text:id="ftn64" text:note-class="footnote"><text:note-citation>64</text:note-citation><text:note-body><text:p text:style-name="Footnote">) 17ab <text:span text:style-name="T2">kiñcij ji°] </text:span>Cb; kiñcid vi° Ca<text:span text:style-name="T7">pc</text:span>NaNbNcEd, kid vi° Ca<text:span text:style-name="T7">ac</text:span>, kiñci ji° Cc</text:p></text:note-body></text:note></text:span><text:span text:style-name="T1"><text:s/></text:span><text:span text:style-name="T1"><text:note text:id="ftn65" text:note-class="footnote"><text:note-citation>65</text:note-citation><text:note-body><text:p text:style-name="Footnote">) 17b <text:span text:style-name="T2">kathaṃ dvija] </text:span>CaCbNaNbNcEd; ********* ≀ma tvayā viditaṃ kiñcid vijñāsyasi≀ (cancelled)kathaṃ dvija Cc</text:p></text:note-body></text:note></text:span></text:p>
      <text:p text:style-name="P1"><text:span text:style-name="T1">kālapāśaṃ ca viprendra sakalaṃ vettum arhasi||1.17|| </text:span><text:span text:style-name="T1"><text:note text:id="ftn66" text:note-class="footnote"><text:note-citation>66</text:note-citation><text:note-body><text:p text:style-name="Footnote">) 17d <text:span text:style-name="T2">vettum arhasi] </text:span>CNaNb; vettum ūhasi Nc, vaktum arhasi Ed</text:p></text:note-body></text:note></text:span></text:p>
      <text:p text:style-name="P1"><text:span text:style-name="T1">kalākalitakālaṃ ca kālatattvakalāṃ śṛṇu| </text:span><text:span text:style-name="T1"><text:note text:id="ftn67" text:note-class="footnote"><text:note-citation>67</text:note-citation><text:note-body><text:p text:style-name="Footnote">) 18a <text:span text:style-name="T2">kalā°] </text:span>CaCbNa<text:span text:style-name="T7">pc</text:span>NbNcEd; kālā° CcNa<text:span text:style-name="T7">ac</text:span> • <text:span text:style-name="T2">°kālaṃ] </text:span>CNaNbNc; °kālaś Ed</text:p></text:note-body></text:note></text:span><text:span text:style-name="T1"><text:s/></text:span><text:span text:style-name="T1"><text:note text:id="ftn68" text:note-class="footnote"><text:note-citation>68</text:note-citation><text:note-body><text:p text:style-name="Footnote">) 18b <text:span text:style-name="T2">°kalāṃ] </text:span>CaCcNbEd; °kalā CbNc, °vidhiṃ Na</text:p></text:note-body></text:note></text:span></text:p>
      <text:p text:style-name="P1"><text:span text:style-name="T1">truṭidvayaṃ nimeṣas tu nimeṣadviguṇā kalā||1.18|| </text:span><text:span text:style-name="T1"><text:note text:id="ftn69" text:note-class="footnote"><text:note-citation>69</text:note-citation><text:note-body><text:p text:style-name="Footnote">) 18c <text:span text:style-name="T2">truṭidvayaṃ] </text:span>CaCcNcEd; tuṭidvaya CbNb, tuṭidvayaṃ Na • <text:span text:style-name="T2">°meṣas tu] </text:span>CbCcNbNcEd; °mevas tu Ca, °nimeṣadvi° Na</text:p></text:note-body></text:note></text:span></text:p>
      <text:p text:style-name="P1"><text:span text:style-name="T1">kalādviguṇitā kāṣṭhā kāṣṭhā vai triṃśatiḥ kalā| </text:span><text:span text:style-name="T1"><text:note text:id="ftn70" text:note-class="footnote"><text:note-citation>70</text:note-citation><text:note-body><text:p text:style-name="Footnote">) 19b <text:span text:style-name="T2">kāṣṭhā vai triṃśatiḥ] </text:span>CaNaNbNcEd; vai triṃśatā Cb, kāṣṭhā vai triṃśati Cc</text:p></text:note-body></text:note></text:span></text:p>
      <text:p text:style-name="P1"><text:span text:style-name="T1">triṃśatkalā muhūrtaś ca mānuṣena dvijottama||1.19|| </text:span><text:span text:style-name="T1"><text:note text:id="ftn71" text:note-class="footnote"><text:note-citation>71</text:note-citation><text:note-body><text:p text:style-name="Footnote">) 19c <text:span text:style-name="T2">muhūrtaś ca] </text:span>CaCcNaNbNc; muhūrtta Cb, muhūrtañ ca Ed</text:p></text:note-body></text:note></text:span><text:span text:style-name="T1"><text:s/></text:span><text:span text:style-name="T1"><text:note text:id="ftn72" text:note-class="footnote"><text:note-citation>72</text:note-citation><text:note-body><text:p text:style-name="Footnote">) 19d <text:span text:style-name="T2">mānuṣena] </text:span>CaCbNaNbNcEd; mānu≀ṣaś ca≀ Cc • <text:span text:style-name="T2">°ttama] </text:span>CNaNc<text:span text:style-name="T7">pc</text:span>Ed; °tamaḥ Nb, °ttamaḥ Nc</text:p></text:note-body></text:note></text:span></text:p>
      <text:p text:style-name="P1"><text:span text:style-name="T1">muhūrtatriṃśakenaiva ahorātraṃ vidur budhāḥ| </text:span><text:span text:style-name="T1"><text:note text:id="ftn73" text:note-class="footnote"><text:note-citation>73</text:note-citation><text:note-body><text:p text:style-name="Footnote">) 20a <text:span text:style-name="T2">muhūrta°] </text:span>CNaNbNc; muhūrtaṃ Ed</text:p></text:note-body></text:note></text:span></text:p>
      <text:p text:style-name="P3">ahorātraṃ punas triṃśan māsam āhur manīṣiṇaḥ||1.20||</text:p>
      <text:p text:style-name="P1"><text:span text:style-name="T1">samā dvādaśa māsāś ca kālatattvavido janāḥ| </text:span><text:span text:style-name="T1"><text:note text:id="ftn74" text:note-class="footnote"><text:note-citation>74</text:note-citation><text:note-body><text:p text:style-name="Footnote">) 21a <text:span text:style-name="T2">samā] </text:span>CaCbNaNbNcEd; māsa Cc • <text:span text:style-name="T2">°māsā°] </text:span>CaCbNaNbNc; °māsa° CcEd</text:p></text:note-body></text:note></text:span><text:span text:style-name="T1"><text:s/></text:span><text:span text:style-name="T1"><text:note text:id="ftn75" text:note-class="footnote"><text:note-citation>75</text:note-citation><text:note-body><text:p text:style-name="Footnote">) 21b <text:span text:style-name="T2">kāla°] </text:span>CNaNbEd; kalā° Nc</text:p></text:note-body></text:note></text:span></text:p>
      <text:p text:style-name="P1"><text:span text:style-name="T1">śataṃ varṣasahasrāṇi trīṇi mānuṣasaṃkhyayā||1.21|| </text:span><text:span text:style-name="T1"><text:note text:id="ftn76" text:note-class="footnote"><text:note-citation>76</text:note-citation><text:note-body><text:p text:style-name="Footnote">) 21c <text:span text:style-name="T2">śataṃ] </text:span>CNaNbNc; śata° Ed</text:p></text:note-body></text:note></text:span><text:span text:style-name="T1"><text:s/></text:span><text:span text:style-name="T1"><text:note text:id="ftn77" text:note-class="footnote"><text:note-citation>77</text:note-citation><text:note-body><text:p text:style-name="Footnote">) 21b <text:span text:style-name="T2">mānuṣa°] </text:span>CaNaNbNcEd; māṇuṣya° CbCc(<text:span text:style-name="T6">unmetrical</text:span>)</text:p></text:note-body></text:note></text:span></text:p>
      <text:p text:style-name="P1"><text:span text:style-name="T1">ṣaṣṭiṃ caiva sahasrāṇi kālaḥ kaliyugaḥ smṛtaḥ| </text:span><text:span text:style-name="T1"><text:note text:id="ftn78" text:note-class="footnote"><text:note-citation>78</text:note-citation><text:note-body><text:p text:style-name="Footnote">) 22 <text:span text:style-name="T5">omitted in </text:span>Nb(eyeskip from 21d to 24d)</text:p></text:note-body></text:note></text:span><text:span text:style-name="T1"><text:s/></text:span><text:span text:style-name="T1"><text:note text:id="ftn79" text:note-class="footnote"><text:note-citation>79</text:note-citation><text:note-body><text:p text:style-name="Footnote">) 22a <text:span text:style-name="T2">ṣaṣṭiṃ caiva] </text:span>CaCbCcNc; ṣaṣṭiṃ varṣa° Na, <text:span text:style-name="T5">omitted in </text:span>Nb, ṣaṣṭiś caiva Ed</text:p></text:note-body></text:note></text:span><text:span text:style-name="T1"><text:s/></text:span><text:span text:style-name="T1"><text:note text:id="ftn80" text:note-class="footnote"><text:note-citation>80</text:note-citation><text:note-body><text:p text:style-name="Footnote">) 22b <text:span text:style-name="T2">°yugaḥ] </text:span>CNaNc; <text:span text:style-name="T5">omitted in </text:span>Nb, °yuga Ed</text:p></text:note-body></text:note></text:span></text:p>
      <text:p text:style-name="P1"><text:span text:style-name="T1">dviguṇaḥ kalisaṃkhyāto dvāparo yuga saṃjñitaḥ||1.22|| </text:span><text:span text:style-name="T1"><text:note text:id="ftn81" text:note-class="footnote"><text:note-citation>81</text:note-citation><text:note-body><text:p text:style-name="Footnote">) 22c <text:span text:style-name="T2">dviguṇaḥ] </text:span>CNaNc; <text:span text:style-name="T5">omitted in </text:span>Nb, dviguṇā Ed</text:p></text:note-body></text:note></text:span><text:span text:style-name="T1"><text:s/></text:span><text:span text:style-name="T1"><text:note text:id="ftn82" text:note-class="footnote"><text:note-citation>82</text:note-citation><text:note-body><text:p text:style-name="Footnote">) 22d <text:span text:style-name="T2">dvāparo] </text:span>CNaNc; <text:span text:style-name="T5">omitted in </text:span>Nb, dvāpare Ed</text:p></text:note-body></text:note></text:span></text:p>
      <text:p text:style-name="P1"><text:span text:style-name="T1">tretā tu triguṇā jñeyā catuḥ kṛtayugaḥ smṛtaḥ| </text:span><text:span text:style-name="T1"><text:note text:id="ftn83" text:note-class="footnote"><text:note-citation>83</text:note-citation><text:note-body><text:p text:style-name="Footnote">) 23 <text:span text:style-name="T5">omitted in </text:span>Nb(eyeskip from 21d to 24d)</text:p></text:note-body></text:note></text:span><text:span text:style-name="T1"><text:s/></text:span><text:span text:style-name="T1"><text:note text:id="ftn84" text:note-class="footnote"><text:note-citation>84</text:note-citation><text:note-body><text:p text:style-name="Footnote">) 23a <text:span text:style-name="T2">tretā] </text:span>CaCbNaEd; tetrā Cc, <text:span text:style-name="T5">omitted in </text:span>Nb, tretrā Nc</text:p></text:note-body></text:note></text:span><text:span text:style-name="T1"><text:s/></text:span><text:span text:style-name="T1"><text:note text:id="ftn85" text:note-class="footnote"><text:note-citation>85</text:note-citation><text:note-body><text:p text:style-name="Footnote">) 23b <text:span text:style-name="T2">°yugaḥ] </text:span>CNaNc; <text:span text:style-name="T5">omitted in </text:span>Nb, °yuga Ed</text:p></text:note-body></text:note></text:span></text:p>
      <text:p text:style-name="P1"><text:span text:style-name="T1">eṣā caturyugā saṃkhyā kṛtvā vai hy ekasaptatiḥ||1.23|| </text:span><text:span text:style-name="T1"><text:note text:id="ftn86" text:note-class="footnote"><text:note-citation>86</text:note-citation><text:note-body><text:p text:style-name="Footnote">) 23d <text:span text:style-name="T2">hy e°] </text:span>CNaNbEd; he° Nc</text:p></text:note-body></text:note></text:span></text:p>
      <text:p text:style-name="P1"><text:span text:style-name="T1">manvantarasya caikasya jñānam uktaṃ samāsataḥ| </text:span><text:span text:style-name="T1"><text:note text:id="ftn87" text:note-class="footnote"><text:note-citation>87</text:note-citation><text:note-body><text:p text:style-name="Footnote">) 24 <text:span text:style-name="T5">omitted in </text:span>Nb(eyeskip from 21d to 24d)</text:p></text:note-body></text:note></text:span><text:span text:style-name="T1"><text:s/></text:span><text:span text:style-name="T1"><text:note text:id="ftn88" text:note-class="footnote"><text:note-citation>88</text:note-citation><text:note-body><text:p text:style-name="Footnote">) 24a <text:span text:style-name="T2">caikasya] </text:span>CNa<text:span text:style-name="T7">pc</text:span>NcEd; <text:span text:style-name="T5">omitted in </text:span>Na<text:span text:style-name="T7">ac</text:span>Nb</text:p></text:note-body></text:note></text:span><text:span text:style-name="T1"><text:s/></text:span><text:span text:style-name="T1"><text:note text:id="ftn89" text:note-class="footnote"><text:note-citation>89</text:note-citation><text:note-body><text:p text:style-name="Footnote">) Note: See 21.34ff.</text:p></text:note-body></text:note></text:span></text:p>
      <text:p text:style-name="P1"><text:span text:style-name="T1">kalpo manvantarāṇāṃ tu caturdaśa tu saṃkhyayā||1.24|| </text:span><text:span text:style-name="T1"><text:note text:id="ftn90" text:note-class="footnote"><text:note-citation>90</text:note-citation><text:note-body><text:p text:style-name="Footnote">) 24c <text:span text:style-name="T2">kalpo] </text:span>Cb; kalpa CaCcNaNcEd, <text:span text:style-name="T5">omitted in </text:span>Nb</text:p></text:note-body></text:note></text:span><text:span text:style-name="T1"><text:s/></text:span><text:span text:style-name="T1"><text:note text:id="ftn91" text:note-class="footnote"><text:note-citation>91</text:note-citation><text:note-body><text:p text:style-name="Footnote">) 24d <text:span text:style-name="T2">°daśa] </text:span>CaCcNaNcEd; °daśaṃ Cb, <text:span text:style-name="T5">omitted in </text:span>Nb</text:p></text:note-body></text:note></text:span></text:p>
      <text:p text:style-name="P1"><text:span text:style-name="T1">daśa kalpasahasrāṇi brahmāhaḥ parikalpitam| </text:span><text:span text:style-name="T1"><text:note text:id="ftn92" text:note-class="footnote"><text:note-citation>92</text:note-citation><text:note-body><text:p text:style-name="Footnote">) 25b <text:span text:style-name="T2">°āhaḥ] </text:span>CbCcNaNbNcEd; °āha Ca • <text:span text:style-name="T2">parikalpitam] </text:span>CaNc; karikalpitam Cb, parikalpitaḥ CcNbEd, parikīrtitāḥ Na</text:p></text:note-body></text:note></text:span></text:p>
      <text:p text:style-name="P3">rātrir etāvatī proktā munibhis tattvadarśibhiḥ||1.25||</text:p>
      <text:p text:style-name="P1"><text:soft-page-break/><text:span text:style-name="T1">rātryāgame pralīyante jagat sarvaṃ carācaram| </text:span><text:span text:style-name="T1"><text:note text:id="ftn93" text:note-class="footnote"><text:note-citation>93</text:note-citation><text:note-body><text:p text:style-name="Footnote">) 26a <text:span text:style-name="T2">pralīyante] </text:span>CaCcNaNbNcEd; pralīyate Cb</text:p></text:note-body></text:note></text:span></text:p>
      <text:p text:style-name="P1"><text:span text:style-name="T1">ahāgame tathaiveha utpadyante carācaram||1.26|| </text:span><text:span text:style-name="T1"><text:note text:id="ftn94" text:note-class="footnote"><text:note-citation>94</text:note-citation><text:note-body><text:p text:style-name="Footnote">) 26d <text:span text:style-name="T2">ahāgame] </text:span>CNaNc; ahāga˟ Nb, ahnāgame Ed</text:p></text:note-body></text:note></text:span></text:p>
      <text:p text:style-name="P1"><text:span text:style-name="T1">parārdhaparakalpāni atītāni dvijottama| </text:span><text:span text:style-name="T1"><text:note text:id="ftn95" text:note-class="footnote"><text:note-citation>95</text:note-citation><text:note-body><text:p text:style-name="Footnote">) 27a <text:span text:style-name="T2">°rdha°] </text:span>CNaNcEd; °rdhaṃ Nb</text:p></text:note-body></text:note></text:span></text:p>
      <text:p text:style-name="P1"><text:span text:style-name="T1">anāgataṃ tathaivāhur bhṛgurādimaharṣayaḥ||1.27|| </text:span><text:span text:style-name="T1"><text:note text:id="ftn96" text:note-class="footnote"><text:note-citation>96</text:note-citation><text:note-body><text:p text:style-name="Footnote">) 27cd <text:span text:style-name="T2">°vāhur bhṛ°] </text:span>CaCbNaNcEd; °vāhu bhṛ° CcNb</text:p></text:note-body></text:note></text:span><text:span text:style-name="T1"><text:s/></text:span><text:span text:style-name="T1"><text:note text:id="ftn97" text:note-class="footnote"><text:note-citation>97</text:note-citation><text:note-body><text:p text:style-name="Footnote">) 27d <text:span text:style-name="T2">maharṣayaḥ] </text:span>CNa<text:span text:style-name="T7">pc</text:span>NbEd; mahayaḥ Na<text:span text:style-name="T7">ac</text:span>, marhaṣayaḥ Nc</text:p></text:note-body></text:note></text:span></text:p>
      <text:p text:style-name="P1"><text:span text:style-name="T1">yathārkagrahatārendu bhramato dṛśyate tv iha| </text:span><text:span text:style-name="T1"><text:note text:id="ftn98" text:note-class="footnote"><text:note-citation>98</text:note-citation><text:note-body><text:p text:style-name="Footnote">) 28b <text:span text:style-name="T2">dṛśyate tv iha] </text:span>CaNaNbNcEd; dṛśyandiha Cb, dṛsyate tv ihaḥ Cc</text:p></text:note-body></text:note></text:span></text:p>
      <text:p text:style-name="P1"><text:span text:style-name="T1">kālacakraṃ bhramatvaiva viśramaṃ na ca vidmahe||1.28|| </text:span><text:span text:style-name="T1"><text:note text:id="ftn99" text:note-class="footnote"><text:note-citation>99</text:note-citation><text:note-body><text:p text:style-name="Footnote">) 28c <text:span text:style-name="T2">°cakraṃ] </text:span>CNaNcEd; °cakra Nb • <text:span text:style-name="T2">°tvaiva] </text:span>CaNaNcEd; °tveva CbNb, °tveha Cc</text:p></text:note-body></text:note></text:span><text:span text:style-name="T1"><text:s/></text:span><text:span text:style-name="T1"><text:note text:id="ftn100" text:note-class="footnote"><text:note-citation>100</text:note-citation><text:note-body><text:p text:style-name="Footnote">) 28d <text:span text:style-name="T2">°śramaṃ] </text:span>CNa<text:span text:style-name="T7">pc</text:span>NcEd; °śramo Na<text:span text:style-name="T7">ac</text:span>, °śrāman Nb • <text:span text:style-name="T2">vidmahe] </text:span>CaCcNaNbNcEd; vigrahe Cb</text:p></text:note-body></text:note></text:span></text:p>
      <text:p text:style-name="P1"><text:span text:style-name="T1">kālaḥ sṛjati bhūtāni kālaḥ saṃharate punaḥ| </text:span><text:span text:style-name="T1"><text:note text:id="ftn101" text:note-class="footnote"><text:note-citation>101</text:note-citation><text:note-body><text:p text:style-name="Footnote">) 29b <text:span text:style-name="T2">kālaḥ] </text:span>CNaNbNc; kāla Ed</text:p></text:note-body></text:note></text:span></text:p>
      <text:p text:style-name="P1"><text:span text:style-name="T1">kālasya vaśagāḥ sarve na kālavaśakṛt kvacit||1.29|| </text:span><text:span text:style-name="T1"><text:note text:id="ftn102" text:note-class="footnote"><text:note-citation>102</text:note-citation><text:note-body><text:p text:style-name="Footnote">) 29c <text:span text:style-name="T2">vaśagāḥ] </text:span>CNaNbNc; vaśagā Ed</text:p></text:note-body></text:note></text:span><text:span text:style-name="T1"><text:s/></text:span><text:span text:style-name="T1"><text:note text:id="ftn103" text:note-class="footnote"><text:note-citation>103</text:note-citation><text:note-body><text:p text:style-name="Footnote">) Parallel: 29 â‰ˆKūrmapurāṇa 1.11.32: kālaḥ sṛjati bhūtāni kālaḥ saṃharate prajāḥ| sarve kālasya vaśagā na kālaḥ kasyacid vaśe||</text:p></text:note-body></text:note></text:span></text:p>
      <text:p text:style-name="P1"><text:span text:style-name="T1">caturdaśaparārddhāni devarājā dvijottama| </text:span><text:span text:style-name="T1"><text:note text:id="ftn104" text:note-class="footnote"><text:note-citation>104</text:note-citation><text:note-body><text:p text:style-name="Footnote">) 30b <text:span text:style-name="T2">devarājā] </text:span>CNaNbNc; devarāja Ed</text:p></text:note-body></text:note></text:span></text:p>
      <text:p text:style-name="P1"><text:span text:style-name="T1">kālena samatītāni kālo hi duratikramaḥ||1.30|| </text:span><text:span text:style-name="T1"><text:note text:id="ftn105" text:note-class="footnote"><text:note-citation>105</text:note-citation><text:note-body><text:p text:style-name="Footnote">) Parallel: 30d = MBh 12.220.41d = Garuḍapurāṇa 1.108.7 </text:p></text:note-body></text:note></text:span></text:p>
      <text:p text:style-name="P1"><text:span text:style-name="T1">eṣa kālo mahāyogī brahmā viṣṇuḥ paraḥ śivaḥ| </text:span><text:span text:style-name="T1"><text:note text:id="ftn106" text:note-class="footnote"><text:note-citation>106</text:note-citation><text:note-body><text:p text:style-name="Footnote">) 31a <text:span text:style-name="T2">kālo] </text:span>CaCbNa; kāla CcNbNcEd</text:p></text:note-body></text:note></text:span><text:span text:style-name="T1"><text:s/></text:span><text:span text:style-name="T1"><text:note text:id="ftn107" text:note-class="footnote"><text:note-citation>107</text:note-citation><text:note-body><text:p text:style-name="Footnote">) 31b <text:span text:style-name="T2">brahmā viṣṇuḥ paraḥ] </text:span>Cb; brahmaviṣṇuparaḥ CaNc, brahmā viṣṇu paraḥ CcNaNb, brahmaviṣṇupara Ed(<text:span text:style-name="T6">unmetrical</text:span>)</text:p></text:note-body></text:note></text:span></text:p>
      <text:p text:style-name="P3">anādinidhano dhātā sa mahātmā namaskuru||1.31|| parārdhādi </text:p>
      <text:p text:style-name="P3">vigatarāga uvāca| </text:p>
      <text:p text:style-name="P1"><text:span text:style-name="T1">śrutaṃ vai kālacakraṃ tu mukhapadmaviniḥsṛtam| </text:span><text:span text:style-name="T1"><text:note text:id="ftn108" text:note-class="footnote"><text:note-citation>108</text:note-citation><text:note-body><text:p text:style-name="Footnote">) 32a <text:span text:style-name="T2">°cakraṃ tu] </text:span>CaCbNaNbNcEd; °cakrasya Cc</text:p></text:note-body></text:note></text:span><text:span text:style-name="T1"><text:s/></text:span><text:span text:style-name="T1"><text:note text:id="ftn109" text:note-class="footnote"><text:note-citation>109</text:note-citation><text:note-body><text:p text:style-name="Footnote">) 32b <text:span text:style-name="T2">viniḥsṛtam] </text:span><text:span text:style-name="T5">corr. </text:span>; vinisṛtam CNaNbNcEd(<text:span text:style-name="T6">unmetrical</text:span>)</text:p></text:note-body></text:note></text:span></text:p>
      <text:p text:style-name="P1"><text:span text:style-name="T1">parārdhaṃ ca paraṃ caiva śrotuṃ vaḥ pratidīpitam||1.32|| </text:span><text:span text:style-name="T1"><text:note text:id="ftn110" text:note-class="footnote"><text:note-citation>110</text:note-citation><text:note-body><text:p text:style-name="Footnote">) 32c <text:span text:style-name="T2">parārdhaṃ] </text:span>CbCcNaNbNcEd; ≀pa≀rārddhaṃ Ca</text:p></text:note-body></text:note></text:span><text:span text:style-name="T1"><text:s/></text:span><text:span text:style-name="T1"><text:note text:id="ftn111" text:note-class="footnote"><text:note-citation>111</text:note-citation><text:note-body><text:p text:style-name="Footnote">) 32d <text:span text:style-name="T2">vaḥ] </text:span>CNaNbNc; yaḥ Ed</text:p></text:note-body></text:note></text:span></text:p>
      <text:p text:style-name="P1"><text:span text:style-name="T1">anarthayajña uvāca| </text:span><text:span text:style-name="T1"><text:note text:id="ftn112" text:note-class="footnote"><text:note-citation>112</text:note-citation><text:note-body><text:p text:style-name="Footnote">) 33 <text:span text:style-name="T2">anarthayajña uvāca] </text:span>CNa<text:span text:style-name="T7">pc</text:span>NbNcEd; <text:span text:style-name="T5">omitted in </text:span>Na<text:span text:style-name="T7">ac</text:span></text:p></text:note-body></text:note></text:span></text:p>
      <text:p text:style-name="P1"><text:span text:style-name="T1">ekaṃ daśaṃ śataṃ caiva sahasram ayutaṃ tathā| </text:span><text:span text:style-name="T1"><text:note text:id="ftn113" text:note-class="footnote"><text:note-citation>113</text:note-citation><text:note-body><text:p text:style-name="Footnote">) 33b <text:span text:style-name="T2">°yutaṃ] </text:span>CNaNcEd; °tan Nb</text:p></text:note-body></text:note></text:span></text:p>
      <text:p text:style-name="P1"><text:span text:style-name="T1">prayutaṃ niyutaṃ koṭim arbudaṃ vṛndam eva ca||1.33|| </text:span><text:span text:style-name="T1"><text:note text:id="ftn114" text:note-class="footnote"><text:note-citation>114</text:note-citation><text:note-body><text:p text:style-name="Footnote">) 33cd <text:span text:style-name="T2">koṭim a°] </text:span>CNaNbEd; koṭir a° Nc</text:p></text:note-body></text:note></text:span><text:span text:style-name="T1"><text:s/></text:span><text:span text:style-name="T1"><text:note text:id="ftn115" text:note-class="footnote"><text:note-citation>115</text:note-citation><text:note-body><text:p text:style-name="Footnote">) 33d <text:span text:style-name="T2">°rbudaṃ] </text:span>CNaNbEd; °budaṃ Nc</text:p></text:note-body></text:note></text:span></text:p>
      <text:p text:style-name="P1"><text:span text:style-name="T1">kharvaṃ caiva nikharvaṃ ca śaṅkuḥ padmaṃ tathaiva ca| </text:span><text:span text:style-name="T1"><text:note text:id="ftn116" text:note-class="footnote"><text:note-citation>116</text:note-citation><text:note-body><text:p text:style-name="Footnote">) 34a <text:span text:style-name="T2">ca] </text:span>CNaNcEd; tu Nb</text:p></text:note-body></text:note></text:span><text:span text:style-name="T1"><text:s/></text:span><text:span text:style-name="T1"><text:note text:id="ftn117" text:note-class="footnote"><text:note-citation>117</text:note-citation><text:note-body><text:p text:style-name="Footnote">) 34b <text:span text:style-name="T2">śaṅkuḥ] </text:span><text:span text:style-name="T5">corr. </text:span>; śaṅku CNaNbNc, śaṃkha Ed</text:p></text:note-body></text:note></text:span><text:span text:style-name="T1"><text:s/></text:span><text:span text:style-name="T1"><text:note text:id="ftn118" text:note-class="footnote"><text:note-citation>118</text:note-citation><text:note-body><text:p text:style-name="Footnote">) Parallel: 34 = Brahmāṇḍapurāṇa 3.2.101 </text:p></text:note-body></text:note></text:span></text:p>
      <text:p text:style-name="P1"><text:span text:style-name="T1">samudro madhyam antaṃ ca parārdhaṃ ca paraṃ tathā||1.34|| </text:span><text:span text:style-name="T1"><text:note text:id="ftn119" text:note-class="footnote"><text:note-citation>119</text:note-citation><text:note-body><text:p text:style-name="Footnote">) 34c <text:span text:style-name="T2">madhyam antaṃ ca] </text:span>CNa<text:span text:style-name="T7">ac</text:span>; madhyamāntaṃ ca Na<text:span text:style-name="T7">pc</text:span>, madhya≀mantañ ca≀ Nb, madhyam antaś ca Nc, <text:span text:style-name="T5">omitted in </text:span>Ed</text:p></text:note-body></text:note></text:span><text:span text:style-name="T1"><text:s/></text:span><text:span text:style-name="T1"><text:note text:id="ftn120" text:note-class="footnote"><text:note-citation>120</text:note-citation><text:note-body><text:p text:style-name="Footnote">) 34cd <text:span text:style-name="T5">omitted in </text:span>Ed</text:p></text:note-body></text:note></text:span></text:p>
      <text:p text:style-name="P1"><text:span text:style-name="T1">sarve daśaguṇā jñeyāḥ parārdhaṃ yāvad eva hi| </text:span><text:span text:style-name="T1"><text:note text:id="ftn121" text:note-class="footnote"><text:note-citation>121</text:note-citation><text:note-body><text:p text:style-name="Footnote">) 35b <text:span text:style-name="T2">parārdhaṃ] </text:span>Nc; parārdha CbCcNaNb, parā≀rdha≀ Ca, <text:span text:style-name="T5">omitted in </text:span>Ed</text:p></text:note-body></text:note></text:span></text:p>
      <text:p text:style-name="P1"><text:span text:style-name="T1">parārdhadviguṇenaiva parasaṃkhyā vidhīyate||1.35|| </text:span><text:span text:style-name="T1"><text:note text:id="ftn122" text:note-class="footnote"><text:note-citation>122</text:note-citation><text:note-body><text:p text:style-name="Footnote">) 35 <text:span text:style-name="T5">omitted in </text:span>Ed</text:p></text:note-body></text:note></text:span><text:span text:style-name="T1"><text:s/></text:span><text:span text:style-name="T1"><text:note text:id="ftn123" text:note-class="footnote"><text:note-citation>123</text:note-citation><text:note-body><text:p text:style-name="Footnote">) 35c <text:span text:style-name="T2">parārdha°] </text:span>CNaNbEd; parārdhaṃ Nc</text:p></text:note-body></text:note></text:span></text:p>
      <text:p text:style-name="P1"><text:soft-page-break/><text:span text:style-name="T1">parāt parataraṃ nāsti iti me niścitā matiḥ| </text:span><text:span text:style-name="T1"><text:note text:id="ftn124" text:note-class="footnote"><text:note-citation>124</text:note-citation><text:note-body><text:p text:style-name="Footnote">) 36ab <text:span text:style-name="T2">parāt parataraṃ nāsti iti me niścitā matiḥ] </text:span>CNbNc<text:span text:style-name="T7">pc</text:span>; parāt parataraṃ nāsti iti me niścitā mati NaNc<text:span text:style-name="T7">ac</text:span>, vṛndañ caiva mahāvṛnda dviparānantam eva ca| parāt parataraṃ nāsti iti me niścitā matiḥ|| Ed</text:p></text:note-body></text:note></text:span></text:p>
      <text:p text:style-name="P1"><text:span text:style-name="T1">purāṇavedapaṭhitā mayākhyātā dvijottama||1.36|| </text:span><text:span text:style-name="T1"><text:note text:id="ftn125" text:note-class="footnote"><text:note-citation>125</text:note-citation><text:note-body><text:p text:style-name="Footnote">) 36e <text:span text:style-name="T2">°veda°] </text:span>CaEd; °vede CbCcNbNc(<text:span text:style-name="T6">unmetrical</text:span>), °vedā Na</text:p></text:note-body></text:note></text:span><text:span text:style-name="T1"><text:s/></text:span><text:span text:style-name="T1"><text:note text:id="ftn126" text:note-class="footnote"><text:note-citation>126</text:note-citation><text:note-body><text:p text:style-name="Footnote">) 36f <text:span text:style-name="T2">°ākhyātā] </text:span>CaCbNa; °ākhyātaṃ CcNbNcEd</text:p></text:note-body></text:note></text:span><text:span text:style-name="T1"><text:s/>brahmāṇḍam </text:span></text:p>
      <text:p text:style-name="P3">vigatarāga uvāca| </text:p>
      <text:p text:style-name="P1"><text:span text:style-name="T1">brahmāṇḍaṃ kati vijñeyaṃ pramāṇaṃ jñāpitaṃ kvacit| </text:span><text:span text:style-name="T1"><text:note text:id="ftn127" text:note-class="footnote"><text:note-citation>127</text:note-citation><text:note-body><text:p text:style-name="Footnote">) 37a <text:span text:style-name="T2">brahmāṇḍaṃ] </text:span>CaCbNaNbNcEd; brahmāṇḍa Cc</text:p></text:note-body></text:note></text:span><text:span text:style-name="T1"><text:s/></text:span><text:span text:style-name="T1"><text:note text:id="ftn128" text:note-class="footnote"><text:note-citation>128</text:note-citation><text:note-body><text:p text:style-name="Footnote">) 37b <text:span text:style-name="T2">pramāṇaṃ jñāpitaṃ] </text:span><text:span text:style-name="T5">conj. </text:span>; pramāṇañ cāpitaṃ CNaNbEd, pramāñ cāpitat Nc</text:p></text:note-body></text:note></text:span></text:p>
      <text:p text:style-name="P1"><text:span text:style-name="T1">kati cāṅgulimūrdheṣu sūryas tapati vai mahīm||1.37|| </text:span><text:span text:style-name="T1"><text:note text:id="ftn129" text:note-class="footnote"><text:note-citation>129</text:note-citation><text:note-body><text:p text:style-name="Footnote">) 37d <text:span text:style-name="T2">mahīm] </text:span>CbCcNa; mahī≀m≀ Ca, mahī NbNcEd</text:p></text:note-body></text:note></text:span></text:p>
      <text:p text:style-name="P3">anarthayajña uvāca| </text:p>
      <text:p text:style-name="P1"><text:span text:style-name="T1">brahmāṇḍānāṃ prasaṃkhyātuṃ mayā śakyaṃ kathaṃ dvija| </text:span><text:span text:style-name="T1"><text:note text:id="ftn130" text:note-class="footnote"><text:note-citation>130</text:note-citation><text:note-body><text:p text:style-name="Footnote">) 38a <text:span text:style-name="T2">prasaṃkhyātuṃ] </text:span>CNaNc; prasaṃsā tu Nb, ca saṃkhyātuṃ Ed</text:p></text:note-body></text:note></text:span><text:span text:style-name="T1"><text:s/></text:span><text:span text:style-name="T1"><text:note text:id="ftn131" text:note-class="footnote"><text:note-citation>131</text:note-citation><text:note-body><text:p text:style-name="Footnote">) 38b <text:span text:style-name="T2">śakyaṃ] </text:span>NaNbEd; śakyā CNc</text:p></text:note-body></text:note></text:span></text:p>
      <text:p text:style-name="P3">devās te 'pi na jānanti mānuṣāṇāṃ ca kā kathā||1.38||</text:p>
      <text:p text:style-name="P3">paryāyeṇa tu vakṣyāmi yathāśakyaṃ dvijottama|</text:p>
      <text:p text:style-name="P1"><text:span text:style-name="T1">brahmaṇā yat purākhyāto mātariśvā yathā tathā||1.39|| </text:span><text:span text:style-name="T1"><text:note text:id="ftn132" text:note-class="footnote"><text:note-citation>132</text:note-citation><text:note-body><text:p text:style-name="Footnote">) 39c <text:span text:style-name="T2">purā°] </text:span>CNaNbNc; mamā° Ed</text:p></text:note-body></text:note></text:span></text:p>
      <text:p text:style-name="P1"><text:span text:style-name="T1">śivāṇḍābhyantareṇaiva sarveṣām iva bhūritāḥ| </text:span><text:span text:style-name="T1"><text:note text:id="ftn133" text:note-class="footnote"><text:note-citation>133</text:note-citation><text:note-body><text:p text:style-name="Footnote">) 40b <text:span text:style-name="T2">iva bhūritāḥ] </text:span>CaCbNc; eva bhūritāḥ Cc, iva bhūritā Na, eva bhūriṇām Nb, eva bhūr imāṃ Ed</text:p></text:note-body></text:note></text:span></text:p>
      <text:p text:style-name="P1"><text:span text:style-name="T1">daśanāma diśāṣṭānāṃ brahmāṇḍe kīrtitaṃ śṛṇu||1.40|| </text:span><text:span text:style-name="T1"><text:note text:id="ftn134" text:note-class="footnote"><text:note-citation>134</text:note-citation><text:note-body><text:p text:style-name="Footnote">) 40c <text:span text:style-name="T2">diśā°] </text:span>CNaNcEd; śivā° Nb</text:p></text:note-body></text:note></text:span><text:span text:style-name="T1"><text:s/></text:span><text:span text:style-name="T1"><text:note text:id="ftn135" text:note-class="footnote"><text:note-citation>135</text:note-citation><text:note-body><text:p text:style-name="Footnote">) 40d <text:span text:style-name="T2">kīrtitaṃ śṛṇu] </text:span>CaCcNaNbNcEd; ya ca kīrtitam Cb</text:p></text:note-body></text:note></text:span><text:span text:style-name="T1"><text:s/>daśa nāmāni digaṣṭakānām </text:span></text:p>
      <text:p text:style-name="P1"><text:span text:style-name="T1">sahāsaha sahaḥ sahyo visahaḥ saṃhato - sabhā| </text:span><text:span text:style-name="T1"><text:note text:id="ftn136" text:note-class="footnote"><text:note-citation>136</text:note-citation><text:note-body><text:p text:style-name="Footnote">) 41a <text:span text:style-name="T2">sahāsaha] </text:span>CNaNbEd; sahāsahaḥ Nc • <text:span text:style-name="T2">sahyo] </text:span>CaCcNaNbNc; sahyo Cb, sajño Ed</text:p></text:note-body></text:note></text:span><text:span text:style-name="T1"><text:s/></text:span><text:span text:style-name="T1"><text:note text:id="ftn137" text:note-class="footnote"><text:note-citation>137</text:note-citation><text:note-body><text:p text:style-name="Footnote">) 41b <text:span text:style-name="T2">visahaḥ] </text:span>CaCbNaNbNcEd; visaha Cc • <text:span text:style-name="T2">sabhā] </text:span>CaCcNaNbNc; sabhāḥ Cb, satā Ed</text:p></text:note-body></text:note></text:span></text:p>
      <text:p text:style-name="P1"><text:span text:style-name="T1">prasaho 'prasahaḥ sānuḥ pūrvato daśa nāyakāḥ||1.41|| </text:span><text:span text:style-name="T1"><text:note text:id="ftn138" text:note-class="footnote"><text:note-citation>138</text:note-citation><text:note-body><text:p text:style-name="Footnote">) 41c <text:span text:style-name="T2">prasaho] </text:span>CNaNbNc; prasaheḥ Ed • <text:span text:style-name="T2">'prasahaḥ] </text:span>CaCbNaNbNc; 'prasa≀vaḥ≀ Cc, saprahaḥ Ed • <text:span text:style-name="T2">sānuḥ] </text:span>CNaNb; sānu NcEd</text:p></text:note-body></text:note></text:span><text:span text:style-name="T1"><text:s/></text:span><text:span text:style-name="T1"><text:note text:id="ftn139" text:note-class="footnote"><text:note-citation>139</text:note-citation><text:note-body><text:p text:style-name="Footnote">) 41d <text:span text:style-name="T2">pūrvato] </text:span>CNaNbNc; parvato Ed</text:p></text:note-body></text:note></text:span></text:p>
      <text:p text:style-name="P1"><text:span text:style-name="T1">prabhāso bhāsano bhānuḥ pradyoto dyutimo dyutiḥ| </text:span><text:span text:style-name="T1"><text:note text:id="ftn140" text:note-class="footnote"><text:note-citation>140</text:note-citation><text:note-body><text:p text:style-name="Footnote">) 42a <text:span text:style-name="T2">bhāsano] </text:span>CaCbNaNbNc; bhāsa˟ Cc, bhāsato Ed • <text:span text:style-name="T2">bhānuḥ] </text:span>CaCcNaNbNcEd; bhānu Cb</text:p></text:note-body></text:note></text:span><text:span text:style-name="T1"><text:s/></text:span><text:span text:style-name="T1"><text:note text:id="ftn141" text:note-class="footnote"><text:note-citation>141</text:note-citation><text:note-body><text:p text:style-name="Footnote">) 42b <text:span text:style-name="T2">dyutimo] </text:span>CNaNb; dyutino NcEd</text:p></text:note-body></text:note></text:span></text:p>
      <text:p text:style-name="P1"><text:span text:style-name="T1">dīptatejāś ca tejāś ca tejātejavaho daśa||1.42|| </text:span><text:span text:style-name="T1"><text:note text:id="ftn142" text:note-class="footnote"><text:note-citation>142</text:note-citation><text:note-body><text:p text:style-name="Footnote">) 42c <text:span text:style-name="T2">dīptatejā°] </text:span>CNaNb; dīptateja° Ed • <text:span text:style-name="T2">tejāś ca] </text:span>CaCbNaNbEd; tejaś ca Cc</text:p></text:note-body></text:note></text:span></text:p>
      <text:p text:style-name="P1"><text:span text:style-name="T1">āgneye tv etad ākhyātaṃ yāmye śṛṇv atha bho dvija| </text:span><text:span text:style-name="T1"><text:note text:id="ftn143" text:note-class="footnote"><text:note-citation>143</text:note-citation><text:note-body><text:p text:style-name="Footnote">) 43b <text:span text:style-name="T2">dvija] </text:span>CNaEd; dvijaḥ Nb</text:p></text:note-body></text:note></text:span></text:p>
      <text:p text:style-name="P1"><text:span text:style-name="T1">yamo 'tha yamunā yāmaḥ saṃyamo yamuno 'yamaḥ||1.43|| </text:span><text:span text:style-name="T1"><text:note text:id="ftn144" text:note-class="footnote"><text:note-citation>144</text:note-citation><text:note-body><text:p text:style-name="Footnote">) 43d <text:span text:style-name="T2">yamuno] </text:span>CaCbNb; yamano Cc, yumunā Na, yamunā° Ed</text:p></text:note-body></text:note></text:span></text:p>
      <text:p text:style-name="P1"><text:span text:style-name="T1">saṃyamo yamano yāno yaniyugmā nayo nayaḥ| </text:span><text:span text:style-name="T1"><text:note text:id="ftn145" text:note-class="footnote"><text:note-citation>145</text:note-citation><text:note-body><text:p text:style-name="Footnote">) 44a <text:span text:style-name="T2">saṃyamo] </text:span>CNbEd; saṃyano Na • <text:span text:style-name="T2">yamano] </text:span>CaCcNaEd; yamuno CbNb</text:p></text:note-body></text:note></text:span><text:span text:style-name="T1"><text:s/></text:span><text:span text:style-name="T1"><text:note text:id="ftn146" text:note-class="footnote"><text:note-citation>146</text:note-citation><text:note-body><text:p text:style-name="Footnote">) 44b <text:span text:style-name="T2">nayo nayaḥ] </text:span>Cb; nayo yanaḥ CaCcNa, yano yanaḥ Nb, nayonaya Ed </text:p></text:note-body></text:note></text:span></text:p>
      <text:p text:style-name="P1"><text:span text:style-name="T1">nagajo naganānando nagaroraganandanaḥ||1.44|| </text:span><text:span text:style-name="T1"><text:note text:id="ftn147" text:note-class="footnote"><text:note-citation>147</text:note-citation><text:note-body><text:p text:style-name="Footnote">) 44c <text:span text:style-name="T2">naganānando] </text:span>CaCcNaNb; nagajānando Cb, nagano nado Ed</text:p></text:note-body></text:note></text:span><text:span text:style-name="T1"><text:s/></text:span><text:span text:style-name="T1"><text:note text:id="ftn148" text:note-class="footnote"><text:note-citation>148</text:note-citation><text:note-body><text:p text:style-name="Footnote">) 44d <text:span text:style-name="T2">nagaroraganandanaḥ] </text:span>Ca; nagaro≀nagananda≀naḥ Cb, naga≀ro≀˟˟nandanaḥ Cc, nagarogaranandanaḥ Na, nagaronaganandanaḥ Nb, nagaronnaganandanaḥ Ed</text:p></text:note-body></text:note></text:span></text:p>
      <text:p text:style-name="P1"><text:span text:style-name="T1">nagarbho gahano guhyo gūḍhajo daśa tatparaḥ| </text:span><text:span text:style-name="T1"><text:note text:id="ftn149" text:note-class="footnote"><text:note-citation>149</text:note-citation><text:note-body><text:p text:style-name="Footnote">) 45a <text:span text:style-name="T2">nagarbho] </text:span>CNaEd; nṛgabho Nb • <text:span text:style-name="T2">guhyo] </text:span>CNaNb; guhye Ed</text:p></text:note-body></text:note></text:span></text:p>
      <text:p text:style-name="P1"><text:span text:style-name="T1">vāruṇena pravakṣyāmi śṛṇu vipra nibodha me||1.45|| </text:span><text:span text:style-name="T1"><text:note text:id="ftn150" text:note-class="footnote"><text:note-citation>150</text:note-citation><text:note-body><text:p text:style-name="Footnote">) 45c <text:span text:style-name="T2">vāruṇena] </text:span>CNaNb; vāruṇe ca Ed</text:p></text:note-body></text:note></text:span><text:span text:style-name="T1"><text:s/></text:span><text:span text:style-name="T1"><text:note text:id="ftn151" text:note-class="footnote"><text:note-citation>151</text:note-citation><text:note-body><text:p text:style-name="Footnote">) 45d <text:span text:style-name="T2">śṛṇu] </text:span>Nb; śṛṅge CaCbNa, śṛ≀ṅge≀ Cc, mṛddhe Ed</text:p></text:note-body></text:note></text:span></text:p>
      <text:p text:style-name="P1"><text:span text:style-name="T1">babhraṃ setur bhavodbhadraḥ prabhavodbhavabhājanaḥ| </text:span><text:span text:style-name="T1"><text:note text:id="ftn152" text:note-class="footnote"><text:note-citation>152</text:note-citation><text:note-body><text:p text:style-name="Footnote">) 46a <text:span text:style-name="T2">babhraṃ setur bha°] </text:span>CaCb; babhraṃ setu bha° Cc, babhraḥ setu bha° Na, babhraṃ sotur bha° Nb, babhrūn satur bha° Ed</text:p></text:note-body></text:note></text:span><text:span text:style-name="T1"><text:s/></text:span><text:span text:style-name="T1"><text:note text:id="ftn153" text:note-class="footnote"><text:note-citation>153</text:note-citation><text:note-body><text:p text:style-name="Footnote">) 46b <text:span text:style-name="T2">°bhājanaḥ] </text:span>CNaNb; °bhājana Ed</text:p></text:note-body></text:note></text:span></text:p>
      <text:p text:style-name="P1"><text:soft-page-break/><text:span text:style-name="T1">bharaṇo bhuvano bhartā daśaite varuṇālayāḥ||1.46|| </text:span><text:span text:style-name="T1"><text:note text:id="ftn154" text:note-class="footnote"><text:note-citation>154</text:note-citation><text:note-body><text:p text:style-name="Footnote">) 46c <text:span text:style-name="T2">bharaṇo] </text:span>Cb; bharaṇa CaNa, bharaṇāṃ CcEd, bharaṇā Nb</text:p></text:note-body></text:note></text:span><text:span text:style-name="T1"><text:s/></text:span><text:span text:style-name="T1"><text:note text:id="ftn155" text:note-class="footnote"><text:note-citation>155</text:note-citation><text:note-body><text:p text:style-name="Footnote">) 46d <text:span text:style-name="T2">°ālayāḥ] </text:span>CNaNb; °ālayā Ed</text:p></text:note-body></text:note></text:span></text:p>
      <text:p text:style-name="P1"><text:span text:style-name="T1">nṛgarbho 'suragarbhaś ca devagarbho mahīdharaḥ| </text:span><text:span text:style-name="T1"><text:note text:id="ftn156" text:note-class="footnote"><text:note-citation>156</text:note-citation><text:note-body><text:p text:style-name="Footnote">) 47a <text:span text:style-name="T2">°garbhaś ca] </text:span>CaCbNb; °garbhāś ca CcNaEd</text:p></text:note-body></text:note></text:span></text:p>
      <text:p text:style-name="P1"><text:span text:style-name="T1">vṛṣabho vṛṣagarbhaś ca vṛṣāṅko vṛṣabhadhvajaḥ||1.47|| </text:span><text:span text:style-name="T1"><text:note text:id="ftn157" text:note-class="footnote"><text:note-citation>157</text:note-citation><text:note-body><text:p text:style-name="Footnote">) 47c <text:span text:style-name="T2">°garbhaś ca] </text:span>CNbEd; °garbhāś ca Na</text:p></text:note-body></text:note></text:span><text:span text:style-name="T1"><text:s/></text:span><text:span text:style-name="T1"><text:note text:id="ftn158" text:note-class="footnote"><text:note-citation>158</text:note-citation><text:note-body><text:p text:style-name="Footnote">) 47d <text:span text:style-name="T2">vṛṣabha°] </text:span>CaCbNaNbEd; vṛṣa*° Cc</text:p></text:note-body></text:note></text:span></text:p>
      <text:p text:style-name="P1"><text:span text:style-name="T1">jñātavyaś ca tathā samyag vṛṣajo vṛṣanandanaḥ| </text:span><text:span text:style-name="T1"><text:note text:id="ftn159" text:note-class="footnote"><text:note-citation>159</text:note-citation><text:note-body><text:p text:style-name="Footnote">) 48a <text:span text:style-name="T2">jñātavyaś] </text:span>CNaNb; jñānavāñ Ed</text:p></text:note-body></text:note></text:span><text:span text:style-name="T1"><text:s/></text:span><text:span text:style-name="T1"><text:note text:id="ftn160" text:note-class="footnote"><text:note-citation>160</text:note-citation><text:note-body><text:p text:style-name="Footnote">) <text:span text:style-name="T2">samyag vṛṣajo] CNb; samyag Na, satyavṛṣajo Ed</text:span></text:p></text:note-body></text:note></text:span></text:p>
      <text:p text:style-name="P1"><text:span text:style-name="T1">nāyakā daśa vāyavye kīrtitā ye mayā dvija||1.48|| </text:span><text:span text:style-name="T1"><text:note text:id="ftn161" text:note-class="footnote"><text:note-citation>161</text:note-citation><text:note-body><text:p text:style-name="Footnote">) 48d <text:span text:style-name="T2">dvija] </text:span>CaCbNaEd; dvijaḥ CcNb</text:p></text:note-body></text:note></text:span></text:p>
      <text:p text:style-name="P1"><text:span text:style-name="T1">sulabhaḥ sumanaḥ saumyaḥ suprajaḥ sutanuḥ śivaḥ| </text:span><text:span text:style-name="T1"><text:note text:id="ftn162" text:note-class="footnote"><text:note-citation>162</text:note-citation><text:note-body><text:p text:style-name="Footnote">) 49a <text:span text:style-name="T2">sulabhaḥ] </text:span>CNa; surabhaḥ Ed</text:p></text:note-body></text:note></text:span></text:p>
      <text:p text:style-name="P1"><text:span text:style-name="T1">sata satya layaḥ śambhur daśanāyakam uttare||1.49|| </text:span><text:span text:style-name="T1"><text:note text:id="ftn163" text:note-class="footnote"><text:note-citation>163</text:note-citation><text:note-body><text:p text:style-name="Footnote">) 49c <text:span text:style-name="T2">sata satya] </text:span>C; satyasatya Na, sata satyā° Ed</text:p></text:note-body></text:note></text:span><text:span text:style-name="T1"><text:s/></text:span><text:span text:style-name="T1"><text:note text:id="ftn164" text:note-class="footnote"><text:note-citation>164</text:note-citation><text:note-body><text:p text:style-name="Footnote">) 49cd <text:span text:style-name="T2">śambhur da°] </text:span>CaCbEd; śambhu da° CcNa</text:p></text:note-body></text:note></text:span><text:span text:style-name="T1"><text:s/></text:span><text:span text:style-name="T1"><text:note text:id="ftn165" text:note-class="footnote"><text:note-citation>165</text:note-citation><text:note-body><text:p text:style-name="Footnote">) 49d <text:span text:style-name="T2">°nāyakam u°] </text:span>CNa; °nāyaka u° Ed</text:p></text:note-body></text:note></text:span></text:p>
      <text:p text:style-name="P1"><text:span text:style-name="T1">indu bindu bhuvo vajra varado varavarṣaṇaḥ| </text:span><text:span text:style-name="T1"><text:note text:id="ftn166" text:note-class="footnote"><text:note-citation>166</text:note-citation><text:note-body><text:p text:style-name="Footnote">) 50b <text:span text:style-name="T2">°varṣaṇaḥ] </text:span>CNa; °daryya ca Ed</text:p></text:note-body></text:note></text:span></text:p>
      <text:p text:style-name="P1"><text:span text:style-name="T1">ilano valino brahmā daśeśāneṣu nāyakāḥ||1.50|| </text:span><text:span text:style-name="T1"><text:note text:id="ftn167" text:note-class="footnote"><text:note-citation>167</text:note-citation><text:note-body><text:p text:style-name="Footnote">) 50d <text:span text:style-name="T2">daśe°] </text:span>CaNaEd; daśai° CbCc</text:p></text:note-body></text:note></text:span></text:p>
      <text:p text:style-name="P1"><text:span text:style-name="T1">aparo vimalo moho nirmalo manamohanaḥ| </text:span><text:span text:style-name="T1"><text:note text:id="ftn168" text:note-class="footnote"><text:note-citation>168</text:note-citation><text:note-body><text:p text:style-name="Footnote">) 51b <text:span text:style-name="T2">nirmalo ma°] </text:span><text:span text:style-name="T5">eme. </text:span>; nimalo ma° Ca, nirmalonma° Cb, nirmalotma° CcEd, nimalorma° Na</text:p></text:note-body></text:note></text:span></text:p>
      <text:p text:style-name="P1"><text:span text:style-name="T1">akṣayaś cāvyayo viṣṇur varado madhyame daśa||1.51|| </text:span><text:span text:style-name="T1"><text:note text:id="ftn169" text:note-class="footnote"><text:note-citation>169</text:note-citation><text:note-body><text:p text:style-name="Footnote">) 51c <text:span text:style-name="T2">akṣayaś cā°] </text:span>CaCbNa; akṣayāś cā° Cc, akṣayañ cā° Ed</text:p></text:note-body></text:note></text:span><text:span text:style-name="T1"><text:s/></text:span><text:span text:style-name="T1"><text:note text:id="ftn170" text:note-class="footnote"><text:note-citation>170</text:note-citation><text:note-body><text:p text:style-name="Footnote">) 51cd <text:span text:style-name="T2">viṣṇur va°] </text:span>CaCbEd; viṣṇu va° CcNa</text:p></text:note-body></text:note></text:span><text:span text:style-name="T1"><text:s/></text:span><text:span text:style-name="T1"><text:note text:id="ftn171" text:note-class="footnote"><text:note-citation>171</text:note-citation><text:note-body><text:p text:style-name="Footnote">) 51d <text:span text:style-name="T2">madhyame] </text:span>CaCbEd; madhyamo CcNa • <text:span text:style-name="T2">daśa] </text:span>CNa; daśaḥ Ed</text:p></text:note-body></text:note></text:span></text:p>
      <text:p text:style-name="P1"><text:span text:style-name="T1">sarveṣāṃ daśam īśānāṃ parivāraśataṃ śataṃ| </text:span><text:span text:style-name="T1"><text:note text:id="ftn172" text:note-class="footnote"><text:note-citation>172</text:note-citation><text:note-body><text:p text:style-name="Footnote">) 52a <text:span text:style-name="T2">daśam īśānāṃ] </text:span>CNa; daśarīśānāṃ Ed</text:p></text:note-body></text:note></text:span><text:span text:style-name="T1"><text:s/></text:span><text:span text:style-name="T1"><text:note text:id="ftn173" text:note-class="footnote"><text:note-citation>173</text:note-citation><text:note-body><text:p text:style-name="Footnote">) 52b <text:span text:style-name="T2">parivāra°] </text:span>CaCcEd; pari° Cb, parivāraṃ Na</text:p></text:note-body></text:note></text:span></text:p>
      <text:p text:style-name="P1"><text:span text:style-name="T1">śatānāṃ pṛthag ekaikaṃ sahasraiḥ parivāritam||1.52|| </text:span><text:span text:style-name="T1"><text:note text:id="ftn174" text:note-class="footnote"><text:note-citation>174</text:note-citation><text:note-body><text:p text:style-name="Footnote">) 52d <text:span text:style-name="T2">°vāritam] </text:span>CaCbCc<text:span text:style-name="T7">pc</text:span>Na; °vāritā Cc<text:span text:style-name="T7">ac</text:span>, °vāritāḥ Ed</text:p></text:note-body></text:note></text:span></text:p>
      <text:p text:style-name="P1"><text:span text:style-name="T1">sahasreṣu ca ekaikam ayutaiḥ parivāritam| </text:span><text:span text:style-name="T1"><text:note text:id="ftn175" text:note-class="footnote"><text:note-citation>175</text:note-citation><text:note-body><text:p text:style-name="Footnote">) 53ab <text:span text:style-name="T2">ekaikam a°] </text:span>CaCbEd; ekaikaṃ ma° CcNa</text:p></text:note-body></text:note></text:span><text:span text:style-name="T1"><text:s/></text:span><text:span text:style-name="T1"><text:note text:id="ftn176" text:note-class="footnote"><text:note-citation>176</text:note-citation><text:note-body><text:p text:style-name="Footnote">) 53b <text:span text:style-name="T2">parivāritam] </text:span>CNa; parivāritamāḥ Ed</text:p></text:note-body></text:note></text:span></text:p>
      <text:p text:style-name="P1"><text:span text:style-name="T1">ayutaiḥ prayutair vṛndaiḥ prayutair niyutair vṛtaḥ||1.53|| </text:span><text:span text:style-name="T1"><text:note text:id="ftn177" text:note-class="footnote"><text:note-citation>177</text:note-citation><text:note-body><text:p text:style-name="Footnote">) 53c <text:span text:style-name="T2">ayutaiḥ] </text:span>CNa; ayutaṃ Ed</text:p></text:note-body></text:note></text:span><text:span text:style-name="T1"><text:s/></text:span><text:span text:style-name="T1"><text:note text:id="ftn178" text:note-class="footnote"><text:note-citation>178</text:note-citation><text:note-body><text:p text:style-name="Footnote">) 53d <text:span text:style-name="T2">prayutair ni°] </text:span>CaCbNa; prayuter ni° Cc, prayutaṃ ni° Ed</text:p></text:note-body></text:note></text:span></text:p>
      <text:p text:style-name="P1"><text:span text:style-name="T1">ekaikasya parīvāro niyutaḥ pṛthag eva ca| </text:span><text:span text:style-name="T1"><text:note text:id="ftn179" text:note-class="footnote"><text:note-citation>179</text:note-citation><text:note-body><text:p text:style-name="Footnote">) 54a <text:span text:style-name="T2">parīvāro] </text:span>CNa; parivāro Ed</text:p></text:note-body></text:note></text:span><text:span text:style-name="T1"><text:s/></text:span><text:span text:style-name="T1"><text:note text:id="ftn180" text:note-class="footnote"><text:note-citation>180</text:note-citation><text:note-body><text:p text:style-name="Footnote">) 54b <text:span text:style-name="T2">niyutaḥ] </text:span>CaCbNaEd; niyuta Cc</text:p></text:note-body></text:note></text:span></text:p>
      <text:p text:style-name="P1"><text:span text:style-name="T1">koṭibhir daśakoṭyena ekaikaḥ parivāritaḥ||1.54|| </text:span><text:span text:style-name="T1"><text:note text:id="ftn181" text:note-class="footnote"><text:note-citation>181</text:note-citation><text:note-body><text:p text:style-name="Footnote">) 54c <text:span text:style-name="T2">koṭibhir da°] </text:span>CaCcNaEd; koṭibhi Cb • <text:span text:style-name="T2">°koṭyena] </text:span>CEd; °koṭyona Na</text:p></text:note-body></text:note></text:span><text:span text:style-name="T1"><text:s/></text:span><text:span text:style-name="T1"><text:note text:id="ftn182" text:note-class="footnote"><text:note-citation>182</text:note-citation><text:note-body><text:p text:style-name="Footnote">) 54d <text:span text:style-name="T2">ekaikaḥ] </text:span>CaCbNaEd; ekaika Cc • <text:span text:style-name="T2">parivāritaḥ] </text:span>CbCcNaEd; parivāri≀taḥ≀ Ca</text:p></text:note-body></text:note></text:span></text:p>
      <text:p text:style-name="P1"><text:span text:style-name="T1">daśakoṭiṣu ekaikaṃ vṛndavṛndabhṛtair vṛtam| </text:span><text:span text:style-name="T1"><text:note text:id="ftn183" text:note-class="footnote"><text:note-citation>183</text:note-citation><text:note-body><text:p text:style-name="Footnote">) 55a <text:span text:style-name="T2">°koṭiṣu] </text:span>CbCcEd; °koṭīṣu CaNa</text:p></text:note-body></text:note></text:span><text:span text:style-name="T1"><text:s/></text:span><text:span text:style-name="T1"><text:note text:id="ftn184" text:note-class="footnote"><text:note-citation>184</text:note-citation><text:note-body><text:p text:style-name="Footnote">) 55b <text:span text:style-name="T2">°vṛndabhṛtair vṛtam] </text:span>C; °vṛndavṛtair vṛtaṃ Na, °vṛndaṃ vṛtair vṛtaḥ Ed</text:p></text:note-body></text:note></text:span></text:p>
      <text:p text:style-name="P1"><text:span text:style-name="T1">vṛndavargeṣu ekaikaṃ kharvabhiḥ parivāritam||1.55|| </text:span><text:span text:style-name="T1"><text:note text:id="ftn185" text:note-class="footnote"><text:note-citation>185</text:note-citation><text:note-body><text:p text:style-name="Footnote">) 55d <text:span text:style-name="T2">°vāritam] </text:span>CNa; °vāritaḥ Ed</text:p></text:note-body></text:note></text:span></text:p>
      <text:p text:style-name="P1"><text:span text:style-name="T1">kharvavargeṣu ekaikaṃ daśakharvagaṇair vṛtam| </text:span><text:span text:style-name="T1"><text:note text:id="ftn186" text:note-class="footnote"><text:note-citation>186</text:note-citation><text:note-body><text:p text:style-name="Footnote">) 56b <text:span text:style-name="T2">°gaṇair vṛtam] </text:span>CaCcNa; °gaṇai vṛtam Cb, °gaṇair vṛtaḥ Ed</text:p></text:note-body></text:note></text:span></text:p>
      <text:p text:style-name="P1"><text:span text:style-name="T1">daśakharveṣu ekaikaṃ śaṅkubhiḥ parivāritam||1.56|| </text:span><text:span text:style-name="T1"><text:note text:id="ftn187" text:note-class="footnote"><text:note-citation>187</text:note-citation><text:note-body><text:p text:style-name="Footnote">) 56d <text:span text:style-name="T2">°vāritam] </text:span>CNa; °vāritaḥ Ed</text:p></text:note-body></text:note></text:span></text:p>
      <text:p text:style-name="P1"><text:span text:style-name="T1">śaṅkubhiḥ pṛthag ekaikaṃ padmena parivāritam| </text:span><text:span text:style-name="T1"><text:note text:id="ftn188" text:note-class="footnote"><text:note-citation>188</text:note-citation><text:note-body><text:p text:style-name="Footnote">) 57a <text:span text:style-name="T2">pṛthag ekaikaṃ] </text:span><text:span text:style-name="T5">eme. </text:span>; pṛthag enaiva CaCcNaEd, pṛthag ainaiva Cb</text:p></text:note-body></text:note></text:span><text:span text:style-name="T1"><text:s/></text:span><text:span text:style-name="T1"><text:note text:id="ftn189" text:note-class="footnote"><text:note-citation>189</text:note-citation><text:note-body><text:p text:style-name="Footnote">) 57b <text:span text:style-name="T2">°vāritam] </text:span>Na<text:span text:style-name="T7">pc</text:span>; °vāritaḥ CEd, °taṃ Na<text:span text:style-name="T7">ac</text:span></text:p></text:note-body></text:note></text:span></text:p>
      <text:p text:style-name="P1"><text:soft-page-break/><text:span text:style-name="T1">padmavargeṣu ekaikaṃ samudraiḥ parivāritam||1.57|| </text:span><text:span text:style-name="T1"><text:note text:id="ftn190" text:note-class="footnote"><text:note-citation>190</text:note-citation><text:note-body><text:p text:style-name="Footnote">) 57d <text:span text:style-name="T2">samudraiḥ] </text:span>CcNaEd; samudaiḥ Ca, damu≀daiḥ≀ Cb • <text:span text:style-name="T2">°vāritam] </text:span>CNa; °vāritaḥ Ed</text:p></text:note-body></text:note></text:span></text:p>
      <text:p text:style-name="P1"><text:span text:style-name="T1">samudreṣu tathaikaikaṃ madhyasaṃkhyais tu tair vṛtam| </text:span><text:span text:style-name="T1"><text:note text:id="ftn191" text:note-class="footnote"><text:note-citation>191</text:note-citation><text:note-body><text:p text:style-name="Footnote">) 58a <text:span text:style-name="T2">tathai°] </text:span>CaCbNaEd; tathe° Cc</text:p></text:note-body></text:note></text:span><text:span text:style-name="T1"><text:s/></text:span><text:span text:style-name="T1"><text:note text:id="ftn192" text:note-class="footnote"><text:note-citation>192</text:note-citation><text:note-body><text:p text:style-name="Footnote">) 58b <text:span text:style-name="T2">madhyasaṃkhyais tu tair vṛtam] </text:span>CNa; madhye śaṅkhyāyutair vṛtaḥ Ed</text:p></text:note-body></text:note></text:span></text:p>
      <text:p text:style-name="P1"><text:span text:style-name="T1">madhyasaṃkhyeṣu ekaikam anantaiḥ parivāritam||1.58|| </text:span><text:span text:style-name="T1"><text:note text:id="ftn193" text:note-class="footnote"><text:note-citation>193</text:note-citation><text:note-body><text:p text:style-name="Footnote">) 58c <text:span text:style-name="T2">madhyasaṃkhyeṣu] </text:span>CNa; madhye śaṃkheṣu Ed</text:p></text:note-body></text:note></text:span><text:span text:style-name="T1"><text:s/></text:span><text:span text:style-name="T1"><text:note text:id="ftn194" text:note-class="footnote"><text:note-citation>194</text:note-citation><text:note-body><text:p text:style-name="Footnote">) 58d <text:span text:style-name="T2">°vāritam] </text:span>CNa; °vāritaḥ Ed</text:p></text:note-body></text:note></text:span></text:p>
      <text:p text:style-name="P1"><text:span text:style-name="T1">ananteṣu ca ekaikaṃ parārdhaparivāritam| </text:span><text:span text:style-name="T1"><text:note text:id="ftn195" text:note-class="footnote"><text:note-citation>195</text:note-citation><text:note-body><text:p text:style-name="Footnote">) 59b <text:span text:style-name="T2">parārdhaparivāritam] </text:span>CaCbNa; parārdha˟˟˟ritam Cc, parārdhaiḥ parivāritaḥ Ed</text:p></text:note-body></text:note></text:span></text:p>
      <text:p text:style-name="P1"><text:span text:style-name="T1">parārdheṣu ca ekaikaṃ pareṇa parivāritam| </text:span><text:span text:style-name="T1"><text:note text:id="ftn196" text:note-class="footnote"><text:note-citation>196</text:note-citation><text:note-body><text:p text:style-name="Footnote">) 59d <text:span text:style-name="T2">°vāritam] </text:span>CNa; °vāritaḥ Ed</text:p></text:note-body></text:note></text:span></text:p>
      <text:p text:style-name="P1"><text:span text:style-name="T1">eṣa vai kathito vipra śakyaṃ sāṃkhyam udīritam|| </text:span><text:span text:style-name="T1"><text:note text:id="ftn197" text:note-class="footnote"><text:note-citation>197</text:note-citation><text:note-body><text:p text:style-name="Footnote">) 59e <text:span text:style-name="T2">kathito] </text:span>CNa; kathitā Ed</text:p></text:note-body></text:note></text:span><text:span text:style-name="T1"><text:s/></text:span><text:span text:style-name="T1"><text:note text:id="ftn198" text:note-class="footnote"><text:note-citation>198</text:note-citation><text:note-body><text:p text:style-name="Footnote">) 59f <text:span text:style-name="T2">śakyaṃ] </text:span>CaCbNaEd; śakya Cc • <text:span text:style-name="T2">sāṃkhyam u°] </text:span>CaCc; sākhyam u° Cb, syakhyam u° Na, saṃkhyām u° Ed</text:p></text:note-body></text:note></text:span><text:span text:style-name="T1"><text:s/>pramāṇam </text:span></text:p>
      <text:p text:style-name="P1"><text:span text:style-name="T1">pramāṇaṃ śṛṇu me vipra saṃkṣepād bruvato mama| </text:span><text:span text:style-name="T1"><text:note text:id="ftn199" text:note-class="footnote"><text:note-citation>199</text:note-citation><text:note-body><text:p text:style-name="Footnote">) 60a <text:span text:style-name="T2">pramāṇaṃ] </text:span>CcNaEd; praṇāmaṃ CaCb</text:p></text:note-body></text:note></text:span><text:span text:style-name="T1"><text:s/></text:span><text:span text:style-name="T1"><text:note text:id="ftn200" text:note-class="footnote"><text:note-citation>200</text:note-citation><text:note-body><text:p text:style-name="Footnote">) 60b <text:span text:style-name="T2">°ād bruvato] </text:span>CaCcNaEd; °ād vadato Cb</text:p></text:note-body></text:note></text:span></text:p>
      <text:p text:style-name="P3">candrodaye pūrṇamāsyāṃ vapur aṇḍasya tādṛśam||1.60||</text:p>
      <text:p text:style-name="P3">koṭikoṭisahasraṃ tu yojanānāṃ samantataḥ|</text:p>
      <text:p text:style-name="P1"><text:span text:style-name="T1">aṇḍānāṃ ca parīmāṇaṃ brahmaṇā parikīrtitam||1.61|| </text:span><text:span text:style-name="T1"><text:note text:id="ftn201" text:note-class="footnote"><text:note-citation>201</text:note-citation><text:note-body><text:p text:style-name="Footnote">) 61a <text:span text:style-name="T2">parī°] </text:span>CaCcNaEd; pari° Cb(<text:span text:style-name="T6">unmetrical</text:span>)</text:p></text:note-body></text:note></text:span><text:span text:style-name="T1"><text:s/></text:span><text:span text:style-name="T1"><text:note text:id="ftn202" text:note-class="footnote"><text:note-citation>202</text:note-citation><text:note-body><text:p text:style-name="Footnote">) 61b <text:span text:style-name="T2">brahmaṇā] </text:span>CaCbNaEd; ˟˟˟ Cc • <text:span text:style-name="T2">°kīrtitam] </text:span>CaCbEd; °kīrti≀tāḥ≀ Cc, °kīrtitaḥ Na</text:p></text:note-body></text:note></text:span></text:p>
      <text:p text:style-name="P3">saptakoṭisahasrāṇi saptakoṭiśatāni ca|</text:p>
      <text:p text:style-name="P1"><text:span text:style-name="T1">viṃśakoṭiṣu gulmeṣu ūrdhvatas tapate raviḥ||1.62|| </text:span><text:span text:style-name="T1"><text:note text:id="ftn203" text:note-class="footnote"><text:note-citation>203</text:note-citation><text:note-body><text:p text:style-name="Footnote">) 62d <text:span text:style-name="T2">raviḥ] </text:span>CNa; ravi Ed</text:p></text:note-body></text:note></text:span></text:p>
      <text:p text:style-name="P1"><text:span text:style-name="T1">pramāṇaṃ nāma saṃkhyā ca kīrtitāni samāsataḥ| </text:span><text:span text:style-name="T1"><text:note text:id="ftn204" text:note-class="footnote"><text:note-citation>204</text:note-citation><text:note-body><text:p text:style-name="Footnote">) 63a <text:span text:style-name="T2">pramāṇaṃ] </text:span>CaCcNaEd; praṇāmaṃ Cb</text:p></text:note-body></text:note></text:span></text:p>
      <text:p text:style-name="P1"><text:span text:style-name="T1">brahmāṇḍaṃ cāprameyāṇāṃ lakṣaṇaṃ parikīrtitam||1.63|| </text:span><text:span text:style-name="T1"><text:note text:id="ftn205" text:note-class="footnote"><text:note-citation>205</text:note-citation><text:note-body><text:p text:style-name="Footnote">) 63c <text:span text:style-name="T2">brahmāṇḍaṃ cā] </text:span>Na; brahmāṇḍaś ca CaCb, ≀brahmāṇḍāś cā≀° Cc <text:span text:style-name="T2">°meyāṇāṃ] </text:span>CaNaEd; °meyāṇā CbCc</text:p></text:note-body></text:note></text:span><text:span text:style-name="T1"><text:s/></text:span><text:span text:style-name="T1"><text:note text:id="ftn206" text:note-class="footnote"><text:note-citation>206</text:note-citation><text:note-body><text:p text:style-name="Footnote">) 63d <text:span text:style-name="T2">°kīrtitam] </text:span>CaCbNaEd; °kīrtitāḥ Cc</text:p></text:note-body></text:note></text:span><text:span text:style-name="T1"><text:s/>vedavyāsāḥ </text:span></text:p>
      <text:p text:style-name="P1"><text:span text:style-name="T1">purāṇāśīsahasrāṇi śatāni dvijasattama| </text:span><text:span text:style-name="T1"><text:note text:id="ftn207" text:note-class="footnote"><text:note-citation>207</text:note-citation><text:note-body><text:p text:style-name="Footnote">) 64b <text:span text:style-name="T2">°sattama] </text:span>CaCbNaEd; ˟˟maḥ Cc</text:p></text:note-body></text:note></text:span><text:span text:style-name="T1"><text:s/></text:span><text:span text:style-name="T1"><text:note text:id="ftn208" text:note-class="footnote"><text:note-citation>208</text:note-citation><text:note-body><text:p text:style-name="Footnote">) Note: Compare this list to Viṣṇupurāṇa: 3.3.11-19: dvāpare prathame vyastaḥsvayaṃ vedaḥ svayaṃbhuvā| dvitīye dvāpare caiva vedavyāsaḥ prajāpati|| tṛtīye cośanā vyāsaś caturthe ca bṛhaspatiḥ| savitā pañcame vyāsaḥ ṣaṣṭhe mṛtyuḥ smṛtaḥ prabhuḥ|| saptame ca tathaivendro vasiṣṭhaś cāṣṭame smṛtaḥ| sārasvataś ca navame tridhāmā daśame smṛtaḥ|| ekādaśe tu triśikho bharadvājas tataḥ paraḥ| trayodaśe cāntarikṣo varṇī cāpi caturdaśe|| trayyāruṇaḥ pañcadaśe ṣoḍaśe tu dhanañjayaḥ| kratuñjayaḥ saptadaśe tadūrdhvaṃ ca jayaḥ smṛtaḥ|| tato vyāso bharadvājo bharadvājāc ca gautamaḥ| gautamād uttaro vyāso haryātmā yo 'bhidhīyate|| atha haryātmanonte ca smṛto vājaśravāmuniḥ| somaśuṣkāyaṇas tasmāt tṛṇabindur iti smṛtaḥ|| ṛkṣobhūdbhārgavas tasmād vālmīkir yo 'bhidhīyate| tasmād asmatpitā śaktir vyāsas tasmād ahaṃ mune|| jātukarṇo 'bhavan mattaḥ kṛṣṇadvaipāyanas tataḥ| aṣṭaviṃśatir ity ete vedavyāsāḥ purātanāḥ|| </text:p></text:note-body></text:note></text:span></text:p>
      <text:p text:style-name="P1"><text:span text:style-name="T1">brahmaṇā kathitaṃ pūrṇaṃ mātariśvā yathātatham||1.64|| </text:span><text:span text:style-name="T1"><text:note text:id="ftn209" text:note-class="footnote"><text:note-citation>209</text:note-citation><text:note-body><text:p text:style-name="Footnote">) 64c <text:span text:style-name="T2">pūrṇaṃ] </text:span>CaCcNaEd; pūrve Cb</text:p></text:note-body></text:note></text:span><text:span text:style-name="T1"><text:s/></text:span><text:span text:style-name="T1"><text:note text:id="ftn210" text:note-class="footnote"><text:note-citation>210</text:note-citation><text:note-body><text:p text:style-name="Footnote">) 64d <text:span text:style-name="T2">°tatham] </text:span>CaCbNaEd; °tathā Cc</text:p></text:note-body></text:note></text:span></text:p>
      <text:p text:style-name="P1"><text:span text:style-name="T1">vāyunā pāda saṃkṣipya prāptaṃ cośanasaṃ purā| </text:span><text:span text:style-name="T1"><text:note text:id="ftn211" text:note-class="footnote"><text:note-citation>211</text:note-citation><text:note-body><text:p text:style-name="Footnote">) 65b <text:span text:style-name="T2">prāptaṃ cośanasaṃ] </text:span>CbNa; prāptaṃ causanasaṃ Ca, prāpta*ausanasaṃ Cc, prāptaś cośanasaṃ Ed</text:p></text:note-body></text:note></text:span></text:p>
      <text:p text:style-name="P3">tenāpi pāda saṃkṣipya prāptavāṃś ca bṛhaspatiḥ||1.65||</text:p>
      <text:p text:style-name="P1"><text:span text:style-name="T1">bṛhaspatis tu provāca sūryaṃ triṃśatsahasrikam| </text:span><text:span text:style-name="T1"><text:note text:id="ftn212" text:note-class="footnote"><text:note-citation>212</text:note-citation><text:note-body><text:p text:style-name="Footnote">) 66b <text:span text:style-name="T2">sūryaṃ] </text:span>CcEd; sūryas CaNa, sūrya Cb • <text:span text:style-name="T2">triṃśatsa°] </text:span>CaCbNaEd; triṃśasa° Cc</text:p></text:note-body></text:note></text:span></text:p>
      <text:p text:style-name="P1"><text:span text:style-name="T1">pañcaviṃśatsahasrāṇi mṛtyuṃ prāha divākaraḥ||1.66|| </text:span><text:span text:style-name="T1"><text:note text:id="ftn213" text:note-class="footnote"><text:note-citation>213</text:note-citation><text:note-body><text:p text:style-name="Footnote">) 66c <text:span text:style-name="T2">°viṃśatsahasrāṇi] </text:span><text:span text:style-name="T5">corr. </text:span>; °viṃśahasrāṇi Ca, °viṃśasahasrāṇi CbCcNa, °viśatsahasrāṇi Ed</text:p></text:note-body></text:note></text:span></text:p>
      <text:p text:style-name="P1"><text:span text:style-name="T1">ekaviṃśatsahasrāṇi mṛtyunendrāya kīrtitam| </text:span><text:span text:style-name="T1"><text:note text:id="ftn214" text:note-class="footnote"><text:note-citation>214</text:note-citation><text:note-body><text:p text:style-name="Footnote">) 67a <text:span text:style-name="T2">°viṃśat°] </text:span>Ed; °viṃśa° CNa</text:p></text:note-body></text:note></text:span><text:span text:style-name="T1"><text:s/></text:span><text:span text:style-name="T1"><text:note text:id="ftn215" text:note-class="footnote"><text:note-citation>215</text:note-citation><text:note-body><text:p text:style-name="Footnote">) 67b <text:span text:style-name="T2">kīrtitam] </text:span>Ed; kīrtitaḥ CaCbNa, kīrtitāḥ Cc</text:p></text:note-body></text:note></text:span></text:p>
      <text:p text:style-name="P1"><text:span text:style-name="T1">indreṇāha vasiṣṭhāya viṃśatślokasahasrikam||1.67|| </text:span><text:span text:style-name="T1"><text:note text:id="ftn216" text:note-class="footnote"><text:note-citation>216</text:note-citation><text:note-body><text:p text:style-name="Footnote">) 67c <text:span text:style-name="T2">vasiṣṭhāya] </text:span>CaCcNaEd; viśiṣṭhāya Cb</text:p></text:note-body></text:note></text:span><text:span text:style-name="T1"><text:s/></text:span><text:span text:style-name="T1"><text:note text:id="ftn217" text:note-class="footnote"><text:note-citation>217</text:note-citation><text:note-body><text:p text:style-name="Footnote">) 67d <text:span text:style-name="T2">viṃśatślo°] </text:span><text:span text:style-name="T5">corr. </text:span>; viṃśaślo° CaCcNaEd, viśaślo° Cb</text:p></text:note-body></text:note></text:span></text:p>
      <text:p text:style-name="P3"><text:soft-page-break/>aṣṭādaśasahasrāṇi tena sārasvatāya tu|</text:p>
      <text:p text:style-name="P1"><text:span text:style-name="T1">sārasvatas tridhāmāya sahasradaśa sapta ca||1.68|| </text:span><text:span text:style-name="T1"><text:note text:id="ftn218" text:note-class="footnote"><text:note-citation>218</text:note-citation><text:note-body><text:p text:style-name="Footnote">) 68c <text:span text:style-name="T2">sārasvatas tri°] </text:span><text:span text:style-name="T5">eme. </text:span>; sārasvatā tri° CaCcNaEd, sārasvatās tri° Cb • <text:span text:style-name="T2">°dhāmāya] </text:span>CNa<text:span text:style-name="T7">pc</text:span>Ed; <text:span text:style-name="T5">omitted in </text:span>Na<text:span text:style-name="T7">ac</text:span></text:p></text:note-body></text:note></text:span></text:p>
      <text:p text:style-name="P1"><text:span text:style-name="T1">ṣoḍaśānāṃ sahasrāṇi bharadvājāya vai tataḥ| </text:span><text:span text:style-name="T1"><text:note text:id="ftn219" text:note-class="footnote"><text:note-citation>219</text:note-citation><text:note-body><text:p text:style-name="Footnote">) 69b <text:span text:style-name="T2">bhara°] </text:span>CaCbNaEd; bhāra° Cc</text:p></text:note-body></text:note></text:span></text:p>
      <text:p text:style-name="P1"><text:span text:style-name="T1">daśa pañcasahasrāṇi trivṛṣāya abhāṣata||1.69|| </text:span><text:span text:style-name="T1"><text:note text:id="ftn220" text:note-class="footnote"><text:note-citation>220</text:note-citation><text:note-body><text:p text:style-name="Footnote">) 69d <text:span text:style-name="T2">abhāṣata] </text:span>CaCbNa; a≀bhāṣata≀ Cc, abhāṣataḥ Ed</text:p></text:note-body></text:note></text:span></text:p>
      <text:p text:style-name="P3">caturdaśasahasrāṇi antarīkṣāya vai tataḥ|</text:p>
      <text:p text:style-name="P1"><text:span text:style-name="T1">trayyāruṇiṃ sahasrāṇi trayodaśa abhāṣata||1.70|| </text:span><text:span text:style-name="T1"><text:note text:id="ftn221" text:note-class="footnote"><text:note-citation>221</text:note-citation><text:note-body><text:p text:style-name="Footnote">) 70c <text:span text:style-name="T2">trayyāruṇiṃ] </text:span><text:span text:style-name="T5">corr. </text:span>; tryaiyāruṇi CaCbNa, traiyāruṇi CcEd</text:p></text:note-body></text:note></text:span><text:span text:style-name="T1"><text:s/></text:span><text:span text:style-name="T1"><text:note text:id="ftn222" text:note-class="footnote"><text:note-citation>222</text:note-citation><text:note-body><text:p text:style-name="Footnote">) 70d <text:span text:style-name="T2">abhāṣata] </text:span>CaCc; abhāṣataḥ Cb, svabhāvata Na, hy abhāṣata Ed</text:p></text:note-body></text:note></text:span></text:p>
      <text:p text:style-name="P1"><text:span text:style-name="T1">trayyāruṇis tu viprendro dhanaṃjayam abhāṣata| </text:span><text:span text:style-name="T1"><text:note text:id="ftn223" text:note-class="footnote"><text:note-citation>223</text:note-citation><text:note-body><text:p text:style-name="Footnote">) 71a <text:span text:style-name="T2">trayyāruṇi°] </text:span><text:span text:style-name="T5">corr. </text:span>; tryaiyāruṇi° C, traiyāruṇi° NaEd • <text:span text:style-name="T2">viprendro] </text:span>CaCbNaEd; viprenda Cc</text:p></text:note-body></text:note></text:span><text:span text:style-name="T1"><text:s/></text:span><text:span text:style-name="T1"><text:note text:id="ftn224" text:note-class="footnote"><text:note-citation>224</text:note-citation><text:note-body><text:p text:style-name="Footnote">) 71b <text:span text:style-name="T2">dhanaṃjaya°] </text:span>CNa<text:span text:style-name="T7">pc</text:span>Ed; dhana° Na<text:span text:style-name="T7">ac</text:span> • <text:span text:style-name="T2">°bhāṣata] </text:span>CaCcNa; °bhāṣataḥ CbEd</text:p></text:note-body></text:note></text:span></text:p>
      <text:p text:style-name="P3">dvādaśāni sahasrāṇi saṃkṣipya punar abravīt||1.71||</text:p>
      <text:p text:style-name="P3">kṛtaṃjayāya samprāpto dhanaṃjayamahāmuniḥ|</text:p>
      <text:p text:style-name="P1"><text:span text:style-name="T1">kṛtaṃjayād dvijaśreṣṭha ṛṇaṃjayamahātmane||1.72|| </text:span><text:span text:style-name="T1"><text:note text:id="ftn225" text:note-class="footnote"><text:note-citation>225</text:note-citation><text:note-body><text:p text:style-name="Footnote">) 72c <text:span text:style-name="T2">°jayād dvi°] </text:span>CaNaEd; °jayā dvi° CbCc • <text:span text:style-name="T2">°śreṣṭha] </text:span>CNa; °śreṣṭho Ed</text:p></text:note-body></text:note></text:span><text:span text:style-name="T1"><text:s/></text:span><text:span text:style-name="T1"><text:note text:id="ftn226" text:note-class="footnote"><text:note-citation>226</text:note-citation><text:note-body><text:p text:style-name="Footnote">) 72d <text:span text:style-name="T2">ṛṇaṃjaya°] </text:span>CaCcNaEd; ṛṇaṃjāya° Cb</text:p></text:note-body></text:note></text:span></text:p>
      <text:p text:style-name="P1"><text:span text:style-name="T1">ṛṇañjayāt punaḥ prāpto gautamāya maharṣiṇe| </text:span><text:span text:style-name="T1"><text:note text:id="ftn227" text:note-class="footnote"><text:note-citation>227</text:note-citation><text:note-body><text:p text:style-name="Footnote">) 73a <text:span text:style-name="T2">prāpto] </text:span>CNa; prāptau Ed</text:p></text:note-body></text:note></text:span></text:p>
      <text:p text:style-name="P1"><text:span text:style-name="T1">gautamāc ca bharadvājas tasmād dharmadvatāya tu||1.73|| </text:span><text:span text:style-name="T1"><text:note text:id="ftn228" text:note-class="footnote"><text:note-citation>228</text:note-citation><text:note-body><text:p text:style-name="Footnote">) 73c <text:span text:style-name="T2">bharadvāja°] </text:span>CaCcNaEd; bharadvāra° Cb</text:p></text:note-body></text:note></text:span><text:span text:style-name="T1"><text:s/></text:span><text:span text:style-name="T1"><text:note text:id="ftn229" text:note-class="footnote"><text:note-citation>229</text:note-citation><text:note-body><text:p text:style-name="Footnote">) 73d <text:span text:style-name="T2">dharmadvatāya] </text:span>CNa; damyāddamāya Ed</text:p></text:note-body></text:note></text:span></text:p>
      <text:p text:style-name="P1"><text:span text:style-name="T1">rājaśravās tataḥ prāptaḥ somaśuṣmāya vai tataḥ| </text:span><text:span text:style-name="T1"><text:note text:id="ftn230" text:note-class="footnote"><text:note-citation>230</text:note-citation><text:note-body><text:p text:style-name="Footnote">) 74a <text:span text:style-name="T2">rājaśravās] </text:span><text:span text:style-name="T5">eme. </text:span>; rājaśrava CNaEd</text:p></text:note-body></text:note></text:span></text:p>
      <text:p text:style-name="P1"><text:span text:style-name="T1">somaśuṣmāt tataḥ prāptas tṛṇabindus tu bho dvija||1.74|| </text:span><text:span text:style-name="T1"><text:note text:id="ftn231" text:note-class="footnote"><text:note-citation>231</text:note-citation><text:note-body><text:p text:style-name="Footnote">) 74c <text:span text:style-name="T2">°śuṣmāt ta°] </text:span>CEd; °śuṣmā ta° Na</text:p></text:note-body></text:note></text:span><text:span text:style-name="T1"><text:s/></text:span><text:span text:style-name="T1"><text:note text:id="ftn232" text:note-class="footnote"><text:note-citation>232</text:note-citation><text:note-body><text:p text:style-name="Footnote">) 74cd <text:span text:style-name="T2">prāptas tṛ°] </text:span>CaCbNaEd; prā≀pta tṛ≀° Cc</text:p></text:note-body></text:note></text:span><text:span text:style-name="T1"><text:s/></text:span><text:span text:style-name="T1"><text:note text:id="ftn233" text:note-class="footnote"><text:note-citation>233</text:note-citation><text:note-body><text:p text:style-name="Footnote">) 74d <text:span text:style-name="T2">bho] </text:span>CaCcNaEd; <text:span text:style-name="T5">omitted in </text:span>Cb</text:p></text:note-body></text:note></text:span></text:p>
      <text:p text:style-name="P1"><text:span text:style-name="T1">tṛṇabindus tu vṛkṣāya vṛkṣaḥ śaktim abhāṣata| </text:span><text:span text:style-name="T1"><text:note text:id="ftn234" text:note-class="footnote"><text:note-citation>234</text:note-citation><text:note-body><text:p text:style-name="Footnote">) 75b <text:span text:style-name="T2">abhāṣata] </text:span>CaCbNa; abhāṣataḥ CcEd</text:p></text:note-body></text:note></text:span></text:p>
      <text:p text:style-name="P1"><text:span text:style-name="T1">śaktiḥ parāśaraṃ prāha jātūkarṇāya vai tataḥ||1.75|| </text:span><text:span text:style-name="T1"><text:note text:id="ftn235" text:note-class="footnote"><text:note-citation>235</text:note-citation><text:note-body><text:p text:style-name="Footnote">) 75d <text:span text:style-name="T2">jātū°] </text:span><text:span text:style-name="T5">corr. </text:span>; jatu° CaCcNaEd, tu° Cb</text:p></text:note-body></text:note></text:span></text:p>
      <text:p text:style-name="P1"><text:span text:style-name="T1">dvaipāyanaṃ tu provāca jātūkarṇo maharṣiṇam| </text:span><text:span text:style-name="T1"><text:note text:id="ftn236" text:note-class="footnote"><text:note-citation>236</text:note-citation><text:note-body><text:p text:style-name="Footnote">) 76a <text:span text:style-name="T2">dvaipāyanaṃ tu] </text:span><text:span text:style-name="T5">eme. </text:span>; dvaipāyanas tu CNa, dvaipāyanāya Ed</text:p></text:note-body></text:note></text:span><text:span text:style-name="T1"><text:s/></text:span><text:span text:style-name="T1"><text:note text:id="ftn237" text:note-class="footnote"><text:note-citation>237</text:note-citation><text:note-body><text:p text:style-name="Footnote">) 76b <text:span text:style-name="T2">jātūkarṇo maharṣiṇam] </text:span><text:span text:style-name="T5">eme. </text:span>; jatukarṇo maharṣiṇam CaCbNa<text:span text:style-name="T7">pc</text:span>, jatukarṇā maharṣiṇaḥ Cc, jakarṇo maharṣiṇaṃ Na<text:span text:style-name="T7">ac</text:span>, jatukarṇamaharṣiṇā Ed</text:p></text:note-body></text:note></text:span></text:p>
      <text:p text:style-name="P1"><text:span text:style-name="T1">romaharṣāya samprāpto dvaipāyanamahāmuniḥ||1.76|| </text:span><text:span text:style-name="T1"><text:note text:id="ftn238" text:note-class="footnote"><text:note-citation>238</text:note-citation><text:note-body><text:p text:style-name="Footnote">) 76d <text:span text:style-name="T2">°muniḥ] </text:span>CNa; °muni Ed</text:p></text:note-body></text:note></text:span></text:p>
      <text:p text:style-name="P1"><text:span text:style-name="T1">romaharṣāya provāca putrāyāmitabuddhaye| </text:span><text:span text:style-name="T1"><text:note text:id="ftn239" text:note-class="footnote"><text:note-citation>239</text:note-citation><text:note-body><text:p text:style-name="Footnote">) 77a <text:span text:style-name="T2">°harṣāya] </text:span>CNa; °harṣaṇāya Ed</text:p></text:note-body></text:note></text:span></text:p>
      <text:p text:style-name="P1"><text:span text:style-name="T1">daśadve ca sahasrāṇi purāṇaṃ samprakāśitam| </text:span><text:span text:style-name="T1"><text:note text:id="ftn240" text:note-class="footnote"><text:note-citation>240</text:note-citation><text:note-body><text:p text:style-name="Footnote">) 77b <text:span text:style-name="T2">purāṇaṃ samprakāśitam] </text:span>CaCbNaEd; purāṇa samprakāśitāṃ Cc</text:p></text:note-body></text:note></text:span></text:p>
      <text:p text:style-name="P1"><text:span text:style-name="T1">mānuṣāṇāṃ hitārthāya kiṃ bhūyaḥ śrotum icchasi|| </text:span><text:span text:style-name="T1"><text:note text:id="ftn241" text:note-class="footnote"><text:note-citation>241</text:note-citation><text:note-body><text:p text:style-name="Footnote">) 77e <text:span text:style-name="T2">mānuṣāṇāṃ] </text:span>CaCcNaEd; manuṣāṇāṃ Cb</text:p></text:note-body></text:note></text:span><text:span text:style-name="T1"><text:s/></text:span><text:span text:style-name="T1"><text:note text:id="ftn242" text:note-class="footnote"><text:note-citation>242</text:note-citation><text:note-body><text:p text:style-name="Footnote">) 77f <text:span text:style-name="T2">bhūyaḥ] </text:span>CNa; bhūya Ed • <text:span text:style-name="T2">°cchasi] </text:span>CaCbNaEd; °cchasīti Cc</text:p></text:note-body></text:note></text:span><text:span text:style-name="T1"><text:s/></text:span></text:p>
      <text:p text:style-name="P3">||iti vṛṣasārasaṃgrahe brahmāṇḍasaṃkhyā nāmādhyāyaḥ prathamaḥ||</text:p>
      <text:p text:style-name="P3"><text:note text:id="ftn243" text:note-class="footnote"><text:note-citation>243</text:note-citation><text:note-body><text:p text:style-name="Footnote">) Colophon: <text:span text:style-name="T2">nāmādhyāyaḥ prathamaḥ] </text:span>CNa; nāma prathamo 'dhyāya Ed</text:p></text:note-body></text:note></text:p>
      <text:p text:style-name="P3">*** 2 ***</text:p>
      <text:p text:style-name="P3"><text:s/>dvitīyo 'dhyāyaḥ </text:p>
      <text:p text:style-name="P3">vigatarāga uvāca| </text:p>
      <text:p text:style-name="P3">śrutaṃ mayā janāgreṇa brahmāṇḍasya tu nirṇayam|</text:p>
      <text:p text:style-name="P3">pramāṇaṃ varṇarūpaṃ ca saṃkhyā tasya samāsataḥ||2.1||</text:p>
      <text:p text:style-name="P1"><text:soft-page-break/><text:span text:style-name="T1">śivāṇḍeti tvayā prokto brahmāṇḍālayakīrtitaḥ| </text:span><text:span text:style-name="T1"><text:note text:id="ftn244" text:note-class="footnote"><text:note-citation>244</text:note-citation><text:note-body><text:p text:style-name="Footnote">) 2b <text:span text:style-name="T2">brahmāṇḍā°] </text:span>Ca; brahmāṇḍa Ed</text:p></text:note-body></text:note></text:span></text:p>
      <text:p text:style-name="P3">kīdṛśaṃ lakṣaṇaṃ jñeyaṃ pramāṇaṃ tasya vā kati||2.2||</text:p>
      <text:p text:style-name="P1"><text:span text:style-name="T1">kasya vā layanaṃ jñeyaṃ pramāṇaṃ vātra vāsinaḥ| </text:span><text:span text:style-name="T1"><text:note text:id="ftn245" text:note-class="footnote"><text:note-citation>245</text:note-citation><text:note-body><text:p text:style-name="Footnote">) 3a <text:span text:style-name="T2">layanaṃ] </text:span>Ca; lakṣaṇaṃ Ed</text:p></text:note-body></text:note></text:span></text:p>
      <text:p text:style-name="P1"><text:span text:style-name="T1">kā vā tatra prajā jñeyā ko vā tatra prajāpatiḥ||2.3|| </text:span><text:span text:style-name="T1"><text:note text:id="ftn246" text:note-class="footnote"><text:note-citation>246</text:note-citation><text:note-body><text:p text:style-name="Footnote">) 3c <text:span text:style-name="T2">kā] </text:span><text:span text:style-name="T5">eme. </text:span>; ko Ca, kiṃ Ed • <text:span text:style-name="T2">prajā jñeyā] </text:span>Ed; prajā*yā Ca</text:p></text:note-body></text:note></text:span><text:span text:style-name="T1"><text:s/>śivāṇḍasaṃkhyā </text:span></text:p>
      <text:p text:style-name="P3">anarthayajña uvāca| </text:p>
      <text:p text:style-name="P1"><text:span text:style-name="T1">śivāṇḍalakṣaṇaṃ vipra na tvaṃ praṣṭum ihārhasi| </text:span><text:span text:style-name="T1"><text:note text:id="ftn247" text:note-class="footnote"><text:note-citation>247</text:note-citation><text:note-body><text:p text:style-name="Footnote">) 4b <text:span text:style-name="T2">na tvaṃ] </text:span>Ca; tatvaṃ Ed</text:p></text:note-body></text:note></text:span></text:p>
      <text:p text:style-name="P1"><text:span text:style-name="T1">devatair api kā śaktir jñātuṃ draṣṭuṃ ca tattvataḥ||2.4|| </text:span><text:span text:style-name="T1"><text:note text:id="ftn248" text:note-class="footnote"><text:note-citation>248</text:note-citation><text:note-body><text:p text:style-name="Footnote">) 4c <text:span text:style-name="T2">śaktir] </text:span>Ca; śakti Ed</text:p></text:note-body></text:note></text:span></text:p>
      <text:p text:style-name="P1"><text:span text:style-name="T1">agamyagamanaṃ guhyaṃ guhyād api samṛddhidam| </text:span><text:span text:style-name="T1"><text:note text:id="ftn249" text:note-class="footnote"><text:note-citation>249</text:note-citation><text:note-body><text:p text:style-name="Footnote">) 5d <text:span text:style-name="T2">samṛddhidam] </text:span>Ed; samuddhitam Ca</text:p></text:note-body></text:note></text:span></text:p>
      <text:p text:style-name="P1"><text:span text:style-name="T1">na prabhur netaras tatra na daṇḍo na ca daṇḍakaḥ||2.5|| </text:span><text:span text:style-name="T1"><text:note text:id="ftn250" text:note-class="footnote"><text:note-citation>250</text:note-citation><text:note-body><text:p text:style-name="Footnote">) 5d <text:span text:style-name="T2">daṇḍo] </text:span>Ca; daṇḍyā Ed</text:p></text:note-body></text:note></text:span></text:p>
      <text:p text:style-name="P1"><text:span text:style-name="T1">! na satyo nānṛtas tatra śuśīlo no duḥśīlavān| </text:span><text:span text:style-name="T1"><text:note text:id="ftn251" text:note-class="footnote"><text:note-citation>251</text:note-citation><text:note-body><text:p text:style-name="Footnote">) 6a <text:span text:style-name="T2">satyo] </text:span>Ca; satyau Ed • <text:span text:style-name="T2">tatra] </text:span>Ca; tatrā Ed</text:p></text:note-body></text:note></text:span><text:span text:style-name="T1"><text:s/></text:span><text:span text:style-name="T1"><text:note text:id="ftn252" text:note-class="footnote"><text:note-citation>252</text:note-citation><text:note-body><text:p text:style-name="Footnote">) 6b <text:span text:style-name="T2">no] </text:span>Ed; * Ca</text:p></text:note-body></text:note></text:span></text:p>
      <text:p text:style-name="P1"><text:span text:style-name="T1">nānṛjur na ca dambhitvaṃ na tṛṣṇā na ca īrṣyatā||2.6|| </text:span><text:span text:style-name="T1"><text:note text:id="ftn253" text:note-class="footnote"><text:note-citation>253</text:note-citation><text:note-body><text:p text:style-name="Footnote">) 6c <text:span text:style-name="T2">nānṛjur] </text:span><text:span text:style-name="T5">eme. </text:span>; nāṛjur CaEd</text:p></text:note-body></text:note></text:span><text:span text:style-name="T1"><text:s/></text:span><text:span text:style-name="T1"><text:note text:id="ftn254" text:note-class="footnote"><text:note-citation>254</text:note-citation><text:note-body><text:p text:style-name="Footnote">) 6d <text:span text:style-name="T2">īrṣyatā] </text:span>Ca; irṣyatā Ed</text:p></text:note-body></text:note></text:span></text:p>
      <text:p text:style-name="P1"><text:span text:style-name="T1">na krodho na ca lobho 'sti na māno 'sti na sūcakaḥ| </text:span><text:span text:style-name="T1"><text:note text:id="ftn255" text:note-class="footnote"><text:note-citation>255</text:note-citation><text:note-body><text:p text:style-name="Footnote">) 7b <text:span text:style-name="T2">sūcakaḥ] </text:span>Cb; sūyakaḥ CaNa, sūyaka Cc, steyakaḥ Ed(<text:span text:style-name="T6">unmetrical</text:span>)</text:p></text:note-body></text:note></text:span></text:p>
      <text:p text:style-name="P1"><text:span text:style-name="T1">īrṣyā dveṣo na tatrāsti na śaṭho na ca matsaraḥ||2.7|| </text:span><text:span text:style-name="T1"><text:note text:id="ftn256" text:note-class="footnote"><text:note-citation>256</text:note-citation><text:note-body><text:p text:style-name="Footnote">) 7d <text:span text:style-name="T2">śaṭho] </text:span>Ca; śaṭhe Ed • <text:span text:style-name="T2">matsaraḥ] </text:span>Ca; matsarāḥ Ed</text:p></text:note-body></text:note></text:span></text:p>
      <text:p text:style-name="P1"><text:span text:style-name="T1">na vyādhir na jarās tatra na śoko 'sti na viklavaḥ| </text:span><text:span text:style-name="T1"><text:note text:id="ftn257" text:note-class="footnote"><text:note-citation>257</text:note-citation><text:note-body><text:p text:style-name="Footnote">) 8b <text:span text:style-name="T2">viklavaḥ] </text:span>Ca; viklava Ed</text:p></text:note-body></text:note></text:span></text:p>
      <text:p text:style-name="P3">nādhamaḥ puruṣas tatra nottamo na ca madhyamaḥ||2.8||</text:p>
      <text:p text:style-name="P1"><text:span text:style-name="T1">notkṛṣṭo mānavas tasmin striyaś caiva śivālaye| </text:span><text:span text:style-name="T1"><text:note text:id="ftn258" text:note-class="footnote"><text:note-citation>258</text:note-citation><text:note-body><text:p text:style-name="Footnote">) 9a <text:span text:style-name="T2">mānavas] </text:span>Ed; mānavas Ca</text:p></text:note-body></text:note></text:span></text:p>
      <text:p text:style-name="P1"><text:span text:style-name="T1">na nindā na praśaṃsāsti matsarī piśuno na ca||2.9|| </text:span><text:span text:style-name="T1"><text:note text:id="ftn259" text:note-class="footnote"><text:note-citation>259</text:note-citation><text:note-body><text:p text:style-name="Footnote">) 9c <text:span text:style-name="T2">praśaṃsāsti] </text:span>Ca; praśaṃsāś ca Ed</text:p></text:note-body></text:note></text:span></text:p>
      <text:p text:style-name="P3">garvadarpaṃ na tatrāsti krūramāyādikaṃ tathā|</text:p>
      <text:p text:style-name="P3">yācamāno na tatrāsti dātā caiva na vidyate||2.10||</text:p>
      <text:p text:style-name="P3">anarthī vraja tatrasthaḥ kalpavṛkṣasamāśritaḥ|</text:p>
      <text:p text:style-name="P1"><text:span text:style-name="T1">na karmaṇā priyas tatra na kaliḥ kalaho na ca||2.11|| </text:span><text:span text:style-name="T1"><text:note text:id="ftn260" text:note-class="footnote"><text:note-citation>260</text:note-citation><text:note-body><text:p text:style-name="Footnote">) 11c <text:span text:style-name="T2">karma nā°] </text:span><text:span text:style-name="T5">eme. </text:span>; karma na Ca, karmaṇā Ed</text:p></text:note-body></text:note></text:span><text:span text:style-name="T1"><text:s/></text:span><text:span text:style-name="T1"><text:note text:id="ftn261" text:note-class="footnote"><text:note-citation>261</text:note-citation><text:note-body><text:p text:style-name="Footnote">) 11d <text:span text:style-name="T2">kaliḥ] </text:span>Ca; kali Ed</text:p></text:note-body></text:note></text:span></text:p>
      <text:p text:style-name="P1"><text:span text:style-name="T1">dvāparo na ca na tretā kṛtaś cāpi na vidyate| </text:span><text:span text:style-name="T1"><text:note text:id="ftn262" text:note-class="footnote"><text:note-citation>262</text:note-citation><text:note-body><text:p text:style-name="Footnote">) 12a <text:span text:style-name="T2">tretā] </text:span>Ed; tretrā Ca</text:p></text:note-body></text:note></text:span></text:p>
      <text:p text:style-name="P3">manvantaraṃ na tatrāsti kalpaś caiva na vidyate||2.12||</text:p>
      <text:p text:style-name="P1"><text:span text:style-name="T1">ābhūtasamplavaṃ nāsti brahmarātriṃdivaṃ tathā| </text:span><text:span text:style-name="T1"><text:note text:id="ftn263" text:note-class="footnote"><text:note-citation>263</text:note-citation><text:note-body><text:p text:style-name="Footnote">) 13a <text:span text:style-name="T2">ābhūta°] </text:span>Ed; āhūta° Ca</text:p></text:note-body></text:note></text:span><text:span text:style-name="T1"><text:s/></text:span><text:span text:style-name="T1"><text:note text:id="ftn264" text:note-class="footnote"><text:note-citation>264</text:note-citation><text:note-body><text:p text:style-name="Footnote">) 13b <text:span text:style-name="T2">brahmarātriṃdivaṃ] </text:span><text:span text:style-name="T5">corr. </text:span>; brahmarātridivan Ca, brahmarātridivas Ed</text:p></text:note-body></text:note></text:span></text:p>
      <text:p text:style-name="P1"><text:span text:style-name="T1">na janmamaraṇaṃ tatra āpadaṃ nāpnuyāt kvacit||2.13|| </text:span><text:span text:style-name="T1"><text:note text:id="ftn265" text:note-class="footnote"><text:note-citation>265</text:note-citation><text:note-body><text:p text:style-name="Footnote">) 13c <text:span text:style-name="T2">janmamaraṇaṃ] </text:span>Ed; janmaraṇaṃ Ca</text:p></text:note-body></text:note></text:span><text:span text:style-name="T1"><text:s/></text:span><text:span text:style-name="T1"><text:note text:id="ftn266" text:note-class="footnote"><text:note-citation>266</text:note-citation><text:note-body><text:p text:style-name="Footnote">) 13d <text:span text:style-name="T2">āpadaṃ] </text:span>Ca; apadaṃ Ed</text:p></text:note-body></text:note></text:span></text:p>
      <text:p text:style-name="P1"><text:span text:style-name="T1">na ca sāyāśavaddho 'sti rāgamoho na vidyate| </text:span><text:span text:style-name="T1"><text:note text:id="ftn267" text:note-class="footnote"><text:note-citation>267</text:note-citation><text:note-body><text:p text:style-name="Footnote">) 14a <text:span text:style-name="T2">°vaddho] </text:span>Ca; °vṛddho Ed</text:p></text:note-body></text:note></text:span><text:span text:style-name="T1"><text:s/></text:span><text:span text:style-name="T1"><text:note text:id="ftn268" text:note-class="footnote"><text:note-citation>268</text:note-citation><text:note-body><text:p text:style-name="Footnote">) 14b <text:span text:style-name="T2">°moho] </text:span>Ca; °mohaṃ Ed</text:p></text:note-body></text:note></text:span></text:p>
      <text:p text:style-name="P3">na devā nāsurās tatra na yakṣoragarākṣasāḥ||2.14||</text:p>
      <text:p text:style-name="P3">na bhūtā na piśācāś ca gandharvo ṛṣayas tathā|</text:p>
      <text:p text:style-name="P3">tārā grahaṃ na tatrāsti nāgakiṃnaragāruḍam||2.15||</text:p>
      <text:p text:style-name="P1"><text:span text:style-name="T1">na japo nāhnikas tatra nāgnihotrī na yajñakṛt| </text:span><text:span text:style-name="T1"><text:note text:id="ftn269" text:note-class="footnote"><text:note-citation>269</text:note-citation><text:note-body><text:p text:style-name="Footnote">) 16a <text:span text:style-name="T2">japo] </text:span>Ed; jayo Ca</text:p></text:note-body></text:note></text:span></text:p>
      <text:p text:style-name="P1"><text:soft-page-break/><text:span text:style-name="T1">na vrataṃ na tapaś caiva na tīrthaṃ narakaṃ tathā||2.16|| </text:span><text:span text:style-name="T1"><text:note text:id="ftn270" text:note-class="footnote"><text:note-citation>270</text:note-citation><text:note-body><text:p text:style-name="Footnote">) 16d <text:span text:style-name="T2">tīrthaṃ] </text:span>Ed; tiryan Ca</text:p></text:note-body></text:note></text:span></text:p>
      <text:p text:style-name="P3">tasyeśānasya devasya aiśvaryaguṇavistaram|</text:p>
      <text:p text:style-name="P3">api varṣaśatenāpi śakyaṃ vaktuṃ na kenacit||2.17||</text:p>
      <text:p text:style-name="P1"><text:span text:style-name="T1">hareccha prabhavāḥ sarve paryāyeṇa bravīmi te| </text:span><text:span text:style-name="T1"><text:note text:id="ftn271" text:note-class="footnote"><text:note-citation>271</text:note-citation><text:note-body><text:p text:style-name="Footnote">) 18a <text:span text:style-name="T2">hareccha prabhavāḥ] </text:span>Ca; harecchāprabhavā Ed</text:p></text:note-body></text:note></text:span></text:p>
      <text:p text:style-name="P1"><text:span text:style-name="T1">devamānuṣavarjyāni vṛkṣagulmalatādayaḥ||2.18|| </text:span><text:span text:style-name="T1"><text:note text:id="ftn272" text:note-class="footnote"><text:note-citation>272</text:note-citation><text:note-body><text:p text:style-name="Footnote">) 18c <text:span text:style-name="T2">varjyāni] </text:span>Ca; vajjñāni Ed</text:p></text:note-body></text:note></text:span></text:p>
      <text:p text:style-name="P1"><text:span text:style-name="T1">parārdhadviguṇotsedhā vistaraṃ ca tathāvidhā| </text:span><text:span text:style-name="T1"><text:note text:id="ftn273" text:note-class="footnote"><text:note-citation>273</text:note-citation><text:note-body><text:p text:style-name="Footnote">) 19a <text:span text:style-name="T2">°guṇotsedhā] </text:span><text:span text:style-name="T5">conj. </text:span>; °guṇocchedhā Ca, °guṇācchredhā Ed</text:p></text:note-body></text:note></text:span></text:p>
      <text:p text:style-name="P3">anekākārapuṣpāṇi phalāni ca manoharam||2.19||</text:p>
      <text:p text:style-name="P1"><text:span text:style-name="T1">anye kāñcanavṛkṣāṇi maṇivṛkṣyāṇy athāpare| </text:span><text:span text:style-name="T1"><text:note text:id="ftn274" text:note-class="footnote"><text:note-citation>274</text:note-citation><text:note-body><text:p text:style-name="Footnote">) 20a <text:span text:style-name="T2">anye] </text:span>Ca; bahu° Ed</text:p></text:note-body></text:note></text:span></text:p>
      <text:p text:style-name="P1"><text:span text:style-name="T1">pravālamaṇighaṇṭāś ca padmarāgaruhāni ca||2.20|| </text:span><text:span text:style-name="T1"><text:note text:id="ftn275" text:note-class="footnote"><text:note-citation>275</text:note-citation><text:note-body><text:p text:style-name="Footnote">) 20d <text:span text:style-name="T2">°ruhāni] </text:span>Ca; °sahāni Ed</text:p></text:note-body></text:note></text:span></text:p>
      <text:p text:style-name="P1"><text:span text:style-name="T1">svādumūlaphalāskandalatāviṭapapādapāḥ| </text:span><text:span text:style-name="T1"><text:note text:id="ftn276" text:note-class="footnote"><text:note-citation>276</text:note-citation><text:note-body><text:p text:style-name="Footnote">) 21a <text:span text:style-name="T2">svādu°] </text:span>Ed; svādhu° Ca</text:p></text:note-body></text:note></text:span></text:p>
      <text:p text:style-name="P3">kāmarūpāś ca te sarve kāmadāḥ kāmabhāṣiṇaḥ||2.21||</text:p>
      <text:p text:style-name="P3">tatra vipra prajāḥ sarve anantaguṇasāgarāḥ|</text:p>
      <text:p text:style-name="P1"><text:span text:style-name="T1">tulyarūpabalāḥ sarve sūryāyutasamaprabhāḥ||2.22|| </text:span><text:span text:style-name="T1"><text:note text:id="ftn277" text:note-class="footnote"><text:note-citation>277</text:note-citation><text:note-body><text:p text:style-name="Footnote">) 22c <text:span text:style-name="T2">°bālāḥ] </text:span>Ca; °varāḥ Ed</text:p></text:note-body></text:note></text:span></text:p>
      <text:p text:style-name="P3">parārdhadvayavistāraṃ parārdhadvayam āyatam|</text:p>
      <text:p text:style-name="P1"><text:span text:style-name="T1">parārdhadvaya vikṣepā yojanānāṃ dvijottama||2.23|| </text:span><text:span text:style-name="T1"><text:note text:id="ftn278" text:note-class="footnote"><text:note-citation>278</text:note-citation><text:note-body><text:p text:style-name="Footnote">) 23c <text:span text:style-name="T2">vikṣepā] </text:span>Ca; vijñeyā Ed</text:p></text:note-body></text:note></text:span></text:p>
      <text:p text:style-name="P1"><text:span text:style-name="T1">aiśvaryatvaṃ na saṃkhyāsti balaśaktiś ca bho dvija| </text:span><text:span text:style-name="T1"><text:note text:id="ftn279" text:note-class="footnote"><text:note-citation>279</text:note-citation><text:note-body><text:p text:style-name="Footnote">) 24b <text:span text:style-name="T2">bala°] </text:span>Ca; tava Ed</text:p></text:note-body></text:note></text:span></text:p>
      <text:p text:style-name="P1"><text:span text:style-name="T1">adhordhvo na ca saṃkhyāsti na tiryak ceti kaścana||2.24|| </text:span><text:span text:style-name="T1"><text:note text:id="ftn280" text:note-class="footnote"><text:note-citation>280</text:note-citation><text:note-body><text:p text:style-name="Footnote">) 24d <text:span text:style-name="T2">tiryak] </text:span><text:span text:style-name="T5">corr. </text:span>; tiryañ CaEd</text:p></text:note-body></text:note></text:span></text:p>
      <text:p text:style-name="P3">śivāṇḍasya ca vistāram āyāmaṃ ca na vedmy aham|</text:p>
      <text:p text:style-name="P1"><text:span text:style-name="T1">! bhogam akṣayas tatraiva janmamṛtyur na vidyate||2.25|| </text:span><text:span text:style-name="T1"><text:note text:id="ftn281" text:note-class="footnote"><text:note-citation>281</text:note-citation><text:note-body><text:p text:style-name="Footnote">) 25c <text:span text:style-name="T2">bhogam akṣayas] </text:span>Ca; bhogamayās tu Ed</text:p></text:note-body></text:note></text:span></text:p>
      <text:p text:style-name="P1"><text:span text:style-name="T1">śivāṇḍamadhyam āśritya gokṣīrasadṛśaprabhāḥ| </text:span><text:span text:style-name="T1"><text:note text:id="ftn282" text:note-class="footnote"><text:note-citation>282</text:note-citation><text:note-body><text:p text:style-name="Footnote">) 26b <text:span text:style-name="T2">prabhāḥ] </text:span>Ca; prabhā Ed</text:p></text:note-body></text:note></text:span></text:p>
      <text:p text:style-name="P1"><text:span text:style-name="T1">parārdhaparakoṭīnām īśānānāṃ smṛtālayaḥ||2.26|| </text:span><text:span text:style-name="T1"><text:note text:id="ftn283" text:note-class="footnote"><text:note-citation>283</text:note-citation><text:note-body><text:p text:style-name="Footnote">) 26d <text:span text:style-name="T2">īśānānāṃ] </text:span>Ed; īśānānā Ca • <text:span text:style-name="T2">smṛtālayaḥ] </text:span>Ca; smṛtālayā Ed</text:p></text:note-body></text:note></text:span></text:p>
      <text:p text:style-name="P1"><text:span text:style-name="T1">bālasūryaprabhā sarve jñeyās tatpuruṣālaye| </text:span><text:span text:style-name="T1"><text:note text:id="ftn284" text:note-class="footnote"><text:note-citation>284</text:note-citation><text:note-body><text:p text:style-name="Footnote">) 27b <text:span text:style-name="T2">jñeyās] </text:span>Ca; jñeyā Ed • <text:span text:style-name="T2">ālaye] </text:span>Ca; ālayaṃ Ed</text:p></text:note-body></text:note></text:span></text:p>
      <text:p text:style-name="P3">parārdhaparakoṭīnāṃ pūrvasyāṃ diśam āśritāḥ||2.27||</text:p>
      <text:p text:style-name="P1"><text:span text:style-name="T1">bhinnāñjanaprabhāḥ sarve dakṣiṇāṃ diśam āśritāḥ| </text:span><text:span text:style-name="T1"><text:note text:id="ftn285" text:note-class="footnote"><text:note-citation>285</text:note-citation><text:note-body><text:p text:style-name="Footnote">) 28ab <text:span text:style-name="T5">omitted in </text:span>Ca<text:span text:style-name="T7">ac</text:span> </text:p></text:note-body></text:note></text:span><text:span text:style-name="T1"><text:s/></text:span><text:span text:style-name="T1"><text:note text:id="ftn286" text:note-class="footnote"><text:note-citation>286</text:note-citation><text:note-body><text:p text:style-name="Footnote">) 28a <text:span text:style-name="T2">°prabhās] </text:span>Ca; °prabhā Ed</text:p></text:note-body></text:note></text:span><text:span text:style-name="T1"><text:s/></text:span><text:span text:style-name="T1"><text:note text:id="ftn287" text:note-class="footnote"><text:note-citation>287</text:note-citation><text:note-body><text:p text:style-name="Footnote">) 28b <text:span text:style-name="T2">dakṣiṇāṃ] </text:span>Ca; dakṣiṇa° Ed • <text:span text:style-name="T2">diśam] </text:span>Ca; diśim Ed</text:p></text:note-body></text:note></text:span></text:p>
      <text:p text:style-name="P1"><text:span text:style-name="T1">parārdhaparakoṭīnām aghorālayam āśritāḥ||2.28|| </text:span><text:span text:style-name="T1"><text:note text:id="ftn288" text:note-class="footnote"><text:note-citation>288</text:note-citation><text:note-body><text:p text:style-name="Footnote">) 28d <text:span text:style-name="T2">aghorā°] </text:span>Ca; adhorā° Ed • <text:span text:style-name="T2">āśritāḥ] </text:span>Ca; āśritā Ed</text:p></text:note-body></text:note></text:span></text:p>
      <text:p text:style-name="P1"><text:span text:style-name="T1">kundenduhimaśailābhāḥ paścimāṃ diśam āśritāḥ| </text:span><text:span text:style-name="T1"><text:note text:id="ftn289" text:note-class="footnote"><text:note-citation>289</text:note-citation><text:note-body><text:p text:style-name="Footnote">) 29b <text:span text:style-name="T2">āśritāḥ] </text:span>Ca; āśritā Ed</text:p></text:note-body></text:note></text:span></text:p>
      <text:p text:style-name="P3">parārdhaparakoṭīnāṃ sadyam iṣṭālayaḥ smṛtaḥ||2.29||</text:p>
      <text:p text:style-name="P1"><text:span text:style-name="T1">kuṅkumodakasaṃkāśā uttarāṃ diśam āśritāḥ| </text:span><text:span text:style-name="T1"><text:note text:id="ftn290" text:note-class="footnote"><text:note-citation>290</text:note-citation><text:note-body><text:p text:style-name="Footnote">) 30b <text:span text:style-name="T2">diśam] </text:span>Ed; diśim Ca</text:p></text:note-body></text:note></text:span></text:p>
      <text:p text:style-name="P3">parārdhaparakotīnāṃ vāmadevālayaḥ smṛtaḥ||2.30||</text:p>
      <text:p text:style-name="P1"><text:span text:style-name="T1">īśānasya kalāḥ pañca vaktrasyāpi catuṣkalāḥ| </text:span><text:span text:style-name="T1"><text:note text:id="ftn291" text:note-class="footnote"><text:note-citation>291</text:note-citation><text:note-body><text:p text:style-name="Footnote">) 31a <text:span text:style-name="T2">kalāḥ] </text:span>Ca; kalā Ed</text:p></text:note-body></text:note></text:span><text:span text:style-name="T1"><text:s/></text:span><text:span text:style-name="T1"><text:note text:id="ftn292" text:note-class="footnote"><text:note-citation>292</text:note-citation><text:note-body><text:p text:style-name="Footnote">) 31b <text:span text:style-name="T2">catuṣkalāḥ] </text:span>Ca; catuṣtake Ed</text:p></text:note-body></text:note></text:span></text:p>
      <text:p text:style-name="P3">aghorasya kalā aṣṭau vāmadevās trayodaśa||2.31||</text:p>
      <text:p text:style-name="P1"><text:span text:style-name="T1">sadyaś cāṣṭau kalā jñeyāḥ saṃsārārṇavatārakāḥ| </text:span><text:span text:style-name="T1"><text:note text:id="ftn293" text:note-class="footnote"><text:note-citation>293</text:note-citation><text:note-body><text:p text:style-name="Footnote">) 32a <text:span text:style-name="T2">jñeyāḥ] </text:span>Ca; jñeyā Ed</text:p></text:note-body></text:note></text:span></text:p>
      <text:p text:style-name="P1"><text:soft-page-break/><text:span text:style-name="T1">aṣṭatriṃśat kalā hy etāḥ kīrtitā dvijasattamaḥ||2.32|| </text:span><text:span text:style-name="T1"><text:note text:id="ftn294" text:note-class="footnote"><text:note-citation>294</text:note-citation><text:note-body><text:p text:style-name="Footnote">) 32c <text:span text:style-name="T2">°triṃśat] </text:span>Ca; °triṃśa° Ed</text:p></text:note-body></text:note></text:span><text:span text:style-name="T1"><text:s/></text:span><text:span text:style-name="T1"><text:note text:id="ftn295" text:note-class="footnote"><text:note-citation>295</text:note-citation><text:note-body><text:p text:style-name="Footnote">) 32d <text:span text:style-name="T2">hy etāḥ] </text:span>Ca; jñeyāḥ Ed</text:p></text:note-body></text:note></text:span></text:p>
      <text:p text:style-name="P1"><text:span text:style-name="T1">saṃkhyāvarṇo diśaś caiva ekaikasya pṛthak pṛthak| </text:span><text:span text:style-name="T1"><text:note text:id="ftn296" text:note-class="footnote"><text:note-citation>296</text:note-citation><text:note-body><text:p text:style-name="Footnote">) 33a <text:span text:style-name="T2">saṃkhyāvarṇo] </text:span>Ca; saṃdhyāvarṇā Ed</text:p></text:note-body></text:note></text:span></text:p>
      <text:p text:style-name="P3">pūrvoktena vidhānena bodhavyā tattvacintakaiḥ||2.33||</text:p>
      <text:p text:style-name="P3">śivāṇḍagamanākṛṣṭyā śivayogaṃ sadābhyaset|</text:p>
      <text:p text:style-name="P1"><text:span text:style-name="T1">śivayogaṃ vinā vipra tatra gantuṃ na śakyate||2.34|| </text:span><text:span text:style-name="T1"><text:note text:id="ftn297" text:note-class="footnote"><text:note-citation>297</text:note-citation><text:note-body><text:p text:style-name="Footnote">) 34c <text:span text:style-name="T2">°yogaṃ] </text:span>Ca; °yoga Ed</text:p></text:note-body></text:note></text:span></text:p>
      <text:p text:style-name="P3">aśvamedhādiyajñānāṃ koṭyāyutaśatāni ca|</text:p>
      <text:p text:style-name="P1"><text:span text:style-name="T1">kṛcchrāditapa sarvāṇi kṛtvā kalpaśatāni ca||2.35|| </text:span><text:span text:style-name="T1"><text:note text:id="ftn298" text:note-class="footnote"><text:note-citation>298</text:note-citation><text:note-body><text:p text:style-name="Footnote">) 35c <text:span text:style-name="T2">°tapa] </text:span>Ed; °tapaḥ Ca</text:p></text:note-body></text:note></text:span></text:p>
      <text:p text:style-name="P1"><text:span text:style-name="T1">tatra gantuṃ na śakyeta devair api tapodhana| </text:span><text:span text:style-name="T1"><text:note text:id="ftn299" text:note-class="footnote"><text:note-citation>299</text:note-citation><text:note-body><text:p text:style-name="Footnote">) 36a <text:span text:style-name="T2">śakyeta] </text:span>Ca; śakyete Ed</text:p></text:note-body></text:note></text:span></text:p>
      <text:p text:style-name="P3">gaṅgādisarvatīrtheṣu snātvā taptvā ca vai punaḥ||2.36||</text:p>
      <text:p text:style-name="P1"><text:span text:style-name="T1">tatra gantuṃ na śakyeta ṛṣibhir vā mahātmabhiḥ| </text:span><text:span text:style-name="T1"><text:note text:id="ftn300" text:note-class="footnote"><text:note-citation>300</text:note-citation><text:note-body><text:p text:style-name="Footnote">) 37a <text:span text:style-name="T2">śakyeta] </text:span>Ca; śakyante Ed</text:p></text:note-body></text:note></text:span></text:p>
      <text:p text:style-name="P3">saptadvīpasamudrāṇi ratnapūrṇāni bho dvija||2.37||</text:p>
      <text:p text:style-name="P3">dattvā vā vedaviduṣe śraddhābhaktisamanvitaḥ|</text:p>
      <text:p text:style-name="P1"><text:span text:style-name="T1">tatra gantuṃ na śakyeta vinā dhyānena niścayaḥ||2.38|| </text:span><text:span text:style-name="T1"><text:note text:id="ftn301" text:note-class="footnote"><text:note-citation>301</text:note-citation><text:note-body><text:p text:style-name="Footnote">) 38c <text:span text:style-name="T2">śakyeta] </text:span>Ca; śakyante Ed</text:p></text:note-body></text:note></text:span></text:p>
      <text:p text:style-name="P1"><text:span text:style-name="T1">svadehātmā samuddhṛtya dattvārthibhyaś ca niścayāt| </text:span><text:span text:style-name="T1"><text:note text:id="ftn302" text:note-class="footnote"><text:note-citation>302</text:note-citation><text:note-body><text:p text:style-name="Footnote">) 39a <text:span text:style-name="T2">svadehātmā ] </text:span>Ed; svadehātmāṃ Ca</text:p></text:note-body></text:note></text:span></text:p>
      <text:p text:style-name="P3">svadāraputrasarvasvaṃ śiro'rthibhyaś ca yo dadet||2.39||</text:p>
      <text:p text:style-name="P3">na tatra gantuṃ śakyeta anyair vāpi suduṣkaraiḥ|</text:p>
      <text:p text:style-name="P1"><text:span text:style-name="T1">yajñatīrthatapodānavedādhyayanapāragāḥ||2.40|| </text:span><text:span text:style-name="T1"><text:note text:id="ftn303" text:note-class="footnote"><text:note-citation>303</text:note-citation><text:note-body><text:p text:style-name="Footnote">) 40d <text:span text:style-name="T2">°pāragāḥ] </text:span>Ca; °pāragaḥ Ed</text:p></text:note-body></text:note></text:span></text:p>
      <text:p text:style-name="P1"><text:span text:style-name="T1">brahmāṇḍāntasya bhogāṃs tu bhuṅkte kālavaśānugaḥ| </text:span><text:span text:style-name="T1"><text:note text:id="ftn304" text:note-class="footnote"><text:note-citation>304</text:note-citation><text:note-body><text:p text:style-name="Footnote">) 41a <text:span text:style-name="T2">brahmāṇḍāntasya bhogāṃs tu] </text:span>Ca; brahmāṇḍāt tasya bhogās tu Ed</text:p></text:note-body></text:note></text:span><text:span text:style-name="T1"><text:s/></text:span><text:span text:style-name="T1"><text:note text:id="ftn305" text:note-class="footnote"><text:note-citation>305</text:note-citation><text:note-body><text:p text:style-name="Footnote">) 41b <text:span text:style-name="T2">bhuṅkte] </text:span>Ca; bhuktvā Ed</text:p></text:note-body></text:note></text:span></text:p>
      <text:p text:style-name="P3">kālena samapreṣyeṇa dharmo yāti parikṣayaḥ||2.41||</text:p>
      <text:p text:style-name="P3">alātacakravat sarvaṃ kālo yānti paribhraman|</text:p>
      <text:p text:style-name="P3">traikālyakalanāt kālas tena kālaḥ prakīrtitaḥ||2.42|| </text:p>
      <text:p text:style-name="P3">||iti vṛṣasārasaṃgrahe śivāṇḍasaṃkhyā nāmādhyāyo dvitīyaḥ||</text:p>
      <text:p text:style-name="P3"><text:note text:id="ftn306" text:note-class="footnote"><text:note-citation>306</text:note-citation><text:note-body><text:p text:style-name="Footnote">) Colophon: <text:span text:style-name="T2">nāmādhyāyo dvitīyaḥ] </text:span>Ca; nāma dvitīyo 'dhyāyaḥ Ed</text:p></text:note-body></text:note></text:p>
      <text:p text:style-name="P3">*** 3 ***</text:p>
      <text:p text:style-name="P3"><text:s/>tṛtīyo 'dhyāyaḥ </text:p>
      <text:p text:style-name="P3">vigatarāga uvāca| </text:p>
      <text:p text:style-name="P1"><text:span text:style-name="T1">kimarthaṃ dharmam ity āhuḥ katimūrtiś ca kīrtyate| </text:span><text:span text:style-name="T1"><text:note text:id="ftn307" text:note-class="footnote"><text:note-citation>307</text:note-citation><text:note-body><text:p text:style-name="Footnote">) 1a <text:span text:style-name="T2">āhuḥ] </text:span>Ca; āhu Ed</text:p></text:note-body></text:note></text:span></text:p>
      <text:p text:style-name="P1"><text:span text:style-name="T1">katipādo vṛṣo jñeyo gatis tasya kati smṛtā||3.1|| </text:span><text:span text:style-name="T1"><text:note text:id="ftn308" text:note-class="footnote"><text:note-citation>308</text:note-citation><text:note-body><text:p text:style-name="Footnote">) 1c <text:span text:style-name="T2">°pādo] </text:span><text:span text:style-name="T5">eme. </text:span>; °pāda CaEd</text:p></text:note-body></text:note></text:span><text:span text:style-name="T1"><text:s/></text:span><text:span text:style-name="T1"><text:note text:id="ftn309" text:note-class="footnote"><text:note-citation>309</text:note-citation><text:note-body><text:p text:style-name="Footnote">) 1d <text:span text:style-name="T2">smṛtā] </text:span><text:span text:style-name="T5">eme. </text:span>; smṛtāḥ Ca, smṛtaḥ Ed</text:p></text:note-body></text:note></text:span></text:p>
      <text:p text:style-name="P1"><text:span text:style-name="T1">kautūhalaṃ mamotpannaṃ saṃśayaṃ chindhi tattvataḥ| </text:span><text:span text:style-name="T1"><text:note text:id="ftn310" text:note-class="footnote"><text:note-citation>310</text:note-citation><text:note-body><text:p text:style-name="Footnote">) 2a <text:span text:style-name="T2">kautūhalaṃ] </text:span>Ca; kautuhala Ed</text:p></text:note-body></text:note></text:span><text:span text:style-name="T1"><text:s/></text:span><text:span text:style-name="T1"><text:note text:id="ftn311" text:note-class="footnote"><text:note-citation>311</text:note-citation><text:note-body><text:p text:style-name="Footnote">) 2b <text:span text:style-name="T2">saṃśayaṃ] </text:span>Ed; saśayaṃ Ca</text:p></text:note-body></text:note></text:span></text:p>
      <text:p text:style-name="P3">kasya putro muniśreṣṭha prajās tasya kati smṛtāḥ||3.2||</text:p>
      <text:p text:style-name="P3">anarthyajña uvāca| </text:p>
      <text:p text:style-name="P3">dhṛtir ity eṣa dhātur vai paryāyaḥ parikīrtitaḥ|</text:p>
      <text:p text:style-name="P1"><text:span text:style-name="T1">ādhāraṇān mahattvāc ca dharma ity abhidhīyate||3.3|| </text:span><text:span text:style-name="T1"><text:note text:id="ftn312" text:note-class="footnote"><text:note-citation>312</text:note-citation><text:note-body><text:p text:style-name="Footnote">) 3c <text:span text:style-name="T2">ādhāraṇān] </text:span>Ca; ādhāreṇa Ed</text:p></text:note-body></text:note></text:span></text:p>
      <text:p text:style-name="P1"><text:span text:style-name="T1">śrutismṛtidvayor mūrtiś catuṣpādavṛṣaḥ sthitaḥ| </text:span><text:span text:style-name="T1"><text:note text:id="ftn313" text:note-class="footnote"><text:note-citation>313</text:note-citation><text:note-body><text:p text:style-name="Footnote">) 4a <text:span text:style-name="T2">°smṛtidvayor] </text:span>Ca; °smṛtir dvayo Ed</text:p></text:note-body></text:note></text:span></text:p>
      <text:p text:style-name="P3">caturāśrama yo dharmaḥ kīrtitāni manīṣibhiḥ||3.4||</text:p>
      <text:p text:style-name="P1"><text:soft-page-break/><text:span text:style-name="T1">gatiś ca pañca vijñeyā śṛṇu dharmasya bho dvija| </text:span><text:span text:style-name="T1"><text:note text:id="ftn314" text:note-class="footnote"><text:note-citation>314</text:note-citation><text:note-body><text:p text:style-name="Footnote">) 5a <text:span text:style-name="T2">vijñeyā] </text:span><text:span text:style-name="T5">eme. </text:span>; vijñeyaḥ CaEd</text:p></text:note-body></text:note></text:span></text:p>
      <text:p text:style-name="P3">devamānuṣatiryañ ca narakasthāvarādayaḥ||3.5||</text:p>
      <text:p text:style-name="P1"><text:span text:style-name="T1">brahmaṇo hṛdayaṃ bhittvā jāto dharmaḥ sanātanaḥ| </text:span><text:span text:style-name="T1"><text:note text:id="ftn315" text:note-class="footnote"><text:note-citation>315</text:note-citation><text:note-body><text:p text:style-name="Footnote">) 6a <text:span text:style-name="T2">brahmaṇo] </text:span>Ca; brāhmaṇo Ed</text:p></text:note-body></text:note></text:span></text:p>
      <text:p text:style-name="P1"><text:span text:style-name="T1">tasya patnī mahābhāgā trayodaśasumadhyamā||3.6|| </text:span><text:span text:style-name="T1"><text:note text:id="ftn316" text:note-class="footnote"><text:note-citation>316</text:note-citation><text:note-body><text:p text:style-name="Footnote">) 6d <text:span text:style-name="T2">°madhyamā] </text:span><text:span text:style-name="T5">eme. </text:span>; °madhyamāḥ CaEd</text:p></text:note-body></text:note></text:span></text:p>
      <text:p text:style-name="P1"><text:span text:style-name="T1">dakṣakanyā viśālākṣī śraddhāḍhyā sumanoharā| </text:span><text:span text:style-name="T1"><text:note text:id="ftn317" text:note-class="footnote"><text:note-citation>317</text:note-citation><text:note-body><text:p text:style-name="Footnote">) 7a <text:span text:style-name="T2">°ākṣī] </text:span>Ca; °ākṣi Ed</text:p></text:note-body></text:note></text:span><text:span text:style-name="T1"><text:s/></text:span><text:span text:style-name="T1"><text:note text:id="ftn318" text:note-class="footnote"><text:note-citation>318</text:note-citation><text:note-body><text:p text:style-name="Footnote">) 7b <text:span text:style-name="T2">°āḍhyā] </text:span>Ca; °ādyā Ed • <text:span text:style-name="T2">°harā] </text:span>Ca; °harāḥ Ed</text:p></text:note-body></text:note></text:span></text:p>
      <text:p text:style-name="P1"><text:span text:style-name="T1">tasya putrāś ca pautrāś ca anekāś ca babhūva ha| </text:span><text:span text:style-name="T1"><text:note text:id="ftn319" text:note-class="footnote"><text:note-citation>319</text:note-citation><text:note-body><text:p text:style-name="Footnote">) 7cd <text:span text:style-name="T2">tasya putrāś ca pautrāś ca anekāś ca babhūva ha] </text:span>Ca; tasya putrā anekāś ca tathā pautrā babhūvahaḥ Ed</text:p></text:note-body></text:note></text:span></text:p>
      <text:p text:style-name="P3">eṣa dharmanisargo 'yaṃ kiṃ bhūyaḥ śrotum icchasi||</text:p>
      <text:p text:style-name="P1"><text:span text:style-name="T1">vigatarāga uvāca| </text:span><text:span text:style-name="T1"><text:note text:id="ftn320" text:note-class="footnote"><text:note-citation>320</text:note-citation><text:note-body><text:p text:style-name="Footnote">) 8 <text:span text:style-name="T2">uvāca] </text:span>Ed; u Ca</text:p></text:note-body></text:note></text:span></text:p>
      <text:p text:style-name="P3">dharmapatnī viśeṣeṇa putras tebhyaḥ pṛthak pṛthak|</text:p>
      <text:p text:style-name="P3">śrotum icchāmi tattvena kathayasva tapodhana||3.8||</text:p>
      <text:p text:style-name="P3">anarthayajña uvāca| </text:p>
      <text:p text:style-name="P1"><text:span text:style-name="T1">śraddhā lakṣmīr dhṛtis tuṣṭiḥ puṣṭir medhā kriyā lajjā| </text:span><text:span text:style-name="T1"><text:note text:id="ftn321" text:note-class="footnote"><text:note-citation>321</text:note-citation><text:note-body><text:p text:style-name="Footnote">) 9a <text:span text:style-name="T2">lakṣmīr] </text:span>Ca; lakṣmī Ed • <text:span text:style-name="T2">tuṣṭiḥ] </text:span>Ca; tuṣṭī Ed</text:p></text:note-body></text:note></text:span><text:span text:style-name="T1"><text:s/></text:span><text:span text:style-name="T1"><text:note text:id="ftn322" text:note-class="footnote"><text:note-citation>322</text:note-citation><text:note-body><text:p text:style-name="Footnote">) 9b <text:span text:style-name="T2">puṣṭir] </text:span>Ca; puṣṭi Ed</text:p></text:note-body></text:note></text:span></text:p>
      <text:p text:style-name="P1"><text:span text:style-name="T1">buddhiḥ śāntir vapuḥ kīrtiḥ siddhiś cābhūtisambhavā||3.9|| </text:span><text:span text:style-name="T1"><text:note text:id="ftn323" text:note-class="footnote"><text:note-citation>323</text:note-citation><text:note-body><text:p text:style-name="Footnote">) 9c <text:span text:style-name="T2">buddhiḥ] </text:span>Ed; buddhi Ca</text:p></text:note-body></text:note></text:span><text:span text:style-name="T1"><text:s/></text:span><text:span text:style-name="T1"><text:note text:id="ftn324" text:note-class="footnote"><text:note-citation>324</text:note-citation><text:note-body><text:p text:style-name="Footnote">) 9d <text:span text:style-name="T2">cābhūti°] </text:span>Ca; ca bhūti° Ed</text:p></text:note-body></text:note></text:span></text:p>
      <text:p text:style-name="P1"><text:span text:style-name="T1">śraddhā kāma suto jāto darpo lakṣmīsutaḥ smṛtaḥ| </text:span><text:span text:style-name="T1"><text:note text:id="ftn325" text:note-class="footnote"><text:note-citation>325</text:note-citation><text:note-body><text:p text:style-name="Footnote">) 10a <text:span text:style-name="T2">kāma°] </text:span>Ca; dharma° Ed</text:p></text:note-body></text:note></text:span></text:p>
      <text:p text:style-name="P3">dhṛtyās tu niyamaḥ putraḥ saṃtoṣas tuṣṭijaḥ smṛtaḥ||3.10||</text:p>
      <text:p text:style-name="P1"><text:span text:style-name="T1">puṣṭyā lābhasuto jāto medhāputra śrutas tathā| </text:span><text:span text:style-name="T1"><text:note text:id="ftn326" text:note-class="footnote"><text:note-citation>326</text:note-citation><text:note-body><text:p text:style-name="Footnote">) 11a <text:span text:style-name="T2">lābha°] </text:span>Ed; lābhas Ca</text:p></text:note-body></text:note></text:span><text:span text:style-name="T1"><text:s/></text:span><text:span text:style-name="T1"><text:note text:id="ftn327" text:note-class="footnote"><text:note-citation>327</text:note-citation><text:note-body><text:p text:style-name="Footnote">) 11b <text:span text:style-name="T2">°putraḥ] </text:span><text:span text:style-name="T5">eme. </text:span>; °putra CaEd</text:p></text:note-body></text:note></text:span></text:p>
      <text:p text:style-name="P1"><text:span text:style-name="T1">kriyāyās tv abhayaḥ putro daṇḍasamaya eva tu||3.11|| </text:span><text:span text:style-name="T1"><text:note text:id="ftn328" text:note-class="footnote"><text:note-citation>328</text:note-citation><text:note-body><text:p text:style-name="Footnote">) 11c <text:span text:style-name="T2">tv abhayaḥ putro] </text:span>Ca; tūbhayaḥ putrau Ed</text:p></text:note-body></text:note></text:span></text:p>
      <text:p text:style-name="P1"><text:span text:style-name="T1">lajjāyā vinayaḥ putro buddhyā bodhaḥ sutaḥ smṛtaḥ| </text:span><text:span text:style-name="T1"><text:note text:id="ftn329" text:note-class="footnote"><text:note-citation>329</text:note-citation><text:note-body><text:p text:style-name="Footnote">) 12a <text:span text:style-name="T2">lajjāyā vinayaḥ] </text:span>Ca; lajjāyāḥ vinaya° Ed</text:p></text:note-body></text:note></text:span><text:span text:style-name="T1"><text:s/></text:span><text:span text:style-name="T1"><text:note text:id="ftn330" text:note-class="footnote"><text:note-citation>330</text:note-citation><text:note-body><text:p text:style-name="Footnote">) 12b <text:span text:style-name="T2">smṛtaḥ] </text:span>Ed; ** Ca</text:p></text:note-body></text:note></text:span></text:p>
      <text:p text:style-name="P1"><text:span text:style-name="T1">lajjāyāḥ sudhiyaḥ putraḥ apramādaś ca tāv ubhau||3.12|| </text:span><text:span text:style-name="T1"><text:note text:id="ftn331" text:note-class="footnote"><text:note-citation>331</text:note-citation><text:note-body><text:p text:style-name="Footnote">) 12c <text:span text:style-name="T2">sudhiyaḥ] </text:span>Ed; sudhiya Ca • <text:span text:style-name="T2">putra] </text:span>Ca; putraḥ Ed</text:p></text:note-body></text:note></text:span></text:p>
      <text:p text:style-name="P3">kṣemaḥ śāntisuto vindyād vyavasāyo vapoḥ sutaḥ|</text:p>
      <text:p text:style-name="P1"><text:span text:style-name="T1">yaśaḥ kīrti suto jñeyaḥ sukhaṃ siddhir vyajāyata| </text:span><text:span text:style-name="T1"><text:note text:id="ftn332" text:note-class="footnote"><text:note-citation>332</text:note-citation><text:note-body><text:p text:style-name="Footnote">) 13b <text:span text:style-name="T2">vyajāyata] </text:span>Ca; vyajāyate Ed</text:p></text:note-body></text:note></text:span></text:p>
      <text:p text:style-name="P1"><text:span text:style-name="T1">svāyambhuve 'ntar evāsi kīrtitā dharmasūnavaḥ|| </text:span><text:span text:style-name="T1"><text:note text:id="ftn333" text:note-class="footnote"><text:note-citation>333</text:note-citation><text:note-body><text:p text:style-name="Footnote">) 13c <text:span text:style-name="T2">svāyambhuve] </text:span>Ca; svayambhuve Ed • <text:span text:style-name="T2">'ntar evāsi] </text:span>Ed; 'ntar etvāsi Ca</text:p></text:note-body></text:note></text:span></text:p>
      <text:p text:style-name="P3">vigatarāga uvāca| </text:p>
      <text:p text:style-name="P1"><text:span text:style-name="T1">mūrtidvayaṃ kathaṃ dharmaṃ kathayasva tapodhana| </text:span><text:span text:style-name="T1"><text:note text:id="ftn334" text:note-class="footnote"><text:note-citation>334</text:note-citation><text:note-body><text:p text:style-name="Footnote">) 14a <text:span text:style-name="T2">dharmaṃ] </text:span>Ca; dharmaḥ Ed</text:p></text:note-body></text:note></text:span></text:p>
      <text:p text:style-name="P3">kautūhalam atīvam me kīrtaya jñānasaṃśayam||3.14||</text:p>
      <text:p text:style-name="P3">anarthayajña uvāca| </text:p>
      <text:p text:style-name="P1"><text:span text:style-name="T1">śrutismṛtidvayor mūrtir dharmasya parikīrtitā| </text:span><text:span text:style-name="T1"><text:note text:id="ftn335" text:note-class="footnote"><text:note-citation>335</text:note-citation><text:note-body><text:p text:style-name="Footnote">) 15a <text:span text:style-name="T2">śruti°] </text:span>Ca; śrutiḥ Ed • <text:span text:style-name="T2">mūrtir] </text:span>Ca; mūrti Ed</text:p></text:note-body></text:note></text:span></text:p>
      <text:p text:style-name="P1"><text:span text:style-name="T1">dānāgnihotrasambandha ijyā śrautasya lakṣaṇam| </text:span><text:span text:style-name="T1"><text:note text:id="ftn336" text:note-class="footnote"><text:note-citation>336</text:note-citation><text:note-body><text:p text:style-name="Footnote">) 15c <text:span text:style-name="T2">dānā°] </text:span><text:span text:style-name="T5">eme. </text:span>; dārā° CaEd • <text:span text:style-name="T2">°bandha] </text:span>Ed; °baddha Ca</text:p></text:note-body></text:note></text:span><text:span text:style-name="T1"><text:s/></text:span><text:span text:style-name="T1"><text:note text:id="ftn337" text:note-class="footnote"><text:note-citation>337</text:note-citation><text:note-body><text:p text:style-name="Footnote">) 15d <text:span text:style-name="T2">śrautasya] </text:span><text:span text:style-name="T5">eme. </text:span>; śrotasya Ca, śrutasya Ed</text:p></text:note-body></text:note></text:span><text:span text:style-name="T1"><text:s/></text:span><text:span text:style-name="T1"><text:note text:id="ftn338" text:note-class="footnote"><text:note-citation>338</text:note-citation><text:note-body><text:p text:style-name="Footnote">) Parallel: 15 â‰ˆMatsyapurāṇa 145.30: dārāgnihotrasambandham ijyā śrautasya lakṣaṇam cf.Indeces 1.36.10: dānāgnihotram ijyā ca śrautasyaitad dhi lakṣaṇam</text:p></text:note-body></text:note></text:span></text:p>
      <text:p text:style-name="P1"><text:soft-page-break/><text:span text:style-name="T1">smārto varṇāśramācāro yamaiś ca niyamair yutaḥ|| </text:span><text:span text:style-name="T1"><text:note text:id="ftn339" text:note-class="footnote"><text:note-citation>339</text:note-citation><text:note-body><text:p text:style-name="Footnote">) 15a <text:span text:style-name="T2">smārto] </text:span><text:span text:style-name="T5">eme. </text:span>; smārta CaEd</text:p></text:note-body></text:note></text:span><text:span text:style-name="T1"><text:s/></text:span><text:span text:style-name="T1"><text:note text:id="ftn340" text:note-class="footnote"><text:note-citation>340</text:note-citation><text:note-body><text:p text:style-name="Footnote">) Parallel: 15 = Matsyapurāṇa 145.31; cf.Indeces 1.36.11: smārto varṇāśramācāro yamaiś ca niyamair yutaḥ</text:p></text:note-body></text:note></text:span><text:span text:style-name="T1"><text:s/>yamaniyamabhedaḥ </text:span></text:p>
      <text:p text:style-name="P3">yamaś ca niyamaś caiva dvayor bhedam ataḥ śṛṇu||</text:p>
      <text:p text:style-name="P3">ahiṃsā satyam asteyam anṛśaṃsyo damo ghṛṇā|</text:p>
      <text:p text:style-name="P1"><text:span text:style-name="T1">dhanyāpramādo mādhuryam ārjavaṃ ca yamā daśa|| </text:span><text:span text:style-name="T1"><text:note text:id="ftn341" text:note-class="footnote"><text:note-citation>341</text:note-citation><text:note-body><text:p text:style-name="Footnote">) 16c <text:span text:style-name="T2">dhanyā°] </text:span>Ed; dhanyaḥ Ca • <text:span text:style-name="T2">mādhuryam] </text:span>Ed; mādhūryam Ca</text:p></text:note-body></text:note></text:span><text:span text:style-name="T1"><text:s/></text:span><text:span text:style-name="T1"><text:note text:id="ftn342" text:note-class="footnote"><text:note-citation>342</text:note-citation><text:note-body><text:p text:style-name="Footnote">) 16d <text:span text:style-name="T2">ārjavaṃ] </text:span>Ca; ārjavaś Ed</text:p></text:note-body></text:note></text:span></text:p>
      <text:p text:style-name="P3">ekaikasya punar pañcabhedam āhur manīṣiṇaḥ| ahiṃsādi </text:p>
      <text:p text:style-name="P3">ahiṃsādi pravakṣyāmi śṛṇuṣvāvahito dvija||3.17||</text:p>
      <text:p text:style-name="P1"><text:span text:style-name="T1">trāsanaṃ tāḍanaṃ bandho māraṇaṃ vṛttināśanam| </text:span><text:span text:style-name="T1"><text:note text:id="ftn343" text:note-class="footnote"><text:note-citation>343</text:note-citation><text:note-body><text:p text:style-name="Footnote">) 18a <text:span text:style-name="T2">bandho] </text:span>Ca; bandha Ed</text:p></text:note-body></text:note></text:span></text:p>
      <text:p text:style-name="P1"><text:span text:style-name="T1">hiṃsāṃ pañcavidhāṃ prāhur munayas tattvadarśinaḥ||3.18|| </text:span><text:span text:style-name="T1"><text:note text:id="ftn344" text:note-class="footnote"><text:note-citation>344</text:note-citation><text:note-body><text:p text:style-name="Footnote">) 18c <text:span text:style-name="T2">hiṃsāṃ] </text:span>Ca; hiṃsā Ed • <text:span text:style-name="T2">°vidhāṃ] </text:span><text:span text:style-name="T5">eme. </text:span>; °vidham Ca, °vidha Ed </text:p></text:note-body></text:note></text:span></text:p>
      <text:p text:style-name="P1"><text:span text:style-name="T1">kāṣṭhaloṣṭakaśādyais tu tāḍayantīha nirdayāḥ| </text:span><text:span text:style-name="T1"><text:note text:id="ftn345" text:note-class="footnote"><text:note-citation>345</text:note-citation><text:note-body><text:p text:style-name="Footnote">) 19d <text:span text:style-name="T2">nirdayāḥ] </text:span>Ca; nirdayā Ed</text:p></text:note-body></text:note></text:span></text:p>
      <text:p text:style-name="P1"><text:span text:style-name="T1">tatpraharāvibhinnāṅgo mṛtavadhyam avāpnuyāt||3.19|| </text:span><text:span text:style-name="T1"><text:note text:id="ftn346" text:note-class="footnote"><text:note-citation>346</text:note-citation><text:note-body><text:p text:style-name="Footnote">) 19c <text:span text:style-name="T2">°prahāra°] </text:span>Ca; °prahārā° Ed • <text:span text:style-name="T2">°bhinnāṅgo] </text:span>Ca; °bhinnāṅgā Ed</text:p></text:note-body></text:note></text:span></text:p>
      <text:p text:style-name="P1"><text:span text:style-name="T1">baddhvā pādau bhujoraś ca śirorukkaṇṭhapāśitāḥ| </text:span><text:span text:style-name="T1"><text:note text:id="ftn347" text:note-class="footnote"><text:note-citation>347</text:note-citation><text:note-body><text:p text:style-name="Footnote">) 20a <text:span text:style-name="T2">bhujoraś] </text:span>Ca; bhujauraś Ed</text:p></text:note-body></text:note></text:span><text:span text:style-name="T1"><text:s/></text:span><text:span text:style-name="T1"><text:note text:id="ftn348" text:note-class="footnote"><text:note-citation>348</text:note-citation><text:note-body><text:p text:style-name="Footnote">) 20b <text:span text:style-name="T2">śiroruk°] </text:span><text:span text:style-name="T5">corr. </text:span>; śiroru° Ca; śiroruḥ Ed</text:p></text:note-body></text:note></text:span></text:p>
      <text:p text:style-name="P1"><text:span text:style-name="T1">anāhatā mriyanty evaṃ vadhabandhanajāḥ smṛtāḥ||3.20|| </text:span><text:span text:style-name="T1"><text:note text:id="ftn349" text:note-class="footnote"><text:note-citation>349</text:note-citation><text:note-body><text:p text:style-name="Footnote">) 20d <text:span text:style-name="T2">°jāḥ smṛtāḥ] </text:span>Ca; °ja smṛtaḥ Ed</text:p></text:note-body></text:note></text:span></text:p>
      <text:p text:style-name="P3">śatrucaurabhayair ghoraiḥ siṃhavyāghragajoragaiḥ|</text:p>
      <text:p text:style-name="P3">trāsanād vadham āpnoti anyair vāpi suduḥsahaiḥ||3.21||</text:p>
      <text:p text:style-name="P1"><text:span text:style-name="T1">yasya yasya hared vittaṃ tasya tasya vadhaḥ smṛtaḥ| </text:span><text:span text:style-name="T1"><text:note text:id="ftn350" text:note-class="footnote"><text:note-citation>350</text:note-citation><text:note-body><text:p text:style-name="Footnote">) 22b <text:span text:style-name="T2">vadhaḥ] </text:span>Ca; vadha Ed</text:p></text:note-body></text:note></text:span></text:p>
      <text:p text:style-name="P1"><text:span text:style-name="T1">vṛttijīvābhibhūtānāṃ tadvārān nihataḥ smṛtaḥ||3.22|| </text:span><text:span text:style-name="T1"><text:note text:id="ftn351" text:note-class="footnote"><text:note-citation>351</text:note-citation><text:note-body><text:p text:style-name="Footnote">) 22d <text:span text:style-name="T2">tadvārān] </text:span>Ca; taddvārān Ed</text:p></text:note-body></text:note></text:span></text:p>
      <text:p text:style-name="P1"><text:span text:style-name="T1">! viṣavahniśaraśastrair māyāyogabalena vā| </text:span><text:span text:style-name="T1"><text:note text:id="ftn352" text:note-class="footnote"><text:note-citation>352</text:note-citation><text:note-body><text:p text:style-name="Footnote">) 23b <text:span text:style-name="T2">māyā°] </text:span>Ca; mayā Ed</text:p></text:note-body></text:note></text:span></text:p>
      <text:p text:style-name="P1"><text:span text:style-name="T1">hiṃsakety āhu viprendra munayas tattvadarśinaḥ||3.23|| </text:span><text:span text:style-name="T1"><text:note text:id="ftn353" text:note-class="footnote"><text:note-citation>353</text:note-citation><text:note-body><text:p text:style-name="Footnote">) 23c <text:span text:style-name="T2">hiṃsakety āhu] </text:span>Ed; hiṃsakāny āhur Ca (<text:span text:style-name="T6">unmetrical</text:span>)</text:p></text:note-body></text:note></text:span></text:p>
      <text:p text:style-name="P1"><text:span text:style-name="T1">ahiṃsā paramaṃ dharmaṃ yas tyajet sa durātmavān| </text:span><text:span text:style-name="T1"><text:note text:id="ftn354" text:note-class="footnote"><text:note-citation>354</text:note-citation><text:note-body><text:p text:style-name="Footnote">) 24b <text:span text:style-name="T2">tyajet sa durātmavān] </text:span>Ed; tyajec cha durātma* Ca</text:p></text:note-body></text:note></text:span></text:p>
      <text:p text:style-name="P3">kleśāyāsavinirmuktaṃ sarvadharmaphalapradam||3.24||</text:p>
      <text:p text:style-name="P1"><text:span text:style-name="T1">nātaḥ parataro mūrkho nātaḥ parataraṃ tamaḥ| </text:span><text:span text:style-name="T1"><text:note text:id="ftn355" text:note-class="footnote"><text:note-citation>355</text:note-citation><text:note-body><text:p text:style-name="Footnote">) 25b <text:span text:style-name="T2">°taraṃ] </text:span>Ca; °tan Ed</text:p></text:note-body></text:note></text:span></text:p>
      <text:p text:style-name="P3">nātaḥ parataraṃ duḥkhaṃ nātaḥ parataro 'yaśaḥ||3.25||</text:p>
      <text:p text:style-name="P3">nātaḥ parataraṃ pāpaṃ nātaḥ parataraṃ viṣam|</text:p>
      <text:p text:style-name="P1"><text:span text:style-name="T1">nātaḥ paratarā vidyā nātaḥ paraṃ tapodhanam||3.26|| </text:span><text:span text:style-name="T1"><text:note text:id="ftn356" text:note-class="footnote"><text:note-citation>356</text:note-citation><text:note-body><text:p text:style-name="Footnote">) 26d <text:span text:style-name="T2">paraṃ tapodhanam] </text:span><text:span text:style-name="T5">conj. </text:span>; paraṃ tapodhana Ca; para tapodyamāḥ Ed</text:p></text:note-body></text:note></text:span></text:p>
      <text:p text:style-name="P1"><text:span text:style-name="T1">yo hinasti na bhūtāni udbhijādi caturvidham| </text:span><text:span text:style-name="T1"><text:note text:id="ftn357" text:note-class="footnote"><text:note-citation>357</text:note-citation><text:note-body><text:p text:style-name="Footnote">) 27a <text:span text:style-name="T2">yo hinasti] </text:span>Ca; yo hi nāsti Ed</text:p></text:note-body></text:note></text:span></text:p>
      <text:p text:style-name="P1"><text:span text:style-name="T1">sa bhavet puruṣaśreṣṭhaḥ sarvabhūtadayānvitaḥ||3.27|| </text:span><text:span text:style-name="T1"><text:note text:id="ftn358" text:note-class="footnote"><text:note-citation>358</text:note-citation><text:note-body><text:p text:style-name="Footnote">) 27c <text:span text:style-name="T2">puruṣa°] </text:span>Ed; puruṣaḥ Ca</text:p></text:note-body></text:note></text:span></text:p>
      <text:p text:style-name="P3">sarvabhūtadayāṃ nityaṃ yaḥ karoti sa paṇḍitaḥ|</text:p>
      <text:p text:style-name="P3">sa yajvā sa tapasvī ca sa dātā sa dṛḍhavrataḥ||3.28||</text:p>
      <text:p text:style-name="P3">ahiṃsā paramaṃ tīrtham ahiṃsā paramaṃ tapaḥ|</text:p>
      <text:p text:style-name="P1"><text:span text:style-name="T1">ahiṃsā paramaṃ dānaṃ ahiṃsā paramaṃ sukham||3.29|| </text:span><text:span text:style-name="T1"><text:note text:id="ftn359" text:note-class="footnote"><text:note-citation>359</text:note-citation><text:note-body><text:p text:style-name="Footnote">) Parallel: 29 This and the following verses are similar to MBh 13.117.37-38 </text:p></text:note-body></text:note></text:span></text:p>
      <text:p text:style-name="P1"><text:span text:style-name="T1">ahiṃsā paramo yajña ahiṃsā paramaṃ vratam| </text:span><text:span text:style-name="T1"><text:note text:id="ftn360" text:note-class="footnote"><text:note-citation>360</text:note-citation><text:note-body><text:p text:style-name="Footnote">) 30a <text:span text:style-name="T2">yajña] </text:span><text:span text:style-name="T5">corr. </text:span>; yajñar Ca, yajñaḥ Ed</text:p></text:note-body></text:note></text:span></text:p>
      <text:p text:style-name="P3">ahiṃsā paramo jñānam ahiṃsā paramā kriyā||3.30||</text:p>
      <text:p text:style-name="P1"><text:span text:style-name="T1">ahiṃsā paramaṃ śaucam ahiṃsā paramo damaḥ| </text:span><text:span text:style-name="T1"><text:note text:id="ftn361" text:note-class="footnote"><text:note-citation>361</text:note-citation><text:note-body><text:p text:style-name="Footnote">) 31ab <text:span text:style-name="T5">omitted in </text:span>Ed</text:p></text:note-body></text:note></text:span></text:p>
      <text:p text:style-name="P3"><text:soft-page-break/>ahiṃsā paramo lābha ahiṃsā paramaṃ yaśaḥ||3.31||</text:p>
      <text:p text:style-name="P1"><text:span text:style-name="T1">ahiṃsā paramā kīrti ahiṃsā paramo damaḥ| </text:span><text:span text:style-name="T1"><text:note text:id="ftn362" text:note-class="footnote"><text:note-citation>362</text:note-citation><text:note-body><text:p text:style-name="Footnote">) 32ab <text:span text:style-name="T5">omitted in </text:span>Ca</text:p></text:note-body></text:note></text:span></text:p>
      <text:p text:style-name="P3">ahiṃsā paramo dharma ahiṃsā paramo gatiḥ||3.32||</text:p>
      <text:p text:style-name="P3">ahiṃsā paramaṃ brahma ahiṃsā paramaḥ śivaḥ| </text:p>
      <text:p text:style-name="P3">māṃsāśanān nivarteta manasāpi na kāṅkṣayet||3.33||</text:p>
      <text:p text:style-name="P1"><text:span text:style-name="T1">sa mahatphalam āpnoti yas tu māṃsaṃ vivarjayet| </text:span><text:span text:style-name="T1"><text:note text:id="ftn363" text:note-class="footnote"><text:note-citation>363</text:note-citation><text:note-body><text:p text:style-name="Footnote">) 34b <text:span text:style-name="T2">māṃsaṃ] </text:span>Ca; māṃsa Ed</text:p></text:note-body></text:note></text:span></text:p>
      <text:p text:style-name="P1"><text:span text:style-name="T1">svamāṃsaṃ paramāṃsena yo vardhayitum icchati||3.34|| </text:span><text:span text:style-name="T1"><text:note text:id="ftn364" text:note-class="footnote"><text:note-citation>364</text:note-citation><text:note-body><text:p text:style-name="Footnote">) Parallel: 34 = MBh 13.116.14ab and 13.116.34ab </text:p></text:note-body></text:note></text:span></text:p>
      <text:p text:style-name="P1"><text:span text:style-name="T1">anabhyarcya pitṝn devān na tato 'nyo 'sti pāpakṛt| </text:span><text:span text:style-name="T1"><text:note text:id="ftn365" text:note-class="footnote"><text:note-citation>365</text:note-citation><text:note-body><text:p text:style-name="Footnote">) 35b <text:span text:style-name="T2">tato 'nyo] </text:span>Ca; tad anyo Ed</text:p></text:note-body></text:note></text:span></text:p>
      <text:p text:style-name="P3">madhuparke ca yajñe ca pitṛdaivatakarmaṇi||3.35||</text:p>
      <text:p text:style-name="P3">atraiva paśavo hiṃsyā nānyatra manur abravīt|</text:p>
      <text:p text:style-name="P1"><text:span text:style-name="T1">kṛtvā svayaṃ vāpy utpādyāparopahitam eva ca||3.36|| </text:span><text:span text:style-name="T1"><text:note text:id="ftn366" text:note-class="footnote"><text:note-citation>366</text:note-citation><text:note-body><text:p text:style-name="Footnote">) 36c <text:span text:style-name="T2">kṛtvā] </text:span>Ed; krītvā Ca</text:p></text:note-body></text:note></text:span><text:span text:style-name="T1"><text:s/></text:span><text:span text:style-name="T1"><text:note text:id="ftn367" text:note-class="footnote"><text:note-citation>367</text:note-citation><text:note-body><text:p text:style-name="Footnote">) 36d <text:span text:style-name="T2">utpādyā°] </text:span>Ed; utpādya Ca • <text:span text:style-name="T2">ca] </text:span>Ed; vā Ca</text:p></text:note-body></text:note></text:span></text:p>
      <text:p text:style-name="P1"><text:span text:style-name="T1">devān pitṝṃś cārcayitvā khādan māṃsaṃ na doṣabhāk| </text:span><text:span text:style-name="T1"><text:note text:id="ftn368" text:note-class="footnote"><text:note-citation>368</text:note-citation><text:note-body><text:p text:style-name="Footnote">) 37a <text:span text:style-name="T2">pitṝṃś cārcayitvā] </text:span>Ca; pitṛś cārpayitvā Ed</text:p></text:note-body></text:note></text:span></text:p>
      <text:p text:style-name="P3">vedayajñatapastīrthadānaśīlakriyāvrataiḥ||3.37||</text:p>
      <text:p text:style-name="P1"><text:span text:style-name="T1">māṃsāharanivṛttānāṃ ṣoḍaśāṃśaṃ na pūryate| </text:span><text:span text:style-name="T1"><text:note text:id="ftn369" text:note-class="footnote"><text:note-citation>369</text:note-citation><text:note-body><text:p text:style-name="Footnote">) 38a <text:span text:style-name="T2">°vṛttānāṃ] </text:span>Ca; °vṛttīnāṃ Ed</text:p></text:note-body></text:note></text:span></text:p>
      <text:p text:style-name="P1"><text:span text:style-name="T1">mṛgāḥ parṇatṛṇāhārād ajameṣagavādibhiḥ||3.38|| </text:span><text:span text:style-name="T1"><text:note text:id="ftn370" text:note-class="footnote"><text:note-citation>370</text:note-citation><text:note-body><text:p text:style-name="Footnote">) 38c <text:span text:style-name="T2">parṇa°] </text:span>Ca; parṇā° Ed</text:p></text:note-body></text:note></text:span></text:p>
      <text:p text:style-name="P3">sukhino balavantaś ca vicaranti mahītale|</text:p>
      <text:p text:style-name="P3">vānarāḥ phalam āhārād rākṣasā rudhirapriyāḥ||3.39||</text:p>
      <text:p text:style-name="P3">nihatā rākṣasāḥ sarve vānaraiḥ phalabhogibhiḥ|</text:p>
      <text:p text:style-name="P3">tasmān māṃsaṃ na hīheta balakāmena bho dvija||3.40||</text:p>
      <text:p text:style-name="P1"><text:span text:style-name="T1">balena ca guṇākāśāt paratobhayabhīruṇā| </text:span><text:span text:style-name="T1"><text:note text:id="ftn371" text:note-class="footnote"><text:note-citation>371</text:note-citation><text:note-body><text:p text:style-name="Footnote">) 41a <text:span text:style-name="T2">guṇākāśāt] </text:span>Ca; guṇā kuryāt Ed</text:p></text:note-body></text:note></text:span></text:p>
      <text:p text:style-name="P1"><text:span text:style-name="T1">ahiṃsakasamo nāsti dānayajñasamīhayā| </text:span><text:span text:style-name="T1"><text:note text:id="ftn372" text:note-class="footnote"><text:note-citation>372</text:note-citation><text:note-body><text:p text:style-name="Footnote">) 41d <text:span text:style-name="T2">°yajñasamīhayā] </text:span>Ca; °dharmasamīhaya Ed</text:p></text:note-body></text:note></text:span></text:p>
      <text:p text:style-name="P3">iha loke yaśaḥ kīrtiḥ paratra ca parāṃ gatiḥ||</text:p>
      <text:p text:style-name="P1"><text:span text:style-name="T1">trailokyaṃ maṇiratnapūrṇam akhilaṃ dattvottame brāhmaṇe </text:span><text:span text:style-name="T1"><text:note text:id="ftn373" text:note-class="footnote"><text:note-citation>373</text:note-citation><text:note-body><text:p text:style-name="Footnote">) 42a <text:span text:style-name="T2">akhilaṃ dattvottame brāhmaṇe] </text:span>Ed; akhilaṃ******* Ca</text:p></text:note-body></text:note></text:span></text:p>
      <text:p text:style-name="P1"><text:span text:style-name="T1">koṭīyajñasahasrapadmam ayutaṃ dattvā mahīṃ dakṣiṇām| </text:span><text:span text:style-name="T1"><text:note text:id="ftn374" text:note-class="footnote"><text:note-citation>374</text:note-citation><text:note-body><text:p text:style-name="Footnote">) 42b <text:span text:style-name="T2">koṭīyajñasahasrapadmam] </text:span>Ed; ********* Ca</text:p></text:note-body></text:note></text:span></text:p>
      <text:p text:style-name="P1"><text:span text:style-name="T1">tīrthānāṃ ca sahasrakoṭiniyutaṃ snātvā sakṛn mānavaḥ </text:span><text:span text:style-name="T1"><text:note text:id="ftn375" text:note-class="footnote"><text:note-citation>375</text:note-citation><text:note-body><text:p text:style-name="Footnote">) 42c <text:span text:style-name="T2">°koṭi°] </text:span>Ca; °koṭī° Ed(<text:span text:style-name="T6">unmetrical</text:span>)</text:p></text:note-body></text:note></text:span></text:p>
      <text:p text:style-name="P3">! etatpuṇyaphalam ahiṃsakajanaḥ prāpnoti niḥsaṃśayam||3.42||</text:p>
      <text:p text:style-name="P1"><text:span text:style-name="T1"><text:s/></text:span><text:span text:style-name="T1"><text:note text:id="ftn376" text:note-class="footnote"><text:note-citation>376</text:note-citation><text:note-body><text:p text:style-name="Footnote">) 42d <text:span text:style-name="T2">niḥśaṃśayam] </text:span>Ed; **** Ca</text:p></text:note-body></text:note></text:span><text:span text:style-name="T1"><text:s/></text:span></text:p>
      <text:p text:style-name="P3">||iti vṛṣasārasaṃgrahe ahiṃsāpraśaṃsā nāmādhyāyas tṛtīyaḥ||</text:p>
      <text:p text:style-name="P3"><text:note text:id="ftn377" text:note-class="footnote"><text:note-citation>377</text:note-citation><text:note-body><text:p text:style-name="Footnote">) Colophon: <text:span text:style-name="T2">nāmādhyāyas tṛtīyaḥ] </text:span>Ca; nāmas tṛtīyo 'dhyāyaḥ Ed</text:p></text:note-body></text:note></text:p>
      <text:p text:style-name="P3">*** 4 ***</text:p>
      <text:p text:style-name="P3"><text:s/>4 yamavibhāgaḥ </text:p>
      <text:p text:style-name="P3">anarthayajña uvāca| </text:p>
      <text:p text:style-name="P1"><text:span text:style-name="T1">sadbhāvaḥ satyam ity āhur dṛṣṭapratyakṣam eva vā| </text:span><text:span text:style-name="T1"><text:note text:id="ftn378" text:note-class="footnote"><text:note-citation>378</text:note-citation><text:note-body><text:p text:style-name="Footnote">) 1a <text:span text:style-name="T2">sadbhāvaḥ] </text:span>Ca; sadbhāva° Ed • <text:span text:style-name="T2">satyam ity āhur] </text:span>Ed; satyam ity āhu Ca</text:p></text:note-body></text:note></text:span><text:span text:style-name="T1"><text:s/></text:span><text:span text:style-name="T1"><text:note text:id="ftn379" text:note-class="footnote"><text:note-citation>379</text:note-citation><text:note-body><text:p text:style-name="Footnote">) 1b <text:span text:style-name="T2">°pratyakṣam] </text:span>Ed; °pratyayam Ca</text:p></text:note-body></text:note></text:span></text:p>
      <text:p text:style-name="P3">yathābhūtārthakathanaṃ tat satyakathanaṃ smṛtam||4.1||</text:p>
      <text:p text:style-name="P3">ākroṣatāḍanādīni yaḥ saheta suduḥsaham|</text:p>
      <text:p text:style-name="P1"><text:span text:style-name="T1">kṣamate yo jitātmā tu sa ca satyam udāhṛtam||4.2|| </text:span><text:span text:style-name="T1"><text:note text:id="ftn380" text:note-class="footnote"><text:note-citation>380</text:note-citation><text:note-body><text:p text:style-name="Footnote">) 2d <text:span text:style-name="T2">satyam udāhṛtam] </text:span>Ed; satyam udāhṛtam Ca</text:p></text:note-body></text:note></text:span></text:p>
      <text:p text:style-name="P1"><text:soft-page-break/><text:span text:style-name="T1">vadhārtham udyataḥ śastraṃ yadi pṛccheta karhicit| </text:span><text:span text:style-name="T1"><text:note text:id="ftn381" text:note-class="footnote"><text:note-citation>381</text:note-citation><text:note-body><text:p text:style-name="Footnote">) 3a <text:span text:style-name="T2">śastraṃ] </text:span>Ca; satya Ed</text:p></text:note-body></text:note></text:span></text:p>
      <text:p text:style-name="P1"><text:span text:style-name="T1">na tatra satyaṃ vaktavyam anṛtaṃ satyam ucyate||4.3|| </text:span><text:span text:style-name="T1"><text:note text:id="ftn382" text:note-class="footnote"><text:note-citation>382</text:note-citation><text:note-body><text:p text:style-name="Footnote">) 3c <text:span text:style-name="T2">satyaṃ] </text:span>Ca; satya Ed • <text:span text:style-name="T2">vaktavyam] </text:span>Ed; vaktayā Ca</text:p></text:note-body></text:note></text:span></text:p>
      <text:p text:style-name="P3">vadhārhaḥ puruṣaḥ kaścid vrajet pathibhayāturaḥ|</text:p>
      <text:p text:style-name="P1"><text:span text:style-name="T1">pṛcchato 'pi na vaktavyaṃ satyaṃ tad vāpi ucyate||4.4|| </text:span><text:span text:style-name="T1"><text:note text:id="ftn383" text:note-class="footnote"><text:note-citation>383</text:note-citation><text:note-body><text:p text:style-name="Footnote">) 4c <text:span text:style-name="T2">pṛcchato] </text:span>Ca; pṛcchate Ed</text:p></text:note-body></text:note></text:span></text:p>
      <text:p text:style-name="P1"><text:span text:style-name="T1">! na narmayuktam anṛtaṃ hinasti</text:span><text:span text:style-name="T1"><text:note text:id="ftn384" text:note-class="footnote"><text:note-citation>384</text:note-citation><text:note-body><text:p text:style-name="Footnote">) 5a <text:span text:style-name="T2">hinasti] </text:span>Ca; hi nāsti Ed</text:p></text:note-body></text:note></text:span></text:p>
      <text:p text:style-name="P3">na strīṣu rājan na vivāhakāle|</text:p>
      <text:p text:style-name="P3">prāṇātyaye sarvadhanāpahāre</text:p>
      <text:p text:style-name="P3">pañcānṛtaṃ satyam udāharanti||4.5||</text:p>
      <text:p text:style-name="P1"><text:note text:id="ftn385" text:note-class="footnote"><text:note-citation>385</text:note-citation><text:note-body><text:p text:style-name="Footnote">) Parallel: 5cf.1.77.16: na narmayuktaṃ vacanaṃ hinasti na strīṣu rājan na vivāhakāle| prāṇātyaye sarvadhanāpahāre pañcānṛtāny āhur apātakāni||; 12.159.28: na narmayuktaṃ vacanaṃ hinasti na strīṣu rājan na vivāhakāle| na gurvarthe nātmano jīvitārthe pañcānṛtāny āhur apātakāni||; 31.16: na narmayuktaṃ vacanaṃ hinasti na strīṣu rājan na vivāhakāle| prāṇātyaye sarvadhanāpahāre pañcānṛtāny āhur apātakāni||;Kauṇḍinya's commentary ad 1.9: gobrāhmaṇārthe 'vacanaṃ himasti na strīṣu rājan na vivāhakāle| prāṇātyaye sarvadhanāpahāre pañcānṛtāni āhur apātakāni||;Abhidharmakośabhāṣya 24114-24117 : na narmayuktam anṛtaṃ hi nāsti na strīṣu rājan na vivāhakāle| prāṇātyaye sarvadhanāpahāre pañcānṛtāñ ? āhur apātakāni|| </text:p></text:note-body></text:note></text:p>
      <text:p text:style-name="P1"><text:span text:style-name="T1">devamānuṣatiryeṣu satyadharmaparāyaṇaḥ| </text:span><text:span text:style-name="T1"><text:note text:id="ftn386" text:note-class="footnote"><text:note-citation>386</text:note-citation><text:note-body><text:p text:style-name="Footnote">) 6b <text:span text:style-name="T2">satyadharmaparāyaṇaḥ] </text:span>Ed; satyaṃ dharmaḥ payataḥ Ca</text:p></text:note-body></text:note></text:span></text:p>
      <text:p text:style-name="P1"><text:span text:style-name="T1">satyaṃ śreṣṭhaṃ variṣṭhaṃ ca satyaṃ dharmaḥ sanātanaḥ||4.6|| </text:span><text:span text:style-name="T1"><text:note text:id="ftn387" text:note-class="footnote"><text:note-citation>387</text:note-citation><text:note-body><text:p text:style-name="Footnote">) 6c <text:span text:style-name="T2">śreṣṭhaṃ] </text:span>Ca; śreṣṭha Ed</text:p></text:note-body></text:note></text:span><text:span text:style-name="T1"><text:s/></text:span><text:span text:style-name="T1"><text:note text:id="ftn388" text:note-class="footnote"><text:note-citation>388</text:note-citation><text:note-body><text:p text:style-name="Footnote">) 6d <text:span text:style-name="T2">dharmaḥ] </text:span>Ca; dharma Ed</text:p></text:note-body></text:note></text:span></text:p>
      <text:p text:style-name="P1"><text:span text:style-name="T1">satyaṃ sāgaram avyaktaṃ satyam akṣayabhogadam| </text:span><text:span text:style-name="T1"><text:note text:id="ftn389" text:note-class="footnote"><text:note-citation>389</text:note-citation><text:note-body><text:p text:style-name="Footnote">) 7b <text:span text:style-name="T2">akṣayabhogadam] </text:span>Ca; akṣayate naraṃ Ed</text:p></text:note-body></text:note></text:span></text:p>
      <text:p text:style-name="P1"><text:span text:style-name="T1">satyaṃ potaḥ paratrārthaṃ satyaṃ yaj jñānavistaram||4.7|| </text:span><text:span text:style-name="T1"><text:note text:id="ftn390" text:note-class="footnote"><text:note-citation>390</text:note-citation><text:note-body><text:p text:style-name="Footnote">) 7c <text:span text:style-name="T2">potaḥ] </text:span>Ca; proktaḥ Ed</text:p></text:note-body></text:note></text:span></text:p>
      <text:p text:style-name="P3">satyam iṣṭagatiḥ proktaṃ satyaṃ yajñam anuttamam|</text:p>
      <text:p text:style-name="P1"><text:span text:style-name="T1">satyaṃ tīrthāt paraṃ tīrthaṃ satyaṃ dānam anantakam||4.8|| </text:span><text:span text:style-name="T1"><text:note text:id="ftn391" text:note-class="footnote"><text:note-citation>391</text:note-citation><text:note-body><text:p text:style-name="Footnote">) 8c <text:span text:style-name="T2">tīrthāt] </text:span>Ed; tīrthaṃ Ca</text:p></text:note-body></text:note></text:span></text:p>
      <text:p text:style-name="P3">satyaṃ śīlaṃ tapo jñānaṃ satyaṃ śaucaṃ damaḥ śamaḥ|</text:p>
      <text:p text:style-name="P1"><text:span text:style-name="T1">satyaṃ sopānam ūrdhvasya satyaṃ kīrtir yaśaḥ sukham||4.9|| </text:span><text:span text:style-name="T1"><text:note text:id="ftn392" text:note-class="footnote"><text:note-citation>392</text:note-citation><text:note-body><text:p text:style-name="Footnote">) 9d <text:span text:style-name="T2">sukham] </text:span>Ca; sukhaḥ Ed</text:p></text:note-body></text:note></text:span></text:p>
      <text:p text:style-name="P1"><text:span text:style-name="T1">aśvamedhasahasraṃ ca satyaṃ ca tulayā dhṛtam| </text:span><text:span text:style-name="T1"><text:note text:id="ftn393" text:note-class="footnote"><text:note-citation>393</text:note-citation><text:note-body><text:p text:style-name="Footnote">) Parallel: 10 â‰ˆMārkaṇḍeyapurāṇa 8.42: aśvamedhasahasraṃ ca satyaṃ ca tulayā dhṛtam| aśvamedhasahasrād dhi satyam eva viśiṣyate||</text:p></text:note-body></text:note></text:span></text:p>
      <text:p text:style-name="P1"><text:span text:style-name="T1">aśvamedhasahasrād dhi satyam eva viśiṣyate||4.10|| </text:span><text:span text:style-name="T1"><text:note text:id="ftn394" text:note-class="footnote"><text:note-citation>394</text:note-citation><text:note-body><text:p text:style-name="Footnote">) 10d <text:span text:style-name="T2">eva] </text:span>Ca; evaṃ Ed</text:p></text:note-body></text:note></text:span><text:span text:style-name="T1"><text:s/></text:span><text:span text:style-name="T1"><text:note text:id="ftn395" text:note-class="footnote"><text:note-citation>395</text:note-citation><text:note-body><text:p text:style-name="Footnote">) Parallel: 10 = MBh 1.69.22cd and 13.74.29cd </text:p></text:note-body></text:note></text:span></text:p>
      <text:p text:style-name="P1"><text:span text:style-name="T1">satyena tapate sūryaḥ satyena pṛthivī sthitā| </text:span><text:span text:style-name="T1"><text:note text:id="ftn396" text:note-class="footnote"><text:note-citation>396</text:note-citation><text:note-body><text:p text:style-name="Footnote">) 11ab <text:span text:style-name="T2">sūryaḥ satyena pṛthivī sthitā] </text:span><text:span text:style-name="T5">corr. </text:span>; sūryaḥ satyena pṛthi sthitāḥ Ca; sūryaḥ satyena pṛthivī sthitāḥ Ed</text:p></text:note-body></text:note></text:span></text:p>
      <text:p text:style-name="P1"><text:span text:style-name="T1">satyena vāyavo vānti satyāt toyaṃ ca śītalam||4.11|| </text:span><text:span text:style-name="T1"><text:note text:id="ftn397" text:note-class="footnote"><text:note-citation>397</text:note-citation><text:note-body><text:p text:style-name="Footnote">) 11d <text:span text:style-name="T2">satyāt] </text:span>Ed; satyo Ca</text:p></text:note-body></text:note></text:span></text:p>
      <text:p text:style-name="P1"><text:span text:style-name="T1">tiṣṭhanti sāgarāḥ satye satyena ca priyavrataḥ| </text:span><text:span text:style-name="T1"><text:note text:id="ftn398" text:note-class="footnote"><text:note-citation>398</text:note-citation><text:note-body><text:p text:style-name="Footnote">) 12b <text:span text:style-name="T2">satyena ca] </text:span>Ed; samayena Ca</text:p></text:note-body></text:note></text:span></text:p>
      <text:p text:style-name="P3">satye tiṣṭhati govindo balibandhanakāraṇāt||4.12||</text:p>
      <text:p text:style-name="P1"><text:span text:style-name="T1">agnir dahati satyena satyena śaśibhāṣkaraḥ| </text:span><text:span text:style-name="T1"><text:note text:id="ftn399" text:note-class="footnote"><text:note-citation>399</text:note-citation><text:note-body><text:p text:style-name="Footnote">) 13b <text:span text:style-name="T2">śaśibhāṣkaraḥ] </text:span>Ed; saśibhācaraḥ Ca</text:p></text:note-body></text:note></text:span></text:p>
      <text:p text:style-name="P1"><text:span text:style-name="T1">satyena vindhyās tiṣṭhante vardhamāno na vardhate||4.13|| </text:span><text:span text:style-name="T1"><text:note text:id="ftn400" text:note-class="footnote"><text:note-citation>400</text:note-citation><text:note-body><text:p text:style-name="Footnote">) 13c <text:span text:style-name="T2">vindhyās tiṣṭhante] </text:span>Ca; tiṣṭhate vindhyo Ed</text:p></text:note-body></text:note></text:span></text:p>
      <text:p text:style-name="P1"><text:span text:style-name="T1">lokālokaḥ sthitaḥ satyaṃ meruḥ satye pratiṣṭhitaḥ| </text:span><text:span text:style-name="T1"><text:note text:id="ftn401" text:note-class="footnote"><text:note-citation>401</text:note-citation><text:note-body><text:p text:style-name="Footnote">) 14a <text:span text:style-name="T2">°lokaḥ] </text:span>Ed; °loka Ca</text:p></text:note-body></text:note></text:span><text:span text:style-name="T1"><text:s/></text:span><text:span text:style-name="T1"><text:note text:id="ftn402" text:note-class="footnote"><text:note-citation>402</text:note-citation><text:note-body><text:p text:style-name="Footnote">) 14b <text:span text:style-name="T2">meruḥ] </text:span>Ca; meru Ed</text:p></text:note-body></text:note></text:span></text:p>
      <text:p text:style-name="P1"><text:span text:style-name="T1">vedās tiṣṭhanti satyeṣu dharmaḥ satye pratiṣṭhati||4.14|| </text:span><text:span text:style-name="T1"><text:note text:id="ftn403" text:note-class="footnote"><text:note-citation>403</text:note-citation><text:note-body><text:p text:style-name="Footnote">) 14c <text:span text:style-name="T2">vedās] </text:span>Ca; vedā Ed</text:p></text:note-body></text:note></text:span></text:p>
      <text:p text:style-name="P1"><text:soft-page-break/><text:span text:style-name="T1">satyaṃ gauḥ kṣarate kṣīraṃ satyaṃ kṣīraṃ ghṛtaṃ sthitam| </text:span><text:span text:style-name="T1"><text:note text:id="ftn404" text:note-class="footnote"><text:note-citation>404</text:note-citation><text:note-body><text:p text:style-name="Footnote">) 15b <text:span text:style-name="T2">kṣīre ghṛtaṃ sthitam] </text:span>Ca; kṣīraṃ sthitaṃ ghṛtam Ed</text:p></text:note-body></text:note></text:span></text:p>
      <text:p text:style-name="P1"><text:span text:style-name="T1">satye jīvaḥ sthito dehe satyaṃ jīvaḥ sanātanaḥ||4.15|| </text:span><text:span text:style-name="T1"><text:note text:id="ftn405" text:note-class="footnote"><text:note-citation>405</text:note-citation><text:note-body><text:p text:style-name="Footnote">) 15c <text:span text:style-name="T2">satye jīvaḥ] </text:span>Ca; satyaṃ jīva Ed</text:p></text:note-body></text:note></text:span></text:p>
      <text:p text:style-name="P1"><text:span text:style-name="T1">satyam ekena samprāpto dharmaḥ sādhananiścayaḥ| </text:span><text:span text:style-name="T1"><text:note text:id="ftn406" text:note-class="footnote"><text:note-citation>406</text:note-citation><text:note-body><text:p text:style-name="Footnote">) 16b <text:span text:style-name="T2">dharmaḥ] </text:span>Ca; dharma Ed • <text:span text:style-name="T2">°niścayaḥ] </text:span>Ed; °niścaḥ Ca</text:p></text:note-body></text:note></text:span></text:p>
      <text:p text:style-name="P3">rāmarāghavavīryeṇa satyam ekaṃ surakṣitam||4.16||</text:p>
      <text:p text:style-name="P1"><text:span text:style-name="T1">etat satyavidhānasya kīrtitaṃ tava suvrata| </text:span><text:span text:style-name="T1"><text:note text:id="ftn407" text:note-class="footnote"><text:note-citation>407</text:note-citation><text:note-body><text:p text:style-name="Footnote">) 17b <text:span text:style-name="T2">suvrata] </text:span>Ca; suvrataṃ Ed</text:p></text:note-body></text:note></text:span></text:p>
      <text:p text:style-name="P3">sarvalokahitārthāya kim anyac chrotum icchasi||4.17||</text:p>
      <text:p text:style-name="P3">vigatarāga uvāca| </text:p>
      <text:p text:style-name="P1"><text:span text:style-name="T1">na hi tṛptiṃ vijānāmi dharmaṃ śrutvā tathāpy aham| </text:span><text:span text:style-name="T1"><text:note text:id="ftn408" text:note-class="footnote"><text:note-citation>408</text:note-citation><text:note-body><text:p text:style-name="Footnote">) 18b <text:span text:style-name="T2">dharmaṃ śrutvā tathāpy aham] </text:span>Ed; śru dharman tavāmy aham Ca</text:p></text:note-body></text:note></text:span></text:p>
      <text:p text:style-name="P1"><text:span text:style-name="T1">upariṣṭād ato bhūyaḥ kathayasva tapodhana||4.18|| </text:span><text:span text:style-name="T1"><text:note text:id="ftn409" text:note-class="footnote"><text:note-citation>409</text:note-citation><text:note-body><text:p text:style-name="Footnote">) 18d <text:span text:style-name="T2">°dhana] </text:span>Ed; °dhūna Ca</text:p></text:note-body></text:note></text:span></text:p>
      <text:p text:style-name="P3">anarthayajña uvāca| </text:p>
      <text:p text:style-name="P3">steyaṃ śṛṇv atha viprendra pañcadhā parikīrtitam|</text:p>
      <text:p text:style-name="P1"><text:span text:style-name="T1">adattādānam ādau tu utkocaṃ ca tataḥ param||4.19|| </text:span><text:span text:style-name="T1"><text:note text:id="ftn410" text:note-class="footnote"><text:note-citation>410</text:note-citation><text:note-body><text:p text:style-name="Footnote">) 19d <text:span text:style-name="T2">ca tataḥ] </text:span>Ca; cānṛtaḥ Ed</text:p></text:note-body></text:note></text:span></text:p>
      <text:p text:style-name="P1"><text:span text:style-name="T1">prasthavyājas tulāvyājaḥ prasahyastena pañcamam| </text:span><text:span text:style-name="T1"><text:note text:id="ftn411" text:note-class="footnote"><text:note-citation>411</text:note-citation><text:note-body><text:p text:style-name="Footnote">) 20a <text:span text:style-name="T2">tulāvyājaḥ] </text:span>Ed; tulāvyāja Ca</text:p></text:note-body></text:note></text:span><text:span text:style-name="T1"><text:s/></text:span><text:span text:style-name="T1"><text:note text:id="ftn412" text:note-class="footnote"><text:note-citation>412</text:note-citation><text:note-body><text:p text:style-name="Footnote">) 20b <text:span text:style-name="T2">°stena] </text:span>Ca; °steya Ed • <text:span text:style-name="T2">pañcamam] </text:span>Ca; pañcamaḥ Ed</text:p></text:note-body></text:note></text:span></text:p>
      <text:p text:style-name="P1"><text:span text:style-name="T1">dhṛtaduṣṭaprabhāvena paradravyāpakarṣaṇam||4.20|| </text:span><text:span text:style-name="T1"><text:note text:id="ftn413" text:note-class="footnote"><text:note-citation>413</text:note-citation><text:note-body><text:p text:style-name="Footnote">) 20c <text:span text:style-name="T2">dhṛta°] </text:span>Ca; dhṛṣṭa° Ed</text:p></text:note-body></text:note></text:span></text:p>
      <text:p text:style-name="P3">vāryamāṇo 'pi durbuddhir adattādānam ucyate|</text:p>
      <text:p text:style-name="P1"><text:span text:style-name="T1">utkocaṃ śṛṇu viprendra dharmasaṃkarakārakam||4.21|| </text:span><text:span text:style-name="T1"><text:note text:id="ftn414" text:note-class="footnote"><text:note-citation>414</text:note-citation><text:note-body><text:p text:style-name="Footnote">) 21c <text:span text:style-name="T2">utkocaṃ] </text:span>Ed; utkoca Ca</text:p></text:note-body></text:note></text:span><text:span text:style-name="T1"><text:s/></text:span><text:span text:style-name="T1"><text:note text:id="ftn415" text:note-class="footnote"><text:note-citation>415</text:note-citation><text:note-body><text:p text:style-name="Footnote">) 21d <text:span text:style-name="T2">°saṃkara°] </text:span><text:span text:style-name="T5">eme. </text:span>; °śaṅkara° Ca, °saṃhāra° Ed </text:p></text:note-body></text:note></text:span></text:p>
      <text:p text:style-name="P1"><text:span text:style-name="T1">mūlakāryavināśārtham utkocaḥ parigṛhyate| </text:span><text:span text:style-name="T1"><text:note text:id="ftn416" text:note-class="footnote"><text:note-citation>416</text:note-citation><text:note-body><text:p text:style-name="Footnote">) 22b <text:span text:style-name="T2">utkocaḥ] </text:span>Ca; utkoca Ed</text:p></text:note-body></text:note></text:span></text:p>
      <text:p text:style-name="P3">tena cāsau vijānīyād dravyalobhabalāt kṛtam||4.22||</text:p>
      <text:p text:style-name="P3">prasthavyāja upāyena kuṭumbaṃ trātum icchati|</text:p>
      <text:p text:style-name="P1"><text:span text:style-name="T1">taṃ ca stenam vijānīyāt paradravyāpahārakam||4.23|| </text:span><text:span text:style-name="T1"><text:note text:id="ftn417" text:note-class="footnote"><text:note-citation>417</text:note-citation><text:note-body><text:p text:style-name="Footnote">) 23c <text:span text:style-name="T2">taṃ ca stenam] </text:span>Ca; so 'pi tena Ed</text:p></text:note-body></text:note></text:span></text:p>
      <text:p text:style-name="P1"><text:span text:style-name="T1">tulāvyāja upāyena parasvārthaṃ hared yadi| </text:span><text:span text:style-name="T1"><text:note text:id="ftn418" text:note-class="footnote"><text:note-citation>418</text:note-citation><text:note-body><text:p text:style-name="Footnote">) 24b <text:span text:style-name="T2">parasvārthaṃ] </text:span>Ca; parasyārthaṃ Ed</text:p></text:note-body></text:note></text:span></text:p>
      <text:p text:style-name="P1"><text:span text:style-name="T1">cauralakṣaṇakāś cānye kūṭakāryaṭikā narāḥ||4.24|| </text:span><text:span text:style-name="T1"><text:note text:id="ftn419" text:note-class="footnote"><text:note-citation>419</text:note-citation><text:note-body><text:p text:style-name="Footnote">) 24d <text:span text:style-name="T2">kūṭakāryaṭikā] </text:span>Ed; kuṭakāyaṭikā Ca</text:p></text:note-body></text:note></text:span></text:p>
      <text:p text:style-name="P1"><text:span text:style-name="T1">durbalārjavabāleṣu cchadmanā vā balena vā| </text:span><text:span text:style-name="T1"><text:note text:id="ftn420" text:note-class="footnote"><text:note-citation>420</text:note-citation><text:note-body><text:p text:style-name="Footnote">) 25b <text:span text:style-name="T2">cchadmanā] </text:span>Ed; cchanmanā Ca</text:p></text:note-body></text:note></text:span></text:p>
      <text:p text:style-name="P3">apahṛtya dhanaṃ mūḍhaḥ sa coraś cora ucyate||4.25||</text:p>
      <text:p text:style-name="P1"><text:span text:style-name="T1">nāsti stenasamaṃ pāpaṃ nāsty adharmaś ca tatsamaḥ| </text:span><text:span text:style-name="T1"><text:note text:id="ftn421" text:note-class="footnote"><text:note-citation>421</text:note-citation><text:note-body><text:p text:style-name="Footnote">) 26 <text:span text:style-name="T5">omitted in </text:span>Ed</text:p></text:note-body></text:note></text:span><text:span text:style-name="T1"><text:s/></text:span><text:span text:style-name="T1"><text:note text:id="ftn422" text:note-class="footnote"><text:note-citation>422</text:note-citation><text:note-body><text:p text:style-name="Footnote">) 26a <text:span text:style-name="T2">stenasamo] </text:span><text:span text:style-name="T5">eme. </text:span>; tena samam Ca</text:p></text:note-body></text:note></text:span></text:p>
      <text:p text:style-name="P3">nāsti stenasamo 'kīrtir nāsti stenasamo 'nayaḥ||4.26||</text:p>
      <text:p text:style-name="P1"><text:span text:style-name="T1">nāsti stenasamo 'vidyā nāsti steyasamaḥ khalaḥ| </text:span><text:span text:style-name="T1"><text:note text:id="ftn423" text:note-class="footnote"><text:note-citation>423</text:note-citation><text:note-body><text:p text:style-name="Footnote">) 27a <text:span text:style-name="T2">stena°] </text:span>Ca; steya° Ed</text:p></text:note-body></text:note></text:span><text:span text:style-name="T1"><text:s/></text:span><text:span text:style-name="T1"><text:note text:id="ftn424" text:note-class="footnote"><text:note-citation>424</text:note-citation><text:note-body><text:p text:style-name="Footnote">) 27b <text:span text:style-name="T2">stena°] </text:span>Ca; tena Ed</text:p></text:note-body></text:note></text:span></text:p>
      <text:p text:style-name="P1"><text:span text:style-name="T1">nāsti stenasama ajño nāsti stenasamo 'lasaḥ||4.27|| </text:span><text:span text:style-name="T1"><text:note text:id="ftn425" text:note-class="footnote"><text:note-citation>425</text:note-citation><text:note-body><text:p text:style-name="Footnote">) 27c <text:span text:style-name="T2">stena°] </text:span>Ca; steya° Ed • <text:span text:style-name="T2">ajño] </text:span><text:span text:style-name="T5">eme. </text:span>; ajña* Ca, ajñaḥ Ed</text:p></text:note-body></text:note></text:span><text:span text:style-name="T1"><text:s/></text:span><text:span text:style-name="T1"><text:note text:id="ftn426" text:note-class="footnote"><text:note-citation>426</text:note-citation><text:note-body><text:p text:style-name="Footnote">) 27d <text:span text:style-name="T2">stena°] </text:span>Ca; tena Ed </text:p></text:note-body></text:note></text:span></text:p>
      <text:p text:style-name="P1"><text:span text:style-name="T1">nāsti stenasamo dveṣyo nāsti steyasamo 'priyaḥ| </text:span><text:span text:style-name="T1"><text:note text:id="ftn427" text:note-class="footnote"><text:note-citation>427</text:note-citation><text:note-body><text:p text:style-name="Footnote">) 28a <text:span text:style-name="T2">stena°] </text:span>Ca; tena Ed </text:p></text:note-body></text:note></text:span></text:p>
      <text:p text:style-name="P1"><text:span text:style-name="T1">nāsti stenasamaṃ duḥkhaṃ nāsti stenasamo 'yaśaḥ||4.28|| </text:span><text:span text:style-name="T1"><text:note text:id="ftn428" text:note-class="footnote"><text:note-citation>428</text:note-citation><text:note-body><text:p text:style-name="Footnote">) 28c <text:span text:style-name="T2">stena°] </text:span>Ca; tena Ed </text:p></text:note-body></text:note></text:span><text:span text:style-name="T1"><text:s/></text:span><text:span text:style-name="T1"><text:note text:id="ftn429" text:note-class="footnote"><text:note-citation>429</text:note-citation><text:note-body><text:p text:style-name="Footnote">) 28d <text:span text:style-name="T2">stena°] </text:span>Ca; tena Ed </text:p></text:note-body></text:note></text:span></text:p>
      <text:p text:style-name="P1"><text:soft-page-break/><text:span text:style-name="T1">pracchanno hriyate ca vittam athavā pratyakṣyam anyo haret </text:span><text:span text:style-name="T1"><text:note text:id="ftn430" text:note-class="footnote"><text:note-citation>430</text:note-citation><text:note-body><text:p text:style-name="Footnote">) 29a <text:span text:style-name="T2">ca] </text:span>Ed; <text:span text:style-name="T5">omitted in </text:span>Ca • <text:span text:style-name="T2">athavā ] </text:span>Ed; <text:span text:style-name="T5">omitted in </text:span>Ca • <text:span text:style-name="T2">anyo] </text:span>Ca; anye Ed</text:p></text:note-body></text:note></text:span></text:p>
      <text:p text:style-name="P1"><text:span text:style-name="T1">nikṣepād dhanahāriṇo 'nyavidhayo vyājena cānyo haret| </text:span><text:span text:style-name="T1"><text:note text:id="ftn431" text:note-class="footnote"><text:note-citation>431</text:note-citation><text:note-body><text:p text:style-name="Footnote">) 29b <text:span text:style-name="T2">nikṣepād dhana] </text:span>Ca; nikṣepātraya° Ed • <text:span text:style-name="T2">'nyavidhayo] </text:span>Ed; 'nyamadhamo Ca • <text:span text:style-name="T2">cānyo] </text:span>Ca; cānyā Ed</text:p></text:note-body></text:note></text:span></text:p>
      <text:p text:style-name="P1"><text:span text:style-name="T1">anyo lekhyavikalpanāhṛtadhanā anyo hṛtād vai hṛtā </text:span><text:span text:style-name="T1"><text:note text:id="ftn432" text:note-class="footnote"><text:note-citation>432</text:note-citation><text:note-body><text:p text:style-name="Footnote">) 29c <text:span text:style-name="T2">anyo lekhya] </text:span>Ca; anyollekhya Ed</text:p></text:note-body></text:note></text:span></text:p>
      <text:p text:style-name="P3">! anyaḥ krītadhano paro dhayahṛta ete jaghanyāḥ smṛtāḥ||4.29||</text:p>
      <text:p text:style-name="P3"><text:note text:id="ftn433" text:note-class="footnote"><text:note-citation>433</text:note-citation><text:note-body><text:p text:style-name="Footnote">) 29d <text:span text:style-name="T2">anyaḥ krītadhano] </text:span>Ca; anāśrītadhanaṃ Ed • <text:span text:style-name="T2">paro dhayahṛta] </text:span>Ca; madā hy apahṛtaṃ Ed • <text:span text:style-name="T2">jaghanyāḥ] </text:span>Ca; jaghanyaḥ Ed</text:p></text:note-body></text:note></text:p>
      <text:p text:style-name="P1"><text:span text:style-name="T1">stenaṃ tulya na mūḍham asti puruṣo dharmārthahīno 'dhamaḥ </text:span><text:span text:style-name="T1"><text:note text:id="ftn434" text:note-class="footnote"><text:note-citation>434</text:note-citation><text:note-body><text:p text:style-name="Footnote">) 30a <text:span text:style-name="T2">stenam] </text:span>Ca; stenas Ed</text:p></text:note-body></text:note></text:span></text:p>
      <text:p text:style-name="P1"><text:span text:style-name="T1">yāvaj jīvati śaṅkayā narapateḥ saṃtrasyamāno śaṭhaḥ| </text:span><text:span text:style-name="T1"><text:note text:id="ftn435" text:note-class="footnote"><text:note-citation>435</text:note-citation><text:note-body><text:p text:style-name="Footnote">) 30b <text:span text:style-name="T2">yāvaj jīvati] </text:span>Ca; yāvat taj jīvati Ed • <text:span text:style-name="T2">°pateḥ] </text:span><text:span text:style-name="T5">conj. </text:span>; °patis CaEd • <text:span text:style-name="T2">saṃtrasyamāno] </text:span>Ca; saṃtrāsyamāno Ed • <text:span text:style-name="T2">śaṭhaḥ] </text:span>Ed; raṭan Ca</text:p></text:note-body></text:note></text:span></text:p>
      <text:p text:style-name="P1"><text:span text:style-name="T1">prāptaḥ śāsanatīvrasadyaviṣamaḥ prāpnoti karmeritaḥ </text:span><text:span text:style-name="T1"><text:note text:id="ftn436" text:note-class="footnote"><text:note-citation>436</text:note-citation><text:note-body><text:p text:style-name="Footnote">) 30c <text:span text:style-name="T2">°sahya°] </text:span>Ca; °sadya° Ed • <text:span text:style-name="T2">karmeritaḥ] </text:span>Ed; karmerita Ca</text:p></text:note-body></text:note></text:span></text:p>
      <text:p text:style-name="P3">! kālena mriyate sa yāti nirayam ākrandamāno bhṛśam||4.30||</text:p>
      <text:p text:style-name="P3"><text:note text:id="ftn437" text:note-class="footnote"><text:note-citation>437</text:note-citation><text:note-body><text:p text:style-name="Footnote">) 30d <text:span text:style-name="T2">nirayam ākrandamāno] </text:span>Ca; niyamam ākrandramāno Ed</text:p></text:note-body></text:note></text:p>
      <text:p text:style-name="P1"><text:span text:style-name="T1">nītvā durgatikoṭikalpanirayān tiryaktvam āyānti te </text:span><text:span text:style-name="T1"><text:note text:id="ftn438" text:note-class="footnote"><text:note-citation>438</text:note-citation><text:note-body><text:p text:style-name="Footnote">) 31a <text:span text:style-name="T2">tiryaktvam] </text:span><text:span text:style-name="T5">eme. </text:span>; tiryatvam Ca tiryaktvā Ed</text:p></text:note-body></text:note></text:span></text:p>
      <text:p text:style-name="P1"><text:span text:style-name="T1">tiryaktve ca tathaikam ekaśatikaṃ prabhramya varṣāmbudaḥ| </text:span><text:span text:style-name="T1"><text:note text:id="ftn439" text:note-class="footnote"><text:note-citation>439</text:note-citation><text:note-body><text:p text:style-name="Footnote">) 31b <text:span text:style-name="T2">tiryaktve] </text:span><text:span text:style-name="T5">corr. </text:span>; tiryaktvaṃ Ed, tiryatve Ca • <text:span text:style-name="T2">°śatikaṃ] </text:span>Ca; °sakikaṃ Ed • <text:span text:style-name="T2">varṣāmbudaḥ] </text:span>Ed; varṣāmbudam Ca</text:p></text:note-body></text:note></text:span></text:p>
      <text:p text:style-name="P1"><text:span text:style-name="T1">mānuṣyaṃ tad avāpnuvanti vipulaṃ dāridryarogākulam </text:span><text:span text:style-name="T1"><text:note text:id="ftn440" text:note-class="footnote"><text:note-citation>440</text:note-citation><text:note-body><text:p text:style-name="Footnote">) 31 <text:span text:style-name="T2">vipulaṃ] </text:span>Ed; vipule Ca • <text:span text:style-name="T2">dāridrya°] </text:span>Ca; dāridhra° Ed</text:p></text:note-body></text:note></text:span></text:p>
      <text:p text:style-name="P3">tasmād durgatihetukarma sakalaṃ tyaktvā śivaṃ cāśrayet||4.31||</text:p>
      <text:p text:style-name="P3">aṣṭamūrtiśivadveṣṭā pitur mātuś ca yo dviṣet|</text:p>
      <text:p text:style-name="P1"><text:span text:style-name="T1">gavāṃ vā atither dveṣṭā nṛśaṃsāḥ pañca eva te||4.32|| </text:span><text:span text:style-name="T1"><text:note text:id="ftn441" text:note-class="footnote"><text:note-citation>441</text:note-citation><text:note-body><text:p text:style-name="Footnote">) 32d <text:span text:style-name="T2">nṛśaṃsāḥ] </text:span>Ca; nṛśaṃsā Ed</text:p></text:note-body></text:note></text:span></text:p>
      <text:p text:style-name="P1"><text:span text:style-name="T1">aṣṭamūrtiḥ śivaḥ sākṣāt pañcavyomasamanvitaḥ| </text:span><text:span text:style-name="T1"><text:note text:id="ftn442" text:note-class="footnote"><text:note-citation>442</text:note-citation><text:note-body><text:p text:style-name="Footnote">) 33a <text:span text:style-name="T2">°mūrtiḥ] </text:span>Ca; °mūrti° Ed</text:p></text:note-body></text:note></text:span></text:p>
      <text:p text:style-name="P1"><text:span text:style-name="T1">sūryaḥ somaś ca dīkṣaś ca dūṣakaḥ sa nṛśaṃsakaḥ||4.33|| </text:span><text:span text:style-name="T1"><text:note text:id="ftn443" text:note-class="footnote"><text:note-citation>443</text:note-citation><text:note-body><text:p text:style-name="Footnote">) 33c <text:span text:style-name="T2">sūryaḥ] </text:span>Ca; sūrya° Ed • <text:span text:style-name="T2">dīkṣaś] </text:span>Ca; dīkṣuś Ed</text:p></text:note-body></text:note></text:span></text:p>
      <text:p text:style-name="P3">pitākāśasamo jñeyo janmotpattikaraḥ pitā|</text:p>
      <text:p text:style-name="P1"><text:span text:style-name="T1">pitṛdaivatam ādityam ānṛśaṃsa tato 'nvitaḥ||4.34|| </text:span><text:span text:style-name="T1"><text:note text:id="ftn444" text:note-class="footnote"><text:note-citation>444</text:note-citation><text:note-body><text:p text:style-name="Footnote">) 34c <text:span text:style-name="T2">ādityam] </text:span>Ed; ādiścam Ca</text:p></text:note-body></text:note></text:span><text:span text:style-name="T1"><text:s/></text:span><text:span text:style-name="T1"><text:note text:id="ftn445" text:note-class="footnote"><text:note-citation>445</text:note-citation><text:note-body><text:p text:style-name="Footnote">) 34d <text:span text:style-name="T2">ānṛśaṃsa tato 'nvitaḥ] </text:span>Ed; ānṛśaṃśatamanvitaḥ Ca</text:p></text:note-body></text:note></text:span></text:p>
      <text:p text:style-name="P1"><text:span text:style-name="T1">pṛthvyāṃ gurutarī mātā ko na vandeta mātaram| </text:span><text:span text:style-name="T1"><text:note text:id="ftn446" text:note-class="footnote"><text:note-citation>446</text:note-citation><text:note-body><text:p text:style-name="Footnote">) 35a <text:span text:style-name="T2">pṛthvyāṃ] </text:span>Ed; pṛthvyā Ca</text:p></text:note-body></text:note></text:span></text:p>
      <text:p text:style-name="P3">yajñadānatapo vedās tena sarvakṛtaṃ bhavet||4.35||</text:p>
      <text:p text:style-name="P1"><text:span text:style-name="T1">gāvaḥ pavitraṃ maṅgalyaṃ devatānāṃ ca devatāḥ| </text:span><text:span text:style-name="T1"><text:note text:id="ftn447" text:note-class="footnote"><text:note-citation>447</text:note-citation><text:note-body><text:p text:style-name="Footnote">) 36a <text:span text:style-name="T2">maṅgalyaṃ] </text:span>Ca; māṅgalyaṃ Ed • <text:span text:style-name="T2">devatāḥ] </text:span>Ca; devatā Ed</text:p></text:note-body></text:note></text:span></text:p>
      <text:p text:style-name="P1"><text:span text:style-name="T1">sarvadevamayā gāvas tasmād eva na hiṃsayet||4.36|| </text:span><text:span text:style-name="T1"><text:note text:id="ftn448" text:note-class="footnote"><text:note-citation>448</text:note-citation><text:note-body><text:p text:style-name="Footnote">) 36d <text:span text:style-name="T2">eva] </text:span>Ca; gāvaṃ Ed</text:p></text:note-body></text:note></text:span></text:p>
      <text:p text:style-name="P3">jātamātrasya lokasya gāvas trātā na saṃśayaḥ|</text:p>
      <text:p text:style-name="P3">! ghṛtaṃ kṣīraṃ dadhi mūtraṃ śakṛt karṣaṇam eva ca||4.37||</text:p>
      <text:p text:style-name="P1"><text:span text:style-name="T1">pañcāmṛtaṃ pañcapavitrapūtam </text:span><text:span text:style-name="T1"><text:note text:id="ftn449" text:note-class="footnote"><text:note-citation>449</text:note-citation><text:note-body><text:p text:style-name="Footnote">) 38a <text:span text:style-name="T2">°pūtam] </text:span>Ed; °pūtana Ca</text:p></text:note-body></text:note></text:span></text:p>
      <text:p text:style-name="P1"><text:span text:style-name="T1">ye pañcagavyaṃ puruṣāḥ pibanti| </text:span><text:span text:style-name="T1"><text:note text:id="ftn450" text:note-class="footnote"><text:note-citation>450</text:note-citation><text:note-body><text:p text:style-name="Footnote">) 38b <text:span text:style-name="T2">puruṣāḥ] </text:span>Ca; puruṣaḥ Ed</text:p></text:note-body></text:note></text:span></text:p>
      <text:p text:style-name="P3">te vājimedhasya phalaṃ labhanti</text:p>
      <text:p text:style-name="P3">tad akṣayaṃ svargam avāpnuvanti||4.38||</text:p>
      <text:p text:style-name="P1"><text:span text:style-name="T1">na gāvatulyaṃ dhanam asti kiṃcid </text:span><text:span text:style-name="T1"><text:note text:id="ftn451" text:note-class="footnote"><text:note-citation>451</text:note-citation><text:note-body><text:p text:style-name="Footnote">) 39a <text:span text:style-name="T2">gāva°] </text:span>Ed; gobhis Ca(<text:span text:style-name="T6">unmetrical</text:span>)</text:p></text:note-body></text:note></text:span></text:p>
      <text:p text:style-name="P3"><text:soft-page-break/>duhyanti vāhyanti bahiścaranti|</text:p>
      <text:p text:style-name="P3">tṛṇāni bhuktvā amṛtaṃ sravanti</text:p>
      <text:p text:style-name="P3">vipreṣu dattāḥ kulam uddharanti||4.39||</text:p>
      <text:p text:style-name="P3"><text:note text:id="ftn452" text:note-class="footnote"><text:note-citation>452</text:note-citation><text:note-body><text:p text:style-name="Footnote">) 39d <text:span text:style-name="T2">dattāḥ] </text:span>Ca; dattā Ed</text:p></text:note-body></text:note></text:p>
      <text:p text:style-name="P1"><text:span text:style-name="T1">gavāhnikaṃ yaḥ prakaroti nityam </text:span><text:span text:style-name="T1"><text:note text:id="ftn453" text:note-class="footnote"><text:note-citation>453</text:note-citation><text:note-body><text:p text:style-name="Footnote">) 40a <text:span text:style-name="T2">gavāhnikaṃ] </text:span>Ed; gavāṃhnikaṃ Ca • <text:span text:style-name="T2">prakaroti] </text:span>Ed; ca karoti Ca</text:p></text:note-body></text:note></text:span></text:p>
      <text:p text:style-name="P1"><text:span text:style-name="T1">śuśrūṣaṇaṃ yaḥ kurute gavānām| </text:span><text:span text:style-name="T1"><text:note text:id="ftn454" text:note-class="footnote"><text:note-citation>454</text:note-citation><text:note-body><text:p text:style-name="Footnote">) 40b <text:span text:style-name="T2">gavānām] </text:span>Ed; gavān tu Ca</text:p></text:note-body></text:note></text:span></text:p>
      <text:p text:style-name="P1"><text:span text:style-name="T1">! aśeṣayajñatapadānapuṇyam </text:span><text:span text:style-name="T1"><text:note text:id="ftn455" text:note-class="footnote"><text:note-citation>455</text:note-citation><text:note-body><text:p text:style-name="Footnote">) 40c <text:span text:style-name="T2">°tapa°] </text:span>Ca; °japa° Ed</text:p></text:note-body></text:note></text:span></text:p>
      <text:p text:style-name="P3">bhavaty asau dharmam aśeṣakartā||4.40||</text:p>
      <text:p text:style-name="P3"><text:note text:id="ftn456" text:note-class="footnote"><text:note-citation>456</text:note-citation><text:note-body><text:p text:style-name="Footnote">) 40d <text:span text:style-name="T2">bhavaty asau dharmam aśeṣakartā] </text:span>Ed; bhaty asau bhamanṛśaṃsakartā Ca</text:p></text:note-body></text:note></text:p>
      <text:p text:style-name="P3">atithiṃ yo 'nugaccheta atithiṃ yo 'numanyate|</text:p>
      <text:p text:style-name="P3">atithiṃ yo 'nupūjyeta atithiṃ yaḥ praśaṃsate||4.41||</text:p>
      <text:p text:style-name="P3">atithiṃ yo na pīḍyeta atithiṃ yo na duṣyati|</text:p>
      <text:p text:style-name="P1"><text:span text:style-name="T1">atithipriyakartā yaḥ atitheḥ paricārakaḥ||4.42|| </text:span><text:span text:style-name="T1"><text:note text:id="ftn457" text:note-class="footnote"><text:note-citation>457</text:note-citation><text:note-body><text:p text:style-name="Footnote">) 42c <text:span text:style-name="T2">atithi°] </text:span>Ca; atithiṃ Ed • <text:span text:style-name="T2">yaḥ] </text:span>Ed; yar Ca</text:p></text:note-body></text:note></text:span></text:p>
      <text:p text:style-name="P1"><text:span text:style-name="T1">atithikṛtasaṃtoṣas tasya puṇyam anantakam| </text:span><text:span text:style-name="T1"><text:note text:id="ftn458" text:note-class="footnote"><text:note-citation>458</text:note-citation><text:note-body><text:p text:style-name="Footnote">) 43a <text:span text:style-name="T2">atithi°] </text:span>Ca; atithiṃ Ed</text:p></text:note-body></text:note></text:span></text:p>
      <text:p text:style-name="P1"><text:span text:style-name="T1">āsanenārghyapādyena pādaśaucajalena ca||4.43|| </text:span><text:span text:style-name="T1"><text:note text:id="ftn459" text:note-class="footnote"><text:note-citation>459</text:note-citation><text:note-body><text:p text:style-name="Footnote">) 43c <text:span text:style-name="T2">°ārghya°] </text:span>Ca; °ārdhya° Ed</text:p></text:note-body></text:note></text:span></text:p>
      <text:p text:style-name="P3">annavastrapradānair vā sarvaṃ vāpi pradāpayet|</text:p>
      <text:p text:style-name="P1"><text:span text:style-name="T1">putradārātmako vāpi yo 'tithim anupūjayet||4.44|| </text:span><text:span text:style-name="T1"><text:note text:id="ftn460" text:note-class="footnote"><text:note-citation>460</text:note-citation><text:note-body><text:p text:style-name="Footnote">) 44c <text:span text:style-name="T2">°dārātmako] </text:span>Ed; °dārātmano Ca</text:p></text:note-body></text:note></text:span></text:p>
      <text:p text:style-name="P1"><text:span text:style-name="T1">śraddhāyā cāvikalpena aklībamānasena ca| </text:span><text:span text:style-name="T1"><text:note text:id="ftn461" text:note-class="footnote"><text:note-citation>461</text:note-citation><text:note-body><text:p text:style-name="Footnote">) 45a <text:span text:style-name="T2">cāvikalpena] </text:span>Ed; cāpi kalpena Ca</text:p></text:note-body></text:note></text:span></text:p>
      <text:p text:style-name="P1"><text:span text:style-name="T1">na pṛcched gotravaraṇaṃ svādhyāyaṃ deśam eva vā||4.45|| </text:span><text:span text:style-name="T1"><text:note text:id="ftn462" text:note-class="footnote"><text:note-citation>462</text:note-citation><text:note-body><text:p text:style-name="Footnote">) 45c <text:span text:style-name="T2">°caraṇaṃ] </text:span>Ca; °pravaraṃ Ed</text:p></text:note-body></text:note></text:span><text:span text:style-name="T1"><text:s/></text:span><text:span text:style-name="T1"><text:note text:id="ftn463" text:note-class="footnote"><text:note-citation>463</text:note-citation><text:note-body><text:p text:style-name="Footnote">) 45d <text:span text:style-name="T2">deśam eva vā] </text:span><text:span text:style-name="T5">eme. </text:span>; deśajanmanā Ca, deśajanmanī Ed</text:p></text:note-body></text:note></text:span><text:span text:style-name="T1"><text:s/></text:span><text:span text:style-name="T1"><text:note text:id="ftn464" text:note-class="footnote"><text:note-citation>464</text:note-citation><text:note-body><text:p text:style-name="Footnote">) Parallel: 45 cf.13.62.18ab: na pṛcched gotracaraṇaṃ svādhyāyaṃ deśam eva vā</text:p></text:note-body></text:note></text:span></text:p>
      <text:p text:style-name="P3">cintayen manasā bhaktyā dharmaḥ svayam ihāgataḥ|</text:p>
      <text:p text:style-name="P3">aśvamedhasahasrāṇi rājasūyaśatāni ca||4.46||</text:p>
      <text:p text:style-name="P3">puṇḍarīkasahasraṃ ca sarvatīrthatapaḥphalam|</text:p>
      <text:p text:style-name="P1"><text:span text:style-name="T1">atithir yasya tuṣyeta nṛśaṃsam atam utsṛjet||4.47|| </text:span><text:span text:style-name="T1"><text:note text:id="ftn465" text:note-class="footnote"><text:note-citation>465</text:note-citation><text:note-body><text:p text:style-name="Footnote">) 47d <text:span text:style-name="T2">nṛśaṃsam atam utsṛjet] </text:span>Ca; na saṃśaya samaśnute Ed</text:p></text:note-body></text:note></text:span></text:p>
      <text:p text:style-name="P3">sa tasya sakalaṃ puṇyaṃ prāpnuyān nātra saṃśayaḥ|</text:p>
      <text:p text:style-name="P1"><text:span text:style-name="T1">na gatim atithijñasya gatim āpnoti karhicit||4.48|| </text:span><text:span text:style-name="T1"><text:note text:id="ftn466" text:note-class="footnote"><text:note-citation>466</text:note-citation><text:note-body><text:p text:style-name="Footnote">) 48c <text:span text:style-name="T2">na gatim] </text:span>Ca; na tithim Ed</text:p></text:note-body></text:note></text:span></text:p>
      <text:p text:style-name="P3">tasmād atithim āyāntam abhigacchet kṛtāñjaliḥ|</text:p>
      <text:p text:style-name="P1"><text:span text:style-name="T1">śaṅkuprasthena caikena yajña āsīn mahadbhutaḥ||4.49|| </text:span><text:span text:style-name="T1"><text:note text:id="ftn467" text:note-class="footnote"><text:note-citation>467</text:note-citation><text:note-body><text:p text:style-name="Footnote">) 49c <text:span text:style-name="T2">śaṅku°] </text:span>Ca; śakti° Ed</text:p></text:note-body></text:note></text:span><text:span text:style-name="T1"><text:s/></text:span><text:span text:style-name="T1"><text:note text:id="ftn468" text:note-class="footnote"><text:note-citation>468</text:note-citation><text:note-body><text:p text:style-name="Footnote">) 49d <text:span text:style-name="T2">°bhutaḥ] </text:span>Ca; °bhutam Ed</text:p></text:note-body></text:note></text:span></text:p>
      <text:p text:style-name="P1"><text:span text:style-name="T1">atithiprāptadānena svaśarīraṃ divaṃgatam| </text:span><text:span text:style-name="T1"><text:note text:id="ftn469" text:note-class="footnote"><text:note-citation>469</text:note-citation><text:note-body><text:p text:style-name="Footnote">) 50b <text:span text:style-name="T2">sva°] </text:span>Ca; sa° Ed</text:p></text:note-body></text:note></text:span></text:p>
      <text:p text:style-name="P1"><text:span text:style-name="T1">nakulena purādhītaṃ vistareṇa dvijottama||4.50|| </text:span><text:span text:style-name="T1"><text:note text:id="ftn470" text:note-class="footnote"><text:note-citation>470</text:note-citation><text:note-body><text:p text:style-name="Footnote">) 50d <text:span text:style-name="T2">dvijottama] </text:span>Ca; dvijottamaḥ Ed</text:p></text:note-body></text:note></text:span></text:p>
      <text:p text:style-name="P3">viditaṃ ca tvayā pūrvaṃ prasthavārtā ca kīrtitāḥ|</text:p>
      <text:p text:style-name="P1"><text:span text:style-name="T1">dama eva manuṣyāṇāṃ dharmasārasamuccayaḥ||4.51|| </text:span><text:span text:style-name="T1"><text:note text:id="ftn471" text:note-class="footnote"><text:note-citation>471</text:note-citation><text:note-body><text:p text:style-name="Footnote">) 51d <text:span text:style-name="T2">dharmasāra°] </text:span><text:span text:style-name="T5">eme. </text:span>; dharmabhāra° Ca; dharmabhāra° Ed</text:p></text:note-body></text:note></text:span></text:p>
      <text:p text:style-name="P3">damo dharmo damaḥ svargaḥ damaḥ kīrtir damaḥ sukham|</text:p>
      <text:p text:style-name="P3">damo yajño damas tīrthaṃ damaḥ puṇyaṃ damaḥ tapaḥ||4.52||</text:p>
      <text:p text:style-name="P1"><text:span text:style-name="T1">damahīnam adharmaś ca damaḥ kāmakulapradaḥ| </text:span><text:span text:style-name="T1"><text:note text:id="ftn472" text:note-class="footnote"><text:note-citation>472</text:note-citation><text:note-body><text:p text:style-name="Footnote">) 53b <text:span text:style-name="T2">damaḥ] </text:span>Ca; damaṃ Ed</text:p></text:note-body></text:note></text:span></text:p>
      <text:p text:style-name="P3"><text:soft-page-break/>nirdamaḥ karimīnaś ca pataṅgabhramaramṛgāḥ||4.53||</text:p>
      <text:p text:style-name="P1"><text:span text:style-name="T1">tvagjihvā ca tathā ghrāṇā cakṣuḥ śravaṇam indriyāḥ| </text:span><text:span text:style-name="T1"><text:note text:id="ftn473" text:note-class="footnote"><text:note-citation>473</text:note-citation><text:note-body><text:p text:style-name="Footnote">) 54b <text:span text:style-name="T2">indriyāḥ] </text:span>Ca; indriyaḥ Ed</text:p></text:note-body></text:note></text:span></text:p>
      <text:p text:style-name="P3">durjayendriyam ekaikaṃ sarve prāṇaharā smṛtāḥ||4.54||</text:p>
      <text:p text:style-name="P3">damaṃ yo jayate samyak nirdamo nidhanaṃ vrajet|</text:p>
      <text:p text:style-name="P1"><text:span text:style-name="T1">mṛge śrotravaśān mṛtyuḥ pataṅgāś cakṣuṣor mṛtāḥ||4.55|| </text:span><text:span text:style-name="T1"><text:note text:id="ftn474" text:note-class="footnote"><text:note-citation>474</text:note-citation><text:note-body><text:p text:style-name="Footnote">) 55c <text:span text:style-name="T2">mṛge] </text:span>Ca; mṛgo Ed</text:p></text:note-body></text:note></text:span><text:span text:style-name="T1"><text:s/></text:span><text:span text:style-name="T1"><text:note text:id="ftn475" text:note-class="footnote"><text:note-citation>475</text:note-citation><text:note-body><text:p text:style-name="Footnote">) 55d <text:span text:style-name="T2">pataṅgāś] </text:span>Ca; pataṅgā Ed</text:p></text:note-body></text:note></text:span></text:p>
      <text:p text:style-name="P3">ghrāṇayā bhramaro naṣṭo naṣṭo mīnaś ca jihvayā|</text:p>
      <text:p text:style-name="P3">sparśena ca karī naṣṭo bandhanāvāsaduḥsahaḥ||4.56||</text:p>
      <text:p text:style-name="P1"><text:span text:style-name="T1">kiṃ punaḥ pañcabhuktānāṃ mṛtyus tebhyaḥ kim adbhutam| </text:span><text:span text:style-name="T1"><text:note text:id="ftn476" text:note-class="footnote"><text:note-citation>476</text:note-citation><text:note-body><text:p text:style-name="Footnote">) 57a <text:span text:style-name="T2">punaḥ] </text:span>Ca<text:span text:style-name="T7">pc</text:span>Ed; puna Ca<text:span text:style-name="T7">ac</text:span></text:p></text:note-body></text:note></text:span><text:span text:style-name="T1"><text:s/></text:span><text:span text:style-name="T1"><text:note text:id="ftn477" text:note-class="footnote"><text:note-citation>477</text:note-citation><text:note-body><text:p text:style-name="Footnote">) 57b <text:span text:style-name="T2">tebhyaḥ] </text:span>Ca; tebhya Ed</text:p></text:note-body></text:note></text:span></text:p>
      <text:p text:style-name="P1"><text:span text:style-name="T1">purūravātilobhena atikāmena puṇḍakaḥ||4.57|| </text:span><text:span text:style-name="T1"><text:note text:id="ftn478" text:note-class="footnote"><text:note-citation>478</text:note-citation><text:note-body><text:p text:style-name="Footnote">) 57c <text:span text:style-name="T2">purūravā°] </text:span><text:span text:style-name="T5">corr. </text:span>; purūravo Ca; pururavā° Ed • <text:span text:style-name="T2">°tilobhena atikāmena] </text:span>Ca; °tikāmena atilobhena Ed</text:p></text:note-body></text:note></text:span></text:p>
      <text:p text:style-name="P3">sagaraś cātidarpeṇa atimānena rāvaṇaḥ|</text:p>
      <text:p text:style-name="P1"><text:span text:style-name="T1">atikrodhena saudāsa atipāpena yādavāḥ||4.58|| </text:span><text:span text:style-name="T1"><text:note text:id="ftn479" text:note-class="footnote"><text:note-citation>479</text:note-citation><text:note-body><text:p text:style-name="Footnote">) 58d <text:span text:style-name="T2">atipāpena] </text:span>Ed; atiyānena Ca</text:p></text:note-body></text:note></text:span></text:p>
      <text:p text:style-name="P1"><text:span text:style-name="T1">atitṛṣṇā ca mānāc ca nahuṣo dvijavajñayā| </text:span><text:span text:style-name="T1"><text:note text:id="ftn480" text:note-class="footnote"><text:note-citation>480</text:note-citation><text:note-body><text:p text:style-name="Footnote">) 59a <text:span text:style-name="T2">atitṛṣṇā ca mānāc ca] </text:span><text:span text:style-name="T5">conj. </text:span>; atitṛṣṇā ca māndāto Ca, atitṛṣṇā ca mānāc ca ca Ed</text:p></text:note-body></text:note></text:span></text:p>
      <text:p text:style-name="P3">atidānād balir naṣṭa atiśauryeṇa arjunaḥ||4.59||</text:p>
      <text:p text:style-name="P1"><text:span text:style-name="T1">atidyūtān nalo rājā nṛgo goharaṇena tu| </text:span><text:span text:style-name="T1"><text:note text:id="ftn481" text:note-class="footnote"><text:note-citation>481</text:note-citation><text:note-body><text:p text:style-name="Footnote">) 60a <text:span text:style-name="T2">atidyūtān] </text:span>Ca; atikhyātān Ed</text:p></text:note-body></text:note></text:span><text:span text:style-name="T1"><text:s/></text:span><text:span text:style-name="T1"><text:note text:id="ftn482" text:note-class="footnote"><text:note-citation>482</text:note-citation><text:note-body><text:p text:style-name="Footnote">) 60b <text:span text:style-name="T2">nṛgo] </text:span>Ed; nṛgaṅ Ca</text:p></text:note-body></text:note></text:span></text:p>
      <text:p text:style-name="P1"><text:span text:style-name="T1">tasmād damaṃ sadā rakṣet ati sarvatra varjayet||4.60|| </text:span><text:span text:style-name="T1"><text:note text:id="ftn483" text:note-class="footnote"><text:note-citation>483</text:note-citation><text:note-body><text:p text:style-name="Footnote">) 60cd <text:span text:style-name="T5">omitted in </text:span>Ca</text:p></text:note-body></text:note></text:span><text:span text:style-name="T1"><text:s/></text:span><text:span text:style-name="T1"><text:note text:id="ftn484" text:note-class="footnote"><text:note-citation>484</text:note-citation><text:note-body><text:p text:style-name="Footnote">) 60c <text:span text:style-name="T2">damaṃ sadā rakṣet] </text:span><text:span text:style-name="T5">corr. </text:span>; dama sadā sa rakṣet Ed</text:p></text:note-body></text:note></text:span></text:p>
      <text:p text:style-name="P1"><text:span text:style-name="T1">damena hīnaḥ puruṣo dvijendra </text:span><text:span text:style-name="T1"><text:note text:id="ftn485" text:note-class="footnote"><text:note-citation>485</text:note-citation><text:note-body><text:p text:style-name="Footnote">) 61a <text:span text:style-name="T2">hīnaḥ puruṣo dvijendra] </text:span>Ca; hīnaṃ puruṣaṃ dvijendraḥ Ed</text:p></text:note-body></text:note></text:span></text:p>
      <text:p text:style-name="P3">svargaṃ ca mokṣaṃ ca sukhaṃ ca nāsti|</text:p>
      <text:p text:style-name="P1"><text:span text:style-name="T1">! vijñānadharmakulakīrtināśo </text:span><text:span text:style-name="T1"><text:note text:id="ftn486" text:note-class="footnote"><text:note-citation>486</text:note-citation><text:note-body><text:p text:style-name="Footnote">) 61c <text:span text:style-name="T2">°nāśo] </text:span>Ed; °nāma Ca</text:p></text:note-body></text:note></text:span></text:p>
      <text:p text:style-name="P3">! bhavanti viprā damayā vihīnāḥ||4.61||</text:p>
      <text:p text:style-name="P3"><text:note text:id="ftn487" text:note-class="footnote"><text:note-citation>487</text:note-citation><text:note-body><text:p text:style-name="Footnote">) 61d <text:span text:style-name="T2">viprā] </text:span><text:span text:style-name="T5">conj. </text:span>; vipra CaEd</text:p></text:note-body></text:note></text:p>
      <text:p text:style-name="P1"><text:span text:style-name="T1">nirghṛṇo na paratrāsti nirghṛṇo na ihāsti vai| </text:span><text:span text:style-name="T1"><text:note text:id="ftn488" text:note-class="footnote"><text:note-citation>488</text:note-citation><text:note-body><text:p text:style-name="Footnote">) 62a <text:span text:style-name="T2">nirghṛṇo] </text:span>Ca; nirghṛṇe Ed</text:p></text:note-body></text:note></text:span><text:span text:style-name="T1"><text:s/></text:span><text:span text:style-name="T1"><text:note text:id="ftn489" text:note-class="footnote"><text:note-citation>489</text:note-citation><text:note-body><text:p text:style-name="Footnote">) 62b <text:span text:style-name="T2">nirghṛṇo] </text:span>Ca; nirghṛṇe Ed</text:p></text:note-body></text:note></text:span></text:p>
      <text:p text:style-name="P3">nirghṛṇe na ca dharmo 'sti nirghṛṇe na tapo 'sti vai||4.62||</text:p>
      <text:p text:style-name="P3">parastrīṣu parārtheṣu parajīvopakarṣaṇe|</text:p>
      <text:p text:style-name="P1"><text:span text:style-name="T1">paranindāparānneṣu ghṛṇāṃ pañcasu kārayet||4.63|| </text:span><text:span text:style-name="T1"><text:note text:id="ftn490" text:note-class="footnote"><text:note-citation>490</text:note-citation><text:note-body><text:p text:style-name="Footnote">) 63c <text:span text:style-name="T2">paranindā°] </text:span>Ed; paranindā° Ca</text:p></text:note-body></text:note></text:span><text:span text:style-name="T1"><text:s/></text:span><text:span text:style-name="T1"><text:note text:id="ftn491" text:note-class="footnote"><text:note-citation>491</text:note-citation><text:note-body><text:p text:style-name="Footnote">) 63d <text:span text:style-name="T2">ghṛṇāṃ] </text:span>Ca; ghṛṇā Ed</text:p></text:note-body></text:note></text:span></text:p>
      <text:p text:style-name="P3">parastrī śṛṇu viprendra ghṛṇīkāryā sadā budhaiḥ|</text:p>
      <text:p text:style-name="P1"><text:span text:style-name="T1">rājñī viprī parivrājā svayoniparayoniṣu||4.64|| </text:span><text:span text:style-name="T1"><text:note text:id="ftn492" text:note-class="footnote"><text:note-citation>492</text:note-citation><text:note-body><text:p text:style-name="Footnote">) 64c <text:span text:style-name="T2">°vrājā] </text:span>Ca; °vrājyā Ed</text:p></text:note-body></text:note></text:span></text:p>
      <text:p text:style-name="P3">parārthe śṛṇu bhūyo 'nya anyāyārtham upārjanam|</text:p>
      <text:p text:style-name="P3">āḍhaprasthatulāvyājaiḥ parārthaṃ yo 'pakarṣati||4.65||</text:p>
      <text:p text:style-name="P1"><text:span text:style-name="T1">jīvāpakarṣaṇe vipra ghṛṇīkurvīta paṇḍitaḥ|| </text:span><text:span text:style-name="T1"><text:note text:id="ftn493" text:note-class="footnote"><text:note-citation>493</text:note-citation><text:note-body><text:p text:style-name="Footnote">) 66d <text:span text:style-name="T2">ghṛṇī°] </text:span>Ca; ghṛṇāṃ Ed</text:p></text:note-body></text:note></text:span></text:p>
      <text:p text:style-name="P1"><text:span text:style-name="T1">vanajā vanajā jīvā vihagācaraṇācarāḥ| </text:span><text:span text:style-name="T1"><text:note text:id="ftn494" text:note-class="footnote"><text:note-citation>494</text:note-citation><text:note-body><text:p text:style-name="Footnote">) 66b <text:span text:style-name="T2">vihagācaraṇācarāḥ] </text:span><text:span text:style-name="T5">conj. </text:span>; vilagācaraṇācarāḥ Ca; vilagocaragocaraḥ Ed</text:p></text:note-body></text:note></text:span></text:p>
      <text:p text:style-name="P1"><text:span text:style-name="T1">paranindā ca kā vipra śṛṇu vakṣye samāsataḥ|| </text:span><text:span text:style-name="T1"><text:note text:id="ftn495" text:note-class="footnote"><text:note-citation>495</text:note-citation><text:note-body><text:p text:style-name="Footnote">) 66b <text:span text:style-name="T2">vakṣye] </text:span>Ca; vakṣyā Ed</text:p></text:note-body></text:note></text:span></text:p>
      <text:p text:style-name="P3">devānāṃ brāhmaṇānāṃ ca gurumātātithidviṣaḥ|</text:p>
      <text:p text:style-name="P3">parānneṣu ghṛṇā kāryā abhojyeṣu ca bhojanam|</text:p>
      <text:p text:style-name="P1"><text:soft-page-break/><text:span text:style-name="T1">sūtake mṛtake śauṇḍe varṇabhraṣṭakule naṭe|| </text:span><text:span text:style-name="T1"><text:note text:id="ftn496" text:note-class="footnote"><text:note-citation>496</text:note-citation><text:note-body><text:p text:style-name="Footnote">) 67e <text:span text:style-name="T2">śauṇḍe] </text:span><text:span text:style-name="T5">conj. </text:span>; sauṇḍye Ca; sauṇḍo Ed</text:p></text:note-body></text:note></text:span></text:p>
      <text:p text:style-name="P3">ete pañcaghṛṇāsu saktapuruṣaḥ svargārthamokṣārthinām</text:p>
      <text:p text:style-name="P1"><text:span text:style-name="T1">loke 'nindanam āpnuvanti satataṃ kīrtir yaśo'laṃkṛtam| </text:span><text:span text:style-name="T1"><text:note text:id="ftn497" text:note-class="footnote"><text:note-citation>497</text:note-citation><text:note-body><text:p text:style-name="Footnote">) 68b <text:span text:style-name="T2">'nindanam āpnuvanti] </text:span>Ca; nandanavāyuvānti Ed</text:p></text:note-body></text:note></text:span></text:p>
      <text:p text:style-name="P3">prajñābodhaśrutismṛtiṃ ca labhate mānaṃ ca nityaṃ labhet</text:p>
      <text:p text:style-name="P3">dākṣiṇyaṃ sa bhavet sa mānuṣaparaṃ prāpnoti niḥsaṃśayaḥ||4.68||</text:p>
      <text:p text:style-name="P1"><text:span text:style-name="T1"><text:s/></text:span><text:span text:style-name="T1"><text:note text:id="ftn498" text:note-class="footnote"><text:note-citation>498</text:note-citation><text:note-body><text:p text:style-name="Footnote">) 68d <text:span text:style-name="T2">mānuṣa°] </text:span>Ed; māyuṣa° Ca</text:p></text:note-body></text:note></text:span><text:span text:style-name="T1"><text:s/>pañcadhanyavidhiḥ </text:span></text:p>
      <text:p text:style-name="P1"><text:span text:style-name="T1">caturmaunaś catuḥśatruś catur āyatanaṃ tathā| </text:span><text:span text:style-name="T1"><text:note text:id="ftn499" text:note-class="footnote"><text:note-citation>499</text:note-citation><text:note-body><text:p text:style-name="Footnote">) 69a <text:span text:style-name="T2">śatruḥ] </text:span>Ca; śatru Ed</text:p></text:note-body></text:note></text:span></text:p>
      <text:p text:style-name="P1"><text:span text:style-name="T1">catur dhyānaṃ catuṣpādaṃ pañcadhanyavidhocyate||4.69|| </text:span><text:span text:style-name="T1"><text:note text:id="ftn500" text:note-class="footnote"><text:note-citation>500</text:note-citation><text:note-body><text:p text:style-name="Footnote">) 69d <text:span text:style-name="T2">pañcadhanya°] </text:span>Ca; dhanyapañca° Ed</text:p></text:note-body></text:note></text:span></text:p>
      <text:p text:style-name="P3">caturmaunasya vakṣyāmi śṛṇuṣvāvahito bhava|</text:p>
      <text:p text:style-name="P1"><text:span text:style-name="T1">pāruṣyapiśunāmithyāsambhinnāni ca varjayet||4.70|| </text:span><text:span text:style-name="T1"><text:note text:id="ftn501" text:note-class="footnote"><text:note-citation>501</text:note-citation><text:note-body><text:p text:style-name="Footnote">) 70c <text:span text:style-name="T2">°piśunā°] </text:span>Ca; °piṇḍānā° Ed</text:p></text:note-body></text:note></text:span></text:p>
      <text:p text:style-name="P3">kāmaḥ krodhaś ca lobhaś ca mohaś caiva caturvidhaḥ| </text:p>
      <text:p text:style-name="P1"><text:span text:style-name="T1">catuḥśatrur nihantavyaḥ sarvathā vītakalmaṣaḥ||4.71|| </text:span><text:span text:style-name="T1"><text:note text:id="ftn502" text:note-class="footnote"><text:note-citation>502</text:note-citation><text:note-body><text:p text:style-name="Footnote">) 71d <text:span text:style-name="T2">sarvathā] </text:span>Ed; sorithā Ca</text:p></text:note-body></text:note></text:span></text:p>
      <text:p text:style-name="P3">caturāyatanaṃ vipra kathayiṣyāmi tac chṛṇu|</text:p>
      <text:p text:style-name="P1"><text:span text:style-name="T1">karuṇāmuditopekṣāmaitrī cāyātanaṃ smṛtam||4.72|| </text:span><text:span text:style-name="T1"><text:note text:id="ftn503" text:note-class="footnote"><text:note-citation>503</text:note-citation><text:note-body><text:p text:style-name="Footnote">) 72c <text:span text:style-name="T2">mudito°] </text:span>Ca; muditau° Ed</text:p></text:note-body></text:note></text:span><text:span text:style-name="T1"><text:s/></text:span><text:span text:style-name="T1"><text:note text:id="ftn504" text:note-class="footnote"><text:note-citation>504</text:note-citation><text:note-body><text:p text:style-name="Footnote">) 72d <text:span text:style-name="T2">cāyātanaṃ] </text:span>Ed; cāyātana Ca</text:p></text:note-body></text:note></text:span></text:p>
      <text:p text:style-name="P3">catur dhyānādhunā vakṣye saṃsārārṇavatāraṇam|</text:p>
      <text:p text:style-name="P1"><text:span text:style-name="T1">ātmavidyābhavaṃ sūkṣmaṃ dhyānam uktaṃ caturvidham||4.73|| </text:span><text:span text:style-name="T1"><text:note text:id="ftn505" text:note-class="footnote"><text:note-citation>505</text:note-citation><text:note-body><text:p text:style-name="Footnote">) 73c <text:span text:style-name="T2">°bhavaṃ] </text:span>Ed; °bhava Ca</text:p></text:note-body></text:note></text:span><text:span text:style-name="T1"><text:s/></text:span><text:span text:style-name="T1"><text:note text:id="ftn506" text:note-class="footnote"><text:note-citation>506</text:note-citation><text:note-body><text:p text:style-name="Footnote">) 73d <text:span text:style-name="T2">dhyānam uktaṃ] </text:span><text:span text:style-name="T5">corr. </text:span>; dhyānam uktaś Ca; dhyānayajñaś Ed</text:p></text:note-body></text:note></text:span></text:p>
      <text:p text:style-name="P1"><text:span text:style-name="T1">ātmatattvaḥ smṛto dharmo vidyāpañcasu pañcadhā| </text:span><text:span text:style-name="T1"><text:note text:id="ftn507" text:note-class="footnote"><text:note-citation>507</text:note-citation><text:note-body><text:p text:style-name="Footnote">) 74a <text:span text:style-name="T2">smṛto] </text:span>Ca; smṛtā Ed • <text:span text:style-name="T2">dharmo] </text:span>Ca; dhanyā Ed</text:p></text:note-body></text:note></text:span></text:p>
      <text:p text:style-name="P1"><text:span text:style-name="T1">ṣaṭtriṃśākṣaram ityāhuḥ sūkṣmatattvam alakṣaṇam||4.74|| </text:span><text:span text:style-name="T1"><text:note text:id="ftn508" text:note-class="footnote"><text:note-citation>508</text:note-citation><text:note-body><text:p text:style-name="Footnote">) 74cd <text:span text:style-name="T2">āhuḥ sū°] </text:span>Ed; ā** Ca</text:p></text:note-body></text:note></text:span></text:p>
      <text:p text:style-name="P3">catuṣpādaḥ smṛto dharmaś caturāśramam āśritaḥ|</text:p>
      <text:p text:style-name="P1"><text:span text:style-name="T1">gṛhastho brahmacārī ca vānaprastho 'tha bhaikṣukaḥ||4.75|| </text:span><text:span text:style-name="T1"><text:note text:id="ftn509" text:note-class="footnote"><text:note-citation>509</text:note-citation><text:note-body><text:p text:style-name="Footnote">) 75d <text:span text:style-name="T2">bhaikṣukaḥ] </text:span>Ca; bhakṣakaḥ Ed</text:p></text:note-body></text:note></text:span><text:span text:style-name="T1"><text:s/></text:span><text:span text:style-name="T1"><text:note text:id="ftn510" text:note-class="footnote"><text:note-citation>510</text:note-citation><text:note-body><text:p text:style-name="Footnote">) Parallel: 75 = MBh 12.234.13ab â‰ˆMBh 14.4513ab etc. </text:p></text:note-body></text:note></text:span></text:p>
      <text:p text:style-name="P3">dhanyās te yair idaṃ vetti nikhilena dvijottama|</text:p>
      <text:p text:style-name="P1"><text:span text:style-name="T1">pāvanaṃ sarvapāpānāṃ puṇyānāṃ ca pravardhanam||4.76|| </text:span><text:span text:style-name="T1"><text:note text:id="ftn511" text:note-class="footnote"><text:note-citation>511</text:note-citation><text:note-body><text:p text:style-name="Footnote">) 76d <text:span text:style-name="T2">pravardhanam] </text:span>Ca; pravardhanaḥ Ed</text:p></text:note-body></text:note></text:span></text:p>
      <text:p text:style-name="P3">āyuḥ kīrtir yaśaḥ saukhyaṃ dharmād eva pravardhate|</text:p>
      <text:p text:style-name="P1"><text:span text:style-name="T1">śāntiḥ puṣṭiḥ smṛtir medhā jāyate dhanyamānavaḥ||4.77|| </text:span><text:span text:style-name="T1"><text:note text:id="ftn512" text:note-class="footnote"><text:note-citation>512</text:note-citation><text:note-body><text:p text:style-name="Footnote">) 77c <text:span text:style-name="T2">puṣṭiḥ] </text:span>Ed; *ṣṭiḥ Ca</text:p></text:note-body></text:note></text:span></text:p>
      <text:p text:style-name="P1"><text:span text:style-name="T1">pramādasthāna pañcaivaṃ kīrtayiṣyāmi tac chṛṇu| </text:span><text:span text:style-name="T1"><text:note text:id="ftn513" text:note-class="footnote"><text:note-citation>513</text:note-citation><text:note-body><text:p text:style-name="Footnote">) 78a <text:span text:style-name="T2">°sthāna] </text:span>Ca; °sthānaṃ Ed</text:p></text:note-body></text:note></text:span></text:p>
      <text:p text:style-name="P1"><text:span text:style-name="T1">brahmahatyā surāpānaṃ steyo gurvaṅganāgamam||4.78|| </text:span><text:span text:style-name="T1"><text:note text:id="ftn514" text:note-class="footnote"><text:note-citation>514</text:note-citation><text:note-body><text:p text:style-name="Footnote">) Parallel: 78 cf.Indeces 12.30: brahmahatyāṃ surāpānaṃ steyaṃ gurvaṅganāgamam| mahānti pātakāny āhuḥ saṃyogaṃ caiva taiḥ saha|| cf.also Manu 11.54: brahmahatyā surāpānaṃ steyaṃ gurvaṅganāgamaḥ| mahānti pātakāny āhuḥ saṃsargaś cāpi taiḥ saha||</text:p></text:note-body></text:note></text:span></text:p>
      <text:p text:style-name="P3">mahāpātakam ity āhus tatsaṃyogī ca pañcamaḥ|</text:p>
      <text:p text:style-name="P1"><text:span text:style-name="T1">anṛtaṃ ca samutkarṣaṃ rājagāmī ca paiśunaḥ||4.79|| </text:span><text:span text:style-name="T1"><text:note text:id="ftn515" text:note-class="footnote"><text:note-citation>515</text:note-citation><text:note-body><text:p text:style-name="Footnote">) 79c <text:span text:style-name="T2">samutkarṣaṃ] </text:span>Ca; samutkarṣa Ed</text:p></text:note-body></text:note></text:span><text:span text:style-name="T1"><text:s/></text:span><text:span text:style-name="T1"><text:note text:id="ftn516" text:note-class="footnote"><text:note-citation>516</text:note-citation><text:note-body><text:p text:style-name="Footnote">) 79d <text:span text:style-name="T2">rāja°] </text:span>Ca; rājñī° Ed</text:p></text:note-body></text:note></text:span></text:p>
      <text:p text:style-name="P1"><text:span text:style-name="T1">guroś cālīka nirbaddhas samāni brahmahatyayā| </text:span><text:span text:style-name="T1"><text:note text:id="ftn517" text:note-class="footnote"><text:note-citation>517</text:note-citation><text:note-body><text:p text:style-name="Footnote">) 80a <text:span text:style-name="T2">nirbaddhas] </text:span>Ca; nibaddhas Ca</text:p></text:note-body></text:note></text:span><text:span text:style-name="T1"><text:s/></text:span><text:span text:style-name="T1"><text:note text:id="ftn518" text:note-class="footnote"><text:note-citation>518</text:note-citation><text:note-body><text:p text:style-name="Footnote">) 80b <text:span text:style-name="T2">brahmahatyayā] </text:span>Ed; bra***yā Ca</text:p></text:note-body></text:note></text:span><text:span text:style-name="T1"><text:s/></text:span><text:span text:style-name="T1"><text:note text:id="ftn519" text:note-class="footnote"><text:note-citation>519</text:note-citation><text:note-body><text:p text:style-name="Footnote">) Parallel: 80 â‰ˆ MBh 5.40.3cd: guroś cālīkanirbandhaḥ samāni brahmahatyayā</text:p></text:note-body></text:note></text:span></text:p>
      <text:p text:style-name="P1"><text:soft-page-break/><text:span text:style-name="T1">brahmo ṛgvedanindā ca kūṭasākṣī sakṛd budhaḥ||4.80|| </text:span><text:span text:style-name="T1"><text:note text:id="ftn520" text:note-class="footnote"><text:note-citation>520</text:note-citation><text:note-body><text:p text:style-name="Footnote">) 80c <text:span text:style-name="T2">brahmo] </text:span>Ca; brahma Ed</text:p></text:note-body></text:note></text:span><text:span text:style-name="T1"><text:s/></text:span><text:span text:style-name="T1"><text:note text:id="ftn521" text:note-class="footnote"><text:note-citation>521</text:note-citation><text:note-body><text:p text:style-name="Footnote">) 80d <text:span text:style-name="T2">sakṛd budhaḥ] </text:span>Ed; suhṛd badhaḥ Ca</text:p></text:note-body></text:note></text:span></text:p>
      <text:p text:style-name="P1"><text:span text:style-name="T1">garhitānnaś ca yo vipraḥ surāpānasamāniṣaṭ| </text:span><text:span text:style-name="T1"><text:note text:id="ftn522" text:note-class="footnote"><text:note-citation>522</text:note-citation><text:note-body><text:p text:style-name="Footnote">) 81a <text:span text:style-name="T2">°ānnaś ca yo vipraḥ] </text:span>Ed; °ānnañ ca yojagvis Ca</text:p></text:note-body></text:note></text:span></text:p>
      <text:p text:style-name="P3">retotsekaḥ svayonyāsu kumārīṣv antyajāsu ca||4.81||</text:p>
      <text:p text:style-name="P1"><text:span text:style-name="T1">sakhyaputrasya ca strīṣu gurutalpasamaḥ smṛtaḥ| </text:span><text:span text:style-name="T1"><text:note text:id="ftn523" text:note-class="footnote"><text:note-citation>523</text:note-citation><text:note-body><text:p text:style-name="Footnote">) 82a <text:span text:style-name="T2">°putrasya ca strīṣu] </text:span>Ca; °putrīṣu cāstrīṣu Ed</text:p></text:note-body></text:note></text:span><text:span text:style-name="T1"><text:s/></text:span><text:span text:style-name="T1"><text:note text:id="ftn524" text:note-class="footnote"><text:note-citation>524</text:note-citation><text:note-body><text:p text:style-name="Footnote">) 82b <text:span text:style-name="T2">°samaḥ] </text:span>Ca; °sama Ed</text:p></text:note-body></text:note></text:span></text:p>
      <text:p text:style-name="P3">nikṣepasyāpaharaṇaṃ narāśvarajatasya ca||4.82||</text:p>
      <text:p text:style-name="P1"><text:span text:style-name="T1">bhūmivajramaṇīnāṃ ca hṛtasteyasamaḥ smṛtaḥ| </text:span><text:span text:style-name="T1"><text:note text:id="ftn525" text:note-class="footnote"><text:note-citation>525</text:note-citation><text:note-body><text:p text:style-name="Footnote">) 83b <text:span text:style-name="T2">hṛtasteya°] </text:span>Ed; rūgya*ya° Ca • <text:span text:style-name="T2">°samaḥ] </text:span>Ca; °sama Ed</text:p></text:note-body></text:note></text:span></text:p>
      <text:p text:style-name="P1"><text:span text:style-name="T1">catvāra ete saṃbhūya yat pāpaṃ kurute naraḥ||4.83|| </text:span><text:span text:style-name="T1"><text:note text:id="ftn526" text:note-class="footnote"><text:note-citation>526</text:note-citation><text:note-body><text:p text:style-name="Footnote">) 83c <text:span text:style-name="T2">ete] </text:span>Ca; eva Ed</text:p></text:note-body></text:note></text:span></text:p>
      <text:p text:style-name="P3">mahāpātakapañcaitan tena sarvaṃ prakāśitam|</text:p>
      <text:p text:style-name="P1"><text:span text:style-name="T1">pañcapramādam etāni varjanīyaṃ dvijottama||4.84|| </text:span><text:span text:style-name="T1"><text:note text:id="ftn527" text:note-class="footnote"><text:note-citation>527</text:note-citation><text:note-body><text:p text:style-name="Footnote">) 84c <text:span text:style-name="T2">°mādam] </text:span>Ca; °māda Ed</text:p></text:note-body></text:note></text:span></text:p>
      <text:p text:style-name="P1"><text:span text:style-name="T1">kāyavāṅmanasā pūryaś cakṣurbuddhiś ca pañcamaḥ| </text:span><text:span text:style-name="T1"><text:note text:id="ftn528" text:note-class="footnote"><text:note-citation>528</text:note-citation><text:note-body><text:p text:style-name="Footnote">) 85a <text:span text:style-name="T2">pūryaś] </text:span>Ca; bhūyaś Ed</text:p></text:note-body></text:note></text:span></text:p>
      <text:p text:style-name="P1"><text:span text:style-name="T1">saumyadṛṣṭipradānaṃ ca krūrabuddhiṃ ca varjayet||4.85|| </text:span><text:span text:style-name="T1"><text:note text:id="ftn529" text:note-class="footnote"><text:note-citation>529</text:note-citation><text:note-body><text:p text:style-name="Footnote">) 85c <text:span text:style-name="T2">°dānaṃ] </text:span>Ca; °dānaś Ed</text:p></text:note-body></text:note></text:span><text:span text:style-name="T1"><text:s/></text:span><text:span text:style-name="T1"><text:note text:id="ftn530" text:note-class="footnote"><text:note-citation>530</text:note-citation><text:note-body><text:p text:style-name="Footnote">) 85d <text:span text:style-name="T2">°buddhiṃ] </text:span>Ca; °dṛṣṭiṃ Ed</text:p></text:note-body></text:note></text:span></text:p>
      <text:p text:style-name="P3">prasannamanasā dhyāyet priyavākyam udīrayet|</text:p>
      <text:p text:style-name="P1"><text:span text:style-name="T1">yathā śaktipradānaṃ ca svāśramābhyāgato guruḥ||4.86|| </text:span><text:span text:style-name="T1"><text:note text:id="ftn531" text:note-class="footnote"><text:note-citation>531</text:note-citation><text:note-body><text:p text:style-name="Footnote">) 86c <text:span text:style-name="T2">yathā] </text:span>Ca; yasya Ed • <text:span text:style-name="T2">°dānaṃ] </text:span>Ca; °dātaś Ed</text:p></text:note-body></text:note></text:span></text:p>
      <text:p text:style-name="P3">indhanodakadānaṃ ca jātavedam athāpi vā|</text:p>
      <text:p text:style-name="P1"><text:span text:style-name="T1">sulabhāni na dattāni indhanāgnyudakāni ca||4.87|| </text:span><text:span text:style-name="T1"><text:note text:id="ftn532" text:note-class="footnote"><text:note-citation>532</text:note-citation><text:note-body><text:p text:style-name="Footnote">) 87c <text:span text:style-name="T2">sulabhāni na] </text:span>Ca; surabhāni ca Ed</text:p></text:note-body></text:note></text:span></text:p>
      <text:p text:style-name="P1"><text:span text:style-name="T1">kṣutaṃ jīveti vā noktaṃ tasya kiṃ parataḥ phalam| </text:span><text:span text:style-name="T1"><text:note text:id="ftn533" text:note-class="footnote"><text:note-citation>533</text:note-citation><text:note-body><text:p text:style-name="Footnote">) 88a <text:span text:style-name="T2">kṣutaṃ] </text:span>Ca; śataṃ Ed</text:p></text:note-body></text:note></text:span></text:p>
      <text:p text:style-name="P1"><text:span text:style-name="T1">pañcārjavā praśaṃsanti munayas tattvadarśinaḥ||4.88|| </text:span><text:span text:style-name="T1"><text:note text:id="ftn534" text:note-class="footnote"><text:note-citation>534</text:note-citation><text:note-body><text:p text:style-name="Footnote">) 88c <text:span text:style-name="T2">pañcārjavāḥ] </text:span>Ca; pañcārjavā Ed • <text:span text:style-name="T2">praśaṃsanti ] </text:span>Ca; praśasanti Ed</text:p></text:note-body></text:note></text:span></text:p>
      <text:p text:style-name="P1"><text:span text:style-name="T1">karmavṛttyābhivṛddhiṃ ca pāratoṣikam eva ca| </text:span><text:span text:style-name="T1"><text:note text:id="ftn535" text:note-class="footnote"><text:note-citation>535</text:note-citation><text:note-body><text:p text:style-name="Footnote">) 89a <text:span text:style-name="T2">karma°] </text:span>Ed; *rmma° Ed • <text:span text:style-name="T2">°vṛddhiṃ] </text:span>Ca; °vṛttiś Ed</text:p></text:note-body></text:note></text:span></text:p>
      <text:p text:style-name="P1"><text:span text:style-name="T1">strīdhanotkocavittaṃ ca ārjavo nābhinandati||4.89|| </text:span><text:span text:style-name="T1"><text:note text:id="ftn536" text:note-class="footnote"><text:note-citation>536</text:note-citation><text:note-body><text:p text:style-name="Footnote">) 89c <text:span text:style-name="T2">strīdhanotkoca°] </text:span>Ca; strīdhanaṅgo ca Ed</text:p></text:note-body></text:note></text:span><text:span text:style-name="T1"><text:s/></text:span><text:span text:style-name="T1"><text:note text:id="ftn537" text:note-class="footnote"><text:note-citation>537</text:note-citation><text:note-body><text:p text:style-name="Footnote">) 89d <text:span text:style-name="T2">ārjavo] </text:span>Ca; ārjave Ed</text:p></text:note-body></text:note></text:span></text:p>
      <text:p text:style-name="P1"><text:span text:style-name="T1">ārjavo na vṛthā yajña ārjavo na vṛthā tapaḥ| </text:span><text:span text:style-name="T1"><text:note text:id="ftn538" text:note-class="footnote"><text:note-citation>538</text:note-citation><text:note-body><text:p text:style-name="Footnote">) 90ab <text:span text:style-name="T2">yajña ārjavo] </text:span>Ca; yajñaś cārjavo Ed</text:p></text:note-body></text:note></text:span></text:p>
      <text:p text:style-name="P1"><text:span text:style-name="T1">ārjavo na vṛthā dānam ārjavo na vṛthāgnayaḥ||4.90|| </text:span><text:span text:style-name="T1"><text:note text:id="ftn539" text:note-class="footnote"><text:note-citation>539</text:note-citation><text:note-body><text:p text:style-name="Footnote">) 90cd <text:span text:style-name="T5">omitted in </text:span>Ed</text:p></text:note-body></text:note></text:span></text:p>
      <text:p text:style-name="P1"><text:span text:style-name="T1">ārjavasyendriyagrāmaḥ suprasanno 'pi tiṣṭhati| </text:span><text:span text:style-name="T1"><text:note text:id="ftn540" text:note-class="footnote"><text:note-citation>540</text:note-citation><text:note-body><text:p text:style-name="Footnote">) 91ab <text:span text:style-name="T5">omitted in </text:span>Ed</text:p></text:note-body></text:note></text:span></text:p>
      <text:p text:style-name="P1"><text:span text:style-name="T1">ārjavasya sadā devāḥ kāye tasya ramanti te||4.91|| </text:span><text:span text:style-name="T1"><text:note text:id="ftn541" text:note-class="footnote"><text:note-citation>541</text:note-citation><text:note-body><text:p text:style-name="Footnote">) 91d <text:span text:style-name="T2">tasya ramanti] </text:span>Ed; ***nti Ca</text:p></text:note-body></text:note></text:span></text:p>
      <text:p text:style-name="P1"><text:span text:style-name="T1">iti yamapravibhāgaḥ kīrtito 'yaṃ dvijendra </text:span><text:span text:style-name="T1"><text:note text:id="ftn542" text:note-class="footnote"><text:note-citation>542</text:note-citation><text:note-body><text:p text:style-name="Footnote">) 92a <text:span text:style-name="T2">yamapravibhāgaḥ] </text:span>Ca; niyamaparibhāgaḥ Ed • <text:span text:style-name="T2">dvijendra] </text:span>Ca; narendra Ed</text:p></text:note-body></text:note></text:span></text:p>
      <text:p text:style-name="P3">iha parata sukhārthaṃ kārayet tanmanuṣyaḥ|</text:p>
      <text:p text:style-name="P1"><text:span text:style-name="T1">duritamalaprahārī śaṅkarasyājñayāste </text:span><text:span text:style-name="T1"><text:note text:id="ftn543" text:note-class="footnote"><text:note-citation>543</text:note-citation><text:note-body><text:p text:style-name="Footnote">) 92c <text:span text:style-name="T2">°prahārī] </text:span><text:span text:style-name="T5">conj. </text:span>; °pahārī CaEd • <text:span text:style-name="T2">durita°] </text:span>Ca; irita° Ed</text:p></text:note-body></text:note></text:span></text:p>
      <text:p text:style-name="P3">bhavati pṛthivibhartā hy ekachatrapravṛttā||4.92||</text:p>
      <text:p text:style-name="P1"><text:span text:style-name="T1"><text:s/></text:span><text:span text:style-name="T1"><text:note text:id="ftn544" text:note-class="footnote"><text:note-citation>544</text:note-citation><text:note-body><text:p text:style-name="Footnote">) 92d <text:span text:style-name="T2">°vṛttā] </text:span>Ca; °vṛttāḥ Ed</text:p></text:note-body></text:note></text:span><text:span text:style-name="T1"><text:s/></text:span></text:p>
      <text:p text:style-name="P3">||iti vṛsasārasaṃgrahe yamavibhāgo nāmādhyāyaś caturthaḥ||</text:p>
      <text:p text:style-name="P3"><text:note text:id="ftn545" text:note-class="footnote"><text:note-citation>545</text:note-citation><text:note-body><text:p text:style-name="Footnote">) Colophon: <text:span text:style-name="T2">nāmādhyāyaś caturthaḥ] </text:span>Ca; nāmaś caturtho 'dhyāyaḥ Ed</text:p></text:note-body></text:note></text:p>
      <text:p text:style-name="P3"><text:soft-page-break/>*** 5 ***</text:p>
      <text:p text:style-name="P3"><text:s/>pañcamo 'dhyāyaḥ śaucācāravidhiḥ </text:p>
      <text:p text:style-name="P1"><text:span text:style-name="T1">vigatarāga uvāca| </text:span><text:span text:style-name="T1"><text:note text:id="ftn546" text:note-class="footnote"><text:note-citation>546</text:note-citation><text:note-body><text:p text:style-name="Footnote">) 1 <text:span text:style-name="T2">vigatarāga uvāca] </text:span>CbCcEd; vigatarāga uvāca Ca</text:p></text:note-body></text:note></text:span></text:p>
      <text:p text:style-name="P1"><text:span text:style-name="T1">kathaya niyamatattvaṃ sāmprataṃ tvaṃ viśeṣāt </text:span><text:span text:style-name="T1"><text:note text:id="ftn547" text:note-class="footnote"><text:note-citation>547</text:note-citation><text:note-body><text:p text:style-name="Footnote">) 1a <text:span text:style-name="T2">kathaya ni°] </text:span>CNa; kathayati Ed • <text:span text:style-name="T2">°tattvaṃ] </text:span>CaCcNaEd; taṃ Cb • <text:span text:style-name="T2">sāmprataṃ tvaṃ viśeṣāt] </text:span>CaNaEd; tvāṃ vaśeṣāt Cb, sāṃprata tvaṃ viseṣāt Cc</text:p></text:note-body></text:note></text:span></text:p>
      <text:p text:style-name="P1"><text:span text:style-name="T1">amṛtavadanatulyaṃ śrotukāmo gato 'smi| </text:span><text:span text:style-name="T1"><text:note text:id="ftn548" text:note-class="footnote"><text:note-citation>548</text:note-citation><text:note-body><text:p text:style-name="Footnote">) 1b <text:span text:style-name="T2">°tulyaṃ śro°] </text:span>CaCcNa<text:span text:style-name="T7">pc</text:span>Ed; °tulyāṃ śro° Cb, °tulyaṃ śro tulyaṃ sro° Na<text:span text:style-name="T7">ac</text:span> • <text:span text:style-name="T2">°kāmo] </text:span>CNa; °kāmā Ed</text:p></text:note-body></text:note></text:span></text:p>
      <text:p text:style-name="P1"><text:span text:style-name="T1">prakṛtidahanadagdhaṃ jñānatoyair niṣiktam </text:span><text:span text:style-name="T1"><text:note text:id="ftn549" text:note-class="footnote"><text:note-citation>549</text:note-citation><text:note-body><text:p text:style-name="Footnote">) 1c <text:span text:style-name="T2">°dahana°] </text:span>CNa; °vadana° Ed • <text:span text:style-name="T2">niṣiktam] </text:span>CaCcNaEd; vimuktam Cb</text:p></text:note-body></text:note></text:span></text:p>
      <text:p text:style-name="P3">aparavadamatajñā nāsti dharmeṣu tṛptiḥ||5.1||</text:p>
      <text:p text:style-name="P3"><text:note text:id="ftn550" text:note-class="footnote"><text:note-citation>550</text:note-citation><text:note-body><text:p text:style-name="Footnote">) 1d <text:span text:style-name="T2">apara°] </text:span>CEd; aparaṃ Na • <text:span text:style-name="T2">°vadama°] </text:span>Ca<text:span text:style-name="T7">pc</text:span>CbCcNa; °vada° Ca<text:span text:style-name="T7">ac</text:span>, °vadana° Ed • <text:span text:style-name="T2">°tajñā nāsti] </text:span>CaCbNa; °tajñānnāsti Cc, °tajjñān nāsti Ed</text:p></text:note-body></text:note></text:p>
      <text:p text:style-name="P3">anarthayajña uvāca| </text:p>
      <text:p text:style-name="P1"><text:span text:style-name="T1">śravaṇasukham ato 'nyat kīrtayiṣye dvijendra </text:span><text:span text:style-name="T1"><text:note text:id="ftn551" text:note-class="footnote"><text:note-citation>551</text:note-citation><text:note-body><text:p text:style-name="Footnote">) 2a <text:span text:style-name="T2">°sukha°] </text:span>CNa<text:span text:style-name="T7">pc</text:span>Ed; °mukha° Na<text:span text:style-name="T7">ac</text:span> • <text:span text:style-name="T2">°mato] </text:span>CNa; °mano Ed • <text:span text:style-name="T2">kīrta°] </text:span>CEd; kīrti° Na</text:p></text:note-body></text:note></text:span></text:p>
      <text:p text:style-name="P1"><text:span text:style-name="T1">niyamakalaviśeṣaḥ pañca pañca prakāraḥ| </text:span><text:span text:style-name="T1"><text:note text:id="ftn552" text:note-class="footnote"><text:note-citation>552</text:note-citation><text:note-body><text:p text:style-name="Footnote">) 2b <text:span text:style-name="T2">°viśeṣaḥ] </text:span>CcNaEd; viśe* Ca, °viśeṣa Cb</text:p></text:note-body></text:note></text:span></text:p>
      <text:p text:style-name="P3">hariharamunibhīṣṭaṃ dharmasāraṃ dvijendra</text:p>
      <text:p text:style-name="P3">kalikaluṣavināśaṃ prāyamokṣaprasiddham||5.2||</text:p>
      <text:p text:style-name="P3"><text:note text:id="ftn553" text:note-class="footnote"><text:note-citation>553</text:note-citation><text:note-body><text:p text:style-name="Footnote">) 2d <text:span text:style-name="T2">°vināśaṃ] </text:span>CaCbNa; °vināśa° CcEd</text:p></text:note-body></text:note></text:p>
      <text:p text:style-name="P1"><text:span text:style-name="T1">śaucam ijyā tapo dānaṃ svādhyāyopasthanigrahaḥ| </text:span><text:span text:style-name="T1"><text:note text:id="ftn554" text:note-class="footnote"><text:note-citation>554</text:note-citation><text:note-body><text:p text:style-name="Footnote">) 3a <text:span text:style-name="T2">ijyā] </text:span>CaCbNaEd; ījyā Cc</text:p></text:note-body></text:note></text:span></text:p>
      <text:p text:style-name="P1"><text:span text:style-name="T1">vratopavāsamaunaṃ ca snānaṃ ca niyamā daśa||5.3|| </text:span><text:span text:style-name="T1"><text:note text:id="ftn555" text:note-class="footnote"><text:note-citation>555</text:note-citation><text:note-body><text:p text:style-name="Footnote">) Parallel: 3 = (Liṅgapurāṇa) 1.8.29<text:span text:style-name="T2"> </text:span></text:p></text:note-body></text:note></text:span></text:p>
      <text:p text:style-name="P1"><text:span text:style-name="T1">tatra śaucādinirdeśaṃ vakṣyāmīha dvijottama| </text:span><text:span text:style-name="T1"><text:note text:id="ftn556" text:note-class="footnote"><text:note-citation>556</text:note-citation><text:note-body><text:p text:style-name="Footnote">) 4a <text:span text:style-name="T2">°nirdeśaṃ] </text:span>CEd; °niyamaṃ Na</text:p></text:note-body></text:note></text:span></text:p>
      <text:p text:style-name="P1"><text:span text:style-name="T1">śārīraśaucam āhāro mātrābhāvaś ca pañcamaḥ||5.4|| </text:span><text:span text:style-name="T1"><text:note text:id="ftn557" text:note-class="footnote"><text:note-citation>557</text:note-citation><text:note-body><text:p text:style-name="Footnote">) 4c <text:span text:style-name="T2">°śaucam āhāro] </text:span>CbCcNaEd; °śauca*hāro Ca</text:p></text:note-body></text:note></text:span><text:span text:style-name="T1"><text:s/></text:span><text:span text:style-name="T1"><text:note text:id="ftn558" text:note-class="footnote"><text:note-citation>558</text:note-citation><text:note-body><text:p text:style-name="Footnote">) 4d <text:span text:style-name="T2">°bhāvaś] </text:span>CbCcNaEd; °bhāvaṃ Ca</text:p></text:note-body></text:note></text:span><text:span text:style-name="T1"><text:s/>śarīraśaucam </text:span></text:p>
      <text:p text:style-name="P3">tāḍayen na ca bandheta na ca prāṇair viyojayet|</text:p>
      <text:p text:style-name="P3">parastrīparadravyeṣu śaucaṃ kāyikam ucyate||5.5||</text:p>
      <text:p text:style-name="P1"><text:span text:style-name="T1">śrotaśaucaṃ dvijaśreṣṭha gudopasthamukhādayaḥ| </text:span><text:span text:style-name="T1"><text:note text:id="ftn559" text:note-class="footnote"><text:note-citation>559</text:note-citation><text:note-body><text:p text:style-name="Footnote">) 6b <text:span text:style-name="T2">gudo°] </text:span>CNa; gudā° Ed</text:p></text:note-body></text:note></text:span></text:p>
      <text:p text:style-name="P1"><text:span text:style-name="T1">mukhasyācamanaṃ śaucam āhāravacaneṣu ca||5.6|| </text:span><text:span text:style-name="T1"><text:note text:id="ftn560" text:note-class="footnote"><text:note-citation>560</text:note-citation><text:note-body><text:p text:style-name="Footnote">) 6c <text:span text:style-name="T2">mukhasyā°] </text:span>CaCcNaEd; mukhasthā° Cb • <text:span text:style-name="T2">śaucam] </text:span>CaCcNaEd; śaucaṃm Cb</text:p></text:note-body></text:note></text:span></text:p>
      <text:p text:style-name="P3">mūtraviṣṭāsamutsarge devatārādhaneṣu ca|</text:p>
      <text:p text:style-name="P1"><text:span text:style-name="T1">mṛttoyais tu gudopasthaṃ śaucayīta vicakṣaṇaḥ||5.7|| </text:span><text:span text:style-name="T1"><text:note text:id="ftn561" text:note-class="footnote"><text:note-citation>561</text:note-citation><text:note-body><text:p text:style-name="Footnote">) 7c <text:span text:style-name="T2">mṛttoyais tu] </text:span>CcNaEd; mṛ*** Ca, mṛtoyais tu Cb • <text:span text:style-name="T2">°pasthaṃ] </text:span>CaCbNa; °pastha CcEd</text:p></text:note-body></text:note></text:span></text:p>
      <text:p text:style-name="P1"><text:span text:style-name="T1">ekopasthe gude pañca tathaikatra kare daśa| </text:span><text:span text:style-name="T1"><text:note text:id="ftn562" text:note-class="footnote"><text:note-citation>562</text:note-citation><text:note-body><text:p text:style-name="Footnote">) 8a <text:span text:style-name="T2">°pasthe] </text:span>CaCbNaEd; °pastha° Cc • <text:span text:style-name="T2">gude] </text:span>CaCbNaEd; °gudo Cc</text:p></text:note-body></text:note></text:span><text:span text:style-name="T1"><text:s/></text:span><text:span text:style-name="T1"><text:note text:id="ftn563" text:note-class="footnote"><text:note-citation>563</text:note-citation><text:note-body><text:p text:style-name="Footnote">) 8b <text:span text:style-name="T2">tathaikatra] </text:span>CaCcNa; tathaikatra Cb, tathaikaś ca Ed • <text:span text:style-name="T2">daśa] </text:span>CaCbNaEd; daśaḥ Cc</text:p></text:note-body></text:note></text:span><text:span text:style-name="T1"><text:s/></text:span><text:span text:style-name="T1"><text:note text:id="ftn564" text:note-class="footnote"><text:note-citation>564</text:note-citation><text:note-body><text:p text:style-name="Footnote">) Parallel: 8 â‰ˆManu 5.136ab: ekā liṅge gude tisras tathaikatra kare daśa</text:p></text:note-body></text:note></text:span></text:p>
      <text:p text:style-name="P1"><text:span text:style-name="T1">ubhayoḥ sapta dātavyā mṛdaḥ śuddhiṃ samīhatā||5.8|| </text:span><text:span text:style-name="T1"><text:note text:id="ftn565" text:note-class="footnote"><text:note-citation>565</text:note-citation><text:note-body><text:p text:style-name="Standard">) 8c <text:span text:style-name="T2">dātavyā] </text:span>CaCbNa; dātavyo CcEd</text:p><text:p text:style-name="Footnote"><text:s/>8d <text:span text:style-name="T2">mṛdaḥ] </text:span>CEd; mṛtaḥ Na • <text:span text:style-name="T2">śuddhiṃ samīhatā] </text:span>CaCbNa; śuddhisamīhayā Cc, śuddhiṃ samāhitā Ed</text:p></text:note-body></text:note></text:span><text:span text:style-name="T1"><text:s/></text:span><text:span text:style-name="T1"><text:note text:id="ftn566" text:note-class="footnote"><text:note-citation>566</text:note-citation><text:note-body><text:p text:style-name="Footnote">) Parallel: 8 â‰ˆManu 5.136cd: ubhayoḥ sapta dātavyā mṛdaḥ śuddhim abhīpsatā</text:p></text:note-body></text:note></text:span></text:p>
      <text:p text:style-name="P1"><text:span text:style-name="T1">etac chaucaṃ gṛhasthānāṃ dviguṇaṃ brahmacāriṇām| </text:span><text:span text:style-name="T1"><text:note text:id="ftn567" text:note-class="footnote"><text:note-citation>567</text:note-citation><text:note-body><text:p text:style-name="Footnote">) 9a <text:span text:style-name="T2">chaucaṃ] </text:span>CaCbNa; chauca CcEd</text:p></text:note-body></text:note></text:span><text:span text:style-name="T1"><text:s/></text:span><text:span text:style-name="T1"><text:note text:id="ftn568" text:note-class="footnote"><text:note-citation>568</text:note-citation><text:note-body><text:p text:style-name="Footnote">) 9b <text:span text:style-name="T2">°guṇaṃ] </text:span>CaCbNaEd; °guṇa Cc</text:p></text:note-body></text:note></text:span><text:span text:style-name="T1"><text:s/></text:span><text:span text:style-name="T1"><text:note text:id="ftn569" text:note-class="footnote"><text:note-citation>569</text:note-citation><text:note-body><text:p text:style-name="Footnote">) Parallel: 9 = Manu 5.137ab </text:p></text:note-body></text:note></text:span></text:p>
      <text:p text:style-name="P1"><text:soft-page-break/><text:span text:style-name="T1">vānaprasthasya triguṇaṃ yatīnāṃ tu caturguṇam||5.9|| </text:span><text:span text:style-name="T1"><text:note text:id="ftn570" text:note-class="footnote"><text:note-citation>570</text:note-citation><text:note-body><text:p text:style-name="Footnote">) 9c <text:span text:style-name="T2">tri°] </text:span>CaCbNaEd; dvi° Cc</text:p></text:note-body></text:note></text:span><text:span text:style-name="T1"><text:s/></text:span><text:span text:style-name="T1"><text:note text:id="ftn571" text:note-class="footnote"><text:note-citation>571</text:note-citation><text:note-body><text:p text:style-name="Footnote">) Parallel: 9 â‰ˆManu 5.137cd: triguṇaṃ syād vanasthānāṃ yatīnāṃ tu caturguṇam </text:p></text:note-body></text:note></text:span><text:span text:style-name="T1"><text:s/>āhāraśaucam </text:span></text:p>
      <text:p text:style-name="P1"><text:span text:style-name="T1">āhāraśaucaṃ vakṣyāmi śṛṇuṣvāvahito bhava| </text:span><text:span text:style-name="T1"><text:note text:id="ftn572" text:note-class="footnote"><text:note-citation>572</text:note-citation><text:note-body><text:p text:style-name="Footnote">) 10b <text:span text:style-name="T2">śṛṇuṣvāvahito] </text:span>CbCcNaEd; śṛṇuṣvāva** Ca</text:p></text:note-body></text:note></text:span></text:p>
      <text:p text:style-name="P1"><text:span text:style-name="T1">bhāgadvayaṃ tu bhuñjīta bhāgam ekaṃ jalaṃ pibet||5.10|| </text:span><text:span text:style-name="T1"><text:note text:id="ftn573" text:note-class="footnote"><text:note-citation>573</text:note-citation><text:note-body><text:p text:style-name="Footnote">) 10d <text:span text:style-name="T2">pibet] </text:span>CaCcNaEd; pibe Cb</text:p></text:note-body></text:note></text:span></text:p>
      <text:p text:style-name="P1"><text:span text:style-name="T1">vāyusaṃcāradānārthaṃ caturtham avaśeṣayet| </text:span><text:span text:style-name="T1"><text:note text:id="ftn574" text:note-class="footnote"><text:note-citation>574</text:note-citation><text:note-body><text:p text:style-name="Footnote">) 11a <text:span text:style-name="T2">°cāradānārthaṃ] </text:span>CNa; °cāraṇārthāya Ed</text:p></text:note-body></text:note></text:span></text:p>
      <text:p text:style-name="P1"><text:span text:style-name="T1">snigdhasvādurasaiḥ ṣaḍbhir āhāraṣaḍrasair budhaḥ||5.11|| </text:span><text:span text:style-name="T1"><text:note text:id="ftn575" text:note-class="footnote"><text:note-citation>575</text:note-citation><text:note-body><text:p text:style-name="Footnote">) 11c <text:span text:style-name="T2">°svādu°] </text:span>CNa; °svāda° Ed</text:p></text:note-body></text:note></text:span><text:span text:style-name="T1"><text:s/></text:span><text:span text:style-name="T1"><text:note text:id="ftn576" text:note-class="footnote"><text:note-citation>576</text:note-citation><text:note-body><text:p text:style-name="Footnote">) 11d <text:span text:style-name="T2">°ṣaḍrasair] </text:span>CbEd; °sadravair CaNa, °sadravai Cc</text:p></text:note-body></text:note></text:span></text:p>
      <text:p text:style-name="P1"><text:span text:style-name="T1">dhātuvaiṣamyanāśo 'sti na ca rogāḥ sudāruṇāḥ| </text:span><text:span text:style-name="T1"><text:note text:id="ftn577" text:note-class="footnote"><text:note-citation>577</text:note-citation><text:note-body><text:p text:style-name="Footnote">) 12a <text:span text:style-name="T2">°vaiṣamyanāśo 'sti] </text:span>CaCcNa; °daiṣamyanāśāsti Cb, °vaiṣamya naśyanti Ed</text:p></text:note-body></text:note></text:span><text:span text:style-name="T1"><text:s/></text:span><text:span text:style-name="T1"><text:note text:id="ftn578" text:note-class="footnote"><text:note-citation>578</text:note-citation><text:note-body><text:p text:style-name="Footnote">) 12b <text:span text:style-name="T2">sudāruṇāḥ] </text:span>CNa; sudāruṇaḥ Ed</text:p></text:note-body></text:note></text:span></text:p>
      <text:p text:style-name="P1"><text:span text:style-name="T1">abhakṣyaṃ ca na bhakṣeta apeyaṃ na ca pāyayet||5.12|| </text:span><text:span text:style-name="T1"><text:note text:id="ftn579" text:note-class="footnote"><text:note-citation>579</text:note-citation><text:note-body><text:p text:style-name="Footnote">) 12c <text:span text:style-name="T2">abhakṣyaṃ] </text:span>CNa; abhakṣaṃ Ed</text:p></text:note-body></text:note></text:span><text:span text:style-name="T1"><text:s/></text:span><text:span text:style-name="T1"><text:note text:id="ftn580" text:note-class="footnote"><text:note-citation>580</text:note-citation><text:note-body><text:p text:style-name="Footnote">) 12d <text:span text:style-name="T2">na ca] </text:span>CNa; ca na Ed</text:p></text:note-body></text:note></text:span></text:p>
      <text:p text:style-name="P1"><text:span text:style-name="T1">agamyaṃ na ca gamyeta avācyaṃ na ca bhāṣayet| </text:span><text:span text:style-name="T1"><text:note text:id="ftn581" text:note-class="footnote"><text:note-citation>581</text:note-citation><text:note-body><text:p text:style-name="Footnote">) 13b <text:span text:style-name="T2">avācyaṃ] </text:span>CaCbNaEd; avācaṃ Cc</text:p></text:note-body></text:note></text:span></text:p>
      <text:p text:style-name="P1"><text:span text:style-name="T1">laśunaṃ ca palāṇḍuṃ ca gṛñjanaṃ kacakāni ca||5.13|| </text:span><text:span text:style-name="T1"><text:note text:id="ftn582" text:note-class="footnote"><text:note-citation>582</text:note-citation><text:note-body><text:p text:style-name="Footnote">) 13c <text:span text:style-name="T2">palāṇḍuṃ] </text:span>Ed; palaṇḍuṃ C, palaḍuṃ Na</text:p></text:note-body></text:note></text:span><text:span text:style-name="T1"><text:s/></text:span><text:span text:style-name="T1"><text:note text:id="ftn583" text:note-class="footnote"><text:note-citation>583</text:note-citation><text:note-body><text:p text:style-name="Footnote">) 13d <text:span text:style-name="T2">kacakāni] </text:span>CNa; ca kacāni Ed</text:p></text:note-body></text:note></text:span></text:p>
      <text:p text:style-name="P1"><text:span text:style-name="T1">gauraś ca śūkaraṃ māṃsaṃ varjayec ca vidhānataḥ| </text:span><text:span text:style-name="T1"><text:note text:id="ftn584" text:note-class="footnote"><text:note-citation>584</text:note-citation><text:note-body><text:p text:style-name="Footnote">) 14a <text:span text:style-name="T2">gauraś ca] </text:span>Ed; gorasva Ca, goraś ca CbCcNa • <text:span text:style-name="T2">māṃsaṃ] </text:span>CNa; māsaṃ Ed</text:p></text:note-body></text:note></text:span></text:p>
      <text:p text:style-name="P1"><text:span text:style-name="T1">chattrākaṃ viḍvarāhaṃ ca gomāṃsaṃ ca na bhakṣayet||5.14|| </text:span><text:span text:style-name="T1"><text:note text:id="ftn585" text:note-class="footnote"><text:note-citation>585</text:note-citation><text:note-body><text:p text:style-name="Standard">) 14c <text:span text:style-name="T2">chattrākaṃ] </text:span>CaCbEd; chattrāka Cc • <text:span text:style-name="T2">viḍva°] </text:span>CEd; vidva° Na</text:p><text:p text:style-name="Footnote"><text:s/>14d <text:span text:style-name="T2">gomāṃsaṃ] </text:span>CaCb<text:span text:style-name="T7">pc</text:span>CcEd; gomāñ Cb<text:span text:style-name="T7">ac</text:span></text:p></text:note-body></text:note></text:span></text:p>
      <text:p text:style-name="P1"><text:span text:style-name="T1">caṭakaṃ ca kapotaṃ ca jālapādaṃś ca varjayet| </text:span><text:span text:style-name="T1"><text:note text:id="ftn586" text:note-class="footnote"><text:note-citation>586</text:note-citation><text:note-body><text:p text:style-name="Footnote">) 15a <text:span text:style-name="T2">caṭakaṃ] </text:span>CaCbNaEd; caṭakām Cc</text:p></text:note-body></text:note></text:span></text:p>
      <text:p text:style-name="P1"><text:span text:style-name="T1">haṃsasārasacakrāhvakukkuṭān śukaśyenakān||5.15|| </text:span><text:span text:style-name="T1"><text:note text:id="ftn587" text:note-class="footnote"><text:note-citation>587</text:note-citation><text:note-body><text:p text:style-name="Footnote">) 15d <text:span text:style-name="T2">°kukkuṭān] </text:span>CEd; °kukkuṭā Na • <text:span text:style-name="T2">°śyenakān] </text:span>CaCcEd; °śonakān Cb, °śyenakā Na</text:p></text:note-body></text:note></text:span></text:p>
      <text:p text:style-name="P1"><text:span text:style-name="T1">kākolūkaṃ balākaṃ ca matsyādīṃś cāpi varjayet| </text:span><text:span text:style-name="T1"><text:note text:id="ftn588" text:note-class="footnote"><text:note-citation>588</text:note-citation><text:note-body><text:p text:style-name="Footnote">) 16a <text:span text:style-name="T2">kākollūkaṃ balākaṃ ca] </text:span>Cb; kākolūkasva**ñ ca Ca, kākollūkabalākaṃ ca Cc, kākolūkavalākaṃ ca NaEd</text:p></text:note-body></text:note></text:span></text:p>
      <text:p text:style-name="P1"><text:span text:style-name="T1">amedhyāṃś cāpavitrāṃś ca sarvān eva vivarjayet||5.16|| </text:span><text:span text:style-name="T1"><text:note text:id="ftn589" text:note-class="footnote"><text:note-citation>589</text:note-citation><text:note-body><text:p text:style-name="Footnote">) 16c <text:span text:style-name="T2">amedhyāṃś] </text:span>CNa; amedhyaś Ed</text:p></text:note-body></text:note></text:span></text:p>
      <text:p text:style-name="P3">śākamūlaphalānāṃ ca abhakṣyaṃ parivarjayet|</text:p>
      <text:p text:style-name="P3">mānaveṣu purāṇeṣu śaivabhāratasaṃhite||5.17||</text:p>
      <text:p text:style-name="P3">kīrtitāni viśeṣeṇa śaucācāram aśeṣataḥ|</text:p>
      <text:p text:style-name="P1"><text:span text:style-name="T1">tvayā jijñāsito 'smy adya saṃkṣiptaḥ kathito mayā||5.18|| </text:span><text:span text:style-name="T1"><text:note text:id="ftn590" text:note-class="footnote"><text:note-citation>590</text:note-citation><text:note-body><text:p text:style-name="Footnote">) 18c <text:span text:style-name="T2">jijñāsito] </text:span>CNa; jijñāsato Ed 18d <text:span text:style-name="T2">°kṣiptaḥ] </text:span>CaCcNaEd; °kṣipya Cb • <text:span text:style-name="T2">kathito] </text:span>C; kathitaṃ Ed</text:p></text:note-body></text:note></text:span></text:p>
      <text:p text:style-name="P1"><text:span text:style-name="T1">satyavādī śucir nityaṃ dhyānayogarataḥ śuciḥ| </text:span><text:span text:style-name="T1"><text:note text:id="ftn591" text:note-class="footnote"><text:note-citation>591</text:note-citation><text:note-body><text:p text:style-name="Footnote">) 19a <text:span text:style-name="T2">śucir] </text:span>CaCbEd; śuci Cc, śucin Na</text:p></text:note-body></text:note></text:span></text:p>
      <text:p text:style-name="P1"><text:span text:style-name="T1">ahiṃsakaḥ śucir dānto dayābhūtakṣamā śuciḥ||5.19|| </text:span><text:span text:style-name="T1"><text:note text:id="ftn592" text:note-class="footnote"><text:note-citation>592</text:note-citation><text:note-body><text:p text:style-name="Footnote">) 19c <text:span text:style-name="T2">ahiṃsakaḥ] </text:span>CaCcNaEd; ahiṃsaka Cb • <text:span text:style-name="T2">śucir] </text:span>CaCbNaEd; śuci Cc • <text:span text:style-name="T2">dānto] </text:span>CNa; dāntau Ed</text:p></text:note-body></text:note></text:span></text:p>
      <text:p text:style-name="P1"><text:span text:style-name="T1">sarveṣām eva śaucānām arthaśaucaṃ paraṃ smṛtam| </text:span><text:span text:style-name="T1"><text:note text:id="ftn593" text:note-class="footnote"><text:note-citation>593</text:note-citation><text:note-body><text:p text:style-name="Footnote">) 20a <text:span text:style-name="T2">śaucānām] </text:span>CaCbNaEd; śaucānāṃm Cc</text:p></text:note-body></text:note></text:span><text:span text:style-name="T1"><text:s/></text:span><text:span text:style-name="T1"><text:note text:id="ftn594" text:note-class="footnote"><text:note-citation>594</text:note-citation><text:note-body><text:p text:style-name="Footnote">) 20b <text:span text:style-name="T2">°śaucaṃ paraṃ smṛtam] </text:span>CaNa; °śaucaṃ para smṛtam CbCc, °śaucayanaṃ smṛtaḥ Ed</text:p></text:note-body></text:note></text:span></text:p>
      <text:p text:style-name="P1"><text:span text:style-name="T1">yo 'rthe hi śuciḥ sa śucir na mṛdvāriśuciḥ śuciḥ| </text:span><text:span text:style-name="T1"><text:note text:id="ftn595" text:note-class="footnote"><text:note-citation>595</text:note-citation><text:note-body><text:p text:style-name="Footnote">) 20c <text:span text:style-name="T2">yo 'rthe hi śuciḥ sa śucir] </text:span>C (<text:span text:style-name="T6">unmetrical</text:span>); yo 'rthe hi śuciḥ sa śuci Na, yo 'rthe hi suśucir vipra Ed</text:p></text:note-body></text:note></text:span><text:span text:style-name="T1"><text:s/></text:span><text:span text:style-name="T1"><text:note text:id="ftn596" text:note-class="footnote"><text:note-citation>596</text:note-citation><text:note-body><text:p text:style-name="Footnote">) 20d <text:span text:style-name="T2">°śuciḥ śuciḥ] </text:span>CNa; °śuciḥ śuci Ed</text:p></text:note-body></text:note></text:span></text:p>
      <text:p text:style-name="P1"><text:span text:style-name="T1">kāyavāṅmanasāṃ śaucaṃ sa śuciḥ sarvavastuṣu|| </text:span><text:span text:style-name="T1"><text:note text:id="ftn597" text:note-class="footnote"><text:note-citation>597</text:note-citation><text:note-body><text:p text:style-name="Standard">) 20b <text:span text:style-name="T2">śuciḥ] </text:span>CaCbNaEd; śuci Cc</text:p><text:p text:style-name="Footnote"><text:s/>20cd Edadds here: śaucāśaucavidhiṃ jñātvā mucyate sarvakilbiṣāt</text:p></text:note-body></text:note></text:span></text:p>
      <text:p text:style-name="P1"><text:span text:style-name="T1">! śaucāśaucavidhijñamānava yadi kālakṣayair niścayaḥ </text:span><text:span text:style-name="T1"><text:note text:id="ftn598" text:note-class="footnote"><text:note-citation>598</text:note-citation><text:note-body><text:p text:style-name="Footnote">) 21a <text:span text:style-name="T2">śaucāśauca°] </text:span>CaCcNaEd; śaucāśuca Cb • <text:span text:style-name="T2">kālakṣayair niścayaḥ] </text:span>CaCbNa<text:span text:style-name="T7">pc</text:span>; kālakṣayen niścayaḥ Cc, kālakṣaye niścayaḥ Na<text:span text:style-name="T7">ac</text:span>, kālakṣayetiś ca yaḥ Ed</text:p></text:note-body></text:note></text:span></text:p>
      <text:p text:style-name="P1"><text:soft-page-break/><text:span text:style-name="T1">saubhāgyatvam avāpnuvanti satataṃ kīrtir yaśo'laṅkṛtaḥ| </text:span><text:span text:style-name="T1"><text:note text:id="ftn599" text:note-class="footnote"><text:note-citation>599</text:note-citation><text:note-body><text:p text:style-name="Footnote">) 21b <text:span text:style-name="T2">kīrtir] </text:span>CbNaEd; kīrti° CaCc (<text:span text:style-name="T6">unmetrical</text:span>) • <text:span text:style-name="T2">°laṅkṛtaḥ] </text:span>CaCcNaEd; °lakṛtaḥ Cb</text:p></text:note-body></text:note></text:span></text:p>
      <text:p text:style-name="P1"><text:span text:style-name="T1">prāptaṃ tena ihaiva puṇyasakalaṃ saddharmaśāstreritam </text:span><text:span text:style-name="T1"><text:note text:id="ftn600" text:note-class="footnote"><text:note-citation>600</text:note-citation><text:note-body><text:p text:style-name="Footnote">) 21c <text:span text:style-name="T2">°eritam] </text:span>CNa; °oditaḥ Ed</text:p></text:note-body></text:note></text:span></text:p>
      <text:p text:style-name="P3">jīvānte ca paratra-m-īhitagatiḥ prāpnoti niḥsaṃśayam||5.21||</text:p>
      <text:p text:style-name="P1"><text:span text:style-name="T1"><text:s/></text:span><text:span text:style-name="T1"><text:note text:id="ftn601" text:note-class="footnote"><text:note-citation>601</text:note-citation><text:note-body><text:p text:style-name="Footnote">) 21d <text:span text:style-name="T2">paratram] </text:span>CNa; pavitram Ed • <text:span text:style-name="T2">niḥsaṃśayam] </text:span>Ca; niḥsaṃśayaḥ CbCcNaEd</text:p></text:note-body></text:note></text:span><text:span text:style-name="T1"><text:s/></text:span></text:p>
      <text:p text:style-name="P3">||iti vṛṣasārasaṃgrahe śaucācāravidhir nāmādhyāyaḥ pañcamaḥ||</text:p>
      <text:p text:style-name="P1"><text:note text:id="ftn602" text:note-class="footnote"><text:note-citation>602</text:note-citation><text:note-body><text:p text:style-name="Footnote">) Colophon: <text:span text:style-name="T2">°vidhir] </text:span>CaEd; °vidhi° CbCcNa • <text:span text:style-name="T2">nāmādhyayaḥ pañcamaḥ] </text:span>CNa; nāma pañcamo 'dhyāyaḥ Ed</text:p></text:note-body></text:note></text:p>
      <text:p text:style-name="P3">*** 6 ***</text:p>
      <text:p text:style-name="P3"><text:s/>6 ijyā </text:p>
      <text:p text:style-name="P3">[anarthayajña uvāca| ]</text:p>
      <text:p text:style-name="P1"><text:span text:style-name="T1">atha pañcavidhām ijyāṃ pravakṣyāmi dvijottama| </text:span><text:span text:style-name="T1"><text:note text:id="ftn603" text:note-class="footnote"><text:note-citation>603</text:note-citation><text:note-body><text:p text:style-name="Footnote">) 1a <text:span text:style-name="T2">ijyāṃ] </text:span><text:span text:style-name="T5">corr. </text:span>; ījyāṃ CaEd</text:p></text:note-body></text:note></text:span></text:p>
      <text:p text:style-name="P1"><text:span text:style-name="T1">dharmamokṣaprasiddhyarthaṃ śṛṇuṣvāvahito dvija||6.1|| </text:span><text:span text:style-name="T1"><text:note text:id="ftn604" text:note-class="footnote"><text:note-citation>604</text:note-citation><text:note-body><text:p text:style-name="Footnote">) 1c <text:span text:style-name="T2">mokṣaprasiddhya] </text:span>Ca; mokṣeśasiddhya Ed</text:p></text:note-body></text:note></text:span><text:span text:style-name="T1"><text:s/></text:span><text:span text:style-name="T1"><text:note text:id="ftn605" text:note-class="footnote"><text:note-citation>605</text:note-citation><text:note-body><text:p text:style-name="Footnote">) 1d <text:span text:style-name="T2">dvija] </text:span>Ca; bhava Ed</text:p></text:note-body></text:note></text:span></text:p>
      <text:p text:style-name="P1"><text:span text:style-name="T1">arthayajñaḥ kriyāyajño japayajñas tathaiva ca| </text:span><text:span text:style-name="T1"><text:note text:id="ftn606" text:note-class="footnote"><text:note-citation>606</text:note-citation><text:note-body><text:p text:style-name="Footnote">) 2a <text:span text:style-name="T2">°yajñaḥ] </text:span>Ca; °yajña° Ed</text:p></text:note-body></text:note></text:span></text:p>
      <text:p text:style-name="P3">jñānaṃ dhyānaṃ ca pañcaitat pravakṣyāmi pṛthak pṛthak||6.2|| arthayajñaḥ </text:p>
      <text:p text:style-name="P1"><text:span text:style-name="T1">agnyupāsanakarmādi agnihotrakratukriyā| </text:span><text:span text:style-name="T1"><text:note text:id="ftn607" text:note-class="footnote"><text:note-citation>607</text:note-citation><text:note-body><text:p text:style-name="Footnote">) 3b <text:span text:style-name="T2">agni°] </text:span>Ed; °a*° </text:p></text:note-body></text:note></text:span></text:p>
      <text:p text:style-name="P3">aṣṭakā pārvaṇī śrāddhaṃ dravyayajñaḥ sa ucyate||6.3|| kriyāyajñaḥ </text:p>
      <text:p text:style-name="P1"><text:span text:style-name="T1">ārāmodyānavāpīṣu devatāyataneṣu ca| </text:span><text:span text:style-name="T1"><text:note text:id="ftn608" text:note-class="footnote"><text:note-citation>608</text:note-citation><text:note-body><text:p text:style-name="Footnote">) 4b <text:span text:style-name="T2">°yataneṣu] </text:span>Ed; °layaneṣu Ca</text:p></text:note-body></text:note></text:span></text:p>
      <text:p text:style-name="P1"><text:span text:style-name="T1">svahastakṛtasaṃskāraḥ kriyāyajña sa ucyate||6.4|| </text:span><text:span text:style-name="T1"><text:note text:id="ftn609" text:note-class="footnote"><text:note-citation>609</text:note-citation><text:note-body><text:p text:style-name="Footnote">) 4c <text:span text:style-name="T2">°hasta°] </text:span>Ca; °hastaiḥ Ed</text:p></text:note-body></text:note></text:span><text:span text:style-name="T1"><text:s/>japayajñaḥ </text:span></text:p>
      <text:p text:style-name="P3">japayajñaṃ tato vakṣye svargamokṣaphalapradam|</text:p>
      <text:p text:style-name="P3">vedādhyayana kartavyaṃ śivasaṃhitam eva ca||6.5||</text:p>
      <text:p text:style-name="P3">itihāsapurāṇaś ca japayajñaḥ sa ucyate| jñānayajñaḥ </text:p>
      <text:p text:style-name="P1"><text:span text:style-name="T1">idaṃ karma akarmedam ūhāpohaviśāradaḥ||6.6|| </text:span><text:span text:style-name="T1"><text:note text:id="ftn610" text:note-class="footnote"><text:note-citation>610</text:note-citation><text:note-body><text:p text:style-name="Footnote">) 6c <text:span text:style-name="T2">karma] </text:span>Ca; kramam Ed</text:p></text:note-body></text:note></text:span></text:p>
      <text:p text:style-name="P3">śāstracakṣuḥ samālokya jñānayajñaḥ sa ucyate|</text:p>
      <text:p text:style-name="P3">dhyānayajñaṃ samāsena kathayiṣyāmi te śṛṇu||6.7|| dhyānayajñaḥ </text:p>
      <text:p text:style-name="P3">dhyānaṃ pañcavidhaṃ caiva kīrtitaṃ hariṇā purā|</text:p>
      <text:p text:style-name="P1"><text:span text:style-name="T1">sūryaḥ somāgnisphaṭikaḥ sūkṣmaṃ tattvaṃ ca pañcamam||6.8|| </text:span><text:span text:style-name="T1"><text:note text:id="ftn611" text:note-class="footnote"><text:note-citation>611</text:note-citation><text:note-body><text:p text:style-name="Footnote">) 8d <text:span text:style-name="T2">sūkṣmaṃ tattvaṃ ca pañcamam] </text:span><text:span text:style-name="T5">corr. </text:span>; sūkṣmaṃ tatva***ñcamam Ca, sūkṣmāṃ tattvaś ca pañcamam Ed</text:p></text:note-body></text:note></text:span></text:p>
      <text:p text:style-name="P3">sūryamaṇḍalam ādau tu tattvaṃ prakṛtir ucyate|</text:p>
      <text:p text:style-name="P3">tasya madhye śaśiṃ dhyāyet tattvaṃ puruṣa ucyate||6.9||</text:p>
      <text:p text:style-name="P3">candramaṇḍalamadhye tu jvālām agniṃ vicintayet|</text:p>
      <text:p text:style-name="P1"><text:span text:style-name="T1">prabhutattvaṃ sa vijñeyo janmamṛtyuvināśanam||6.10|| </text:span><text:span text:style-name="T1"><text:note text:id="ftn612" text:note-class="footnote"><text:note-citation>612</text:note-citation><text:note-body><text:p text:style-name="Footnote">) 10c <text:span text:style-name="T2">°tattvaṃ] </text:span>Ed; °tatvas Ca</text:p></text:note-body></text:note></text:span><text:span text:style-name="T1"><text:s/></text:span><text:span text:style-name="T1"><text:note text:id="ftn613" text:note-class="footnote"><text:note-citation>613</text:note-citation><text:note-body><text:p text:style-name="Footnote">) 10d <text:span text:style-name="T2">°nāśanam] </text:span>Ed; °nāśanaḥ Ca</text:p></text:note-body></text:note></text:span></text:p>
      <text:p text:style-name="P1"><text:span text:style-name="T1">agnimaṇḍalamadhye tu dhyāye sphaṭika nirmalam| </text:span><text:span text:style-name="T1"><text:note text:id="ftn614" text:note-class="footnote"><text:note-citation>614</text:note-citation><text:note-body><text:p text:style-name="Footnote">) 11b <text:span text:style-name="T2">sphaṭika] </text:span>Ca<text:span text:style-name="T7">pc</text:span>Ed; sphaṭi Ca<text:span text:style-name="T7">ac</text:span></text:p></text:note-body></text:note></text:span></text:p>
      <text:p text:style-name="P1"><text:span text:style-name="T1">vidyātattvaṃ sa vijñeyaṃ kāraṇam ajam avyayam||6.11|| </text:span><text:span text:style-name="T1"><text:note text:id="ftn615" text:note-class="footnote"><text:note-citation>615</text:note-citation><text:note-body><text:p text:style-name="Footnote">) 11c <text:span text:style-name="T2">tattvaṃ sa] </text:span>Ed; tatvaṃ * Ca • <text:span text:style-name="T2">vijñeyaṃ] </text:span><text:span text:style-name="T5">corr. </text:span>; vijñeyaḥ CaEd</text:p></text:note-body></text:note></text:span><text:span text:style-name="T1"><text:s/></text:span></text:p>
      <text:p text:style-name="P3">vidyāmaṇḍalamadhye tu dhyāyet tattvam anuttamam|</text:p>
      <text:p text:style-name="P3">akīrtitam anaupamyaṃ śivam akṣayam avyayam|</text:p>
      <text:p text:style-name="P1"><text:span text:style-name="T1">pañcamaṃ dhyānayajñasya tattvam uktaṃ sanātanam|| </text:span><text:span text:style-name="T1"><text:note text:id="ftn616" text:note-class="footnote"><text:note-citation>616</text:note-citation><text:note-body><text:p text:style-name="Footnote">) 12d <text:span text:style-name="T2">yajñasya] </text:span>Ca; yajñañ ca Ed</text:p></text:note-body></text:note></text:span></text:p>
      <text:p text:style-name="P3">vigatarāga uvāca| </text:p>
      <text:p text:style-name="P1"><text:span text:style-name="T1">ekaikasya hi tattvasya phalaṃ kīrtaya kīdṛśam| </text:span><text:span text:style-name="T1"><text:note text:id="ftn617" text:note-class="footnote"><text:note-citation>617</text:note-citation><text:note-body><text:p text:style-name="Footnote">) 13a <text:span text:style-name="T2">hi] </text:span>Ed; tri° Ca</text:p></text:note-body></text:note></text:span></text:p>
      <text:p text:style-name="P1"><text:soft-page-break/><text:span text:style-name="T1">kāni lokā prapadyante kālaṃ vāsya tapodhana||6.13|| </text:span><text:span text:style-name="T1"><text:note text:id="ftn618" text:note-class="footnote"><text:note-citation>618</text:note-citation><text:note-body><text:p text:style-name="Footnote">) 13c <text:span text:style-name="T2">lokā] </text:span>Ed; lokāḥ Ca • <text:span text:style-name="T2">prapadyante] </text:span>Ed; pra*** Ca</text:p></text:note-body></text:note></text:span></text:p>
      <text:p text:style-name="P3">anarthayajña uvāca| </text:p>
      <text:p text:style-name="P1"><text:span text:style-name="T1">brahmalokaṃ tu prathamaṃ tattvaṃ prakṛticintayā| </text:span><text:span text:style-name="T1"><text:note text:id="ftn619" text:note-class="footnote"><text:note-citation>619</text:note-citation><text:note-body><text:p text:style-name="Footnote">) 14b <text:span text:style-name="T2">tattvaṃ] </text:span>Ed; tatva Ca • <text:span text:style-name="T2">prakṛticintayā] </text:span>Ca; ca kṛticintaya Ed</text:p></text:note-body></text:note></text:span></text:p>
      <text:p text:style-name="P1"><text:span text:style-name="T1">kalpakoṭisahasrāṇi śivavan modate sukhī||6.14|| </text:span><text:span text:style-name="T1"><text:note text:id="ftn620" text:note-class="footnote"><text:note-citation>620</text:note-citation><text:note-body><text:p text:style-name="Footnote">) 14d <text:span text:style-name="T2">sukhī] </text:span>Ca; sukham Ed</text:p></text:note-body></text:note></text:span></text:p>
      <text:p text:style-name="P3">dvitīyaṃ tattva puruṣaṃ dhyāyamāno mṛto yadi|</text:p>
      <text:p text:style-name="P1"><text:span text:style-name="T1">viṣṇulokam ito yāti kalpkoṭyayutaṃ sukhī||6.15|| </text:span><text:span text:style-name="T1"><text:note text:id="ftn621" text:note-class="footnote"><text:note-citation>621</text:note-citation><text:note-body><text:p text:style-name="Footnote">) 15c <text:span text:style-name="T2">yāti] </text:span>Ca; yānti Ed</text:p></text:note-body></text:note></text:span></text:p>
      <text:p text:style-name="P1"><text:span text:style-name="T1">prabhutattvaṃ tṛtīyaṃ tu dhyāyamāno mariṣyati| </text:span><text:span text:style-name="T1"><text:note text:id="ftn622" text:note-class="footnote"><text:note-citation>622</text:note-citation><text:note-body><text:p text:style-name="Footnote">) 16a <text:span text:style-name="T2">tṛtīyaṃ] </text:span>Ca; tṛtīyas Ed</text:p></text:note-body></text:note></text:span><text:span text:style-name="T1"><text:s/></text:span><text:span text:style-name="T1"><text:note text:id="ftn623" text:note-class="footnote"><text:note-citation>623</text:note-citation><text:note-body><text:p text:style-name="Footnote">) 16b <text:span text:style-name="T2">dhyāyamāno mariṣyati] </text:span><text:span text:style-name="T5">eme. </text:span>; dhyāya***riṣyati Ca, dhayāyāmāno mariṣyati Ed</text:p></text:note-body></text:note></text:span></text:p>
      <text:p text:style-name="P1"><text:span text:style-name="T1">rudraloke vasen nityaṃ kalpakotyayutaṃ śatam||6.16|| </text:span><text:span text:style-name="T1"><text:note text:id="ftn624" text:note-class="footnote"><text:note-citation>624</text:note-citation><text:note-body><text:p text:style-name="Footnote">) 16c <text:span text:style-name="T2">rudra°] </text:span>Ed; śiva° Ca</text:p></text:note-body></text:note></text:span></text:p>
      <text:p text:style-name="P1"><text:span text:style-name="T1">vidyātattvāmṛtaṃ dhyāyet sadāśivam anāmayam| </text:span><text:span text:style-name="T1"><text:note text:id="ftn625" text:note-class="footnote"><text:note-citation>625</text:note-citation><text:note-body><text:p text:style-name="Footnote">) 17a <text:span text:style-name="T2">°mṛtaṃ] </text:span>Ca; °mataṃ Ed</text:p></text:note-body></text:note></text:span></text:p>
      <text:p text:style-name="P1"><text:span text:style-name="T1">akṣayaṃ lokam āpnoti kalpānāntaparaṃ tathā||6.17|| </text:span><text:span text:style-name="T1"><text:note text:id="ftn626" text:note-class="footnote"><text:note-citation>626</text:note-citation><text:note-body><text:p text:style-name="Footnote">) 17c <text:span text:style-name="T2">akṣayaṃ] </text:span>Ca; akṣaya° Ed</text:p></text:note-body></text:note></text:span></text:p>
      <text:p text:style-name="P3">pañcamaṃ śivatattvaṃ tu sūkṣmaṃ cātmani saṃsthitam|</text:p>
      <text:p text:style-name="P3">na kālasaṃkhyā tatrāsti śivena saha modate||6.18||</text:p>
      <text:p text:style-name="P1"><text:span text:style-name="T1">pañcadhyānābhiyukto bhavati ca na punarjanmasaṃskārabandhaḥ </text:span><text:span text:style-name="T1"><text:note text:id="ftn627" text:note-class="footnote"><text:note-citation>627</text:note-citation><text:note-body><text:p text:style-name="Footnote">) 19a <text:span text:style-name="T2">°yukto] </text:span><text:span text:style-name="T5">eme. </text:span>; °yukt* Ca, °yuktau Ed • <text:span text:style-name="T2">ca] </text:span>Ca; <text:span text:style-name="T5">omitted in </text:span>Ed • <text:span text:style-name="T2">punarjanma] </text:span>Ed; punajanma Ca</text:p></text:note-body></text:note></text:span></text:p>
      <text:p text:style-name="P3">! jijñāsyantāṃ dvijendra bhavadahanakaraḥ prārthanākalpavṛkṣaḥ|</text:p>
      <text:p text:style-name="P1"><text:span text:style-name="T1">janmenaikena muktir bhavati kimu na vā mānavāḥ sādhayantu </text:span><text:span text:style-name="T1"><text:note text:id="ftn628" text:note-class="footnote"><text:note-citation>628</text:note-citation><text:note-body><text:p text:style-name="Footnote">) 19c <text:span text:style-name="T2">janmenaikena] </text:span>Ed; janmanaikena Ca(<text:span text:style-name="T6">unmetrical</text:span>) • <text:span text:style-name="T2">mānavāḥ] </text:span>Ca; mānava Ed</text:p></text:note-body></text:note></text:span></text:p>
      <text:p text:style-name="P3">pratyakṣān nānumānaṃ sakalamalaharaṃ svātmasaṃvedanīyaḥ||6.19||</text:p>
      <text:p text:style-name="P1"><text:span text:style-name="T1"><text:s/></text:span><text:span text:style-name="T1"><text:note text:id="ftn629" text:note-class="footnote"><text:note-citation>629</text:note-citation><text:note-body><text:p text:style-name="Footnote">) 19d <text:span text:style-name="T2">°vedanīyaḥ] </text:span>Ca; °vedanīya Ed</text:p></text:note-body></text:note></text:span><text:span text:style-name="T1"><text:s/>tapaḥ </text:span></text:p>
      <text:p text:style-name="P1"><text:span text:style-name="T1">mānasaṃ tapa ādau tu dvitīyaṃ vācikaṃ tapaḥ| </text:span><text:span text:style-name="T1"><text:note text:id="ftn630" text:note-class="footnote"><text:note-citation>630</text:note-citation><text:note-body><text:p text:style-name="Footnote">) 20a <text:span text:style-name="T2">°tapa] </text:span>Ca; °tapam Ed</text:p></text:note-body></text:note></text:span></text:p>
      <text:p text:style-name="P3">kāyikaṃ ca tṛtīyaṃ tu manovākkarmatatparaḥ||6.20||</text:p>
      <text:p text:style-name="P3">kāyikaṃ vācikaṃ caiva tapo miśraka pañcamam|</text:p>
      <text:p text:style-name="P1"><text:span text:style-name="T1">manaḥsaumyaṃ prasādaś ca ātmanigraham eva ca||6.21|| </text:span><text:span text:style-name="T1"><text:note text:id="ftn631" text:note-class="footnote"><text:note-citation>631</text:note-citation><text:note-body><text:p text:style-name="Footnote">) 21c <text:span text:style-name="T2">°saumyaṃ] </text:span><text:span text:style-name="T5">eme. </text:span>; °saumya° CaEd • <text:span text:style-name="T2">°prasādaś] </text:span>Ca; °prasādaṃ Ed</text:p></text:note-body></text:note></text:span></text:p>
      <text:p text:style-name="P1"><text:span text:style-name="T1">maunaṃ bhāvaviśuddhiś ca pañcaitat tapa mānasam| </text:span><text:span text:style-name="T1"><text:note text:id="ftn632" text:note-class="footnote"><text:note-citation>632</text:note-citation><text:note-body><text:p text:style-name="Footnote">) 22a <text:span text:style-name="T2">maunaṃ] </text:span>Ca; mauna* Ed • <text:span text:style-name="T2">°śuddhiś] </text:span>Ca; °śuddhiṃ Ed</text:p></text:note-body></text:note></text:span><text:span text:style-name="T1"><text:s/></text:span><text:span text:style-name="T1"><text:note text:id="ftn633" text:note-class="footnote"><text:note-citation>633</text:note-citation><text:note-body><text:p text:style-name="Footnote">) 22b <text:span text:style-name="T2">pañcaitat] </text:span>Ca; pañcaitan Ed</text:p></text:note-body></text:note></text:span></text:p>
      <text:p text:style-name="P3">anuvegakarā vāṇī priyaṃ satyaṃ hitaṃ ca yat||6.22||</text:p>
      <text:p text:style-name="P1"><text:span text:style-name="T1">svādhyāyābhyasanaṃ caiva vācikaṃ tapa ucyate| </text:span><text:span text:style-name="T1"><text:note text:id="ftn634" text:note-class="footnote"><text:note-citation>634</text:note-citation><text:note-body><text:p text:style-name="Footnote">) 23a <text:span text:style-name="T2">bhyasanaṃ caiva] </text:span>Ed; bhyasana** Ca</text:p></text:note-body></text:note></text:span><text:span text:style-name="T1"><text:s/></text:span><text:span text:style-name="T1"><text:note text:id="ftn635" text:note-class="footnote"><text:note-citation>635</text:note-citation><text:note-body><text:p text:style-name="Footnote">) Parallel: 23 â‰ˆMBh 6.39.15cd: svādhyāyābhyasanaṃ caiva vāṅmayaṃ tapa ucyate</text:p></text:note-body></text:note></text:span></text:p>
      <text:p text:style-name="P1"><text:span text:style-name="T1">ārjavaṃ ca ahiṃsā ca brahmacaryaṃ surārcanam||6.23|| </text:span><text:span text:style-name="T1"><text:note text:id="ftn636" text:note-class="footnote"><text:note-citation>636</text:note-citation><text:note-body><text:p text:style-name="Footnote">) 23c <text:span text:style-name="T2">ārjavaṃ ca ahiṃsā ca] </text:span>Ca; ārjavatvam ahiṃsāś ca Ed</text:p></text:note-body></text:note></text:span><text:span text:style-name="T1"><text:s/></text:span><text:span text:style-name="T1"><text:note text:id="ftn637" text:note-class="footnote"><text:note-citation>637</text:note-citation><text:note-body><text:p text:style-name="Footnote">) 23d <text:span text:style-name="T2">°caryaṃ] </text:span>Ca; °carya Ed</text:p></text:note-body></text:note></text:span></text:p>
      <text:p text:style-name="P1"><text:span text:style-name="T1">śaucaṃ pañcamam ity etat kāyikaṃ tapa ucayate| </text:span><text:span text:style-name="T1"><text:note text:id="ftn638" text:note-class="footnote"><text:note-citation>638</text:note-citation><text:note-body><text:p text:style-name="Footnote">) 24a <text:span text:style-name="T2">śaucaṃ] </text:span>Ca; śauca Ed</text:p></text:note-body></text:note></text:span></text:p>
      <text:p text:style-name="P1"><text:span text:style-name="T1">iṣṭaṃ kalyāṇabhāvaṃ ca dhanyaṃ satyaṃ hitaṃ vedet||6.24|| </text:span><text:span text:style-name="T1"><text:note text:id="ftn639" text:note-class="footnote"><text:note-citation>639</text:note-citation><text:note-body><text:p text:style-name="Footnote">) 24c <text:span text:style-name="T2">°bhāvaṃ] </text:span>Ca; °bhāvaś Ed</text:p></text:note-body></text:note></text:span></text:p>
      <text:p text:style-name="P1"><text:span text:style-name="T1">manomiśraka pañcaitat tapa uktaṃ maharṣibhiḥ| </text:span><text:span text:style-name="T1"><text:note text:id="ftn640" text:note-class="footnote"><text:note-citation>640</text:note-citation><text:note-body><text:p text:style-name="Footnote">) 25a <text:span text:style-name="T2">mano°] </text:span>Ca; mana° Ed • <text:span text:style-name="T2">pañcaitat] </text:span>Ca; pañcaitān Ed</text:p></text:note-body></text:note></text:span><text:span text:style-name="T1"><text:s/></text:span><text:span text:style-name="T1"><text:note text:id="ftn641" text:note-class="footnote"><text:note-citation>641</text:note-citation><text:note-body><text:p text:style-name="Footnote">) 25b <text:span text:style-name="T2">tapa uktaṃ maharṣibhiḥ] </text:span>Ca; tapam uktaṃ mahirṣibhiḥ Ed</text:p></text:note-body></text:note></text:span></text:p>
      <text:p text:style-name="P1"><text:span text:style-name="T1">svastimaṅgalam āśīrbhir atithigurupūjanam||6.25|| </text:span><text:span text:style-name="T1"><text:note text:id="ftn642" text:note-class="footnote"><text:note-citation>642</text:note-citation><text:note-body><text:p text:style-name="Footnote">) 25d <text:span text:style-name="T2">atithi°] </text:span>Ca; atithiṃ Ed</text:p></text:note-body></text:note></text:span></text:p>
      <text:p text:style-name="P1"><text:soft-page-break/><text:span text:style-name="T1">kāyamiśrakapañcaitat tapa uktaṃ mahātmabhiḥ| </text:span><text:span text:style-name="T1"><text:note text:id="ftn643" text:note-class="footnote"><text:note-citation>643</text:note-citation><text:note-body><text:p text:style-name="Footnote">) 26a <text:span text:style-name="T2">°miśraka°] </text:span>Ed; °**ka° Ca • <text:span text:style-name="T2">pañcaitat] </text:span>Ca; pañcaitan Ed</text:p></text:note-body></text:note></text:span><text:span text:style-name="T1"><text:s/></text:span><text:span text:style-name="T1"><text:note text:id="ftn644" text:note-class="footnote"><text:note-citation>644</text:note-citation><text:note-body><text:p text:style-name="Footnote">) 26b <text:span text:style-name="T2">tapa uktaṃ] </text:span>Ca; tapam uktaṃ Ed</text:p></text:note-body></text:note></text:span></text:p>
      <text:p text:style-name="P1"><text:span text:style-name="T1">maṇḍūkayogī hemante grīṣme pañcatapās tathā||6.26|| </text:span><text:span text:style-name="T1"><text:note text:id="ftn645" text:note-class="footnote"><text:note-citation>645</text:note-citation><text:note-body><text:p text:style-name="Footnote">) 26d <text:span text:style-name="T2">grīṣme] </text:span>Ca; gṛṣme Ed</text:p></text:note-body></text:note></text:span></text:p>
      <text:p text:style-name="P3">abhrāvakāśe varṣāsu tapaḥ sādhanam ucyate|</text:p>
      <text:p text:style-name="P1"><text:span text:style-name="T1">svamāṃsoddhṛtya dānaṃ ca hastapādaśiras tathā||6.27|| </text:span><text:span text:style-name="T1"><text:note text:id="ftn646" text:note-class="footnote"><text:note-citation>646</text:note-citation><text:note-body><text:p text:style-name="Footnote">) 27c <text:span text:style-name="T2">dānaṃ] </text:span>Ca; dānaś Ed</text:p></text:note-body></text:note></text:span></text:p>
      <text:p text:style-name="P1"><text:span text:style-name="T1">puṣpam utpādya dānaṃ ca sarve te tapasādhanāḥ| </text:span><text:span text:style-name="T1"><text:note text:id="ftn647" text:note-class="footnote"><text:note-citation>647</text:note-citation><text:note-body><text:p text:style-name="Footnote">) 28a <text:span text:style-name="T2">dānaṃ] </text:span>Ca; dānaś Ed</text:p></text:note-body></text:note></text:span><text:span text:style-name="T1"><text:s/></text:span><text:span text:style-name="T1"><text:note text:id="ftn648" text:note-class="footnote"><text:note-citation>648</text:note-citation><text:note-body><text:p text:style-name="Footnote">) 28b <text:span text:style-name="T2">tapasādhanāḥ] </text:span>Ed; tapassādhanāḥ Ca(<text:span text:style-name="T6">unmetrical</text:span>)</text:p></text:note-body></text:note></text:span></text:p>
      <text:p text:style-name="P1"><text:span text:style-name="T1">kṛcchrātikṛcchraṃ naktaṃ ca taptakṛcchramayācitam| </text:span><text:span text:style-name="T1"><text:note text:id="ftn649" text:note-class="footnote"><text:note-citation>649</text:note-citation><text:note-body><text:p text:style-name="Footnote">) 28d <text:span text:style-name="T2">yācitam] </text:span>Ca; yācitaḥ Ed</text:p></text:note-body></text:note></text:span></text:p>
      <text:p text:style-name="P1"><text:span text:style-name="T1">cāndrāyaṇaṃ parākaṃ ca tapassāntayanādayaḥ|| </text:span><text:span text:style-name="T1"><text:note text:id="ftn650" text:note-class="footnote"><text:note-citation>650</text:note-citation><text:note-body><text:p text:style-name="Footnote">) 28e <text:span text:style-name="T2">cāndrāyaṇaṃ parākaṃ] </text:span>Ca; cāndrāyaṇavarākaś Ed</text:p></text:note-body></text:note></text:span><text:span text:style-name="T1"><text:s/></text:span><text:span text:style-name="T1"><text:note text:id="ftn651" text:note-class="footnote"><text:note-citation>651</text:note-citation><text:note-body><text:p text:style-name="Footnote">) 28f <text:span text:style-name="T2">tapassāntayanādayaḥ] </text:span>Ca; tapasāntapanādayaḥ Ed</text:p></text:note-body></text:note></text:span></text:p>
      <text:p text:style-name="P1"><text:span text:style-name="T1">yenedaṃ tapa tapyate sumanasaḥ saṃsāraduḥkhacchidam </text:span><text:span text:style-name="T1"><text:note text:id="ftn652" text:note-class="footnote"><text:note-citation>652</text:note-citation><text:note-body><text:p text:style-name="Footnote">) 29a <text:span text:style-name="T2">tapa] </text:span>Ed; tapas Ca(<text:span text:style-name="T6">unmetrical</text:span>)</text:p></text:note-body></text:note></text:span></text:p>
      <text:p text:style-name="P1"><text:span text:style-name="T1">āśāpāśa vimucya nirmalamatis tyaktvā jaghanyaṃ phalam| </text:span><text:span text:style-name="T1"><text:note text:id="ftn653" text:note-class="footnote"><text:note-citation>653</text:note-citation><text:note-body><text:p text:style-name="Footnote">) 29b <text:span text:style-name="T2">jaghanyaṃ] </text:span>Ca; jagat yaṃ Ed</text:p></text:note-body></text:note></text:span></text:p>
      <text:p text:style-name="P1"><text:span text:style-name="T1">svargākāṅkṣyanṛpatvabhogaviṣayaṃ sarvāntikaṃ tatphalam </text:span><text:span text:style-name="T1"><text:note text:id="ftn654" text:note-class="footnote"><text:note-citation>654</text:note-citation><text:note-body><text:p text:style-name="Footnote">) 29c <text:span text:style-name="T2">°kāṅkṣya°] </text:span>Ca; °kāṃkṣa° Ed</text:p></text:note-body></text:note></text:span></text:p>
      <text:p text:style-name="P3">jantuḥ śāśvatajanmamṛtyubhavane tanniṣṭasādhyaṃ vadet||6.29||</text:p>
      <text:p text:style-name="P3"><text:note text:id="ftn655" text:note-class="footnote"><text:note-citation>655</text:note-citation><text:note-body><text:p text:style-name="Footnote">) 29d <text:span text:style-name="T2">°sādhyaṃ vadet] </text:span>Ed; °sādhyam** Ca</text:p></text:note-body></text:note></text:p>
      <text:p text:style-name="P3">||iti vṛṣasārasaṃgrahe ṣaṣṭho 'dhyāyaḥ||</text:p>
      <text:p text:style-name="P3">*** 7 ***</text:p>
      <text:p text:style-name="P3"><text:s/>7 dānapraśaṃsā </text:p>
      <text:p text:style-name="P3">dānāni ca tathety āhuḥ pañcadhā munibhiḥ purā|</text:p>
      <text:p text:style-name="P3">annaṃ vastraṃ hiraṇyaṃ ca bhūmigodāna pañcamam||7.1||</text:p>
      <text:p text:style-name="P1"><text:span text:style-name="T1">annāt tejaḥ smṛtiḥ prāṇaḥ annāt puṣṭir vapuḥ sukham| </text:span><text:span text:style-name="T1"><text:note text:id="ftn656" text:note-class="footnote"><text:note-citation>656</text:note-citation><text:note-body><text:p text:style-name="Footnote">) 2a <text:span text:style-name="T2">annāt tejaḥ smṛtiḥ prāṇaḥ] </text:span>Ca; annād bhavanti bhūtāni Ed</text:p></text:note-body></text:note></text:span></text:p>
      <text:p text:style-name="P1"><text:span text:style-name="T1">annāc chrīḥ kānti vīryaṃ ca annāt sattvaṃ ca jāyate||7.2|| </text:span><text:span text:style-name="T1"><text:note text:id="ftn657" text:note-class="footnote"><text:note-citation>657</text:note-citation><text:note-body><text:p text:style-name="Footnote">) 2c <text:span text:style-name="T2">chrīḥ] </text:span>Ca; chrī Ed • <text:span text:style-name="T2">kānti] </text:span>Ed; kāntir Ca • <text:span text:style-name="T2">vīryaṃ] </text:span>Ca; vīrśyaṃ Ed</text:p></text:note-body></text:note></text:span><text:span text:style-name="T1"><text:s/></text:span><text:span text:style-name="T1"><text:note text:id="ftn658" text:note-class="footnote"><text:note-citation>658</text:note-citation><text:note-body><text:p text:style-name="Footnote">) 2d <text:span text:style-name="T2">sattvaṃ] </text:span>Ca; sattvaś Ed • <text:span text:style-name="T2">jāyate] </text:span>Ed; jāya* Ca</text:p></text:note-body></text:note></text:span></text:p>
      <text:p text:style-name="P1"><text:span text:style-name="T1">annāj jīvanti bhūtāni annaṃ tuṣṭikaraṃ sadā| </text:span><text:span text:style-name="T1"><text:note text:id="ftn659" text:note-class="footnote"><text:note-citation>659</text:note-citation><text:note-body><text:p text:style-name="Footnote">) 3b <text:span text:style-name="T2">°karaṃ] </text:span>Ca; °karaḥ Ed</text:p></text:note-body></text:note></text:span></text:p>
      <text:p text:style-name="P1"><text:span text:style-name="T1">ānnāt kāmo mado darpa annāc chauryaṃ ca jāyate||7.3|| </text:span><text:span text:style-name="T1"><text:note text:id="ftn660" text:note-class="footnote"><text:note-citation>660</text:note-citation><text:note-body><text:p text:style-name="Footnote">) 3c <text:span text:style-name="T2">darpaḥ] </text:span>Ca; darpo Ed</text:p></text:note-body></text:note></text:span><text:span text:style-name="T1"><text:s/></text:span><text:span text:style-name="T1"><text:note text:id="ftn661" text:note-class="footnote"><text:note-citation>661</text:note-citation><text:note-body><text:p text:style-name="Footnote">) 3d <text:span text:style-name="T2">chauryaṃ] </text:span>Ca; chauryaś Ed</text:p></text:note-body></text:note></text:span></text:p>
      <text:p text:style-name="P1"><text:span text:style-name="T1">annāt kṣudhātṛṣāvyādhīn sadya eva vināśayet| </text:span><text:span text:style-name="T1"><text:note text:id="ftn662" text:note-class="footnote"><text:note-citation>662</text:note-citation><text:note-body><text:p text:style-name="Footnote">) 4a <text:span text:style-name="T2">°vyādhīn] </text:span><text:span text:style-name="T5">conj. </text:span>; °vyādhā(n/t) Ca, °vyādhā Ed</text:p></text:note-body></text:note></text:span></text:p>
      <text:p text:style-name="P3">annadānāc ca saubhāgyaṃ khyātiḥ kīrtiś ca jāyate||7.4||</text:p>
      <text:p text:style-name="P1"><text:span text:style-name="T1">annadaḥ prāṇadaś caiva prāṇadaś cāpi sarvadaḥ| </text:span><text:span text:style-name="T1"><text:note text:id="ftn663" text:note-class="footnote"><text:note-citation>663</text:note-citation><text:note-body><text:p text:style-name="Footnote">) 5a <text:span text:style-name="T2">annadaḥ] </text:span>Ca; annada Ed</text:p></text:note-body></text:note></text:span></text:p>
      <text:p text:style-name="P1"><text:span text:style-name="T1">tasmād annasamaṃ dānaṃ na bhūtaṃ na bhaviṣyati||7.5|| </text:span><text:span text:style-name="T1"><text:note text:id="ftn664" text:note-class="footnote"><text:note-citation>664</text:note-citation><text:note-body><text:p text:style-name="Footnote">) 5d <text:span text:style-name="T2">bhūtaṃ] </text:span><text:span text:style-name="T5">corr. </text:span>; *tan Ca; bhūto Ed</text:p></text:note-body></text:note></text:span><text:span text:style-name="T1"><text:s/></text:span><text:span text:style-name="T1"><text:note text:id="ftn665" text:note-class="footnote"><text:note-citation>665</text:note-citation><text:note-body><text:p text:style-name="Footnote">) Parallel: 5 â‰ˆMBh 13.62.6ab: annena sadṛśaṃ dānaṃ na bhūtaṃ na bhaviṣyati</text:p></text:note-body></text:note></text:span></text:p>
      <text:p text:style-name="P3">vastrābhāvān manuṣyasya śriyād āpi parityajet|</text:p>
      <text:p text:style-name="P3">vastrahīno na pūjyeta bhāryāputrasakhādibhiḥ||7.6||</text:p>
      <text:p text:style-name="P3">vidyāvān sukulīno 'pi jñānavān guṇavān api|</text:p>
      <text:p text:style-name="P3">vastrahīnaḥ parādhīnaḥ paribhūtaḥ pade pade||7.7||</text:p>
      <text:p text:style-name="P1"><text:span text:style-name="T1">apamānam avajñāṃ ca vastrahīno hy avāpnuyāt| </text:span><text:span text:style-name="T1"><text:note text:id="ftn666" text:note-class="footnote"><text:note-citation>666</text:note-citation><text:note-body><text:p text:style-name="Footnote">) 8a <text:span text:style-name="T2">avajñāṃ] </text:span>Ca; avajñaṃ Ed</text:p></text:note-body></text:note></text:span></text:p>
      <text:p text:style-name="P3">jugupsati mahātmāpi sabhāstrījanasaṃsadi||7.8||</text:p>
      <text:p text:style-name="P3">tasmād vastrapradānāni praśaṃsanti manīṣiṇaḥ|</text:p>
      <text:p text:style-name="P1"><text:soft-page-break/><text:span text:style-name="T1">na jīrṇaṃ sphuṭitaṃ dadyād vastraṃ kutsitam eva vā||7.9|| </text:span><text:span text:style-name="T1"><text:note text:id="ftn667" text:note-class="footnote"><text:note-citation>667</text:note-citation><text:note-body><text:p text:style-name="Footnote">) 9c <text:span text:style-name="T2">jīrṇaṃ sphuṭitaṃ] </text:span>Ca; jīrṇasphaṭitaṃ Ed</text:p></text:note-body></text:note></text:span></text:p>
      <text:p text:style-name="P1"><text:span text:style-name="T1">navaṃ purāṇarahitaṃ mṛdu sūkṣmaṃ suśobhanam| </text:span><text:span text:style-name="T1"><text:note text:id="ftn668" text:note-class="footnote"><text:note-citation>668</text:note-citation><text:note-body><text:p text:style-name="Footnote">) 10b <text:span text:style-name="T2">sūkṣmaṃ] </text:span>Ca; śuklaṃ Ed</text:p></text:note-body></text:note></text:span></text:p>
      <text:p text:style-name="P3">susaṃskṛtya pradātavyaṃ śraddhābhaktisamanvitam||7.10||</text:p>
      <text:p text:style-name="P1"><text:span text:style-name="T1">śraddhāsattvaviśeṣeṇa deśakālavidhena ca| </text:span><text:span text:style-name="T1"><text:note text:id="ftn669" text:note-class="footnote"><text:note-citation>669</text:note-citation><text:note-body><text:p text:style-name="Footnote">) 11a <text:span text:style-name="T2">°sattva°] </text:span>Ca; °sa ca° Ed</text:p></text:note-body></text:note></text:span></text:p>
      <text:p text:style-name="P3">pātradravyaviśeṣeṇa phalam āhuḥ pṛthak pṛthak||7.11||</text:p>
      <text:p text:style-name="P3">yādṛśaṃ dīyate vastraṃ tādṛśaṃ prāpyate phalam|</text:p>
      <text:p text:style-name="P3">jīrṇavastrapradānena jīrṇavastram avāpnuyāt|</text:p>
      <text:p text:style-name="P3">śobhanaṃ dīyate vastraṃ śobhanaṃ vastram āpnuyāt||</text:p>
      <text:p text:style-name="P1"><text:span text:style-name="T1">dadyād vastrasuśobhanaṃ dvijavare kāle śubhe sādaram </text:span><text:span text:style-name="T1"><text:note text:id="ftn670" text:note-class="footnote"><text:note-citation>670</text:note-citation><text:note-body><text:p text:style-name="Footnote">) 13a <text:span text:style-name="T2">dvijavare kāle śubhe] </text:span>Ca; dvijayine ekāśubhaṃ Ed</text:p></text:note-body></text:note></text:span></text:p>
      <text:p text:style-name="P3">! saubhāgyam atulaṃ labheta sa naro rūpaṃ tathā śobhanam|</text:p>
      <text:p text:style-name="P1"><text:span text:style-name="T1">tasmin yāti sa vastrakoṭiśataśaḥ prāpnoti niḥsaṃśayam </text:span><text:span text:style-name="T1"><text:note text:id="ftn671" text:note-class="footnote"><text:note-citation>671</text:note-citation><text:note-body><text:p text:style-name="Footnote">) 13c <text:span text:style-name="T2">sa vastra] </text:span>Ed; suvastra Ca • <text:span text:style-name="T2">°saṃśayam] </text:span>Ca; °saṃśayaḥ Ed</text:p></text:note-body></text:note></text:span></text:p>
      <text:p text:style-name="P3">tasmāt tvaṃ kuru vastradānam asakṛt pāratrikotkarṣaṇam||7.13||</text:p>
      <text:p text:style-name="P1"><text:span text:style-name="T1">suvarṇadāna viprendra saṃkṣipya kathayāmy aham| </text:span><text:span text:style-name="T1"><text:note text:id="ftn672" text:note-class="footnote"><text:note-citation>672</text:note-citation><text:note-body><text:p text:style-name="Footnote">) 14a <text:span text:style-name="T2">°dāna] </text:span>Ed; °dānam Ca</text:p></text:note-body></text:note></text:span></text:p>
      <text:p text:style-name="P1"><text:span text:style-name="T1">pavitraṃ maṅgalaṃ puṇyaṃ sarvapātakanāśanam||7.14|| </text:span><text:span text:style-name="T1"><text:note text:id="ftn673" text:note-class="footnote"><text:note-citation>673</text:note-citation><text:note-body><text:p text:style-name="Footnote">) 14d <text:span text:style-name="T2">°pātaka°] </text:span>Ed;°pāpaka° Ca</text:p></text:note-body></text:note></text:span></text:p>
      <text:p text:style-name="P1"><text:span text:style-name="T1">dhārayet satataṃ vipra suvarṇakaṭakāṅgulim| </text:span><text:span text:style-name="T1"><text:note text:id="ftn674" text:note-class="footnote"><text:note-citation>674</text:note-citation><text:note-body><text:p text:style-name="Footnote">) 15b <text:span text:style-name="T2">°kaṭakāṅgulim] </text:span>Ca; °ka**gulim Ca</text:p></text:note-body></text:note></text:span></text:p>
      <text:p text:style-name="P1"><text:span text:style-name="T1">mucyate sarvapāpebhyo rāhunā candramā yathā||7.15|| </text:span><text:span text:style-name="T1"><text:note text:id="ftn675" text:note-class="footnote"><text:note-citation>675</text:note-citation><text:note-body><text:p text:style-name="Footnote">) Parallel: 15 = 22.X CHECK </text:p></text:note-body></text:note></text:span></text:p>
      <text:p text:style-name="P3">dattvā suvarṇaṃ viprebhyo devebhyaś ca dvijarṣabha|</text:p>
      <text:p text:style-name="P1"><text:span text:style-name="T1">truṭimātre 'pi yo dadyāt sarvapāpaiḥ sa mucyate||7.16|| </text:span><text:span text:style-name="T1"><text:note text:id="ftn676" text:note-class="footnote"><text:note-citation>676</text:note-citation><text:note-body><text:p text:style-name="Footnote">) 16c <text:span text:style-name="T2">°mātre] </text:span>Ca; °mātro Ed</text:p></text:note-body></text:note></text:span><text:span text:style-name="T1"><text:s/></text:span><text:span text:style-name="T1"><text:note text:id="ftn677" text:note-class="footnote"><text:note-citation>677</text:note-citation><text:note-body><text:p text:style-name="Footnote">) 16d <text:span text:style-name="T2">sarvapāpaiḥ sa mucyate] </text:span>Ca; sarvapāpai pramucyate Ed</text:p></text:note-body></text:note></text:span></text:p>
      <text:p text:style-name="P1"><text:span text:style-name="T1">raktimāṣakakarṣaṃ vā palārdhaṃ palam eva vā| </text:span><text:span text:style-name="T1"><text:note text:id="ftn678" text:note-class="footnote"><text:note-citation>678</text:note-citation><text:note-body><text:p text:style-name="Footnote">) 17a <text:span text:style-name="T2">rakti°] </text:span><text:span text:style-name="T5">conj. </text:span>; ranti° Ca, ratta° Ed </text:p></text:note-body></text:note></text:span></text:p>
      <text:p text:style-name="P3">evam eva phalaṃ vṛddhir jñeyā dānaviśeṣataḥ||7.17||</text:p>
      <text:p text:style-name="P1"><text:span text:style-name="T1">sarvādhāramahīdānaṃ praśaṃsanti manīṣiṇaḥ| </text:span><text:span text:style-name="T1"><text:note text:id="ftn679" text:note-class="footnote"><text:note-citation>679</text:note-citation><text:note-body><text:p text:style-name="Footnote">) 18ab <text:span text:style-name="T2">dānaṃ praśaṃsanti] </text:span>Ed; dā***santi Ca</text:p></text:note-body></text:note></text:span></text:p>
      <text:p text:style-name="P1"><text:span text:style-name="T1">annavastrahiraṇyādi sarvaṃ vai bhūmisambhavam||7.18|| </text:span><text:span text:style-name="T1"><text:note text:id="ftn680" text:note-class="footnote"><text:note-citation>680</text:note-citation><text:note-body><text:p text:style-name="Footnote">) 18d <text:span text:style-name="T2">sarvaṃ vai] </text:span>Ed; sarvaṃ ve Ca</text:p></text:note-body></text:note></text:span></text:p>
      <text:p text:style-name="P3">bhūmidānena viprendra sarvadānaphalaṃ labhet|</text:p>
      <text:p text:style-name="P3">bhūmidānasamaṃ vipra yady asti vada tattvataḥ||7.19||</text:p>
      <text:p text:style-name="P1"><text:span text:style-name="T1">mātṛkukṣivimuktas tu dharaṇīśaraṇo bhavet| </text:span><text:span text:style-name="T1"><text:note text:id="ftn681" text:note-class="footnote"><text:note-citation>681</text:note-citation><text:note-body><text:p text:style-name="Footnote">) 20a <text:span text:style-name="T2">°muktas] </text:span>Ca; °muktis Ed</text:p></text:note-body></text:note></text:span><text:span text:style-name="T1"><text:s/></text:span><text:span text:style-name="T1"><text:note text:id="ftn682" text:note-class="footnote"><text:note-citation>682</text:note-citation><text:note-body><text:p text:style-name="Footnote">) 20b <text:span text:style-name="T2">°śaraṇo] </text:span>Ca; °śaraṇāṃ Ed</text:p></text:note-body></text:note></text:span></text:p>
      <text:p text:style-name="P3">carācarāṇāṃ sarveṣāṃ bhūmiḥ sā dhāraṇā smṛtā||7.20||</text:p>
      <text:p text:style-name="P1"><text:span text:style-name="T1">ekahastaṃ dvihastaṃ vā pañcāśac chatam eva vā| </text:span><text:span text:style-name="T1"><text:note text:id="ftn683" text:note-class="footnote"><text:note-citation>683</text:note-citation><text:note-body><text:p text:style-name="Footnote">) 21a <text:span text:style-name="T2">ekahastaṃ] </text:span><text:span text:style-name="T5">corr. </text:span>; ekahasta° CaEd</text:p></text:note-body></text:note></text:span></text:p>
      <text:p text:style-name="P3">sahasrāyutalakṣaṃ vā bhūmidānaṃ praśasyate||7.21||</text:p>
      <text:p text:style-name="P1"><text:span text:style-name="T1">ekahastāṃ ca yo bhūmiṃ dadyād dvijavarāya tu| </text:span><text:span text:style-name="T1"><text:note text:id="ftn684" text:note-class="footnote"><text:note-citation>684</text:note-citation><text:note-body><text:p text:style-name="Footnote">) 22b <text:span text:style-name="T2">dadyād] </text:span>Ca; dadyā Ed</text:p></text:note-body></text:note></text:span></text:p>
      <text:p text:style-name="P3">varṣakoṭiśataṃ divyaṃ svargaloke mahīyate||7.22||</text:p>
      <text:p text:style-name="P1"><text:span text:style-name="T1">evaṃ bahuṣu hasteṣu guṇāguṇiphalaṃ smṛtam| </text:span><text:span text:style-name="T1"><text:note text:id="ftn685" text:note-class="footnote"><text:note-citation>685</text:note-citation><text:note-body><text:p text:style-name="Footnote">) 23b <text:span text:style-name="T2">guṇāguṇi°] </text:span>Ca; guṇāgaṇi° Ed</text:p></text:note-body></text:note></text:span></text:p>
      <text:p text:style-name="P3">śraddhādhikaphalaṃ dānaṃ kathitaṃ te dvijottama||7.23||</text:p>
      <text:p text:style-name="P1"><text:span text:style-name="T1">jāmadagnyena rāmeṇa bhūmiṃ dattvā dvijāya vai| </text:span><text:span text:style-name="T1"><text:note text:id="ftn686" text:note-class="footnote"><text:note-citation>686</text:note-citation><text:note-body><text:p text:style-name="Footnote">) 24a <text:span text:style-name="T2">jāmadagnyena] </text:span><text:span text:style-name="T5">corr. </text:span>; jāmadagnye* Ca; jāmadagnena Ed • <text:span text:style-name="T2">rāmeṇa] </text:span>Ed; **ṇa Ca</text:p></text:note-body></text:note></text:span></text:p>
      <text:p text:style-name="P1"><text:span text:style-name="T1">āyur akṣayam āptaṃ tu ihaiva ca dvijottama||7.24|| </text:span><text:span text:style-name="T1"><text:note text:id="ftn687" text:note-class="footnote"><text:note-citation>687</text:note-citation><text:note-body><text:p text:style-name="Footnote">) 24d <text:span text:style-name="T2">ca] </text:span>Ca; hi Ed</text:p></text:note-body></text:note></text:span></text:p>
      <text:p text:style-name="P1"><text:soft-page-break/><text:span text:style-name="T1">hemaśṛṅgāṃ raupyakṣurāṃ cailaghaṇṭāṃ dvijottama| </text:span><text:span text:style-name="T1"><text:note text:id="ftn688" text:note-class="footnote"><text:note-citation>688</text:note-citation><text:note-body><text:p text:style-name="Footnote">) 25a <text:span text:style-name="T2">°kṣurāṃ] </text:span>Ca; °khurāṃ Ed</text:p></text:note-body></text:note></text:span></text:p>
      <text:p text:style-name="P1"><text:span text:style-name="T1">viprāya vedaviduṣe dattvānantaphalaṃ smṛtam||7.25|| </text:span><text:span text:style-name="T1"><text:note text:id="ftn689" text:note-class="footnote"><text:note-citation>689</text:note-citation><text:note-body><text:p text:style-name="Footnote">) 25d <text:span text:style-name="T2">dattvānanta°] </text:span>Ca; dattvānta° Ed</text:p></text:note-body></text:note></text:span></text:p>
      <text:p text:style-name="P3">dānābhyāsarataḥ pravartanabhavāṃ śakyānurūpaṃ sadā</text:p>
      <text:p text:style-name="P1"><text:span text:style-name="T1">annaṃ vastrahiraṇyaraupyam udakaṃ gāvas tilaṃ medinīm| </text:span><text:span text:style-name="T1"><text:note text:id="ftn690" text:note-class="footnote"><text:note-citation>690</text:note-citation><text:note-body><text:p text:style-name="Footnote">) 26b <text:span text:style-name="T2">tilaṃ] </text:span>Ed; tilām Ca</text:p></text:note-body></text:note></text:span></text:p>
      <text:p text:style-name="P1"><text:span text:style-name="T1">dadyāt pādukachatrapīṭhakalaśaṃ pātrādyam anyac ca vā </text:span><text:span text:style-name="T1"><text:note text:id="ftn691" text:note-class="footnote"><text:note-citation>691</text:note-citation><text:note-body><text:p text:style-name="Footnote">) 26c <text:span text:style-name="T2">pātrādyam anyac ca vā] </text:span>Ca; pātreṣu labdheṣu vai Ed</text:p></text:note-body></text:note></text:span></text:p>
      <text:p text:style-name="P3">śraddhādānam abhinnarāgavadanaṃ kṛtvā mano nirmalam||7.26||</text:p>
      <text:p text:style-name="P3"><text:note text:id="ftn692" text:note-class="footnote"><text:note-citation>692</text:note-citation><text:note-body><text:p text:style-name="Footnote">) 26d <text:span text:style-name="T2">śraddhādānam] </text:span>Ca; dattvādānam Ed</text:p></text:note-body></text:note></text:p>
      <text:p text:style-name="P1"><text:span text:style-name="T1">dānād eva yaśaḥ śriyaḥ sukhakarāḥ khyātiś ca tulyaṃ bhavet </text:span><text:span text:style-name="T1"><text:note text:id="ftn693" text:note-class="footnote"><text:note-citation>693</text:note-citation><text:note-body><text:p text:style-name="Footnote">) 27a <text:span text:style-name="T2">yaśaḥ] </text:span>Ed; yaśa Ca</text:p></text:note-body></text:note></text:span></text:p>
      <text:p text:style-name="P1"><text:span text:style-name="T1">dānād eva nigarhaṇaṃ ripugaṇair ānandadaṃ saukhyadam| </text:span><text:span text:style-name="T1"><text:note text:id="ftn694" text:note-class="footnote"><text:note-citation>694</text:note-citation><text:note-body><text:p text:style-name="Footnote">) 27b <text:span text:style-name="T2">nigarhaṇaṃ] </text:span>Ca<text:span text:style-name="T7">pc</text:span>Ed; nirhaṇaṃ Ca<text:span text:style-name="T7">ac</text:span> • <text:span text:style-name="T2">°gaṇair] </text:span>; °gaṇe Ca, °gaṇaiś Ed • <text:span text:style-name="T2">ānandadaṃ saukhyadam] </text:span>Ca; cānandasaukhyapradam Ed</text:p></text:note-body></text:note></text:span></text:p>
      <text:p text:style-name="P1"><text:span text:style-name="T1">dānād durjayatā prasādam atulaṃ saubhāgya dānāl labhet </text:span><text:span text:style-name="T1"><text:note text:id="ftn695" text:note-class="footnote"><text:note-citation>695</text:note-citation><text:note-body><text:p text:style-name="Footnote">) 27c <text:span text:style-name="T2">saubhāgya] </text:span>Ca; saubhāgyaṃ Ed(<text:span text:style-name="T6">unmetrical</text:span>) • <text:span text:style-name="T2">dānāl] </text:span>Ed; dānaṃ Ca</text:p></text:note-body></text:note></text:span></text:p>
      <text:p text:style-name="P3">dānād eva anantabhoganiyataṃ svargaṃ ca tasmād bhavet||7.27||</text:p>
      <text:p text:style-name="P1"><text:span text:style-name="T1">dānād eva ca śakralokam atulaṃ dānāj janānandanam </text:span><text:span text:style-name="T1"><text:note text:id="ftn696" text:note-class="footnote"><text:note-citation>696</text:note-citation><text:note-body><text:p text:style-name="Footnote">) 28a <text:span text:style-name="T2">°lokasakalaṃ] </text:span>Ca; °lokam atulaṃ Ed • <text:span text:style-name="T2">dānāj] </text:span>Ed; dānā Ca</text:p></text:note-body></text:note></text:span></text:p>
      <text:p text:style-name="P1"><text:span text:style-name="T1">dānād eva mahīṃ samāsu bubhuje samrāḍ mahīmaṇḍale| </text:span><text:span text:style-name="T1"><text:note text:id="ftn697" text:note-class="footnote"><text:note-citation>697</text:note-citation><text:note-body><text:p text:style-name="Footnote">) 28b <text:span text:style-name="T2">mahīṃ samāsu] </text:span>Ca; mahīyasāṃ Ed</text:p></text:note-body></text:note></text:span></text:p>
      <text:p text:style-name="P1"><text:span text:style-name="T1">dānād eva surūpayonisubhagaś candrānano vīkṣate </text:span><text:span text:style-name="T1"><text:note text:id="ftn698" text:note-class="footnote"><text:note-citation>698</text:note-citation><text:note-body><text:p text:style-name="Footnote">) 28c <text:span text:style-name="T2">°yoni°] </text:span>Ed; °yonis Ca • <text:span text:style-name="T2">°bhagaś] </text:span>Ca; °bhaga Ed • <text:span text:style-name="T2">vīkṣate] </text:span>Ca; vikṣate Ed</text:p></text:note-body></text:note></text:span></text:p>
      <text:p text:style-name="P3">dānād eva anekasambhavasukhaṃ prānoti niḥsaṃśayam||7.28||</text:p>
      <text:p text:style-name="P1"><text:span text:style-name="T1"><text:s/></text:span><text:span text:style-name="T1"><text:note text:id="ftn699" text:note-class="footnote"><text:note-citation>699</text:note-citation><text:note-body><text:p text:style-name="Footnote">) 28d <text:span text:style-name="T2">°saṃśayam] </text:span>Ca; °saṃśayaḥ Ed</text:p></text:note-body></text:note></text:span><text:span text:style-name="T1"><text:s/></text:span></text:p>
      <text:p text:style-name="P3">||iti vṛṣasārasaṃgrahe dānapraśaṃsādhyāyaḥ saptamaḥ||</text:p>
      <text:p text:style-name="P3"><text:note text:id="ftn700" text:note-class="footnote"><text:note-citation>700</text:note-citation><text:note-body><text:p text:style-name="Footnote">) Colophon: <text:span text:style-name="T2">°praśaṃsādhyāyaḥ saptamaḥ] </text:span>Ca; °praśaṃsā saptamo 'dhyāyaḥ Ed</text:p></text:note-body></text:note></text:p>
      <text:p text:style-name="P3">*** 8 ***</text:p>
      <text:p text:style-name="P3"><text:s/>8 </text:p>
      <text:p text:style-name="P1"><text:span text:style-name="T1">pañcasvādhyāyanaṃ kāryam ihāmutra sukhārthinā| </text:span><text:span text:style-name="T1"><text:note text:id="ftn701" text:note-class="footnote"><text:note-citation>701</text:note-citation><text:note-body><text:p text:style-name="Footnote">) 1b <text:span text:style-name="T2">°mutra] </text:span>Ca; °mūtra Ed</text:p></text:note-body></text:note></text:span></text:p>
      <text:p text:style-name="P3">śaivaṃ sāṃkhyaṃ purāṇaṃ ca smārtaṃ bhāratasaṃhitām||8.1||</text:p>
      <text:p text:style-name="P1"><text:span text:style-name="T1">śaive tattvaṃ vicinteta śaivaḥ pāśupatadvaye| </text:span><text:span text:style-name="T1"><text:note text:id="ftn702" text:note-class="footnote"><text:note-citation>702</text:note-citation><text:note-body><text:p text:style-name="Footnote">) 2a <text:span text:style-name="T2">śaive] </text:span>Ca; śaivaṃ Ed</text:p></text:note-body></text:note></text:span><text:span text:style-name="T1"><text:s/></text:span><text:span text:style-name="T1"><text:note text:id="ftn703" text:note-class="footnote"><text:note-citation>703</text:note-citation><text:note-body><text:p text:style-name="Footnote">) 2b <text:span text:style-name="T2">śaivaḥ] </text:span>Ca; śaivāḥ Ed</text:p></text:note-body></text:note></text:span></text:p>
      <text:p text:style-name="P3">atra vistarataḥ proktaṃ tattvasārasamuccayam||8.2||</text:p>
      <text:p text:style-name="P1"><text:span text:style-name="T1">saṃkhyātattva tu sāṃkhyeṣu bodhavyaṃ tattvacintakaiḥ| </text:span><text:span text:style-name="T1"><text:note text:id="ftn704" text:note-class="footnote"><text:note-citation>704</text:note-citation><text:note-body><text:p text:style-name="Footnote">) 3a <text:span text:style-name="T2">saṃkhyātattva tu] </text:span>Ed; saṃkhyā*** Ca</text:p></text:note-body></text:note></text:span></text:p>
      <text:p text:style-name="P3">pañcatattvavibhāgena kīrtitāni maharṣibhiḥ||8.3||</text:p>
      <text:p text:style-name="P3">purāṇeṣu mahīkoṣo vistareṇa prakīrtitaḥ|</text:p>
      <text:p text:style-name="P1"><text:span text:style-name="T1">adhordhvamadhyatiryaṃ ca yatnataḥ sampraveśayet||8.4|| </text:span><text:span text:style-name="T1"><text:note text:id="ftn705" text:note-class="footnote"><text:note-citation>705</text:note-citation><text:note-body><text:p text:style-name="Footnote">) 4d <text:span text:style-name="T2">sampraveśayet] </text:span>Ca; samprabodhayet Ed</text:p></text:note-body></text:note></text:span></text:p>
      <text:p text:style-name="P1"><text:span text:style-name="T1">smārtaṃ varṇāśramācāraṃ dharmanyāyapravartanam| </text:span><text:span text:style-name="T1"><text:note text:id="ftn706" text:note-class="footnote"><text:note-citation>706</text:note-citation><text:note-body><text:p text:style-name="Footnote">) 5a <text:span text:style-name="T2">smārtaṃ] </text:span>Ca; smārta° Ed</text:p></text:note-body></text:note></text:span><text:span text:style-name="T1"><text:s/></text:span><text:span text:style-name="T1"><text:note text:id="ftn707" text:note-class="footnote"><text:note-citation>707</text:note-citation><text:note-body><text:p text:style-name="Footnote">) 5b <text:span text:style-name="T2">°vartanam] </text:span>Ca; °vartana Ed</text:p></text:note-body></text:note></text:span></text:p>
      <text:p text:style-name="P1"><text:span text:style-name="T1">śiṣṭācāro vikalpena grāhyas tatra aśaṅkitaḥ||8.5|| </text:span><text:span text:style-name="T1"><text:note text:id="ftn708" text:note-class="footnote"><text:note-citation>708</text:note-citation><text:note-body><text:p text:style-name="Footnote">) 5c <text:span text:style-name="T2">°cāro] </text:span>Ca; °cāra° Ed</text:p></text:note-body></text:note></text:span><text:span text:style-name="T1"><text:s/></text:span><text:span text:style-name="T1"><text:note text:id="ftn709" text:note-class="footnote"><text:note-citation>709</text:note-citation><text:note-body><text:p text:style-name="Footnote">) 5d <text:span text:style-name="T2">grāhyas tatra aśaṅkitaḥ] </text:span>Ed; grāhyas ta***ṅkitaḥ Ca</text:p></text:note-body></text:note></text:span></text:p>
      <text:p text:style-name="P3">itihāsam adhīyānaḥ sarvajñaḥ sa naro bhavet|</text:p>
      <text:p text:style-name="P3">dharmārthakāmamokṣeṣu saṃśayas tena chidyate||8.6||</text:p>
      <text:p text:style-name="P3">śṛṇuṣvāvahito vipra pañcopasthavinigraham|</text:p>
      <text:p text:style-name="P1"><text:soft-page-break/><text:span text:style-name="T1">striyo vā garhitotsargaḥ svayaṃ muktiś ca kīrtyate||8.7|| </text:span><text:span text:style-name="T1"><text:note text:id="ftn710" text:note-class="footnote"><text:note-citation>710</text:note-citation><text:note-body><text:p text:style-name="Footnote">) 7c <text:span text:style-name="T2">garhitotsargaḥ] </text:span>Ca; garhito svargaḥ Ed</text:p></text:note-body></text:note></text:span></text:p>
      <text:p text:style-name="P1"><text:span text:style-name="T1">svapnopaghātaṃ viprendra divāsvapnaṃ ca pañcamaḥ| </text:span><text:span text:style-name="T1"><text:note text:id="ftn711" text:note-class="footnote"><text:note-citation>711</text:note-citation><text:note-body><text:p text:style-name="Footnote">) 8a <text:span text:style-name="T2">°ghātaṃ] </text:span>Ca; °ghāta Ed</text:p></text:note-body></text:note></text:span></text:p>
      <text:p text:style-name="P1"><text:span text:style-name="T1">agamyā strī divā parve dharmapatny api vā bhavet||8.8|| </text:span><text:span text:style-name="T1"><text:note text:id="ftn712" text:note-class="footnote"><text:note-citation>712</text:note-citation><text:note-body><text:p text:style-name="Footnote">) 8c <text:span text:style-name="T2">strī divā parve] </text:span><text:span text:style-name="T5">eme. </text:span>; * divāparvve Ca, strī divāpūrve Ed</text:p></text:note-body></text:note></text:span></text:p>
      <text:p text:style-name="P1"><text:span text:style-name="T1">viruddhastrī na seveta varṇabhraṣṭādhikāsu ca| </text:span><text:span text:style-name="T1"><text:note text:id="ftn713" text:note-class="footnote"><text:note-citation>713</text:note-citation><text:note-body><text:p text:style-name="Footnote">) 9a <text:span text:style-name="T2">viruddhastrī] </text:span>Ca; dviruddhāstrīn Ed</text:p></text:note-body></text:note></text:span><text:span text:style-name="T1"><text:s/></text:span><text:span text:style-name="T1"><text:note text:id="ftn714" text:note-class="footnote"><text:note-citation>714</text:note-citation><text:note-body><text:p text:style-name="Footnote">) 9b <text:span text:style-name="T2">°dhikāsu] </text:span>Ca; °pikāsu Ed</text:p></text:note-body></text:note></text:span></text:p>
      <text:p text:style-name="P3">ajameṣagavādīnāṃ vaḍavā mahiṣīṣu ca||8.9||</text:p>
      <text:p text:style-name="P3">garhitotsargam ity etad yatnena parivarjayet|</text:p>
      <text:p text:style-name="P1"><text:span text:style-name="T1">anyonyakaṣaṇā vāpi apānakaṣaṇāpi vā||8.10|| </text:span><text:span text:style-name="T1"><text:note text:id="ftn715" text:note-class="footnote"><text:note-citation>715</text:note-citation><text:note-body><text:p text:style-name="Footnote">) 10c <text:span text:style-name="T2">°kaṣaṇā] </text:span>Ca; °karṣaṇā Ed</text:p></text:note-body></text:note></text:span><text:span text:style-name="T1"><text:s/></text:span><text:span text:style-name="T1"><text:note text:id="ftn716" text:note-class="footnote"><text:note-citation>716</text:note-citation><text:note-body><text:p text:style-name="Footnote">) 10d <text:span text:style-name="T2">°kaṣaṇāpi] </text:span>Ca; °karṣaṇāpi Ed</text:p></text:note-body></text:note></text:span></text:p>
      <text:p text:style-name="P1"><text:span text:style-name="T1">svayaṃmuktir iyaṃ jñeyā tasmāt tāṃ parivarjayet| </text:span><text:span text:style-name="T1"><text:note text:id="ftn717" text:note-class="footnote"><text:note-citation>717</text:note-citation><text:note-body><text:p text:style-name="Footnote">) 11b <text:span text:style-name="T2">tāṃ] </text:span>Ca; strī Ed</text:p></text:note-body></text:note></text:span></text:p>
      <text:p text:style-name="P3">svapnaghātaṃ dvijaśreṣṭha aniṣṭaṃ paṇḍitaiḥ sadā||8.11||</text:p>
      <text:p text:style-name="P1"><text:span text:style-name="T1">svapne strīṣu ramante ca retaḥ prakṣarate tataḥ| </text:span><text:span text:style-name="T1"><text:note text:id="ftn718" text:note-class="footnote"><text:note-citation>718</text:note-citation><text:note-body><text:p text:style-name="Footnote">) 12b <text:span text:style-name="T2">prakṣarate] </text:span>Ca; praskhalatas Ed</text:p></text:note-body></text:note></text:span></text:p>
      <text:p text:style-name="P1"><text:span text:style-name="T1">divāśayaṃ na kartavyaṃ nityaṃ dharmapareṇa tu||8.12|| </text:span><text:span text:style-name="T1"><text:note text:id="ftn719" text:note-class="footnote"><text:note-citation>719</text:note-citation><text:note-body><text:p text:style-name="Footnote">) 12d <text:span text:style-name="T2">°pareṇa] </text:span>Ed; °parena Ca</text:p></text:note-body></text:note></text:span></text:p>
      <text:p text:style-name="P1"><text:span text:style-name="T1">svargamārgārgalā hy etā striyo nāma prakīrtitāḥ| </text:span><text:span text:style-name="T1"><text:note text:id="ftn720" text:note-class="footnote"><text:note-citation>720</text:note-citation><text:note-body><text:p text:style-name="Footnote">) 13b <text:span text:style-name="T2">striyo] </text:span>Ca; strīyo Ed</text:p></text:note-body></text:note></text:span><text:span text:style-name="T1"><text:s/>vratapañcakam </text:span></text:p>
      <text:p text:style-name="P1"><text:span text:style-name="T1">mārjārakabakaśvānagomahīvratapañcakam||8.13|| </text:span><text:span text:style-name="T1"><text:note text:id="ftn721" text:note-class="footnote"><text:note-citation>721</text:note-citation><text:note-body><text:p text:style-name="Footnote">) 13cd <text:span text:style-name="T2">mārjārakavakaśvānagomahīvrata°] </text:span>Ca; mārjārakaś ca śvānāś ca gomahīvaka Ed</text:p></text:note-body></text:note></text:span></text:p>
      <text:p text:style-name="P3">svaviṣṭāmūtraṃ bhūmīṣu chādayed dvijasattama|</text:p>
      <text:p text:style-name="P1"><text:span text:style-name="T1">sūryasomānumodanti mārjāravratikeṣu ca||8.14|| </text:span><text:span text:style-name="T1"><text:note text:id="ftn722" text:note-class="footnote"><text:note-citation>722</text:note-citation><text:note-body><text:p text:style-name="Footnote">) 14c <text:span text:style-name="T2">°modanti] </text:span>Ca; °ṣādanti Ed</text:p></text:note-body></text:note></text:span></text:p>
      <text:p text:style-name="P1"><text:span text:style-name="T1">bakavac cendriyagrāmaṃ suniyamya tapodhana| </text:span><text:span text:style-name="T1"><text:note text:id="ftn723" text:note-class="footnote"><text:note-citation>723</text:note-citation><text:note-body><text:p text:style-name="Footnote">) 15b <text:span text:style-name="T2">tapodhana] </text:span>Ca; tapodhanam Ed</text:p></text:note-body></text:note></text:span></text:p>
      <text:p text:style-name="P3">sādhayec ca manas tuṣṭiṃ mokṣasādhanatatparaḥ||8.15||</text:p>
      <text:p text:style-name="P1"><text:span text:style-name="T1">mūtraviṣṭena bhūmīṣu kurute chādanaṃ sadā| </text:span><text:span text:style-name="T1"><text:note text:id="ftn724" text:note-class="footnote"><text:note-citation>724</text:note-citation><text:note-body><text:p text:style-name="Footnote">) 16a <text:span text:style-name="T2">mūtraviṣṭena] </text:span>Ca; mūtraviṣṭe ca Ed</text:p></text:note-body></text:note></text:span><text:span text:style-name="T1"><text:s/></text:span><text:span text:style-name="T1"><text:note text:id="ftn725" text:note-class="footnote"><text:note-citation>725</text:note-citation><text:note-body><text:p text:style-name="Footnote">) 16b <text:span text:style-name="T2">chādanaṃ] </text:span>Ed; dhanadaṃ Ca</text:p></text:note-body></text:note></text:span></text:p>
      <text:p text:style-name="P3">tuṣyate bhagavān śarvaḥ śvānavratacaro yadi||8.16||</text:p>
      <text:p text:style-name="P1"><text:span text:style-name="T1">mūtravarco na ruddhyeta sadā govratiko naraḥ| </text:span><text:span text:style-name="T1"><text:note text:id="ftn726" text:note-class="footnote"><text:note-citation>726</text:note-citation><text:note-body><text:p text:style-name="Footnote">) 17a <text:span text:style-name="T2">varco] </text:span>Ca; varcā Ed</text:p></text:note-body></text:note></text:span><text:span text:style-name="T1"><text:s/></text:span><text:span text:style-name="T1"><text:note text:id="ftn727" text:note-class="footnote"><text:note-citation>727</text:note-citation><text:note-body><text:p text:style-name="Footnote">) 17b <text:span text:style-name="T2">govratiko] </text:span>Ed; **tiko Ca</text:p></text:note-body></text:note></text:span></text:p>
      <text:p text:style-name="P1"><text:span text:style-name="T1">bhīmas tuṣṭikaraś caiva purāṇeṣu nigadyate||8.17|| </text:span><text:span text:style-name="T1"><text:note text:id="ftn728" text:note-class="footnote"><text:note-citation>728</text:note-citation><text:note-body><text:p text:style-name="Footnote">) 17c <text:span text:style-name="T2">bhīmas] </text:span>Ed; bhīma Ca</text:p></text:note-body></text:note></text:span></text:p>
      <text:p text:style-name="P1"><text:span text:style-name="T1">kuddālair dārayanto 'pi kīlakoṭiśataiś citaḥ| </text:span><text:span text:style-name="T1"><text:note text:id="ftn729" text:note-class="footnote"><text:note-citation>729</text:note-citation><text:note-body><text:p text:style-name="Footnote">) 18b <text:span text:style-name="T2">kīlakoṭiśataiś citaḥ] </text:span>Ca; kīṭakoṭīśatair api Ed</text:p></text:note-body></text:note></text:span></text:p>
      <text:p text:style-name="P3">kṣamate pṛthivī devī evam eva mahīvrataḥ||8.18||</text:p>
      <text:p text:style-name="P3">vratapañcakam ity etad yaś careta jitendriyaḥ|</text:p>
      <text:p text:style-name="P3">sa cottamam idaṃ lokaṃ prāpnoti na ca saṃśayaḥ||8.19||</text:p>
      <text:p text:style-name="P1"><text:span text:style-name="T1">śeṣānnām antarānnāṃ ca naktāyācitam eva ca| </text:span><text:span text:style-name="T1"><text:note text:id="ftn730" text:note-class="footnote"><text:note-citation>730</text:note-citation><text:note-body><text:p text:style-name="Footnote">) 20a <text:span text:style-name="T2">śeṣānnām antarānnāṃ] </text:span><text:span text:style-name="T5">corr. </text:span>; śeṣā*nnam antarānnañ Ca, śeṣāṇām antarāṇāṃ Ed</text:p></text:note-body></text:note></text:span><text:span text:style-name="T1"><text:s/></text:span><text:span text:style-name="T1"><text:note text:id="ftn731" text:note-class="footnote"><text:note-citation>731</text:note-citation><text:note-body><text:p text:style-name="Footnote">) 20b <text:span text:style-name="T2">ca] </text:span>Ca; vā Ed</text:p></text:note-body></text:note></text:span></text:p>
      <text:p text:style-name="P3">upavāsaṃ ca pañcaitat kathayiṣyāmi tac chṛṇu||8.20||</text:p>
      <text:p text:style-name="P3">vaiśvadevātithiśeṣaṃ pitṛśeṣaṃ ca yad bhavet|</text:p>
      <text:p text:style-name="P1"><text:span text:style-name="T1">bhṛtyaputrakalatrebhyaḥ śeṣāśī vighasāśanaḥ||8.21|| </text:span><text:span text:style-name="T1"><text:note text:id="ftn732" text:note-class="footnote"><text:note-citation>732</text:note-citation><text:note-body><text:p text:style-name="Footnote">) 21d <text:span text:style-name="T2">vighasāśanaḥ] </text:span>Ca; viṣasāsanaḥ Ed</text:p></text:note-body></text:note></text:span></text:p>
      <text:p text:style-name="P1"><text:span text:style-name="T1">antasamprāntarāśī ca sāyamāśī tathaiva ca| </text:span><text:span text:style-name="T1"><text:note text:id="ftn733" text:note-class="footnote"><text:note-citation>733</text:note-citation><text:note-body><text:p text:style-name="Footnote">) 22a <text:span text:style-name="T2">antarāprāntarāśī] </text:span>Ca; antasamprāntarāśī Ed</text:p></text:note-body></text:note></text:span><text:span text:style-name="T1"><text:s/></text:span><text:span text:style-name="T1"><text:note text:id="ftn734" text:note-class="footnote"><text:note-citation>734</text:note-citation><text:note-body><text:p text:style-name="Footnote">) 22b <text:span text:style-name="T2">sāyamāśī] </text:span><text:span text:style-name="T5">corr. </text:span>; sāyamāśīn Ca niya° Ed</text:p></text:note-body></text:note></text:span></text:p>
      <text:p text:style-name="P1"><text:soft-page-break/><text:span text:style-name="T1">sadopavāsī bhavati yo na bhuṅkte kadācana||8.22|| </text:span><text:span text:style-name="T1"><text:note text:id="ftn735" text:note-class="footnote"><text:note-citation>735</text:note-citation><text:note-body><text:p text:style-name="Footnote">) Parallel: 22 â‰ˆ MBh 13.93.10cd: sadopavāsī bhavati yo na bhuṅkte 'ntarā punaḥ</text:p></text:note-body></text:note></text:span></text:p>
      <text:p text:style-name="P3">na divā bhojanaṃ kāryaṃ rātrau naiva ca bhojayet|</text:p>
      <text:p text:style-name="P1"><text:span text:style-name="T1">naktavele ca bhoktavyaṃ naktadharmaḥ samīhitā||8.23|| </text:span><text:span text:style-name="T1"><text:note text:id="ftn736" text:note-class="footnote"><text:note-citation>736</text:note-citation><text:note-body><text:p text:style-name="Footnote">) 23a <text:span text:style-name="T2">ca] </text:span>Ca; va Ed</text:p></text:note-body></text:note></text:span><text:span text:style-name="T1"><text:s/></text:span><text:span text:style-name="T1"><text:note text:id="ftn737" text:note-class="footnote"><text:note-citation>737</text:note-citation><text:note-body><text:p text:style-name="Footnote">) 23b <text:span text:style-name="T2">dharmaṃ samīhitā] </text:span>Ca; dharmaḥ samīhitaḥ Ed</text:p></text:note-body></text:note></text:span></text:p>
      <text:p text:style-name="P3">anārambhasya āhāraṃ kuryān nityam ayācitam|</text:p>
      <text:p text:style-name="P3">parair dantaṃ tu yo bhuṅkte tam ayācitam ucyate||8.24||</text:p>
      <text:p text:style-name="P3">bhakṣyaṃ bhojyaṃ ca lehyaṃ ca coṣyaṃ peyaṃ ca pañcamam|</text:p>
      <text:p text:style-name="P1"><text:span text:style-name="T1">na kāṅkṣen nopabhuñjīta upavāsaḥ sa ucyate||8.25|| </text:span><text:span text:style-name="T1"><text:note text:id="ftn738" text:note-class="footnote"><text:note-citation>738</text:note-citation><text:note-body><text:p text:style-name="Footnote">) 25c <text:span text:style-name="T2">°bhuñjīta] </text:span>Ed; °**ta Ca</text:p></text:note-body></text:note></text:span></text:p>
      <text:p text:style-name="P1"><text:span text:style-name="T1">mithyā piśunapāruṣyaṃ pṛṣṭavāgapralāpanam| </text:span><text:span text:style-name="T1"><text:note text:id="ftn739" text:note-class="footnote"><text:note-citation>739</text:note-citation><text:note-body><text:p text:style-name="Footnote">) 26a <text:span text:style-name="T2">°pāruṣyaṃ] </text:span>Ca; °yābhinnā Ed</text:p></text:note-body></text:note></text:span><text:span text:style-name="T1"><text:s/></text:span><text:span text:style-name="T1"><text:note text:id="ftn740" text:note-class="footnote"><text:note-citation>740</text:note-citation><text:note-body><text:p text:style-name="Footnote">) 26b <text:span text:style-name="T2">pṛṣṭavāga°] </text:span>Ca; pṛṣtevāka° Ed</text:p></text:note-body></text:note></text:span></text:p>
      <text:p text:style-name="P1"><text:span text:style-name="T1">maunapañcakam ity etad dhārayen niyatavrataḥ||8.26|| </text:span><text:span text:style-name="T1"><text:note text:id="ftn741" text:note-class="footnote"><text:note-citation>741</text:note-citation><text:note-body><text:p text:style-name="Footnote">) 26c <text:span text:style-name="T2">mauna°] </text:span>Ca; maunaṃ Ed</text:p></text:note-body></text:note></text:span><text:span text:style-name="T1"><text:s/></text:span><text:span text:style-name="T1"><text:note text:id="ftn742" text:note-class="footnote"><text:note-citation>742</text:note-citation><text:note-body><text:p text:style-name="Footnote">) 26d <text:span text:style-name="T2">dhārayen] </text:span>Ca; dhārayan Ed</text:p></text:note-body></text:note></text:span></text:p>
      <text:p text:style-name="P1"><text:span text:style-name="T1">asambhūtam adṛṣṭaṃ ca dharmāc cāpi bahiṣkṛtaḥ| </text:span><text:span text:style-name="T1"><text:note text:id="ftn743" text:note-class="footnote"><text:note-citation>743</text:note-citation><text:note-body><text:p text:style-name="Footnote">) 27b <text:span text:style-name="T2">dharmāc] </text:span>Ca; dharmaṃ Ed</text:p></text:note-body></text:note></text:span></text:p>
      <text:p text:style-name="P1"><text:span text:style-name="T1">anarthaproyavākyaṃ yat tan mithyāvacanaṃ smṛtam||8.27|| </text:span><text:span text:style-name="T1"><text:note text:id="ftn744" text:note-class="footnote"><text:note-citation>744</text:note-citation><text:note-body><text:p text:style-name="Footnote">) 27c <text:span text:style-name="T2">anarthā°] </text:span>Ca; anartha° Ed • <text:span text:style-name="T2">yat tan] </text:span>Ca; yan tan Ed</text:p></text:note-body></text:note></text:span></text:p>
      <text:p text:style-name="P1"><text:span text:style-name="T1">parastrīṃ nābhinandanti parasyaiśvaryam eva ca| </text:span><text:span text:style-name="T1"><text:note text:id="ftn745" text:note-class="footnote"><text:note-citation>745</text:note-citation><text:note-body><text:p text:style-name="Footnote">) 28a <text:span text:style-name="T2">parastrīṃ] </text:span>Ca; parastrī Ed</text:p></text:note-body></text:note></text:span></text:p>
      <text:p text:style-name="P3">aniṣṭadarśanākāṅkṣī piśunaḥ samudāhṛtaḥ||8.28||</text:p>
      <text:p text:style-name="P3">mṛtamātā pitā caiva hānisthānaṃ kathaṃ bhavet|</text:p>
      <text:p text:style-name="P1"><text:span text:style-name="T1">bhuktvā kāmam amṛṣṭānāṃ pāruṣyaṃ samudāhṛtam||8.29|| </text:span><text:span text:style-name="T1"><text:note text:id="ftn746" text:note-class="footnote"><text:note-citation>746</text:note-citation><text:note-body><text:p text:style-name="Footnote">) 29c <text:span text:style-name="T2">bhuktvā] </text:span><text:span text:style-name="T5">conj. </text:span>; bhuktva Ca, bhuktā Ed</text:p></text:note-body></text:note></text:span></text:p>
      <text:p text:style-name="P3">hṛdi na sphuṭase mūḍha śiro vā na vidāryase|</text:p>
      <text:p text:style-name="P3">evam ādīny anekāni tīkṣṇavādī sa ucyate||8.30||</text:p>
      <text:p text:style-name="P1"><text:span text:style-name="T1">dyūtabhojanayuddhaṃ ca madyastrīkarṣam eva ca| </text:span><text:span text:style-name="T1"><text:note text:id="ftn747" text:note-class="footnote"><text:note-citation>747</text:note-citation><text:note-body><text:p text:style-name="Footnote">) 31a <text:span text:style-name="T2">°yuddhaṃ] </text:span>Ca; °yuddhaś Ed</text:p></text:note-body></text:note></text:span><text:span text:style-name="T1"><text:s/></text:span><text:span text:style-name="T1"><text:note text:id="ftn748" text:note-class="footnote"><text:note-citation>748</text:note-citation><text:note-body><text:p text:style-name="Footnote">) 31b <text:span text:style-name="T2">°karṣam] </text:span>Ed; °kaṣam Ca</text:p></text:note-body></text:note></text:span></text:p>
      <text:p text:style-name="P1"><text:span text:style-name="T1">asatpralāpaḥ pañcaitat kīrtitaṃ te dvijottama||8.31|| </text:span><text:span text:style-name="T1"><text:note text:id="ftn749" text:note-class="footnote"><text:note-citation>749</text:note-citation><text:note-body><text:p text:style-name="Footnote">) 31d <text:span text:style-name="T2">te] </text:span>Ed; me Ca</text:p></text:note-body></text:note></text:span></text:p>
      <text:p text:style-name="P3">maunam eva sadā kāryaṃ vākyasaubhāgyam icchatā|</text:p>
      <text:p text:style-name="P1"><text:span text:style-name="T1">apāruṣyam asaṃbhinnaṃ vākyaṃ satyam udīrayet||8.32|| </text:span><text:span text:style-name="T1"><text:note text:id="ftn750" text:note-class="footnote"><text:note-citation>750</text:note-citation><text:note-body><text:p text:style-name="Footnote">) 32c <text:span text:style-name="T2">°bhinnaṃ] </text:span>Ca; °digdhaṃ Ed</text:p></text:note-body></text:note></text:span></text:p>
      <text:p text:style-name="P1"><text:span text:style-name="T1">yas tu maunasya no kartā dūṣitaḥ sa kulādhamaḥ| </text:span><text:span text:style-name="T1"><text:note text:id="ftn751" text:note-class="footnote"><text:note-citation>751</text:note-citation><text:note-body><text:p text:style-name="Footnote">) 33b <text:span text:style-name="T2">dūṣitaḥ] </text:span>Ca; bhūṣitaḥ Ed</text:p></text:note-body></text:note></text:span></text:p>
      <text:p text:style-name="P1"><text:span text:style-name="T1">janma janma ca durgandho mūkaś caivopajāyate||8.33|| </text:span><text:span text:style-name="T1"><text:note text:id="ftn752" text:note-class="footnote"><text:note-citation>752</text:note-citation><text:note-body><text:p text:style-name="Footnote">) 33c <text:span text:style-name="T2">janma janma] </text:span>Ca; janme janme Ed • <text:span text:style-name="T2">durgandho] </text:span>Ca; dṛgandho Ed</text:p></text:note-body></text:note></text:span></text:p>
      <text:p text:style-name="P1"><text:span text:style-name="T1">tasmān maunavrataṃ sadaiva sudṛḍhaṃ kurvīta yo niścitam </text:span><text:span text:style-name="T1"><text:note text:id="ftn753" text:note-class="footnote"><text:note-citation>753</text:note-citation><text:note-body><text:p text:style-name="Footnote">) 34a <text:span text:style-name="T2">tasmān] </text:span>Ed; **n Ca</text:p></text:note-body></text:note></text:span></text:p>
      <text:p text:style-name="P1"><text:span text:style-name="T1">vācā tasya alaṅghyatā ca bhavati sarvāṃ sabhyāṃ nandati| </text:span><text:span text:style-name="T1"><text:note text:id="ftn754" text:note-class="footnote"><text:note-citation>754</text:note-citation><text:note-body><text:p text:style-name="Footnote">) 34b <text:span text:style-name="T2">alaṅghyatā] </text:span>Ca; alaṃghyatāñ Ed</text:p></text:note-body></text:note></text:span></text:p>
      <text:p text:style-name="P1"><text:span text:style-name="T1">vaktrāc cotpalagandham asya satataṃ vāyanti gandhotkaṭāḥ </text:span><text:span text:style-name="T1"><text:note text:id="ftn755" text:note-class="footnote"><text:note-citation>755</text:note-citation><text:note-body><text:p text:style-name="Footnote">) 34c <text:span text:style-name="T2">cotpala°] </text:span>Ca; cotara° Ed</text:p></text:note-body></text:note></text:span></text:p>
      <text:p text:style-name="P3">śāstrānekasahasraśo girinaraḥ proccāryate nirmalaḥ||8.34||</text:p>
      <text:p text:style-name="P1"><text:span text:style-name="T1"><text:s/></text:span><text:span text:style-name="T1"><text:note text:id="ftn756" text:note-class="footnote"><text:note-citation>756</text:note-citation><text:note-body><text:p text:style-name="Footnote">) 34d <text:span text:style-name="T2">°malaḥ] </text:span>Ed; °malam Ca</text:p></text:note-body></text:note></text:span><text:span text:style-name="T1"><text:s/>snānam </text:span></text:p>
      <text:p text:style-name="P1"><text:span text:style-name="T1">snānaṃ pañcavidhaṃ caiva pravakṣyāmi yathātatham| </text:span><text:span text:style-name="T1"><text:note text:id="ftn757" text:note-class="footnote"><text:note-citation>757</text:note-citation><text:note-body><text:p text:style-name="Footnote">) 35b <text:span text:style-name="T2">yathātatham] </text:span>Ed; **tatham Ca</text:p></text:note-body></text:note></text:span></text:p>
      <text:p text:style-name="P1"><text:span text:style-name="T1">āgneyaṃ vāruṇaṃ brāhmyaṃ vāyavyaṃ divyam eva ca||8.35|| </text:span><text:span text:style-name="T1"><text:note text:id="ftn758" text:note-class="footnote"><text:note-citation>758</text:note-citation><text:note-body><text:p text:style-name="Footnote">) 35c <text:span text:style-name="T2">vāruṇaṃ] </text:span>Ca; brāhmaṇaṃ Ed</text:p></text:note-body></text:note></text:span></text:p>
      <text:p text:style-name="P3">āgneyaṃ bhasmanā snānaṃ toyāc chataguṇaṃ phalam|</text:p>
      <text:p text:style-name="P3">bhasmapūtaṃ pavitraṃ ca bhasma pāpapraṇāśanam||8.36||</text:p>
      <text:p text:style-name="P3"><text:soft-page-break/>tasmād bhasma prayuñjīta dehināṃ tu malāpaham|</text:p>
      <text:p text:style-name="P3">sarvaśāntikaraṃ bhasma bhasma rakṣakam uttamam||8.37||</text:p>
      <text:p text:style-name="P1"><text:span text:style-name="T1">bhasmanā tryāyuṣaṃ kṛtvā brahmacaryavrate sthitam| </text:span><text:span text:style-name="T1"><text:note text:id="ftn759" text:note-class="footnote"><text:note-citation>759</text:note-citation><text:note-body><text:p text:style-name="Footnote">) 38a <text:span text:style-name="T2">tryāyuṣaṃ kṛtvā] </text:span>Ed; tryāyu*** Ca</text:p></text:note-body></text:note></text:span><text:span text:style-name="T1"><text:s/></text:span><text:span text:style-name="T1"><text:note text:id="ftn760" text:note-class="footnote"><text:note-citation>760</text:note-citation><text:note-body><text:p text:style-name="Footnote">) 38b <text:span text:style-name="T2">°vrate] </text:span>Ca; °vrata° Ed</text:p></text:note-body></text:note></text:span></text:p>
      <text:p text:style-name="P1"><text:span text:style-name="T1">bhasmanā ṛṣayaḥ sarve pavitrīkṛtam ātmanaḥ||8.38|| </text:span><text:span text:style-name="T1"><text:note text:id="ftn761" text:note-class="footnote"><text:note-citation>761</text:note-citation><text:note-body><text:p text:style-name="Footnote">) 38c <text:span text:style-name="T2">ṛṣayaḥ sarve] </text:span>Ca; ṛṣibhir sarvaiḥ Ed</text:p></text:note-body></text:note></text:span></text:p>
      <text:p text:style-name="P1"><text:span text:style-name="T1">bhasmanā vibudhā muktā vīrabhadrabhayārditāḥ| </text:span><text:span text:style-name="T1"><text:note text:id="ftn762" text:note-class="footnote"><text:note-citation>762</text:note-citation><text:note-body><text:p text:style-name="Footnote">) 39a <text:span text:style-name="T2">muktā] </text:span>Ca; muktāḥ Ed</text:p></text:note-body></text:note></text:span></text:p>
      <text:p text:style-name="P1"><text:span text:style-name="T1">bhasmānusaṃsaṃdṛṣṭyaiva brahmaṇānumatā kṛtaḥ||8.39|| </text:span><text:span text:style-name="T1"><text:note text:id="ftn763" text:note-class="footnote"><text:note-citation>763</text:note-citation><text:note-body><text:p text:style-name="Footnote">) 39c <text:span text:style-name="T2">bhasmānusaṃsaṃdṛṣṭyaiva] </text:span>Ca; bhasmanā saṃpradṛśyāivaṃ Ed</text:p></text:note-body></text:note></text:span><text:span text:style-name="T1"><text:s/></text:span><text:span text:style-name="T1"><text:note text:id="ftn764" text:note-class="footnote"><text:note-citation>764</text:note-citation><text:note-body><text:p text:style-name="Footnote">) 39d <text:span text:style-name="T2">brahmaṇānumatā] </text:span>Ca; brāhmaṇānumato Ed</text:p></text:note-body></text:note></text:span></text:p>
      <text:p text:style-name="P1"><text:span text:style-name="T1">cāturāśramato 'dhikyaṃ vrataṃ pāśupataṃ kṛtam| </text:span><text:span text:style-name="T1"><text:note text:id="ftn765" text:note-class="footnote"><text:note-citation>765</text:note-citation><text:note-body><text:p text:style-name="Footnote">) 40a <text:span text:style-name="T2">cāturā°] </text:span>Ca; caturā° Ed</text:p></text:note-body></text:note></text:span></text:p>
      <text:p text:style-name="P3">tasmāt pāśupataṃ śreṣṭhaṃ bhasmadhāraṇahetavaḥ||8.40||</text:p>
      <text:p text:style-name="P1"><text:span text:style-name="T1">vāruṇaṃ salilasnānaṃ kartavyaṃ vividhaṃ naraiḥ| </text:span><text:span text:style-name="T1"><text:note text:id="ftn766" text:note-class="footnote"><text:note-citation>766</text:note-citation><text:note-body><text:p text:style-name="Footnote">) 41a <text:span text:style-name="T2">vāruṇaṃ] </text:span>Ed; vā** Ca</text:p></text:note-body></text:note></text:span><text:span text:style-name="T1"><text:s/></text:span><text:span text:style-name="T1"><text:note text:id="ftn767" text:note-class="footnote"><text:note-citation>767</text:note-citation><text:note-body><text:p text:style-name="Footnote">) 41b <text:span text:style-name="T2">vividhaṃ] </text:span>Ca; vidhivan Ed</text:p></text:note-body></text:note></text:span></text:p>
      <text:p text:style-name="P3">nadītoyataḍāgeṣu prasraveṣu hradeṣu ca||8.41||</text:p>
      <text:p text:style-name="P3">brahmasnānaṃ ca viprendra āpohiṣṭhaṃ vidur budhāḥ|</text:p>
      <text:p text:style-name="P3">trisaṃdhyam eva kartavyaṃ brahmasnānaṃ tad ucyate||8.42||</text:p>
      <text:p text:style-name="P3">goṣu saṃcāramārgeṣu yatra godhūlisambhavaḥ|</text:p>
      <text:p text:style-name="P3">tatra gatvāvasīdeta snānam uktaṃ manīṣibhiḥ||8.43||</text:p>
      <text:p text:style-name="P3">varṣatoyāmbudhārābhiḥ plāvayitvā svakāṃ tanum|</text:p>
      <text:p text:style-name="P3">snānaṃ divyaṃ vadaty eva jagadādimaheśvaraḥ||8.44||</text:p>
      <text:p text:style-name="P3">iti niyamavibhāgaḥ pañcabhedena vipra</text:p>
      <text:p text:style-name="P1"><text:span text:style-name="T1">nigadita tava pṛṣṭaḥ sarvalokānukampya| </text:span><text:span text:style-name="T1"><text:note text:id="ftn768" text:note-class="footnote"><text:note-citation>768</text:note-citation><text:note-body><text:p text:style-name="Footnote">) 45b <text:span text:style-name="T2">nigadita] </text:span>Ed; nigaditas Ca(<text:span text:style-name="T6">unmetrical</text:span>) • <text:span text:style-name="T2">°kampya] </text:span>Ca; °kampyaḥ Ed</text:p></text:note-body></text:note></text:span></text:p>
      <text:p text:style-name="P1"><text:span text:style-name="T1">sakalamalapahāre dharmapañcāśad etat </text:span><text:span text:style-name="T1"><text:note text:id="ftn769" text:note-class="footnote"><text:note-citation>769</text:note-citation><text:note-body><text:p text:style-name="Footnote">) 45c <text:span text:style-name="T2">°hāre] </text:span>Ed; °hāri Ca(<text:span text:style-name="T6">unmetrical</text:span>) • <text:span text:style-name="T2">°pañcāśad] </text:span>Ca; °pañcāśam Ed</text:p></text:note-body></text:note></text:span></text:p>
      <text:p text:style-name="P3">! na bhavati punarjanma kalpakoṭyāyute 'pi||8.45||</text:p>
      <text:p text:style-name="P3">||iti vṛṣasārasaṃgrahe niyamapraśaṃsā nāmādhyāyo 'ṣṭamo||</text:p>
      <text:p text:style-name="P3"><text:note text:id="ftn770" text:note-class="footnote"><text:note-citation>770</text:note-citation><text:note-body><text:p text:style-name="Footnote">) Colophon: <text:span text:style-name="T2">nāmādhyāyo 'ṣṭamo] </text:span><text:span text:style-name="T5">corr. </text:span>; nāmādhyāya aṣṭamo Ca, nāma aṣṭamo 'dhyāyaḥ Ed</text:p></text:note-body></text:note></text:p>
      <text:p text:style-name="P3">*** 9 ***</text:p>
      <text:p text:style-name="P3"><text:s/>9 traiguṇyam </text:p>
      <text:p text:style-name="P3">[anarthayajña uvāca]| </text:p>
      <text:p text:style-name="P3">trikālaguṇabhedena bhinnaṃ sarvacarācaram|</text:p>
      <text:p text:style-name="P3">tasmāt triguṇabandhena veṣṭitaṃ nikhilaṃ jagat||9.1||</text:p>
      <text:p text:style-name="P3">vigatarāga uvāca| </text:p>
      <text:p text:style-name="P1"><text:span text:style-name="T1">traikālyam iti kiṃ jñeyaṃ traidhātukaśarīriṇaḥ| </text:span><text:span text:style-name="T1"><text:note text:id="ftn771" text:note-class="footnote"><text:note-citation>771</text:note-citation><text:note-body><text:p text:style-name="Footnote">) 2a <text:span text:style-name="T2">°kālyam] </text:span>Ed; °kālam Ca • <text:span text:style-name="T2">kiṃ jñeyaṃ ] </text:span>Ca; vijñeyaṃ Ed</text:p></text:note-body></text:note></text:span><text:span text:style-name="T1"><text:s/></text:span><text:span text:style-name="T1"><text:note text:id="ftn772" text:note-class="footnote"><text:note-citation>772</text:note-citation><text:note-body><text:p text:style-name="Footnote">) 2b <text:span text:style-name="T2">°dhātuka°] </text:span>Ca; °dhāyukta° Ed</text:p></text:note-body></text:note></text:span></text:p>
      <text:p text:style-name="P1"><text:span text:style-name="T1">kiṃcid vistaram eveha kathayasva tapodhana||9.2|| </text:span><text:span text:style-name="T1"><text:note text:id="ftn773" text:note-class="footnote"><text:note-citation>773</text:note-citation><text:note-body><text:p text:style-name="Footnote">) 2c <text:span text:style-name="T2">eveha] </text:span>Ca; etad dhi Ed</text:p></text:note-body></text:note></text:span><text:span text:style-name="T1"><text:s/></text:span><text:span text:style-name="T1"><text:note text:id="ftn774" text:note-class="footnote"><text:note-citation>774</text:note-citation><text:note-body><text:p text:style-name="Footnote">) 2d <text:span text:style-name="T2">kathayasva] </text:span>Ed; ka*** Ca</text:p></text:note-body></text:note></text:span></text:p>
      <text:p text:style-name="P3">anartayajña uvāca| </text:p>
      <text:p text:style-name="P3">traikālyaṃ triguṇaṃ jñeyaṃ vyāpī prakṛtisambhavaḥ|</text:p>
      <text:p text:style-name="P3">anyonyam upajīvanti anyonyam anuvartinaḥ||9.3||</text:p>
      <text:p text:style-name="P1"><text:span text:style-name="T1">sattvaṃ rajas tamaś caiva rajaḥ sattvaṃ tamas tathā| </text:span><text:span text:style-name="T1"><text:note text:id="ftn775" text:note-class="footnote"><text:note-citation>775</text:note-citation><text:note-body><text:p text:style-name="Footnote">) 4a <text:span text:style-name="T2">rajas] </text:span>Ca; raja° Ed</text:p></text:note-body></text:note></text:span><text:span text:style-name="T1"><text:s/></text:span><text:span text:style-name="T1"><text:note text:id="ftn776" text:note-class="footnote"><text:note-citation>776</text:note-citation><text:note-body><text:p text:style-name="Footnote">) 4b <text:span text:style-name="T2">rajaḥ] </text:span>Ca; raja° Ed • <text:span text:style-name="T2">sattvaṃ] </text:span>Ca; sattva° Ed</text:p></text:note-body></text:note></text:span></text:p>
      <text:p text:style-name="P1"><text:span text:style-name="T1">tamaḥ sattvaṃ rajaś caiva anyonyamithunāḥ smṛtāḥ||9.4|| </text:span><text:span text:style-name="T1"><text:note text:id="ftn777" text:note-class="footnote"><text:note-citation>777</text:note-citation><text:note-body><text:p text:style-name="Footnote">) 4c <text:span text:style-name="T2">sattvaṃ] </text:span>Ca; sattva° Ed</text:p></text:note-body></text:note></text:span></text:p>
      <text:p text:style-name="P1"><text:soft-page-break/><text:span text:style-name="T1">sāttviko bhagavān viṣṇu rājasaḥ kamalodbhavaḥ| </text:span><text:span text:style-name="T1"><text:note text:id="ftn778" text:note-class="footnote"><text:note-citation>778</text:note-citation><text:note-body><text:p text:style-name="Footnote">) 5b <text:span text:style-name="T2">rājasaḥ kamalodbhavaḥ] </text:span>Ed; rāja****** Ca</text:p></text:note-body></text:note></text:span></text:p>
      <text:p text:style-name="P1"><text:span text:style-name="T1">tāmaso bhagavān īśaḥ sakalaṃ vikaleśvaraḥ||9.5|| </text:span><text:span text:style-name="T1"><text:note text:id="ftn779" text:note-class="footnote"><text:note-citation>779</text:note-citation><text:note-body><text:p text:style-name="Footnote">) 5cd <text:span text:style-name="T2">tāmaso bhagavān īśaḥ sakalaṃ] </text:span>Ed; ********sakalam Ca</text:p></text:note-body></text:note></text:span></text:p>
      <text:p text:style-name="P3">sattvaṃ kundenduvarṇābhaṃ padmarāganibhaṃ rajaḥ|</text:p>
      <text:p text:style-name="P1"><text:span text:style-name="T1">tamaś cāñjanaśailābhaṃ kīrtitāni manīṣibhiḥ||9.6|| </text:span><text:span text:style-name="T1"><text:note text:id="ftn780" text:note-class="footnote"><text:note-citation>780</text:note-citation><text:note-body><text:p text:style-name="Footnote">) 6c <text:span text:style-name="T2">°bhaṃ] </text:span>Ca; °bhā Ed</text:p></text:note-body></text:note></text:span></text:p>
      <text:p text:style-name="P1"><text:span text:style-name="T1">sattvaṃ jalaṃ rajo 'ṅgāraṃ tamo dhūmasamākulam| </text:span><text:span text:style-name="T1"><text:note text:id="ftn781" text:note-class="footnote"><text:note-citation>781</text:note-citation><text:note-body><text:p text:style-name="Footnote">) 7a <text:span text:style-name="T2">'ṅgāraṃ] </text:span>Ca; 'ṅgaran Ed</text:p></text:note-body></text:note></text:span></text:p>
      <text:p text:style-name="P3">etadguṇamayair baddhāḥ pacyante sarvadehinaḥ||9.7||</text:p>
      <text:p text:style-name="P3">vigatarāga uvāca| </text:p>
      <text:p text:style-name="P1"><text:span text:style-name="T1">kena kena prakāreṇa guṇapāśena badhyate| </text:span><text:span text:style-name="T1"><text:note text:id="ftn782" text:note-class="footnote"><text:note-citation>782</text:note-citation><text:note-body><text:p text:style-name="Footnote">) 8b <text:span text:style-name="T2">guṇa°] </text:span>NaEd; <text:span text:style-name="T5">omitted in </text:span>Ca</text:p></text:note-body></text:note></text:span></text:p>
      <text:p text:style-name="P3">cihnam eṣāṃ pṛthaktvena kathayasva tapodhana||9.8||</text:p>
      <text:p text:style-name="P3">anarthayajña uvāca| </text:p>
      <text:p text:style-name="P3">anekākārabhāvena badhyante guṇabandhanaiḥ|</text:p>
      <text:p text:style-name="P3">mohitā nābhijānanti jānanti śivayoginaḥ||9.9||</text:p>
      <text:p text:style-name="P1"><text:span text:style-name="T1">ūrdhvaṃgo nityasattvastho madhyago rajasāvṛtaḥ| </text:span><text:span text:style-name="T1"><text:note text:id="ftn783" text:note-class="footnote"><text:note-citation>783</text:note-citation><text:note-body><text:p text:style-name="Footnote">) 10a <text:span text:style-name="T2">ūrdhvaṃgo] </text:span><text:span text:style-name="T5">conj. </text:span>; ūrdhvāṅgo ni° CaNa<text:span text:style-name="T7">pc</text:span>Ed, ūrdhvāṅgā na° Na<text:span text:style-name="T7">ac</text:span> • <text:span text:style-name="T2">°sattva°] </text:span>CaNa; °satya° Ed</text:p></text:note-body></text:note></text:span><text:span text:style-name="T1"><text:s/></text:span><text:span text:style-name="T1"><text:note text:id="ftn784" text:note-class="footnote"><text:note-citation>784</text:note-citation><text:note-body><text:p text:style-name="Footnote">) 10b <text:span text:style-name="T2">madhyago] </text:span>Ca; madhyamo Ed • <text:span text:style-name="T2">°vṛtaḥ] </text:span>CaNa; °vṛtam Ed</text:p></text:note-body></text:note></text:span></text:p>
      <text:p text:style-name="P3">adhogatis tamo'vasthā bhavanti puruṣādhamāḥ||9.10||</text:p>
      <text:p text:style-name="P3">svarge 'pi hi trayo vaite bhāvanīyās tapodhana|</text:p>
      <text:p text:style-name="P1"><text:span text:style-name="T1">mānuṣeṣu ca tiryeṣu guṇabhedās trayas trayaḥ||9.11|| </text:span><text:span text:style-name="T1"><text:note text:id="ftn785" text:note-class="footnote"><text:note-citation>785</text:note-citation><text:note-body><text:p text:style-name="Footnote">) 11c <text:span text:style-name="T2">tiryeṣu] </text:span>CaNa; tīryeṣu Ed</text:p></text:note-body></text:note></text:span></text:p>
      <text:p text:style-name="P1"><text:span text:style-name="T1">brahmā viṣṇuś ca rudraś ca dharma indraḥ prajāpatiḥ| </text:span><text:span text:style-name="T1"><text:note text:id="ftn786" text:note-class="footnote"><text:note-citation>786</text:note-citation><text:note-body><text:p text:style-name="Footnote">) 12b <text:span text:style-name="T2">dharma indraḥ] </text:span>CaNa; dharmar indra° Ed</text:p></text:note-body></text:note></text:span></text:p>
      <text:p text:style-name="P1"><text:span text:style-name="T1">somo 'gni varuṇaḥ sūryo daśasattvottamāḥ smṛtāḥ||9.12|| </text:span><text:span text:style-name="T1"><text:note text:id="ftn787" text:note-class="footnote"><text:note-citation>787</text:note-citation><text:note-body><text:p text:style-name="Footnote">) 12d <text:span text:style-name="T2">daśa°] </text:span>CaNa; daśaḥ Ed</text:p></text:note-body></text:note></text:span></text:p>
      <text:p text:style-name="P1"><text:span text:style-name="T1">rudrādityā vasusādhyāḥ viśveśamaruto dhruvaḥ| </text:span><text:span text:style-name="T1"><text:note text:id="ftn788" text:note-class="footnote"><text:note-citation>788</text:note-citation><text:note-body><text:p text:style-name="Footnote">) 13ab <text:span text:style-name="T2">°dityā vasusādhyāḥ vi°] </text:span>Na; °dityāvasusā** Ca, °dityavasusādhyāḥ vi° Ed</text:p></text:note-body></text:note></text:span></text:p>
      <text:p text:style-name="P3">ṛṣayaḥ pitaraś caiva daśaite sattvamadhyamāḥ||9.13||</text:p>
      <text:p text:style-name="P1"><text:span text:style-name="T1">tārā grahā surā yakṣā gandharvāḥ kiṃnaroragāḥ| </text:span><text:span text:style-name="T1"><text:note text:id="ftn789" text:note-class="footnote"><text:note-citation>789</text:note-citation><text:note-body><text:p text:style-name="Footnote">) 14b <text:span text:style-name="T2">gandharvāḥ] </text:span>CaEd; gandharvā Na</text:p></text:note-body></text:note></text:span></text:p>
      <text:p text:style-name="P3">rakṣobhūtapiśācāś ca daśaite sāttvikādhamāḥ||9.14||</text:p>
      <text:p text:style-name="P1"><text:span text:style-name="T1">ṛtvik purohitācāryayajvāno 'tithivijñanī| </text:span><text:span text:style-name="T1"><text:note text:id="ftn790" text:note-class="footnote"><text:note-citation>790</text:note-citation><text:note-body><text:p text:style-name="Footnote">) 15b <text:span text:style-name="T2">°vijñanī] </text:span>CaNa; °vijñakau Ed</text:p></text:note-body></text:note></text:span></text:p>
      <text:p text:style-name="P1"><text:span text:style-name="T1">rājamantrī vrato vedī daśaite rājasottamāḥ||9.15|| </text:span><text:span text:style-name="T1"><text:note text:id="ftn791" text:note-class="footnote"><text:note-citation>791</text:note-citation><text:note-body><text:p text:style-name="Footnote">) 15c <text:span text:style-name="T2">°mantrī] </text:span>CaNa; °mantri Ed</text:p></text:note-body></text:note></text:span></text:p>
      <text:p text:style-name="P1"><text:span text:style-name="T1">sūto 'mbaṣṭavaṇik cograḥ śilpakārukamāgadhāḥ| </text:span><text:span text:style-name="T1"><text:note text:id="ftn792" text:note-class="footnote"><text:note-citation>792</text:note-citation><text:note-body><text:p text:style-name="Footnote">) 16a <text:span text:style-name="T2">'mbaṣṭa°] </text:span>Ed; *ṣṭa° Ca • <text:span text:style-name="T2">°vaṇik co°] </text:span><text:span text:style-name="T5">corr. </text:span>; °vaṇiś co° Ca, °vaṇiśvo° Ed</text:p></text:note-body></text:note></text:span></text:p>
      <text:p text:style-name="P1"><text:span text:style-name="T1">veṇavaidehakāmātyā daśaite rajamadhyamāḥ||9.16|| </text:span><text:span text:style-name="T1"><text:note text:id="ftn793" text:note-class="footnote"><text:note-citation>793</text:note-citation><text:note-body><text:p text:style-name="Footnote">) 16c <text:span text:style-name="T2">vaidehakāmātyā] </text:span>Ca; vaidecakau mātyā Ed</text:p></text:note-body></text:note></text:span></text:p>
      <text:p text:style-name="P1"><text:span text:style-name="T1">carmakṛtkumbhakṛtkolī lohakṛttrapunīlikāḥ| </text:span><text:span text:style-name="T1"><text:note text:id="ftn794" text:note-class="footnote"><text:note-citation>794</text:note-citation><text:note-body><text:p text:style-name="Footnote">) 17a <text:span text:style-name="T2">°kolī] </text:span>Ca; °kālī Ed</text:p></text:note-body></text:note></text:span><text:span text:style-name="T1"><text:s/></text:span><text:span text:style-name="T1"><text:note text:id="ftn795" text:note-class="footnote"><text:note-citation>795</text:note-citation><text:note-body><text:p text:style-name="Footnote">) 17b <text:span text:style-name="T2">°nīlikāḥ] </text:span>Ca; °tīlikā Ed</text:p></text:note-body></text:note></text:span></text:p>
      <text:p text:style-name="P1"><text:span text:style-name="T1">naṭamuṣṭikacaṇḍālā daśaite rajasādhamāḥ||9.17|| </text:span><text:span text:style-name="T1"><text:note text:id="ftn796" text:note-class="footnote"><text:note-citation>796</text:note-citation><text:note-body><text:p text:style-name="Footnote">) 17c <text:span text:style-name="T2">°caṇḍālā] </text:span>Ca; °cāṇḍālaḥ Ed</text:p></text:note-body></text:note></text:span></text:p>
      <text:p text:style-name="P1"><text:span text:style-name="T1">gogajagavayā aśvamṛgacāmarakiṃnarāḥ| </text:span><text:span text:style-name="T1"><text:note text:id="ftn797" text:note-class="footnote"><text:note-citation>797</text:note-citation><text:note-body><text:p text:style-name="Footnote">) 18a <text:span text:style-name="T2">°gavayā] </text:span>Ca; °gavayo Ed</text:p></text:note-body></text:note></text:span><text:span text:style-name="T1"><text:s/></text:span><text:span text:style-name="T1"><text:note text:id="ftn798" text:note-class="footnote"><text:note-citation>798</text:note-citation><text:note-body><text:p text:style-name="Footnote">) 18b <text:span text:style-name="T2">°cāmara°] </text:span>Ca; °vānara° Ed</text:p></text:note-body></text:note></text:span></text:p>
      <text:p text:style-name="P1"><text:span text:style-name="T1">siṃhavyāghravarāhāś ca daśaite tamasottamāḥ||9.18|| </text:span><text:span text:style-name="T1"><text:note text:id="ftn799" text:note-class="footnote"><text:note-citation>799</text:note-citation><text:note-body><text:p text:style-name="Footnote">) 18c <text:span text:style-name="T2">°varāhāś] </text:span>Ca; °varāhaś Ed</text:p></text:note-body></text:note></text:span></text:p>
      <text:p text:style-name="P3">ajameṣamahiṣyāś ca mūṣikānakulādayaḥ|</text:p>
      <text:p text:style-name="P1"><text:span text:style-name="T1">uṣṭraraṅkuśaśagaṇḍā daśaite tamamadhyamāḥ||9.19|| </text:span><text:span text:style-name="T1"><text:note text:id="ftn800" text:note-class="footnote"><text:note-citation>800</text:note-citation><text:note-body><text:p text:style-name="Footnote">) 19c <text:span text:style-name="T2">uṣṭra°] </text:span>Ca; daṃṣṭri° Ed • <text:span text:style-name="T2">°śaśagaṇḍā] </text:span>Ca; °śagaṇḍāś ca Ed</text:p></text:note-body></text:note></text:span><text:span text:style-name="T1"><text:s/></text:span><text:span text:style-name="T1"><text:note text:id="ftn801" text:note-class="footnote"><text:note-citation>801</text:note-citation><text:note-body><text:p text:style-name="Footnote">) 19d <text:span text:style-name="T2">tamamadhyamāḥ] </text:span>Ed; tamadhyamāḥ Ca</text:p></text:note-body></text:note></text:span></text:p>
      <text:p text:style-name="P1"><text:soft-page-break/><text:span text:style-name="T1">ṛkṣagodhāmṛgaśṛṅgibakavānaragardabhāḥ| </text:span><text:span text:style-name="T1"><text:note text:id="ftn802" text:note-class="footnote"><text:note-citation>802</text:note-citation><text:note-body><text:p text:style-name="Footnote">) 20b <text:span text:style-name="T2">°gardabhāḥ] </text:span>Ca; °gardabhaḥ Ed</text:p></text:note-body></text:note></text:span></text:p>
      <text:p text:style-name="P3">sūkaraśvānagomāyur daśaite tamasādhamāḥ||9.20||</text:p>
      <text:p text:style-name="P3">krauñcahaṃsaśukaśyenabhāsavāruṇḍasārasāḥ|</text:p>
      <text:p text:style-name="P1"><text:span text:style-name="T1">cakrāṅgaśukamāyūrā daśaite tamasāttvikāḥ||9.21|| </text:span><text:span text:style-name="T1"><text:note text:id="ftn803" text:note-class="footnote"><text:note-citation>803</text:note-citation><text:note-body><text:p text:style-name="Footnote">) 21c <text:span text:style-name="T2">°ṅgaśukamāyūrā] </text:span>Ed; °ṅga***yūrā Ca</text:p></text:note-body></text:note></text:span><text:span text:style-name="T1"><text:s/></text:span><text:span text:style-name="T1"><text:note text:id="ftn804" text:note-class="footnote"><text:note-citation>804</text:note-citation><text:note-body><text:p text:style-name="Footnote">) 21d <text:span text:style-name="T2">tamasāttvikāḥ] </text:span>Ed; tamassāttvikāḥ Ca</text:p></text:note-body></text:note></text:span></text:p>
      <text:p text:style-name="P1"><text:span text:style-name="T1">valākāḥ kukkuṭāḥ kākāś cillalāvakitittirāḥ| </text:span><text:span text:style-name="T1"><text:note text:id="ftn805" text:note-class="footnote"><text:note-citation>805</text:note-citation><text:note-body><text:p text:style-name="Footnote">) 22a <text:span text:style-name="T2">valākāḥ] </text:span><text:span text:style-name="T5">corr. </text:span>; valākā Ca; valāka° Ed • <text:span text:style-name="T2">kukkuṭāḥ kākāś] </text:span><text:span text:style-name="T5">corr. </text:span>; kukkuṭakākāś Ca(<text:span text:style-name="T6">unmetrical</text:span>); kukkuṭo kākā Ed</text:p></text:note-body></text:note></text:span><text:span text:style-name="T1"><text:s/></text:span><text:span text:style-name="T1"><text:note text:id="ftn806" text:note-class="footnote"><text:note-citation>806</text:note-citation><text:note-body><text:p text:style-name="Footnote">) 22b <text:span text:style-name="T2">°tittirāḥ] </text:span>Ca; °tittiriḥ Ed</text:p></text:note-body></text:note></text:span></text:p>
      <text:p text:style-name="P3">gṛdhrakaṅkabakaśyena daśaite tamarājasāḥ||9.22||</text:p>
      <text:p text:style-name="P1"><text:span text:style-name="T1">kokilolūkakiñjalkakapotāḥ pañca eva ca| </text:span><text:span text:style-name="T1"><text:note text:id="ftn807" text:note-class="footnote"><text:note-citation>807</text:note-citation><text:note-body><text:p text:style-name="Footnote">) 23a <text:span text:style-name="T2">°kiñjalka°] </text:span>Ed; °kiñjalya° Ca</text:p></text:note-body></text:note></text:span></text:p>
      <text:p text:style-name="P1"><text:span text:style-name="T1">śārikāś ca kuliṅgāś ca daśaite tamasādhamāḥ||9.23|| </text:span><text:span text:style-name="T1"><text:note text:id="ftn808" text:note-class="footnote"><text:note-citation>808</text:note-citation><text:note-body><text:p text:style-name="Footnote">) 23c <text:span text:style-name="T2">śārikāś] </text:span><text:span text:style-name="T5">corr. </text:span>; śārikā Ca, śālikā Ed • <text:span text:style-name="T2">kuliṅgāś] </text:span><text:span text:style-name="T5">corr. </text:span>; kuliṅgā CaEd</text:p></text:note-body></text:note></text:span></text:p>
      <text:p text:style-name="P1"><text:span text:style-name="T1">makaragohanakrāś ca ṛṣā ca tamasāttvikāḥ| </text:span><text:span text:style-name="T1"><text:note text:id="ftn809" text:note-class="footnote"><text:note-citation>809</text:note-citation><text:note-body><text:p text:style-name="Footnote">) 24b <text:span text:style-name="T2">tamasāttvikāḥ] </text:span>Ed; tamassā** Ca</text:p></text:note-body></text:note></text:span></text:p>
      <text:p text:style-name="P1"><text:span text:style-name="T1">kacchapaśuśukumbhīramaṇḍukās tamarājasāḥ||9.24|| </text:span><text:span text:style-name="T1"><text:note text:id="ftn810" text:note-class="footnote"><text:note-citation>810</text:note-citation><text:note-body><text:p text:style-name="Footnote">) 24c <text:span text:style-name="T2">°kumbhīra°] </text:span>Ca; °kambhīrā Ed</text:p></text:note-body></text:note></text:span></text:p>
      <text:p text:style-name="P1"><text:span text:style-name="T1">śaṃkhaśuktikaśambūkakabandhyās tamatāmasāḥ| </text:span><text:span text:style-name="T1"><text:note text:id="ftn811" text:note-class="footnote"><text:note-citation>811</text:note-citation><text:note-body><text:p text:style-name="Footnote">) 25a <text:span text:style-name="T2">°śambūka°] </text:span><text:span text:style-name="T5">corr. </text:span>; °śambūkā CaEd</text:p></text:note-body></text:note></text:span></text:p>
      <text:p text:style-name="P1"><text:span text:style-name="T1">candanāgarupadmaṃ ca plakṣodumbarapippalāḥ||9.25|| </text:span><text:span text:style-name="T1"><text:note text:id="ftn812" text:note-class="footnote"><text:note-citation>812</text:note-citation><text:note-body><text:p text:style-name="Footnote">) 25c <text:span text:style-name="T2">°garu°] </text:span>Ca; °guru° Ed</text:p></text:note-body></text:note></text:span></text:p>
      <text:p text:style-name="P1"><text:span text:style-name="T1">vaṭadāruśamībilvā daśaite tamasāttvikāḥ| </text:span><text:span text:style-name="T1"><text:note text:id="ftn813" text:note-class="footnote"><text:note-citation>813</text:note-citation><text:note-body><text:p text:style-name="Footnote">) 26b <text:span text:style-name="T2">tamasāttvikāḥ] </text:span>Ed; tamassātvikāḥ Ca</text:p></text:note-body></text:note></text:span></text:p>
      <text:p text:style-name="P3">jāmbīralakucāmrātadāḍimākolavetasāḥ||9.26||</text:p>
      <text:p text:style-name="P1"><text:span text:style-name="T1">nimbinīpo dhuvāvaś ca daśaite tamarājasāḥ| </text:span><text:span text:style-name="T1"><text:note text:id="ftn814" text:note-class="footnote"><text:note-citation>814</text:note-citation><text:note-body><text:p text:style-name="Footnote">) 27c <text:span text:style-name="T2">dhuvāvaś] </text:span>Ed; dhravāvaś Ca<text:span text:style-name="T7">ac</text:span>, dhavāvaś Ca<text:span text:style-name="T7">pc</text:span></text:p></text:note-body></text:note></text:span><text:span text:style-name="T1"><text:s/></text:span><text:span text:style-name="T1"><text:note text:id="ftn815" text:note-class="footnote"><text:note-citation>815</text:note-citation><text:note-body><text:p text:style-name="Footnote">) 27d <text:span text:style-name="T2">daśaite] </text:span>Ed; *** Ca</text:p></text:note-body></text:note></text:span></text:p>
      <text:p text:style-name="P1"><text:span text:style-name="T1">vṛkṣavallīlatāveṇutvaksāratṛṇabhūruhāḥ||9.27|| </text:span><text:span text:style-name="T1"><text:note text:id="ftn816" text:note-class="footnote"><text:note-citation>816</text:note-citation><text:note-body><text:p text:style-name="Footnote">) 27d <text:span text:style-name="T2">°sāra°] </text:span>Ca; °sāras Ed</text:p></text:note-body></text:note></text:span></text:p>
      <text:p text:style-name="P3">mīrajā ca śilāśasyā daśaite tamasāttvikāḥ|</text:p>
      <text:p text:style-name="P1"><text:span text:style-name="T1">bhramarādipataṅgāś ca krimikīṭajalaukasaḥ||9.28|| </text:span><text:span text:style-name="T1"><text:note text:id="ftn817" text:note-class="footnote"><text:note-citation>817</text:note-citation><text:note-body><text:p text:style-name="Footnote">) 28c <text:span text:style-name="T2">pataṅgānāś ca] </text:span>Ca; pataṅgānāṃ Ed</text:p></text:note-body></text:note></text:span><text:span text:style-name="T1"><text:s/></text:span><text:span text:style-name="T1"><text:note text:id="ftn818" text:note-class="footnote"><text:note-citation>818</text:note-citation><text:note-body><text:p text:style-name="Footnote">) 28d <text:span text:style-name="T2">krimikīṭajalaukasaḥ] </text:span>Ca; kimikīṭajalaukasāṃ Ed</text:p></text:note-body></text:note></text:span></text:p>
      <text:p text:style-name="P1"><text:span text:style-name="T1">yūkoddaṃśamaśānāṃ ca viṣṭajās tamasāttvikāḥ| </text:span><text:span text:style-name="T1"><text:note text:id="ftn819" text:note-class="footnote"><text:note-citation>819</text:note-citation><text:note-body><text:p text:style-name="Footnote">) 29a <text:span text:style-name="T2">yūkoddaṃśamaśānāṃ] </text:span>Ca; yuktodaṃśamaśānāś Ed</text:p></text:note-body></text:note></text:span><text:span text:style-name="T1"><text:s/></text:span><text:span text:style-name="T1"><text:note text:id="ftn820" text:note-class="footnote"><text:note-citation>820</text:note-citation><text:note-body><text:p text:style-name="Footnote">) 29b <text:span text:style-name="T2">viṣṭajās tamasāttvikāḥ] </text:span><text:span text:style-name="T5">corr. </text:span>; viṣṭajās tamassātvikāḥ Ca, viṣṭajā tamasāttvikāḥ Ed</text:p></text:note-body></text:note></text:span></text:p>
      <text:p text:style-name="P3">dayā satyaṃ damaḥ śaucaṃ jñānaṃ maunaṃ tapaḥ kṣamā||9.29||</text:p>
      <text:p text:style-name="P1"><text:span text:style-name="T1">śilaṃ ca nābhimānaṃ ca sāttvikāś cottamā janāḥ| </text:span><text:span text:style-name="T1"><text:note text:id="ftn821" text:note-class="footnote"><text:note-citation>821</text:note-citation><text:note-body><text:p text:style-name="Footnote">) 30a <text:span text:style-name="T2">nābhimānaṃ] </text:span>Ca; nābhimānāṃ Ed</text:p></text:note-body></text:note></text:span></text:p>
      <text:p text:style-name="P3">kāmatṛṣṇāratidyūtamāno yuddhamadaḥ spṛhā||9.30||</text:p>
      <text:p text:style-name="P1"><text:span text:style-name="T1">nirghṛṇāḥ kalikartāro rājaseṣūttamo janāḥ| </text:span><text:span text:style-name="T1"><text:note text:id="ftn822" text:note-class="footnote"><text:note-citation>822</text:note-citation><text:note-body><text:p text:style-name="Footnote">) 31a <text:span text:style-name="T2">nirghṛṇāḥ] </text:span>Ca; nirghṛṇā Ed</text:p></text:note-body></text:note></text:span><text:span text:style-name="T1"><text:s/></text:span><text:span text:style-name="T1"><text:note text:id="ftn823" text:note-class="footnote"><text:note-citation>823</text:note-citation><text:note-body><text:p text:style-name="Footnote">) 31b <text:span text:style-name="T2">rājaseṣūttamo] </text:span>Ca; rājase hy uttamo Ed</text:p></text:note-body></text:note></text:span></text:p>
      <text:p text:style-name="P1"><text:span text:style-name="T1">hiṃsāsūyāghṛṇāmūḍhanidrātandrībhayālasāḥ||9.31|| </text:span><text:span text:style-name="T1"><text:note text:id="ftn824" text:note-class="footnote"><text:note-citation>824</text:note-citation><text:note-body><text:p text:style-name="Footnote">) 31d <text:span text:style-name="T2">°tandrī°] </text:span>Ca; °tantrī° Ed</text:p></text:note-body></text:note></text:span></text:p>
      <text:p text:style-name="P1"><text:span text:style-name="T1">krodho matsaramāyī ca tāmaseṣūttamā janāḥ| </text:span><text:span text:style-name="T1"><text:note text:id="ftn825" text:note-class="footnote"><text:note-citation>825</text:note-citation><text:note-body><text:p text:style-name="Footnote">) 32a <text:span text:style-name="T2">krodho] </text:span>Ca; krodha° Ed</text:p></text:note-body></text:note></text:span><text:span text:style-name="T1"><text:s/></text:span><text:span text:style-name="T1"><text:note text:id="ftn826" text:note-class="footnote"><text:note-citation>826</text:note-citation><text:note-body><text:p text:style-name="Footnote">) 32b <text:span text:style-name="T2">tāmaseṣūttamo] </text:span>Ca; tāmase hy uttamo Ed</text:p></text:note-body></text:note></text:span></text:p>
      <text:p text:style-name="P1"><text:span text:style-name="T1">laghuprītiprakāśī ca dhyānayoge sadotsukaḥ||9.32|| </text:span><text:span text:style-name="T1"><text:note text:id="ftn827" text:note-class="footnote"><text:note-citation>827</text:note-citation><text:note-body><text:p text:style-name="Footnote">) 32d <text:span text:style-name="T2">°yoge] </text:span>Ed; °yoge Ca</text:p></text:note-body></text:note></text:span></text:p>
      <text:p text:style-name="P3">prajñābuddhivirāgī ca sāttvikaṃ guṇalakṣaṇam|</text:p>
      <text:p text:style-name="P1"><text:span text:style-name="T1">bālako nipuṇo rāgī māno darpaś ca lobhakaḥ||9.33|| </text:span><text:span text:style-name="T1"><text:note text:id="ftn828" text:note-class="footnote"><text:note-citation>828</text:note-citation><text:note-body><text:p text:style-name="Footnote">) 33c <text:span text:style-name="T2">nipuṇo] </text:span>Ed; nipuno Ca</text:p></text:note-body></text:note></text:span></text:p>
      <text:p text:style-name="P1"><text:soft-page-break/><text:span text:style-name="T1">spṛhā īrṣyā pralāpī ca rājasaṃ guṇalakṣaṇam| </text:span><text:span text:style-name="T1"><text:note text:id="ftn829" text:note-class="footnote"><text:note-citation>829</text:note-citation><text:note-body><text:p text:style-name="Footnote">) 34b <text:span text:style-name="T2">rājasaṃ] </text:span>Ca; tāmasaṃ Ed</text:p></text:note-body></text:note></text:span></text:p>
      <text:p text:style-name="P1"><text:span text:style-name="T1">udvega ālaso mohaḥ krūras taskaranirdayaḥ| </text:span><text:span text:style-name="T1"><text:note text:id="ftn830" text:note-class="footnote"><text:note-citation>830</text:note-citation><text:note-body><text:p text:style-name="Footnote">) 34c <text:span text:style-name="T2">krūras] </text:span>Ca; krūra° Ed</text:p></text:note-body></text:note></text:span></text:p>
      <text:p text:style-name="P1"><text:span text:style-name="T1">krodhaḥ piśunanidrā ca tāmasaṃ guṇalakṣaṇam|| </text:span><text:span text:style-name="T1"><text:note text:id="ftn831" text:note-class="footnote"><text:note-citation>831</text:note-citation><text:note-body><text:p text:style-name="Footnote">) 34c <text:span text:style-name="T2">piśuna°] </text:span>Ed; piśuno Ca</text:p></text:note-body></text:note></text:span></text:p>
      <text:p text:style-name="P3">vigatarāga uvāca| </text:p>
      <text:p text:style-name="P1"><text:span text:style-name="T1">kena cihnena vijñeya āhāraḥ sarvadehinām| </text:span><text:span text:style-name="T1"><text:note text:id="ftn832" text:note-class="footnote"><text:note-citation>832</text:note-citation><text:note-body><text:p text:style-name="Footnote">) 35ab <text:span text:style-name="T2">kena cihnena vijñeya āhāraḥ sarvadehinām] </text:span>Ed; ************* dehinām Ca</text:p></text:note-body></text:note></text:span></text:p>
      <text:p text:style-name="P3">traiguṇyasya pṛthaktvena kathayasva tapodhana||9.35||</text:p>
      <text:p text:style-name="P3">anarthayajña uvāca| </text:p>
      <text:p text:style-name="P1"><text:span text:style-name="T1">āyuḥ kīrtiḥ sukhaṃ prītir balārogyavivardhanam| </text:span><text:span text:style-name="T1"><text:note text:id="ftn833" text:note-class="footnote"><text:note-citation>833</text:note-citation><text:note-body><text:p text:style-name="Footnote">) 36a <text:span text:style-name="T2">kīrtiḥ] </text:span>Ca; kirtiḥ Ed • <text:span text:style-name="T2">prītir] </text:span><text:span text:style-name="T5">corr. </text:span>; prīti Ca, priti Ed</text:p></text:note-body></text:note></text:span></text:p>
      <text:p text:style-name="P1"><text:span text:style-name="T1">hṛdasvādurasaṃ snigdha āhāraḥ sāttvikapriyaḥ||9.36|| </text:span><text:span text:style-name="T1"><text:note text:id="ftn834" text:note-class="footnote"><text:note-citation>834</text:note-citation><text:note-body><text:p text:style-name="Footnote">) 36c <text:span text:style-name="T2">°rasaṃ] </text:span>Ca; °rasā Ed</text:p></text:note-body></text:note></text:span><text:span text:style-name="T1"><text:s/></text:span><text:span text:style-name="T1"><text:note text:id="ftn835" text:note-class="footnote"><text:note-citation>835</text:note-citation><text:note-body><text:p text:style-name="Footnote">) 36d <text:span text:style-name="T2">sāttvikapriyaḥ] </text:span>Ca; sāttvikaḥ kiyāḥ Ed</text:p></text:note-body></text:note></text:span></text:p>
      <text:p text:style-name="P1"><text:span text:style-name="T1">atyuṣṇam āmlalavaṇaṃ rūkṣaṃ tīkṣṇaṃ vidāhikaḥ| </text:span><text:span text:style-name="T1"><text:note text:id="ftn836" text:note-class="footnote"><text:note-citation>836</text:note-citation><text:note-body><text:p text:style-name="Footnote">) 37a <text:span text:style-name="T2">āmla°] </text:span>Ca; alla° Ed</text:p></text:note-body></text:note></text:span><text:span text:style-name="T1"><text:s/></text:span><text:span text:style-name="T1"><text:note text:id="ftn837" text:note-class="footnote"><text:note-citation>837</text:note-citation><text:note-body><text:p text:style-name="Footnote">) 37b <text:span text:style-name="T2">tīkṣṇaṃ] </text:span><text:span text:style-name="T5">corr. </text:span>; tīkṣṇa Ca, stīkṣaṃ Ed • <text:span text:style-name="T2">vidāhikaḥ] </text:span>Ed; *dāhika Ca</text:p></text:note-body></text:note></text:span></text:p>
      <text:p text:style-name="P3">rājase śreṣṭham āhāro duḥkhaśokābhayapradaḥ||9.37||</text:p>
      <text:p text:style-name="P1"><text:span text:style-name="T1">abhakṣyamedhyapūtī ca pūti paryuṣitaṃ ca yat| </text:span><text:span text:style-name="T1"><text:note text:id="ftn838" text:note-class="footnote"><text:note-citation>838</text:note-citation><text:note-body><text:p text:style-name="Footnote">) 38a <text:span text:style-name="T2">abhakṣyamedhyapūtī ca] </text:span>Ca; abhakṣamadyapūtī vai Ed</text:p></text:note-body></text:note></text:span></text:p>
      <text:p text:style-name="P1"><text:span text:style-name="T1">āyāsarasavisvāda āhāras tāmasapriyaḥ||9.38|| </text:span><text:span text:style-name="T1"><text:note text:id="ftn839" text:note-class="footnote"><text:note-citation>839</text:note-citation><text:note-body><text:p text:style-name="Footnote">) 38c <text:span text:style-name="T2">āyāsa°] </text:span>Ed; āyāma° Ca</text:p></text:note-body></text:note></text:span><text:span text:style-name="T1"><text:s/></text:span><text:span text:style-name="T1"><text:note text:id="ftn840" text:note-class="footnote"><text:note-citation>840</text:note-citation><text:note-body><text:p text:style-name="Footnote">) 38d <text:span text:style-name="T2">tāmasa°] </text:span>Ca; tāmasaḥ Ed</text:p></text:note-body></text:note></text:span></text:p>
      <text:p text:style-name="P3">vigatarāga uvāca| </text:p>
      <text:p text:style-name="P3">guṇātītaṃ kathaṃ jñeyaṃ saṃsāraparapāragam|</text:p>
      <text:p text:style-name="P1"><text:span text:style-name="T1">guṇapāśanibaddhānāṃ mokṣaṃ kathaya tattvataḥ||9.39|| </text:span><text:span text:style-name="T1"><text:note text:id="ftn841" text:note-class="footnote"><text:note-citation>841</text:note-citation><text:note-body><text:p text:style-name="Footnote">) 39c <text:span text:style-name="T2">°baddhānāṃ] </text:span>Ca; °baddhāmo Ed</text:p></text:note-body></text:note></text:span></text:p>
      <text:p text:style-name="P3">anarthayajña uvāca| </text:p>
      <text:p text:style-name="P3">ātmavat sarvabhūtāni samyak paśyeta bho dvija|</text:p>
      <text:p text:style-name="P1"><text:span text:style-name="T1">guṇātītaḥ sa vijñeyaḥ saṃsāraparapāragaḥ||9.40|| </text:span><text:span text:style-name="T1"><text:note text:id="ftn842" text:note-class="footnote"><text:note-citation>842</text:note-citation><text:note-body><text:p text:style-name="Footnote">) 40c <text:span text:style-name="T2">guṇātītaḥ] </text:span>Ca; guṇātītaṃ Ed</text:p></text:note-body></text:note></text:span></text:p>
      <text:p text:style-name="P3">īrṣyādveṣasamo yas tu sukhaduḥkhasamāś ca ye|</text:p>
      <text:p text:style-name="P3">stutinindāsamā ye ca guṇātītaḥ sa ucyate||9.41||</text:p>
      <text:p text:style-name="P1"><text:span text:style-name="T1">tulyapriyāpriyo yaś ca arimitrasamas tathā| </text:span><text:span text:style-name="T1"><text:note text:id="ftn843" text:note-class="footnote"><text:note-citation>843</text:note-citation><text:note-body><text:p text:style-name="Footnote">) 42a <text:span text:style-name="T2">tulya°] </text:span>Ed; tulyaḥ Ca</text:p></text:note-body></text:note></text:span></text:p>
      <text:p text:style-name="P3">mānāpamānayos tulyo guṇātītaḥ sa ucyate||9.42|| </text:p>
      <text:p text:style-name="P1"><text:span text:style-name="T1">eṣa te kathito vipra guṇasadbhāvanirṇayaḥ| </text:span><text:span text:style-name="T1"><text:note text:id="ftn844" text:note-class="footnote"><text:note-citation>844</text:note-citation><text:note-body><text:p text:style-name="Footnote">) 43b <text:span text:style-name="T2">°sadbhāva°] </text:span>Ca; °madbhāva° Ed</text:p></text:note-body></text:note></text:span></text:p>
      <text:p text:style-name="P1"><text:span text:style-name="T1">guṇayuktas tu saṃsārī guṇātītaḥ parāṃgatiḥ||9.43|| </text:span><text:span text:style-name="T1"><text:note text:id="ftn845" text:note-class="footnote"><text:note-citation>845</text:note-citation><text:note-body><text:p text:style-name="Footnote">) 43d <text:span text:style-name="T2">guṇātītaḥ] </text:span>Ca; guṇātīta Ed • <text:span text:style-name="T2">°gatiḥ] </text:span><text:span text:style-name="T5">eme. </text:span>; °gatim Ca, °gati Ed</text:p></text:note-body></text:note></text:span><text:span text:style-name="T1"><text:s/></text:span></text:p>
      <text:p text:style-name="P3">||iti vṛṣasārasaṃgrahe traiguṇyaviśeṣanīyo nāmādhyāyo navamaḥ||</text:p>
      <text:p text:style-name="P3"><text:note text:id="ftn846" text:note-class="footnote"><text:note-citation>846</text:note-citation><text:note-body><text:p text:style-name="Footnote">) Colophon: <text:span text:style-name="T2">nāmādhyāyo navamaḥ] </text:span>Ca; nāma navamo 'dhyāyaḥ Ed</text:p></text:note-body></text:note></text:p>
      <text:p text:style-name="P3">*** 10 ***</text:p>
      <text:p text:style-name="P3"><text:s/>10 kāyatīrthopavarṇanam </text:p>
      <text:p text:style-name="P3">vigatarāga uvāca| </text:p>
      <text:p text:style-name="P1"><text:span text:style-name="T1">katamaṃ sarvatīrthānāṃ śreṣṭham āhur manīṣinaḥ| </text:span><text:span text:style-name="T1"><text:note text:id="ftn847" text:note-class="footnote"><text:note-citation>847</text:note-citation><text:note-body><text:p text:style-name="Footnote">) 1ab <text:span text:style-name="T2">tīrthānāṃ śreṣṭham] </text:span>Ed; tīrthā**ṣṭham Ca</text:p></text:note-body></text:note></text:span><text:span text:style-name="T1"><text:s/></text:span><text:span text:style-name="T1"><text:note text:id="ftn848" text:note-class="footnote"><text:note-citation>848</text:note-citation><text:note-body><text:p text:style-name="Footnote">) 1b <text:span text:style-name="T2">manīṣinaḥ] </text:span>Ca; manīṣibhiḥ Ed</text:p></text:note-body></text:note></text:span></text:p>
      <text:p text:style-name="P1"><text:span text:style-name="T1">kathayasva muniśreṣṭha yady asti bhuvi kāmadam||10.1|| </text:span><text:span text:style-name="T1"><text:note text:id="ftn849" text:note-class="footnote"><text:note-citation>849</text:note-citation><text:note-body><text:p text:style-name="Footnote">) 1d <text:span text:style-name="T2">bhuvi] </text:span>Ca; bhūri Ed</text:p></text:note-body></text:note></text:span></text:p>
      <text:p text:style-name="P3">anarthayajña uvāca| </text:p>
      <text:p text:style-name="P3">atiguhyam idaṃ praśnaṃ pṛṣṭaḥ snehād dvijottama|</text:p>
      <text:p text:style-name="P3"><text:soft-page-break/>bravīmi vaḥ purāvṛttaṃ nandinā kathito 'smy aham||10.2||</text:p>
      <text:p text:style-name="P3">nandikeśvara uvāca| </text:p>
      <text:p text:style-name="P1"><text:span text:style-name="T1">kailāsaśikhare ramye siddhacāraṇasevite| </text:span><text:span text:style-name="T1"><text:note text:id="ftn850" text:note-class="footnote"><text:note-citation>850</text:note-citation><text:note-body><text:p text:style-name="Footnote">) 3a <text:span text:style-name="T2">kailāsa°] </text:span>Ca; kailāśe Ed</text:p></text:note-body></text:note></text:span><text:span text:style-name="T1"><text:s/></text:span><text:span text:style-name="T1"><text:note text:id="ftn851" text:note-class="footnote"><text:note-citation>851</text:note-citation><text:note-body><text:p text:style-name="Footnote">) Parallel: 3 cf.MBh 12.327.18cd: merau girivare ramye siddhacāraṇasevite </text:p></text:note-body></text:note></text:span></text:p>
      <text:p text:style-name="P3">tatrāsīnaṃ śivaṃ sākṣād devī vacanam abravīt||10.3||</text:p>
      <text:p text:style-name="P3">devy uvāca| </text:p>
      <text:p text:style-name="P3">bhagavan devadeveśa sarvabhūtajagatpate|</text:p>
      <text:p text:style-name="P3">praṣṭum icchāmy ahaṃ tv ekaṃ dharmaguhyaṃ sanātanam||10.4||</text:p>
      <text:p text:style-name="P3">atitīrthaparaṃ guhyaṃ saṃsārād yena mucyate|</text:p>
      <text:p text:style-name="P3">manuṣyāṇāṃ hitārthāya brūhi tattvaṃ maheśvara||10.5||</text:p>
      <text:p text:style-name="P3">maheśvara uvāca| </text:p>
      <text:p text:style-name="P1"><text:span text:style-name="T1">ko māṃ pṛcchati tat praśnaṃ muktvā tvām eva sundari| </text:span><text:span text:style-name="T1"><text:note text:id="ftn852" text:note-class="footnote"><text:note-citation>852</text:note-citation><text:note-body><text:p text:style-name="Footnote">) 6a <text:span text:style-name="T2">praśnaṃ] </text:span>Ed; praśna Ca</text:p></text:note-body></text:note></text:span><text:span text:style-name="T1"><text:s/></text:span><text:span text:style-name="T1"><text:note text:id="ftn853" text:note-class="footnote"><text:note-citation>853</text:note-citation><text:note-body><text:p text:style-name="Footnote">) 6b <text:span text:style-name="T2">muktvā] </text:span>Ca; muktā Ed</text:p></text:note-body></text:note></text:span></text:p>
      <text:p text:style-name="P3">śṛnu vakṣyāmi tat praśnaṃ devair api sudurlabham||10.6||</text:p>
      <text:p text:style-name="P3">kurukṣetraṃ prayāgaṃ ca vārāṇasīm ataḥ param|</text:p>
      <text:p text:style-name="P3">gaṅgāgnisomatīrthaṃ ca sūryapuṣkaramānasam||10.7||</text:p>
      <text:p text:style-name="P1"><text:span text:style-name="T1">naimiṣaṃ bindusāraṃ ca setubandhaṃ surahradam| </text:span><text:span text:style-name="T1"><text:note text:id="ftn854" text:note-class="footnote"><text:note-citation>854</text:note-citation><text:note-body><text:p text:style-name="Footnote">) 8b <text:span text:style-name="T2">°bandhaṃ] </text:span>Ca; °bandha° Ed</text:p></text:note-body></text:note></text:span></text:p>
      <text:p text:style-name="P1"><text:span text:style-name="T1">ghaṇṭikeśvaravāgīśaṃ jñātvā niścayapāpahā||10.8|| </text:span><text:span text:style-name="T1"><text:note text:id="ftn855" text:note-class="footnote"><text:note-citation>855</text:note-citation><text:note-body><text:p text:style-name="Footnote">) 8d <text:span text:style-name="T2">niścayapāpahā] </text:span>Ed; niścaya*** Ca</text:p></text:note-body></text:note></text:span></text:p>
      <text:p text:style-name="P3">umovāca| </text:p>
      <text:p text:style-name="P1"><text:span text:style-name="T1">evamādi mahādeva pūrvavat kathitā 'smy aham| </text:span><text:span text:style-name="T1"><text:note text:id="ftn856" text:note-class="footnote"><text:note-citation>856</text:note-citation><text:note-body><text:p text:style-name="Footnote">) 9b <text:span text:style-name="T2">kathitā] </text:span>Ca; kathito Ed</text:p></text:note-body></text:note></text:span></text:p>
      <text:p text:style-name="P1"><text:span text:style-name="T1">svargabhogapradaṃ tīrtham eteṣāṃ suranāyaka||10.9|| </text:span><text:span text:style-name="T1"><text:note text:id="ftn857" text:note-class="footnote"><text:note-citation>857</text:note-citation><text:note-body><text:p text:style-name="Footnote">) 9d <text:span text:style-name="T2">suranāyaka] </text:span>Ca<text:span text:style-name="T7">pc</text:span>; suranāka Ca<text:span text:style-name="T7">ac</text:span>, suranāyakam Ed</text:p></text:note-body></text:note></text:span></text:p>
      <text:p text:style-name="P3">kathaṃ mucyate saṃsārāj jñānamātreṇa īśvara|</text:p>
      <text:p text:style-name="P1"><text:span text:style-name="T1">kautūhalaṃ mahaj jātaṃ chindhi saṃśayakārakam||10.10|| </text:span><text:span text:style-name="T1"><text:note text:id="ftn858" text:note-class="footnote"><text:note-citation>858</text:note-citation><text:note-body><text:p text:style-name="Footnote">) 10d <text:span text:style-name="T2">°kārakam] </text:span>Ed; °kāraka Ca</text:p></text:note-body></text:note></text:span></text:p>
      <text:p text:style-name="P3">rudra uvāca| </text:p>
      <text:p text:style-name="P3">kiṃ na jānāsi tat tīrthaṃ sulabhaṃ durlabhaṃ ca yat|</text:p>
      <text:p text:style-name="P1"><text:span text:style-name="T1">sulabhaṃ gurusevīnāṃ durlabhaṃ tadvivarjanāt||10.11|| </text:span><text:span text:style-name="T1"><text:note text:id="ftn859" text:note-class="footnote"><text:note-citation>859</text:note-citation><text:note-body><text:p text:style-name="Footnote">) 11c <text:span text:style-name="T2">sulabhaṃ gurusevīnāṃ] </text:span>Ed; ******vīnāṃ Ca</text:p></text:note-body></text:note></text:span><text:span text:style-name="T1"><text:s/></text:span><text:span text:style-name="T1"><text:note text:id="ftn860" text:note-class="footnote"><text:note-citation>860</text:note-citation><text:note-body><text:p text:style-name="Footnote">) 11d <text:span text:style-name="T2">°varjanāt] </text:span>Ed; °varjayet Ca</text:p></text:note-body></text:note></text:span></text:p>
      <text:p text:style-name="P1"><text:span text:style-name="T1">kuruḥ puruṣa vijñeyaḥ śarīraṃ kṣetra ucyate| </text:span><text:span text:style-name="T1"><text:note text:id="ftn861" text:note-class="footnote"><text:note-citation>861</text:note-citation><text:note-body><text:p text:style-name="Footnote">) 12a <text:span text:style-name="T2">puruṣa] </text:span>Ed; puruṣaḥ Ca(<text:span text:style-name="T6">unmetrical</text:span>)</text:p></text:note-body></text:note></text:span><text:span text:style-name="T1"><text:s/></text:span><text:span text:style-name="T1"><text:note text:id="ftn862" text:note-class="footnote"><text:note-citation>862</text:note-citation><text:note-body><text:p text:style-name="Footnote">) 12b <text:span text:style-name="T2">śarīraṃ] </text:span>Ed; śarīra Ca</text:p></text:note-body></text:note></text:span></text:p>
      <text:p text:style-name="P3">śarīrasthaṃ kurukṣetraṃ sarvatīrthaphalapradam||10.12||</text:p>
      <text:p text:style-name="P3">sarvayajñaphalāvāptiḥ sarvadānaphalāni ca|</text:p>
      <text:p text:style-name="P3">sarvavratatapaś cīrṇaṃ tatphalaṃ sakalaṃ bhavet||10.13||</text:p>
      <text:p text:style-name="P3">evam eva phalaṃ teṣāṃ tīrthapañcadaśeṣu ca|</text:p>
      <text:p text:style-name="P1"><text:span text:style-name="T1">snānadhyānaṃ mahāpuṇyaṃ mahātīrthaṃ mahāsukham||10.14|| </text:span><text:span text:style-name="T1"><text:note text:id="ftn863" text:note-class="footnote"><text:note-citation>863</text:note-citation><text:note-body><text:p text:style-name="Footnote">) 14c <text:span text:style-name="T2">snānadhyānaṃ mahāpuṇyaṃ] </text:span>Ed; ******puṇya Ca</text:p></text:note-body></text:note></text:span></text:p>
      <text:p text:style-name="P3">devy uvāca| </text:p>
      <text:p text:style-name="P3">atīva romaharṣo me jāto 'sti tridaśeśvara|</text:p>
      <text:p text:style-name="P3">sulabhaṃ sukaraṃ sūkṣmaṃ śrutvā tuṣṭiś ca me gatā||10.15||</text:p>
      <text:p text:style-name="P3">caturdaśaparo bhūyaḥ kathayasva manoharam|</text:p>
      <text:p text:style-name="P3">prayāgādi pṛthaktvena tattvatas tu sureśvara||10.16||</text:p>
      <text:p text:style-name="P3">rudra uvāca| </text:p>
      <text:p text:style-name="P1"><text:span text:style-name="T1">suṣumṇā bhavatī gaṅgā iḍā ca yamunā nadī| </text:span><text:span text:style-name="T1"><text:note text:id="ftn864" text:note-class="footnote"><text:note-citation>864</text:note-citation><text:note-body><text:p text:style-name="Footnote">) 17a <text:span text:style-name="T2">bhavatī gaṅgā] </text:span>Ed; bhagavatī ga* Ca</text:p></text:note-body></text:note></text:span></text:p>
      <text:p text:style-name="P3">etā śrotavahā nadyaḥ prayāgaḥ sa vidhīyate||10.17||</text:p>
      <text:p text:style-name="P1"><text:soft-page-break/><text:span text:style-name="T1">dakṣiṇā vāruṇī nāsā vāmanāsā asi smṛtā| </text:span><text:span text:style-name="T1"><text:note text:id="ftn865" text:note-class="footnote"><text:note-citation>865</text:note-citation><text:note-body><text:p text:style-name="Footnote">) 18a <text:span text:style-name="T2">dakṣiṇā] </text:span>Ed; dakṣiṇaṃ Ca • <text:span text:style-name="T2">vāruṇī] </text:span>Ed; varuṇī Ca</text:p></text:note-body></text:note></text:span></text:p>
      <text:p text:style-name="P3">vāruṇā-asimadhyena tena vārāṇasī smṛtā||10.18||</text:p>
      <text:p text:style-name="P3">ākāśagaṅgā vikhyātā tasyāḥ sravati cāmṛtam|</text:p>
      <text:p text:style-name="P3">ahorātram avicchinnaṃ gaṅgā sā tena ucyate||10.19||</text:p>
      <text:p text:style-name="P1"><text:span text:style-name="T1">somatīrtham iḍānāḍī kiṅkiṇīravacihnitā| </text:span><text:span text:style-name="T1"><text:note text:id="ftn866" text:note-class="footnote"><text:note-citation>866</text:note-citation><text:note-body><text:p text:style-name="Footnote">) 20b <text:span text:style-name="T2">°rava°] </text:span>Ca; °rāva° Ed</text:p></text:note-body></text:note></text:span></text:p>
      <text:p text:style-name="P1"><text:span text:style-name="T1">taṃ tu śrutvā na saṃdehaḥ sarvapāpakṣayo bhavet||10.20|| </text:span><text:span text:style-name="T1"><text:note text:id="ftn867" text:note-class="footnote"><text:note-citation>867</text:note-citation><text:note-body><text:p text:style-name="Footnote">) 20c <text:span text:style-name="T2">taṃ tu] </text:span><text:span text:style-name="T5">corr. </text:span>; tantu Ca; tantu Ed</text:p></text:note-body></text:note></text:span></text:p>
      <text:p text:style-name="P1"><text:span text:style-name="T1">sūryatīrthaṃ suṣumṇā ca nīravāravasaṃyutā| </text:span><text:span text:style-name="T1"><text:note text:id="ftn868" text:note-class="footnote"><text:note-citation>868</text:note-citation><text:note-body><text:p text:style-name="Footnote">) 21b <text:span text:style-name="T2">nīravā°] </text:span>Ed; vīravā° Ca</text:p></text:note-body></text:note></text:span></text:p>
      <text:p text:style-name="P3">śrutimātrād vimucyeta pāparāśir mahān api||10.21||</text:p>
      <text:p text:style-name="P1"><text:span text:style-name="T1">agnitīrthārjunā nāḍī brahmaghoṣamanoramā| </text:span><text:span text:style-name="T1"><text:note text:id="ftn869" text:note-class="footnote"><text:note-citation>869</text:note-citation><text:note-body><text:p text:style-name="Footnote">) 22a <text:span text:style-name="T2">°rjunā] </text:span>Ca; °rjunaṃ Ed</text:p></text:note-body></text:note></text:span><text:span text:style-name="T1"><text:s/></text:span><text:span text:style-name="T1"><text:note text:id="ftn870" text:note-class="footnote"><text:note-citation>870</text:note-citation><text:note-body><text:p text:style-name="Footnote">) 22b <text:span text:style-name="T2">°ramā] </text:span>Ca; °ramāḥ Ed</text:p></text:note-body></text:note></text:span></text:p>
      <text:p text:style-name="P3">tat tad akṣaram ākarṇya amṛtattvāya kalpate||10.22||</text:p>
      <text:p text:style-name="P1"><text:span text:style-name="T1">puṣkaraṃ hṛdi madhyastham aṣṭapattraṃ sakarṇikam| </text:span><text:span text:style-name="T1"><text:note text:id="ftn871" text:note-class="footnote"><text:note-citation>871</text:note-citation><text:note-body><text:p text:style-name="Footnote">) 23b <text:span text:style-name="T2">°karṇikam] </text:span><text:span text:style-name="T5">corr. </text:span>; *** Ca, °karṇikām Ed</text:p></text:note-body></text:note></text:span></text:p>
      <text:p text:style-name="P1"><text:span text:style-name="T1">cintayet sūkṣma tanmadhye janmamṛtyuvināśanam||10.23|| </text:span><text:span text:style-name="T1"><text:note text:id="ftn872" text:note-class="footnote"><text:note-citation>872</text:note-citation><text:note-body><text:p text:style-name="Footnote">) 23c <text:span text:style-name="T2">sūkṣma] </text:span><text:span text:style-name="T5">corr. </text:span>; sūkṣma Ca, sūkṣmaṃ Ed</text:p></text:note-body></text:note></text:span></text:p>
      <text:p text:style-name="P1"><text:span text:style-name="T1">mānasaṃ saramadhyasthaṃ sahaṃsakamalopari| </text:span><text:span text:style-name="T1"><text:note text:id="ftn873" text:note-class="footnote"><text:note-citation>873</text:note-citation><text:note-body><text:p text:style-name="Footnote">) 24a <text:span text:style-name="T2">mānasaṃ] </text:span>Ed; mānasa Ca</text:p></text:note-body></text:note></text:span></text:p>
      <text:p text:style-name="P1"><text:span text:style-name="T1">salīlo līlayācārī parataḥ parapāragaḥ||10.24|| </text:span><text:span text:style-name="T1"><text:note text:id="ftn874" text:note-class="footnote"><text:note-citation>874</text:note-citation><text:note-body><text:p text:style-name="Footnote">) 24c <text:span text:style-name="T2">salīlo] </text:span>Ca; salīlā Ed</text:p></text:note-body></text:note></text:span></text:p>
      <text:p text:style-name="P3">naimiṣaṃ śṛṇu deveśi nimiṣā pratyayo bhavet|</text:p>
      <text:p text:style-name="P1"><text:span text:style-name="T1">samyag chāyāṃ nirīkṣeta svātmāno vā parasya vā||10.25|| </text:span><text:span text:style-name="T1"><text:note text:id="ftn875" text:note-class="footnote"><text:note-citation>875</text:note-citation><text:note-body><text:p text:style-name="Footnote">) 25d <text:span text:style-name="T2">svātmāno] </text:span>*nmano Ca • <text:span text:style-name="T2">vā] </text:span>Ca; ca Ed</text:p></text:note-body></text:note></text:span></text:p>
      <text:p text:style-name="P1"><text:span text:style-name="T1">āyātapy aṅgulīmātraṃ nimiṣākṣi sa paśyati| </text:span><text:span text:style-name="T1"><text:note text:id="ftn876" text:note-class="footnote"><text:note-citation>876</text:note-citation><text:note-body><text:p text:style-name="Footnote">) 26a <text:span text:style-name="T2">°mātraṃ] </text:span>Ca; °madhye Ed</text:p></text:note-body></text:note></text:span></text:p>
      <text:p text:style-name="P3">dṛṣṭvā pratyayam evaṃ hi naimiṣajñas sa ucyate||10.26||</text:p>
      <text:p text:style-name="P1"><text:span text:style-name="T1">tīrthaṃ bindusaraṃ nāma śṛṇu vakṣyāmi sundari| </text:span><text:span text:style-name="T1"><text:note text:id="ftn877" text:note-class="footnote"><text:note-citation>877</text:note-citation><text:note-body><text:p text:style-name="Footnote">) 27a <text:span text:style-name="T2">tīrthaṃ bindu°] </text:span>Ca; tīrtham indu° Ed</text:p></text:note-body></text:note></text:span></text:p>
      <text:p text:style-name="P3">dehamadhye hṛdi jñeyaṃ hṛdi madhye tu paṅkajam||10.27||</text:p>
      <text:p text:style-name="P1"><text:span text:style-name="T1">karṇikā padmamadhye tu binduḥ karṇikamadhyataḥ| </text:span><text:span text:style-name="T1"><text:note text:id="ftn878" text:note-class="footnote"><text:note-citation>878</text:note-citation><text:note-body><text:p text:style-name="Footnote">) 28a <text:span text:style-name="T2">°madhye] </text:span>Ed; °dhye Ca</text:p></text:note-body></text:note></text:span></text:p>
      <text:p text:style-name="P1"><text:span text:style-name="T1">bindumadhye sthito nādaḥ sa nādaḥ kena bhidyate||10.28|| </text:span><text:span text:style-name="T1"><text:note text:id="ftn879" text:note-class="footnote"><text:note-citation>879</text:note-citation><text:note-body><text:p text:style-name="Footnote">) 28c <text:span text:style-name="T2">bindumadhye] </text:span>Ed; bindu** Ca</text:p></text:note-body></text:note></text:span><text:span text:style-name="T1"><text:s/></text:span><text:span text:style-name="T1"><text:note text:id="ftn880" text:note-class="footnote"><text:note-citation>880</text:note-citation><text:note-body><text:p text:style-name="Footnote">) 28d <text:span text:style-name="T2">bhidyate] </text:span>Ed; vidyate Ca</text:p></text:note-body></text:note></text:span></text:p>
      <text:p text:style-name="P1"><text:span text:style-name="T1">ukāraṃ ca makāraṃ ca bhitvā nādo vinirgataḥ| </text:span><text:span text:style-name="T1"><text:note text:id="ftn881" text:note-class="footnote"><text:note-citation>881</text:note-citation><text:note-body><text:p text:style-name="Footnote">) 29a <text:span text:style-name="T2">ukāraṃ ca makāraṃ] </text:span>Ca; ukāraś ca makāraś Ed</text:p></text:note-body></text:note></text:span></text:p>
      <text:p text:style-name="P1"><text:span text:style-name="T1">taṃ viditvā viśālākṣi so 'mṛtatvaṃ labheta vā||10.29|| </text:span><text:span text:style-name="T1"><text:note text:id="ftn882" text:note-class="footnote"><text:note-citation>882</text:note-citation><text:note-body><text:p text:style-name="Footnote">) 29d <text:span text:style-name="T2">so 'mṛtatvaṃ] </text:span>Ca; somatatvaṃ Ed</text:p></text:note-body></text:note></text:span></text:p>
      <text:p text:style-name="P1"><text:span text:style-name="T1">vakṣye te setubandhaṃ duritamalaharaṃ nādatoyapravāham </text:span><text:span text:style-name="T1"><text:note text:id="ftn883" text:note-class="footnote"><text:note-citation>883</text:note-citation><text:note-body><text:p text:style-name="Footnote">) 30a <text:span text:style-name="T2">te] </text:span>Ca<text:span text:style-name="T7">pc</text:span>Ed; <text:span text:style-name="T5">omitted in </text:span>Ca<text:span text:style-name="T7">ac</text:span></text:p></text:note-body></text:note></text:span></text:p>
      <text:p text:style-name="P3">jihvākaṇṭhorukūlāsuragaṇapulināvartaghoṣā taraṅgā|</text:p>
      <text:p text:style-name="P1"><text:span text:style-name="T1">kumbhīrāghoṣamīnā daśagaṇamakarā bhīmanakrāvisargāḥ </text:span><text:span text:style-name="T1"><text:note text:id="ftn884" text:note-class="footnote"><text:note-citation>884</text:note-citation><text:note-body><text:p text:style-name="Footnote">) 30c <text:span text:style-name="T2">°mīnā] </text:span>Ca; °mānā Ed • <text:span text:style-name="T2">daśa°] </text:span>Ed; ** Ca</text:p></text:note-body></text:note></text:span></text:p>
      <text:p text:style-name="P3">sānusvāre gabhīre madasukharamaṇaṃ setubandhaṃ vrajasva||10.30||</text:p>
      <text:p text:style-name="P3"><text:note text:id="ftn885" text:note-class="footnote"><text:note-citation>885</text:note-citation><text:note-body><text:p text:style-name="Footnote">) 30d <text:span text:style-name="T2">°ramaṇaṃ] </text:span>Ed; °ramanaṃ Ca • <text:span text:style-name="T2">vrajasva] </text:span>Ca; ramasva Ed</text:p></text:note-body></text:note></text:p>
      <text:p text:style-name="P3">saptadvīpāntamadhye śṛṇu śaśivadane sarvaduḥkhāntalābham</text:p>
      <text:p text:style-name="P1"><text:span text:style-name="T1">īśānenābhijuṣṭaṃ hṛdi hradavimalaṃ nāma śītāmbupūrṇam| </text:span><text:span text:style-name="T1"><text:note text:id="ftn886" text:note-class="footnote"><text:note-citation>886</text:note-citation><text:note-body><text:p text:style-name="Footnote">) 31b <text:span text:style-name="T2">°juṣṭaṃ ] </text:span>Ed; °duṣṭaṃ Ca • <text:span text:style-name="T2">nāma] </text:span>Ed; nāda Ca</text:p></text:note-body></text:note></text:span></text:p>
      <text:p text:style-name="P3">tatraikaṃ jātapadmaṃ prakṛtidalayutaṃ keśaraṃ śaktibhinnam</text:p>
      <text:p text:style-name="P3">pañcavyomapraśastaṃ gatiparamapadaṃ prāptukāmena sevyam||10.31||</text:p>
      <text:p text:style-name="P3"><text:soft-page-break/><text:note text:id="ftn887" text:note-class="footnote"><text:note-citation>887</text:note-citation><text:note-body><text:p text:style-name="Footnote">) 31d <text:span text:style-name="T2">sevyam] </text:span>Ca; sarvam Ed</text:p></text:note-body></text:note></text:p>
      <text:p text:style-name="P1"><text:span text:style-name="T1">! nāḍyaikāsaṅgatāni nipatitam amṛtaṃ ghaṇṭikāpārakeṇa </text:span><text:span text:style-name="T1"><text:note text:id="ftn888" text:note-class="footnote"><text:note-citation>888</text:note-citation><text:note-body><text:p text:style-name="Footnote">) 32a <text:span text:style-name="T2">°pārakeṇa] </text:span>Ca; °yāṅkareṇa Ed</text:p></text:note-body></text:note></text:span></text:p>
      <text:p text:style-name="P3">tṛpyante tena nityaṃ hṛdikamalapuṭaṃ sthānabhūtāntarātmā|</text:p>
      <text:p text:style-name="P1"><text:span text:style-name="T1">yaṃ paśyantīśabhaktā kalikaluṣaharaṃ vyāpinaṃ niṣprapañcam </text:span><text:span text:style-name="T1"><text:note text:id="ftn889" text:note-class="footnote"><text:note-citation>889</text:note-citation><text:note-body><text:p text:style-name="Footnote">) 32c <text:span text:style-name="T2">paśyantīśabhaktā] </text:span>Ca; paśyannīśamakṣā Ed • <text:span text:style-name="T2">°prapañcam] </text:span>Ca; °prapañca Ed</text:p></text:note-body></text:note></text:span></text:p>
      <text:p text:style-name="P3">! deveśaṃ ghaṇṭikeśamarabhavam abhavantīrtham ākāśabindum||10.32||</text:p>
      <text:p text:style-name="P3"><text:note text:id="ftn890" text:note-class="footnote"><text:note-citation>890</text:note-citation><text:note-body><text:p text:style-name="Footnote">) 32d <text:span text:style-name="T2">deveśaṃ] </text:span>Ed; devyeśaṃ Ca • <text:span text:style-name="T2">ghaṇṭikeśa°] </text:span>Ca; ghāṇṭakeśā° Ed • <text:span text:style-name="T2">°bhavantīrtham] </text:span>Ca; bhava**rtham Ed</text:p></text:note-body></text:note></text:p>
      <text:p text:style-name="P1"><text:span text:style-name="T1">mīmāṃsāratnakūlā kramapadapulinā śaivaśāstrārthatoyā </text:span><text:span text:style-name="T1"><text:note text:id="ftn891" text:note-class="footnote"><text:note-citation>891</text:note-citation><text:note-body><text:p text:style-name="Footnote">) 33a <text:span text:style-name="T2">śaiva°] </text:span>Ca; śarva° Ed</text:p></text:note-body></text:note></text:span></text:p>
      <text:p text:style-name="P1"><text:span text:style-name="T1">mīnaughā pañcarātraṃ śrutikuṭilagatismārtavegā taraṅgā| </text:span><text:span text:style-name="T1"><text:note text:id="ftn892" text:note-class="footnote"><text:note-citation>892</text:note-citation><text:note-body><text:p text:style-name="Footnote">) 33b <text:span text:style-name="T2">mīnaughā°] </text:span>Ed; mīnoghā° Ed • % CHECK app <text:span text:style-name="T2">pañcarātraṃ] </text:span>Ca; pañcaśatraṃ Ed • <text:span text:style-name="T2">°vegā] </text:span>Ca; °vegās Ed</text:p></text:note-body></text:note></text:span></text:p>
      <text:p text:style-name="P3">yogāvartātiśobhā upaniṣadivahā bhāratāvartaphenā</text:p>
      <text:p text:style-name="P3">pañcāsadvyomarūpī rasabhavananadī tīrthavāgīśvarīyam||10.33||</text:p>
      <text:p text:style-name="P3">yas taṃ vetti sa vetti vedanikhilaṃ saṃsāraduḥkhacchidam</text:p>
      <text:p text:style-name="P1"><text:span text:style-name="T1">janmavyādhiviyogatāpamaraṇaṃ kleśārṇavaṃ duḥsaham| </text:span><text:span text:style-name="T1"><text:note text:id="ftn893" text:note-class="footnote"><text:note-citation>893</text:note-citation><text:note-body><text:p text:style-name="Footnote">) 34b <text:span text:style-name="T2">°rṇavaṃ ] </text:span>Ca; °rṇava Ed</text:p></text:note-body></text:note></text:span></text:p>
      <text:p text:style-name="P1"><text:span text:style-name="T1">garbhāvāsam atīva sahyaviṣayaṃ dustīrya duḥkhālayam </text:span><text:span text:style-name="T1"><text:note text:id="ftn894" text:note-class="footnote"><text:note-citation>894</text:note-citation><text:note-body><text:p text:style-name="Footnote">) 34c <text:span text:style-name="T2">garbhāvāsam] </text:span>Ca; garbhovāsam Ed • <text:span text:style-name="T2">°viṣayaṃ] </text:span>Ca; °viṣamaṃ Ed</text:p></text:note-body></text:note></text:span></text:p>
      <text:p text:style-name="P3"><text:s/>āptaṃ tena na saṃśayaḥ śivapadaṃ duṣprāpya devair api||10.34||</text:p>
      <text:p text:style-name="P1"><text:span text:style-name="T1"><text:s/></text:span><text:span text:style-name="T1"><text:note text:id="ftn895" text:note-class="footnote"><text:note-citation>895</text:note-citation><text:note-body><text:p text:style-name="Footnote">) 34d <text:span text:style-name="T2">saṃśayaḥ] </text:span>Ca; saṃśayaṃ Ed</text:p></text:note-body></text:note></text:span><text:span text:style-name="T1"><text:s/></text:span></text:p>
      <text:p text:style-name="P3">||iti vṛsasārasaṃgrahe kāyatīrthopavarṇano nāma daśamo 'dhyāyaḥ||</text:p>
      <text:p text:style-name="P1"><text:note text:id="ftn896" text:note-class="footnote"><text:note-citation>896</text:note-citation><text:note-body><text:p text:style-name="Footnote">) 34 <text:span text:style-name="T2">kāyatīrthopavarṇano] </text:span>Ed; kāyatī***rṇṇano Ca • <text:span text:style-name="T2">nāmādhyāyo daśamaḥ] </text:span>Ca; nāma daśamo 'dhyāyaḥ Ed</text:p></text:note-body></text:note></text:p>
      <text:p text:style-name="P3">*** 11 ***</text:p>
      <text:p text:style-name="P3"><text:s/>ekādaśamo 'dhyāyaḥ caturāśramadharmavidhānaḥ </text:p>
      <text:p text:style-name="P3">devy uvāca| </text:p>
      <text:p text:style-name="P1"><text:span text:style-name="T1">sarvayajñaḥ paraśreṣṭha asti anyaḥ surottama| </text:span><text:span text:style-name="T1"><text:note text:id="ftn897" text:note-class="footnote"><text:note-citation>897</text:note-citation><text:note-body><text:p text:style-name="Footnote">) 1b <text:span text:style-name="T2">anyaḥ] </text:span>CbNaNc; anya CaCcNb, cānyā Ed • <text:span text:style-name="T2">°ttama] </text:span>CNaNbEd; °ttamaḥ Nc</text:p></text:note-body></text:note></text:span><text:span text:style-name="T1"><text:s/></text:span><text:span text:style-name="T1"><text:note text:id="ftn898" text:note-class="footnote"><text:note-citation>898</text:note-citation><text:note-body><text:p text:style-name="Footnote">) Parallel: 1Testimonia for this chapter: Caff.208v-210r, Cbff.214r-215v, Ccff.285v-287v, Naff.15v-17v, Nbff.221v-223v, Ncff.223v-225v; C= Ca + Cb + Cc </text:p></text:note-body></text:note></text:span></text:p>
      <text:p text:style-name="P1"><text:span text:style-name="T1">alpakleśam anāyāsa arthaprāyaṃ vineśvara||11.1|| </text:span><text:span text:style-name="T1"><text:note text:id="ftn899" text:note-class="footnote"><text:note-citation>899</text:note-citation><text:note-body><text:p text:style-name="Footnote">) 1c <text:span text:style-name="T2">°nāyāsa] </text:span>CNcEd; °nāyāsaṃ Na, °nāyāsaṃ Nb</text:p></text:note-body></text:note></text:span><text:span text:style-name="T1"><text:s/></text:span><text:span text:style-name="T1"><text:note text:id="ftn900" text:note-class="footnote"><text:note-citation>900</text:note-citation><text:note-body><text:p text:style-name="Footnote">) 1d <text:span text:style-name="T2">°rthaprāyaṃ] </text:span>Na<text:span text:style-name="T7">pc</text:span>Nc; °rthaprāya C, °rthaprārthaprāyaṃ Na<text:span text:style-name="T7">ac</text:span>, °rthaprāya Nb, °thāmnāya Ed • <text:span text:style-name="T2">vineśvara] </text:span>CNaNc; vineśvara Nb, sureśvara Ed</text:p></text:note-body></text:note></text:span><text:span text:style-name="T1"><text:s/></text:span><text:span text:style-name="T1"><text:note text:id="ftn901" text:note-class="footnote"><text:note-citation>901</text:note-citation><text:note-body><text:p text:style-name="Footnote">) Note: alpakleśa -m- anāyāsa (sandhi bridge)</text:p></text:note-body></text:note></text:span></text:p>
      <text:p text:style-name="P1"><text:span text:style-name="T1">sarvayajñaphalāvāpti daivataiś cāpi pūjitam| </text:span><text:span text:style-name="T1"><text:note text:id="ftn902" text:note-class="footnote"><text:note-citation>902</text:note-citation><text:note-body><text:p text:style-name="Footnote">) 2a <text:span text:style-name="T2">daivatai°] </text:span>CaCbNaEd; devatai° CcNc, devatai Nb</text:p></text:note-body></text:note></text:span><text:span text:style-name="T1"><text:s/></text:span></text:p>
      <text:p text:style-name="P1"><text:span text:style-name="T1">kathayasva suraśreṣṭha mānuṣāṇāṃ hitāya vai||11.2|| </text:span><text:span text:style-name="T1"><text:note text:id="ftn903" text:note-class="footnote"><text:note-citation>903</text:note-citation><text:note-body><text:p text:style-name="Footnote">) 2cd <text:span text:style-name="T2">°śreṣṭha mānuṣāṇāṃ hitāya vai] </text:span>CNaNcEd; °śre˟˟˟˟˟˟˟˟˟˟ Nb</text:p></text:note-body></text:note></text:span></text:p>
      <text:p text:style-name="P1"><text:span text:style-name="T1">maheśvara uvāca| </text:span><text:span text:style-name="T1"><text:note text:id="ftn904" text:note-class="footnote"><text:note-citation>904</text:note-citation><text:note-body><text:p text:style-name="Footnote">) 3 <text:span text:style-name="T2">mahe°] </text:span>CNaNbEd; mehe° Nc</text:p></text:note-body></text:note></text:span></text:p>
      <text:p text:style-name="P1"><text:span text:style-name="T1">na tulyaṃ tava paśyāmi dayā bhūteṣu bhāmini| </text:span><text:span text:style-name="T1"><text:note text:id="ftn905" text:note-class="footnote"><text:note-citation>905</text:note-citation><text:note-body><text:p text:style-name="Footnote">) 3a <text:span text:style-name="T2">tulyaṃ tava] </text:span>NaCbCcNbNcEd; ˟˟˟˟ Ca</text:p></text:note-body></text:note></text:span><text:span text:style-name="T1"><text:s/></text:span><text:span text:style-name="T1"><text:note text:id="ftn906" text:note-class="footnote"><text:note-citation>906</text:note-citation><text:note-body><text:p text:style-name="Footnote">) 3b <text:span text:style-name="T2">bhāmini] </text:span>CaCbNaNbNcEd; bhāmi Cc</text:p></text:note-body></text:note></text:span><text:span text:style-name="T1"><text:s/></text:span><text:span text:style-name="T1"><text:note text:id="ftn907" text:note-class="footnote"><text:note-citation>907</text:note-citation><text:note-body><text:p text:style-name="Footnote">) Note: Understand dayā as instrumental: tava dayayā bhūteṣu na tulyaṃ paśyāmi.</text:p></text:note-body></text:note></text:span></text:p>
      <text:p text:style-name="P1"><text:span text:style-name="T1">kim anyat kathayiṣyāmi dayā yatra na vidyate||11.3|| </text:span><text:span text:style-name="T1"><text:note text:id="ftn908" text:note-class="footnote"><text:note-citation>908</text:note-citation><text:note-body><text:p text:style-name="Footnote">) 3c <text:span text:style-name="T2">kim anya°] </text:span>CNaNcEd; kimyanya° Nb</text:p></text:note-body></text:note></text:span></text:p>
      <text:p text:style-name="P3">sadāśivamukhāt pūrvaṃ śrutaṃ me varasundari|</text:p>
      <text:p text:style-name="P1"><text:span text:style-name="T1">śṛṇu devi pravakṣyāmi dharmasāram anuttamam||11.4|| </text:span><text:span text:style-name="T1"><text:note text:id="ftn909" text:note-class="footnote"><text:note-citation>909</text:note-citation><text:note-body><text:p text:style-name="Footnote">) 4c <text:span text:style-name="T2">devi pravakṣyāmi] </text:span>CbCcNaNb; te devi vakṣyāmi CaNcEd</text:p></text:note-body></text:note></text:span><text:span text:style-name="T1"><text:s/></text:span><text:span text:style-name="T1"><text:note text:id="ftn910" text:note-class="footnote"><text:note-citation>910</text:note-citation><text:note-body><text:p text:style-name="Footnote">) 4d <text:span text:style-name="T2">°sāram anuttamam] </text:span>CaCbNaNbNcEd; °sārasamuccayam Cc</text:p></text:note-body></text:note></text:span><text:span text:style-name="T1"><text:s/>gṛhasthaḥ(?) </text:span></text:p>
      <text:p text:style-name="P1"><text:soft-page-break/><text:span text:style-name="T1">vinārthena tu yo yajñaḥ sa yajñaḥ sārvakāmikaḥ| </text:span><text:span text:style-name="T1"><text:note text:id="ftn911" text:note-class="footnote"><text:note-citation>911</text:note-citation><text:note-body><text:p text:style-name="Footnote">) 5b <text:span text:style-name="T2">yajñaḥ] </text:span>CNaNbNc; yajña Ed • <text:span text:style-name="T2">sārvakāmikaḥ] </text:span>CbEd; sarvakālikaḥ CaNc, sarvakāmika Cc, sārvakālikaḥ Na, sārvakāmikāḥ Nb</text:p></text:note-body></text:note></text:span><text:span text:style-name="T1"><text:s/></text:span><text:span text:style-name="T1"><text:note text:id="ftn912" text:note-class="footnote"><text:note-citation>912</text:note-citation><text:note-body><text:p text:style-name="Footnote">) Parallel: 5 See a sequence or list of the four āśramas in 4.57: gṛhastho brahmacārī ca vānaprastho 'tha bhaikṣukaḥ; see also 5.9: etac chaucaṃ gṛhasthānāṃ dviguṇaṃ brahmacāriṇām| vānaprasthasya triguṇaṃ yatīnāṃ tu caturguṇam||</text:p></text:note-body></text:note></text:span></text:p>
      <text:p text:style-name="P1"><text:span text:style-name="T1">akṣayaś cāvyayaś caiva sarvapātakanāśanaḥ||11.5|| </text:span><text:span text:style-name="T1"><text:note text:id="ftn913" text:note-class="footnote"><text:note-citation>913</text:note-citation><text:note-body><text:p text:style-name="Footnote">) 5c <text:span text:style-name="T2">akṣayaś cāvyayaś] </text:span>CbNbNcEd; akṣayaṃ cāvyayaṃ CaCcNa</text:p></text:note-body></text:note></text:span><text:span text:style-name="T1"><text:s/></text:span><text:span text:style-name="T1"><text:note text:id="ftn914" text:note-class="footnote"><text:note-citation>914</text:note-citation><text:note-body><text:p text:style-name="Footnote">) 5d <text:span text:style-name="T2">°nāśanaḥ] </text:span>CaNaNbNc; °nāśanam CbEd, °nāśana Cc</text:p></text:note-body></text:note></text:span></text:p>
      <text:p text:style-name="P1"><text:span text:style-name="T1">bahuvighnakaro hy artho bahvāyāsakaras tathā| </text:span><text:span text:style-name="T1"><text:note text:id="ftn915" text:note-class="footnote"><text:note-citation>915</text:note-citation><text:note-body><text:p text:style-name="Footnote">) 6a <text:span text:style-name="T2">°karo] </text:span>CaCbNaNbNc; °karā CcEd • <text:span text:style-name="T2">hy artho] </text:span>CNaNbNc; hy ertho Ed</text:p></text:note-body></text:note></text:span><text:span text:style-name="T1"><text:s/></text:span><text:span text:style-name="T1"><text:note text:id="ftn916" text:note-class="footnote"><text:note-citation>916</text:note-citation><text:note-body><text:p text:style-name="Footnote">) 6b <text:span text:style-name="T2">karas tathā] </text:span>CNaNbNc; karatasthā Ed</text:p></text:note-body></text:note></text:span></text:p>
      <text:p text:style-name="P1"><text:span text:style-name="T1">brahmahatyā ivendrasya pravibhāgaphalā smṛtā||11.6|| </text:span><text:span text:style-name="T1"><text:note text:id="ftn917" text:note-class="footnote"><text:note-citation>917</text:note-citation><text:note-body><text:p text:style-name="Footnote">) 6d <text:span text:style-name="T2">pravibhāga°] </text:span>Cb; pravibhoga° CaCc(?)NaNcEd, pratibhoga° Nb • <text:span text:style-name="T2">°phalā smṛtā] </text:span>Cc; °phalaḥ smṛtaḥ Ca<text:span text:style-name="T7">pc</text:span>CbNaNbNc; °phala smṛtaḥ Ca<text:span text:style-name="T7">ac</text:span>, °pradaḥ smṛtaḥ Ed</text:p></text:note-body></text:note></text:span><text:span text:style-name="T1"><text:s/></text:span><text:span text:style-name="T1"><text:note text:id="ftn918" text:note-class="footnote"><text:note-citation>918</text:note-citation><text:note-body><text:p text:style-name="Footnote">) Parallel: 6 See e.g.6.9.6: brahmahatyām añjalinā jagrāha yad apīśvaraḥ| saṃvatsarānte tad aghaṃ bhūtānāṃ sa viśuddhaye| bhūmyambudrumayoṣidbhyaś caturdhā vyabhajad dhariḥ||</text:p></text:note-body></text:note></text:span><text:span text:style-name="T1"><text:s/></text:span><text:span text:style-name="T1"><text:note text:id="ftn919" text:note-class="footnote"><text:note-citation>919</text:note-citation><text:note-body><text:p text:style-name="Footnote">) Note: Context: Viśvarūpa was a son of Tvaṣṭṛ. Viśvarūpa's heads were struck off by Indra. In the Bhāgavatapurāṇa, Indra's sin are distributed among the ground, water, trees and women.</text:p></text:note-body></text:note></text:span></text:p>
      <text:p text:style-name="P1"><text:span text:style-name="T1">pañcaśodhyena śodhyeta arthayajño varānane| </text:span><text:span text:style-name="T1"><text:note text:id="ftn920" text:note-class="footnote"><text:note-citation>920</text:note-citation><text:note-body><text:p text:style-name="Footnote">) <text:span text:style-name="T2">°yajño] </text:span>CaCbNaNbNcEd; °yajña Cc</text:p></text:note-body></text:note></text:span></text:p>
      <text:p text:style-name="P1"><text:span text:style-name="T1">śodhite tu phalaṃ śuddham aśuddhe niṣphalaṃ bhavet||11.7|| </text:span><text:span text:style-name="T1"><text:note text:id="ftn921" text:note-class="footnote"><text:note-citation>921</text:note-citation><text:note-body><text:p text:style-name="Footnote">) 7cd <text:span text:style-name="T2">śuddham aśuddhe] </text:span>CNbNc; śuddhaṃm aśuddhe Na, śuddham aśuddhaṃ Ed</text:p></text:note-body></text:note></text:span></text:p>
      <text:p text:style-name="P1"><text:span text:style-name="T1">devy uvāca| </text:span><text:span text:style-name="T1"><text:note text:id="ftn922" text:note-class="footnote"><text:note-citation>922</text:note-citation><text:note-body><text:p text:style-name="Footnote">) 8 <text:span text:style-name="T2">devy uvāca] </text:span>CNaNb<text:span text:style-name="T7">pc</text:span>NcEd; <text:span text:style-name="T5">omitted in </text:span>Nb<text:span text:style-name="T7">ac</text:span></text:p></text:note-body></text:note></text:span></text:p>
      <text:p text:style-name="P1"><text:span text:style-name="T1">pañcaśodhye suraśreṣṭha saṃśayo 'tra bhaven mama| </text:span><text:span text:style-name="T1"><text:note text:id="ftn923" text:note-class="footnote"><text:note-citation>923</text:note-citation><text:note-body><text:p text:style-name="Footnote">) 8a <text:span text:style-name="T2">°śodhye] </text:span>CNa; °śodhya NbNc, °śodhyaḥ Ed • <text:span text:style-name="T2">°śreṣṭha] </text:span>CaCbNaNbNcEd; °sremna Cc</text:p></text:note-body></text:note></text:span><text:span text:style-name="T1"><text:s/></text:span><text:span text:style-name="T1"><text:note text:id="ftn924" text:note-class="footnote"><text:note-citation>924</text:note-citation><text:note-body><text:p text:style-name="Footnote">) 8b <text:span text:style-name="T2">'tra bhave°] </text:span>CNaNbNc; 'trā bhava° Ed</text:p></text:note-body></text:note></text:span></text:p>
      <text:p text:style-name="P3">kathayasva vibhāgena śrotum icchāmi tattvataḥ||11.8||</text:p>
      <text:p text:style-name="P3">rudra uvāca| </text:p>
      <text:p text:style-name="P1"><text:span text:style-name="T1">manaḥśuddhis tu prathamaṃ dravyaśuddhir ataḥ param| </text:span><text:span text:style-name="T1"><text:note text:id="ftn925" text:note-class="footnote"><text:note-citation>925</text:note-citation><text:note-body><text:p text:style-name="Footnote">) 9b <text:span text:style-name="T2">°śuddhir ataḥ] </text:span>CNaNcEd; °śuddhigataḥ Nb</text:p></text:note-body></text:note></text:span></text:p>
      <text:p text:style-name="P1"><text:span text:style-name="T1">mantraśuddhis tṛtīyā tu karmaśuddhir ataḥ param| </text:span><text:span text:style-name="T1"><text:note text:id="ftn926" text:note-class="footnote"><text:note-citation>926</text:note-citation><text:note-body><text:p text:style-name="Footnote">) 9a <text:span text:style-name="T2">mantraśuddhis tṛtīyā] </text:span>CNaNbEd; mantraddhi tṛtīyā Nc</text:p></text:note-body></text:note></text:span><text:span text:style-name="T1"><text:s/></text:span><text:span text:style-name="T1"><text:note text:id="ftn927" text:note-class="footnote"><text:note-citation>927</text:note-citation><text:note-body><text:p text:style-name="Footnote">) 9b <text:span text:style-name="T2">karmaśuddhi°] </text:span>CNaNbEd; karmasiddhi Nc</text:p></text:note-body></text:note></text:span></text:p>
      <text:p text:style-name="P1"><text:span text:style-name="T1">pañcamī sattvaśuddhis tu kratuśuddhiś ca pañcadhā|| </text:span><text:span text:style-name="T1"><text:note text:id="ftn928" text:note-class="footnote"><text:note-citation>928</text:note-citation><text:note-body><text:p text:style-name="Footnote">) 9c <text:span text:style-name="T2">pañcamī] </text:span>CNaNbNc; pañcamaṃ Ed • <text:span text:style-name="T2">°śuddhis tu] </text:span>CNbNc; °śuddhiś ca NaEd</text:p></text:note-body></text:note></text:span><text:span text:style-name="T1"><text:s/></text:span><text:span text:style-name="T1"><text:note text:id="ftn929" text:note-class="footnote"><text:note-citation>929</text:note-citation><text:note-body><text:p text:style-name="Footnote">) 9d <text:span text:style-name="T2">°śuddhiś ca pañcadhā] </text:span>CaCbNbNcEd; °śuddhis tu pañcadhā Cc, °śuddhir ataḥ param Na</text:p></text:note-body></text:note></text:span></text:p>
      <text:p text:style-name="P1"><text:span text:style-name="T1">manaḥśuddhir nāma aviparītabhāvanayā| </text:span><text:span text:style-name="T1"><text:note text:id="ftn930" text:note-class="footnote"><text:note-citation>930</text:note-citation><text:note-body><text:p text:style-name="Footnote">) 10ab <text:span text:style-name="T2">°śuddhir nā°] </text:span>CaCbNaNbNcEd; °śuddhi nā° Cc • <text:span text:style-name="T2">°bhāvanayā] </text:span>CNcEd; °bhāvanavā Na, °bhāvanatayā Nb</text:p></text:note-body></text:note></text:span></text:p>
      <text:p text:style-name="P1"><text:span text:style-name="T1">dravyaśuddhir nāma ananyāyopārjitadravyena||11.10|| </text:span><text:span text:style-name="T1"><text:note text:id="ftn931" text:note-class="footnote"><text:note-citation>931</text:note-citation><text:note-body><text:p text:style-name="Footnote">) 10cd <text:span text:style-name="T2">°śuddhir nā°] </text:span>CaCbNaNbEd; °śuddhi nā° CcNc • <text:span text:style-name="T2">ananyāyo°] </text:span>CbNaNbNc; ana˟yo° Ca, anyāyo° Cc, svalponyāyo° Ed • <text:span text:style-name="T2">°dravyena] </text:span>CNaNcEd; °vyena Nb</text:p></text:note-body></text:note></text:span></text:p>
      <text:p text:style-name="P1"><text:span text:style-name="T1">mantraśuddhir nāma svaravyañjanayuktatayā| </text:span><text:span text:style-name="T1"><text:note text:id="ftn932" text:note-class="footnote"><text:note-citation>932</text:note-citation><text:note-body><text:p text:style-name="Footnote">) 11ab <text:span text:style-name="T2">mantraśuddhir °nā] </text:span>CaCbNbEd; mantraśuddhi nā° CcNc, mantras tuddinā° Na • <text:span text:style-name="T2">°yuktatayā] </text:span>CaCcNaNbNcEd; °yuktayā Cb</text:p></text:note-body></text:note></text:span></text:p>
      <text:p text:style-name="P1"><text:span text:style-name="T1">kriyāśuddhir nāma yathākramāviparītatayā| </text:span><text:span text:style-name="T1"><text:note text:id="ftn933" text:note-class="footnote"><text:note-citation>933</text:note-citation><text:note-body><text:p text:style-name="Footnote">) 11cd <text:span text:style-name="T2">°śuddhir nā°] </text:span>CaCbNaNcEd; °śuddhi nā° CcNb • <text:span text:style-name="T2">°kramā°] </text:span>CaCbNaNbNcEd; °krama° Cc • <text:span text:style-name="T2">°rītatayā] </text:span>CaCcNaNbEd; °rītayā Cb, °˟˟tayā Nc</text:p></text:note-body></text:note></text:span></text:p>
      <text:p text:style-name="P1"><text:span text:style-name="T1">sattvaśuddhir nāma rajastama-apradhānatayā|| </text:span><text:span text:style-name="T1"><text:note text:id="ftn934" text:note-class="footnote"><text:note-citation>934</text:note-citation><text:note-body><text:p text:style-name="Footnote">) 11ef <text:span text:style-name="T2">°śuddhir nā°] </text:span>CbNaNbNcEd; °śuddhi nā° CaCc • <text:span text:style-name="T2">°dhānatayā] </text:span>CNaNbEd; °dhānata Nc</text:p></text:note-body></text:note></text:span></text:p>
      <text:p text:style-name="P1"><text:span text:style-name="T1">vidhim evaṃ yadā śudhyed yadi yajñaṃ karoti hi| </text:span><text:span text:style-name="T1"><text:note text:id="ftn935" text:note-class="footnote"><text:note-citation>935</text:note-citation><text:note-body><text:p text:style-name="Footnote">) 12a <text:span text:style-name="T2">°dhim evaṃ yadā] </text:span>CbEd; °dhim eva yadā CaCcNa, °dhim eva ya Nb, °dhim evaṃ yathā Nc</text:p></text:note-body></text:note></text:span><text:span text:style-name="T1"><text:s/></text:span><text:span text:style-name="T1"><text:note text:id="ftn936" text:note-class="footnote"><text:note-citation>936</text:note-citation><text:note-body><text:p text:style-name="Footnote">) 12ab <text:span text:style-name="T2">śudhyed yadi] </text:span><text:span text:style-name="T5">conj. </text:span>; sūyed yadi CaNaNc, pūrya yadi Cb, sūryed yadi Cc, sūyed yati Nb, śuddhya ya° Ed</text:p></text:note-body></text:note></text:span><text:span text:style-name="T1"><text:s/></text:span><text:span text:style-name="T1"><text:note text:id="ftn937" text:note-class="footnote"><text:note-citation>937</text:note-citation><text:note-body><text:p text:style-name="Footnote">) 12b <text:span text:style-name="T2">yajñaṃ] </text:span>CaCbNaEd; yajña CcNc, saṃjña Nb • <text:span text:style-name="T2">hi] </text:span>CNaNcEd; <text:span text:style-name="T5">omitted in </text:span>Nb</text:p></text:note-body></text:note></text:span></text:p>
      <text:p text:style-name="P1"><text:span text:style-name="T1">tasya yajñaphalāvāptir janmamṛtyuś ca no bhavet||11.12|| </text:span><text:span text:style-name="T1"><text:note text:id="ftn938" text:note-class="footnote"><text:note-citation>938</text:note-citation><text:note-body><text:p text:style-name="Footnote">) 12cd <text:span text:style-name="T2">°vāptir ja°] </text:span>CaCbEd; °vāpti ja CcNbNc, °vāpi ja° Na</text:p></text:note-body></text:note></text:span></text:p>
      <text:p text:style-name="P1"><text:soft-page-break/><text:span text:style-name="T1">vinārthena tu yo yajñaṃ karoti varasundari| </text:span><text:span text:style-name="T1"><text:note text:id="ftn939" text:note-class="footnote"><text:note-citation>939</text:note-citation><text:note-body><text:p text:style-name="Footnote">) 13b <text:span text:style-name="T2">°sundari] </text:span>CNaNbNc; °sundarī Ed</text:p></text:note-body></text:note></text:span></text:p>
      <text:p text:style-name="P1"><text:span text:style-name="T1">na tasya tatphalāvāptiḥ sarvayajñeṣv aśeṣataḥ||11.13|| </text:span><text:span text:style-name="T1"><text:note text:id="ftn940" text:note-class="footnote"><text:note-citation>940</text:note-citation><text:note-body><text:p text:style-name="Footnote">) 13d <text:span text:style-name="T2">°yajñeṣv aśeṣataḥ] </text:span>CNaNbNc; °yajñeṣu śeṣataḥ Ed</text:p></text:note-body></text:note></text:span></text:p>
      <text:p text:style-name="P1"><text:span text:style-name="T1">yajñavāṭa kurukṣetraṃ sattvāvāsakṛtālayaḥ| </text:span><text:span text:style-name="T1"><text:note text:id="ftn941" text:note-class="footnote"><text:note-citation>941</text:note-citation><text:note-body><text:p text:style-name="Footnote">) 14a <text:span text:style-name="T2">°vāṭa kuru°] </text:span>CaCcNaNbNc; °vāṭaṅ kuru° Cb, °vāṭakṛta° Ed • <text:span text:style-name="T2">°kṣetraṃ] </text:span>CNaNbEd; °kṣetra Nc</text:p></text:note-body></text:note></text:span><text:span text:style-name="T1"><text:s/></text:span><text:span text:style-name="T1"><text:note text:id="ftn942" text:note-class="footnote"><text:note-citation>942</text:note-citation><text:note-body><text:p text:style-name="Footnote">) 14b <text:span text:style-name="T2">sattvā°] </text:span>CaCb<text:span text:style-name="T7">pc</text:span>CcNaNbNcEd; satvāsatvā° Cb<text:span text:style-name="T7">ac</text:span> • <text:span text:style-name="T2">°layaḥ] </text:span>CaCbNaNbNcEd; °layam Cc</text:p></text:note-body></text:note></text:span></text:p>
      <text:p text:style-name="P1"><text:span text:style-name="T1">pratyāhāra mahāvediḥ kuśaprastarasaṃyamaḥ||11.14|| </text:span><text:span text:style-name="T1"><text:note text:id="ftn943" text:note-class="footnote"><text:note-citation>943</text:note-citation><text:note-body><text:p text:style-name="Footnote">) 14c <text:span text:style-name="T2">°vediḥ] </text:span><text:span text:style-name="T5">eme. </text:span>; °vedi CNaNbNc; °devi Ed</text:p></text:note-body></text:note></text:span></text:p>
      <text:p text:style-name="P1"><text:span text:style-name="T1">vidhi niyamavistāro dhyānavahnipradīpitaḥ| </text:span><text:span text:style-name="T1"><text:note text:id="ftn944" text:note-class="footnote"><text:note-citation>944</text:note-citation><text:note-body><text:p text:style-name="Footnote">) 15a <text:span text:style-name="T2">vidhi] </text:span>CNaNbNc; vidhir Ed • <text:span text:style-name="T2">°vistāro] </text:span>CaCcNaNbNcEd; °vistārau Cb</text:p></text:note-body></text:note></text:span><text:span text:style-name="T1"><text:s/></text:span><text:span text:style-name="T1"><text:note text:id="ftn945" text:note-class="footnote"><text:note-citation>945</text:note-citation><text:note-body><text:p text:style-name="Footnote">) 15b <text:span text:style-name="T2">dhyānavahnipradīpitaḥ] </text:span>CaNa; dhyānaṃ vahnipradīpitaḥ Cb, dhyānam agnipradīpitaḥ Cc, dhyāna agnipradīpanaḥ Nb, dhyānavahniḥ pradīpitaḥ Nc, dhyānavṛddhir pradīpinaḥ Ed</text:p></text:note-body></text:note></text:span></text:p>
      <text:p text:style-name="P1"><text:span text:style-name="T1">yogendhanasamijjvālatapodhūmasamākulaḥ||11.15|| </text:span><text:span text:style-name="T1"><text:note text:id="ftn946" text:note-class="footnote"><text:note-citation>946</text:note-citation><text:note-body><text:p text:style-name="Footnote">) 15cd <text:span text:style-name="T2">°ndhanasamijjvālatapodhūma°] </text:span>NbNc; °ndhanasamijjvālatapodhūpa° Ca, °ndhasatvamijjvālatapodhūma° Cb, °ndhanasamijvālatapodhūma° Cc, °ndhanaśamitajvālatayodhūya° Na, °ndhanasamijjvālā tapodhūma° Ed</text:p></text:note-body></text:note></text:span><text:span text:style-name="T1"><text:s/></text:span><text:span text:style-name="T1"><text:note text:id="ftn947" text:note-class="footnote"><text:note-citation>947</text:note-citation><text:note-body><text:p text:style-name="Footnote">) Note: Or emend to °indhana-samujjvāla°, where °samujjvāla° is metri causa for °samujjvala°?</text:p></text:note-body></text:note></text:span></text:p>
      <text:p text:style-name="P1"><text:span text:style-name="T1">pātranyāsa śivajñānaṃ sthālīpāka śivātmakaḥ| </text:span><text:span text:style-name="T1"><text:note text:id="ftn948" text:note-class="footnote"><text:note-citation>948</text:note-citation><text:note-body><text:p text:style-name="Footnote">) 16a <text:span text:style-name="T2">pātra°] </text:span>CNaNbEd; pātrā° Nc</text:p></text:note-body></text:note></text:span></text:p>
      <text:p text:style-name="P1"><text:span text:style-name="T1">ājyāhutim avicchinnaṃ lambakaśruvapātitaḥ||11.16|| </text:span><text:span text:style-name="T1"><text:note text:id="ftn949" text:note-class="footnote"><text:note-citation>949</text:note-citation><text:note-body><text:p text:style-name="Footnote">) 16c <text:span text:style-name="T2">°cchinnaṃ] </text:span>CNaNbEd; °cchinna Nc</text:p></text:note-body></text:note></text:span><text:span text:style-name="T1"><text:s/></text:span><text:span text:style-name="T1"><text:note text:id="ftn950" text:note-class="footnote"><text:note-citation>950</text:note-citation><text:note-body><text:p text:style-name="Footnote">) 16d <text:span text:style-name="T2">lambaka°] </text:span>CaCbNaNbNc; lambaka° Cc, tryambaka° Ed • <text:span text:style-name="T2">°pātitaḥ] </text:span>CNaNbNc; °pātitam Ed</text:p></text:note-body></text:note></text:span></text:p>
      <text:p text:style-name="P1"><text:span text:style-name="T1">dhāraṇādhvaryuvat kṛtvā prāṇāyāmaś ca ṛtvijaḥ| </text:span><text:span text:style-name="T1"><text:note text:id="ftn951" text:note-class="footnote"><text:note-citation>951</text:note-citation><text:note-body><text:p text:style-name="Footnote">) 17a <text:span text:style-name="T2">°dhvaryuva°] </text:span>Nb; °dhvaryava° C, °dhvaryava° Na, dhva** Nc, dharmava° Ed</text:p></text:note-body></text:note></text:span><text:span text:style-name="T1"><text:s/></text:span><text:span text:style-name="T1"><text:note text:id="ftn952" text:note-class="footnote"><text:note-citation>952</text:note-citation><text:note-body><text:p text:style-name="Footnote">) Note: Understand: dhāraṇām adhvaryuvat kṛtvā (dhāraṇā is a stem form noun).</text:p></text:note-body></text:note></text:span></text:p>
      <text:p text:style-name="P1"><text:span text:style-name="T1">tarkayuktaḥ savistāraḥ samādhir vayatāpanaḥ||11.17|| </text:span><text:span text:style-name="T1"><text:note text:id="ftn953" text:note-class="footnote"><text:note-citation>953</text:note-citation><text:note-body><text:p text:style-name="Footnote">) 17c <text:span text:style-name="T2">°yuktaḥ] </text:span>CaCbNbNcEd; °yukta Cc, °yuktiḥ Na • <text:span text:style-name="T2">°vistāraḥ] </text:span>CaCbNaNbNcEd; °vistāro Cc</text:p></text:note-body></text:note></text:span></text:p>
      <text:p text:style-name="P1"><text:span text:style-name="T1">brahmavidyāmayo yūpaḥ paśubandho manonmanaḥ| </text:span><text:span text:style-name="T1"><text:note text:id="ftn954" text:note-class="footnote"><text:note-citation>954</text:note-citation><text:note-body><text:p text:style-name="Footnote">) 18b <text:span text:style-name="T2">°nmanaḥ] </text:span>CaNaNbEd; °tmanaḥ CbCcNc</text:p></text:note-body></text:note></text:span></text:p>
      <text:p text:style-name="P1"><text:span text:style-name="T1">śraddhā patnī viśālākṣi saṃkalpaḥ pada śāśvatam||11.18|| </text:span><text:span text:style-name="T1"><text:note text:id="ftn955" text:note-class="footnote"><text:note-citation>955</text:note-citation><text:note-body><text:p text:style-name="Footnote">) 18c <text:span text:style-name="T2">patnī] </text:span>CbCcNaNbNcEd; patnī Ca • <text:span text:style-name="T2">viśālākṣi] </text:span>CNaNb; viśālākṣī NcEd</text:p></text:note-body></text:note></text:span><text:span text:style-name="T1"><text:s/></text:span><text:span text:style-name="T1"><text:note text:id="ftn956" text:note-class="footnote"><text:note-citation>956</text:note-citation><text:note-body><text:p text:style-name="Footnote">) 18d <text:span text:style-name="T2">°kalpaḥ] </text:span><text:span text:style-name="T5">eme. </text:span>; °kalpa CNaNbNcEd • <text:span text:style-name="T2">pada śāśvatam] </text:span>CbCcNaNbNcEd; pada˟śvatam Ca</text:p></text:note-body></text:note></text:span><text:span text:style-name="T1"><text:s/></text:span><text:span text:style-name="T1"><text:note text:id="ftn957" text:note-class="footnote"><text:note-citation>957</text:note-citation><text:note-body><text:p text:style-name="Footnote">) Note: Understand: padaṃ śāśvatam (pada is a stem form noun metri causa).</text:p></text:note-body></text:note></text:span></text:p>
      <text:p text:style-name="P1"><text:span text:style-name="T1">pañcendriyajayotpannaḥ puroḍāśo 'mṛtāśanaḥ| </text:span><text:span text:style-name="T1"><text:note text:id="ftn958" text:note-class="footnote"><text:note-citation>958</text:note-citation><text:note-body><text:p text:style-name="Footnote">) 19b <text:span text:style-name="T2">°ḍāśo] </text:span>CNbNc; °bhā Na<text:span text:style-name="T7">ac</text:span>, °bhāse Na<text:span text:style-name="T7">pc</text:span>, °bhāge Ed • <text:span text:style-name="T2">mṛtā°] </text:span>CaCbNaNbNcEd; mṛgā° Cc</text:p></text:note-body></text:note></text:span></text:p>
      <text:p text:style-name="P1"><text:span text:style-name="T1">brahmanādo mahāmantraḥ prāyaścittānilo jayaḥ||11.19|| </text:span><text:span text:style-name="T1"><text:note text:id="ftn959" text:note-class="footnote"><text:note-citation>959</text:note-citation><text:note-body><text:p text:style-name="Footnote">) 19d <text:span text:style-name="T2">°ttānilo] </text:span>CaCbNaNcEd; °ttanilo CcNb • <text:span text:style-name="T2">jayaḥ] </text:span>CNaNbNc; jalāḥ Ed</text:p></text:note-body></text:note></text:span></text:p>
      <text:p text:style-name="P1"><text:span text:style-name="T1">somapāna parijñānam upākarma caturyamaḥ| </text:span><text:span text:style-name="T1"><text:note text:id="ftn960" text:note-class="footnote"><text:note-citation>960</text:note-citation><text:note-body><text:p text:style-name="Footnote">) 20a <text:span text:style-name="T2">pari°] </text:span>CaCbNaNbNcEd; para° Cc</text:p></text:note-body></text:note></text:span></text:p>
      <text:p text:style-name="P1"><text:span text:style-name="T1">itihāsa jalasnānaṃ purāṇakṛtam ambaraḥ||11.20|| </text:span><text:span text:style-name="T1"><text:note text:id="ftn961" text:note-class="footnote"><text:note-citation>961</text:note-citation><text:note-body><text:p text:style-name="Footnote">) 20c <text:span text:style-name="T2">°snānaṃ] </text:span>CaCcNaNbNcEd; °snāna Cb</text:p></text:note-body></text:note></text:span><text:span text:style-name="T1"><text:s/></text:span><text:span text:style-name="T1"><text:note text:id="ftn962" text:note-class="footnote"><text:note-citation>962</text:note-citation><text:note-body><text:p text:style-name="Footnote">) 20d <text:span text:style-name="T2">purāṇa°] </text:span>CNaNbNc; purāṇaṃ Ed • <text:span text:style-name="T2">°kṛtam ambaraḥ] </text:span>CaCcNaNbNcEd; °kṛtambaram Cb(<text:span text:style-name="T6">unmetrical</text:span>)</text:p></text:note-body></text:note></text:span></text:p>
      <text:p text:style-name="P1"><text:span text:style-name="T1">iḍāsuṣumnāsaṃvedye snānam ācamanaṃ sakṛt| </text:span><text:span text:style-name="T1"><text:note text:id="ftn963" text:note-class="footnote"><text:note-citation>963</text:note-citation><text:note-body><text:p text:style-name="Footnote">) 21a <text:span text:style-name="T2">°suṣumnā°] </text:span>CaCbNaNbNcEd; °suṣumna° Cc • <text:span text:style-name="T2">°vedye] </text:span>CaEd; °vedya CbNb, °vedyeḥ Cc, °vaidya Na, °bhedo Nc</text:p></text:note-body></text:note></text:span><text:span text:style-name="T1"><text:s/></text:span><text:span text:style-name="T1"><text:note text:id="ftn964" text:note-class="footnote"><text:note-citation>964</text:note-citation><text:note-body><text:p text:style-name="Footnote">) 21b <text:span text:style-name="T2">sakṛt] </text:span>CaCbNaNbNcEd; viduḥ Cc</text:p></text:note-body></text:note></text:span></text:p>
      <text:p text:style-name="P1"><text:span text:style-name="T1">saṃtoṣātithim ādṛtya dayābhūtadvijārcitaḥ||11.21|| </text:span><text:span text:style-name="T1"><text:note text:id="ftn965" text:note-class="footnote"><text:note-citation>965</text:note-citation><text:note-body><text:p text:style-name="Footnote">) 21c <text:span text:style-name="T2">°toṣātithim ādṛtya] </text:span>CNaNcEd; °toṣatithim āvṛtya Nb</text:p></text:note-body></text:note></text:span><text:span text:style-name="T1"><text:s/></text:span><text:span text:style-name="T1"><text:note text:id="ftn966" text:note-class="footnote"><text:note-citation>966</text:note-citation><text:note-body><text:p text:style-name="Footnote">) 21d <text:span text:style-name="T2">°dvijā°] </text:span>CaCcNaNbNcEd; °dayā° Cb</text:p></text:note-body></text:note></text:span></text:p>
      <text:p text:style-name="P1"><text:span text:style-name="T1">brahmakūrca guṇātīta havirgandha nirañjanaḥ| </text:span><text:span text:style-name="T1"><text:note text:id="ftn967" text:note-class="footnote"><text:note-citation>967</text:note-citation><text:note-body><text:p text:style-name="Footnote">) 22b <text:span text:style-name="T2">°havir ga°] </text:span>CaCcNbNcEd; °havir ga° Cb, °haviga Na</text:p></text:note-body></text:note></text:span><text:span text:style-name="T1"><text:s/></text:span><text:span text:style-name="T1"><text:note text:id="ftn968" text:note-class="footnote"><text:note-citation>968</text:note-citation><text:note-body><text:p text:style-name="Footnote">) Note: On the guṇātīta state of mind, see 9.39-43. Understand guṇātītatvaṃ and nirañjanatvaṃ?</text:p></text:note-body></text:note></text:span></text:p>
      <text:p text:style-name="P1"><text:span text:style-name="T1">brahmasūtraṃ trayas tattvaṃ bodhanā muṇḍitaṃ śiraḥ||11.22|| </text:span><text:span text:style-name="T1"><text:note text:id="ftn969" text:note-class="footnote"><text:note-citation>969</text:note-citation><text:note-body><text:p text:style-name="Footnote">) 22c <text:span text:style-name="T2">°sūtraṃ trayas] </text:span>CbNbNcEd; °sūtran trayastayas Ca, °sūtraṃ traya Cc, °sūtratrayaṃ Na</text:p></text:note-body></text:note></text:span><text:span text:style-name="T1"><text:s/></text:span><text:span text:style-name="T1"><text:note text:id="ftn970" text:note-class="footnote"><text:note-citation>970</text:note-citation><text:note-body><text:p text:style-name="Footnote">) 22d <text:span text:style-name="T2">muṇḍitaṃ] </text:span>CaCcNaNbEd; muṇḍita° CbNc(<text:span text:style-name="T6">unmetrical</text:span>)</text:p></text:note-body></text:note></text:span></text:p>
      <text:p text:style-name="P1"><text:span text:style-name="T1">nivṛttyādi caturvedaś catuḥprakaraṇāsanaḥ| </text:span><text:span text:style-name="T1"><text:note text:id="ftn971" text:note-class="footnote"><text:note-citation>971</text:note-citation><text:note-body><text:p text:style-name="Footnote">) 23a <text:span text:style-name="T2">nivṛttyā°] </text:span><text:span text:style-name="T5">eme. </text:span>; nivṛtyā° CNaNbNc; nirvṛtyā° Ed</text:p></text:note-body></text:note></text:span><text:span text:style-name="T1"><text:s/></text:span><text:span text:style-name="T1"><text:note text:id="ftn972" text:note-class="footnote"><text:note-citation>972</text:note-citation><text:note-body><text:p text:style-name="Footnote">) 23b <text:span text:style-name="T2">°prakaraṇāsanaḥ] </text:span>CaCbNaNbNc; prakaranāśanaḥ Cc, prakaraśāsanaḥ Ed</text:p></text:note-body></text:note></text:span></text:p>
      <text:p text:style-name="P1"><text:soft-page-break/><text:span text:style-name="T1">dakṣiṇām abhayaṃ bhūte dattvā yajñaṃ yajet sadā||11.23|| </text:span><text:span text:style-name="T1"><text:note text:id="ftn973" text:note-class="footnote"><text:note-citation>973</text:note-citation><text:note-body><text:p text:style-name="Footnote">) 23c <text:span text:style-name="T2">°bhayaṃ bhūte] </text:span>CaCcNaNbNcEd; °bhakṣayam bhūtai Cb</text:p></text:note-body></text:note></text:span><text:span text:style-name="T1"><text:s/></text:span><text:span text:style-name="T1"><text:note text:id="ftn974" text:note-class="footnote"><text:note-citation>974</text:note-citation><text:note-body><text:p text:style-name="Footnote">) 23d <text:span text:style-name="T2">yajñaṃ yajet] </text:span>CNaNbNc; yajña dadat Ed</text:p></text:note-body></text:note></text:span><text:span text:style-name="T1"><text:s/></text:span><text:span text:style-name="T1"><text:note text:id="ftn975" text:note-class="footnote"><text:note-citation>975</text:note-citation><text:note-body><text:p text:style-name="Footnote">) Parallel: 23 cf.22.14ab: dakṣiṇābhaya bhūtebhyaḥ paśubandhaḥ svayaṃkṛtaḥ</text:p></text:note-body></text:note></text:span></text:p>
      <text:p text:style-name="P1"><text:span text:style-name="T1">vinārthaṃ yajñasamprāptiḥ kathitā te varānane| </text:span><text:span text:style-name="T1"><text:note text:id="ftn976" text:note-class="footnote"><text:note-citation>976</text:note-citation><text:note-body><text:p text:style-name="Footnote">) 24a <text:span text:style-name="T2">vinārthaṃ] </text:span>CaCbNaNbNcEd; vinārtha Cc</text:p></text:note-body></text:note></text:span><text:span text:style-name="T1"><text:s/></text:span><text:span text:style-name="T1"><text:note text:id="ftn977" text:note-class="footnote"><text:note-citation>977</text:note-citation><text:note-body><text:p text:style-name="Footnote">) 24b <text:span text:style-name="T2">kathitā te] </text:span>CaCbNaNbNc; kathito smi Cc, kathitas te Ed • <text:span text:style-name="T2">varānane] </text:span>CaCbNaNbNcEd; varānane Cc</text:p></text:note-body></text:note></text:span></text:p>
      <text:p text:style-name="P1"><text:span text:style-name="T1">āsahasrasya yajñānāṃ phalaṃ prāpnoti nityaśaḥ||11.24|| </text:span><text:span text:style-name="T1"><text:note text:id="ftn978" text:note-class="footnote"><text:note-citation>978</text:note-citation><text:note-body><text:p text:style-name="Footnote">) 24d <text:span text:style-name="T2">prāpnoti] </text:span>CbCcNaNbNcEd; prā˟ti Ca • <text:span text:style-name="T2">nityaśaḥ] </text:span>CNaNcEd; mānavaḥ Nb</text:p></text:note-body></text:note></text:span></text:p>
      <text:p text:style-name="P1"><text:span text:style-name="T1">āśramaḥ prathamas tubhyaṃ kathito 'sti varānane| </text:span><text:span text:style-name="T1"><text:note text:id="ftn979" text:note-class="footnote"><text:note-citation>979</text:note-citation><text:note-body><text:p text:style-name="Footnote">) 25a <text:span text:style-name="T2">āśramaḥ] </text:span>CaNaNbNcEd; āśrama CbCc • <text:span text:style-name="T2">°s tubhyaṃ] </text:span>CaCbNaNbNc; °syeṣa Cc, °syaivaṃ Ed</text:p></text:note-body></text:note></text:span><text:span text:style-name="T1"><text:s/></text:span><text:span text:style-name="T1"><text:note text:id="ftn980" text:note-class="footnote"><text:note-citation>980</text:note-citation><text:note-body><text:p text:style-name="Footnote">) 25b <text:span text:style-name="T2">'sti] </text:span>CaCbNaNc; smi CcNbEd</text:p></text:note-body></text:note></text:span></text:p>
      <text:p text:style-name="P1"><text:span text:style-name="T1">sadāśivena saddharmaṃ daivatair api pūjitam||11.25|| </text:span><text:span text:style-name="T1"><text:note text:id="ftn981" text:note-class="footnote"><text:note-citation>981</text:note-citation><text:note-body><text:p text:style-name="Footnote">) 25c <text:span text:style-name="T2">°dharmaṃ] </text:span>CaCcNaNbNc; °dharmaṃ Cb, °dharme Ed</text:p></text:note-body></text:note></text:span><text:span text:style-name="T1"><text:s/></text:span><text:span text:style-name="T1"><text:note text:id="ftn982" text:note-class="footnote"><text:note-citation>982</text:note-citation><text:note-body><text:p text:style-name="Footnote">) 25d <text:span text:style-name="T2">daiva°] </text:span>CNaNc; deva° NbEd • <text:span text:style-name="T2">pūjitam] </text:span>CaCcNaNbNcEd; pūpūjitam Cb</text:p></text:note-body></text:note></text:span><text:span text:style-name="T1"><text:s/>brahmacaryam </text:span></text:p>
      <text:p text:style-name="P1"><text:span text:style-name="T1">brahmacaryaṃ nibodhedaṃ śṛṇuṣvāvahitā śubhe| </text:span><text:span text:style-name="T1"><text:note text:id="ftn983" text:note-class="footnote"><text:note-citation>983</text:note-citation><text:note-body><text:p text:style-name="Footnote">) 26a <text:span text:style-name="T2">°caryaṃ] </text:span>CNbNcEd; °carya Na</text:p></text:note-body></text:note></text:span><text:span text:style-name="T1"><text:s/></text:span><text:span text:style-name="T1"><text:note text:id="ftn984" text:note-class="footnote"><text:note-citation>984</text:note-citation><text:note-body><text:p text:style-name="Footnote">) 26b <text:span text:style-name="T2">°vahitā śubhe] </text:span>CaCbNaNcEd; °vahito bhava Cc, °vahito śubhe Nb</text:p></text:note-body></text:note></text:span></text:p>
      <text:p text:style-name="P1"><text:span text:style-name="T1">dvitīyam āśramaṃ devi sarvapāpavināśanam||11.26|| </text:span><text:span text:style-name="T1"><text:note text:id="ftn985" text:note-class="footnote"><text:note-citation>985</text:note-citation><text:note-body><text:p text:style-name="Footnote">) 26d <text:span text:style-name="T2">°vināśanam] </text:span>CNaNcEd; °pranāśanam Nb</text:p></text:note-body></text:note></text:span><text:span text:style-name="T1"><text:s/></text:span><text:span text:style-name="T1"><text:note text:id="ftn986" text:note-class="footnote"><text:note-citation>986</text:note-citation><text:note-body><text:p text:style-name="Footnote">) Parallel: 26 cf.MBh 12.184.10A: gārhasthyaṃ khalu dvitīyam āśramaṃ vadanti</text:p></text:note-body></text:note></text:span></text:p>
      <text:p text:style-name="P1"><text:span text:style-name="T1">vrataṃ brahmaparaṃ dhyānaṃ sāvitrī prakṛtau layaḥ| </text:span><text:span text:style-name="T1"><text:note text:id="ftn987" text:note-class="footnote"><text:note-citation>987</text:note-citation><text:note-body><text:p text:style-name="Footnote">) 27a <text:span text:style-name="T2">°paraṃ dhyānaṃ] </text:span>CNaNbNc; °parijñānaṃ Ed</text:p></text:note-body></text:note></text:span><text:span text:style-name="T1"><text:s/></text:span><text:span text:style-name="T1"><text:note text:id="ftn988" text:note-class="footnote"><text:note-citation>988</text:note-citation><text:note-body><text:p text:style-name="Footnote">) 27b <text:span text:style-name="T2">°kṛtau layaḥ] </text:span><text:span text:style-name="T5">eme. </text:span>; °kṛtir layam CaNaNcEd, °kṛtālayam Cb, °kṛtīlayam Cc, °kṛtilaḥ Nb</text:p></text:note-body></text:note></text:span><text:span text:style-name="T1"><text:s/></text:span><text:span text:style-name="T1"><text:note text:id="ftn989" text:note-class="footnote"><text:note-citation>989</text:note-citation><text:note-body><text:p text:style-name="Footnote">) Parallel: 27 cf.16.8cd: </text:p></text:note-body></text:note></text:span></text:p>
      <text:p text:style-name="P1"><text:span text:style-name="T1">brahmasūtrākṣaraṃ sūkṣmaṃ triguṇālaya mekhalam||11.27|| </text:span><text:span text:style-name="T1"><text:note text:id="ftn990" text:note-class="footnote"><text:note-citation>990</text:note-citation><text:note-body><text:p text:style-name="Footnote">) 27d <text:span text:style-name="T2">°laya] </text:span>CbCcNaNbNcEd; °la˟ Ca • <text:span text:style-name="T2">mekhalam] </text:span>CNaNbNc; yat phalam Ed</text:p></text:note-body></text:note></text:span></text:p>
      <text:p text:style-name="P1"><text:span text:style-name="T1">dama daṇḍa dayā pātraṃ bhikṣā saṃsāramocanam| </text:span><text:span text:style-name="T1"><text:note text:id="ftn991" text:note-class="footnote"><text:note-citation>991</text:note-citation><text:note-body><text:p text:style-name="Footnote">) 28a <text:span text:style-name="T2">daṇḍa dayā] </text:span>CNbNc; daṇḍādayā Na, daṇḍādayo Ed • <text:span text:style-name="T2">pātraṃ] </text:span>CNaNcEd; pātra Nb</text:p></text:note-body></text:note></text:span></text:p>
      <text:p text:style-name="P1"><text:span text:style-name="T1">tryāyuṣaṃ dvyakṣarātītaṃ jñānabhaṣma-alaṅkṛtam||11.28|| </text:span><text:span text:style-name="T1"><text:note text:id="ftn992" text:note-class="footnote"><text:note-citation>992</text:note-citation><text:note-body><text:p text:style-name="Footnote">) 28c <text:span text:style-name="T2">°yuṣaṃ] </text:span>CNbNcEd; °yuṣa Na</text:p></text:note-body></text:note></text:span><text:span text:style-name="T1"><text:s/></text:span><text:span text:style-name="T1"><text:note text:id="ftn993" text:note-class="footnote"><text:note-citation>993</text:note-citation><text:note-body><text:p text:style-name="Footnote">) 28d <text:span text:style-name="T2">bhasma] </text:span>CNaNbNc; bhasmam Ed</text:p></text:note-body></text:note></text:span></text:p>
      <text:p text:style-name="P1"><text:span text:style-name="T1">snānavrataṃ sadāsatyaṃ śīlaśaucasamanvitam| </text:span><text:span text:style-name="T1"><text:note text:id="ftn994" text:note-class="footnote"><text:note-citation>994</text:note-citation><text:note-body><text:p text:style-name="Footnote">) 29a <text:span text:style-name="T2">°vrataṃ] </text:span>CaCcNaNb; °vrata CbNcEd</text:p></text:note-body></text:note></text:span></text:p>
      <text:p text:style-name="P1"><text:span text:style-name="T1">agnihotra trayas tattvaṃ japa brahmabilasvaraḥ||11.29|| </text:span><text:span text:style-name="T1"><text:note text:id="ftn995" text:note-class="footnote"><text:note-citation>995</text:note-citation><text:note-body><text:p text:style-name="Footnote">) 29c <text:span text:style-name="T2">°hotra trayas tattvaṃ] </text:span>NaNcEd; °hotran trayas tatvaṃ Ca, °hotratayas tatvaṃ Cb, °hotratrayaṃ tatvā Cc, °hotraṃ trayaṃs tatvaṃ Nb</text:p></text:note-body></text:note></text:span><text:span text:style-name="T1"><text:s/></text:span><text:span text:style-name="T1"><text:note text:id="ftn996" text:note-class="footnote"><text:note-citation>996</text:note-citation><text:note-body><text:p text:style-name="Footnote">) 29d <text:span text:style-name="T2">°bilasvaraḥ] </text:span><text:span text:style-name="T5">corr. </text:span>; °bilaśvaraḥ CNaNb, °bileśvara NcEd</text:p></text:note-body></text:note></text:span></text:p>
      <text:p text:style-name="P1"><text:span text:style-name="T1">dvitīya āśramo devi yathāha bhagavān śivaḥ| </text:span><text:span text:style-name="T1"><text:note text:id="ftn997" text:note-class="footnote"><text:note-citation>997</text:note-citation><text:note-body><text:p text:style-name="Footnote">) 30a <text:span text:style-name="T2">dvitīya āśramo] </text:span>CaCbNaNbNc; dvitīyam āśramo Cc, dvitīyam āśramaṃ Ed</text:p></text:note-body></text:note></text:span><text:span text:style-name="T1"><text:s/></text:span><text:span text:style-name="T1"><text:note text:id="ftn998" text:note-class="footnote"><text:note-citation>998</text:note-citation><text:note-body><text:p text:style-name="Footnote">) 30b <text:span text:style-name="T2">yathāha] </text:span>CaCbNaNc; yathāhaṃ CcNb, yad āha Ed</text:p></text:note-body></text:note></text:span></text:p>
      <text:p text:style-name="P1"><text:span text:style-name="T1">mayāpi kathitaṃ tubhyaṃ janmamṛtyuvināśanam||11.30|| </text:span><text:span text:style-name="T1"><text:note text:id="ftn999" text:note-class="footnote"><text:note-citation>999</text:note-citation><text:note-body><text:p text:style-name="Footnote">) 30c <text:span text:style-name="T2">mayāpi kathitaṃ] </text:span><text:span text:style-name="T5">eme. </text:span>; mamāpi kathitaṃ CNaNb, mamāpi kathitas Nc, mayāpi kathito Ed</text:p></text:note-body></text:note></text:span><text:span text:style-name="T1"><text:s/></text:span><text:span text:style-name="T1"><text:note text:id="ftn1000" text:note-class="footnote"><text:note-citation>1000</text:note-citation><text:note-body><text:p text:style-name="Footnote">) 30d <text:span text:style-name="T2">°mṛtyu°] </text:span>CbCcNaNbNcEd; °mṛ˟° Ca • <text:span text:style-name="T2">°nāśanaṃ] </text:span>CNaNbEd; °nāśanaḥ Nc</text:p></text:note-body></text:note></text:span><text:span text:style-name="T1"><text:s/>vānaprasthaḥ </text:span></text:p>
      <text:p text:style-name="P1"><text:span text:style-name="T1">vānaprasthavidhiṃ vakṣye śṛṇuṣvāyatalocane| </text:span><text:span text:style-name="T1"><text:note text:id="ftn1001" text:note-class="footnote"><text:note-citation>1001</text:note-citation><text:note-body><text:p text:style-name="Footnote">) 31a <text:span text:style-name="T2">°vidhiṃ] </text:span>CaCcNaNbNcEd; °vidhi Cb</text:p></text:note-body></text:note></text:span></text:p>
      <text:p text:style-name="P1"><text:span text:style-name="T1">yathāśrutaṃ yathātathyam ṛṣidaivatapūjitam||11.31|| </text:span><text:span text:style-name="T1"><text:note text:id="ftn1002" text:note-class="footnote"><text:note-citation>1002</text:note-citation><text:note-body><text:p text:style-name="Footnote">) 31d <text:span text:style-name="T2">°daivata°] </text:span>CaCbNaNbNcEd; °devata° Cc</text:p></text:note-body></text:note></text:span></text:p>
      <text:p text:style-name="P1"><text:span text:style-name="T1">vairāgyavanam āśritya niyamāśramam āharet| </text:span><text:span text:style-name="T1"><text:note text:id="ftn1003" text:note-class="footnote"><text:note-citation>1003</text:note-citation><text:note-body><text:p text:style-name="Footnote">) 32a <text:span text:style-name="T2">vairāgya°] </text:span>CNaNbNc; vairāgyā Ed</text:p></text:note-body></text:note></text:span><text:span text:style-name="T1"><text:s/></text:span><text:span text:style-name="T1"><text:note text:id="ftn1004" text:note-class="footnote"><text:note-citation>1004</text:note-citation><text:note-body><text:p text:style-name="Footnote">) 32b <text:span text:style-name="T2">niyamā°] </text:span>CNa<text:span text:style-name="T7">pc</text:span>NbNcEd; mā° Na<text:span text:style-name="T7">ac</text:span> • <text:span text:style-name="T2">°śramam ā°] </text:span>CbCcNaNbNcEd; °śramano haret Ca</text:p></text:note-body></text:note></text:span></text:p>
      <text:p text:style-name="P1"><text:span text:style-name="T1">śīlaśailadṛḍhadvāre prākāre vijitendriyaḥ||11.32|| </text:span><text:span text:style-name="T1"><text:note text:id="ftn1005" text:note-class="footnote"><text:note-citation>1005</text:note-citation><text:note-body><text:p text:style-name="Footnote">) 32c <text:span text:style-name="T2">°dṛḍha°] </text:span>CNaNbNc; °dṛṣa° Ed</text:p></text:note-body></text:note></text:span><text:span text:style-name="T1"><text:s/></text:span><text:span text:style-name="T1"><text:note text:id="ftn1006" text:note-class="footnote"><text:note-citation>1006</text:note-citation><text:note-body><text:p text:style-name="Footnote">) 32d <text:span text:style-name="T2">°kāre] </text:span>CaCbNaNbNcEd; °kāra° Cc</text:p></text:note-body></text:note></text:span></text:p>
      <text:p text:style-name="P1"><text:span text:style-name="T1">adhibhūtaḥ smṛto mātā adhyātmaś ca pitā tathā| </text:span><text:span text:style-name="T1"><text:note text:id="ftn1007" text:note-class="footnote"><text:note-citation>1007</text:note-citation><text:note-body><text:p text:style-name="Footnote">) 33a <text:span text:style-name="T2">smṛto] </text:span>CaCcNaNbNc; ˟˟ Cb, smṛtau Ed</text:p></text:note-body></text:note></text:span><text:span text:style-name="T1"><text:s/></text:span><text:span text:style-name="T1"><text:note text:id="ftn1008" text:note-class="footnote"><text:note-citation>1008</text:note-citation><text:note-body><text:p text:style-name="Footnote">) Parallel: 33 cf.22.10ab: adhyātmanagarasphītaḥ adhibhūtajanākulaḥ</text:p></text:note-body></text:note></text:span></text:p>
      <text:p text:style-name="P1"><text:soft-page-break/><text:span text:style-name="T1">adhidaivika-m-ācāryo vyavasāyāś ca bhrātaraḥ||11.33|| </text:span><text:span text:style-name="T1"><text:note text:id="ftn1009" text:note-class="footnote"><text:note-citation>1009</text:note-citation><text:note-body><text:p text:style-name="Footnote">) 33c <text:span text:style-name="T2">adhidaivika°] </text:span><text:span text:style-name="T5">eme. </text:span>; a˟bhau˟ka° Ca, adhibhautika° CbCcNaNcEd, adhibhauktika° Nb</text:p></text:note-body></text:note></text:span><text:span text:style-name="T1"><text:s/></text:span><text:span text:style-name="T1"><text:note text:id="ftn1010" text:note-class="footnote"><text:note-citation>1010</text:note-citation><text:note-body><text:p text:style-name="Footnote">) 33d <text:span text:style-name="T2">vyavasāyāś] </text:span>CNaNbNc; vyavasāyaś Ed</text:p></text:note-body></text:note></text:span></text:p>
      <text:p text:style-name="P1"><text:span text:style-name="T1">śrutiḥ smṛtiḥ smṛtā bhāryā prajñā putraḥ kṣamānujaḥ| </text:span><text:span text:style-name="T1"><text:note text:id="ftn1011" text:note-class="footnote"><text:note-citation>1011</text:note-citation><text:note-body><text:p text:style-name="Footnote">) 34a <text:span text:style-name="T2">smṛtā] </text:span>CaCcNaNbNcEd; smṛto Cb</text:p></text:note-body></text:note></text:span></text:p>
      <text:p text:style-name="P1"><text:span text:style-name="T1">maitrī bandhur jaṭā cāpaṃ karuṇā supavitrakam||11.34|| </text:span><text:span text:style-name="T1"><text:note text:id="ftn1012" text:note-class="footnote"><text:note-citation>1012</text:note-citation><text:note-body><text:p text:style-name="Footnote">) 34c <text:span text:style-name="T2">bandhur ja°] </text:span>CaCbNaNcEd; bandhu ja° CcNb</text:p></text:note-body></text:note></text:span></text:p>
      <text:p text:style-name="P1"><text:span text:style-name="T1">muditā mauna catvāraḥ sarvakāryam upekṣakā| </text:span><text:span text:style-name="T1"><text:note text:id="ftn1013" text:note-class="footnote"><text:note-citation>1013</text:note-citation><text:note-body><text:p text:style-name="Footnote">) 35a <text:span text:style-name="T2">mauna catvāraḥ] </text:span>CaNaNbNcEd; maunaś catvāraḥ Cb, mauna catvāra Cc</text:p></text:note-body></text:note></text:span><text:span text:style-name="T1"><text:s/></text:span><text:span text:style-name="T1"><text:note text:id="ftn1014" text:note-class="footnote"><text:note-citation>1014</text:note-citation><text:note-body><text:p text:style-name="Footnote">) 35b <text:span text:style-name="T2">°kāryam u°] </text:span>CNbNcEd; °kāryām u° Na • <text:span text:style-name="T2">°pekṣakā] </text:span>CNaNbNc; °pekṣayā Ed</text:p></text:note-body></text:note></text:span></text:p>
      <text:p text:style-name="P1"><text:span text:style-name="T1">yamavalkalasaṃvītas tapaḥkṛṣṇājinādharaḥ||11.35|| </text:span><text:span text:style-name="T1"><text:note text:id="ftn1015" text:note-class="footnote"><text:note-citation>1015</text:note-citation><text:note-body><text:p text:style-name="Footnote">) 35c <text:span text:style-name="T2">°saṃvīta°] </text:span>CNaNbNc; °sānvīta° Ed</text:p></text:note-body></text:note></text:span><text:span text:style-name="T1"><text:s/></text:span><text:span text:style-name="T1"><text:note text:id="ftn1016" text:note-class="footnote"><text:note-citation>1016</text:note-citation><text:note-body><text:p text:style-name="Footnote">) 35d <text:span text:style-name="T2">°kṛṣṇā°] </text:span>CaCbNaNbNcEd; °kṛṣṇāṃ Cc • <text:span text:style-name="T2">°jinādharaḥ] </text:span>Nc; °jinadharaḥ CNaNb(<text:span text:style-name="T6">unmetrical</text:span>), °jinaṃ puraḥ Ed</text:p></text:note-body></text:note></text:span><text:span text:style-name="T1"><text:s/></text:span></text:p>
      <text:p text:style-name="P1"><text:span text:style-name="T1">uttarāsaṅgam āsīno yogapaṭṭadṛḍhavrataḥ| </text:span><text:span text:style-name="T1"><text:note text:id="ftn1017" text:note-class="footnote"><text:note-citation>1017</text:note-citation><text:note-body><text:p text:style-name="Footnote">) 36b <text:span text:style-name="T2">°dṛḍha°] </text:span>CNaNcEd; °dṛṣṭa° Nb • <text:span text:style-name="T2">°vrataḥ] </text:span>CbCcNaNbNcEd; ˟˟ Ca</text:p></text:note-body></text:note></text:span></text:p>
      <text:p text:style-name="P1"><text:span text:style-name="T1">vedaghoṣeṇa ghoṣeṇa prāṇāyāmo 'gnihāvanam||11.36|| </text:span><text:span text:style-name="T1"><text:note text:id="ftn1018" text:note-class="footnote"><text:note-citation>1018</text:note-citation><text:note-body><text:p text:style-name="Footnote">) 36c <text:span text:style-name="T2">veda°] </text:span>CbCcNaNbNcEd; ˟da° Ca • <text:span text:style-name="T2">°ṇa ghoṣeṇa] </text:span>CaCbNaNbNcEd; °ṇa ghoṣīṇa Cc</text:p></text:note-body></text:note></text:span><text:span text:style-name="T1"><text:s/></text:span><text:span text:style-name="T1"><text:note text:id="ftn1019" text:note-class="footnote"><text:note-citation>1019</text:note-citation><text:note-body><text:p text:style-name="Footnote">) 36d <text:span text:style-name="T2">°hāvanam] </text:span>CaNaNbNcEd; °hāvana Cc; °hāvanam Cb</text:p></text:note-body></text:note></text:span><text:span text:style-name="T1"><text:s/></text:span><text:span text:style-name="T1"><text:note text:id="ftn1020" text:note-class="footnote"><text:note-citation>1020</text:note-citation><text:note-body><text:p text:style-name="Footnote">) Note: hāvana = havana metri causa</text:p></text:note-body></text:note></text:span><text:span text:style-name="T1"><text:s/></text:span></text:p>
      <text:p text:style-name="P1"><text:span text:style-name="T1">jitaprāṇamṛgākūlo dhṛti yajñaḥ kriyā japaḥ| </text:span><text:span text:style-name="T1"><text:note text:id="ftn1021" text:note-class="footnote"><text:note-citation>1021</text:note-citation><text:note-body><text:p text:style-name="Footnote">) 37b <text:span text:style-name="T2">°japaḥ] </text:span>CaCbNaNbNcEd; °jiṇaḥ Cc</text:p></text:note-body></text:note></text:span><text:span text:style-name="T1"><text:s/></text:span><text:span text:style-name="T1"><text:note text:id="ftn1022" text:note-class="footnote"><text:note-citation>1022</text:note-citation><text:note-body><text:p text:style-name="Footnote">) Note: °mṛgākūla for °mṛgākulaḥ metri causa?</text:p></text:note-body></text:note></text:span><text:span text:style-name="T1"><text:s/></text:span></text:p>
      <text:p text:style-name="P1"><text:span text:style-name="T1">arthasaṃgraha śāstreṣu sakhā damadayādayaḥ||11.37|| </text:span><text:span text:style-name="T1"><text:note text:id="ftn1023" text:note-class="footnote"><text:note-citation>1023</text:note-citation><text:note-body><text:p text:style-name="Footnote">) 37d <text:span text:style-name="T2">sakhā] </text:span>CNaNcEd; sakho Nb • <text:span text:style-name="T2">damada°] </text:span>Ca<text:span text:style-name="T7">pc</text:span>CbNaNbNcEd; dayada° Cc, dama° Ca<text:span text:style-name="T7">ac</text:span></text:p></text:note-body></text:note></text:span><text:span text:style-name="T1"><text:s/></text:span><text:span text:style-name="T1"><text:note text:id="ftn1024" text:note-class="footnote"><text:note-citation>1024</text:note-citation><text:note-body><text:p text:style-name="Footnote">) Note: Or: [For him] the gist of the Åšāstras is friendship[?], self-control, compassion etc.</text:p></text:note-body></text:note></text:span><text:span text:style-name="T1"><text:s/></text:span></text:p>
      <text:p text:style-name="P1"><text:span text:style-name="T1">śivayajñaṃ prayuñjīta sādhanāṣṭakapūjanam| </text:span><text:span text:style-name="T1"><text:note text:id="ftn1025" text:note-class="footnote"><text:note-citation>1025</text:note-citation><text:note-body><text:p text:style-name="Footnote">) 38a <text:span text:style-name="T2">°yajñaṃ] </text:span>CaCbNaNbEd; °yajña CcNc</text:p></text:note-body></text:note></text:span><text:span text:style-name="T1"><text:s/></text:span><text:span text:style-name="T1"><text:note text:id="ftn1026" text:note-class="footnote"><text:note-citation>1026</text:note-citation><text:note-body><text:p text:style-name="Footnote">) 38b <text:span text:style-name="T2">°pūjanam] </text:span>CaCbNaNbNcEd; °pūjikaṃ Cc</text:p></text:note-body></text:note></text:span><text:span text:style-name="T1"><text:s/></text:span><text:span text:style-name="T1"><text:note text:id="ftn1027" text:note-class="footnote"><text:note-citation>1027</text:note-citation><text:note-body><text:p text:style-name="Footnote">) Parallel: 38 cf.&lt;DhP&gt;Dharmaputrikā&lt;/DhP&gt; 2.1: aṣṭabhiḥ sādhanair ebhiś cittaṃ kāyañ ca yatnataḥ| śodhayitvā tato yogī yogābhyāsaṃ samācaret||</text:p></text:note-body></text:note></text:span></text:p>
      <text:p text:style-name="P1"><text:span text:style-name="T1">pañcabrahmajalaiḥ pūtaḥ satyatīrthaśivahrade||11.38|| </text:span><text:span text:style-name="T1"><text:note text:id="ftn1028" text:note-class="footnote"><text:note-citation>1028</text:note-citation><text:note-body><text:p text:style-name="Footnote">) 38c <text:span text:style-name="T2">°brahmajalaiḥ pūtaḥ] </text:span>CNaNcEd; bra˟˟˟˟˟ Nb</text:p></text:note-body></text:note></text:span><text:span text:style-name="T1"><text:s/></text:span><text:span text:style-name="T1"><text:note text:id="ftn1029" text:note-class="footnote"><text:note-citation>1029</text:note-citation><text:note-body><text:p text:style-name="Footnote">) 38d <text:span text:style-name="T2">°tīrtha] </text:span>CNaNbNc; °tīrthaṃ Ed</text:p></text:note-body></text:note></text:span></text:p>
      <text:p text:style-name="P1"><text:span text:style-name="T1">snānam ācamanaṃ kṛtvā saṃdhyātrayam upāśrayet| </text:span><text:span text:style-name="T1"><text:note text:id="ftn1030" text:note-class="footnote"><text:note-citation>1030</text:note-citation><text:note-body><text:p text:style-name="Footnote">) 39a <text:span text:style-name="T2">°camanaṃ] </text:span>CaCcNaNbNcEd; °canaṃ Cb</text:p></text:note-body></text:note></text:span><text:span text:style-name="T1"><text:s/></text:span><text:span text:style-name="T1"><text:note text:id="ftn1031" text:note-class="footnote"><text:note-citation>1031</text:note-citation><text:note-body><text:p text:style-name="Footnote">) Parallel: 39 See 11.59cd: śivasya hṛdayaṃ saṃdhyā tasmāt saṃdhyām upāsayet</text:p></text:note-body></text:note></text:span></text:p>
      <text:p text:style-name="P1"><text:span text:style-name="T1">akṣamālā purāṇārthaṃ japaśāntaṃ divāniśam||11.39|| </text:span><text:span text:style-name="T1"><text:note text:id="ftn1032" text:note-class="footnote"><text:note-citation>1032</text:note-citation><text:note-body><text:p text:style-name="Footnote">) 39c <text:span text:style-name="T2">akṣamālā] </text:span>CbCcNaNbNcEd; akṣa˟lā Ca • <text:span text:style-name="T2">purāṇārthaṃ] </text:span>CNaEd; purāṇāñ ca Nb, purāṇārthā Nc</text:p></text:note-body></text:note></text:span><text:span text:style-name="T1"><text:s/></text:span><text:span text:style-name="T1"><text:note text:id="ftn1033" text:note-class="footnote"><text:note-citation>1033</text:note-citation><text:note-body><text:p text:style-name="Footnote">) 39d <text:span text:style-name="T2">°śāntaṃ] </text:span>Ca<text:span text:style-name="T7">pc</text:span>CbCcNbNcEd; °śanti Ca<text:span text:style-name="T7">ac</text:span>Na</text:p></text:note-body></text:note></text:span></text:p>
      <text:p text:style-name="P1"><text:span text:style-name="T1">jñānasalilasampūrṇamitihāsakamaṇḍaluḥ| </text:span><text:span text:style-name="T1"><text:note text:id="ftn1034" text:note-class="footnote"><text:note-citation>1034</text:note-citation><text:note-body><text:p text:style-name="Footnote">) 40a <text:span text:style-name="T2">°salila°] </text:span>CNaNbNc; °salīla° Ed</text:p></text:note-body></text:note></text:span><text:span text:style-name="T1"><text:s/></text:span><text:span text:style-name="T1"><text:note text:id="ftn1035" text:note-class="footnote"><text:note-citation>1035</text:note-citation><text:note-body><text:p text:style-name="Footnote">) 40b <text:span text:style-name="T2">°kamaṇḍaluḥ] </text:span>CNaNbNc; °kamaṇḍalu Ed</text:p></text:note-body></text:note></text:span><text:span text:style-name="T1"><text:s/></text:span><text:span text:style-name="T1"><text:note text:id="ftn1036" text:note-class="footnote"><text:note-citation>1036</text:note-citation><text:note-body><text:p text:style-name="Footnote">) Note: pūrṇa-m-itihāsa°: -m- is a filler.</text:p></text:note-body></text:note></text:span><text:span text:style-name="T1"><text:s/></text:span></text:p>
      <text:p text:style-name="P1"><text:span text:style-name="T1">pañcakarmakriyotkrānti japa pañcavidhaḥ sukham||11.40|| </text:span><text:span text:style-name="T1"><text:note text:id="ftn1037" text:note-class="footnote"><text:note-citation>1037</text:note-citation><text:note-body><text:p text:style-name="Footnote">) 40c <text:span text:style-name="T2">°tkrāntija°] </text:span>CaCbNb; °krāntija° Cc, °tkrāntir ja° Na, °tkāntija° Nc, 'krānti ja° Ed</text:p></text:note-body></text:note></text:span></text:p>
      <text:p text:style-name="P1"><text:span text:style-name="T1">sādhanaṃ śivasaṃkalpo yogasiddhiphalapradaḥ| </text:span><text:span text:style-name="T1"><text:note text:id="ftn1038" text:note-class="footnote"><text:note-citation>1038</text:note-citation><text:note-body><text:p text:style-name="Footnote">) 41d <text:span text:style-name="T2">°daḥ] </text:span>CNaNbNc; °dam Ed</text:p></text:note-body></text:note></text:span><text:span text:style-name="T1"><text:s/></text:span><text:span text:style-name="T1"><text:note text:id="ftn1039" text:note-class="footnote"><text:note-citation>1039</text:note-citation><text:note-body><text:p text:style-name="Footnote">) Note: The Åšivasaṃkalpa is á¹šgvedakhila 4.11 ff: yenedam bhūtaṃ bhuvanaṃ bhaviṣyat parigṛhītam amṛtena sarvam, yena yajñas tāyate saptahotā tan me manaś śivasaṅkalpam astu, etc. See also Manu 11.251ab: sakṛt japtvāsyavāmīyaṃ śivasaṃkalpam eva ca.</text:p></text:note-body></text:note></text:span></text:p>
      <text:p text:style-name="P3">saṃtoṣaphalam āhāraḥ kāmakrodhaparājitaḥ||11.41||</text:p>
      <text:p text:style-name="P1"><text:span text:style-name="T1">āśāpāśajayābhyāso dhyānayogaratipriyaḥ| </text:span><text:span text:style-name="T1"><text:note text:id="ftn1040" text:note-class="footnote"><text:note-citation>1040</text:note-citation><text:note-body><text:p text:style-name="Footnote">) 42a <text:span text:style-name="T2">°bhyāso] </text:span>CNaNbNc; °bhyāsa Ed</text:p></text:note-body></text:note></text:span><text:span text:style-name="T1"><text:s/></text:span><text:span text:style-name="T1"><text:note text:id="ftn1041" text:note-class="footnote"><text:note-citation>1041</text:note-citation><text:note-body><text:p text:style-name="Footnote">) 42b <text:span text:style-name="T2">°rati°] </text:span>CcNaNbNc; ˟˟ Ca, °riti° Cb, °ratiḥ Ed</text:p></text:note-body></text:note></text:span></text:p>
      <text:p text:style-name="P1"><text:span text:style-name="T1">atithibhyo 'bhayaṃ dattvā vānaprasthaś cared vratam| </text:span><text:span text:style-name="T1"><text:note text:id="ftn1042" text:note-class="footnote"><text:note-citation>1042</text:note-citation><text:note-body><text:p text:style-name="Footnote">) 42a <text:span text:style-name="T2">atithibhyo 'bhayaṃ] </text:span>CNaNbNc; ārtibhyaś cābhayaṃ Ed • <text:span text:style-name="T2">dattvā] </text:span>CaCbNaNbNcEd; dārā Cc</text:p></text:note-body></text:note></text:span><text:span text:style-name="T1"><text:s/></text:span><text:span text:style-name="T1"><text:note text:id="ftn1043" text:note-class="footnote"><text:note-citation>1043</text:note-citation><text:note-body><text:p text:style-name="Footnote">) 42b <text:span text:style-name="T2">°prasthaś ca°] </text:span>CaCbNaNcEd; °prastha ca° CcNb</text:p></text:note-body></text:note></text:span></text:p>
      <text:p text:style-name="P1"><text:soft-page-break/><text:span text:style-name="T1">vānaprastham ayaṃ dharmaṃ yat pūrvam avadhāritam|| </text:span><text:span text:style-name="T1"><text:note text:id="ftn1044" text:note-class="footnote"><text:note-citation>1044</text:note-citation><text:note-body><text:p text:style-name="Footnote">) 42d <text:span text:style-name="T2">yat pūrvam avadhāritam] </text:span>CcEd; gaditaṃ pūrvadhāritaṃ CaCb, gadita pūrvadhāritaṃ Nb, gaditaṃ yat pūrvadhāritaṃ Na<text:span text:style-name="T7">ac</text:span>(<text:span text:style-name="T6">unmetrical</text:span>), gaditaṃ yat pūrvam avadhāritaṃ Na<text:span text:style-name="T7">pc</text:span>(<text:span text:style-name="T6">unmetrical</text:span>), gaditaṃ yat pūrvamedhāritaṃ Nc(<text:span text:style-name="T6">unmetrical</text:span>)</text:p></text:note-body></text:note></text:span><text:span text:style-name="T1"><text:s/></text:span><text:span text:style-name="T1"><text:note text:id="ftn1045" text:note-class="footnote"><text:note-citation>1045</text:note-citation><text:note-body><text:p text:style-name="Footnote">) Note: Gender!</text:p></text:note-body></text:note></text:span><text:span text:style-name="T1"><text:s/></text:span></text:p>
      <text:p text:style-name="P1"><text:span text:style-name="T1">! saṃsāroddharaṇam anityaharaṇam ajñānanirmūlanam </text:span><text:span text:style-name="T1"><text:note text:id="ftn1046" text:note-class="footnote"><text:note-citation>1046</text:note-citation><text:note-body><text:p text:style-name="Footnote">) 43a <text:span text:style-name="T2">°haraṇam anityaharaṇam ajñā°] </text:span>CaCbNa<text:span text:style-name="T7">ac</text:span>NbNc; °haraṇaṃ anityaharaṇan tajñā° Na<text:span text:style-name="T7">pc</text:span>, °haraṇaṃm anityaharaṇam ajñā° CcEd</text:p></text:note-body></text:note></text:span><text:span text:style-name="T1"><text:s/></text:span><text:span text:style-name="T1"><text:note text:id="ftn1047" text:note-class="footnote"><text:note-citation>1047</text:note-citation><text:note-body><text:p text:style-name="Footnote">) Note: Naonly corrects °haraṇamanitya° to °haraṇam anitya° (CHECK this), but its scribe probably meant an anusvāra at the end of °haraṇaṃ, perhaps trying to correct the metre. He tries to correct the metre also with anityaharaṇan tajñā°.</text:p></text:note-body></text:note></text:span><text:span text:style-name="T1"><text:s/></text:span></text:p>
      <text:p text:style-name="P1"><text:span text:style-name="T1">! prajñāvṛddhikaram amoghakaraṇaṃ kleśārṇavottāraṇam| </text:span><text:span text:style-name="T1"><text:note text:id="ftn1048" text:note-class="footnote"><text:note-citation>1048</text:note-citation><text:note-body><text:p text:style-name="Footnote">) 43b <text:span text:style-name="T5">omitted in </text:span>Nb • <text:span text:style-name="T2">°karam amogha°] </text:span>CNa(<text:span text:style-name="T6">unmetrical</text:span>); <text:span text:style-name="T5">omitted in </text:span>Nb, °kam amogha° Nc, °karaṃ prabodha° Ed • <text:span text:style-name="T2">kleśārṇavo°] </text:span>CNc; kleśāṇṇavo° Na, <text:span text:style-name="T5">omitted in </text:span>Nb, śokārṇavo° Ed</text:p></text:note-body></text:note></text:span></text:p>
      <text:p text:style-name="P1"><text:span text:style-name="T1">! janmavyādhiharam akarmadahanaṃ sevet sa dharmottamam </text:span><text:span text:style-name="T1"><text:note text:id="ftn1049" text:note-class="footnote"><text:note-citation>1049</text:note-citation><text:note-body><text:p text:style-name="Footnote">) 43c <text:span text:style-name="T2">sevet sa] </text:span>CaCbNaNcEd; seve sa Cc, sevet ta Nb</text:p></text:note-body></text:note></text:span></text:p>
      <text:p text:style-name="P3">? śraddhāpūrvakam eva yaḥ saniyamaṃ sākṣāc ca jīvan śivaḥ||11.43||</text:p>
      <text:p text:style-name="P1"><text:span text:style-name="T1"><text:s/></text:span><text:span text:style-name="T1"><text:note text:id="ftn1050" text:note-class="footnote"><text:note-citation>1050</text:note-citation><text:note-body><text:p text:style-name="Footnote">) 43d <text:span text:style-name="T5">omitted in </text:span>CNaNbNc</text:p></text:note-body></text:note></text:span><text:span text:style-name="T1"><text:s/></text:span><text:span text:style-name="T1"><text:note text:id="ftn1051" text:note-class="footnote"><text:note-citation>1051</text:note-citation><text:note-body><text:p text:style-name="Footnote">) Note: The fourth line of this verse could be Naraharinātha's invention.</text:p></text:note-body></text:note></text:span><text:span text:style-name="T1"><text:s/>parivrājakaḥ </text:span></text:p>
      <text:p text:style-name="P1"><text:span text:style-name="T1">parivrājakadharmo 'yaṃ kīrtayiṣyāmi tac chṛṇu| </text:span><text:span text:style-name="T1"><text:note text:id="ftn1052" text:note-class="footnote"><text:note-citation>1052</text:note-citation><text:note-body><text:p text:style-name="Footnote">) 44b <text:span text:style-name="T2">kīrtayiṣyāmi] </text:span>CbCcNaNbNcEd; kīrtayi˟mi Ca</text:p></text:note-body></text:note></text:span></text:p>
      <text:p text:style-name="P1"><text:span text:style-name="T1">sukhaduḥkhaṃ samaṃ kṛtvā lobhamohavivarjitaḥ||11.44|| </text:span><text:span text:style-name="T1"><text:note text:id="ftn1053" text:note-class="footnote"><text:note-citation>1053</text:note-citation><text:note-body><text:p text:style-name="Footnote">) 44c <text:span text:style-name="T2">°duḥkhaṃ] </text:span>Cb; °duḥkha CaCcNaNbNcEd</text:p></text:note-body></text:note></text:span><text:span text:style-name="T1"><text:s/></text:span><text:span text:style-name="T1"><text:note text:id="ftn1054" text:note-class="footnote"><text:note-citation>1054</text:note-citation><text:note-body><text:p text:style-name="Footnote">) 44d <text:span text:style-name="T2">lobhamoha°] </text:span>Cb; lābhālobha° CaNaNbNc, lābhalobha° Cc, lābhālābha° Ed • <text:span text:style-name="T2">°varjitaḥ] </text:span>CNaNcEd; °varjitāḥ Nb</text:p></text:note-body></text:note></text:span><text:span text:style-name="T1"><text:s/></text:span><text:span text:style-name="T1"><text:note text:id="ftn1055" text:note-class="footnote"><text:note-citation>1055</text:note-citation><text:note-body><text:p text:style-name="Footnote">) Parallel: 44d cf.4.71: kāmaḥ krodhaś ca lobhaś ca mohaś caiva caturvidhaḥ| catuḥśatrur nihantavyaḥ sarvathā vītakalmaṣaḥ||</text:p></text:note-body></text:note></text:span></text:p>
      <text:p text:style-name="P1"><text:span text:style-name="T1">varjayen madhu māṃsāni paradārāṃś ca varjayet| </text:span><text:span text:style-name="T1"><text:note text:id="ftn1056" text:note-class="footnote"><text:note-citation>1056</text:note-citation><text:note-body><text:p text:style-name="Footnote">) 45a <text:span text:style-name="T2">varjayen] </text:span>CaNb; varjayet CbCcNaNcEd</text:p></text:note-body></text:note></text:span><text:span text:style-name="T1"><text:s/></text:span><text:span text:style-name="T1"><text:note text:id="ftn1057" text:note-class="footnote"><text:note-citation>1057</text:note-citation><text:note-body><text:p text:style-name="Footnote">) Parallel: 45 = Kūrmapurāṇa 2.27.12a etc.</text:p></text:note-body></text:note></text:span></text:p>
      <text:p text:style-name="P1"><text:span text:style-name="T1">varjayec ciravāsaṃ ca paravāsaṃ ca varjayet||11.45|| </text:span><text:span text:style-name="T1"><text:note text:id="ftn1058" text:note-class="footnote"><text:note-citation>1058</text:note-citation><text:note-body><text:p text:style-name="Footnote">) 45c <text:span text:style-name="T2">°vāsaṃ] </text:span>CNaNbNc; °vāsaś Ed</text:p></text:note-body></text:note></text:span><text:span text:style-name="T1"><text:s/></text:span><text:span text:style-name="T1"><text:note text:id="ftn1059" text:note-class="footnote"><text:note-citation>1059</text:note-citation><text:note-body><text:p text:style-name="Footnote">) 45d <text:span text:style-name="T2">°vāsaṃ] </text:span>CNaNbNc; °vāsaś Ed</text:p></text:note-body></text:note></text:span></text:p>
      <text:p text:style-name="P1"><text:span text:style-name="T1">varjayet sṛṣṭabhojyāni bhikṣām ekāṃ ca varjayet| </text:span><text:span text:style-name="T1"><text:note text:id="ftn1060" text:note-class="footnote"><text:note-citation>1060</text:note-citation><text:note-body><text:p text:style-name="Footnote">) 46ab <text:span text:style-name="T5">omitted in </text:span>Cb</text:p></text:note-body></text:note></text:span><text:span text:style-name="T1"><text:s/></text:span><text:span text:style-name="T1"><text:note text:id="ftn1061" text:note-class="footnote"><text:note-citation>1061</text:note-citation><text:note-body><text:p text:style-name="Footnote">) 46a <text:span text:style-name="T2">varjayet sṛṣṭa°] </text:span>Cc(?)NaNc; varjayet mṛṣṭa° Ca, <text:span text:style-name="T5">omitted in </text:span>Cb, varjjan mṛṣṭa° Nb, varjayen mṛṣṭa° Ed • <text:span text:style-name="T2">°bhojyāni] </text:span>CNaNbEd; °bhojāli(?) Nc</text:p></text:note-body></text:note></text:span><text:span text:style-name="T1"><text:s/></text:span><text:span text:style-name="T1"><text:note text:id="ftn1062" text:note-class="footnote"><text:note-citation>1062</text:note-citation><text:note-body><text:p text:style-name="Footnote">) 46b <text:span text:style-name="T2">°kṣām ekāṃ] </text:span>CaNb; <text:span text:style-name="T5">omitted in </text:span>Cb, °kṣām ekaṃ CcNa, °kṣam ekañ Nc, °kṣām ekaś Ed</text:p></text:note-body></text:note></text:span></text:p>
      <text:p text:style-name="P3">varjayet saṃgrahaṃ nityam abhimānaṃ ca varjayet||11.46||</text:p>
      <text:p text:style-name="P1"><text:span text:style-name="T1">susūkṣmaṃ manasā dhyātvā śucau pādaṃ vinikṣipet| </text:span><text:span text:style-name="T1"><text:note text:id="ftn1063" text:note-class="footnote"><text:note-citation>1063</text:note-citation><text:note-body><text:p text:style-name="Footnote">) 47b <text:span text:style-name="T2">pādaṃ] </text:span>CbCcNaNc; pādaṃ Ca, pāda NbEd • <text:span text:style-name="T2">vinikṣi°] </text:span>CbCcNaNbEd; ˟nikṣi° Ca, vinikṣa° Nc</text:p></text:note-body></text:note></text:span></text:p>
      <text:p text:style-name="P1"><text:span text:style-name="T1">na kupyeta anālābhe lābhe vāpi na harṣayet||11.47|| </text:span><text:span text:style-name="T1"><text:note text:id="ftn1064" text:note-class="footnote"><text:note-citation>1064</text:note-citation><text:note-body><text:p text:style-name="Footnote">) 47c <text:span text:style-name="T2">kupyeta] </text:span>CaCbNaNbNcEd; kupeta Cc • <text:span text:style-name="T2">anālābhe] </text:span>Na; manolābhe CaCbNbNc, manolābho Cc, manālābhe Ed</text:p></text:note-body></text:note></text:span></text:p>
      <text:p text:style-name="P1"><text:span text:style-name="T1">arthatṛṣṇāsv anudvigno roṣe vāpi sudāruṇe| </text:span><text:span text:style-name="T1"><text:note text:id="ftn1065" text:note-class="footnote"><text:note-citation>1065</text:note-citation><text:note-body><text:p text:style-name="Footnote">) 48a <text:span text:style-name="T2">artha°] </text:span>CbCcNc; arthā° CaNaNb, atha Ed • <text:span text:style-name="T2">°nudvigno] </text:span>CaCbNaNbNcEd; °nudigno Cc</text:p></text:note-body></text:note></text:span></text:p>
      <text:p text:style-name="P3">stutinindā samaṃ kṛtvā priyaṃ vāpriyam eva vā||11.48||</text:p>
      <text:p text:style-name="P1"><text:span text:style-name="T1">niyamās tu parīdhānaṃ saṃyamāvṛtamekhalaḥ| </text:span><text:span text:style-name="T1"><text:note text:id="ftn1066" text:note-class="footnote"><text:note-citation>1066</text:note-citation><text:note-body><text:p text:style-name="Footnote">) 49a <text:span text:style-name="T2">°dhānaṃ] </text:span>CaCbNaNbEd; °dhānaṃ Nc, °dhānā Cc</text:p></text:note-body></text:note></text:span><text:span text:style-name="T1"><text:s/></text:span><text:span text:style-name="T1"><text:note text:id="ftn1067" text:note-class="footnote"><text:note-citation>1067</text:note-citation><text:note-body><text:p text:style-name="Footnote">) 49b <text:span text:style-name="T2">°vṛta°] </text:span>CNaNc; °mṛta° Nb, °nṛta° Ed • <text:span text:style-name="T2">°mekhalaḥ] </text:span>CaCbNaNcEd; °mekhalāḥ Cc, °mekhalā Nb</text:p></text:note-body></text:note></text:span><text:span text:style-name="T1"><text:s/></text:span><text:span text:style-name="T1"><text:note text:id="ftn1068" text:note-class="footnote"><text:note-citation>1068</text:note-citation><text:note-body><text:p text:style-name="Footnote">) Note: Check if saṃyama is a technical term here.</text:p></text:note-body></text:note></text:span></text:p>
      <text:p text:style-name="P1"><text:span text:style-name="T1">nirālambaṃ manaḥ kṛtvā buddhiṃ kṛtvā nirañjanām||11.49|| </text:span><text:span text:style-name="T1"><text:note text:id="ftn1069" text:note-class="footnote"><text:note-citation>1069</text:note-citation><text:note-body><text:p text:style-name="Footnote">) 49c <text:span text:style-name="T2">°baṃ manaḥ kṛtvā] </text:span>Nc; °bam asatkṛtvā CaNa, °bam asaṃkṛtvā Cb, °bam anaṃkṛtvā Cc, °ba manas kṛtvā Nb, °bam anaṅkṛtvā Ed</text:p></text:note-body></text:note></text:span><text:span text:style-name="T1"><text:s/></text:span><text:span text:style-name="T1"><text:note text:id="ftn1070" text:note-class="footnote"><text:note-citation>1070</text:note-citation><text:note-body><text:p text:style-name="Footnote">) 49d <text:span text:style-name="T2">buddhiṃ] </text:span>CaCcNaNbNc; buddhi CbEd • <text:span text:style-name="T2">nirañjanām] </text:span><text:span text:style-name="T5">eme. </text:span>; nirañjanam CNbNcEd, nirañjanaḥ Na</text:p></text:note-body></text:note></text:span></text:p>
      <text:p text:style-name="P1"><text:soft-page-break/><text:span text:style-name="T1">ātmānaṃ pṛthivīṃ kṛtvā khaṃ ca kṛtvā manonmanam| </text:span><text:span text:style-name="T1"><text:note text:id="ftn1071" text:note-class="footnote"><text:note-citation>1071</text:note-citation><text:note-body><text:p text:style-name="Footnote">) 50ab <text:span text:style-name="T2">kṛtvā khaṃ ca] </text:span>CbCcNaNbNcEd; kṛtvā˟ñca Ca</text:p></text:note-body></text:note></text:span><text:span text:style-name="T1"><text:s/></text:span><text:span text:style-name="T1"><text:note text:id="ftn1072" text:note-class="footnote"><text:note-citation>1072</text:note-citation><text:note-body><text:p text:style-name="Footnote">) 50b <text:span text:style-name="T2">manonmanam] </text:span>CNaNb; manonmanaḥ Nc, manonmanaiḥ Ed</text:p></text:note-body></text:note></text:span></text:p>
      <text:p text:style-name="P1"><text:span text:style-name="T1">tridaṇḍaṃ triguṇaṃ kṛtvā pātraṃ kṛtvākṣaro 'vyayaḥ||11.50|| </text:span><text:span text:style-name="T1"><text:note text:id="ftn1073" text:note-class="footnote"><text:note-citation>1073</text:note-citation><text:note-body><text:p text:style-name="Footnote">) 50d <text:span text:style-name="T2">°kṣaro] </text:span>CNaNcEd; °karo Nb • <text:span text:style-name="T2">vyayaḥ] </text:span>CaCbNaNb; vyayaṃ Cc, vyaya Nc, dvayam Ed</text:p></text:note-body></text:note></text:span><text:span text:style-name="T1"><text:s/></text:span><text:span text:style-name="T1"><text:note text:id="ftn1074" text:note-class="footnote"><text:note-citation>1074</text:note-citation><text:note-body><text:p text:style-name="Footnote">) Note: tridaṇḍa = the three staves of the Parivrājaka MMW, check. °kṣaram avyayam would be unmetrical, so the nominative is used here.</text:p></text:note-body></text:note></text:span></text:p>
      <text:p text:style-name="P1"><text:span text:style-name="T1">nyased dharmam adharmaṃ ca īrṣyādveṣaṃ parityajet| </text:span><text:span text:style-name="T1"><text:note text:id="ftn1075" text:note-class="footnote"><text:note-citation>1075</text:note-citation><text:note-body><text:p text:style-name="Footnote">) 51a <text:span text:style-name="T2">°dharmaṃ ca] </text:span>CNbNcEd; °dharmaṃ vā Na </text:p></text:note-body></text:note></text:span><text:span text:style-name="T1"><text:s/></text:span><text:span text:style-name="T1"><text:note text:id="ftn1076" text:note-class="footnote"><text:note-citation>1076</text:note-citation><text:note-body><text:p text:style-name="Footnote">) 51b <text:span text:style-name="T2">īrṣyā°] </text:span>NaNcEd; īrṣā° CNb • <text:span text:style-name="T2">°dveṣaṃ] </text:span>CaCbNaNbNcEd; °dveṣa Cc</text:p></text:note-body></text:note></text:span></text:p>
      <text:p text:style-name="P1"><text:span text:style-name="T1">nirdvandvo nityasatyastho nirmamo nirahaṃkṛtaḥ||11.51|| </text:span><text:span text:style-name="T1"><text:note text:id="ftn1077" text:note-class="footnote"><text:note-citation>1077</text:note-citation><text:note-body><text:p text:style-name="Footnote">) 51c <text:span text:style-name="T2">nirdvandvo] </text:span>CaCbNaNbNcEd; nivaṃdvo Cc • <text:span text:style-name="T2">°satya°] </text:span>CaCbNaNbNcEd; °saṃtya° Cc</text:p></text:note-body></text:note></text:span><text:span text:style-name="T1"><text:s/></text:span><text:span text:style-name="T1"><text:note text:id="ftn1078" text:note-class="footnote"><text:note-citation>1078</text:note-citation><text:note-body><text:p text:style-name="Footnote">) 51d <text:span text:style-name="T2">nirmamo] </text:span>NcEd; nirmāṃso CNa, nirmaṃso Nb • <text:span text:style-name="T2">°kṛtaḥ] </text:span>CNbNc; °kṛtaṃ Na, °kṛtiḥ Ed</text:p></text:note-body></text:note></text:span></text:p>
      <text:p text:style-name="P1"><text:span text:style-name="T1">divasasyāṣṭame bhāge bhikṣāṃ saptagṛhaṃ caret| </text:span><text:span text:style-name="T1"><text:note text:id="ftn1079" text:note-class="footnote"><text:note-citation>1079</text:note-citation><text:note-body><text:p text:style-name="Footnote">) 52a <text:span text:style-name="T2">divasasyā°] </text:span>CaCcNaNbNcEd; divasatyā° Cb</text:p></text:note-body></text:note></text:span><text:span text:style-name="T1"><text:s/></text:span><text:span text:style-name="T1"><text:note text:id="ftn1080" text:note-class="footnote"><text:note-citation>1080</text:note-citation><text:note-body><text:p text:style-name="Footnote">) 52b <text:span text:style-name="T2">bhikṣāṃ] </text:span>CNaNcEd; bhikṣā Nb</text:p></text:note-body></text:note></text:span></text:p>
      <text:p text:style-name="P3">na cāsīta na tiṣṭheta na ca dehīti vā vadet||11.52||</text:p>
      <text:p text:style-name="P1"><text:span text:style-name="T1">yathālābhena varteta aṣṭau piṇḍān dine dine| </text:span><text:span text:style-name="T1"><text:note text:id="ftn1081" text:note-class="footnote"><text:note-citation>1081</text:note-citation><text:note-body><text:p text:style-name="Footnote">) 53a <text:span text:style-name="T2">yathālābhena] </text:span>CbCcNaNbNcEd; yathālā˟˟ Ca</text:p></text:note-body></text:note></text:span><text:span text:style-name="T1"><text:s/></text:span><text:span text:style-name="T1"><text:note text:id="ftn1082" text:note-class="footnote"><text:note-citation>1082</text:note-citation><text:note-body><text:p text:style-name="Footnote">) 53b <text:span text:style-name="T2">aṣṭau] </text:span>CNaNbNc; aṣṭa Ed</text:p></text:note-body></text:note></text:span></text:p>
      <text:p text:style-name="P1"><text:span text:style-name="T1">vastrabhojanaśayyāsu na prasajyeta vistaram||11.53|| </text:span><text:span text:style-name="T1"><text:note text:id="ftn1083" text:note-class="footnote"><text:note-citation>1083</text:note-citation><text:note-body><text:p text:style-name="Footnote">) 53c <text:span text:style-name="T2">°śayyāsu] </text:span>CNaNc; °śayyāñca Nb, °śaiyyāsu Ed</text:p></text:note-body></text:note></text:span><text:span text:style-name="T1"><text:s/></text:span><text:span text:style-name="T1"><text:note text:id="ftn1084" text:note-class="footnote"><text:note-citation>1084</text:note-citation><text:note-body><text:p text:style-name="Footnote">) 53d <text:span text:style-name="T2">°sajyeta] </text:span>CaCcNaNb; °yujye Cb, °saheta Nc, °sahyeta Ed • <text:span text:style-name="T2">vistaram] </text:span>CNaNbNc; vistaraḥ Ed</text:p></text:note-body></text:note></text:span></text:p>
      <text:p text:style-name="P1"><text:span text:style-name="T1">nābhinandeta maraṇaṃ nābhinandeta jīvitam| </text:span><text:span text:style-name="T1"><text:note text:id="ftn1085" text:note-class="footnote"><text:note-citation>1085</text:note-citation><text:note-body><text:p text:style-name="Footnote">) Parallel: 54 = MBh 12.237.15ab, Manu 6.45ab, Nāradaparivrājakopaniṣad 3.61cd. </text:p></text:note-body></text:note></text:span></text:p>
      <text:p text:style-name="P1"><text:span text:style-name="T1">indriyāṇi vaśaṃkṛtvā kāmaṃ hatvā yatavrataḥ||11.54|| </text:span><text:span text:style-name="T1"><text:note text:id="ftn1086" text:note-class="footnote"><text:note-citation>1086</text:note-citation><text:note-body><text:p text:style-name="Footnote">) 54c <text:span text:style-name="T2">vaśaṃkṛ°] </text:span>CaCbNaNbNcEd; vasaṃtkṛ° Cc</text:p></text:note-body></text:note></text:span><text:span text:style-name="T1"><text:s/></text:span><text:span text:style-name="T1"><text:note text:id="ftn1087" text:note-class="footnote"><text:note-citation>1087</text:note-citation><text:note-body><text:p text:style-name="Footnote">) 54d <text:span text:style-name="T2">hatvā yatavrataḥ] </text:span>CNaNcEd; kṛtvā yataḥ vrataḥ Nb</text:p></text:note-body></text:note></text:span></text:p>
      <text:p text:style-name="P1"><text:span text:style-name="T1">atītaṃ ca bhaviṣyaṃ ca na bhikṣuś cintayet sadā| </text:span><text:span text:style-name="T1"><text:note text:id="ftn1088" text:note-class="footnote"><text:note-citation>1088</text:note-citation><text:note-body><text:p text:style-name="Footnote">) 55b <text:span text:style-name="T2">bhikṣuś ci°] </text:span>CNbNc; bhikṣuṃś ci° Na, bhikṣu ci° Ed • <text:span text:style-name="T2">sadā] </text:span>CaCcNaNbNcEd; <text:span text:style-name="T5">omitted in </text:span>Cb</text:p></text:note-body></text:note></text:span></text:p>
      <text:p text:style-name="P1"><text:span text:style-name="T1">! krodhamānamadadarpān parivrāḍ varjayet sadā||11.55|| </text:span><text:span text:style-name="T1"><text:note text:id="ftn1089" text:note-class="footnote"><text:note-citation>1089</text:note-citation><text:note-body><text:p text:style-name="Footnote">) 55cd <text:span text:style-name="T2">°darpān pa°] </text:span>CaCcNaNbNcEd; °darpāt pa° Cb</text:p></text:note-body></text:note></text:span></text:p>
      <text:p text:style-name="P1"><text:span text:style-name="T1">virāgaṃ tu dhanuḥ kṛtvā prāṇāyāmaguṇair yutam| </text:span><text:span text:style-name="T1"><text:note text:id="ftn1090" text:note-class="footnote"><text:note-citation>1090</text:note-citation><text:note-body><text:p text:style-name="Footnote">) 56a <text:span text:style-name="T2">dhanuḥ] </text:span>CNaNbNc; dhanuṣ Ed</text:p></text:note-body></text:note></text:span><text:span text:style-name="T1"><text:s/></text:span><text:span text:style-name="T1"><text:note text:id="ftn1091" text:note-class="footnote"><text:note-citation>1091</text:note-citation><text:note-body><text:p text:style-name="Footnote">) 56b <text:span text:style-name="T2">prāṇāyāmagu°] </text:span>CbCcNaNbNcEd; prāṇāyāmaṅgu° Ca • <text:span text:style-name="T2">yutam] </text:span>CNbNc; yutaḥ Na, vṛtaṃ Ed</text:p></text:note-body></text:note></text:span></text:p>
      <text:p text:style-name="P1"><text:span text:style-name="T1">dhāraṇāśaratīkṣṇena mṛgaṃ hatvā manendriyam||11.56|| </text:span><text:span text:style-name="T1"><text:note text:id="ftn1092" text:note-class="footnote"><text:note-citation>1092</text:note-citation><text:note-body><text:p text:style-name="Footnote">) 56a <text:span text:style-name="T2">°tīkṣṇena] </text:span>NbEd; °tīkṣṇeṇa CNc; °tīkṣeṇa Na</text:p></text:note-body></text:note></text:span></text:p>
      <text:p text:style-name="P1"><text:span text:style-name="T1">maitrīkhaḍgasutīkṣṇena saṃsārāriṃ nikṛntayet| </text:span><text:span text:style-name="T1"><text:note text:id="ftn1093" text:note-class="footnote"><text:note-citation>1093</text:note-citation><text:note-body><text:p text:style-name="Footnote">) 57a <text:span text:style-name="T2">sutīkṣṇena] </text:span>NbCaNcEd; sutīkṣṇeṇa CbCcNa<text:span text:style-name="T7">pc</text:span>, ṇa Na<text:span text:style-name="T7">ac</text:span></text:p></text:note-body></text:note></text:span><text:span text:style-name="T1"><text:s/></text:span><text:span text:style-name="T1"><text:note text:id="ftn1094" text:note-class="footnote"><text:note-citation>1094</text:note-citation><text:note-body><text:p text:style-name="Footnote">) 57b <text:span text:style-name="T2">°sārāriṃ] </text:span>CaCbNaNbEd; °sārāri CcNc</text:p></text:note-body></text:note></text:span><text:span text:style-name="T1"><text:s/></text:span><text:span text:style-name="T1"><text:note text:id="ftn1095" text:note-class="footnote"><text:note-citation>1095</text:note-citation><text:note-body><text:p text:style-name="Footnote">) Note: Buddhist terms.</text:p></text:note-body></text:note></text:span></text:p>
      <text:p text:style-name="P3">karuṇāvartacakreṇa krodhamattagajaṃ jayet||11.57||</text:p>
      <text:p text:style-name="P1"><text:span text:style-name="T1">muditāvarmabaddhāṅgas tūṇaṃ pūrṇam upekṣayā| </text:span><text:span text:style-name="T1"><text:note text:id="ftn1096" text:note-class="footnote"><text:note-citation>1096</text:note-citation><text:note-body><text:p text:style-name="Footnote">) 58b <text:span text:style-name="T2">tūṇaṃ pūrṇam u°] </text:span><text:span text:style-name="T5">eme. </text:span>; tūṇṇāpūrṇṇam u° Ca, tūṇāpūrṇṇam u° Cb, tūnapūrṇṇam u° Cc, tūṇṇāpūṇṇām u° Na, tūrṇṇāpūrṇṇam u° NbNc, tūṇīpūrṇam u° Ed</text:p></text:note-body></text:note></text:span><text:span text:style-name="T1"><text:s/></text:span><text:span text:style-name="T1"><text:note text:id="ftn1097" text:note-class="footnote"><text:note-citation>1097</text:note-citation><text:note-body><text:p text:style-name="Footnote">) Parallel: 58 Cf.4.72: caturāyatanaṃ vipra kathayiṣyāmi tac chṛṇu| karuṇāmuditopekṣāmaitrī cāyātanaṃ smṛtam||</text:p></text:note-body></text:note></text:span></text:p>
      <text:p text:style-name="P1"><text:span text:style-name="T1">anakṣaraṃ paraṃ brahma cintayet satataṃ dvija||11.58|| </text:span><text:span text:style-name="T1"><text:note text:id="ftn1098" text:note-class="footnote"><text:note-citation>1098</text:note-citation><text:note-body><text:p text:style-name="Footnote">) 58c <text:span text:style-name="T2">anakṣaraṃ] </text:span>Cb; anākṣaraṃ CaNa, anākṣara° CcNcEd, anakṣara° Nb • <text:span text:style-name="T2">paraṃ] </text:span>CaCcNaNbEd; para CbNc</text:p></text:note-body></text:note></text:span></text:p>
      <text:p text:style-name="P1"><text:span text:style-name="T1">brahmaṇo hṛdayaṃ viṣṇur viṣṇoś ca hṛdayaṃ śivaḥ| </text:span><text:span text:style-name="T1"><text:note text:id="ftn1099" text:note-class="footnote"><text:note-citation>1099</text:note-citation><text:note-body><text:p text:style-name="Footnote">) 59a <text:span text:style-name="T2">hṛdayaṃ] </text:span>CbCcNaNbEd; ˟dayaṃ Ca, hṛdaye Nc</text:p></text:note-body></text:note></text:span><text:span text:style-name="T1"><text:s/></text:span><text:span text:style-name="T1"><text:note text:id="ftn1100" text:note-class="footnote"><text:note-citation>1100</text:note-citation><text:note-body><text:p text:style-name="Footnote">) 59ab <text:span text:style-name="T2">viṣṇur vi°] </text:span>CaNaEd; viṣṇum vi° Cb, viṣṇu vi° CcNbNc</text:p></text:note-body></text:note></text:span><text:span text:style-name="T1"><text:s/></text:span><text:span text:style-name="T1"><text:note text:id="ftn1101" text:note-class="footnote"><text:note-citation>1101</text:note-citation><text:note-body><text:p text:style-name="Footnote">) 59b <text:span text:style-name="T2">śivaḥ] </text:span>Ed; śivaṃ CNaNbNc</text:p></text:note-body></text:note></text:span></text:p>
      <text:p text:style-name="P1"><text:span text:style-name="T1">śivasya hṛdayaṃ saṃdhyā tasmāt saṃdhyām upāsayet||11.59|| </text:span><text:span text:style-name="T1"><text:note text:id="ftn1102" text:note-class="footnote"><text:note-citation>1102</text:note-citation><text:note-body><text:p text:style-name="Footnote">) 59d <text:span text:style-name="T2">°sayet] </text:span>CaCcNb; °śayet CbNa, °śrayet NcEd</text:p></text:note-body></text:note></text:span><text:span text:style-name="T1"><text:s/></text:span><text:span text:style-name="T1"><text:note text:id="ftn1103" text:note-class="footnote"><text:note-citation>1103</text:note-citation><text:note-body><text:p text:style-name="Footnote">) Parallel: 59 â‰ˆ Saubhāgyabhāskara of Bhāskararāya ad Lalitāsahasranāmastotra 302: brahmaṇo hṛdayaṃ viṣṇur viṣṇor api śivaḥ smṛtaḥ| śivasya hṛdayaṃ sandhyā tenopāsyā dvijātibhiḥ|| iti kaśyapādivacanaiḥ kaurmapādmaskāndādinikhilapurāṇeṣu ca tatra tatra devīkālikābrahmāṇḍamārkaṇḍeyādipurāṇeṣu bahuśaḥ śaktirahasyadevībhāgavatatṛtīyaskandhādiṣu| </text:p></text:note-body></text:note></text:span></text:p>
      <text:p text:style-name="P1"><text:soft-page-break/><text:span text:style-name="T1">saṃsārārṇavatāraṇaṃ śubhagatiḥ sa brahma saṃdhyākṣaraṃ </text:span><text:span text:style-name="T1"><text:note text:id="ftn1104" text:note-class="footnote"><text:note-citation>1104</text:note-citation><text:note-body><text:p text:style-name="Footnote">) 60a <text:span text:style-name="T2">°gatiḥ] </text:span>CcEd; °gati CaCbNaNb(<text:span text:style-name="T6">unmetrical</text:span>), °gatiṃ Nc • <text:span text:style-name="T2">°kṣaraṃ] </text:span>CaCcNaNbNcEd; °kṣara Cb</text:p></text:note-body></text:note></text:span></text:p>
      <text:p text:style-name="P1"><text:span text:style-name="T1">dhyāyen nityam atandrito hy anupamaṃ vyaktātmavedyaṃ śivam| </text:span><text:span text:style-name="T1"><text:note text:id="ftn1105" text:note-class="footnote"><text:note-citation>1105</text:note-citation><text:note-body><text:p text:style-name="Footnote">) 60b <text:span text:style-name="T2">°tandrito] </text:span>CaNaNcEd; °nandrito Cb, °tandriya Cc, °tandriyaṃ Nb • <text:span text:style-name="T2">°vedyaṃ] </text:span>CNaNcEd; °vedya Nb(<text:span text:style-name="T6">unmetrical</text:span>)</text:p></text:note-body></text:note></text:span></text:p>
      <text:p text:style-name="P1"><text:span text:style-name="T1">rūpair varṇaguṇādibhiś ca vihitaṃ durlakṣyalakṣyottamaṃ </text:span><text:span text:style-name="T1"><text:note text:id="ftn1106" text:note-class="footnote"><text:note-citation>1106</text:note-citation><text:note-body><text:p text:style-name="Footnote">) 60c <text:span text:style-name="T2">rūpair va°] </text:span>CaNaNcEd; rūpai va° CbCcNb • <text:span text:style-name="T2">vihitaṃ] </text:span>CNa<text:span text:style-name="T7">ac</text:span>(?)NbNc; rahitaṃ Na<text:span text:style-name="T7">pc</text:span>(?)Ed • <text:span text:style-name="T2">durlakṣyalakṣyottamam] </text:span>CaNb; dulakṣyalakṣyottamam Na; durlakṣyalakṣottamam CbCcNcEd</text:p></text:note-body></text:note></text:span><text:span text:style-name="T1"><text:s/></text:span><text:span text:style-name="T1"><text:note text:id="ftn1107" text:note-class="footnote"><text:note-citation>1107</text:note-citation><text:note-body><text:p text:style-name="Footnote">) Note: vihita here in the sense of `devoid'.</text:p></text:note-body></text:note></text:span></text:p>
      <text:p text:style-name="P3">yatnoddhṛtya samāśrayet suraguruṃ sarvārtihartā haram||11.60||</text:p>
      <text:p text:style-name="P1"><text:span text:style-name="T1"><text:s/></text:span><text:span text:style-name="T1"><text:note text:id="ftn1108" text:note-class="footnote"><text:note-citation>1108</text:note-citation><text:note-body><text:p text:style-name="Footnote">) 60d <text:span text:style-name="T2">yatnoddhṛtya] </text:span>CNaNbNc; yatnād dhṛtya Ed • <text:span text:style-name="T2">samāśraye°] </text:span>CNaNcEd; maṇāśraye° Nb • <text:span text:style-name="T2">sarvārtihartā haram] </text:span>CNb; sarvārttiharttā haraṃ Na, sarvāttiharttā haraṃ Nc, sarvārtihan śaṅkaram Ed</text:p></text:note-body></text:note></text:span><text:span text:style-name="T1"><text:s/></text:span></text:p>
      <text:p text:style-name="P3">||iti vṛṣasārasaṃgrahe caturāśramadharmavidhāno nāmādhyāya ekādaśamaḥ||</text:p>
      <text:p text:style-name="P1"><text:note text:id="ftn1109" text:note-class="footnote"><text:note-citation>1109</text:note-citation><text:note-body><text:p text:style-name="Footnote">) Colophon: <text:span text:style-name="T2">nāmādhyāya ekādaśamaḥ] </text:span>CNaNb; nāmādhyāya ekādaśa Nc, nāma ekādaśo 'dhyāyaḥ Ed</text:p></text:note-body></text:note></text:p>
      <text:p text:style-name="P3">*** 12 ***</text:p>
      <text:p text:style-name="P3"><text:s/>dvādaśamo 'dhyāyaḥ ātithyadharmaḥ </text:p>
      <text:p text:style-name="P1"><text:span text:style-name="T1">devy uvāca| </text:span><text:span text:style-name="T1"><text:note text:id="ftn1110" text:note-class="footnote"><text:note-citation>1110</text:note-citation><text:note-body><text:p text:style-name="Footnote">) 1 <text:span text:style-name="T2">devy uvāca] </text:span>CaCbEd; <text:span text:style-name="T5">omitted in </text:span>B</text:p></text:note-body></text:note></text:span></text:p>
      <text:p text:style-name="P3">ahiṃsā paramo dharmaḥ satataṃ parikīrtyate|</text:p>
      <text:p text:style-name="P1"><text:span text:style-name="T1">ātithyakānāṃ dharmaṃ ca kathayasva yad uttamam|| </text:span><text:span text:style-name="T1"><text:note text:id="ftn1111" text:note-class="footnote"><text:note-citation>1111</text:note-citation><text:note-body><text:p text:style-name="Footnote">) 1c <text:span text:style-name="T2">ātithya°] </text:span>CaEd; atithya° Cb</text:p></text:note-body></text:note></text:span></text:p>
      <text:p text:style-name="P3">maheśvara uvāca| </text:p>
      <text:p text:style-name="P1"><text:span text:style-name="T1">ahiṃsātithyakānāṃ ca śṛṇu dharmaṃ yad uttamam| </text:span><text:span text:style-name="T1"><text:note text:id="ftn1112" text:note-class="footnote"><text:note-citation>1112</text:note-citation><text:note-body><text:p text:style-name="Footnote">) 2b <text:span text:style-name="T2">śṛṇu] </text:span>CbEd; ˟ṇu Ca • <text:span text:style-name="T2">dharmaṃ] </text:span>CaCb; dharma Ed • <text:span text:style-name="T2">°ttamam] </text:span>CaCb; °ttamāṃ Ed</text:p></text:note-body></text:note></text:span></text:p>
      <text:p text:style-name="P1"><text:span text:style-name="T1">trailokyam akhilaṃ devi ratnapūrṇaṃ sulocane||12.2|| </text:span><text:span text:style-name="T1"><text:note text:id="ftn1113" text:note-class="footnote"><text:note-citation>1113</text:note-citation><text:note-body><text:p text:style-name="Footnote">) 2d <text:span text:style-name="T2">°pūrṇaṃ] </text:span>CaCb; °pūrṇāṃ Ed • <text:span text:style-name="T2">°locane] </text:span>CaEd; °locanaṃ Cb</text:p></text:note-body></text:note></text:span></text:p>
      <text:p text:style-name="P1"><text:span text:style-name="T1">caturvedavide dānaṃ na tattulyam ahiṃsakaḥ| </text:span><text:span text:style-name="T1"><text:note text:id="ftn1114" text:note-class="footnote"><text:note-citation>1114</text:note-citation><text:note-body><text:p text:style-name="Footnote">) 3a <text:span text:style-name="T2">dānaṃ] </text:span>CaEd; nānaṃ Cb</text:p></text:note-body></text:note></text:span></text:p>
      <text:p text:style-name="P3">śṛṇu dharmam atithyānāṃ kīrtayiṣyāmi sundari||12.3|| vipulopākhyānam </text:p>
      <text:p text:style-name="P1"><text:span text:style-name="T1">āsīd vṛttaṃ purākhyānaṃ nagare kusumāhvaye| </text:span><text:span text:style-name="T1"><text:note text:id="ftn1115" text:note-class="footnote"><text:note-citation>1115</text:note-citation><text:note-body><text:p text:style-name="Footnote">) 4a <text:span text:style-name="T2">āsīd vṛttaṃ] </text:span>CaEd; āśīdattaṃ Cb • <text:span text:style-name="T2">°khyānaṃ] </text:span>CaCb; °khyātaṃ Ed</text:p></text:note-body></text:note></text:span></text:p>
      <text:p text:style-name="P3">kapilasya suto vidvān vipulo nāma viśrutaḥ||12.4||</text:p>
      <text:p text:style-name="P1"><text:span text:style-name="T1">dharmanityo jitakrodhaḥ satyavādī jitendriyaḥ| </text:span><text:span text:style-name="T1"><text:note text:id="ftn1116" text:note-class="footnote"><text:note-citation>1116</text:note-citation><text:note-body><text:p text:style-name="Footnote">) Parallel: 5 = MBh 12.218.13b </text:p></text:note-body></text:note></text:span></text:p>
      <text:p text:style-name="P1"><text:span text:style-name="T1">brahmaṇyaś ca kṛtajñaś ca madbhaktaḥ kṛtaniścayaḥ||12.5|| </text:span><text:span text:style-name="T1"><text:note text:id="ftn1117" text:note-class="footnote"><text:note-citation>1117</text:note-citation><text:note-body><text:p text:style-name="Standard">) 5c <text:span text:style-name="T2">brahmaṇya°] </text:span>CbEd; brāhmaṇya° Ca • <text:span text:style-name="T2">°jñaś ca] </text:span>CaEd; °jña Cb</text:p><text:p text:style-name="Footnote"><text:s/>5d <text:span text:style-name="T2">°bhaktaḥ] </text:span>CaCb; °bhakta° Ed</text:p></text:note-body></text:note></text:span></text:p>
      <text:p text:style-name="P1"><text:span text:style-name="T1">dhanāḍhyo 'tithipūjyaś ca dātā dānto dayālukaḥ| </text:span><text:span text:style-name="T1"><text:note text:id="ftn1118" text:note-class="footnote"><text:note-citation>1118</text:note-citation><text:note-body><text:p text:style-name="Standard">) 6a <text:span text:style-name="T2">°pūjyaś ca] </text:span>CaEd; °pūjya Cb</text:p><text:p text:style-name="Footnote"><text:s/>6b <text:span text:style-name="T2">dānto] </text:span>Cb<text:span text:style-name="T7">ac</text:span>Ed; dānta Ca, dāntom(?) Cb<text:span text:style-name="T7">pc</text:span></text:p></text:note-body></text:note></text:span></text:p>
      <text:p text:style-name="P1"><text:span text:style-name="T1">nyāyārjitadhano nityam anyāyaparivarjitaḥ||12.6|| </text:span><text:span text:style-name="T1"><text:note text:id="ftn1119" text:note-class="footnote"><text:note-citation>1119</text:note-citation><text:note-body><text:p text:style-name="Footnote">) 6c <text:span text:style-name="T2">nyāyā°] </text:span>Ed; nyāyo° CaCb</text:p></text:note-body></text:note></text:span></text:p>
      <text:p text:style-name="P3">bhāryā ca rūpiṇī tasya candrabimbaśubhānanā|</text:p>
      <text:p text:style-name="P1"><text:span text:style-name="T1">pīnottuṅgastanī kāntā sakalānandakāriṇī| </text:span><text:span text:style-name="T1"><text:note text:id="ftn1120" text:note-class="footnote"><text:note-citation>1120</text:note-citation><text:note-body><text:p text:style-name="Footnote">) 7d <text:span text:style-name="T2">sakalā°] </text:span>CbEd; ˟˟˟ Ca</text:p></text:note-body></text:note></text:span></text:p>
      <text:p text:style-name="P1"><text:span text:style-name="T1">pativratā patiratā patiśuśrūṣaṇe ratā|| </text:span><text:span text:style-name="T1"><text:note text:id="ftn1121" text:note-class="footnote"><text:note-citation>1121</text:note-citation><text:note-body><text:p text:style-name="Footnote">) 7e <text:span text:style-name="T2">pativratā] </text:span>CaEd; prativratā Cb</text:p></text:note-body></text:note></text:span></text:p>
      <text:p text:style-name="P3">atha kenāpi kālena sūryarāgam abhūt tataḥ|</text:p>
      <text:p text:style-name="P3">grastabhāgatrayas tv āsīt kṛṣṇamādhavamāsike||12.8||</text:p>
      <text:p text:style-name="P1"><text:span text:style-name="T1">snātukāmāvatīryante sarve pauranṛpādayaḥ| </text:span><text:span text:style-name="T1"><text:note text:id="ftn1122" text:note-class="footnote"><text:note-citation>1122</text:note-citation><text:note-body><text:p text:style-name="Footnote">) 9a <text:span text:style-name="T2">°vatīryante] </text:span>CaCb; ca tīrthante Ed</text:p></text:note-body></text:note></text:span></text:p>
      <text:p text:style-name="P1"><text:span text:style-name="T1">devāś ca pitaraś caiva tarpyante vidhivat tathā||12.9|| </text:span><text:span text:style-name="T1"><text:note text:id="ftn1123" text:note-class="footnote"><text:note-citation>1123</text:note-citation><text:note-body><text:p text:style-name="Footnote">) 9d <text:span text:style-name="T2">tarpyante] </text:span>CaEd; tapyante Cb</text:p></text:note-body></text:note></text:span></text:p>
      <text:p text:style-name="P1"><text:soft-page-break/><text:span text:style-name="T1">kecij juhvati tatrāgniṃ kecid viprāṃś ca tarpayet| </text:span><text:span text:style-name="T1"><text:note text:id="ftn1124" text:note-class="footnote"><text:note-citation>1124</text:note-citation><text:note-body><text:p text:style-name="Standard">) 10a <text:span text:style-name="T2">°cij juhvati] </text:span>CaEd; °cij juti Cb</text:p><text:p text:style-name="Footnote"><text:s/>10b <text:span text:style-name="T2">viprāṃś ca] </text:span>CaEd; viprāś ca Cb</text:p></text:note-body></text:note></text:span></text:p>
      <text:p text:style-name="P1"><text:span text:style-name="T1">kecid dānopatiṣṭhanti kecit stunvanti devatām||12.10|| </text:span><text:span text:style-name="T1"><text:note text:id="ftn1125" text:note-class="footnote"><text:note-citation>1125</text:note-citation><text:note-body><text:p text:style-name="Standard">) 10c <text:span text:style-name="T2">dāno°] </text:span>CaCb; dhyāno° Ed</text:p><text:p text:style-name="Footnote"><text:s/>10d <text:span text:style-name="T2">stunvanti] </text:span>CaEd; stuvanti Cb • <text:span text:style-name="T2">devatām] </text:span>CaEd; devatā Cb</text:p></text:note-body></text:note></text:span></text:p>
      <text:p text:style-name="P3">dhyānayogaratāḥ kecit kecit pañcatape ratāḥ|</text:p>
      <text:p text:style-name="P1"><text:span text:style-name="T1">evaṃ pravartamāneṣu rājanādiṣu sarvaśaḥ||12.11|| </text:span><text:span text:style-name="T1"><text:note text:id="ftn1126" text:note-class="footnote"><text:note-citation>1126</text:note-citation><text:note-body><text:p text:style-name="Footnote">) 11d <text:span text:style-name="T2">rājanā°] </text:span>CaCb; rājānā° Ed</text:p></text:note-body></text:note></text:span></text:p>
      <text:p text:style-name="P1"><text:span text:style-name="T1">vipulo 'pi ca tatraiva gaṅgāgaṇḍakisaṃgame| </text:span><text:span text:style-name="T1"><text:note text:id="ftn1127" text:note-class="footnote"><text:note-citation>1127</text:note-citation><text:note-body><text:p text:style-name="Footnote">) 12a <text:span text:style-name="T2">'pi ca] </text:span>CaEd; 'pi Cb</text:p></text:note-body></text:note></text:span></text:p>
      <text:p text:style-name="P1"><text:span text:style-name="T1">bhāryayā saha tatraiva snātvā kṣomavibhūṣaṇaḥ||12.12|| </text:span><text:span text:style-name="T1"><text:note text:id="ftn1128" text:note-class="footnote"><text:note-citation>1128</text:note-citation><text:note-body><text:p text:style-name="Footnote">) 12c <text:span text:style-name="T2">bhāryayā] </text:span>Ca<text:span text:style-name="T7">pc</text:span>Cb; bhāryāyā Ca<text:span text:style-name="T7">ac</text:span>Ed</text:p></text:note-body></text:note></text:span></text:p>
      <text:p text:style-name="P1"><text:span text:style-name="T1">devatāguruviprāṇām anyeṣāṃ tarpaṇe rataḥ| </text:span><text:span text:style-name="T1"><text:note text:id="ftn1129" text:note-class="footnote"><text:note-citation>1129</text:note-citation><text:note-body><text:p text:style-name="Footnote">) 13a <text:span text:style-name="T2">°viprā°] </text:span>CbEd; °vi˟ Ca</text:p></text:note-body></text:note></text:span><text:span text:style-name="T1"><text:s/></text:span><text:span text:style-name="T1"><text:note text:id="ftn1130" text:note-class="footnote"><text:note-citation>1130</text:note-citation><text:note-body><text:p text:style-name="Footnote">) 13b <text:span text:style-name="T2">tarpaṇe] </text:span>CaCb; tarpaṇā Ed</text:p></text:note-body></text:note></text:span></text:p>
      <text:p text:style-name="P3">tatrāvasarasamprāpto brāhmaṇo 'tithir āgataḥ||12.13||</text:p>
      <text:p text:style-name="P1"><text:span text:style-name="T1">bhāryā tasyātirūpeṇa mohitā brahmaṇas tadā| </text:span><text:span text:style-name="T1"><text:note text:id="ftn1131" text:note-class="footnote"><text:note-citation>1131</text:note-citation><text:note-body><text:p text:style-name="Footnote">) 14b <text:span text:style-name="T2">mohitā] </text:span>CaEd; mohito Cb • <text:span text:style-name="T2">brahmaṇas tadā] </text:span>CaCb; brāhmaṇasya ca Ed</text:p></text:note-body></text:note></text:span></text:p>
      <text:p text:style-name="P1"><text:span text:style-name="T1">brāhmaṇo 'pi tathaiveha rūpeṇāpratimo bhavet||12.14|| </text:span><text:span text:style-name="T1"><text:note text:id="ftn1132" text:note-class="footnote"><text:note-citation>1132</text:note-citation><text:note-body><text:p text:style-name="Footnote">) 14c <text:span text:style-name="T2">brāhmaṇo] </text:span>CaEd; brahmaṇo Cb • <text:span text:style-name="T2">tathaiveha] </text:span>CbEd; tatheveha Ca</text:p></text:note-body></text:note></text:span></text:p>
      <text:p text:style-name="P1"><text:span text:style-name="T1">anyonyadṛṣṭisaṃsaktau jātau tau tu parasparam| </text:span><text:span text:style-name="T1"><text:note text:id="ftn1133" text:note-class="footnote"><text:note-citation>1133</text:note-citation><text:note-body><text:p text:style-name="Footnote">) 15a <text:span text:style-name="T2">°saṃsaktau] </text:span>CcEd; °saṃśaktau Ca, °śaktau Cb</text:p></text:note-body></text:note></text:span></text:p>
      <text:p text:style-name="P1"><text:span text:style-name="T1">vipulenāñjaliṃ kṛtvā brāhmaṇa saṃśitavrata||12.15|| </text:span><text:span text:style-name="T1"><text:note text:id="ftn1134" text:note-class="footnote"><text:note-citation>1134</text:note-citation><text:note-body><text:p text:style-name="Footnote">) 15d <text:span text:style-name="T2">brāhmaṇa] </text:span>Cb; brāhmaṇaḥ CaEd • <text:span text:style-name="T2">°śita°] </text:span><text:span text:style-name="T5">eme. </text:span>; °śrita° CaCbEd • <text:span text:style-name="T2">°vrata] </text:span><text:span text:style-name="T5">conj. </text:span>; °vra* Ca, °vrataḥ CbEd</text:p></text:note-body></text:note></text:span><text:span text:style-name="T1"><text:s/></text:span><text:span text:style-name="T1"><text:note text:id="ftn1135" text:note-class="footnote"><text:note-citation>1135</text:note-citation><text:note-body><text:p text:style-name="Footnote">) Parallel: 15d = MBh 12.213.18d and 12.347.1d </text:p></text:note-body></text:note></text:span></text:p>
      <text:p text:style-name="P1"><text:span text:style-name="T1">ājñāpaya dvijaśreṣṭha adya me 'nugrahaṃ kuru| </text:span><text:span text:style-name="T1"><text:note text:id="ftn1136" text:note-class="footnote"><text:note-citation>1136</text:note-citation><text:note-body><text:p text:style-name="Footnote">) 16b <text:span text:style-name="T2">°grahaṃ] </text:span>CaEd; °graha Cb</text:p></text:note-body></text:note></text:span></text:p>
      <text:p text:style-name="P3">bhāryābhṛtyapaśugrāma ratnāni vividhāni ca||12.16||</text:p>
      <text:p text:style-name="P3">vipulenaivam uktas tu gṛhīto brāhmaṇo 'bravīt|</text:p>
      <text:p text:style-name="P1"><text:span text:style-name="T1">yadi satyaṃ pradātāsi suprasannaṃ manas tava||12.17|| </text:span><text:span text:style-name="T1"><text:note text:id="ftn1137" text:note-class="footnote"><text:note-citation>1137</text:note-citation><text:note-body><text:p text:style-name="Footnote">) 17f <text:span text:style-name="T2">°sannaṃ] </text:span>CaCb; °sanna° Ed</text:p></text:note-body></text:note></text:span></text:p>
      <text:p text:style-name="P3">vipula uvāca| </text:p>
      <text:p text:style-name="P3">suprasannaṃ mano me 'dya suprasannaṃ tapaḥphalam|</text:p>
      <text:p text:style-name="P3">śīghram ājñāpaya vipra yac cābhilaṣitaṃ tava|</text:p>
      <text:p text:style-name="P1"><text:span text:style-name="T1">adeyaṃ nāsti viprasya svaśiraḥprabhṛti dvija|| </text:span><text:span text:style-name="T1"><text:note text:id="ftn1138" text:note-class="footnote"><text:note-citation>1138</text:note-citation><text:note-body><text:p text:style-name="Footnote">) 18f <text:span text:style-name="T2">°bhṛti] </text:span>CaCb; °bhṛtir Ed</text:p></text:note-body></text:note></text:span></text:p>
      <text:p text:style-name="P1"><text:span text:style-name="T1">brāhmaṇa uvāca| </text:span><text:span text:style-name="T1"><text:note text:id="ftn1139" text:note-class="footnote"><text:note-citation>1139</text:note-citation><text:note-body><text:p text:style-name="Footnote">) 19 <text:span text:style-name="T2">brāhmaṇa] </text:span>Ca<text:span text:style-name="T7">pc</text:span>Ed; brāhmaṇā Ca<text:span text:style-name="T7">ac</text:span></text:p></text:note-body></text:note></text:span></text:p>
      <text:p text:style-name="P3">yady evaṃ vadase bhadra bhāryāṃ me dehi rūpiṇīm|</text:p>
      <text:p text:style-name="P1"><text:span text:style-name="T1">svasti bhavatu bhadraṃ vaḥ kalyāṇaṃ bhava śāśvatam||12.19|| </text:span><text:span text:style-name="T1"><text:note text:id="ftn1140" text:note-class="footnote"><text:note-citation>1140</text:note-citation><text:note-body><text:p text:style-name="Footnote">) 19c <text:span text:style-name="T2">svasti] </text:span>CaCb; svastir Ed</text:p></text:note-body></text:note></text:span><text:span text:style-name="T1"><text:s/></text:span><text:span text:style-name="T1"><text:note text:id="ftn1141" text:note-class="footnote"><text:note-citation>1141</text:note-citation><text:note-body><text:p text:style-name="Footnote">) 19d <text:span text:style-name="T2">bhava] </text:span>CaCb; tava Ed</text:p></text:note-body></text:note></text:span></text:p>
      <text:p text:style-name="P1"><text:span text:style-name="T1">vipula uvāca| </text:span><text:span text:style-name="T1"><text:note text:id="ftn1142" text:note-class="footnote"><text:note-citation>1142</text:note-citation><text:note-body><text:p text:style-name="Footnote">) 20 <text:span text:style-name="T2">vipula] </text:span>Ca; vipra Ed</text:p></text:note-body></text:note></text:span></text:p>
      <text:p text:style-name="P3">pratīccha bhāryāṃ suśroṇīṃ rūpayauvanaśālinīm|</text:p>
      <text:p text:style-name="P3">akutsitāṃ viśālākṣīṃ pūrṇacandranibhānanām||12.20||</text:p>
      <text:p text:style-name="P3">bhāryovāca|</text:p>
      <text:p text:style-name="P1"><text:span text:style-name="T1">parityājyā kathaṃ nātha apāpāṃ tyajase katham| </text:span><text:span text:style-name="T1"><text:note text:id="ftn1143" text:note-class="footnote"><text:note-citation>1143</text:note-citation><text:note-body><text:p text:style-name="Footnote">) 21a <text:span text:style-name="T2">°tyājyā] </text:span>CaEd; °tyājya Cb</text:p></text:note-body></text:note></text:span></text:p>
      <text:p text:style-name="P1"><text:span text:style-name="T1">atīva hi priyāṃ bhāryāṃ nirdoṣāṃ sa kathaṃ tyajeḥ|| </text:span><text:span text:style-name="T1"><text:note text:id="ftn1144" text:note-class="footnote"><text:note-citation>1144</text:note-citation><text:note-body><text:p text:style-name="Footnote">) 21d <text:span text:style-name="T2">tyajeḥ] </text:span>Ca; tyajet Ed</text:p></text:note-body></text:note></text:span></text:p>
      <text:p text:style-name="P3">sakhā bhāryā manuṣyāṇām iha loke paratra ca|</text:p>
      <text:p text:style-name="P1"><text:span text:style-name="T1">dānaṃ vā sumahad dattvā yajño vā subahuḥ kṛtaḥ||12.22|| </text:span><text:span text:style-name="T1"><text:note text:id="ftn1145" text:note-class="footnote"><text:note-citation>1145</text:note-citation><text:note-body><text:p text:style-name="Footnote">) 22d <text:span text:style-name="T2">°bahuḥ] </text:span><text:span text:style-name="T5">eme. </text:span>; °bahu CaCb(<text:span text:style-name="T6">unmetrical</text:span>); °bahūn Ed</text:p></text:note-body></text:note></text:span></text:p>
      <text:p text:style-name="P1"><text:soft-page-break/><text:span text:style-name="T1">aputro nāpnuyāt svargaṃ tapobhir vā suduṣkaraiḥ| </text:span><text:span text:style-name="T1"><text:note text:id="ftn1146" text:note-class="footnote"><text:note-citation>1146</text:note-citation><text:note-body><text:p text:style-name="Footnote">) 23ab <text:span text:style-name="T2">svargaṃ tapobhir vā] </text:span>Ed; svarggan ˟˟˟r vvā Ca</text:p></text:note-body></text:note></text:span></text:p>
      <text:p text:style-name="P1"><text:span text:style-name="T1">śruto me pitṛbhiḥ prokto brāhmaṇaiś ca mamāntike||12.23|| </text:span><text:span text:style-name="T1"><text:note text:id="ftn1147" text:note-class="footnote"><text:note-citation>1147</text:note-citation><text:note-body><text:p text:style-name="Footnote">) 23d <text:span text:style-name="T2">°ntike] </text:span>CaEd; °ntikaiḥ Cb</text:p></text:note-body></text:note></text:span></text:p>
      <text:p text:style-name="P1"><text:span text:style-name="T1">aputro nāpnuyāt svargaṃ śrutaṃ me bahuśaḥ purā| </text:span><text:span text:style-name="T1"><text:note text:id="ftn1148" text:note-class="footnote"><text:note-citation>1148</text:note-citation><text:note-body><text:p text:style-name="Footnote">) 24a <text:span text:style-name="T2">svargaṃ] </text:span>CaEd; svarga Cb</text:p></text:note-body></text:note></text:span></text:p>
      <text:p text:style-name="P1"><text:span text:style-name="T1">mandapālo dvijaśreṣṭho gataḥ svargaṃ tapobalāt||12.24|| </text:span><text:span text:style-name="T1"><text:note text:id="ftn1149" text:note-class="footnote"><text:note-citation>1149</text:note-citation><text:note-body><text:p text:style-name="Footnote">) 24c <text:span text:style-name="T2">°pālo] </text:span>Ed; °pāla CaCb</text:p></text:note-body></text:note></text:span><text:span text:style-name="T1"><text:s/></text:span><text:span text:style-name="T1"><text:note text:id="ftn1150" text:note-class="footnote"><text:note-citation>1150</text:note-citation><text:note-body><text:p text:style-name="Footnote">) Parallel: 24 See Mandapāla's story in MBh 1.220.5ff.</text:p></text:note-body></text:note></text:span></text:p>
      <text:p text:style-name="P1"><text:span text:style-name="T1">dānāni ca bahūn dattvā yajñāṃś ca vividhāṃs tathā| </text:span><text:span text:style-name="T1"><text:note text:id="ftn1151" text:note-class="footnote"><text:note-citation>1151</text:note-citation><text:note-body><text:p text:style-name="Footnote">) 25b <text:span text:style-name="T2">yajñāṃś ca vividhāṃs] </text:span>Ca; yatvā yajñāṃś ca vividhāṃ Cb, syajñāś ca vividhās Ed</text:p></text:note-body></text:note></text:span></text:p>
      <text:p text:style-name="P1"><text:span text:style-name="T1">vedāṃś ca japa yajñāṃś ca kṛtvā tad dvijasattamaḥ||12.25|| </text:span><text:span text:style-name="T1"><text:note text:id="ftn1152" text:note-class="footnote"><text:note-citation>1152</text:note-citation><text:note-body><text:p text:style-name="Footnote">) 25c <text:span text:style-name="T2">vedāṃś ca japayajñāṃś ca] </text:span>Ca; vedāś ca japayajñāṃś ca Cb, vedāś ca japayajñāś ca Ed</text:p></text:note-body></text:note></text:span></text:p>
      <text:p text:style-name="P1"><text:span text:style-name="T1">prāptadvāro 'pi yasyāpi devadūtair nivāritaḥ| </text:span><text:span text:style-name="T1"><text:note text:id="ftn1153" text:note-class="footnote"><text:note-citation>1153</text:note-citation><text:note-body><text:p text:style-name="Footnote">) 26a <text:span text:style-name="T2">yasyāpi] </text:span>CaCb; yasyāhi Ed</text:p></text:note-body></text:note></text:span></text:p>
      <text:p text:style-name="P3">aputro nāpnuyāt svargaṃ yadi yajñaśatair api||12.26||</text:p>
      <text:p text:style-name="P3">ity uktas tu cyutaḥ svargān mandapālo mahān ṛṣiḥ|</text:p>
      <text:p text:style-name="P1"><text:span text:style-name="T1">putrān utpādayām āsa śāraṅgāś caturo dvijaḥ||12.27|| </text:span><text:span text:style-name="T1"><text:note text:id="ftn1154" text:note-class="footnote"><text:note-citation>1154</text:note-citation><text:note-body><text:p text:style-name="Footnote">) 27d <text:span text:style-name="T2">śāraṅgāś ca] </text:span>Ca; śāraṅgaṃś ca Cb, śāraṅgāc ca Ed</text:p></text:note-body></text:note></text:span></text:p>
      <text:p text:style-name="P3">tena puṇyaprabhāveṇa svargaṃ prāpto hy avāritaḥ|</text:p>
      <text:p text:style-name="P1"><text:span text:style-name="T1">kulatrāṇāṃ kalatrāsmi bharaṇād bhārya eva ca||12.28|| </text:span><text:span text:style-name="T1"><text:note text:id="ftn1155" text:note-class="footnote"><text:note-citation>1155</text:note-citation><text:note-body><text:p text:style-name="Standard">) 28c <text:span text:style-name="T2">kula°] </text:span>Cb; kala° CaEd</text:p><text:p text:style-name="Footnote"><text:s/>28d <text:span text:style-name="T2">bhārya eva] </text:span>CaEd; bhāryam eva Cb</text:p></text:note-body></text:note></text:span></text:p>
      <text:p text:style-name="P1"><text:span text:style-name="T1">dārasaṃgraha putrārthe kriyate śāstradarśanāt| </text:span><text:span text:style-name="T1"><text:note text:id="ftn1156" text:note-class="footnote"><text:note-citation>1156</text:note-citation><text:note-body><text:p text:style-name="Standard">) 29a <text:span text:style-name="T2">°graha] </text:span>Ed; °grahaḥ CaCb • <text:span text:style-name="T2">putrā°] </text:span>CaCb; pātrā° Ed</text:p><text:p text:style-name="Footnote"><text:s/>29b <text:span text:style-name="T2">kriyate] </text:span>CaEd; kriyāte Cb</text:p></text:note-body></text:note></text:span></text:p>
      <text:p text:style-name="P3">yāni santi gṛhe dravyaṃ grāmaghoṣagṛhāṇi ca||12.29||</text:p>
      <text:p text:style-name="P3">dātum arhasi viprāya na māṃ dātum ihārhasi|</text:p>
      <text:p text:style-name="P3">bhāryāyā vacanaṃ śrutvā vipulaḥ punar abravīt||12.30||</text:p>
      <text:p text:style-name="P1"><text:span text:style-name="T1">vipula uvāca| </text:span><text:span text:style-name="T1"><text:note text:id="ftn1157" text:note-class="footnote"><text:note-citation>1157</text:note-citation><text:note-body><text:p text:style-name="Footnote">) 31 <text:span text:style-name="T2">vipula uvāca] </text:span>Ed; <text:span text:style-name="T5">omitted in </text:span>CaCb</text:p></text:note-body></text:note></text:span></text:p>
      <text:p text:style-name="P1"><text:span text:style-name="T1">sādhu bhāmini jānāmi sādhu sādhu pativrate| </text:span><text:span text:style-name="T1"><text:note text:id="ftn1158" text:note-class="footnote"><text:note-citation>1158</text:note-citation><text:note-body><text:p text:style-name="Footnote">) 31a <text:span text:style-name="T2">jānāmi] </text:span>CbEd; jānāsi Ca</text:p></text:note-body></text:note></text:span></text:p>
      <text:p text:style-name="P3">jito 'smy anena vākyena anenāsmi hi toṣitaḥ||12.31||</text:p>
      <text:p text:style-name="P3">adya grahaṇakāle ca dvija āgatya yācate|</text:p>
      <text:p text:style-name="P1"><text:span text:style-name="T1">dadāmīti pratijñāya adattvā narakaṃ vraje||12.32|| </text:span><text:span text:style-name="T1"><text:note text:id="ftn1159" text:note-class="footnote"><text:note-citation>1159</text:note-citation><text:note-body><text:p text:style-name="Footnote">) 32d <text:span text:style-name="T2">vraje] </text:span>Ca; vrajet CbEd</text:p></text:note-body></text:note></text:span></text:p>
      <text:p text:style-name="P3">narakaṃ yadi gacchāmi kulena saha sundari|</text:p>
      <text:p text:style-name="P1"><text:span text:style-name="T1">kalpakoṭisahasre 'pi narakasthād yaśasvini||12.33|| </text:span><text:span text:style-name="T1"><text:note text:id="ftn1160" text:note-class="footnote"><text:note-citation>1160</text:note-citation><text:note-body><text:p text:style-name="Footnote">) 33c <text:span text:style-name="T2">°sahasre 'pi] </text:span>CaCb; °sahasrāṇi Ed</text:p></text:note-body></text:note></text:span><text:span text:style-name="T1"><text:s/></text:span><text:span text:style-name="T1"><text:note text:id="ftn1161" text:note-class="footnote"><text:note-citation>1161</text:note-citation><text:note-body><text:p text:style-name="Footnote">) 33d <text:span text:style-name="T2">°sthād] </text:span>Ca; sthā Cb, °stho Ed</text:p></text:note-body></text:note></text:span></text:p>
      <text:p text:style-name="P1"><text:span text:style-name="T1">muktim eva na paśyāmi janmakoṭiśatair api| </text:span><text:span text:style-name="T1"><text:note text:id="ftn1162" text:note-class="footnote"><text:note-citation>1162</text:note-citation><text:note-body><text:p text:style-name="Footnote">) 34a <text:span text:style-name="T2">muktim eva] </text:span>Ca; muktim evan Ed</text:p></text:note-body></text:note></text:span></text:p>
      <text:p text:style-name="P3">adānāc cāśubhaṃ devi paśyāmi varavarṇini||12.34||</text:p>
      <text:p text:style-name="P1"><text:span text:style-name="T1">dānena tu śubhaṃ paśye svargaloke yad akṣayam| </text:span><text:span text:style-name="T1"><text:note text:id="ftn1163" text:note-class="footnote"><text:note-citation>1163</text:note-citation><text:note-body><text:p text:style-name="Footnote">) 35b <text:span text:style-name="T2">°loke] </text:span>Ca; °lokaṃ Ed</text:p></text:note-body></text:note></text:span></text:p>
      <text:p text:style-name="P1"><text:span text:style-name="T1">noktaṃ mayānṛtaṃ pūrvaṃ nityaṃ satyavrate sthitaḥ||12.35|| </text:span><text:span text:style-name="T1"><text:note text:id="ftn1164" text:note-class="footnote"><text:note-citation>1164</text:note-citation><text:note-body><text:p text:style-name="Footnote">) 35d <text:span text:style-name="T2">°vrate] </text:span>CaCb; °vrata° Ed</text:p></text:note-body></text:note></text:span></text:p>
      <text:p text:style-name="P1"><text:span text:style-name="T1">satyadharmam atikramya nānyadharmaṃ samācare| </text:span><text:span text:style-name="T1"><text:note text:id="ftn1165" text:note-class="footnote"><text:note-citation>1165</text:note-citation><text:note-body><text:p text:style-name="Footnote">) 36b <text:span text:style-name="T2">°care] </text:span>CaCb; °caret Ed</text:p></text:note-body></text:note></text:span></text:p>
      <text:p text:style-name="P3">bhāryā dharmasakhety evaṃ tvayi pūrvam udāhṛtam||12.36||</text:p>
      <text:p text:style-name="P1"><text:span text:style-name="T1">yadi dharmasakhāyāsi so 'dya kāla ihāgataḥ| </text:span><text:span text:style-name="T1"><text:note text:id="ftn1166" text:note-class="footnote"><text:note-citation>1166</text:note-citation><text:note-body><text:p text:style-name="Footnote">) 37a <text:span text:style-name="T2">°sakhāyā°] </text:span>CaEd; °sakhā° Cb</text:p></text:note-body></text:note></text:span></text:p>
      <text:p text:style-name="P1"><text:span text:style-name="T1">dvijarūpadharo dharmaḥ svayam eva ihāgataḥ||12.37|| </text:span><text:span text:style-name="T1"><text:note text:id="ftn1167" text:note-class="footnote"><text:note-citation>1167</text:note-citation><text:note-body><text:p text:style-name="Footnote">) 37c <text:span text:style-name="T2">°dharo] </text:span>CaEd; °paro Cb</text:p></text:note-body></text:note></text:span></text:p>
      <text:p text:style-name="P3"><text:soft-page-break/>jijñāsārtham ahaṃ bhadre na vighnaṃ kartum arhasi|</text:p>
      <text:p text:style-name="P1"><text:span text:style-name="T1">mātāvyaktaḥ pitā brahmā buddhir bhāryā damaḥ sakhā||12.38|| </text:span><text:span text:style-name="T1"><text:note text:id="ftn1168" text:note-class="footnote"><text:note-citation>1168</text:note-citation><text:note-body><text:p text:style-name="Footnote">) 38d <text:span text:style-name="T2">buddhir] </text:span>CaCb; buddhi Ed • <text:span text:style-name="T2">sakhā] </text:span>CbEd; samā Ca</text:p></text:note-body></text:note></text:span></text:p>
      <text:p text:style-name="P3">putro dharmaḥ kriyācārya ity ete mama bāndhavāḥ|</text:p>
      <text:p text:style-name="P1"><text:span text:style-name="T1">kālaśreṣṭho grahaḥ sūryo gaṅgā śreṣṭhā nadīṣu ca||12.39|| </text:span><text:span text:style-name="T1"><text:note text:id="ftn1169" text:note-class="footnote"><text:note-citation>1169</text:note-citation><text:note-body><text:p text:style-name="Footnote">) 39c <text:span text:style-name="T2">°śreṣtho] </text:span>Cb; °śreṣṭha° Ca, °śreṣṭhaḥ Ed</text:p></text:note-body></text:note></text:span><text:span text:style-name="T1"><text:s/></text:span><text:span text:style-name="T1"><text:note text:id="ftn1170" text:note-class="footnote"><text:note-citation>1170</text:note-citation><text:note-body><text:p text:style-name="Footnote">) Parallel: 39d â‰ˆ15.18b: śreṣṭhā gaṅgā nadīṣu ca</text:p></text:note-body></text:note></text:span></text:p>
      <text:p text:style-name="P1"><text:span text:style-name="T1">candrakṣaye dinaṃ śreṣṭhaṃ naraśreṣṭho dvijottamaḥ| </text:span><text:span text:style-name="T1"><text:note text:id="ftn1171" text:note-class="footnote"><text:note-citation>1171</text:note-citation><text:note-body><text:p text:style-name="Footnote">) 40a <text:span text:style-name="T2">dinaṃ] </text:span>CaCb; dina° Ed</text:p></text:note-body></text:note></text:span></text:p>
      <text:p text:style-name="P1"><text:span text:style-name="T1">śuśrūṣaṇārthaṃ viprasya mayā dattāsi sundari| </text:span><text:span text:style-name="T1"><text:note text:id="ftn1172" text:note-class="footnote"><text:note-citation>1172</text:note-citation><text:note-body><text:p text:style-name="Standard">) 40a <text:span text:style-name="T2">°rthaṃ] </text:span>CaEd; °rtha Cb</text:p><text:p text:style-name="Footnote"><text:s/>40b <text:span text:style-name="T2">dattāsi] </text:span>CaCb; dattāni Ed</text:p></text:note-body></text:note></text:span></text:p>
      <text:p text:style-name="P3">sarvasvaṃ brāhmaṇe dattvā vanam evāśrayāmy aham||</text:p>
      <text:p text:style-name="P1"><text:span text:style-name="T1">śaṅkara uvāca| </text:span><text:span text:style-name="T1"><text:note text:id="ftn1173" text:note-class="footnote"><text:note-citation>1173</text:note-citation><text:note-body><text:p text:style-name="Footnote">) 41 <text:span text:style-name="T2">śaṅkara] </text:span>CaCb; maheśvara Ed</text:p></text:note-body></text:note></text:span></text:p>
      <text:p text:style-name="P1"><text:span text:style-name="T1">tūṣṇīmbhūtā tato bhāryā aśrupūrṇākulekṣaṇā| </text:span><text:span text:style-name="T1"><text:note text:id="ftn1174" text:note-class="footnote"><text:note-citation>1174</text:note-citation><text:note-body><text:p text:style-name="Footnote">) 41a <text:span text:style-name="T2">tūṣṇīmbhūtā] </text:span>Ca; tūṣṇībhūtvā Cb, tūṣṇībhūtāṃ Ed • <text:span text:style-name="T2">bhāryā] </text:span>CaCb; bhāryāṃ Ed</text:p></text:note-body></text:note></text:span><text:span text:style-name="T1"><text:s/></text:span><text:span text:style-name="T1"><text:note text:id="ftn1175" text:note-class="footnote"><text:note-citation>1175</text:note-citation><text:note-body><text:p text:style-name="Footnote">) 41b <text:span text:style-name="T2">°kṣaṇā] </text:span>Ca; °kṣaṇām Ed</text:p></text:note-body></text:note></text:span></text:p>
      <text:p text:style-name="P1"><text:span text:style-name="T1">kare gṛhya viśālākṣī brāhmaṇāya niveditā||12.41|| </text:span><text:span text:style-name="T1"><text:note text:id="ftn1176" text:note-class="footnote"><text:note-citation>1176</text:note-citation><text:note-body><text:p text:style-name="Standard">) 41c <text:span text:style-name="T2">°kṣī] </text:span>CaCb; °kṣīṃ Ed</text:p><text:p text:style-name="Footnote"><text:s/>41d <text:span text:style-name="T2">brāhmaṇāya niveditā] </text:span>CaEd; brāhmaya diveditā Cb</text:p></text:note-body></text:note></text:span></text:p>
      <text:p text:style-name="P1"><text:span text:style-name="T1">yāni santi gṛhe dravyaṃ hiraṇyaṃ paśavas tathā| </text:span><text:span text:style-name="T1"><text:note text:id="ftn1177" text:note-class="footnote"><text:note-citation>1177</text:note-citation><text:note-body><text:p text:style-name="Footnote">) 42b <text:span text:style-name="T2">hiraṇyaṃ] </text:span>CaCb; hiraṇya° Ed</text:p></text:note-body></text:note></text:span></text:p>
      <text:p text:style-name="P1"><text:span text:style-name="T1">dadāmi te dvijaśreṣṭha grāmaghoṣagṛhādikam||12.42|| </text:span><text:span text:style-name="T1"><text:note text:id="ftn1178" text:note-class="footnote"><text:note-citation>1178</text:note-citation><text:note-body><text:p text:style-name="Standard">) 42c <text:span text:style-name="T2">dadāmi] </text:span>CaEd; dadāni Cb</text:p><text:p text:style-name="Footnote"><text:s/><text:span text:style-name="T2">te dvija°] </text:span>CbEd; ˟˟ja° Ca</text:p></text:note-body></text:note></text:span></text:p>
      <text:p text:style-name="P3">muktā vaiḍūryavāsāṃsi divyāṇy ābharaṇāni ca|</text:p>
      <text:p text:style-name="P3">sarvān gṛhāṇa viprendra śraddhayā dattasatkṛtām||12.43||</text:p>
      <text:p text:style-name="P3">prīyatāṃ bhagavān dharmaḥ prīyatāṃ ca maheśvaraḥ|</text:p>
      <text:p text:style-name="P1"><text:span text:style-name="T1">prīyantāṃ pitaraḥ sarve yady asti sukṛtaṃ phalam||12.44|| </text:span><text:span text:style-name="T1"><text:note text:id="ftn1179" text:note-class="footnote"><text:note-citation>1179</text:note-citation><text:note-body><text:p text:style-name="Footnote">) 44c <text:span text:style-name="T2">prīyantāṃ] </text:span>Ca; prīyatāṃ CbEd</text:p></text:note-body></text:note></text:span><text:span text:style-name="T1"><text:s/></text:span><text:span text:style-name="T1"><text:note text:id="ftn1180" text:note-class="footnote"><text:note-citation>1180</text:note-citation><text:note-body><text:p text:style-name="Footnote">) 44d <text:span text:style-name="T2">asti] </text:span>CbEd; asi Ca</text:p></text:note-body></text:note></text:span></text:p>
      <text:p text:style-name="P1"><text:span text:style-name="T1">rudra uvāca| </text:span><text:span text:style-name="T1"><text:note text:id="ftn1181" text:note-class="footnote"><text:note-citation>1181</text:note-citation><text:note-body><text:p text:style-name="Footnote">) 45 <text:span text:style-name="T2">rudra] </text:span>CaCb; maheśvara Ed</text:p></text:note-body></text:note></text:span></text:p>
      <text:p text:style-name="P1"><text:span text:style-name="T1">vipulasya vacaḥ śrutvā brāhmaṇena tapasvinā| </text:span><text:span text:style-name="T1"><text:note text:id="ftn1182" text:note-class="footnote"><text:note-citation>1182</text:note-citation><text:note-body><text:p text:style-name="Footnote">) 45a <text:span text:style-name="T2">vacaḥ śrutvā] </text:span>CbEd; vacaś śru˟ Ca</text:p></text:note-body></text:note></text:span></text:p>
      <text:p text:style-name="P3">āśīḥ suvipulaṃ dattvā vipulāya mahātmane||12.45||</text:p>
      <text:p text:style-name="P1"><text:span text:style-name="T1">vaset tatra gṛhe ramye bhāryām ādāya tasya ca| </text:span><text:span text:style-name="T1"><text:note text:id="ftn1183" text:note-class="footnote"><text:note-citation>1183</text:note-citation><text:note-body><text:p text:style-name="Footnote">) 46a <text:span text:style-name="T2">vaset tatra gṛhe] </text:span>CbNa; vasa tatra gṛhe Ca, vasate ca gṛhaṃ Ed</text:p></text:note-body></text:note></text:span></text:p>
      <text:p text:style-name="P1"><text:span text:style-name="T1">vipulas tu namaskṛtvā kṛtvā cāpi pradakṣiṇam||12.46|| </text:span><text:span text:style-name="T1"><text:note text:id="ftn1184" text:note-class="footnote"><text:note-citation>1184</text:note-citation><text:note-body><text:p text:style-name="Footnote">) 46d <text:span text:style-name="T2">cāpi] </text:span>CaCb; ca vi° Ed</text:p></text:note-body></text:note></text:span></text:p>
      <text:p text:style-name="P1"><text:span text:style-name="T1">brāhmaṇam abhivādyaivaṃ gataḥ śīghraṃ vanāntaram| </text:span><text:span text:style-name="T1"><text:note text:id="ftn1185" text:note-class="footnote"><text:note-citation>1185</text:note-citation><text:note-body><text:p text:style-name="Footnote">) 47a <text:span text:style-name="T2">°dyaivaṃ] </text:span><text:span text:style-name="T5">eme. </text:span>; °dyevaṃ CaEd, °dyenaṃ Cb</text:p></text:note-body></text:note></text:span></text:p>
      <text:p text:style-name="P3">vane mūlaphalāhāro vicareta mahītale||12.47||</text:p>
      <text:p text:style-name="P1"><text:span text:style-name="T1">ekākī vijane śūnye cintayā ca pariplutaḥ| </text:span><text:span text:style-name="T1"><text:note text:id="ftn1186" text:note-class="footnote"><text:note-citation>1186</text:note-citation><text:note-body><text:p text:style-name="Footnote">) 48a <text:span text:style-name="T2">ekākī] </text:span>CbEd; ekā˟ Ca</text:p></text:note-body></text:note></text:span></text:p>
      <text:p text:style-name="P1"><text:span text:style-name="T1">kva gacchāmi kva bhokṣyāmi kutra vā kiṃ karomy aham||12.48|| </text:span><text:span text:style-name="T1"><text:note text:id="ftn1187" text:note-class="footnote"><text:note-citation>1187</text:note-citation><text:note-body><text:p text:style-name="Footnote">) 48c <text:span text:style-name="T2">kva bhokṣyāmi] </text:span>Ca; kva bhojyāmi Cb, kiṃ bhokṣyāmi Ed(<text:span text:style-name="T6">unmetrical</text:span>)</text:p></text:note-body></text:note></text:span></text:p>
      <text:p text:style-name="P3">na pathaṃ viṣayaṃ vedmi grāmaṃ vā nagarāṇi vā|</text:p>
      <text:p text:style-name="P1"><text:span text:style-name="T1">kheṭakharvaṭadeśaṃ vā jānāmīha na kaṃcana||12.49|| </text:span><text:span text:style-name="T1"><text:note text:id="ftn1188" text:note-class="footnote"><text:note-citation>1188</text:note-citation><text:note-body><text:p text:style-name="Footnote">) 49c <text:span text:style-name="T2">°kharvaṭa°] </text:span>Ed; °karppaṭa° CaCb</text:p></text:note-body></text:note></text:span><text:span text:style-name="T1"><text:s/></text:span><text:span text:style-name="T1"><text:note text:id="ftn1189" text:note-class="footnote"><text:note-citation>1189</text:note-citation><text:note-body><text:p text:style-name="Footnote">) 49d <text:span text:style-name="T2">kaṃcana] </text:span><text:span text:style-name="T5">eme. </text:span>; kaścana CaCbEd</text:p></text:note-body></text:note></text:span></text:p>
      <text:p text:style-name="P3">amuṃ suśailaṃ paśyāmi vipulodarakandaram|</text:p>
      <text:p text:style-name="P3">tam āruhya nirīkṣyāmi grāmaṃ nagarapattanam||12.50||</text:p>
      <text:p text:style-name="P1"><text:soft-page-break/><text:span text:style-name="T1">evam uktvā tu vipulaḥ śanaiḥ parvatam āruhat| </text:span><text:span text:style-name="T1"><text:note text:id="ftn1190" text:note-class="footnote"><text:note-citation>1190</text:note-citation><text:note-body><text:p text:style-name="Standard">) 51a <text:span text:style-name="T2">evam u°] </text:span>CaEd; ekaṃ u° Cb</text:p><text:p text:style-name="Footnote"><text:s/>51b <text:span text:style-name="T2">°ruhat] </text:span>Ed; °ruhet CaCb</text:p></text:note-body></text:note></text:span></text:p>
      <text:p text:style-name="P3">vṛkṣacchāyāṃ samālokya niṣasāda śramānvitaḥ||12.51||</text:p>
      <text:p text:style-name="P1"><text:span text:style-name="T1">etasminn eva kāle tu vṛkṣaśākhāvatārya ca| </text:span><text:span text:style-name="T1"><text:note text:id="ftn1191" text:note-class="footnote"><text:note-citation>1191</text:note-citation><text:note-body><text:p text:style-name="Footnote">) 52a <text:span text:style-name="T2">kāle tu] </text:span>CaCb; kālena Ed</text:p></text:note-body></text:note></text:span></text:p>
      <text:p text:style-name="P1"><text:span text:style-name="T1">apūrvaṃ ca surūpaṃ ca sugandhatvaṃ ca śobhanam||12.52|| </text:span><text:span text:style-name="T1"><text:note text:id="ftn1192" text:note-class="footnote"><text:note-citation>1192</text:note-citation><text:note-body><text:p text:style-name="Footnote">) 52c <text:span text:style-name="T2">surūpaṃ] </text:span>CaEd; svarūpaṃ Cb</text:p></text:note-body></text:note></text:span></text:p>
      <text:p text:style-name="P3">phalaṃ gṛhya vicitraṃ ca hṛdayānandanaṃ śubham|</text:p>
      <text:p text:style-name="P3">vipulasyāgrataḥ kṛtvā punar vṛkṣaṃ samāruhat||12.53||</text:p>
      <text:p text:style-name="P3">vipulaś citravad dṛṣṭvā vismayaṃ paramaṃ gataḥ|</text:p>
      <text:p text:style-name="P3">aho vā svapnabhūto 'smi aho vā tapasaḥ phalam||12.54||</text:p>
      <text:p text:style-name="P1"><text:span text:style-name="T1">na paśyāmi na jighrāmi na ca svādaṃ ca vedmy aham| </text:span><text:span text:style-name="T1"><text:note text:id="ftn1193" text:note-class="footnote"><text:note-citation>1193</text:note-citation><text:note-body><text:p text:style-name="Footnote">) 55a <text:span text:style-name="T2">jighrāmi] </text:span>CaEd; ca ghrāmi Cb</text:p></text:note-body></text:note></text:span></text:p>
      <text:p text:style-name="P1"><text:span text:style-name="T1">vārtāpi na ca me śrotrā pratijānāmi kaṃcana||12.55|| </text:span><text:span text:style-name="T1"><text:note text:id="ftn1194" text:note-class="footnote"><text:note-citation>1194</text:note-citation><text:note-body><text:p text:style-name="Footnote">) 55c <text:span text:style-name="T2">śrotrā] </text:span>Ca; śrotā CbEd</text:p></text:note-body></text:note></text:span><text:span text:style-name="T1"><text:s/></text:span><text:span text:style-name="T1"><text:note text:id="ftn1195" text:note-class="footnote"><text:note-citation>1195</text:note-citation><text:note-body><text:p text:style-name="Footnote">) 55d <text:span text:style-name="T2">kaṃcana] </text:span><text:span text:style-name="T5">eme. </text:span>; kaścana CaCbEd</text:p></text:note-body></text:note></text:span></text:p>
      <text:p text:style-name="P3">evam uktvā hy anekāni phalaṃ gṛhya manoramam|</text:p>
      <text:p text:style-name="P3">sunirīkṣya punar jighraṃ punar jighraṃ nirīkṣya ca||12.56||</text:p>
      <text:p text:style-name="P1"><text:span text:style-name="T1">phalaṃ cātra nirūpyanto deśaṃ vāpy avalokayan| </text:span><text:span text:style-name="T1"><text:note text:id="ftn1196" text:note-class="footnote"><text:note-citation>1196</text:note-citation><text:note-body><text:p text:style-name="Standard">) 57a <text:span text:style-name="T2">cātra] </text:span>CbEd; cā Ca<text:span text:style-name="T7">ac</text:span>, cātra Ca<text:span text:style-name="T7">pc</text:span> • <text:span text:style-name="T2">nirūpyanto] </text:span>Ed; nirūpyānti Ca, nirūpyāṃ cā</text:p><text:p text:style-name="Footnote"><text:s/>57b <text:span text:style-name="T2">°lokayan] </text:span>CaEd; °lokayat Cb</text:p></text:note-body></text:note></text:span></text:p>
      <text:p text:style-name="P1"><text:span text:style-name="T1">pātheyarahitaś cāsmi devadattaṃ phalaṃ mama||12.57|| </text:span><text:span text:style-name="T1"><text:note text:id="ftn1197" text:note-class="footnote"><text:note-citation>1197</text:note-citation><text:note-body><text:p text:style-name="Footnote">) 57d <text:span text:style-name="T2">°dattaṃ] </text:span>Ca; °datta° CbEd</text:p></text:note-body></text:note></text:span></text:p>
      <text:p text:style-name="P1"><text:span text:style-name="T1">tatphalaṃ pratigṛhyaiva nagaraṃ praviśāmy aham| </text:span><text:span text:style-name="T1"><text:note text:id="ftn1198" text:note-class="footnote"><text:note-citation>1198</text:note-citation><text:note-body><text:p text:style-name="Footnote">) 58a <text:span text:style-name="T2">°gṛhyaiva] </text:span>CbEd; °gṛhyeva Ca</text:p></text:note-body></text:note></text:span></text:p>
      <text:p text:style-name="P3">prārthayitvā ca yat kiṃcij jīvanārthaṃ carāmy aham||12.58||</text:p>
      <text:p text:style-name="P3">tataḥ śailam atikramya nagaraṃ praviveśa ha|</text:p>
      <text:p text:style-name="P1"><text:span text:style-name="T1">pathi kaścij janaḥ pṛṣṭhaḥ kiṃnāma nagaraṃ tv idam||12.59|| </text:span><text:span text:style-name="T1"><text:note text:id="ftn1199" text:note-class="footnote"><text:note-citation>1199</text:note-citation><text:note-body><text:p text:style-name="Footnote">) 59d <text:span text:style-name="T2">nagaraṃ] </text:span>CaEd; nagara Cb</text:p></text:note-body></text:note></text:span></text:p>
      <text:p text:style-name="P1"><text:span text:style-name="T1">sa hovāca pathī kena kim apūrvam ihāgataḥ| </text:span><text:span text:style-name="T1"><text:note text:id="ftn1200" text:note-class="footnote"><text:note-citation>1200</text:note-citation><text:note-body><text:p text:style-name="Footnote">) 60a <text:span text:style-name="T2">sa ho°] </text:span>CaEd; aho° Cb</text:p></text:note-body></text:note></text:span></text:p>
      <text:p text:style-name="P1"><text:span text:style-name="T1">dakṣiṇāpathadeśo 'yaṃ naravīrapuraṃ tv adaḥ||12.60|| </text:span><text:span text:style-name="T1"><text:note text:id="ftn1201" text:note-class="footnote"><text:note-citation>1201</text:note-citation><text:note-body><text:p text:style-name="Standard">) 60c <text:span text:style-name="T2">°patha°] </text:span>CaEd; °pathe Cb</text:p><text:p text:style-name="Footnote"><text:s/>60d <text:span text:style-name="T2">tv adaḥ] </text:span>Cb; tvayaḥ Ca, svayam Ed</text:p></text:note-body></text:note></text:span></text:p>
      <text:p text:style-name="P1"><text:span text:style-name="T1">rājā siṃhajaṭo nāma rājñī tasya ca kekayī| </text:span><text:span text:style-name="T1"><text:note text:id="ftn1202" text:note-class="footnote"><text:note-citation>1202</text:note-citation><text:note-body><text:p text:style-name="Footnote">) 61a <text:span text:style-name="T2">rājā] </text:span>CaCb; rāja Ed • <text:span text:style-name="T2">°jaṭo] </text:span>CaCb; °yato Ed</text:p></text:note-body></text:note></text:span><text:span text:style-name="T1"><text:s/></text:span><text:span text:style-name="T1"><text:note text:id="ftn1203" text:note-class="footnote"><text:note-citation>1203</text:note-citation><text:note-body><text:p text:style-name="Footnote">) 61b <text:span text:style-name="T2">kekayī] </text:span>CbEd; kaikayī Ca</text:p></text:note-body></text:note></text:span></text:p>
      <text:p text:style-name="P1"><text:span text:style-name="T1">ativṛddho jarāgrastaḥ kekayī ca tathaiva ca||12.61|| </text:span><text:span text:style-name="T1"><text:note text:id="ftn1204" text:note-class="footnote"><text:note-citation>1204</text:note-citation><text:note-body><text:p text:style-name="Footnote">) 61d <text:span text:style-name="T2">kekayī] </text:span>CbEd; kaikayī Ca</text:p></text:note-body></text:note></text:span></text:p>
      <text:p text:style-name="P1"><text:span text:style-name="T1">dātā sarvakalājñaś ca yuddhe vīryabalānvitaḥ| </text:span><text:span text:style-name="T1"><text:note text:id="ftn1205" text:note-class="footnote"><text:note-citation>1205</text:note-citation><text:note-body><text:p text:style-name="Footnote">) 62a <text:span text:style-name="T2">dātā] </text:span>CbEd; ˟tā Ca • <text:span text:style-name="T2">°kalā°] </text:span>Ed; °kala° CaCb</text:p></text:note-body></text:note></text:span></text:p>
      <text:p text:style-name="P3">brahmaṇyo vatsalo loke sarvaśāstraviśāradaḥ||12.62||</text:p>
      <text:p text:style-name="P3">vipula uvāca| </text:p>
      <text:p text:style-name="P1"><text:span text:style-name="T1">atra śreṣṭhim upāsyāmi nāma vā tasya kiṃ vada| </text:span><text:span text:style-name="T1"><text:note text:id="ftn1206" text:note-class="footnote"><text:note-citation>1206</text:note-citation><text:note-body><text:p text:style-name="Footnote">) 63b <text:span text:style-name="T2">nāma] </text:span>CaCb; nāmaṃ Ed • <text:span text:style-name="T2">vada] </text:span>CaEd; vadaḥ Cb</text:p></text:note-body></text:note></text:span></text:p>
      <text:p text:style-name="P1"><text:span text:style-name="T1">katamo deśas tadvāsaḥ kathayasva na saṃśayaḥ||12.63|| </text:span><text:span text:style-name="T1"><text:note text:id="ftn1207" text:note-class="footnote"><text:note-citation>1207</text:note-citation><text:note-body><text:p text:style-name="Footnote">) 63d <text:span text:style-name="T2">kathayasva] </text:span>CaEd; kathayasya Cb</text:p></text:note-body></text:note></text:span></text:p>
      <text:p text:style-name="P3">vipulenaivam uktas tu pathikovāca taṃ punaḥ|</text:p>
      <text:p text:style-name="P1"><text:span text:style-name="T1">mama bhīmabalo nāma śreṣṭhikasya gṛhāgataḥ||12.64|| </text:span><text:span text:style-name="T1"><text:note text:id="ftn1208" text:note-class="footnote"><text:note-citation>1208</text:note-citation><text:note-body><text:p text:style-name="Footnote">) 64c <text:span text:style-name="T2">mama bhīmabalo nāma] </text:span>CbCcNa; mama bhī˟balo nāma Ca, <text:span text:style-name="T5">omitted in </text:span>Ed</text:p></text:note-body></text:note></text:span></text:p>
      <text:p text:style-name="P3">śreṣṭhikaḥ puṇḍako nāma khyātaḥ śreṣṭhika ucyate|</text:p>
      <text:p text:style-name="P3">kautukaṃ tava yady asti tad āgaccha mayā saha||12.65||</text:p>
      <text:p text:style-name="P1"><text:span text:style-name="T1">evam astv iti tenokto vipulena mahātmanā| </text:span><text:span text:style-name="T1"><text:note text:id="ftn1209" text:note-class="footnote"><text:note-citation>1209</text:note-citation><text:note-body><text:p text:style-name="Footnote">) 66c <text:span text:style-name="T2">°stv iti] </text:span>CaNaEd; °stiti CbCc • <text:span text:style-name="T2">°kto] </text:span>CNa; °ktau Ed</text:p></text:note-body></text:note></text:span></text:p>
      <text:p text:style-name="P1"><text:soft-page-break/><text:span text:style-name="T1">tenaiva saha niryātaḥ śreṣṭhikasya gṛhaṃ prati||12.66|| </text:span><text:span text:style-name="T1"><text:note text:id="ftn1210" text:note-class="footnote"><text:note-citation>1210</text:note-citation><text:note-body><text:p text:style-name="Footnote">) 66b <text:span text:style-name="T2">prati] </text:span>CaCbNa; pratiḥ EdCc</text:p></text:note-body></text:note></text:span></text:p>
      <text:p text:style-name="P1"><text:span text:style-name="T1">śreṣṭhikaḥ svagṛhāsīno dṛṣṭaḥ sa vipulena tu| </text:span><text:span text:style-name="T1"><text:note text:id="ftn1211" text:note-class="footnote"><text:note-citation>1211</text:note-citation><text:note-body><text:p text:style-name="Standard">) 67c <text:span text:style-name="T2">śreṣṭhikaḥ] </text:span>EdCbCc; śreṣṭhitaḥ Ca, śreṣṭhikaḥ Na</text:p><text:p text:style-name="Footnote"><text:s/>67d <text:span text:style-name="T2">dṛṣṭaḥ sa] </text:span>CbEd; dṛ˟˟ Ca, dṛṣṭa sa Cc</text:p></text:note-body></text:note></text:span></text:p>
      <text:p text:style-name="P3">tasyāntikam upāgamya tat phalaṃ sa niveditaḥ||12.67||</text:p>
      <text:p text:style-name="P3">aho phalam idaṃ śreṣṭham aho phalam ihānitam|</text:p>
      <text:p text:style-name="P1"><text:span text:style-name="T1">aho rūpam aho gandham aho phalaṃ suśobhanam||12.68|| </text:span><text:span text:style-name="T1"><text:note text:id="ftn1212" text:note-class="footnote"><text:note-citation>1212</text:note-citation><text:note-body><text:p text:style-name="Standard">) 68c <text:span text:style-name="T2">gandham] </text:span>CaCb<text:span text:style-name="T7">pc</text:span>Ed; gandham aho gandham Cb<text:span text:style-name="T7">ac</text:span></text:p><text:p text:style-name="Footnote"><text:s/>68d <text:span text:style-name="T2">phalaṃ] </text:span><text:span text:style-name="T5">corr. </text:span>; phala CaCbEd</text:p></text:note-body></text:note></text:span></text:p>
      <text:p text:style-name="P1"><text:span text:style-name="T1">tat phalaṃ na mahījātaṃ na merau na ca kandare| </text:span><text:span text:style-name="T1"><text:note text:id="ftn1213" text:note-class="footnote"><text:note-citation>1213</text:note-citation><text:note-body><text:p text:style-name="Footnote">) 69a <text:span text:style-name="T2">tat pha°] </text:span>CaCb; yat pha° Ed</text:p></text:note-body></text:note></text:span></text:p>
      <text:p text:style-name="P1"><text:span text:style-name="T1">devalokika suvyaktaṃ na martya upajāyate||12.69|| </text:span><text:span text:style-name="T1"><text:note text:id="ftn1214" text:note-class="footnote"><text:note-citation>1214</text:note-citation><text:note-body><text:p text:style-name="Footnote">) 69d <text:span text:style-name="T2">martya upajāyate] </text:span><text:span text:style-name="T5">eme. </text:span>; martyamupajā˟˟ Ca, martya supajāyate Cb, mahyām upajāyate Ed</text:p></text:note-body></text:note></text:span></text:p>
      <text:p text:style-name="P1"><text:span text:style-name="T1">aho 'smi saphalaṃ bhoktā rājārhaś ca na saṃśayaḥ| </text:span><text:span text:style-name="T1"><text:note text:id="ftn1215" text:note-class="footnote"><text:note-citation>1215</text:note-citation><text:note-body><text:p text:style-name="Footnote">) 70a <text:span text:style-name="T2">aho] </text:span>Cb; ˟ho Ca; adyo Ed • <text:span text:style-name="T2">saphalaṃ] </text:span>Cb; saphalam Ca, tat phalaṃ Ed</text:p></text:note-body></text:note></text:span></text:p>
      <text:p text:style-name="P3">ḍhaukayitvā phalaṃ divyaṃ rājānaṃ toṣayāmy aham||12.70||</text:p>
      <text:p text:style-name="P1"><text:span text:style-name="T1">tatas tvarita gatvaiva phalaṃ gṛhya manoharam| </text:span><text:span text:style-name="T1"><text:note text:id="ftn1216" text:note-class="footnote"><text:note-citation>1216</text:note-citation><text:note-body><text:p text:style-name="Footnote">) 71a <text:span text:style-name="T2">tvarita] </text:span>Ed; tvaritaṃ CaCb(<text:span text:style-name="T6">unmetrical</text:span>)</text:p></text:note-body></text:note></text:span><text:span text:style-name="T1"><text:s/></text:span><text:span text:style-name="T1"><text:note text:id="ftn1217" text:note-class="footnote"><text:note-citation>1217</text:note-citation><text:note-body><text:p text:style-name="Standard">) 71b <text:span text:style-name="T2">gṛhya] </text:span>CaEd; gṛha Cb</text:p><text:p text:style-name="Footnote"><text:s/><text:span text:style-name="T2">°haram] </text:span>CaCb; °ramam Ed</text:p></text:note-body></text:note></text:span></text:p>
      <text:p text:style-name="P1"><text:span text:style-name="T1">ādareṇopasṛtyaiva rājānaṃ sa phalaṃ dadau||12.71|| </text:span><text:span text:style-name="T1"><text:note text:id="ftn1218" text:note-class="footnote"><text:note-citation>1218</text:note-citation><text:note-body><text:p text:style-name="Footnote">) 71d <text:span text:style-name="T2">sa phalaṃ] </text:span>CaCb; tat phalaṃ Ed</text:p></text:note-body></text:note></text:span></text:p>
      <text:p text:style-name="P1"><text:span text:style-name="T1">rājā ca sa phalaṃ dṛṣṭvā vismayaṃ paramaṃ gataḥ| </text:span><text:span text:style-name="T1"><text:note text:id="ftn1219" text:note-class="footnote"><text:note-citation>1219</text:note-citation><text:note-body><text:p text:style-name="Footnote">) 72a <text:span text:style-name="T2">sa phalaṃ] </text:span>CaCb; tat phalaṃ Ed</text:p></text:note-body></text:note></text:span></text:p>
      <text:p text:style-name="P1"><text:span text:style-name="T1">kutaḥ śreṣṭhi tvayā nītaṃ phalaṃ sarvamanoharam||12.72|| </text:span><text:span text:style-name="T1"><text:note text:id="ftn1220" text:note-class="footnote"><text:note-citation>1220</text:note-citation><text:note-body><text:p text:style-name="Footnote">) 72c <text:span text:style-name="T2">śreṣṭhi] </text:span>CaCb; śreṣṭha Ed</text:p></text:note-body></text:note></text:span><text:span text:style-name="T1"><text:s/></text:span><text:span text:style-name="T1"><text:note text:id="ftn1221" text:note-class="footnote"><text:note-citation>1221</text:note-citation><text:note-body><text:p text:style-name="Footnote">) 72d <text:span text:style-name="T2">phalaṃ sarvamanoharam] </text:span>Ed; phala˟˟˟˟haram Caphalam yarvamanoharam Cb</text:p></text:note-body></text:note></text:span></text:p>
      <text:p text:style-name="P1"><text:span text:style-name="T1">svādumūlaphalakandaṃ dṛṣṭvā pūrvaṃ na tādṛśam| </text:span><text:span text:style-name="T1"><text:note text:id="ftn1222" text:note-class="footnote"><text:note-citation>1222</text:note-citation><text:note-body><text:p text:style-name="Footnote">) 73a <text:span text:style-name="T2">°kandaṃ dṛṣṭvā] </text:span>Ca; °skanda dṛṣṭvā Cb,°skanda dṛṣṭā Ed</text:p></text:note-body></text:note></text:span><text:span text:style-name="T1"><text:s/></text:span><text:span text:style-name="T1"><text:note text:id="ftn1223" text:note-class="footnote"><text:note-citation>1223</text:note-citation><text:note-body><text:p text:style-name="Footnote">) 73b <text:span text:style-name="T2">tādṛśam] </text:span>CaCb; yādṛśam Ed</text:p></text:note-body></text:note></text:span></text:p>
      <text:p text:style-name="P3">rūpagandhaguṇopetaṃ hṛdayānandakārakam||12.73||</text:p>
      <text:p text:style-name="P1"><text:span text:style-name="T1">sadya evopabhuñjāmi tvayā dattam idaṃ phalam| </text:span><text:span text:style-name="T1"><text:note text:id="ftn1224" text:note-class="footnote"><text:note-citation>1224</text:note-citation><text:note-body><text:p text:style-name="Footnote">) 74a <text:span text:style-name="T2">sadya evopayuñjāmi] </text:span>CaCb; satya eva prabhuñjāmi Ed</text:p></text:note-body></text:note></text:span></text:p>
      <text:p text:style-name="P1"><text:span text:style-name="T1">kīdṛśaṃ svāda vijñātum icchāmi kuru māciram||12.74|| </text:span><text:span text:style-name="T1"><text:note text:id="ftn1225" text:note-class="footnote"><text:note-citation>1225</text:note-citation><text:note-body><text:p text:style-name="Footnote">) 74c <text:span text:style-name="T2">svādavijñānam] </text:span>CaCb; svādu vijñātum Ed</text:p></text:note-body></text:note></text:span></text:p>
      <text:p text:style-name="P1"><text:span text:style-name="T1">tataḥ sa bhakṣayām āsa phalaṃ cāmṛtasaṃnibham| </text:span><text:span text:style-name="T1"><text:note text:id="ftn1226" text:note-class="footnote"><text:note-citation>1226</text:note-citation><text:note-body><text:p text:style-name="Footnote">) 75a <text:span text:style-name="T2">tataḥ] </text:span>CaEd; tata Cb</text:p></text:note-body></text:note></text:span></text:p>
      <text:p text:style-name="P1"><text:span text:style-name="T1">amṛtopamasusvādaṃ sarvaṃ ca bubhuje nṛpaḥ||12.75|| </text:span><text:span text:style-name="T1"><text:note text:id="ftn1227" text:note-class="footnote"><text:note-citation>1227</text:note-citation><text:note-body><text:p text:style-name="Footnote">) 75cd <text:span text:style-name="T2">svādaṃ sarvaṃ ca] </text:span>CbEd; svā˟˟˟˟ Ca</text:p></text:note-body></text:note></text:span></text:p>
      <text:p text:style-name="P1"><text:span text:style-name="T1">sadya ṣoḍaśavarṣasya yauvanaṃ samapadyata| </text:span><text:span text:style-name="T1"><text:note text:id="ftn1228" text:note-class="footnote"><text:note-citation>1228</text:note-citation><text:note-body><text:p text:style-name="Footnote">) 76b <text:span text:style-name="T2">°padyata] </text:span>CaCb; °padyate Ed</text:p></text:note-body></text:note></text:span></text:p>
      <text:p text:style-name="P1"><text:span text:style-name="T1">na valīpalitaṃ sadyo na jarā na ca durbalaḥ||12.76|| </text:span><text:span text:style-name="T1"><text:note text:id="ftn1229" text:note-class="footnote"><text:note-citation>1229</text:note-citation><text:note-body><text:p text:style-name="Footnote">) 76c <text:span text:style-name="T2">valī°] </text:span>CaCb; vali° Ed</text:p></text:note-body></text:note></text:span></text:p>
      <text:p text:style-name="P1"><text:span text:style-name="T1">keśadantanakhasnigdho dṛḍhadanto dṛḍhendriyaḥ| </text:span><text:span text:style-name="T1"><text:note text:id="ftn1230" text:note-class="footnote"><text:note-citation>1230</text:note-citation><text:note-body><text:p text:style-name="Footnote">) 77b <text:span text:style-name="T2">°danto] </text:span>Ca; °deho Ed</text:p></text:note-body></text:note></text:span></text:p>
      <text:p text:style-name="P1"><text:span text:style-name="T1">tejaścakṣurbalaprāṇān sadya sarvān avāptavān||12.77|| </text:span><text:span text:style-name="T1"><text:note text:id="ftn1231" text:note-class="footnote"><text:note-citation>1231</text:note-citation><text:note-body><text:p text:style-name="Footnote">) 77c <text:span text:style-name="T2">°cakṣurbalaprāṇān] </text:span>CaCb; °cakṣuvalaprāṇaṃ Ed</text:p></text:note-body></text:note></text:span></text:p>
      <text:p text:style-name="P1"><text:span text:style-name="T1">mantrī purohitāmātya sarve bhṛtyajanās tathā| </text:span><text:span text:style-name="T1"><text:note text:id="ftn1232" text:note-class="footnote"><text:note-citation>1232</text:note-citation><text:note-body><text:p text:style-name="Footnote">) 78b <text:span text:style-name="T2">sarve bhṛtyajanās tathā] </text:span>CaEd; janās tathās tathā Cb</text:p></text:note-body></text:note></text:span></text:p>
      <text:p text:style-name="P1"><text:span text:style-name="T1">paurastrī bālavṛddhāś ca sarve te vismayaṃ gatāḥ||12.78|| </text:span><text:span text:style-name="T1"><text:note text:id="ftn1233" text:note-class="footnote"><text:note-citation>1233</text:note-citation><text:note-body><text:p text:style-name="Footnote">) 78c <text:span text:style-name="T2">°strī] </text:span>CaCb; °stri Ed</text:p></text:note-body></text:note></text:span><text:span text:style-name="T1"><text:s/></text:span><text:span text:style-name="T1"><text:note text:id="ftn1234" text:note-class="footnote"><text:note-citation>1234</text:note-citation><text:note-body><text:p text:style-name="Footnote">) 78d <text:span text:style-name="T2">sarve] </text:span>CbEd; ˟˟ Ca</text:p></text:note-body></text:note></text:span></text:p>
      <text:p text:style-name="P3">rājā siṃhajaṭo nāma tuṣṭim eva parāṃ gataḥ|</text:p>
      <text:p text:style-name="P3">praharṣam atulaṃ caiva prāptavān sa nareśvaraḥ||12.79||</text:p>
      <text:p text:style-name="P1"><text:soft-page-break/><text:span text:style-name="T1">uvāca rājā taṃ śreṣṭhiṃ svārthatatparanirdayaḥ| </text:span><text:span text:style-name="T1"><text:note text:id="ftn1235" text:note-class="footnote"><text:note-citation>1235</text:note-citation><text:note-body><text:p text:style-name="Footnote">) 80a <text:span text:style-name="T2">śreṣṭhiṃ] </text:span>CaCb; śreṣṭhaṃ Ed</text:p></text:note-body></text:note></text:span><text:span text:style-name="T1"><text:s/></text:span><text:span text:style-name="T1"><text:note text:id="ftn1236" text:note-class="footnote"><text:note-citation>1236</text:note-citation><text:note-body><text:p text:style-name="Footnote">) 80b <text:span text:style-name="T2">°dayaḥ] </text:span>CaCb; °daya Ed</text:p></text:note-body></text:note></text:span></text:p>
      <text:p text:style-name="P1"><text:span text:style-name="T1">kuru bhīmabalas tv evaṃ phalam ānaya adya vai||12.80|| </text:span><text:span text:style-name="T1"><text:note text:id="ftn1237" text:note-class="footnote"><text:note-citation>1237</text:note-citation><text:note-body><text:p text:style-name="Footnote">) 80c <text:span text:style-name="T2">kuru] </text:span>CaCb; śṛṇu Ed • <text:span text:style-name="T2">bhīmabalas tv evaṃ] </text:span>CbCc; bhīmavastv evaṃ CaEd</text:p></text:note-body></text:note></text:span></text:p>
      <text:p text:style-name="P1"><text:span text:style-name="T1">punar me yauvanaprāptis tvatprasādān narottama| </text:span><text:span text:style-name="T1"><text:note text:id="ftn1238" text:note-class="footnote"><text:note-citation>1238</text:note-citation><text:note-body><text:p text:style-name="Footnote">) 81b <text:span text:style-name="T2">°ttama] </text:span>CaCb; °ttamaḥ Ed</text:p></text:note-body></text:note></text:span></text:p>
      <text:p text:style-name="P1"><text:span text:style-name="T1">kekayīṃ durbalāṃ vṛddhāṃ punaḥ prāpaya yauvanam||12.81|| </text:span><text:span text:style-name="T1"><text:note text:id="ftn1239" text:note-class="footnote"><text:note-citation>1239</text:note-citation><text:note-body><text:p text:style-name="Footnote">) 81c <text:span text:style-name="T2">kekayīṃ durbalāṃ] </text:span><text:span text:style-name="T5">corr. </text:span>; kaikayīn durbalān Ca, kekayīṃ Cb, kekayī durbalā Ed</text:p></text:note-body></text:note></text:span><text:span text:style-name="T1"><text:s/></text:span><text:span text:style-name="T1"><text:note text:id="ftn1240" text:note-class="footnote"><text:note-citation>1240</text:note-citation><text:note-body><text:p text:style-name="Footnote">) 81cd <text:span text:style-name="T2">vṛddhāṃ punaḥ] </text:span>Cb; vṛddhā˟˟ Ca, vṛddhā punaḥ Ed</text:p></text:note-body></text:note></text:span></text:p>
      <text:p text:style-name="P1"><text:span text:style-name="T1">sa rājñā evam uktas tu śreṣṭhī bhīmabalas tathā| </text:span><text:span text:style-name="T1"><text:note text:id="ftn1241" text:note-class="footnote"><text:note-citation>1241</text:note-citation><text:note-body><text:p text:style-name="Footnote">) 82b <text:span text:style-name="T2">śreṣṭhī] </text:span>Ed; śreṣṭhi CaCb</text:p></text:note-body></text:note></text:span></text:p>
      <text:p text:style-name="P1"><text:span text:style-name="T1">pratyuvāca ha rājānaṃ prāñjaliḥ praṇataḥ sthitaḥ||12.82|| </text:span><text:span text:style-name="T1"><text:note text:id="ftn1242" text:note-class="footnote"><text:note-citation>1242</text:note-citation><text:note-body><text:p text:style-name="Footnote">) 82c <text:span text:style-name="T2">°vāca ha] </text:span>Ca; °vācāha Ed</text:p></text:note-body></text:note></text:span></text:p>
      <text:p text:style-name="P1"><text:span text:style-name="T1">na phaledaṃ vane rājan na vāṇijyakṛṣeṇa vā| </text:span><text:span text:style-name="T1"><text:note text:id="ftn1243" text:note-class="footnote"><text:note-citation>1243</text:note-citation><text:note-body><text:p text:style-name="Footnote">) 83a <text:span text:style-name="T2">na phaledaṃ] </text:span>Ed; na vane na Ca</text:p></text:note-body></text:note></text:span></text:p>
      <text:p text:style-name="P3">kenāpi kulaputreṇa tava darśanakāṃkṣayā||12.83||</text:p>
      <text:p text:style-name="P1"><text:span text:style-name="T1">datto 'smi tava rājendra mayā datto 'si bhūpate| </text:span><text:span text:style-name="T1"><text:note text:id="ftn1244" text:note-class="footnote"><text:note-citation>1244</text:note-citation><text:note-body><text:p text:style-name="Footnote">) 84b <text:span text:style-name="T2">datto 'si] </text:span>Ca; prāpto ṣi Ed</text:p></text:note-body></text:note></text:span></text:p>
      <text:p text:style-name="P1"><text:span text:style-name="T1">na te śaknomy ahaṃ rājan vaktuṃ vaideśinaṃ naram||12.84|| </text:span><text:span text:style-name="T1"><text:note text:id="ftn1245" text:note-class="footnote"><text:note-citation>1245</text:note-citation><text:note-body><text:p text:style-name="Footnote">) 84c <text:span text:style-name="T2">te] </text:span>Ca; ca Ed</text:p></text:note-body></text:note></text:span><text:span text:style-name="T1"><text:s/></text:span><text:span text:style-name="T1"><text:note text:id="ftn1246" text:note-class="footnote"><text:note-citation>1246</text:note-citation><text:note-body><text:p text:style-name="Footnote">) 84cd <text:span text:style-name="T2">rājan vaktuṃ] </text:span>Ed; rā˟˟ktum Ca</text:p></text:note-body></text:note></text:span><text:span text:style-name="T1"><text:s/></text:span><text:span text:style-name="T1"><text:note text:id="ftn1247" text:note-class="footnote"><text:note-citation>1247</text:note-citation><text:note-body><text:p text:style-name="Footnote">) 84d <text:span text:style-name="T2">vaideśinaṃ naram] </text:span><text:span text:style-name="T5">corr. </text:span>; vaideśinan naram Ca, ca dehi tannaraḥ Ed</text:p></text:note-body></text:note></text:span></text:p>
      <text:p text:style-name="P1"><text:span text:style-name="T1">śrutvā bhīmabalaṃ vākyaṃ pratyuvāca tataḥ punaḥ| </text:span><text:span text:style-name="T1"><text:note text:id="ftn1248" text:note-class="footnote"><text:note-citation>1248</text:note-citation><text:note-body><text:p text:style-name="Footnote">) 85a <text:span text:style-name="T2">°balaṃ] </text:span>Ed; °bala° Ca(<text:span text:style-name="T6">unmetrical</text:span>)</text:p></text:note-body></text:note></text:span></text:p>
      <text:p text:style-name="P3">amātyakulaputras tvaṃ brūhi madvacanaṃ punaḥ||12.85||</text:p>
      <text:p text:style-name="P1"><text:span text:style-name="T1">yadi nāsti kim etat taṃ mayā vā prārthito bhavān| </text:span><text:span text:style-name="T1"><text:note text:id="ftn1249" text:note-class="footnote"><text:note-citation>1249</text:note-citation><text:note-body><text:p text:style-name="Footnote">) 86a <text:span text:style-name="T2">kim etat] </text:span>Ed; kim edat Ca</text:p></text:note-body></text:note></text:span><text:span text:style-name="T1"><text:s/></text:span><text:span text:style-name="T1"><text:note text:id="ftn1250" text:note-class="footnote"><text:note-citation>1250</text:note-citation><text:note-body><text:p text:style-name="Footnote">) 86b <text:span text:style-name="T2">prārthito] </text:span>Ed; mārjjito Ca</text:p></text:note-body></text:note></text:span></text:p>
      <text:p text:style-name="P1"><text:span text:style-name="T1">yatra hy eko bahavo 'tra jāyante nātra saṃśayaḥ||12.86|| </text:span><text:span text:style-name="T1"><text:note text:id="ftn1251" text:note-class="footnote"><text:note-citation>1251</text:note-citation><text:note-body><text:p text:style-name="Footnote">) 86c <text:span text:style-name="T2">yatra hy eko bahavo 'tra] </text:span>Ca(<text:span text:style-name="T6">unmetrical</text:span>); yatraścaiko bahūn tatra Ed</text:p></text:note-body></text:note></text:span></text:p>
      <text:p text:style-name="P3">āgamopāyamārgaṃ ca tenaiva sa tu gamyatām|</text:p>
      <text:p text:style-name="P1"><text:span text:style-name="T1">avaśyaṃ tena gantavyaṃ tena mārgeṇa mārgaya||12.87|| </text:span><text:span text:style-name="T1"><text:note text:id="ftn1252" text:note-class="footnote"><text:note-citation>1252</text:note-citation><text:note-body><text:p text:style-name="Footnote">) 87c <text:span text:style-name="T2">avaśyaṃ tena] </text:span>Ed; avasya˟na Ca</text:p></text:note-body></text:note></text:span><text:span text:style-name="T1"><text:s/></text:span><text:span text:style-name="T1"><text:note text:id="ftn1253" text:note-class="footnote"><text:note-citation>1253</text:note-citation><text:note-body><text:p text:style-name="Footnote">) 87d <text:span text:style-name="T2">mārgaya] </text:span>Ca; mārgayaḥ Ed</text:p></text:note-body></text:note></text:span></text:p>
      <text:p text:style-name="P1"><text:span text:style-name="T1">adattvā phalam anyac ca śiraś chedyāmi durmateḥ| </text:span><text:span text:style-name="T1"><text:note text:id="ftn1254" text:note-class="footnote"><text:note-citation>1254</text:note-citation><text:note-body><text:p text:style-name="Footnote">) 88b <text:span text:style-name="T2">°mateḥ] </text:span><text:span text:style-name="T5">eme. </text:span>; °mate CaEd</text:p></text:note-body></text:note></text:span></text:p>
      <text:p text:style-name="P1"><text:span text:style-name="T1">chedya caṇḍavicaṇḍābhyāṃ rakṣabhīmabalādhamaḥ||12.88|| </text:span><text:span text:style-name="T1"><text:note text:id="ftn1255" text:note-class="footnote"><text:note-citation>1255</text:note-citation><text:note-body><text:p text:style-name="Footnote">) 88c <text:span text:style-name="T2">chedya] </text:span>Ed; chedye Ca</text:p></text:note-body></text:note></text:span></text:p>
      <text:p text:style-name="P1"><text:span text:style-name="T1">tato bhīmabalaḥ kruddhaḥ khaḍgaṃ gṛhya śaśiprabham| </text:span><text:span text:style-name="T1"><text:note text:id="ftn1256" text:note-class="footnote"><text:note-citation>1256</text:note-citation><text:note-body><text:p text:style-name="Footnote">) 89b <text:span text:style-name="T2">śaśiprabham] </text:span>Ca; śaśī pradam Ed</text:p></text:note-body></text:note></text:span></text:p>
      <text:p text:style-name="P1"><text:span text:style-name="T1">alaṅghya vacanaṃ rājñaḥ kulaputra vraja tvaram||12.89|| </text:span><text:span text:style-name="T1"><text:note text:id="ftn1257" text:note-class="footnote"><text:note-citation>1257</text:note-citation><text:note-body><text:p text:style-name="Footnote">) 89c <text:span text:style-name="T2">alaṅghya] </text:span>Ca; uvāca Ed</text:p></text:note-body></text:note></text:span><text:span text:style-name="T1"><text:s/></text:span><text:span text:style-name="T1"><text:note text:id="ftn1258" text:note-class="footnote"><text:note-citation>1258</text:note-citation><text:note-body><text:p text:style-name="Footnote">) 89d <text:span text:style-name="T2">kulaputra vraja tvaram] </text:span>Ed; kulaputraṃ vrajatyaram Ca</text:p></text:note-body></text:note></text:span></text:p>
      <text:p text:style-name="P1"><text:span text:style-name="T1">mā ruṣa kulaputra tvaṃ mayā vadhyo bhaviṣyasi| </text:span><text:span text:style-name="T1"><text:note text:id="ftn1259" text:note-class="footnote"><text:note-citation>1259</text:note-citation><text:note-body><text:p text:style-name="Footnote">) 90a <text:span text:style-name="T2">°putra] </text:span>Ca; °putras Ed</text:p></text:note-body></text:note></text:span></text:p>
      <text:p text:style-name="P1"><text:span text:style-name="T1">yady asti phalam anyad vā dehi rājānam adya vai||12.90|| </text:span><text:span text:style-name="T1"><text:note text:id="ftn1260" text:note-class="footnote"><text:note-citation>1260</text:note-citation><text:note-body><text:p text:style-name="Footnote">) 90c <text:span text:style-name="T2">yady asti] </text:span>Ed; ˟dyosti Ca</text:p></text:note-body></text:note></text:span></text:p>
      <text:p text:style-name="P1"><text:span text:style-name="T1">yatra prāptaṃ phalaṃ divyaṃ tatra vā deśaya tava| </text:span><text:span text:style-name="T1"><text:note text:id="ftn1261" text:note-class="footnote"><text:note-citation>1261</text:note-citation><text:note-body><text:p text:style-name="Footnote">) 91a <text:span text:style-name="T2">prāptaṃ] </text:span>Ca; prāpti Ed</text:p></text:note-body></text:note></text:span><text:span text:style-name="T1"><text:s/></text:span><text:span text:style-name="T1"><text:note text:id="ftn1262" text:note-class="footnote"><text:note-citation>1262</text:note-citation><text:note-body><text:p text:style-name="Footnote">) 91b <text:span text:style-name="T2">deśaya] </text:span>Ca; deśayan Ed</text:p></text:note-body></text:note></text:span></text:p>
      <text:p text:style-name="P3">tatphalena vinā bhadra durlabhaṃ tava jīvitam||12.91||</text:p>
      <text:p text:style-name="P3">vipula uvāca| </text:p>
      <text:p text:style-name="P3">jīvitāśām ahaṃ prāpto vaideśi bhavanaṃ tava|</text:p>
      <text:p text:style-name="P1"><text:span text:style-name="T1">kṛtakartā kathaṃ vadhyaḥ prāpnuyām aham adya vai||12.92|| </text:span><text:span text:style-name="T1"><text:note text:id="ftn1263" text:note-class="footnote"><text:note-citation>1263</text:note-citation><text:note-body><text:p text:style-name="Footnote">) 92d <text:span text:style-name="T2">prāpnuyām] </text:span>Ca; prāpto 'yam Ed</text:p></text:note-body></text:note></text:span></text:p>
      <text:p text:style-name="P1"><text:soft-page-break/><text:span text:style-name="T1">phalaṃ vā na punas tv anyad dātuṃ śakyaṃ na kenacit| </text:span><text:span text:style-name="T1"><text:note text:id="ftn1264" text:note-class="footnote"><text:note-citation>1264</text:note-citation><text:note-body><text:p text:style-name="Footnote">) 93b <text:span text:style-name="T2">śakyaṃ na kenacit] </text:span>Ed; śakya˟˟nacit Ca</text:p></text:note-body></text:note></text:span></text:p>
      <text:p text:style-name="P3">sahya parvataśailāgre āśīnaḥ śrāntamānasaḥ||12.93||</text:p>
      <text:p text:style-name="P1"><text:span text:style-name="T1">vānaras tatphalaṃ gṛhya mama dattvā punar gataḥ| </text:span><text:span text:style-name="T1"><text:note text:id="ftn1265" text:note-class="footnote"><text:note-citation>1265</text:note-citation><text:note-body><text:p text:style-name="Footnote">) 94b <text:span text:style-name="T2">mama] </text:span>Ca; mahyaṃ Ed</text:p></text:note-body></text:note></text:span></text:p>
      <text:p text:style-name="P3">mayā dattam idaṃ tubhyaṃ tvayāpi ca narādhipe||12.94||</text:p>
      <text:p text:style-name="P3">tatra gacchāva bho śreṣṭhi dṛśyate yadi vānaraḥ|</text:p>
      <text:p text:style-name="P1"><text:span text:style-name="T1">tvayā mayā ca gatvaiva yo vāsaḥ plavagādhipaḥ||12.95|| </text:span><text:span text:style-name="T1"><text:note text:id="ftn1266" text:note-class="footnote"><text:note-citation>1266</text:note-citation><text:note-body><text:p text:style-name="Footnote">) 95c <text:span text:style-name="T2">gatvaiva] </text:span>Ed; gatveva Ca</text:p></text:note-body></text:note></text:span></text:p>
      <text:p text:style-name="P1"><text:span text:style-name="T1">śreṣṭhinā ca tathety āha gacchāmaḥ sahitā vayam| </text:span><text:span text:style-name="T1"><text:note text:id="ftn1267" text:note-class="footnote"><text:note-citation>1267</text:note-citation><text:note-body><text:p text:style-name="Footnote">) 96b <text:span text:style-name="T2">gacchāmaḥ] </text:span>Ed; ga˟mas Ca</text:p></text:note-body></text:note></text:span></text:p>
      <text:p text:style-name="P1"><text:span text:style-name="T1">yatra prāptaṃ phalaṃ tubhyaṃ mokṣayāmo na saṃśayaḥ||12.96|| </text:span><text:span text:style-name="T1"><text:note text:id="ftn1268" text:note-class="footnote"><text:note-citation>1268</text:note-citation><text:note-body><text:p text:style-name="Footnote">) 96c <text:span text:style-name="T2">prāptaṃ] </text:span>Ca; prāpta Ed</text:p></text:note-body></text:note></text:span></text:p>
      <text:p text:style-name="P3">rudra uvāca| </text:p>
      <text:p text:style-name="P1"><text:span text:style-name="T1">tam āruhya giriṃ sahyaṃ mārgamāṇaḥ samantataḥ| </text:span><text:span text:style-name="T1"><text:note text:id="ftn1269" text:note-class="footnote"><text:note-citation>1269</text:note-citation><text:note-body><text:p text:style-name="Footnote">) 97b <text:span text:style-name="T2">°mānaḥ] </text:span>Ca; °mānāḥ Ed</text:p></text:note-body></text:note></text:span></text:p>
      <text:p text:style-name="P1"><text:span text:style-name="T1">vipulena tato dṛṣṭo vānaraḥ plavagādhipaḥ||12.97|| </text:span><text:span text:style-name="T1"><text:note text:id="ftn1270" text:note-class="footnote"><text:note-citation>1270</text:note-citation><text:note-body><text:p text:style-name="Footnote">) 97d <text:span text:style-name="T2">plavagā°] </text:span>Ed; plagā° Ca</text:p></text:note-body></text:note></text:span></text:p>
      <text:p text:style-name="P1"><text:span text:style-name="T1">ayaṃ sa vānaraśreṣṭho vṛkṣacchāyāsamāśritaḥ| </text:span><text:span text:style-name="T1"><text:note text:id="ftn1271" text:note-class="footnote"><text:note-citation>1271</text:note-citation><text:note-body><text:p text:style-name="Footnote">) 98a <text:span text:style-name="T2">vānara°] </text:span>Ca; vānaraḥ Ed</text:p></text:note-body></text:note></text:span><text:span text:style-name="T1"><text:s/></text:span><text:span text:style-name="T1"><text:note text:id="ftn1272" text:note-class="footnote"><text:note-citation>1272</text:note-citation><text:note-body><text:p text:style-name="Footnote">) 98b <text:span text:style-name="T2">°cchāyā°] </text:span>Ed; °cchāṃyā° Ca</text:p></text:note-body></text:note></text:span></text:p>
      <text:p text:style-name="P3">mama puṇyabalenaiva dṛśyate 'dyāpi vānaraḥ||12.98||</text:p>
      <text:p text:style-name="P3">vānara kuru mitrārthaṃ sadyomṛtyur bhaven mama|</text:p>
      <text:p text:style-name="P1"><text:span text:style-name="T1">pūrvadattaṃ phalam anyad dehi vānara jīvaya||12.99|| </text:span><text:span text:style-name="T1"><text:note text:id="ftn1273" text:note-class="footnote"><text:note-citation>1273</text:note-citation><text:note-body><text:p text:style-name="Footnote">) 99d <text:span text:style-name="T2">vānara jīvaya] </text:span>Ca; vā na ca jīvaye Ed</text:p></text:note-body></text:note></text:span></text:p>
      <text:p text:style-name="P3">vānara uvāca| </text:p>
      <text:p text:style-name="P3">gandharveṇa mama dattaṃ phalaṃ dattaṃ tu te mayā|</text:p>
      <text:p text:style-name="P3">punar anyat kathaṃ dāsye tatra gaccha yadīcchasi||12.100||</text:p>
      <text:p text:style-name="P3">vipula uvāca| </text:p>
      <text:p text:style-name="P3">adattvā tat phalaṃ tubhyaṃ jīvituṃ saṃśayo bhavet|</text:p>
      <text:p text:style-name="P1"><text:span text:style-name="T1">athavā tatra gacchāmo yatra citrarathaḥ svayam||12.101|| </text:span><text:span text:style-name="T1"><text:note text:id="ftn1274" text:note-class="footnote"><text:note-citation>1274</text:note-citation><text:note-body><text:p text:style-name="Footnote">) 101c <text:span text:style-name="T2">athavā tatra] </text:span>Ed; a˟˟˟tra Ca</text:p></text:note-body></text:note></text:span></text:p>
      <text:p text:style-name="P3">vānaraḥ punar evāha evaṃ kurvāmahe vayam|</text:p>
      <text:p text:style-name="P1"><text:span text:style-name="T1">tataś citrarathāvāsam upagamyedam abravīt||12.102|| </text:span><text:span text:style-name="T1"><text:note text:id="ftn1275" text:note-class="footnote"><text:note-citation>1275</text:note-citation><text:note-body><text:p text:style-name="Footnote">) 102c <text:span text:style-name="T2">tataś] </text:span>Ca; tatra Ed</text:p></text:note-body></text:note></text:span></text:p>
      <text:p text:style-name="P1"><text:span text:style-name="T1">gandharvarāja kāryārthī tvaṃ hy ahaṃ punar āgataḥ| </text:span><text:span text:style-name="T1"><text:note text:id="ftn1276" text:note-class="footnote"><text:note-citation>1276</text:note-citation><text:note-body><text:p text:style-name="Footnote">) 103b <text:span text:style-name="T2">tvaṃ] </text:span>Ca; tvat Ed</text:p></text:note-body></text:note></text:span></text:p>
      <text:p text:style-name="P3">pūrvadattaphalaṃ tv anyad dehi māṃ yadi śakyate||12.103|| </text:p>
      <text:p text:style-name="P3">gandharvarājovāca|</text:p>
      <text:p text:style-name="P1"><text:span text:style-name="T1">sūryalokagataś cāsmi tena dattaṃ phalottamam| </text:span><text:span text:style-name="T1"><text:note text:id="ftn1277" text:note-class="footnote"><text:note-citation>1277</text:note-citation><text:note-body><text:p text:style-name="Footnote">) 104a <text:span text:style-name="T2">gataś cāsmi] </text:span>Ed; gataś cā˟ Ca</text:p></text:note-body></text:note></text:span><text:span text:style-name="T1"><text:s/></text:span><text:span text:style-name="T1"><text:note text:id="ftn1278" text:note-class="footnote"><text:note-citation>1278</text:note-citation><text:note-body><text:p text:style-name="Footnote">) 104b <text:span text:style-name="T2">tena dattaṃ] </text:span>Ed; ˟˟˟ttam Ca</text:p></text:note-body></text:note></text:span></text:p>
      <text:p text:style-name="P1"><text:span text:style-name="T1">mayā dattaṃ phalaṃ tubhyam atyantasuhṛdo 'si me|| </text:span><text:span text:style-name="T1"><text:note text:id="ftn1279" text:note-class="footnote"><text:note-citation>1279</text:note-citation><text:note-body><text:p text:style-name="Footnote">) 104c <text:span text:style-name="T2">dattaṃ] </text:span><text:span text:style-name="T5">corr. </text:span>; datta° CaEd</text:p></text:note-body></text:note></text:span></text:p>
      <text:p text:style-name="P1"><text:span text:style-name="T1">kuto 'nyat phalam ādāsye mama nāsti plavaṅgama| </text:span><text:span text:style-name="T1"><text:note text:id="ftn1280" text:note-class="footnote"><text:note-citation>1280</text:note-citation><text:note-body><text:p text:style-name="Footnote">) 105a <text:span text:style-name="T2">'nyat phalam ādāsye] </text:span>Ca; 'nyaphala dāsyāmi Ed</text:p></text:note-body></text:note></text:span><text:span text:style-name="T1"><text:s/></text:span><text:span text:style-name="T1"><text:note text:id="ftn1281" text:note-class="footnote"><text:note-citation>1281</text:note-citation><text:note-body><text:p text:style-name="Footnote">) 105b <text:span text:style-name="T2">mama nāsti plavaṅgama] </text:span>Ca; matto 'sti plavaṅgamaḥ Ed</text:p></text:note-body></text:note></text:span></text:p>
      <text:p text:style-name="P1"><text:span text:style-name="T1">sūryalokaṃ gamiṣyāmas tatra yācasva bhāskaram||12.105|| </text:span><text:span text:style-name="T1"><text:note text:id="ftn1282" text:note-class="footnote"><text:note-citation>1282</text:note-citation><text:note-body><text:p text:style-name="Footnote">) 105c <text:span text:style-name="T2">gamiṣyāmas] </text:span>Ca; gamiṣyāmi Ed</text:p></text:note-body></text:note></text:span></text:p>
      <text:p text:style-name="P3">gandharvenaivam uktas tu tathety āha plavaṅgamaḥ|</text:p>
      <text:p text:style-name="P1"><text:span text:style-name="T1">sūryalokaṃ tataḥ prāptā gandharvādaya sarvaśaḥ||12.106|| </text:span><text:span text:style-name="T1"><text:note text:id="ftn1283" text:note-class="footnote"><text:note-citation>1283</text:note-citation><text:note-body><text:p text:style-name="Footnote">) 106d <text:span text:style-name="T2">°daya] </text:span><text:span text:style-name="T5">conj. </text:span>; °dayas Ca, °dayaḥ Ed</text:p></text:note-body></text:note></text:span></text:p>
      <text:p text:style-name="P1"><text:span text:style-name="T1">gandharva uvāca| </text:span><text:span text:style-name="T1"><text:note text:id="ftn1284" text:note-class="footnote"><text:note-citation>1284</text:note-citation><text:note-body><text:p text:style-name="Footnote">) 107 <text:span text:style-name="T2">gandharva uvāca] </text:span><text:span text:style-name="T5">corr. </text:span>; gandharva uvā˟ Ca, gandharvarājovāca Ed</text:p></text:note-body></text:note></text:span></text:p>
      <text:p text:style-name="P3">kāryārthena punaḥ prāptas tvatsakāśaṃ khageśvara|</text:p>
      <text:p text:style-name="P1"><text:soft-page-break/><text:span text:style-name="T1">pūrvadattaphalaṃ tv anyad dehi jīvam anāśaya||12.107|| </text:span><text:span text:style-name="T1"><text:note text:id="ftn1285" text:note-class="footnote"><text:note-citation>1285</text:note-citation><text:note-body><text:p text:style-name="Footnote">) 107c <text:span text:style-name="T2">tv anya°] </text:span>Ca; stv anya° Ed</text:p></text:note-body></text:note></text:span><text:span text:style-name="T1"><text:s/></text:span><text:span text:style-name="T1"><text:note text:id="ftn1286" text:note-class="footnote"><text:note-citation>1286</text:note-citation><text:note-body><text:p text:style-name="Footnote">) 107d <text:span text:style-name="T2">°nāśaya] </text:span>Ca; °nāśayaḥ Ed</text:p></text:note-body></text:note></text:span></text:p>
      <text:p text:style-name="P3">sūrya uvāca| </text:p>
      <text:p text:style-name="P3">somalokagataś cāsmi tena dattaṃ phalottamam|</text:p>
      <text:p text:style-name="P1"><text:span text:style-name="T1">saphalaṃ dattam evāsi suhṛdatvān mayā tava||12.108|| </text:span><text:span text:style-name="T1"><text:note text:id="ftn1287" text:note-class="footnote"><text:note-citation>1287</text:note-citation><text:note-body><text:p text:style-name="Footnote">) 108c <text:span text:style-name="T2">°vāsi] </text:span>Ca; °vābhiḥ Ed</text:p></text:note-body></text:note></text:span><text:span text:style-name="T1"><text:s/></text:span><text:span text:style-name="T1"><text:note text:id="ftn1288" text:note-class="footnote"><text:note-citation>1288</text:note-citation><text:note-body><text:p text:style-name="Footnote">) 108d <text:span text:style-name="T2">suhṛdatvān] </text:span>Ca; sa ca dattvā Ed</text:p></text:note-body></text:note></text:span></text:p>
      <text:p text:style-name="P1"><text:span text:style-name="T1">anyad dātuṃ na śaknomi gaccha somapurādya vai| </text:span><text:span text:style-name="T1"><text:note text:id="ftn1289" text:note-class="footnote"><text:note-citation>1289</text:note-citation><text:note-body><text:p text:style-name="Footnote">) 109a <text:span text:style-name="T2">anyad] </text:span>Ed; anya Ca</text:p></text:note-body></text:note></text:span><text:span text:style-name="T1"><text:s/></text:span><text:span text:style-name="T1"><text:note text:id="ftn1290" text:note-class="footnote"><text:note-citation>1290</text:note-citation><text:note-body><text:p text:style-name="Footnote">) 109b <text:span text:style-name="T2">°purādya] </text:span>Ca; °parādya Ed</text:p></text:note-body></text:note></text:span></text:p>
      <text:p text:style-name="P1"><text:span text:style-name="T1">taṃ prārthayāvikalpena atriputraṃ graheśvaram||12.109|| </text:span><text:span text:style-name="T1"><text:note text:id="ftn1291" text:note-class="footnote"><text:note-citation>1291</text:note-citation><text:note-body><text:p text:style-name="Footnote">) 109c <text:span text:style-name="T2">°vikalpena] </text:span>Ed; °vika˟˟ Ca</text:p></text:note-body></text:note></text:span><text:span text:style-name="T1"><text:s/></text:span><text:span text:style-name="T1"><text:note text:id="ftn1292" text:note-class="footnote"><text:note-citation>1292</text:note-citation><text:note-body><text:p text:style-name="Footnote">) 109d <text:span text:style-name="T2">°putraṃ] </text:span>Ed; °putra° Ca</text:p></text:note-body></text:note></text:span></text:p>
      <text:p text:style-name="P1"><text:span text:style-name="T1">rudra uvāca| </text:span><text:span text:style-name="T1"><text:note text:id="ftn1293" text:note-class="footnote"><text:note-citation>1293</text:note-citation><text:note-body><text:p text:style-name="Footnote">) 110 <text:span text:style-name="T2">rudra] </text:span>Ca; maheśvara Ed</text:p></text:note-body></text:note></text:span></text:p>
      <text:p text:style-name="P1"><text:span text:style-name="T1">gataḥ sūryāgrataḥ kṛtvā somalokaṃ tathaiva hi| </text:span><text:span text:style-name="T1"><text:note text:id="ftn1294" text:note-class="footnote"><text:note-citation>1294</text:note-citation><text:note-body><text:p text:style-name="Footnote">) 110a <text:span text:style-name="T2">gataḥ] </text:span>Ed; gata Ca</text:p></text:note-body></text:note></text:span></text:p>
      <text:p text:style-name="P1"><text:span text:style-name="T1">uvāca sūryaḥ somāya kāraṇāpekṣayā śaśim||12.110|| </text:span><text:span text:style-name="T1"><text:note text:id="ftn1295" text:note-class="footnote"><text:note-citation>1295</text:note-citation><text:note-body><text:p text:style-name="Footnote">) 110d <text:span text:style-name="T2">śaśim] </text:span>Ca; śaśi Ed</text:p></text:note-body></text:note></text:span></text:p>
      <text:p text:style-name="P3">soma uvāca| </text:p>
      <text:p text:style-name="P1"><text:span text:style-name="T1">kimartham āgato bhūyaḥ kartavyaṃ tatra bhāskara| </text:span><text:span text:style-name="T1"><text:note text:id="ftn1296" text:note-class="footnote"><text:note-citation>1296</text:note-citation><text:note-body><text:p text:style-name="Footnote">) 111b <text:span text:style-name="T2">tatra] </text:span>Ca; tava Ed • <text:span text:style-name="T2">°kara] </text:span>Ca; °karaḥ Ed</text:p></text:note-body></text:note></text:span></text:p>
      <text:p text:style-name="P1"><text:span text:style-name="T1">phalaṃ dātuṃ punas tv anyan muktvā tv anyat karomy aham||12.111|| </text:span><text:span text:style-name="T1"><text:note text:id="ftn1297" text:note-class="footnote"><text:note-citation>1297</text:note-citation><text:note-body><text:p text:style-name="Footnote">) 111c <text:span text:style-name="T2">anyan] </text:span><text:span text:style-name="T5">eme. </text:span>; anya Ca, anyat Ed</text:p></text:note-body></text:note></text:span><text:span text:style-name="T1"><text:s/></text:span><text:span text:style-name="T1"><text:note text:id="ftn1298" text:note-class="footnote"><text:note-citation>1298</text:note-citation><text:note-body><text:p text:style-name="Footnote">) 111d <text:span text:style-name="T2">muktvā] </text:span>Ca; muktā Ed • <text:span text:style-name="T2">anyat ka°] </text:span><text:span text:style-name="T5">eme. </text:span>; anyaṅ ka° CaEd</text:p></text:note-body></text:note></text:span></text:p>
      <text:p text:style-name="P3">sūrya uvāca| </text:p>
      <text:p text:style-name="P1"><text:span text:style-name="T1">yadi śakyaṃ phalaṃ dehi anyan na prārthayāmy aham| </text:span><text:span text:style-name="T1"><text:note text:id="ftn1299" text:note-class="footnote"><text:note-citation>1299</text:note-citation><text:note-body><text:p text:style-name="Footnote">) 112b <text:span text:style-name="T2">anyan] </text:span>Ca; anyān Ed</text:p></text:note-body></text:note></text:span></text:p>
      <text:p text:style-name="P1"><text:span text:style-name="T1">na dattāsi phalam anyan mayā vaddhyo bhaviṣyasi||12.112|| </text:span><text:span text:style-name="T1"><text:note text:id="ftn1300" text:note-class="footnote"><text:note-citation>1300</text:note-citation><text:note-body><text:p text:style-name="Footnote">) 112c <text:span text:style-name="T2">phalam anyan] </text:span>Ca; phalaṃ manye Ed</text:p></text:note-body></text:note></text:span><text:span text:style-name="T1"><text:s/></text:span><text:span text:style-name="T1"><text:note text:id="ftn1301" text:note-class="footnote"><text:note-citation>1301</text:note-citation><text:note-body><text:p text:style-name="Footnote">) 112d <text:span text:style-name="T2">vaddhyo] </text:span>Ca; vaddho Ed</text:p></text:note-body></text:note></text:span></text:p>
      <text:p text:style-name="P3">soma uvāca| </text:p>
      <text:p text:style-name="P3">āgamaṃ tasya vakṣyāmi śṛṇuṣvāvahito bhava|</text:p>
      <text:p text:style-name="P3">indreṇāsmi phalaṃ dattaṃ saphalaṃ datta me bhavān||12.113||</text:p>
      <text:p text:style-name="P1"><text:span text:style-name="T1">gatvaivendrasadas tv anyat prārthayāmaḥ sahaiva tu| </text:span><text:span text:style-name="T1"><text:note text:id="ftn1302" text:note-class="footnote"><text:note-citation>1302</text:note-citation><text:note-body><text:p text:style-name="Footnote">) 114a <text:span text:style-name="T2">gatvaivendra°] </text:span>Ca; gandharvendra° Ed</text:p></text:note-body></text:note></text:span></text:p>
      <text:p text:style-name="P1"><text:span text:style-name="T1">evaṃ kurma iti prāha gatvendrasadanaṃ prati||12.114|| </text:span><text:span text:style-name="T1"><text:note text:id="ftn1303" text:note-class="footnote"><text:note-citation>1303</text:note-citation><text:note-body><text:p text:style-name="Footnote">) 114c <text:span text:style-name="T2">kurma] </text:span>Ca; soma Ed</text:p></text:note-body></text:note></text:span></text:p>
      <text:p text:style-name="P3">somenendram uvācedaṃ phalakāmā ihāgatāḥ|</text:p>
      <text:p text:style-name="P1"><text:span text:style-name="T1">pūrvadattaphalam anyad dehi śakra mamādya vai||12.115|| </text:span><text:span text:style-name="T1"><text:note text:id="ftn1304" text:note-class="footnote"><text:note-citation>1304</text:note-citation><text:note-body><text:p text:style-name="Footnote">) 115d <text:span text:style-name="T2">śakra] </text:span>Ca; śaka Ed</text:p></text:note-body></text:note></text:span></text:p>
      <text:p text:style-name="P3">indra uvāca| </text:p>
      <text:p text:style-name="P1"><text:span text:style-name="T1">yad artham iha samprāptaḥ sa ca nāsti niśākara| </text:span><text:span text:style-name="T1"><text:note text:id="ftn1305" text:note-class="footnote"><text:note-citation>1305</text:note-citation><text:note-body><text:p text:style-name="Footnote">) 116b <text:span text:style-name="T2">°kara] </text:span>Ca; °karaḥ Ed</text:p></text:note-body></text:note></text:span></text:p>
      <text:p text:style-name="P3">viṣṇuhastān mayā prāptam ekam eva phalaṃ śubham||12.116||</text:p>
      <text:p text:style-name="P3">sarva eva hi gacchāmo viṣṇulokaṃ graheśvara|</text:p>
      <text:p text:style-name="P1"><text:span text:style-name="T1">sarva evopajagmus te phalārthaṃ madhusūdanam||12.117|| </text:span><text:span text:style-name="T1"><text:note text:id="ftn1306" text:note-class="footnote"><text:note-citation>1306</text:note-citation><text:note-body><text:p text:style-name="Footnote">) 117c <text:span text:style-name="T2">°jagmu°] </text:span>Ed; °ñjagmu° Ca</text:p></text:note-body></text:note></text:span></text:p>
      <text:p text:style-name="P1"><text:span text:style-name="T1">evam uktvā gatāḥ sarve devarājapuraskṛtāḥ| </text:span><text:span text:style-name="T1"><text:note text:id="ftn1307" text:note-class="footnote"><text:note-citation>1307</text:note-citation><text:note-body><text:p text:style-name="Footnote">) 118a <text:span text:style-name="T2">°ktvā] </text:span>Ca; °ktā Ed</text:p></text:note-body></text:note></text:span></text:p>
      <text:p text:style-name="P3">muhūrtenaiva samprāptā viṣṇulokaṃ yaśasvini||12.118||</text:p>
      <text:p text:style-name="P3">upasṛtya tata indraḥ praṇipatya janārdanam|</text:p>
      <text:p text:style-name="P1"><text:span text:style-name="T1">sarveṣām uparodhena prārthayāmi yaśodhara||12.119|| </text:span><text:span text:style-name="T1"><text:note text:id="ftn1308" text:note-class="footnote"><text:note-citation>1308</text:note-citation><text:note-body><text:p text:style-name="Footnote">) 119d <text:span text:style-name="T2">°dhara] </text:span>Ca; °dharam Ed</text:p></text:note-body></text:note></text:span></text:p>
      <text:p text:style-name="P1"><text:soft-page-break/><text:span text:style-name="T1">viṣṇur uvāca| </text:span><text:span text:style-name="T1"><text:note text:id="ftn1309" text:note-class="footnote"><text:note-citation>1309</text:note-citation><text:note-body><text:p text:style-name="Footnote">) 120 <text:span text:style-name="T2">viṣṇur u°] </text:span>Ca; viṣṇu u° Ed</text:p></text:note-body></text:note></text:span></text:p>
      <text:p text:style-name="P1"><text:span text:style-name="T1">pūrvadattaphalasyārthe tac ca sarvam ihāgatāḥ| </text:span><text:span text:style-name="T1"><text:note text:id="ftn1310" text:note-class="footnote"><text:note-citation>1310</text:note-citation><text:note-body><text:p text:style-name="Footnote">) 120a <text:span text:style-name="T2">°datta°] </text:span>Ca; °dattaṃ Ed • <text:span text:style-name="T2">°rthe] </text:span>Ca; °rthi Ed</text:p></text:note-body></text:note></text:span></text:p>
      <text:p text:style-name="P1"><text:span text:style-name="T1">na śaknomi phalaṃ dātuṃ kiṃ vā tv anyat karomy aham||12.120|| </text:span><text:span text:style-name="T1"><text:note text:id="ftn1311" text:note-class="footnote"><text:note-citation>1311</text:note-citation><text:note-body><text:p text:style-name="Footnote">) 120d <text:span text:style-name="T2">tv anyat] </text:span><text:span text:style-name="T5">eme. </text:span>; tv anyaṅ CaEd</text:p></text:note-body></text:note></text:span></text:p>
      <text:p text:style-name="P3">indra uvāca| </text:p>
      <text:p text:style-name="P1"><text:span text:style-name="T1">brahmāṇḍam api bhettuṃ tvaṃ śaknoṣi garuḍadhvaja| </text:span><text:span text:style-name="T1"><text:note text:id="ftn1312" text:note-class="footnote"><text:note-citation>1312</text:note-citation><text:note-body><text:p text:style-name="Footnote">) 121a <text:span text:style-name="T2">bhettuṃ tvaṃ] </text:span>Ca; bhartuṃtvaṃ Ed</text:p></text:note-body></text:note></text:span></text:p>
      <text:p text:style-name="P1"><text:span text:style-name="T1">aśakyaṃ tava nāstīti jānāmi puruṣottama||12.121|| </text:span><text:span text:style-name="T1"><text:note text:id="ftn1313" text:note-class="footnote"><text:note-citation>1313</text:note-citation><text:note-body><text:p text:style-name="Footnote">) 121d <text:span text:style-name="T2">°ttama] </text:span>Ca; °ttamam Ed</text:p></text:note-body></text:note></text:span></text:p>
      <text:p text:style-name="P3">evam uktvā punar viṣṇuḥ pratyuvāca purandaram|</text:p>
      <text:p text:style-name="P3">phalam ekaṃ parityajya sarvaṃ śaknomi kauśika||12.122||</text:p>
      <text:p text:style-name="P3">upāyo 'tra pravakṣyāmi āgamaṃ śṛṇu gopate|</text:p>
      <text:p text:style-name="P1"><text:span text:style-name="T1">brahmaṇā ca mama dattaṃ tat phalaikaṃ purandara||12.123|| </text:span><text:span text:style-name="T1"><text:note text:id="ftn1314" text:note-class="footnote"><text:note-citation>1314</text:note-citation><text:note-body><text:p text:style-name="Footnote">) 123c <text:span text:style-name="T2">mama] </text:span>Ca; mamā° Ed</text:p></text:note-body></text:note></text:span></text:p>
      <text:p text:style-name="P1"><text:span text:style-name="T1">mayā dattaphalaṃ tv ekaṃ kim anyad dātum icchasi| </text:span><text:span text:style-name="T1"><text:note text:id="ftn1315" text:note-class="footnote"><text:note-citation>1315</text:note-citation><text:note-body><text:p text:style-name="Footnote">) 124b <text:span text:style-name="T2">°cchasi] </text:span>Ed; °cchati Ca</text:p></text:note-body></text:note></text:span></text:p>
      <text:p text:style-name="P1"><text:span text:style-name="T1">prārthayāmo 'tra gatvaikaṃ parameṣṭhiprajāpatim||12.124|| </text:span><text:span text:style-name="T1"><text:note text:id="ftn1316" text:note-class="footnote"><text:note-citation>1316</text:note-citation><text:note-body><text:p text:style-name="Footnote">) 124c <text:span text:style-name="T2">prārthayāmo 'tra gatvaikaṃ] </text:span>Ca; prārthayā ca gatvaivaṃ Ed</text:p></text:note-body></text:note></text:span><text:span text:style-name="T1"><text:s/></text:span><text:span text:style-name="T1"><text:note text:id="ftn1317" text:note-class="footnote"><text:note-citation>1317</text:note-citation><text:note-body><text:p text:style-name="Footnote">) 124d <text:span text:style-name="T2">°ṣṭhi°] </text:span>Ca; °ṣṭhiṃ Ed</text:p></text:note-body></text:note></text:span></text:p>
      <text:p text:style-name="P1"><text:span text:style-name="T1">tavoparādhād devendra prārthayāmi pitāmaham| </text:span><text:span text:style-name="T1"><text:note text:id="ftn1318" text:note-class="footnote"><text:note-citation>1318</text:note-citation><text:note-body><text:p text:style-name="Footnote">) 125a <text:span text:style-name="T2">tavo°] </text:span>Ca; tato° Ed</text:p></text:note-body></text:note></text:span></text:p>
      <text:p text:style-name="P1"><text:span text:style-name="T1">evam uktvā gatāḥ sarve puraskṛtya janārdanam||12.125|| </text:span><text:span text:style-name="T1"><text:note text:id="ftn1319" text:note-class="footnote"><text:note-citation>1319</text:note-citation><text:note-body><text:p text:style-name="Footnote">) 125c <text:span text:style-name="T2">gatāḥ] </text:span>Ca; gatā Ed</text:p></text:note-body></text:note></text:span></text:p>
      <text:p text:style-name="P1"><text:span text:style-name="T1">indraḥ somaś ca sūryaś ca gandharvo vānaras tathā| </text:span><text:span text:style-name="T1"><text:note text:id="ftn1320" text:note-class="footnote"><text:note-citation>1320</text:note-citation><text:note-body><text:p text:style-name="Footnote">) 126a <text:span text:style-name="T2">sūryaḥ śaśī caiva] </text:span>Ca; somaś ca sūryaś ca Ed</text:p></text:note-body></text:note></text:span></text:p>
      <text:p text:style-name="P1"><text:span text:style-name="T1">vipulaḥ śreṣṭhikaś caiva rājadūtadvayaṃ tathā||12.126|| </text:span><text:span text:style-name="T1"><text:note text:id="ftn1321" text:note-class="footnote"><text:note-citation>1321</text:note-citation><text:note-body><text:p text:style-name="Footnote">) 126d <text:span text:style-name="T2">°dvayaṃ] </text:span>Ed; °dvayas Ca</text:p></text:note-body></text:note></text:span></text:p>
      <text:p text:style-name="P3">brahmalokaṃ muhūrtena prāptavān surasundari|</text:p>
      <text:p text:style-name="P1"><text:span text:style-name="T1">dṛṣṭvā brahmasado ramyaṃ sarvakāmaparicchadam||12.127|| </text:span><text:span text:style-name="T1"><text:note text:id="ftn1322" text:note-class="footnote"><text:note-citation>1322</text:note-citation><text:note-body><text:p text:style-name="Footnote">) 127c <text:span text:style-name="T2">°sado] </text:span>Ca; °sadaṃ Ed</text:p></text:note-body></text:note></text:span></text:p>
      <text:p text:style-name="P3">anekāni vicitrāṇi ratnāni vividhāni ca|</text:p>
      <text:p text:style-name="P1"><text:span text:style-name="T1">mandārataruśobhāni vaidūryamaṇikuṭṭimam||12.128|| </text:span><text:span text:style-name="T1"><text:note text:id="ftn1323" text:note-class="footnote"><text:note-citation>1323</text:note-citation><text:note-body><text:p text:style-name="Footnote">) 128c <text:span text:style-name="T2">°taru°] </text:span>Ed; °tala° Ca</text:p></text:note-body></text:note></text:span><text:span text:style-name="T1"><text:s/></text:span><text:span text:style-name="T1"><text:note text:id="ftn1324" text:note-class="footnote"><text:note-citation>1324</text:note-citation><text:note-body><text:p text:style-name="Footnote">) 128d <text:span text:style-name="T2">°kuṭṭimam] </text:span>Ed; °kuṭimām Ca</text:p></text:note-body></text:note></text:span></text:p>
      <text:p text:style-name="P1"><text:span text:style-name="T1">pravālamaṇistambhāni vajrakāñcanavedikām| </text:span><text:span text:style-name="T1"><text:note text:id="ftn1325" text:note-class="footnote"><text:note-citation>1325</text:note-citation><text:note-body><text:p text:style-name="Footnote">) 129b <text:span text:style-name="T2">°vedikām] </text:span>Ca; °vedikā Ed</text:p></text:note-body></text:note></text:span></text:p>
      <text:p text:style-name="P1"><text:span text:style-name="T1">pravālasphāṭiko jāla indranīlagavākṣakaḥ||12.129|| </text:span><text:span text:style-name="T1"><text:note text:id="ftn1326" text:note-class="footnote"><text:note-citation>1326</text:note-citation><text:note-body><text:p text:style-name="Footnote">) 129c <text:span text:style-name="T2">°sphāṭiko jāla] </text:span>Ca; °sphaṭiko jālā Ed</text:p></text:note-body></text:note></text:span></text:p>
      <text:p text:style-name="P1"><text:span text:style-name="T1">dṛśyate vipulas tatra nānāvṛkṣa manoramāḥ| </text:span><text:span text:style-name="T1"><text:note text:id="ftn1327" text:note-class="footnote"><text:note-citation>1327</text:note-citation><text:note-body><text:p text:style-name="Footnote">) 130a <text:span text:style-name="T2">dṛśyate] </text:span><text:span text:style-name="T5">conj. </text:span>; paśyate Ca, dṛśyante Ed • <text:span text:style-name="T2">vipula°] </text:span>Ca; vipulā° Ed</text:p></text:note-body></text:note></text:span></text:p>
      <text:p text:style-name="P1"><text:span text:style-name="T1">puṣpānāmitavṛkṣāgrāḥ phalānāmitakā bhavet||12.130|| </text:span><text:span text:style-name="T1"><text:note text:id="ftn1328" text:note-class="footnote"><text:note-citation>1328</text:note-citation><text:note-body><text:p text:style-name="Footnote">) 130c <text:span text:style-name="T2">puṣpā°] </text:span>Ca; puṣpa° Ed • <text:span text:style-name="T2">°grāḥ] </text:span><text:span text:style-name="T5">eme. </text:span>; °grā Ca, °yā Ed</text:p></text:note-body></text:note></text:span><text:span text:style-name="T1"><text:s/></text:span><text:span text:style-name="T1"><text:note text:id="ftn1329" text:note-class="footnote"><text:note-citation>1329</text:note-citation><text:note-body><text:p text:style-name="Footnote">) 130d <text:span text:style-name="T2">phalānāmitakā] </text:span>Ca; phalanāmitakāṃ Ed</text:p></text:note-body></text:note></text:span></text:p>
      <text:p text:style-name="P3">sarve ratnamayā vṛkṣāḥ sarve ratnamayaṃ jalam|</text:p>
      <text:p text:style-name="P3">vṛkṣagulmalatāvallī kandamūlaphalāni ca||12.131||</text:p>
      <text:p text:style-name="P1"><text:span text:style-name="T1">sarve ratnamayā dṛṣṭā vipulo vipulekṣaṇaḥ| </text:span><text:span text:style-name="T1"><text:note text:id="ftn1330" text:note-class="footnote"><text:note-citation>1330</text:note-citation><text:note-body><text:p text:style-name="Footnote">) 132a <text:span text:style-name="T2">sarve] </text:span>Ed; sarvai Ca</text:p></text:note-body></text:note></text:span></text:p>
      <text:p text:style-name="P3">anekabhaumaṃ prāsādaṃ muktādāmavibhūṣitam||12.132||</text:p>
      <text:p text:style-name="P3">apsarogaṇakoṭībhiḥ sarvābharaṇabhūṣitam|</text:p>
      <text:p text:style-name="P1"><text:span text:style-name="T1">vimānakoṭikoṭīśaṃ sarvakāmasamanvitam||12.133|| </text:span><text:span text:style-name="T1"><text:note text:id="ftn1331" text:note-class="footnote"><text:note-citation>1331</text:note-citation><text:note-body><text:p text:style-name="Footnote">) 133cd <text:span text:style-name="T5">omitted in </text:span>Ed</text:p></text:note-body></text:note></text:span></text:p>
      <text:p text:style-name="P3">brahmalokasabhā ramyā sūryakoṭisamaprabhā|</text:p>
      <text:p text:style-name="P3">tatra brahmā sukhāsīno nānāratnopaśobhite||12.134||</text:p>
      <text:p text:style-name="P3">caturmūrtiś caturvaktraś caturbāhuścaturbhujaḥ|</text:p>
      <text:p text:style-name="P3"><text:soft-page-break/>caturvedadharo devaś caturāśramanāyakaḥ||12.135||</text:p>
      <text:p text:style-name="P3">caturvedāvṛtas tatra mūrtimantam upāsate|</text:p>
      <text:p text:style-name="P3">gāyatrī vedamātā ca sāvitrī ca surūpiṇī||12.136||</text:p>
      <text:p text:style-name="P1"><text:span text:style-name="T1">vyāhṛtiḥ praṇavaś caiva mūrtimān samupāsate| </text:span><text:span text:style-name="T1"><text:note text:id="ftn1332" text:note-class="footnote"><text:note-citation>1332</text:note-citation><text:note-body><text:p text:style-name="Footnote">) 137a <text:span text:style-name="T2">praṇavaś caiva] </text:span>Ed; praṇava˟va Ca</text:p></text:note-body></text:note></text:span></text:p>
      <text:p text:style-name="P3">vauṣaṭkāro vaṣaṭkāro namaskāraḥ sa mūrtimān||12.137||</text:p>
      <text:p text:style-name="P1"><text:span text:style-name="T1">śrutiḥ smṛtiś ca nītiś ca dharmaśāstraṃ samūrtimān| </text:span><text:span text:style-name="T1"><text:note text:id="ftn1333" text:note-class="footnote"><text:note-citation>1333</text:note-citation><text:note-body><text:p text:style-name="Footnote">) 138b <text:span text:style-name="T2">°śāstraṃ samūrtimat] </text:span>Ca; °śāstrasamūrtimān Ed</text:p></text:note-body></text:note></text:span></text:p>
      <text:p text:style-name="P1"><text:span text:style-name="T1">itihāsaḥ purāṇaṃ ca sāṃkhyayogaḥ patañjalam||12.138|| </text:span><text:span text:style-name="T1"><text:note text:id="ftn1334" text:note-class="footnote"><text:note-citation>1334</text:note-citation><text:note-body><text:p text:style-name="Footnote">) 138c <text:span text:style-name="T2">purāṇaṃ] </text:span>Ca; purāṇaś Ed</text:p></text:note-body></text:note></text:span><text:span text:style-name="T1"><text:s/></text:span><text:span text:style-name="T1"><text:note text:id="ftn1335" text:note-class="footnote"><text:note-citation>1335</text:note-citation><text:note-body><text:p text:style-name="Footnote">) 138d <text:span text:style-name="T2">°jalam] </text:span>Ca; °jali Ed</text:p></text:note-body></text:note></text:span></text:p>
      <text:p text:style-name="P1"><text:span text:style-name="T1">āyurvedo dhanurvedo vedo gāndharva-m-eva ca| </text:span><text:span text:style-name="T1"><text:note text:id="ftn1336" text:note-class="footnote"><text:note-citation>1336</text:note-citation><text:note-body><text:p text:style-name="Footnote">) 139b <text:span text:style-name="T2">gāndharva-m-eva] </text:span>Ca; gāndharvar eva Ed</text:p></text:note-body></text:note></text:span></text:p>
      <text:p text:style-name="P1"><text:span text:style-name="T1">arthavedo 'nyavedāś ca mūrtimān samupāsite||12.139|| </text:span><text:span text:style-name="T1"><text:note text:id="ftn1337" text:note-class="footnote"><text:note-citation>1337</text:note-citation><text:note-body><text:p text:style-name="Footnote">) 139c <text:span text:style-name="T2">arthavedo 'nyavedāś ca] </text:span>Ed; arthavedānyavedañ ca Ca</text:p></text:note-body></text:note></text:span></text:p>
      <text:p text:style-name="P3">tato brahmā samutthāya abhigamya janārdinam|</text:p>
      <text:p text:style-name="P1"><text:span text:style-name="T1">gāṃ ca arghaṃ ca dattvaivam āsyatām iti cābravīt||12.140|| </text:span><text:span text:style-name="T1"><text:note text:id="ftn1338" text:note-class="footnote"><text:note-citation>1338</text:note-citation><text:note-body><text:p text:style-name="Footnote">) 140c <text:span text:style-name="T2">arghaṃ] </text:span>Ca; arghyaṃ Ed</text:p></text:note-body></text:note></text:span></text:p>
      <text:p text:style-name="P3">maṇiratnamaye divye āsane garuḍadhvajaḥ|</text:p>
      <text:p text:style-name="P1"><text:span text:style-name="T1">devarājo raviḥ somo gandharvaḥ plavageśvaraḥ||12.141|| </text:span><text:span text:style-name="T1"><text:note text:id="ftn1339" text:note-class="footnote"><text:note-citation>1339</text:note-citation><text:note-body><text:p text:style-name="Footnote">) 141c <text:span text:style-name="T2">raviḥ somo] </text:span>Ca; śaśī sūryo Ed</text:p></text:note-body></text:note></text:span></text:p>
      <text:p text:style-name="P1"><text:span text:style-name="T1">vipulaś ca mahāsattva āsyatāṃ ratna-āsane| </text:span><text:span text:style-name="T1"><text:note text:id="ftn1340" text:note-class="footnote"><text:note-citation>1340</text:note-citation><text:note-body><text:p text:style-name="Footnote">) 142b <text:span text:style-name="T2">°āsane] </text:span>Ca; °śāśane Ed</text:p></text:note-body></text:note></text:span></text:p>
      <text:p text:style-name="P1"><text:span text:style-name="T1">sādhu bho vipulaśreṣṭha sādhu bho vipulaṃ tapaḥ||12.142|| </text:span><text:span text:style-name="T1"><text:note text:id="ftn1341" text:note-class="footnote"><text:note-citation>1341</text:note-citation><text:note-body><text:p text:style-name="Footnote">) 142d <text:span text:style-name="T2">vipulaṃ tapaḥ] </text:span>Ed; vi˟˟˟paḥ Ca</text:p></text:note-body></text:note></text:span></text:p>
      <text:p text:style-name="P1"><text:span text:style-name="T1">sādhu bho vipulaprājña sādhu bho vipulaśriya| </text:span><text:span text:style-name="T1"><text:note text:id="ftn1342" text:note-class="footnote"><text:note-citation>1342</text:note-citation><text:note-body><text:p text:style-name="Footnote">) 143b <text:span text:style-name="T2">°śriya] </text:span>Ca; °śriyaḥ Ed</text:p></text:note-body></text:note></text:span></text:p>
      <text:p text:style-name="P1"><text:span text:style-name="T1">toṣitāḥ sma vayaṃ sarve brahmaviṣṇumaheśvarāḥ||12.143|| </text:span><text:span text:style-name="T1"><text:note text:id="ftn1343" text:note-class="footnote"><text:note-citation>1343</text:note-citation><text:note-body><text:p text:style-name="Footnote">) 143c <text:span text:style-name="T2">toṣitāḥ] </text:span>Ca; toṣitā Ed</text:p></text:note-body></text:note></text:span></text:p>
      <text:p text:style-name="P1"><text:span text:style-name="T1">ādityā vasavo rudrā sādhyāśvinau marut tathā| </text:span><text:span text:style-name="T1"><text:note text:id="ftn1344" text:note-class="footnote"><text:note-citation>1344</text:note-citation><text:note-body><text:p text:style-name="Footnote">) 144b <text:span text:style-name="T2">sādhyāśvinau] </text:span><text:span text:style-name="T5">conj. </text:span>; sādhyāśvinyau Ca, sādhyā yakṣo Ed</text:p></text:note-body></text:note></text:span></text:p>
      <text:p text:style-name="P1"><text:span text:style-name="T1">bhuṅkṣva bhogān yathotsāhaṃ mama loke yathāsukham||12.144|| </text:span><text:span text:style-name="T1"><text:note text:id="ftn1345" text:note-class="footnote"><text:note-citation>1345</text:note-citation><text:note-body><text:p text:style-name="Footnote">) 144c <text:span text:style-name="T2">bhuṅkṣva] </text:span>Ca; bhuṃkṣa Ed</text:p></text:note-body></text:note></text:span></text:p>
      <text:p text:style-name="P1"><text:span text:style-name="T1">iyaṃ vimānakoṭīṇāṃ tavārthāyopakalpitā| </text:span><text:span text:style-name="T1"><text:note text:id="ftn1346" text:note-class="footnote"><text:note-citation>1346</text:note-citation><text:note-body><text:p text:style-name="Footnote">) 145b <text:span text:style-name="T2">kalpitā] </text:span>Ca; kalpitān Ed</text:p></text:note-body></text:note></text:span></text:p>
      <text:p text:style-name="P1"><text:span text:style-name="T1">sahasrāṇāṃ sahasrāṇi apsarā kāmarūpiṇī||12.145|| </text:span><text:span text:style-name="T1"><text:note text:id="ftn1347" text:note-class="footnote"><text:note-citation>1347</text:note-citation><text:note-body><text:p text:style-name="Footnote">) 145d <text:span text:style-name="T2">°rūpiṇī] </text:span>Ca; °rūpiṇi Ed</text:p></text:note-body></text:note></text:span></text:p>
      <text:p text:style-name="P1"><text:span text:style-name="T1">tavārthīyopasarpanti sarvālaṃkārabhūṣitāḥ| </text:span><text:span text:style-name="T1"><text:note text:id="ftn1348" text:note-class="footnote"><text:note-citation>1348</text:note-citation><text:note-body><text:p text:style-name="Footnote">) 146a <text:span text:style-name="T2">v°rthīyo°] </text:span>Ca; °rtheyo° Ed</text:p></text:note-body></text:note></text:span></text:p>
      <text:p text:style-name="P1"><text:span text:style-name="T1">yāvat kalpasahasrāṇi parārdhāni tapodhana| </text:span><text:span text:style-name="T1"><text:note text:id="ftn1349" text:note-class="footnote"><text:note-citation>1349</text:note-citation><text:note-body><text:p text:style-name="Footnote">) 146d <text:span text:style-name="T2">°dhana] </text:span>Ca; °dhanāḥ Ed</text:p></text:note-body></text:note></text:span></text:p>
      <text:p text:style-name="P3">yatra yatra prayāsitvaṃ tatra tatropabhujyatām||</text:p>
      <text:p text:style-name="P3">maheśvara uvāca| </text:p>
      <text:p text:style-name="P3">iti śrutvā vacas tasya vipulo vipulekṣaṇaḥ|</text:p>
      <text:p text:style-name="P1"><text:span text:style-name="T1">vepamāno bhayatrasta aśrupūrṇākulekṣaṇaḥ||12.147|| </text:span><text:span text:style-name="T1"><text:note text:id="ftn1350" text:note-class="footnote"><text:note-citation>1350</text:note-citation><text:note-body><text:p text:style-name="Footnote">) 147c <text:span text:style-name="T2">bhayatrasta] </text:span>Ed; bhayas tatra Ca</text:p></text:note-body></text:note></text:span></text:p>
      <text:p text:style-name="P3">praṇamya śirasā bhūmau praṇipatya punaḥ punaḥ|</text:p>
      <text:p text:style-name="P1"><text:span text:style-name="T1">uvāca madhuraṃ vākyaṃ brahmaloke pitāmaham||12.148|| </text:span><text:span text:style-name="T1"><text:note text:id="ftn1351" text:note-class="footnote"><text:note-citation>1351</text:note-citation><text:note-body><text:p text:style-name="Footnote">) 148d <text:span text:style-name="T2">°loke] </text:span>Ed; °loka Ca</text:p></text:note-body></text:note></text:span></text:p>
      <text:p text:style-name="P3">vipula uvāca| </text:p>
      <text:p text:style-name="P3">bhagavan sarvalokeśa sarvalokapitāmaha|</text:p>
      <text:p text:style-name="P3">svapnabhūtam ivāścaryaṃ paśyāmi tridaśeśvara||12.149||</text:p>
      <text:p text:style-name="P1"><text:span text:style-name="T1">smṛtibhraṃśaś ca me jāto buddhir jātāndhacetanā| </text:span><text:span text:style-name="T1"><text:note text:id="ftn1352" text:note-class="footnote"><text:note-citation>1352</text:note-citation><text:note-body><text:p text:style-name="Footnote">) 150b <text:span text:style-name="T2">jātāndhacetanā] </text:span>Ca; jāto 'ndhacetanaḥ Ed</text:p></text:note-body></text:note></text:span></text:p>
      <text:p text:style-name="P1"><text:soft-page-break/><text:span text:style-name="T1">mūḍho 'haṃ tvāṃ kathaṃ staumi jñānātītaṃ parāt param||12.150|| </text:span><text:span text:style-name="T1"><text:note text:id="ftn1353" text:note-class="footnote"><text:note-citation>1353</text:note-citation><text:note-body><text:p text:style-name="Footnote">) 150cd <text:span text:style-name="T5">omitted in </text:span>Ca</text:p></text:note-body></text:note></text:span></text:p>
      <text:p text:style-name="P1"><text:span text:style-name="T1">tubhyaṃ trailokyabandho bhava mama śaraṇaṃ trāhi saṃsāraghoram </text:span><text:span text:style-name="T1"><text:note text:id="ftn1354" text:note-class="footnote"><text:note-citation>1354</text:note-citation><text:note-body><text:p text:style-name="Footnote">) 151a <text:span text:style-name="T2">tubhyaṃ] </text:span>Ca; namas Ed</text:p></text:note-body></text:note></text:span></text:p>
      <text:p text:style-name="P1"><text:span text:style-name="T1">bhīto 'haṃ garbhavāsāj jaramaraṇabhayāt trāhi māṃ mohabandhāt| </text:span><text:span text:style-name="T1"><text:note text:id="ftn1355" text:note-class="footnote"><text:note-citation>1355</text:note-citation><text:note-body><text:p text:style-name="Footnote">) 151b <text:span text:style-name="T2">°jara°] </text:span>Ca; °janu° Ed • <text:span text:style-name="T2">°bhayāt] </text:span>Ed; bhayan Ca</text:p></text:note-body></text:note></text:span></text:p>
      <text:p text:style-name="P1"><text:span text:style-name="T1">! nityaṃ rāgādhivāsam aniyatavapuṣaṃ trāhi māṃ kālapāśāt </text:span><text:span text:style-name="T1"><text:note text:id="ftn1356" text:note-class="footnote"><text:note-citation>1356</text:note-citation><text:note-body><text:p text:style-name="Footnote">) 151c <text:span text:style-name="T2">rogā°] </text:span>Ca; °rāgā° Ed</text:p></text:note-body></text:note></text:span></text:p>
      <text:p text:style-name="P3">tiryaṃ cānyonyabhakṣaṃ bahuyugaśataśas trāhi mohāndhakārāt||12.151||</text:p>
      <text:p text:style-name="P3"><text:note text:id="ftn1357" text:note-class="footnote"><text:note-citation>1357</text:note-citation><text:note-body><text:p text:style-name="Footnote">) 151d <text:span text:style-name="T2">tiryaṃ] </text:span>Ca; tiryaś Ed</text:p></text:note-body></text:note></text:p>
      <text:p text:style-name="P1"><text:span text:style-name="T1">śrutvaivovāca brahmā vipulamati punar mānayitvā yathāvat </text:span><text:span text:style-name="T1"><text:note text:id="ftn1358" text:note-class="footnote"><text:note-citation>1358</text:note-citation><text:note-body><text:p text:style-name="Footnote">) 152a <text:span text:style-name="T2">śrutvaivovāca] </text:span>Ca; śrutvaiva vāca Ed • <text:span text:style-name="T2">°mati] </text:span>Ed; °matiḥ Ca • <text:span text:style-name="T2">mānayitvā] </text:span>Ca; mānayaṃvā Ed</text:p></text:note-body></text:note></text:span></text:p>
      <text:p text:style-name="P1"><text:span text:style-name="T1">! āhūta samplavante bhaviṣyasi tava me janmalobho na bhūyaḥ| </text:span><text:span text:style-name="T1"><text:note text:id="ftn1359" text:note-class="footnote"><text:note-citation>1359</text:note-citation><text:note-body><text:p text:style-name="Footnote">) 152b <text:span text:style-name="T2">āhūta] </text:span>Ca; ābhūta Ed • <text:span text:style-name="T2">bhaviṣyasi] </text:span>Ca; avipali Ed • <text:span text:style-name="T2">me janmalobho na] </text:span>Ca; yajanmalābhānu Ed</text:p></text:note-body></text:note></text:span></text:p>
      <text:p text:style-name="P1"><text:span text:style-name="T1">garbhāvāsannacatvanna ca punamaraṇaṃ kleśam āyāsapūrṇam </text:span><text:span text:style-name="T1"><text:note text:id="ftn1360" text:note-class="footnote"><text:note-citation>1360</text:note-citation><text:note-body><text:p text:style-name="Footnote">) 152c <text:span text:style-name="T2">°vāsannacatvanna] </text:span>Ca; °vāsānubandhaṃ na Ed • <text:span text:style-name="T2">puna] </text:span>Ed; punar Ca</text:p></text:note-body></text:note></text:span></text:p>
      <text:p text:style-name="P3">chittvā mohāndhaśatruṃ vrajasi ca paramaṃ brahmabhūyatvam esi||12.152||</text:p>
      <text:p text:style-name="P3">maheśvara uvāca| </text:p>
      <text:p text:style-name="P3">brahmaṇā evam uktas tu viṣṇunā prabhaviṣṇunā|</text:p>
      <text:p text:style-name="P3">evaṃ bhavatu bhadraṃ vo yathovāca pitāmahaḥ||12.153||</text:p>
      <text:p text:style-name="P1"><text:span text:style-name="T1">indreṇa raviṇā caiva somena ca punaḥ punaḥ| </text:span><text:span text:style-name="T1"><text:note text:id="ftn1361" text:note-class="footnote"><text:note-citation>1361</text:note-citation><text:note-body><text:p text:style-name="Footnote">) 154a <text:span text:style-name="T2">raviṇā] </text:span>Ca; śaśinā Ed</text:p></text:note-body></text:note></text:span><text:span text:style-name="T1"><text:s/></text:span><text:span text:style-name="T1"><text:note text:id="ftn1362" text:note-class="footnote"><text:note-citation>1362</text:note-citation><text:note-body><text:p text:style-name="Footnote">) 154b <text:span text:style-name="T2">somena] </text:span>Ca; sūryeṇa Ed</text:p></text:note-body></text:note></text:span></text:p>
      <text:p text:style-name="P1"><text:span text:style-name="T1">sādhyādityair marudrudrair viśvebhir vasavais tathā||12.154|| </text:span><text:span text:style-name="T1"><text:note text:id="ftn1363" text:note-class="footnote"><text:note-citation>1363</text:note-citation><text:note-body><text:p text:style-name="Footnote">) 154b <text:span text:style-name="T2">viśvebhir] </text:span>Ed; viśveśvi Ca</text:p></text:note-body></text:note></text:span></text:p>
      <text:p text:style-name="P3">aho tapaḥ phalaṃ divyaṃ vipulasya mahātmanaḥ|</text:p>
      <text:p text:style-name="P1"><text:span text:style-name="T1">svaśarīraṃ divaṃ prāptaṃ śraddhayā tithipūjayā||12.155|| </text:span><text:span text:style-name="T1"><text:note text:id="ftn1364" text:note-class="footnote"><text:note-citation>1364</text:note-citation><text:note-body><text:p text:style-name="Footnote">) 155c <text:span text:style-name="T2">sva°] </text:span>Ca; sa° Ed</text:p></text:note-body></text:note></text:span><text:span text:style-name="T1"><text:s/></text:span><text:span text:style-name="T1"><text:note text:id="ftn1365" text:note-class="footnote"><text:note-citation>1365</text:note-citation><text:note-body><text:p text:style-name="Footnote">) 155d <text:span text:style-name="T2">°pūjayā] </text:span>Ca; °pūjanāt Ed</text:p></text:note-body></text:note></text:span></text:p>
      <text:p text:style-name="P3">evam ādīny anekāni vipule parikīrtitam|</text:p>
      <text:p text:style-name="P3">brahmāṇaṃ punar evāha viṣṇur viśvajagatprabhuḥ||12.156|| </text:p>
      <text:p text:style-name="P3">||iti vṛṣasārasaṃgrahe vipulopākhyāno nāmādhyāyo dvādaśamaḥ||</text:p>
      <text:p text:style-name="P3"><text:note text:id="ftn1366" text:note-class="footnote"><text:note-citation>1366</text:note-citation><text:note-body><text:p text:style-name="Footnote">) Colophon: <text:span text:style-name="T2">nāmādhyāyo dvādaśamaḥ] </text:span>Ca; nāma dvādaśo 'dhyāyaḥ Ed</text:p></text:note-body></text:note></text:p>
      <text:p text:style-name="P3">*** 13 ***</text:p>
      <text:p text:style-name="P3"><text:s/>13 garbhotpattiḥ </text:p>
      <text:p text:style-name="P3">devy uvāca| </text:p>
      <text:p text:style-name="P3">ahiṃsātithyakānāṃ ca śruto dharmaḥ suvistaraḥ|</text:p>
      <text:p text:style-name="P3">kiṃ na kurvanti manujāḥ sukhopāyaṃ mahat phalam||13.1||</text:p>
      <text:p text:style-name="P3">svaśarīrasthito yajñaḥ svaśarīre sthitaṃ tapaḥ|</text:p>
      <text:p text:style-name="P3">svaśarīre sthitaṃ tīrthaṃ śruto vistarato mayā||13.2||</text:p>
      <text:p text:style-name="P3">kimarthaṃ bhagavan brūhi sukhopāyaṃ mahat phalam|</text:p>
      <text:p text:style-name="P3">kiṃ nivṛttās tu deveśa ṛṣidaivatamānuṣāḥ||13.3||</text:p>
      <text:p text:style-name="P1"><text:span text:style-name="T1">mahādeva uvāca| </text:span><text:span text:style-name="T1"><text:note text:id="ftn1367" text:note-class="footnote"><text:note-citation>1367</text:note-citation><text:note-body><text:p text:style-name="Footnote">) 4 <text:span text:style-name="T2">mahādeva] </text:span>Ca; bhagavān Ed</text:p></text:note-body></text:note></text:span></text:p>
      <text:p text:style-name="P3">adya pṛṣṭena kathitaṃ gopitaṃ ṛṣi sundari|</text:p>
      <text:p text:style-name="P3">mānuṣāṇāṃ hitārthāya tava ca varavarṇini||13.4||</text:p>
      <text:p text:style-name="P3">adyaprabhṛti deveśi khyātir loke bhaviṣyati|</text:p>
      <text:p text:style-name="P3">dhanyā evaṃ cariṣyanti adhanyā na ramanti tam||13.5||</text:p>
      <text:p text:style-name="P3">triguṇena tu bandhena baddhā pāśadṛḍhena tu|</text:p>
      <text:p text:style-name="P3">tenārthena ramanty atra jānanto 'pi vimohitāḥ||13.6||</text:p>
      <text:p text:style-name="P3">devy uvāca| </text:p>
      <text:p text:style-name="P3">kiṃ vā triguṇabandheti brūhi saṃśayachedaka|</text:p>
      <text:p text:style-name="P3"><text:soft-page-break/>adyāpi mama deveśa mohotpannas tribandhanaiḥ||13.7||</text:p>
      <text:p text:style-name="P3">bhagavān uvāca| </text:p>
      <text:p text:style-name="P3">prākṛtaṃ vaikṛtaṃ caiva dakṣiṇābandham eva ca|</text:p>
      <text:p text:style-name="P3">etenaiva tu bandhena baddhāḥ varṇāśramāḥ sadā||13.8||</text:p>
      <text:p text:style-name="P3">jñānahīnā nivartante paramaṃ prāpya tatparam|</text:p>
      <text:p text:style-name="P3">iṣṭastrīṇā nivartante dhanadhānyasamuccaye|</text:p>
      <text:p text:style-name="P3">snehād ākṛṣya manasāṃ bandhaḥ prākṛta ucyate||</text:p>
      <text:p text:style-name="P3">yogayuktena manasā yad yad aiśvaryam āpyate|</text:p>
      <text:p text:style-name="P3">tac ca vaikṛtabandhas tu yadi tatrānurajyate||13.10||</text:p>
      <text:p text:style-name="P3">ārāmodyānavāpīṣu dānakratuphaleṣu ca|</text:p>
      <text:p text:style-name="P3">āśaktamanasā vācā dakṣiṇābandhaḥ kathyate||13.11||</text:p>
      <text:p text:style-name="P3">anenaiva tu pāśena baddhāvānaravad yathā|</text:p>
      <text:p text:style-name="P3">mokṣitaṃ na ca śaknoti itaś cetaś ca dhāvati||13.12||</text:p>
      <text:p text:style-name="P3">devāsuramanuṣyeṣu tiryeṣu narakeṣu ca|</text:p>
      <text:p text:style-name="P3">bhramante cakrayantreva ? yāvat tattvaṃ na vindati||13.13||</text:p>
      <text:p text:style-name="P3">garbhavāsaparikleśau janmamṛtyu punaḥ punaḥ|</text:p>
      <text:p text:style-name="P3">vyādhiḥ śokabhayāyāsa cintayā jarayā hataḥ||13.14||</text:p>
      <text:p text:style-name="P3">devy uvāca| </text:p>
      <text:p text:style-name="P3">garbhotpattiḥ kathaṃ deva yogī labhati kīdṛśīm|</text:p>
      <text:p text:style-name="P3">kīdṛśaṃ labhate garbhaḥ śrotuṃ naḥ pratyudīryatām||13.15||</text:p>
      <text:p text:style-name="P3">bhagavān uvāca| </text:p>
      <text:p text:style-name="P3">śṛṇu devi pravakṣyāmi garbhotpattir yathākramam|</text:p>
      <text:p text:style-name="P3">yathā saṃśayavicchedaṃ bhaviṣyasi varānane||13.16||</text:p>
      <text:p text:style-name="P3">akṣarāt prabhavo brahmā karmabaddhasamudbhavam|</text:p>
      <text:p text:style-name="P3">karmato yajñaprabhavo yajñato dhūmasambhavaḥ||13.17||</text:p>
      <text:p text:style-name="P3">parjanyād annam utpattir annād bhūtāni jajñire|</text:p>
      <text:p text:style-name="P3">annād rasasamutpatti rasāc choṇitasambhavaḥ||13.18||</text:p>
      <text:p text:style-name="P3">śoṇitāt - māṃsa-m-utpatti māṃsād medasamudbhavaḥ|</text:p>
      <text:p text:style-name="P3">medaso 'sthīni jāyante asthibhyo majjasambhavaḥ||13.19||</text:p>
      <text:p text:style-name="P3">majjāyās tu bhavec chukraṃ naraḥ śukrasamudbhavaḥ|</text:p>
      <text:p text:style-name="P3">śukraśoṇitasaṃyogād garbhotpattis tataḥ smṛtaḥ||13.20||</text:p>
      <text:p text:style-name="P3">agnisomātmakaṃ devi śarīradvayadhātutaḥ|</text:p>
      <text:p text:style-name="P3">somadhātusmṛtaṃ śukram agnidhāturajasmṛtam|</text:p>
      <text:p text:style-name="P3">agnisomāśrayaṃ devi śarīram iti saṃjñitam||</text:p>
      <text:p text:style-name="P3">māsī māsī ṛtuḥ strīṇāṃ bhavatīha na saṃśayaḥ|</text:p>
      <text:p text:style-name="P3">ṛtukāle prasarpyeta na sukhārthaṃ varānane||13.22||</text:p>
      <text:p text:style-name="P3">putrakāmaprayuñjīta dharmārthaś ca yaśasvini|</text:p>
      <text:p text:style-name="P3">pumān strīpuṃ prayuñjīta araṇī bahutāśanaḥ||13.23||</text:p>
      <text:p text:style-name="P3">pumān śukrādhiko jñeyaḥ kanyā raktādhikā bhavet|</text:p>
      <text:p text:style-name="P3">samaśukre ca rakte ca sa ca jāyen napuṃsakaḥ||13.24|| dviyamā triyamā ca gurviṇī </text:p>
      <text:p text:style-name="P3">devy uvāca| </text:p>
      <text:p text:style-name="P3">dviyamā triyamā caiva kathaṃ jāyeta gurviṇī|</text:p>
      <text:p text:style-name="P3">kathaṃ strīdviyamā jāyet kathaṃ vā puruṣadvayam||13.25||</text:p>
      <text:p text:style-name="P3">bhagavān uvāca| </text:p>
      <text:p text:style-name="P3">raktādhikā smṛtā kanyā jāyate varavarṇini|</text:p>
      <text:p text:style-name="P3">vāyunā ca dvidhā bhinnā kanyakadviyamā smṛtā||13.26||</text:p>
      <text:p text:style-name="P3">śukrādhikās tu puruṣa dvidhā bhinnānilena tu|</text:p>
      <text:p text:style-name="P3">dviyamā puruṣo jñeyā triyamās tu tridhā kṛte||13.27||</text:p>
      <text:p text:style-name="P3">ṛtusnātā yadā nārī yadi garbhādi gṛhyati|</text:p>
      <text:p text:style-name="P3">prathame ca dvitīye ca tṛtīye ca sa jīvati||13.28||</text:p>
      <text:p text:style-name="P3">sameṣu janayet putraḥ kanyakā viṣame dine|</text:p>
      <text:p text:style-name="P3">ṣaṣṭyāṣṭamau ca daśamī dvādaśī ca pumān bhavet||13.29||</text:p>
      <text:p text:style-name="P3"><text:soft-page-break/>pañcamī saptamī caiva navamekādaśī striyaḥ|</text:p>
      <text:p text:style-name="P3">samarakte ca śukre ca śyāmaḥ saṃjāyate pumān||13.30||</text:p>
      <text:p text:style-name="P3">rudhiraṃ tv ekarātreṇa kalalaṃ pratipadyate|</text:p>
      <text:p text:style-name="P3">kalalaṃ pañcarātreṇa arbudatvaṃ prajāyate||13.31||</text:p>
      <text:p text:style-name="P3">arbudaḥ saptarātreṇa māṃsapeśī samudbhavaḥ|</text:p>
      <text:p text:style-name="P3">dvitīyaṃ saptarātreṇa tat sarvaṃ māṃsaśoṇitam||13.32||</text:p>
      <text:p text:style-name="P3">tṛtīyaṃ saptarātreṇa hṛdayaṃ jāyate tataḥ|</text:p>
      <text:p text:style-name="P3">tataḥ sarvāṇi gātrāṇi śiraś caivopajāyate||13.33||</text:p>
      <text:p text:style-name="P3">hṛdaye jāyamāne tu mūrcchāntandrirarocakaḥ|</text:p>
      <text:p text:style-name="P3">striyāḥ dhardiḥ praśekaś ca daurbalyaṃ copajāyate||13.34||</text:p>
      <text:p text:style-name="P3">tasyā hi hṛdayaṃ nārī yadi bhakṣyati kiṃcana|</text:p>
      <text:p text:style-name="P3">bhakṣyaṃ lohyaṃ tathā peyam upabhogās tathāyayat||13.35||</text:p>
      <text:p text:style-name="P3">śayanāsanayānāni vastrāṇy ābharaṇāni ca|</text:p>
      <text:p text:style-name="P1"><text:span text:style-name="T1">yad yad ākāṃkṣate kiṃcit tat tad āsyai pradāpayet||13.36|| </text:span><text:span text:style-name="T1"><text:note text:id="ftn1368" text:note-class="footnote"><text:note-citation>1368</text:note-citation><text:note-body><text:p text:style-name="Footnote">) Parallel: 36 Cf.MBh 13.40.12: śayyāsanam alaṃkāram annapānam anāryatām durvāgbhāvaṃ ratiṃ caiva dadau stgrībhyaḥ prajāpatiḥ</text:p></text:note-body></text:note></text:span></text:p>
      <text:p text:style-name="P3">nāyā saṃkārayec cāsyā na caivam avamānayet|</text:p>
      <text:p text:style-name="P3">mukham āpāṇḍuraṃ snigdhaṃ kapolastanakeśayoḥ||13.37||</text:p>
      <text:p text:style-name="P3">śarīraś ca śriyā jaṣṭuṃ pīnoruśroṇi vakṣasam|</text:p>
      <text:p text:style-name="P3">liṅgerebhir vijānīyāṃ garbhe jīvaṃ pratiṣṭhitam||13.38||</text:p>
      <text:p text:style-name="P3">caturthe saptarātreṇa śiraś caivopajāyate|</text:p>
      <text:p text:style-name="P3">pañcamasaptarātreṇa grīvā tatropajāyate||13.39||</text:p>
      <text:p text:style-name="P3">ṣaṣṭhamasaptarātreṇa skandhagātraṃ prajāyate|</text:p>
      <text:p text:style-name="P3">saptamasaptarātreṇa pṛṣṭhavaṃśa prajāyate||13.40||</text:p>
      <text:p text:style-name="P3">aṣṭamasaptarātreṇa pāṇī jāyate cobhayau|</text:p>
      <text:p text:style-name="P3">saptarātraṃ nava prāpya jāyate hṛdi pañjaram||13.41||</text:p>
      <text:p text:style-name="P3">daśame saptarātre ca pādau jāyate cobhau|</text:p>
      <text:p text:style-name="P3">udaraś copajāyeta saptaikādaśarātrike||13.42||</text:p>
      <text:p text:style-name="P3">dvādaśasaptarātreṇa kukṣipārśveḥ prajāyate|</text:p>
      <text:p text:style-name="P3">saptatraidaśarātreṇa kuṭisutropajāyate||13.43||</text:p>
      <text:p text:style-name="P3">navaty aṣṭamarāteṇa jāyate sūtraviṃśati|</text:p>
      <text:p text:style-name="P3">saptapañcadaśāhena sarvamedaḥ prajāyate||13.44||</text:p>
      <text:p text:style-name="P3">ṣoḍaśasaptarātreṇa athisarvāṇi jāyate|</text:p>
      <text:p text:style-name="P3">saptasaptadaśāhena jāyate snāyubandhanam||13.45||</text:p>
      <text:p text:style-name="P3">saptamāṣṭādaśāhena jāyate mukhamaṇḍalam|</text:p>
      <text:p text:style-name="P3">saptonaviṃśarātreṇa ghrāṇavaṃśaḥ prajāyate||13.46||</text:p>
      <text:p text:style-name="P3">saptaviṃśatirātreṇa naitranāliṃ prajāyate|</text:p>
      <text:p text:style-name="P3">saptaikaviṃśarātreṇa karṇayugmaṃ prajāyate||13.47||</text:p>
      <text:p text:style-name="P3">dvāviṃśasaptarātreṇa jāyate dvau bhruvau tataḥ|</text:p>
      <text:p text:style-name="P3">saptatriviṃśarātreṇa gaṇḍayugmaṃ prajāyate||13.48||</text:p>
      <text:p text:style-name="P3">caturviṃśatisaptāhe oṣṭhayugmaṃ prajāyate|</text:p>
      <text:p text:style-name="P3">pañcaviṃśatisaptāhe jihvā jāyate sundari||13.49||</text:p>
      <text:p text:style-name="P3">ṣaḍviṃśasaptarātreṇa dantapaṅkti prajāyate|</text:p>
      <text:p text:style-name="P3">unaviṃśatisaptāhe jāyate ca tvag eva ca||13.50||</text:p>
      <text:p text:style-name="P3">triṃśatasaptarātreṇa jāyate nābhimaṇḍalam|</text:p>
      <text:p text:style-name="P3">saptaikatriṃśarātreṇa sarvarandhraṃ prajāyate||13.51||</text:p>
      <text:p text:style-name="P3">dvātriṃśasaptarātreṇa nakhaviṃśati jāyate|</text:p>
      <text:p text:style-name="P3">tritriṃśasaptarātreṇa sarve sandhiḥ prajāyate||13.52||</text:p>
      <text:p text:style-name="P3">pañcatriṃśati saptāhe sarvamarma prajāyate|</text:p>
      <text:p text:style-name="P3">ṣaḍtriṃśasaptarātreṇa vedanā copajāyate||13.53||</text:p>
      <text:p text:style-name="P3">saptatriṃśatisaptāhe īrṣyādveṣaḥ prajāyate|</text:p>
      <text:p text:style-name="P3">aṣṭatriṃśatisaptāhe pañcātmakasamanvitam||13.54||</text:p>
      <text:p text:style-name="P3"><text:soft-page-break/>sarvāṅgam aṅgasampūrṇaḥ paripakva(ḥ) sa tiṣṭhati|</text:p>
      <text:p text:style-name="P3">mātusvāśitapītaś ca nābhisūtrāganena tu||13.55||</text:p>
      <text:p text:style-name="P3">ajātasyopadhāryante garbhasthasyaiva jantavaḥ|</text:p>
      <text:p text:style-name="P3">tataḥ praviśate dehe nidrāsvapna yathā tathā||13.56||</text:p>
      <text:p text:style-name="P3">nopalabhyati sūkṣmatvād araṇy agnir yathā tathā|</text:p>
      <text:p text:style-name="P3">garbhodakena siktāṅgajarāyā pariveṣṭitaḥ||13.57||</text:p>
      <text:p text:style-name="P3">jāti smarati tatrastho jantuś cetaḥsamanvitaḥ|</text:p>
      <text:p text:style-name="P3">mṛtaś cāhaṃ punarjāto bhūyaś caiva punarmṛtaḥ||13.58||</text:p>
      <text:p text:style-name="P3">sthāvarāṇāṃ sahasreṣu jāto 'smi vividheṣu ca|</text:p>
      <text:p text:style-name="P3">caturvarṇavivarṇeṣu mānuṣeṣu sahasraśaḥ||13.59||</text:p>
      <text:p text:style-name="P3">sāmprataṃ ca punar garbhaḥ kleśaḥ prāptaḥ suduḥsahaḥ|</text:p>
      <text:p text:style-name="P3">idānīṃ jātamātro 'haṃ saṃskāraiś cāpi saṃskṛtaḥ||13.60||</text:p>
      <text:p text:style-name="P3">yogam evābhisevāmi sā[ṃ]khyaṃ vā pañcaviṃśakam|</text:p>
      <text:p text:style-name="P3">yatra janmajarā nāsti yatra mṛtyuś ca nāsti vai||13.61||</text:p>
      <text:p text:style-name="P3">yatra brahma paraṃ vedyaṃ cariṣyāmi yatavrataḥ|</text:p>
      <text:p text:style-name="P3">evam ādīny anekāni cintayitvā punaḥ punaḥ||13.62||</text:p>
      <text:p text:style-name="P3">yāvat tiṣṭhati garbhastho jāti smarati pūrvikām|</text:p>
      <text:p text:style-name="P3">tato jāyati kaṣṭena mahākleśena mānavaḥ||13.63||</text:p>
      <text:p text:style-name="P3">yoniyantrasutīvreṇa pīḍyamānasuduḥkhitaḥ|</text:p>
      <text:p text:style-name="P3">jātamātrosmṛtibhraṃśo bhavatīha acetaneḥ||13.64||</text:p>
      <text:p text:style-name="P3">māyāmudgaratīvreṇa hataḥ kiṃ śubham ācaret|</text:p>
      <text:p text:style-name="P3">eṣa garbhasamutpattiḥ kathito 'smi varānane|</text:p>
      <text:p text:style-name="P3">duḥkhasaṃsārapraśamaṃ kiṃ bhūyaḥ śrotum icchasi|| </text:p>
      <text:p text:style-name="P3">||iti vṛṣasārasaṃgrahe garbhotpattir nāma trayadaśo ! 'dhyāyaḥ||</text:p>
      <text:p text:style-name="P3">*** 14 ***</text:p>
      <text:p text:style-name="P3"><text:s/>14 praśnavyākaraṇam </text:p>
      <text:p text:style-name="P3">devy uvāca| </text:p>
      <text:p text:style-name="P3">atidīrghātihrasvaś ca pumān kenopajāyate|</text:p>
      <text:p text:style-name="P3">atigauro 'tikṛṣṇaś ca naro bhavati kiṃ prabho||14.1||</text:p>
      <text:p text:style-name="P3">bhagavān uvāca| </text:p>
      <text:p text:style-name="P3">gṛhītagarbhā yā nārī nityam uttānaśālinī|</text:p>
      <text:p text:style-name="P3">prasāritavimuktātmā so 'tidīrghaḥ prajāyate||14.2||</text:p>
      <text:p text:style-name="P3">gṛhītagarbhā yā nārī śete saṃkucitā sadā|</text:p>
      <text:p text:style-name="P3">raso 'nnādīni kaṭukaṃ sevanāḥ hrasva jāyate||14.3||</text:p>
      <text:p text:style-name="P3">gṛhītagarbhā yā nārī nityaṃ kṣīropasevitā|</text:p>
      <text:p text:style-name="P3">varakodravaśālī ca bhuktā cāpi yavodanam||14.4||</text:p>
      <text:p text:style-name="P3">śuklavastrasrajā yuktā sātigauraṃ prajāyate|</text:p>
      <text:p text:style-name="P3">gṛhītagarbhā yā nārī bāladhānyāni sevate||14.5||</text:p>
      <text:p text:style-name="P3">kṛṣṇakodravatailādi māṣakṛṣṇayavodanam|</text:p>
      <text:p text:style-name="P3">kṛṣṇavastrasrajādīni tasyāḥ kṛṣṇaḥ prajāyate||14.6||</text:p>
      <text:p text:style-name="P3">devy uvāca| </text:p>
      <text:p text:style-name="P3">jātyandho jāyate kasmānṣaṇḍhobhīrur hatendriyaḥ|</text:p>
      <text:p text:style-name="P3">kujo vā vāmano vāpi paṅgavaḥ sthūlaśiraḥ katham||14.7||</text:p>
      <text:p text:style-name="P3">bhagavān uvāca| </text:p>
      <text:p text:style-name="P3">gṛhītagarbhā yā nārī tīkṣṇoṣṇāny upasevate|</text:p>
      <text:p text:style-name="P3">laśunānipalāṇḍūni karañjamūlakāni ca||14.8||</text:p>
      <text:p text:style-name="P3">pippalīśṛṅgaveraṃ ca sarṣapānmaricāni ca|</text:p>
      <text:p text:style-name="P3">āsavaś ca parikliṣṭā ye cānye kaṭutiktakāḥ||14.9||</text:p>
      <text:p text:style-name="P3">tīkṣṇaṃ tu sevamānā yā jātyandho jāyate sutaḥ|</text:p>
      <text:p text:style-name="P3">mithyāpacārāḥ strīpuṃso vyāpanne śukraśoṇite|</text:p>
      <text:p text:style-name="P3">yadā garbhāśaye raktaṃ striyāḥ pūrvaṃ niṣicyate||</text:p>
      <text:p text:style-name="P3">paścāc chukraṃ raktakāle tadāṣaṇḍaḥ prajāyate|</text:p>
      <text:p text:style-name="P3"><text:soft-page-break/>trastodvigno yadā bhītastrīpuṃsāṃsūpajāyate||14.11||</text:p>
      <text:p text:style-name="P3">tatra yo jāyate garbhabhiruḥ krandanako bhavet|</text:p>
      <text:p text:style-name="P3">nisargakāle śukrasya vighna utpadyate yadā||14.12||</text:p>
      <text:p text:style-name="P3">indriyāvartavighne tu tadā jāyed atindriyaḥ| </text:p>
      <text:p text:style-name="P3">gṛhītagarbhā yā nārī vātalāny upasevate||14.13||</text:p>
      <text:p text:style-name="P3">kaṭukāni kaṣāyāni tiktāni ca viśeṣataḥ|</text:p>
      <text:p text:style-name="P3">vātaḥ prakupitas tasyā garbham ātuhya tiṣṭhati||14.14||</text:p>
      <text:p text:style-name="P3">kubjas tu jāyate tasmād garbhād vātanipīḍanāt|</text:p>
      <text:p text:style-name="P3">nityasāsavaśīlāyā tathā cotkaṭukāśanā||14.15||</text:p>
      <text:p text:style-name="P3">tasyā saṃhanyate garbho vāmanas tena jāyate|</text:p>
      <text:p text:style-name="P3">ativyāyāmaśīlā tu ya nārī viṣamāsanī||14.16||</text:p>
      <text:p text:style-name="P3">garbhaḥ saṃkṣubhyate tasyāḥ paṣaṇḍas tenopajāyate|</text:p>
      <text:p text:style-name="P3">gṛhītagarbhā yā nārī rūkṣadhānyāni sevate||14.17||</text:p>
      <text:p text:style-name="P3">vātaśleṣmaśirastho vai tasyā garbhasya kupyate|</text:p>
      <text:p text:style-name="P3">tataḥ sthūlaśirās tena pumān jāyaty asaṃśayaḥ||14.18||</text:p>
      <text:p text:style-name="P3">devy uvāca| </text:p>
      <text:p text:style-name="P3">karālāṅgā hanuḥ paṅgūr mūko gadgadabhāṣakaḥ|</text:p>
      <text:p text:style-name="P3">vikṛtākṣas tv anakṣo vā bhavadrasvagudaḥ katham||14.19||</text:p>
      <text:p text:style-name="P3">bhagavān uvāca| </text:p>
      <text:p text:style-name="P3">karālas tena doṣeṇa jāyate mānavas tathā|</text:p>
      <text:p text:style-name="P3">atha karālaṃ kurute nārī lamboticūcukā|</text:p>
      <text:p text:style-name="P3">tasmād anena doṣeṇa karālo jāyate pumān||</text:p>
      <text:p text:style-name="P3">gṛhītagarbhā yā nārī raktapittāmayārditā|</text:p>
      <text:p text:style-name="P3">gohanuṃ janayet yeṣā raktapittaprakopitaḥ||14.21||</text:p>
      <text:p text:style-name="P3">gṛhītagarbhā yā nārī vātaśūlair upadrutā|</text:p>
      <text:p text:style-name="P3">śukro dāvartanī cāpi paṅgū janayate sutam||14.22||</text:p>
      <text:p text:style-name="P3">kṣudhārtā vedanārtā ca satataś copavāsinī|</text:p>
      <text:p text:style-name="P3">mūkaṃ janayate bālaṃ dauhṛdaś ca vimānitā||14.23||</text:p>
      <text:p text:style-name="P3">gṛhītagarbhā yā nārī visṛjet - māsa māsikam|</text:p>
      <text:p text:style-name="P3">anakṣo jāyate tasyā garbhaśoṇitasaṃkṣayāt||14.24||</text:p>
      <text:p text:style-name="P3">atha grastā yadā nārī vāto dāvartapīḍitā|</text:p>
      <text:p text:style-name="P3">gṛhītagarbhā rukṣāṇi vātalāny upasevate||14.25||</text:p>
      <text:p text:style-name="P3">vātasthānantatas tasyā garbhasyāpīḍitaṃ bhavet|</text:p>
      <text:p text:style-name="P3">agudo jāyate tasmāj jātaś cāpi na jīvati||14.26||</text:p>
      <text:p text:style-name="P3">devy uvāca| </text:p>
      <text:p text:style-name="P3">hīnāṅgo jāyate kasmād adhikāṅgo 'pi vā katham|</text:p>
      <text:p text:style-name="P3">śvetapiṅgekṣaṇaḥ kasmāt kathaṃ lohitalocanaḥ||14.27||</text:p>
      <text:p text:style-name="P3">bhagavān uvāca| </text:p>
      <text:p text:style-name="P3">garbhasya jāyamānasya - - - jāyate nilaḥ|</text:p>
      <text:p text:style-name="P3">vātābhyāṃ śleṣmaṇāt - - - tadaṅgaṃ parihīyate||14.28||</text:p>
      <text:p text:style-name="P3">hīnāṅgo jāyate tasmāt pumān vātaprakopataḥ|</text:p>
      <text:p text:style-name="P3">gṛhītagarbhā yā nārī madhurāṇy upasevate||14.29||</text:p>
      <text:p text:style-name="P3">śṛṅgāṭakakalotyāni śālūkāni viśāni ca|</text:p>
      <text:p text:style-name="P3">mocaṃ tālaphalaṃ caiva nārikelaphalaṃ tathā||14.30||</text:p>
      <text:p text:style-name="P3">atikṣṇaṃ sevamānā tu adhikāṅgaṃprasūyate|</text:p>
      <text:p text:style-name="P3">piṅgākṣaḥ śleṣmapittābhyāṃ śvetākṣaḥ śleṣmaṇā bhavet||14.31||</text:p>
      <text:p text:style-name="P3">devy uvāca| </text:p>
      <text:p text:style-name="P3">kathaṃ vā jāyate putraḥ kanyakā kena jāyate|</text:p>
      <text:p text:style-name="P3">apumān kena jāyeta dviyamā triyamā tathā||14.32||</text:p>
      <text:p text:style-name="P3">bhagavān uvāca| </text:p>
      <text:p text:style-name="P3">śukrādhikaḥ pumān jñeyaḥ kanyā raktādhikā bhavet|</text:p>
      <text:p text:style-name="P3">raktaśukrasamatvena jāyate sa napuṃsakaḥ||14.33||</text:p>
      <text:p text:style-name="P3"><text:soft-page-break/>piṇdībhūto yadā garbha mārutau vibhaved dvidhā|</text:p>
      <text:p text:style-name="P3">evaṃ te dviyamā jñeyās triyamā ca tridhā kṛte||14.34||</text:p>
      <text:p text:style-name="P3">devy uvāca| </text:p>
      <text:p text:style-name="P3">śoṇitaṃ māṃsa medaś ca asthi majjā ca pañcamī|</text:p>
      <text:p text:style-name="P3">śarīrasthāni dṛśyante śukrasthānaṃ na dṛśyate||14.35||</text:p>
      <text:p text:style-name="P3">tasyotpattiś ca sthānaṃ ca jñātum icchāmi tattvataḥ|</text:p>
      <text:p text:style-name="P3">kathayasva trilokeśa cchettum arhasi saṃśayaḥ||14.36||</text:p>
      <text:p text:style-name="P3">bhagavān uvāca| </text:p>
      <text:p text:style-name="P3">manaḥ śukrasya prabhavaṃ ghrāṇaṃ śrotraṃ tathākṣiṇī|</text:p>
      <text:p text:style-name="P3">sthānaṃ tu sarvāṅgasamasparśāt sparśaḥ pravartate||14.37||</text:p>
      <text:p text:style-name="P3">yathā niṣiktaṃ kṣīraṃ tu payasād dadhi jāyate|</text:p>
      <text:p text:style-name="P3">pramathyamānadadhnas tu sarpiso 'pi tathāgamaḥ||14.38||</text:p>
      <text:p text:style-name="P3">evaṃ śarīra nirgaccet - śukraṃ śukravahā śirāḥ|</text:p>
      <text:p text:style-name="P3">pūrayitvānupūrveṇa asthayo pratipadyate||14.39||</text:p>
      <text:p text:style-name="P3">tatas tu tāḥ śukravahā meḍhranābhīm anusṛtāḥ|</text:p>
      <text:p text:style-name="P3">nāśukraṃ tat tu siñcanti tasmād garbhasya sambhavaḥ||14.40||</text:p>
      <text:p text:style-name="P3">devy uvāca| </text:p>
      <text:p text:style-name="P3">kathaṃ vedayate jāti kathaṃ jātismaro bhavet|</text:p>
      <text:p text:style-name="P3">etasmin saṃśayaṃ me 'dya chettum arhasi śaṅkara||14.41||</text:p>
      <text:p text:style-name="P3">bhagavān uvāca| </text:p>
      <text:p text:style-name="P3">bhāvitātmāṃ ca yo jantur devi bhogādhikaṃ ca yat|</text:p>
      <text:p text:style-name="P3">brahmavid jñānasaṃyuktaḥ sa jātiṃ smarate pumān||14.42||</text:p>
      <text:p text:style-name="P3">devy uvāca| </text:p>
      <text:p text:style-name="P3">kathaṃ sadyo gṛhītasya liṅgagarbhasya dṛśyate|</text:p>
      <text:p text:style-name="P3">etat kathaya deveśa rahaḥ kāle maheśvara||14.43||</text:p>
      <text:p text:style-name="P3">bhagavān uvāca| </text:p>
      <text:p text:style-name="P3">pipāśāromaharṣaṃ ca vepanaṃ gātrasīdanam|</text:p>
      <text:p text:style-name="P3">nidrāsvedaṃ ca tandrā ca muhūrtam upajāyate||14.44||</text:p>
      <text:p text:style-name="P3">nikledatvaṃ kharatvaṃ ca yonyāt samupajāyate|</text:p>
      <text:p text:style-name="P3">na cārdravaṃvai dṛśyeta śukrasya rajaso 'pi vā| </text:p>
      <text:p text:style-name="P3">sadyogṛhītagarbhāyā liṅgāny etāni tattvataḥ||</text:p>
      <text:p text:style-name="P3">devy uvāca| </text:p>
      <text:p text:style-name="P3">kena liṅgena vijñeyaṃ putrajanma maheśvara|</text:p>
      <text:p text:style-name="P3">kanyakā kena liṅgena jñāyate kathayasva me||14.46||</text:p>
      <text:p text:style-name="P3">bhagavān uvāca| </text:p>
      <text:p text:style-name="P3">pādorujaṅghapārśvaś ca dakṣiṇaṃ yadi hy unnataḥ|</text:p>
      <text:p text:style-name="P3">dakṣiṇaṃ vipulaṃ tatra tadā putraḥ prajāyate||14.47||</text:p>
      <text:p text:style-name="P3">vāmaś caiva yadā paśyet tadā jāyeta kanyakā|</text:p>
      <text:p text:style-name="P3">unnataṃ madhyamasthāś ca tadā jāyet - napuṃsakam||14.48||</text:p>
      <text:p text:style-name="P3">devy uvāca| </text:p>
      <text:p text:style-name="P3">puṃsā kapolaromāni khalitaṃ kena jāyate|</text:p>
      <text:p text:style-name="P3">kathaṃ strīṇāṃ na jāyeta romāṇi khalitaṃ tathā||14.49||</text:p>
      <text:p text:style-name="P3">bhagavān uvāca| </text:p>
      <text:p text:style-name="P3">tathā vṛṣaṇagā jantor yasya retovahā śiraḥ|</text:p>
      <text:p text:style-name="P3">nibaddhā mastake tālu kapolās tu samāśritāḥ||14.50||</text:p>
      <text:p text:style-name="P3">taiḥ kapoleṣu romāṇi jāyante antaretasaḥ|</text:p>
      <text:p text:style-name="P3">khalitaṃ śukradoṣeṇa narāṇām upajāyate||14.51||</text:p>
      <text:p text:style-name="P3">śirā śukravahā strīṇāṃ na śūnyasyānna jāyate|</text:p>
      <text:p text:style-name="P3">yātmāpālo ca kās tv agni dṛṣṭimaṇḍalasaṃśritaḥ ?||14.52||</text:p>
      <text:p text:style-name="P3">śoṇitai soktikoṣṭasthanniśoṣayati tattvataḥ|</text:p>
      <text:p text:style-name="P3">nibaddhanty akṣipakṣmāṇi tena romāṇi ca bhruvoḥ||14.53||</text:p>
      <text:p text:style-name="P3">aśukratvāc ca nārīṇāṃ khalitaṃ nopajāyate|</text:p>
      <text:p text:style-name="P3"><text:soft-page-break/>chāyāvyapagatasnehā rukṣāgātraśiroruhā|</text:p>
      <text:p text:style-name="P3">grasatosmābhajaṭharā mṛtagarbhaḥ prajāyate||</text:p>
      <text:p text:style-name="P3">devy uvāca| </text:p>
      <text:p text:style-name="P3">somadhātu kathaṃ jñeyā agnidhātus tatheśvara|</text:p>
      <text:p text:style-name="P3">pṛthagbhāgaviśeṣeṇa kathayasva maheśvara||14.55||</text:p>
      <text:p text:style-name="P3">bhagavān uvāca| </text:p>
      <text:p text:style-name="P3">śleṣmamedas tathā snāyuḥ asthidantanakhāni ca|</text:p>
      <text:p text:style-name="P3">striyās tanyaś ca śukraś ca yac ca śvetaṃ tathākṣiṣu||14.56||</text:p>
      <text:p text:style-name="P3">eteṣāṃ saumyabhāgatvāc chvetatvam upajāyate|</text:p>
      <text:p text:style-name="P3">āgneyabhāvād raktatvaṃ kṛṣṇatvaṃ cāpi gacchati||14.57||</text:p>
      <text:p text:style-name="P3">tvagmāṃsarudhiraṃ majjādṛṣṭiroma tathaiva ca|</text:p>
      <text:p text:style-name="P3">āgneyadhātusomaś ca kathito 'smi varānane|</text:p>
      <text:p text:style-name="P3">brūhi brūhi viśālākṣi yady asti tava saṃśayaḥ|| </text:p>
      <text:p text:style-name="P3">||iti vṛṣasārasaṃgrahe praśnavyākaraṇo nāmaś caturdaśo 'dhyāyaḥ||</text:p>
      <text:p text:style-name="P3">*** 15 ***</text:p>
      <text:p text:style-name="P3"><text:s/>15 jīvavarṇanam </text:p>
      <text:p text:style-name="P3">devy uvāca| </text:p>
      <text:p text:style-name="P1"><text:span text:style-name="T1">jīvabhūteti yat proktaṃ lakṣaṇaṃ kīdṛśaṃ bhavet| </text:span><text:span text:style-name="T1"><text:note text:id="ftn1369" text:note-class="footnote"><text:note-citation>1369</text:note-citation><text:note-body><text:p text:style-name="Footnote">) 1a <text:span text:style-name="T2">lakṣaṇaṃ] </text:span>Ed; lakṣaṇāṅ Ca</text:p></text:note-body></text:note></text:span></text:p>
      <text:p text:style-name="P3">sthānam asya na jānāmi rūpaṃ varṇaṃ ca īśvara||15.1||</text:p>
      <text:p text:style-name="P3">etat kautūhalaṃ chindhi saṃśayaṃ parameśvara|</text:p>
      <text:p text:style-name="P3">na cānyad eva paśyāmi jīvanirṇaya kīrtaya||15.2||</text:p>
      <text:p text:style-name="P1"><text:span text:style-name="T1">īśvara uvāca| </text:span><text:span text:style-name="T1"><text:note text:id="ftn1370" text:note-class="footnote"><text:note-citation>1370</text:note-citation><text:note-body><text:p text:style-name="Footnote">) 3 <text:span text:style-name="T2">īśvara] </text:span>Ca; bhagavān Ed</text:p></text:note-body></text:note></text:span></text:p>
      <text:p text:style-name="P1"><text:span text:style-name="T1">jīvasya lakṣaṇaṃ devi kathituṃ kena śakyate| </text:span><text:span text:style-name="T1"><text:note text:id="ftn1371" text:note-class="footnote"><text:note-citation>1371</text:note-citation><text:note-body><text:p text:style-name="Footnote">) 3a <text:span text:style-name="T2">lakṣaṇaṃ] </text:span>Ed; kathitaṃ Ca </text:p></text:note-body></text:note></text:span></text:p>
      <text:p text:style-name="P3">na rūpavarṇa jīvasya vidyate sthānam eva ca||15.3||</text:p>
      <text:p text:style-name="P1"><text:span text:style-name="T1">vyāpī sarvagataṃ sūkṣmaṃ sarvam āśritya tiṣṭhati| </text:span><text:span text:style-name="T1"><text:note text:id="ftn1372" text:note-class="footnote"><text:note-citation>1372</text:note-citation><text:note-body><text:p text:style-name="Footnote">) 4a <text:span text:style-name="T2">vyāpī] </text:span>Ed; vyāpivyāipa Ca </text:p></text:note-body></text:note></text:span><text:span text:style-name="T1"><text:s/></text:span><text:span text:style-name="T1"><text:note text:id="ftn1373" text:note-class="footnote"><text:note-citation>1373</text:note-citation><text:note-body><text:p text:style-name="Footnote">) 4a <text:span text:style-name="T2">āśritya] </text:span><text:span text:style-name="T5">corr. </text:span>; āśṛtya Ca, āvṛtya Ed</text:p></text:note-body></text:note></text:span></text:p>
      <text:p text:style-name="P3">nirālambam anādhāram anaupamyaṃ nirañjanam||15.4||</text:p>
      <text:p text:style-name="P3">araṇistho yathā vahniḥ kāṣṭheṣu nopalabhyate|</text:p>
      <text:p text:style-name="P1"><text:span text:style-name="T1">tadvaj jīvaṃ na paśyeta śarīrastho 'pi sundari||15.5|| </text:span><text:span text:style-name="T1"><text:note text:id="ftn1374" text:note-class="footnote"><text:note-citation>1374</text:note-citation><text:note-body><text:p text:style-name="Footnote">) 5c <text:span text:style-name="T2">jīvaṃ] </text:span>Ed; jīvon Ca</text:p></text:note-body></text:note></text:span></text:p>
      <text:p text:style-name="P3">dadhivac ca yathā sarpir dṛśyate na ca dṛśyate|</text:p>
      <text:p text:style-name="P1"><text:span text:style-name="T1">tadvaj jīvaḥ śarīrastho dṛśyate na ca dṛśyate||15.6|| </text:span><text:span text:style-name="T1"><text:note text:id="ftn1375" text:note-class="footnote"><text:note-citation>1375</text:note-citation><text:note-body><text:p text:style-name="Footnote">) 6c <text:span text:style-name="T2">jīvaḥ] </text:span><text:span text:style-name="T5">corr. </text:span>; jīvaś Ca, jīva Ed</text:p></text:note-body></text:note></text:span></text:p>
      <text:p text:style-name="P3">devy uvāca| </text:p>
      <text:p text:style-name="P3">adṛṣṭapratyayo hy asti nāsti pratyayadarśanam|</text:p>
      <text:p text:style-name="P3">vyāpī kathaṃ mahādeva sarvatrāvasthitaḥ katham||15.7||</text:p>
      <text:p text:style-name="P1"><text:span text:style-name="T1">maheśvara uvāca| </text:span><text:span text:style-name="T1"><text:note text:id="ftn1376" text:note-class="footnote"><text:note-citation>1376</text:note-citation><text:note-body><text:p text:style-name="Footnote">) 8 <text:span text:style-name="T2">maheśvara] </text:span>Ca; bhagavān Ed</text:p></text:note-body></text:note></text:span></text:p>
      <text:p text:style-name="P3">asaṃśayo mahādevi vyāpī sarvagataḥ śivaḥ|</text:p>
      <text:p text:style-name="P1"><text:span text:style-name="T1">dṛśyetendriyasaṃyogāj jīvapratyayadarśanam||15.8|| </text:span><text:span text:style-name="T1"><text:note text:id="ftn1377" text:note-class="footnote"><text:note-citation>1377</text:note-citation><text:note-body><text:p text:style-name="Footnote">) 8c <text:span text:style-name="T2">dṛśyete°] </text:span>Ca; dṛśyante Ed</text:p></text:note-body></text:note></text:span></text:p>
      <text:p text:style-name="P1"><text:span text:style-name="T1">yathākāśasthito vāyuḥ śabdasparśaguṇānvitaḥ| </text:span><text:span text:style-name="T1"><text:note text:id="ftn1378" text:note-class="footnote"><text:note-citation>1378</text:note-citation><text:note-body><text:p text:style-name="Footnote">) 9cd <text:span text:style-name="T2">vāyuḥ śabda°] </text:span>Ed; vāyuśśa* Ca</text:p></text:note-body></text:note></text:span></text:p>
      <text:p text:style-name="P3">tadvad dehī vijānīyād guṇaveṣṭena nānyathā||15.9||</text:p>
      <text:p text:style-name="P3">devy uvāca| </text:p>
      <text:p text:style-name="P3">vyāpīti kathitaḥ pūrvaṃ jīvaḥ sarvagato 'pi ca|</text:p>
      <text:p text:style-name="P3">taṃ vṛthā kathito 'smy adya mriyate kena hetunā||15.10||</text:p>
      <text:p text:style-name="P1"><text:span text:style-name="T1">īśvara uvāca| </text:span><text:span text:style-name="T1"><text:note text:id="ftn1379" text:note-class="footnote"><text:note-citation>1379</text:note-citation><text:note-body><text:p text:style-name="Footnote">) 11 <text:span text:style-name="T2">īśvara] </text:span>Ca; bhagavān Ed</text:p></text:note-body></text:note></text:span></text:p>
      <text:p text:style-name="P3">na jīvo mriyate devi sarveṣāṃ surasundari|</text:p>
      <text:p text:style-name="P3"><text:soft-page-break/>ghaṭāntastho yathākāśo bahirākāśavad yathā||15.11||</text:p>
      <text:p text:style-name="P3">ghaṭabhinne viśālākṣi viśeṣo nopalakṣyate|</text:p>
      <text:p text:style-name="P1"><text:span text:style-name="T1">dehabhinne tathā devi vināśo nopalabhyate||15.12|| </text:span><text:span text:style-name="T1"><text:note text:id="ftn1380" text:note-class="footnote"><text:note-citation>1380</text:note-citation><text:note-body><text:p text:style-name="Footnote">) 12c <text:span text:style-name="T2">devi] </text:span>Ca; dehī Ed</text:p></text:note-body></text:note></text:span></text:p>
      <text:p text:style-name="P1"><text:span text:style-name="T1">susūkṣmaḥ sarvago vyāpī paramātmānam avyayaḥ| </text:span><text:span text:style-name="T1"><text:note text:id="ftn1381" text:note-class="footnote"><text:note-citation>1381</text:note-citation><text:note-body><text:p text:style-name="Footnote">) 13a <text:span text:style-name="T2">susūkṣmaḥ] </text:span>Ca; sa sūkṣmaḥ Ed</text:p></text:note-body></text:note></text:span></text:p>
      <text:p text:style-name="P1"><text:span text:style-name="T1">bahir antaś ca bhūtānām acaraś cara eva sa||15.13|| </text:span><text:span text:style-name="T1"><text:note text:id="ftn1382" text:note-class="footnote"><text:note-citation>1382</text:note-citation><text:note-body><text:p text:style-name="Footnote">) 13d <text:span text:style-name="T2">acaraś] </text:span>Ca; acaran Ed</text:p></text:note-body></text:note></text:span></text:p>
      <text:p text:style-name="P3">aprameyo 'vināśī ca aprapañcaḥ prapañcakaḥ|</text:p>
      <text:p text:style-name="P3">sarvendriyaguṇābhāsaḥ sarvendriyavivarjitaḥ||15.14||</text:p>
      <text:p text:style-name="P3">evam eṣa mahādevi jīvasya varavarṇini|</text:p>
      <text:p text:style-name="P1"><text:span text:style-name="T1">kathito 'smi samāsena kim anyac chrotum icchasi||15.15|| </text:span><text:span text:style-name="T1"><text:note text:id="ftn1383" text:note-class="footnote"><text:note-citation>1383</text:note-citation><text:note-body><text:p text:style-name="Footnote">) 15d <text:span text:style-name="T2">icchasi] </text:span>Ed; icchati Ca</text:p></text:note-body></text:note></text:span><text:span text:style-name="T1"><text:s/>sāraśreṣṭham </text:span></text:p>
      <text:p text:style-name="P3">devy uvāca| </text:p>
      <text:p text:style-name="P1"><text:span text:style-name="T1">sāraśreṣṭhaṃ mahādeva kathayeśāna īśvara| </text:span><text:span text:style-name="T1"><text:note text:id="ftn1384" text:note-class="footnote"><text:note-citation>1384</text:note-citation><text:note-body><text:p text:style-name="Footnote">) 16a <text:span text:style-name="T2">sāraśreṣṭhaṃ] </text:span>Ed; sāraśreṣṭha Ca</text:p></text:note-body></text:note></text:span><text:span text:style-name="T1"><text:s/></text:span></text:p>
      <text:p text:style-name="P1"><text:span text:style-name="T1">śrotum icchāmi deveśa mānuṣāṇāṃ hitaṃ vada||15.16|| </text:span><text:span text:style-name="T1"><text:note text:id="ftn1385" text:note-class="footnote"><text:note-citation>1385</text:note-citation><text:note-body><text:p text:style-name="Footnote">) 16d <text:span text:style-name="T2">vada] </text:span>Ca; vadaḥ Ed</text:p></text:note-body></text:note></text:span></text:p>
      <text:p text:style-name="P1"><text:span text:style-name="T1">īśvara uvāca| </text:span><text:span text:style-name="T1"><text:note text:id="ftn1386" text:note-class="footnote"><text:note-citation>1386</text:note-citation><text:note-body><text:p text:style-name="Footnote">) 17 <text:span text:style-name="T2">īśvara] </text:span>Ca; bhagavān Ed</text:p></text:note-body></text:note></text:span></text:p>
      <text:p text:style-name="P1"><text:span text:style-name="T1">āśramāṇāṃ gṛhī śreṣṭho varṇaśreṣṭho dvijātayaḥ| </text:span><text:span text:style-name="T1"><text:note text:id="ftn1387" text:note-class="footnote"><text:note-citation>1387</text:note-citation><text:note-body><text:p text:style-name="Footnote">) 17a <text:span text:style-name="T2">gṛhī] </text:span>Ed; gṛhīgṛha Ca</text:p></text:note-body></text:note></text:span><text:span text:style-name="T1"><text:s/></text:span><text:span text:style-name="T1"><text:note text:id="ftn1388" text:note-class="footnote"><text:note-citation>1388</text:note-citation><text:note-body><text:p text:style-name="Footnote">) 17b <text:span text:style-name="T2">°śreṣṭhā] </text:span>Ca; °śreṣṭo Ed</text:p></text:note-body></text:note></text:span></text:p>
      <text:p text:style-name="P1"><text:span text:style-name="T1">aśvamedhaḥ kratuśreṣṭho japaśreṣṭho 'ghamarṣaṇaḥ||15.17|| </text:span><text:span text:style-name="T1"><text:note text:id="ftn1389" text:note-class="footnote"><text:note-citation>1389</text:note-citation><text:note-body><text:p text:style-name="Footnote">) 17d <text:span text:style-name="T2">japa°] </text:span>Ca<text:span text:style-name="T7">pc</text:span>Ed; ja° Ca<text:span text:style-name="T7">ac</text:span> • <text:span text:style-name="T2">'ghamarṣaṇaḥ] </text:span>Ed; rghamarṣaṇaḥ Ca</text:p></text:note-body></text:note></text:span></text:p>
      <text:p text:style-name="P3">devatānāṃ hariḥ śreṣṭhaḥ śreṣṭhā gaṅgā nadīṣu ca|</text:p>
      <text:p text:style-name="P3">anāśanas tapaḥśreṣṭhas tīrthaśreṣṭhaḥ surahradaḥ||15.18||</text:p>
      <text:p text:style-name="P3">kṣaumaṃ vastreṣu ca śreṣṭhaṃ yaśaḥ śreṣṭhaṃ vibhūṣaṇam|</text:p>
      <text:p text:style-name="P1"><text:span text:style-name="T1">bhārataṃ śrutiṣu śreṣṭhaṃ vrataśreṣṭho dayāparaḥ||15.19|| </text:span><text:span text:style-name="T1"><text:note text:id="ftn1390" text:note-class="footnote"><text:note-citation>1390</text:note-citation><text:note-body><text:p text:style-name="Footnote">) 19d <text:span text:style-name="T2">dayāparaḥ] </text:span>Ed; dayāparaḥ Ca</text:p></text:note-body></text:note></text:span></text:p>
      <text:p text:style-name="P3">dāneṣu cābhayaṃ śreṣṭhaṃ manaḥ śreṣṭhendriyeṣu ca|</text:p>
      <text:p text:style-name="P1"><text:span text:style-name="T1">vidyā saṃgrahaṣu ! śreṣṭhā satyaṃ śreṣṭhaṃ vacassu (ḥsu) ca||15.20|| </text:span><text:span text:style-name="T1"><text:note text:id="ftn1391" text:note-class="footnote"><text:note-citation>1391</text:note-citation><text:note-body><text:p text:style-name="Footnote">) 20c <text:span text:style-name="T2">śreṣṭā] </text:span>Ca; śreṣṭho Ed</text:p></text:note-body></text:note></text:span><text:span text:style-name="T1"><text:s/></text:span></text:p>
      <text:p text:style-name="P3">āyudhānāṃ dhanuḥ śreṣṭhaṃ bāndhaveṣu ca mātaraḥ|</text:p>
      <text:p text:style-name="P1"><text:span text:style-name="T1">jñānam auṣadhiṣu śreṣṭhaṃ vaidyaśreṣṭhaḥ śivākṣaraḥ||15.21|| </text:span><text:span text:style-name="T1"><text:note text:id="ftn1392" text:note-class="footnote"><text:note-citation>1392</text:note-citation><text:note-body><text:p text:style-name="Footnote">) 21d <text:span text:style-name="T2">vaidya°] </text:span>Ca; vaidyo Ed • <text:span text:style-name="T2">°śreṣṭhaḥ] </text:span>Ed; °śreṣṭha Ca</text:p></text:note-body></text:note></text:span></text:p>
      <text:p text:style-name="P3">akāraś cākṣaraḥ śreṣṭho dharmaśreṣṭho hy ahiṃsakaḥ|</text:p>
      <text:p text:style-name="P3">paśuṣu saurabhī śreṣṭhā nareṣu ca narādhipaḥ||15.22||</text:p>
      <text:p text:style-name="P1"><text:span text:style-name="T1">māsi mārgaśiraḥ śreṣṭhaṃ kṛtaḥ śreṣṭhaś caturyuge| </text:span><text:span text:style-name="T1"><text:note text:id="ftn1393" text:note-class="footnote"><text:note-citation>1393</text:note-citation><text:note-body><text:p text:style-name="Footnote">) 23a <text:span text:style-name="T2">māsi] </text:span>Ca; māsī Ed</text:p></text:note-body></text:note></text:span></text:p>
      <text:p text:style-name="P3">vasanta ṛtuṣu śreṣṭhaḥ śreṣṭhaṃ cāyanam uttaram||15.23||</text:p>
      <text:p text:style-name="P1"><text:span text:style-name="T1">amāvāsyā dinaśreṣṭhā vasuśreṣṭho hutāśanaḥ| </text:span><text:span text:style-name="T1"><text:note text:id="ftn1394" text:note-class="footnote"><text:note-citation>1394</text:note-citation><text:note-body><text:p text:style-name="Footnote">) 24b <text:span text:style-name="T2">grahaśreṣṭho divākaraḥ] </text:span>Ca; vasuśreṣṭho hutāśanaḥ Ed</text:p></text:note-body></text:note></text:span></text:p>
      <text:p text:style-name="P1"><text:span text:style-name="T1">strīṣu lakṣmīrpṛtiḥ śreṣṭhā vasuśreṣṭho hutāśanaḥ||15.24|| </text:span><text:span text:style-name="T1"><text:note text:id="ftn1395" text:note-class="footnote"><text:note-citation>1395</text:note-citation><text:note-body><text:p text:style-name="Footnote">) 24cd <text:span text:style-name="T5">omitted in </text:span>Ed</text:p></text:note-body></text:note></text:span></text:p>
      <text:p text:style-name="P1"><text:span text:style-name="T1">ṛṣiṣu uṣaṇaḥ śreṣṭhaḥ kāntiśreṣṭho niśākaraḥ| </text:span><text:span text:style-name="T1"><text:note text:id="ftn1396" text:note-class="footnote"><text:note-citation>1396</text:note-citation><text:note-body><text:p text:style-name="Footnote">) 25b <text:span text:style-name="T2">kānti°] </text:span>Ed; kā* Ca</text:p></text:note-body></text:note></text:span></text:p>
      <text:p text:style-name="P1"><text:span text:style-name="T1">nakṣatreṣv abhijit śreṣṭho kālaḥ śreṣṭhaḥ kaleṣu ca ||15.25|| </text:span><text:span text:style-name="T1"><text:note text:id="ftn1397" text:note-class="footnote"><text:note-citation>1397</text:note-citation><text:note-body><text:p text:style-name="Footnote">) 25c <text:span text:style-name="T2">abhijit°bhijit śre°] </text:span>Ed; abhijiś°bhijiś śre° Ca</text:p></text:note-body></text:note></text:span><text:span text:style-name="T1"><text:s/></text:span><text:span text:style-name="T1"><text:note text:id="ftn1398" text:note-class="footnote"><text:note-citation>1398</text:note-citation><text:note-body><text:p text:style-name="Footnote">) 25d <text:span text:style-name="T2">kālaḥ] </text:span>Ca; kaliḥ Ed</text:p></text:note-body></text:note></text:span></text:p>
      <text:p text:style-name="P3">vedeṣu ca varaṃ sāma sthāvareṣu himālayaḥ|</text:p>
      <text:p text:style-name="P1"><text:span text:style-name="T1">aśvattho vara vṛkṣeṣu bhūteṣu vara cetanaḥ||15.26|| </text:span><text:span text:style-name="T1"><text:note text:id="ftn1399" text:note-class="footnote"><text:note-citation>1399</text:note-citation><text:note-body><text:p text:style-name="Footnote">) 26c <text:span text:style-name="T2">vara] </text:span>Ed; vaṭa Ca</text:p></text:note-body></text:note></text:span><text:span text:style-name="T1"><text:s/></text:span><text:span text:style-name="T1"><text:note text:id="ftn1400" text:note-class="footnote"><text:note-citation>1400</text:note-citation><text:note-body><text:p text:style-name="Footnote">) 26d <text:span text:style-name="T2">vara cetanaḥ] </text:span>Ed; varaś cetanaḥ Ca(<text:span text:style-name="T6">unmetrical</text:span>)</text:p></text:note-body></text:note></text:span></text:p>
      <text:p text:style-name="P1"><text:soft-page-break/><text:span text:style-name="T1">adhyātma vara vidyāsu vācaḥ satya vara smṛtaḥ| </text:span><text:span text:style-name="T1"><text:note text:id="ftn1401" text:note-class="footnote"><text:note-citation>1401</text:note-citation><text:note-body><text:p text:style-name="Footnote">) 27b <text:span text:style-name="T2">vācaḥ] </text:span>Ed; ??? Ca</text:p></text:note-body></text:note></text:span></text:p>
      <text:p text:style-name="P3">prahlādo vara daityeṣu yakṣarakṣo dhaneśvaraḥ||15.27||</text:p>
      <text:p text:style-name="P1"><text:span text:style-name="T1">marīci vara vāteṣu hariḥ śreṣṭho mṛgeṣu ca| </text:span><text:span text:style-name="T1"><text:note text:id="ftn1402" text:note-class="footnote"><text:note-citation>1402</text:note-citation><text:note-body><text:p text:style-name="Footnote">) 28a <text:span text:style-name="T2">marīci vara] </text:span>Ed; ma**** Ca</text:p></text:note-body></text:note></text:span></text:p>
      <text:p text:style-name="P3">sādhya nārāyaṇaḥ śreṣṭhaḥ pitṝṇāṃ ca pitāmahaḥ||15.28||</text:p>
      <text:p text:style-name="P1"><text:span text:style-name="T1">etat samāsato devi kathito 'si varānane| </text:span><text:span text:style-name="T1"><text:note text:id="ftn1403" text:note-class="footnote"><text:note-citation>1403</text:note-citation><text:note-body><text:p text:style-name="Footnote">) 29b <text:span text:style-name="T2">'si] </text:span>Ca; 'smi Ed</text:p></text:note-body></text:note></text:span></text:p>
      <text:p text:style-name="P1"><text:span text:style-name="T1">sarvasāraṃ samuddhṛtya kiṃ bhūyaḥ kathayāmy aham||15.29|| </text:span><text:span text:style-name="T1"><text:note text:id="ftn1404" text:note-class="footnote"><text:note-citation>1404</text:note-citation><text:note-body><text:p text:style-name="Footnote">) 29d <text:span text:style-name="T2">kiṃ] </text:span>Ed; ki Ca</text:p></text:note-body></text:note></text:span><text:span text:style-name="T1"><text:s/></text:span></text:p>
      <text:p text:style-name="P3">||iti vṛṣasārasaṃgrahe jīvanirṇayo nāmādhyāyaḥ pañcadaśamaḥ||</text:p>
      <text:p text:style-name="P3">*** 16 ***</text:p>
      <text:p text:style-name="P3"><text:s/>ṣoḍaśamo 'dhyāyaḥ yogasadbhāvanirṇayaḥ </text:p>
      <text:p text:style-name="P3">devy uvāca| </text:p>
      <text:p text:style-name="P1"><text:span text:style-name="T1">adhunā śrotum icchāmi yogasadbhāvanirṇayam| </text:span><text:span text:style-name="T1"><text:note text:id="ftn1405" text:note-class="footnote"><text:note-citation>1405</text:note-citation><text:note-body><text:p text:style-name="Footnote">) Parallel: 1 Ca435.jpg line 2; Cb448.jpg line 2; Na220.jpg lower image line 5. This chapter is missing in Cc. </text:p></text:note-body></text:note></text:span><text:span text:style-name="T1"><text:s/></text:span><text:span text:style-name="T1"><text:note text:id="ftn1406" text:note-class="footnote"><text:note-citation>1406</text:note-citation><text:note-body><text:p text:style-name="Footnote">) 1b <text:span text:style-name="T2">°nirṇayam] </text:span>CaCbNa; °nirṇayaḥ Ed</text:p></text:note-body></text:note></text:span></text:p>
      <text:p text:style-name="P1"><text:span text:style-name="T1">karaṇaṃ ca yathānyāyaṃ kathayasva sureśvara||16.1|| </text:span><text:span text:style-name="T1"><text:note text:id="ftn1407" text:note-class="footnote"><text:note-citation>1407</text:note-citation><text:note-body><text:p text:style-name="Footnote">) 1c <text:span text:style-name="T2">karaṇaṃ] </text:span>CaCbNa; karaṇaś Ed</text:p></text:note-body></text:note></text:span><text:span text:style-name="T1"><text:s/></text:span><text:span text:style-name="T1"><text:note text:id="ftn1408" text:note-class="footnote"><text:note-citation>1408</text:note-citation><text:note-body><text:p text:style-name="Footnote">) 1d <text:span text:style-name="T2">sureśvara] </text:span>CaCbNa; sureśvaraḥ Ed</text:p></text:note-body></text:note></text:span></text:p>
      <text:p text:style-name="P1"><text:span text:style-name="T1">īśvara uvāca| </text:span><text:span text:style-name="T1"><text:note text:id="ftn1409" text:note-class="footnote"><text:note-citation>1409</text:note-citation><text:note-body><text:p text:style-name="Footnote">) 2 <text:span text:style-name="T2">īśvara] </text:span>CaCb; sureśa Na, bhagavān Ed</text:p></text:note-body></text:note></text:span></text:p>
      <text:p text:style-name="P3">śṛṇu devi pravakṣyāmi yogasadbhāvam uttamam|</text:p>
      <text:p text:style-name="P3">yaṃ viditvā na paśyanti janāḥ saṃsārabandhanam||16.2||</text:p>
      <text:p text:style-name="P1"><text:span text:style-name="T1">brahmahā gurutalpī vā surāpasteya eva vā| </text:span><text:span text:style-name="T1"><text:note text:id="ftn1410" text:note-class="footnote"><text:note-citation>1410</text:note-citation><text:note-body><text:p text:style-name="Footnote">) 3b <text:span text:style-name="T2">vā] </text:span>CbNa; vā Ca, ca Ed</text:p></text:note-body></text:note></text:span></text:p>
      <text:p text:style-name="P1"><text:span text:style-name="T1">athavā saṃkare jātas tat sarvam apanodati||16.3|| </text:span><text:span text:style-name="T1"><text:note text:id="ftn1411" text:note-class="footnote"><text:note-citation>1411</text:note-citation><text:note-body><text:p text:style-name="Footnote">) 3c <text:span text:style-name="T2">saṃkare] </text:span>Na; śṛṅkare Ca, śaṅkare CbEd</text:p></text:note-body></text:note></text:span><text:span text:style-name="T1"><text:s/></text:span><text:span text:style-name="T1"><text:note text:id="ftn1412" text:note-class="footnote"><text:note-citation>1412</text:note-citation><text:note-body><text:p text:style-name="Footnote">) 3d <text:span text:style-name="T2">tat sarvam] </text:span>CaCbNa; tasarvam Ed</text:p></text:note-body></text:note></text:span></text:p>
      <text:p text:style-name="P1"><text:span text:style-name="T1">muhūrtārdhe muhūrte vā prāṇāyāmaparāyaṇaḥ| </text:span><text:span text:style-name="T1"><text:note text:id="ftn1413" text:note-class="footnote"><text:note-citation>1413</text:note-citation><text:note-body><text:p text:style-name="Footnote">) 4a <text:span text:style-name="T2">muhūrtārdhe muhūrte vā] </text:span>Ca; muhūrtārdhe vā Cb, muhūrttārddha muhūrte vā Na, muhūrtārdhamuhūrtaṃ ca Ed</text:p></text:note-body></text:note></text:span><text:span text:style-name="T1"><text:s/></text:span><text:span text:style-name="T1"><text:note text:id="ftn1414" text:note-class="footnote"><text:note-citation>1414</text:note-citation><text:note-body><text:p text:style-name="Footnote">) Parallel: 4 cf.16.10. </text:p></text:note-body></text:note></text:span></text:p>
      <text:p text:style-name="P1"><text:span text:style-name="T1">dhyeyaṃ cintayamānasya tatpāpaṃ kṣīyate narāt||16.4|| </text:span><text:span text:style-name="T1"><text:note text:id="ftn1415" text:note-class="footnote"><text:note-citation>1415</text:note-citation><text:note-body><text:p text:style-name="Footnote">) 4c <text:span text:style-name="T2">dhyeyaṃ] </text:span>Ca; dheyañ Cb, dhyeya NaEd</text:p></text:note-body></text:note></text:span><text:span text:style-name="T1"><text:s/></text:span><text:span text:style-name="T1"><text:note text:id="ftn1416" text:note-class="footnote"><text:note-citation>1416</text:note-citation><text:note-body><text:p text:style-name="Footnote">) 4d <text:span text:style-name="T2">narāt] </text:span>CbNa; narān CaEd</text:p></text:note-body></text:note></text:span><text:span text:style-name="T1"><text:s/></text:span><text:span text:style-name="T1"><text:note text:id="ftn1417" text:note-class="footnote"><text:note-citation>1417</text:note-citation><text:note-body><text:p text:style-name="Footnote">) Parallel: 4 Cf.a citation in Kauṇḍinya's commentary ad 5.24: muhūrtārdhaṃ muhūrtaṃ vā prāṇāyāmāntare 'pi vā| dhyeyaṃ cintayamānas tu pāpaṃ kṣapayate naraḥ|| </text:p></text:note-body></text:note></text:span></text:p>
      <text:p text:style-name="P1"><text:span text:style-name="T1">na yamo nāntakaḥ kruddho na mṛtyur bhīmavigrahaḥ| </text:span><text:span text:style-name="T1"><text:note text:id="ftn1418" text:note-class="footnote"><text:note-citation>1418</text:note-citation><text:note-body><text:p text:style-name="Footnote">) 5b <text:span text:style-name="T2">mṛtyur] </text:span>CaCbEd; mṛtyu Na • <text:span text:style-name="T2">bhīmavigrahaḥ] </text:span>CaCbNa; nāpavigrahaḥ Ed</text:p></text:note-body></text:note></text:span><text:span text:style-name="T1"><text:s/></text:span><text:span text:style-name="T1"><text:note text:id="ftn1419" text:note-class="footnote"><text:note-citation>1419</text:note-citation><text:note-body><text:p text:style-name="Footnote">) Parallel: 5 â‰ˆ MBh 12.289.25ab: na yamo nāntakaḥ kruddho na mṛtyur bhīmavikramaḥ</text:p></text:note-body></text:note></text:span></text:p>
      <text:p text:style-name="P1"><text:span text:style-name="T1">nāviśanti mahātmāno yogino balavattarāḥ||16.5|| </text:span><text:span text:style-name="T1"><text:note text:id="ftn1420" text:note-class="footnote"><text:note-citation>1420</text:note-citation><text:note-body><text:p text:style-name="Footnote">) 5c <text:span text:style-name="T2">nāviśanti] </text:span>CaCbNa; viśanti sma Ed</text:p></text:note-body></text:note></text:span><text:span text:style-name="T1"><text:s/></text:span><text:span text:style-name="T1"><text:note text:id="ftn1421" text:note-class="footnote"><text:note-citation>1421</text:note-citation><text:note-body><text:p text:style-name="Footnote">) 5d <text:span text:style-name="T2">balavattarāḥ] </text:span>CaCbNa; varavattarā Ed</text:p></text:note-body></text:note></text:span></text:p>
      <text:p text:style-name="P1"><text:span text:style-name="T1">yathā vai sarvadhātūnāṃ doṣān dahyanti dhamyatām| </text:span><text:span text:style-name="T1"><text:note text:id="ftn1422" text:note-class="footnote"><text:note-citation>1422</text:note-citation><text:note-body><text:p text:style-name="Footnote">) 6b <text:span text:style-name="T2">doṣān dahyanti] </text:span><text:span text:style-name="T5">corr. </text:span>; doṣāṃ dahyanti CbNaEd, doṣāṃ dahyanti Ca • <text:span text:style-name="T2">dhamyatām] </text:span><text:span text:style-name="T5">eme. </text:span>; dhāmyatām CaCbNaEd</text:p></text:note-body></text:note></text:span></text:p>
      <text:p text:style-name="P1"><text:span text:style-name="T1">tathā pāpāḥ pradahyante dhruvaṃ prāṇasya nigrahāt||16.6|| </text:span><text:span text:style-name="T1"><text:note text:id="ftn1423" text:note-class="footnote"><text:note-citation>1423</text:note-citation><text:note-body><text:p text:style-name="Footnote">) 6c <text:span text:style-name="T2">pāpāḥ] </text:span>CaCbNa; pāpaḥ Ed</text:p></text:note-body></text:note></text:span></text:p>
      <text:p text:style-name="P3">aśvamedhasahasraṃ ca rājasūyaśataṃ tathā|</text:p>
      <text:p text:style-name="P3">prāṇāyāmaśataṃ caiva na tattulyaṃ kadācana||16.7||</text:p>
      <text:p text:style-name="P1"><text:span text:style-name="T1">yajñena devān āpnoti rājyaṃ vai tapasaḥ phalam| </text:span><text:span text:style-name="T1"><text:note text:id="ftn1424" text:note-class="footnote"><text:note-citation>1424</text:note-citation><text:note-body><text:p text:style-name="Footnote">) Parallel: 8 â‰ˆ Agnipurāṇa 378.1: yajñaiś ca devān āpnoti vairājaṃ(?)tapasā padam| brahmaṇaḥ karmasannyāsād vairāgyāt prakṛtau layam|| â‰ˆ Maskarin's commentary CHECK ad Gautamadharmasūtra 3.1: yajñena devān āpnoti vairājaṃ(!)tapasā punaḥ| saṃnyāsād brahmaṇaḥ sthānaṃ vairāgyāt prakṛtau layam||</text:p></text:note-body></text:note></text:span></text:p>
      <text:p text:style-name="P1"><text:soft-page-break/><text:span text:style-name="T1">saṃnyāsād brahmaṇaḥ sthānaṃ vairāgyāt prakṛtau layam||16.8|| </text:span><text:span text:style-name="T1"><text:note text:id="ftn1425" text:note-class="footnote"><text:note-citation>1425</text:note-citation><text:note-body><text:p text:style-name="Footnote">) 8d <text:span text:style-name="T2">vairāgyāt] </text:span>CaNaEd; mahātmāno Cb(eyeskip to 16.5c?) • <text:span text:style-name="T2">prakṛtau layam] </text:span><text:span text:style-name="T5">eme. </text:span>; prakṛtālayam CaCbNaEd</text:p></text:note-body></text:note></text:span><text:span text:style-name="T1"><text:s/></text:span><text:span text:style-name="T1"><text:note text:id="ftn1426" text:note-class="footnote"><text:note-citation>1426</text:note-citation><text:note-body><text:p text:style-name="Footnote">) Parallel: 8 cf.11.27ab above: sāvitrī prakṛtau layaḥ</text:p></text:note-body></text:note></text:span></text:p>
      <text:p text:style-name="P3">jñānāt prāpnoti kaivalyaṃ paraṃ brahma sanātanam|</text:p>
      <text:p text:style-name="P3">ity etā gatayaḥ pañca vidhivat parikīrtitāḥ||16.9||</text:p>
      <text:p text:style-name="P1"><text:span text:style-name="T1">muhūrtārdhaṃ muhūrtaṃ vā yogaṃ yuñjīta yogavit| </text:span><text:span text:style-name="T1"><text:note text:id="ftn1427" text:note-class="footnote"><text:note-citation>1427</text:note-citation><text:note-body><text:p text:style-name="Footnote">) 10a <text:span text:style-name="T2">muhūrtārdhaṃ muhūrtaṃ] </text:span>CaCb; muhūrtārddha muhūrttaṃ Na, muhūrtārdha muhūrtaṃ Ed</text:p></text:note-body></text:note></text:span><text:span text:style-name="T1"><text:s/></text:span><text:span text:style-name="T1"><text:note text:id="ftn1428" text:note-class="footnote"><text:note-citation>1428</text:note-citation><text:note-body><text:p text:style-name="Footnote">) Parallel: 10 cf.16.4. </text:p></text:note-body></text:note></text:span></text:p>
      <text:p text:style-name="P1"><text:span text:style-name="T1">nistaret sarvapāpāni amṛtatvaṃ ca gacchati||16.10|| </text:span><text:span text:style-name="T1"><text:note text:id="ftn1429" text:note-class="footnote"><text:note-citation>1429</text:note-citation><text:note-body><text:p text:style-name="Footnote">) 10c <text:span text:style-name="T2">nistaret] </text:span>CbNaEd; vistaret Ca</text:p></text:note-body></text:note></text:span></text:p>
      <text:p text:style-name="P1"><text:span text:style-name="T1">yuñjāno 'pi prayatnena yāvat tattvaṃ na vindati| </text:span><text:span text:style-name="T1"><text:note text:id="ftn1430" text:note-class="footnote"><text:note-citation>1430</text:note-citation><text:note-body><text:p text:style-name="Footnote">) 11b <text:span text:style-name="T2">yāvat tattvaṃ na vindati] </text:span>NaEd; yāvantanna vindati (<text:span text:style-name="T6">unmetrical</text:span>)Ca, yāva tatvaṃ na vindati Cb</text:p></text:note-body></text:note></text:span></text:p>
      <text:p text:style-name="P1"><text:span text:style-name="T1">brahmaloke dhruvaṃ vāso viṣṇuloke ca sundari||16.11|| </text:span><text:span text:style-name="T1"><text:note text:id="ftn1431" text:note-class="footnote"><text:note-citation>1431</text:note-citation><text:note-body><text:p text:style-name="Footnote">) 11c <text:span text:style-name="T2">vāso] </text:span>CaNaEd; vāsvā Cb</text:p></text:note-body></text:note></text:span></text:p>
      <text:p text:style-name="P3">bhuktvā karmasahasrāṇi sarvakāmasamanvitaḥ|</text:p>
      <text:p text:style-name="P1"><text:span text:style-name="T1">kṣīṇapuṇye tato martye jāyate vipule kule||16.12|| </text:span><text:span text:style-name="T1"><text:note text:id="ftn1432" text:note-class="footnote"><text:note-citation>1432</text:note-citation><text:note-body><text:p text:style-name="Footnote">) 12c <text:span text:style-name="T2">°puṇye] </text:span>CaCb; °puṇyas NaEd • <text:span text:style-name="T2">martye] </text:span>CaCbNa; martyāṃ Ed</text:p></text:note-body></text:note></text:span></text:p>
      <text:p text:style-name="P3">yogam evābhiseveta pūrvajātismaro naraḥ|</text:p>
      <text:p text:style-name="P3">saṃsārārṇavam uttīrya sa śivatvam avāpnuyāt||16.13|| yogavidhiḥ </text:p>
      <text:p text:style-name="P3">devy uvāca| </text:p>
      <text:p text:style-name="P1"><text:span text:style-name="T1">yogasya vidhim icchāmi śrotuṃ me puruṣottama| </text:span><text:span text:style-name="T1"><text:note text:id="ftn1433" text:note-class="footnote"><text:note-citation>1433</text:note-citation><text:note-body><text:p text:style-name="Footnote">) 14b <text:span text:style-name="T2">me] </text:span>CaCbEd; vai Na • <text:span text:style-name="T2">puruṣottama] </text:span>CaCbNa; puruṣottamaḥ Ed</text:p></text:note-body></text:note></text:span></text:p>
      <text:p text:style-name="P1"><text:span text:style-name="T1">dhyānadhāraṇasiddhīnāṃ kathayasva sureśvara||16.14|| </text:span><text:span text:style-name="T1"><text:note text:id="ftn1434" text:note-class="footnote"><text:note-citation>1434</text:note-citation><text:note-body><text:p text:style-name="Footnote">) 14c <text:span text:style-name="T2">°siddhīnāṃ] </text:span>CaCbNa; °siddhānāṃ Ed</text:p></text:note-body></text:note></text:span><text:span text:style-name="T1"><text:s/></text:span><text:span text:style-name="T1"><text:note text:id="ftn1435" text:note-class="footnote"><text:note-citation>1435</text:note-citation><text:note-body><text:p text:style-name="Footnote">) 14d <text:span text:style-name="T2">sureśvara] </text:span>CaCbNa; sureśvaraḥ Ed</text:p></text:note-body></text:note></text:span></text:p>
      <text:p text:style-name="P1"><text:span text:style-name="T1">maheśvara uvāca| </text:span><text:span text:style-name="T1"><text:note text:id="ftn1436" text:note-class="footnote"><text:note-citation>1436</text:note-citation><text:note-body><text:p text:style-name="Footnote">) 15a <text:span text:style-name="T2">maheśvara] </text:span>CaCbNa; bhagavān Ed</text:p></text:note-body></text:note></text:span></text:p>
      <text:p text:style-name="P3">śṛṇu yogavidhiṃ vakṣye bhavapāśanikṛntanam|</text:p>
      <text:p text:style-name="P1"><text:span text:style-name="T1">śucir ekāgracittas tu janaśabdavivarjite| </text:span><text:span text:style-name="T1"><text:note text:id="ftn1437" text:note-class="footnote"><text:note-citation>1437</text:note-citation><text:note-body><text:p text:style-name="Footnote">) 15d <text:span text:style-name="T2">°cittas tu] </text:span>CaNaEd; °cittasyastu Cb • <text:span text:style-name="T2">jana°] </text:span>CaCbNa; dhyāna° Ed • <text:span text:style-name="T2">°vivarjite] </text:span>Na; °vivarjitaḥ CaCb, °vivarjitam Ed</text:p></text:note-body></text:note></text:span><text:span text:style-name="T1"><text:s/></text:span></text:p>
      <text:p text:style-name="P1"><text:span text:style-name="T1">tatrāsīnāsane yogī paramātmāna cintayet|| </text:span><text:span text:style-name="T1"><text:note text:id="ftn1438" text:note-class="footnote"><text:note-citation>1438</text:note-citation><text:note-body><text:p text:style-name="Footnote">) 15f <text:span text:style-name="T2">°tmāna] </text:span>CbNa; °tmānaṃ CaEd</text:p></text:note-body></text:note></text:span></text:p>
      <text:p text:style-name="P1"><text:span text:style-name="T1">padmakaṃ svastikaṃ caiva niṣkalam añjalis tathā| </text:span><text:span text:style-name="T1"><text:note text:id="ftn1439" text:note-class="footnote"><text:note-citation>1439</text:note-citation><text:note-body><text:p text:style-name="Footnote">) 16a <text:span text:style-name="T2">padmakaṃ] </text:span>CbNaEd; padmaka Ca % niṣkalam añjali tathā <text:span text:style-name="T5">corr. </text:span>; 16b <text:span text:style-name="T2">niṣkalam añjalis tathā] </text:span>CaCb; niṣkalaṃ mañjalis tathā Na, niṣkalamakañjalintathā Ed</text:p></text:note-body></text:note></text:span></text:p>
      <text:p text:style-name="P1"><text:span text:style-name="T1">ardhacandraṃ ca daṇḍaṃ ca paryaṅkaṃ bhadram eva ca||16.16|| </text:span><text:span text:style-name="T1"><text:note text:id="ftn1440" text:note-class="footnote"><text:note-citation>1440</text:note-citation><text:note-body><text:p text:style-name="Footnote">) 16d <text:span text:style-name="T2">paryaṅkaṃ] </text:span>CbNaEd; pa*ṅkaṃ Ca</text:p></text:note-body></text:note></text:span><text:span text:style-name="T1"><text:s/></text:span><text:span text:style-name="T1"><text:note text:id="ftn1441" text:note-class="footnote"><text:note-citation>1441</text:note-citation><text:note-body><text:p text:style-name="Footnote">) Parallel: 16 cf.Sarvajñānottara 27:9cd-10ab: padmakaṃ svastikaṃ vāpi upasthāñjalikaṃ tathā|| pīṭhārdham ardhacandraṃ vā sarvatobhadram eva vā|</text:p></text:note-body></text:note></text:span></text:p>
      <text:p text:style-name="P1"><text:span text:style-name="T1">etadāsanabandhena baddhvā yogaṃ samabhyaset| </text:span><text:span text:style-name="T1"><text:note text:id="ftn1442" text:note-class="footnote"><text:note-citation>1442</text:note-citation><text:note-body><text:p text:style-name="Footnote">) 17b <text:span text:style-name="T2">baddhvā yogaṃ] </text:span>CaCbNa; baddhā yoga Ed</text:p></text:note-body></text:note></text:span></text:p>
      <text:p text:style-name="P1"><text:span text:style-name="T1">samaṃ kāyaśirogrīvaṃ dhārayann acalasthitaḥ||16.17|| </text:span><text:span text:style-name="T1"><text:note text:id="ftn1443" text:note-class="footnote"><text:note-citation>1443</text:note-citation><text:note-body><text:p text:style-name="Footnote">) Parallel: 17 â‰ˆ MBh 6.28.13ab (BhG 6.13ab): samaṃ kāyaśirogrīvaṃ dhārayann acalaṃ sthiraḥ</text:p></text:note-body></text:note></text:span></text:p>
      <text:p text:style-name="P1"><text:span text:style-name="T1">pratyāhāras tathā dhyānaṃ prāṇāyāmaś ca dhāraṇā| </text:span><text:span text:style-name="T1"><text:note text:id="ftn1444" text:note-class="footnote"><text:note-citation>1444</text:note-citation><text:note-body><text:p text:style-name="Standard">) 18a <text:span text:style-name="T2">pratyāhāras] </text:span>CaCbNa; pratyahāras Ed • <text:span text:style-name="T2">dhyānaṃ] </text:span>CaCbEd; dhyāna Na</text:p><text:p text:style-name="Footnote"><text:s/>18b <text:span text:style-name="T2">prāṇāyāmaś] </text:span>CaCbNa; prāṇāyāmañ Ed</text:p></text:note-body></text:note></text:span></text:p>
      <text:p text:style-name="P1"><text:span text:style-name="T1">tarkaś caiva samādhiś ca ṣaḍaṅgo yoga ucyate||16.18|| </text:span><text:span text:style-name="T1"><text:note text:id="ftn1445" text:note-class="footnote"><text:note-citation>1445</text:note-citation><text:note-body><text:p text:style-name="Footnote">) Parallel: 18 = &lt;DhP&gt;Dharmaputrikā&lt;/DhP&gt; 1.13 (with prāṇāyāmo 'tha ) cf.Sarvajñānottaravṛtti ad Yogapāda 27(?):1: yad uktaṃ śrīmanmataṅge| prāṇāyāmas tathā dhyānaṃ pratyāhāro 'tha dhāraṇam| tarkaś caiva samādhiś ca ṣaḍaṅgo yoga uccyate iti||</text:p></text:note-body></text:note></text:span></text:p>
      <text:p text:style-name="P1"><text:span text:style-name="T1">viṣayāsaktacittānām indriyāṇāṃ prati prati| </text:span><text:span text:style-name="T1"><text:note text:id="ftn1446" text:note-class="footnote"><text:note-citation>1446</text:note-citation><text:note-body><text:p text:style-name="Footnote">) 19b <text:span text:style-name="T2">prati prati] </text:span>CbNa; pratisrati Ca, pratiṣṭhati Ed</text:p></text:note-body></text:note></text:span></text:p>
      <text:p text:style-name="P1"><text:span text:style-name="T1">manasākarṣayed yas tu pratyāhāraḥ sa ucyate||16.19|| </text:span><text:span text:style-name="T1"><text:note text:id="ftn1447" text:note-class="footnote"><text:note-citation>1447</text:note-citation><text:note-body><text:p text:style-name="Footnote">) 19c <text:span text:style-name="T2">manasā] </text:span>CaCbNa; manamā Ed</text:p></text:note-body></text:note></text:span><text:span text:style-name="T1"><text:s/></text:span><text:span text:style-name="T1"><text:note text:id="ftn1448" text:note-class="footnote"><text:note-citation>1448</text:note-citation><text:note-body><text:p text:style-name="Footnote">) 19d <text:span text:style-name="T2">pratyāhāraḥ sa] </text:span>CaCbNa; pratyahāras tad Ed</text:p></text:note-body></text:note></text:span><text:span text:style-name="T1"><text:s/></text:span><text:span text:style-name="T1"><text:note text:id="ftn1449" text:note-class="footnote"><text:note-citation>1449</text:note-citation><text:note-body><text:p text:style-name="Footnote">) Parallel: 19 â‰ˆ &lt;DhP&gt;Dharmaputrikā&lt;/DhP&gt; 1.14: viṣayeṣv atisaktāni indriyāṇi prati prati| cittenākarṣaṇaṃ yatra pratyāhāraḥ sa ucyate||</text:p></text:note-body></text:note></text:span></text:p>
      <text:p text:style-name="P1"><text:soft-page-break/><text:span text:style-name="T1">śabdādiviṣayān devi vartulīkṛtya dhārayet| </text:span><text:span text:style-name="T1"><text:note text:id="ftn1450" text:note-class="footnote"><text:note-citation>1450</text:note-citation><text:note-body><text:p text:style-name="Footnote">) 20a <text:span text:style-name="T2">°viṣayān] </text:span>CaNaEd; viṣayā Cb</text:p></text:note-body></text:note></text:span><text:span text:style-name="T1"><text:s/></text:span><text:span text:style-name="T1"><text:note text:id="ftn1451" text:note-class="footnote"><text:note-citation>1451</text:note-citation><text:note-body><text:p text:style-name="Footnote">) Parallel: 20 cf.&lt;DhP&gt;Dharmaputrikā&lt;/DhP&gt; 1.16cd: ekatra vartulīkṛtya dhyeye vastuni yojayet </text:p></text:note-body></text:note></text:span></text:p>
      <text:p text:style-name="P1"><text:span text:style-name="T1">vītarāgaḥ samādhistho dhyeye vastuni yojayet||16.20|| </text:span><text:span text:style-name="T1"><text:note text:id="ftn1452" text:note-class="footnote"><text:note-citation>1452</text:note-citation><text:note-body><text:p text:style-name="Standard">) 20c <text:span text:style-name="T2">vītarāgaḥ] </text:span>Ca; vītarāga° CbNaEd</text:p><text:p text:style-name="Footnote"><text:s/>20d <text:span text:style-name="T2">dhyeye vastu] </text:span>CbNa; dhyeyastu Ca, dhyeyavastu Ed</text:p></text:note-body></text:note></text:span></text:p>
      <text:p text:style-name="P1"><text:span text:style-name="T1">ātmā dhyātā mano dhyānaṃ dhyeyaḥ śuddhaḥ paraḥ śivaḥ| </text:span><text:span text:style-name="T1"><text:note text:id="ftn1453" text:note-class="footnote"><text:note-citation>1453</text:note-citation><text:note-body><text:p text:style-name="Footnote">) 21a <text:span text:style-name="T2">ātmā] </text:span>CaCbNa; ātma Ed</text:p></text:note-body></text:note></text:span><text:span text:style-name="T1"><text:s/></text:span><text:span text:style-name="T1"><text:note text:id="ftn1454" text:note-class="footnote"><text:note-citation>1454</text:note-citation><text:note-body><text:p text:style-name="Footnote">) 21b <text:span text:style-name="T2">paraḥ śivaḥ] </text:span>CbNa; paraśivaḥ CaEd(<text:span text:style-name="T6">unmetrical</text:span>)</text:p></text:note-body></text:note></text:span><text:span text:style-name="T1"><text:s/></text:span><text:span text:style-name="T1"><text:note text:id="ftn1455" text:note-class="footnote"><text:note-citation>1455</text:note-citation><text:note-body><text:p text:style-name="Footnote">) Parallel: 21 â‰ˆSarvajñānottara Yogapāda 27(?):4: ātmā dhyātā mano dhyānaṃ dhyeyaḥ sūkṣmo maheśvaraḥ| yat paraṃ paramaiśvaryam etad dhyānaprayojanam|| â‰ˆ Agnipurāṇa 165.22cd: ātmā dhyātā mano dhyānaṃ dhyeyo viṣṇuḥ phalaṃ hariḥ â‰ˆ&lt;DhP&gt;Dharmaputrikā&lt;/DhP&gt; 1.18: dhyeyaḥ śivo dhyātṛ mano dhyānam ekāgracittatā| duḥkhahānir guṇaiśvaryaṃ svātantryañ ca prayojanam||</text:p></text:note-body></text:note></text:span></text:p>
      <text:p text:style-name="P3">yat paraṃ paramaiśvaryam ekaṃ tatra prayojanam||16.21||</text:p>
      <text:p text:style-name="P1"><text:span text:style-name="T1">pūrakaḥ kumbhakaś caiva recakas tadanantaram| </text:span><text:span text:style-name="T1"><text:note text:id="ftn1456" text:note-class="footnote"><text:note-citation>1456</text:note-citation><text:note-body><text:p text:style-name="Footnote">) Parallel: 22 = &lt;DhP&gt;Dharmaputrikā&lt;/DhP&gt; 1.19ab (with caiva for ceti ) </text:p></text:note-body></text:note></text:span></text:p>
      <text:p text:style-name="P1"><text:span text:style-name="T1">praśāntaś ceti vikhyātaḥ prāṇāyāmaś caturvidhaḥ||16.22|| </text:span><text:span text:style-name="T1"><text:note text:id="ftn1457" text:note-class="footnote"><text:note-citation>1457</text:note-citation><text:note-body><text:p text:style-name="Footnote">) 22c <text:span text:style-name="T2">praśāntaś] </text:span>CbNaEd; praśāntaś Ca • <text:span text:style-name="T2">vikhyātaḥ] </text:span>CaCbEd; vikhyātaḥ Na</text:p></text:note-body></text:note></text:span><text:span text:style-name="T1"><text:s/></text:span><text:span text:style-name="T1"><text:note text:id="ftn1458" text:note-class="footnote"><text:note-citation>1458</text:note-citation><text:note-body><text:p text:style-name="Footnote">) 22d <text:span text:style-name="T2">caturvidhaḥ] </text:span>CaCbNa; caturvidhāḥ Ed</text:p></text:note-body></text:note></text:span><text:span text:style-name="T1"><text:s/></text:span><text:span text:style-name="T1"><text:note text:id="ftn1459" text:note-class="footnote"><text:note-citation>1459</text:note-citation><text:note-body><text:p text:style-name="Footnote">) Parallel: 22 See NiśvāsaNaya 4:113: nābhyāṃ hṛdayasaṃcārān manaś cendriyagocarāt| prāṇāyāmaś caturthas tu supraśāntas tu viśrutaḥ|| See also Svaccandatantra 7.298ab: prāṇāyāmaś caturthas tu supraśānta iti śrutaḥ</text:p></text:note-body></text:note></text:span><text:span text:style-name="T1"><text:s/></text:span></text:p>
      <text:p text:style-name="P1"><text:span text:style-name="T1">pūrake sthāpayed vahniṃ pādāṅguṣṭhena buddhimān| </text:span><text:span text:style-name="T1"><text:note text:id="ftn1460" text:note-class="footnote"><text:note-citation>1460</text:note-citation><text:note-body><text:p text:style-name="Footnote">) 23a <text:span text:style-name="T2">pūrake] </text:span><text:span text:style-name="T5">eme. </text:span>; pūrakaḥ CaCbNaEd • <text:span text:style-name="T2">vahniṃ] </text:span>CaCbNa; vahni Ed</text:p></text:note-body></text:note></text:span><text:span text:style-name="T1"><text:s/></text:span><text:span text:style-name="T1"><text:note text:id="ftn1461" text:note-class="footnote"><text:note-citation>1461</text:note-citation><text:note-body><text:p text:style-name="Footnote">) 23b <text:span text:style-name="T2">°ṣṭhena] </text:span>CaCbEd; °ṣṭheṣu Na </text:p></text:note-body></text:note></text:span></text:p>
      <text:p text:style-name="P1"><text:span text:style-name="T1">kumbhakena virudhyeta dahyamānaṃ vicintayet||16.23|| </text:span><text:span text:style-name="T1"><text:note text:id="ftn1462" text:note-class="footnote"><text:note-citation>1462</text:note-citation><text:note-body><text:p text:style-name="Footnote">) 23cd <text:span text:style-name="T2">virudhyeta dahyamānaṃ] </text:span>CaCbNa; nirudhyeta daihyamāna Ed</text:p></text:note-body></text:note></text:span></text:p>
      <text:p text:style-name="P3">bhasmībhūtaṃ tathātmānaṃ recakena vicintayet|</text:p>
      <text:p text:style-name="P3">śuddhadehas tataś cātmā śuddhasphaṭikanirmalaḥ||16.24||</text:p>
      <text:p text:style-name="P1"><text:span text:style-name="T1">tālaśabdās tu nirvāṇaṃ daśa dve ca prakīrtitaḥ| </text:span><text:span text:style-name="T1"><text:note text:id="ftn1463" text:note-class="footnote"><text:note-citation>1463</text:note-citation><text:note-body><text:p text:style-name="Footnote">) 25a <text:span text:style-name="T2">tālaśabdā°] </text:span><text:span text:style-name="T5">eme. </text:span>; tālāśabda° CaCbNaEd • <text:span text:style-name="T2">nirvāṇaṃ] </text:span>CaCbEd; nirvāṇa Na</text:p></text:note-body></text:note></text:span></text:p>
      <text:p text:style-name="P1"><text:span text:style-name="T1">prāṇāyāmān na saṃdeho dviguṇā dhāraṇā smṛtā||16.25|| </text:span><text:span text:style-name="T1"><text:note text:id="ftn1464" text:note-class="footnote"><text:note-citation>1464</text:note-citation><text:note-body><text:p text:style-name="Standard">) 25c <text:span text:style-name="T2">prāṇāyāmān] </text:span>CaNaEd; prāṇāyān Cb</text:p><text:p text:style-name="Footnote"><text:s/>25d <text:span text:style-name="T2">smṛtā] </text:span>CaCbNa; smṛtāḥ Ed </text:p></text:note-body></text:note></text:span></text:p>
      <text:p text:style-name="P1"><text:span text:style-name="T1">yoge tu triguṇā proktā saṃkrame ca caturguṇā| </text:span><text:span text:style-name="T1"><text:note text:id="ftn1465" text:note-class="footnote"><text:note-citation>1465</text:note-citation><text:note-body><text:p text:style-name="Footnote">) 26a <text:span text:style-name="T2">°guṇā] </text:span>CaCbEd; °guṇāḥ Na 26ab <text:span text:style-name="T2">proktā saṃkrame ca caturguṇā] </text:span>CaCb; proktāḥ saṃkrame ca caturguṇā Na, proktāḥ saṃkrameṇa caturguṇāḥ Ed</text:p></text:note-body></text:note></text:span></text:p>
      <text:p text:style-name="P1"><text:span text:style-name="T1">! tathotkrāntau pañcaguṇā yogasiddhis tu ṣaḍguṇā||16.26|| </text:span><text:span text:style-name="T1"><text:note text:id="ftn1466" text:note-class="footnote"><text:note-citation>1466</text:note-citation><text:note-body><text:p text:style-name="Footnote">) 26c <text:span text:style-name="T2">tathotkrāntau] </text:span>CaCbNa; tathākratau Ed</text:p></text:note-body></text:note></text:span><text:span text:style-name="T1"><text:s/></text:span><text:span text:style-name="T1"><text:note text:id="ftn1467" text:note-class="footnote"><text:note-citation>1467</text:note-citation><text:note-body><text:p text:style-name="Footnote">) 26d <text:span text:style-name="T2">ṣaḍguṇā] </text:span><text:span text:style-name="T5">eme. </text:span>; ṣaḍguṇāḥ CaCbNaEd</text:p></text:note-body></text:note></text:span></text:p>
      <text:p text:style-name="P1"><text:span text:style-name="T1">ṣaḍaṅgena samāyukto yogayuktas tu nityaśaḥ| </text:span><text:span text:style-name="T1"><text:note text:id="ftn1468" text:note-class="footnote"><text:note-citation>1468</text:note-citation><text:note-body><text:p text:style-name="Footnote">) 27b <text:span text:style-name="T2">yogayuktas] </text:span>CaCbNa; yogamuktas Ed</text:p></text:note-body></text:note></text:span></text:p>
      <text:p text:style-name="P1"><text:span text:style-name="T1">mānaso yaugapadyaś ca dvirūpo yoga ucyate||16.27|| </text:span><text:span text:style-name="T1"><text:note text:id="ftn1469" text:note-class="footnote"><text:note-citation>1469</text:note-citation><text:note-body><text:p text:style-name="Footnote">) 27cd <text:span text:style-name="T2">yaugapadyaś ca dvirūpo] </text:span>Na; yaugapadyaś ca *i** Ca, yogapadyaś ca dvirūpo Cb, yogapadyañ ca dvirūpo Ed</text:p></text:note-body></text:note></text:span><text:span text:style-name="T1"><text:s/></text:span><text:span text:style-name="T1"><text:note text:id="ftn1470" text:note-class="footnote"><text:note-citation>1470</text:note-citation><text:note-body><text:p text:style-name="Footnote">) Parallel: 27 = &lt;DhP&gt;Dharmaputrikā&lt;/DhP&gt; 1.54ab. </text:p></text:note-body></text:note></text:span></text:p>
      <text:p text:style-name="P1"><text:span text:style-name="T1">akṛtvā prāṇasaṃrodhaṃ manasaikena kevalam| </text:span><text:span text:style-name="T1"><text:note text:id="ftn1471" text:note-class="footnote"><text:note-citation>1471</text:note-citation><text:note-body><text:p text:style-name="Footnote">) 28a <text:span text:style-name="T2">°saṃrodhaṃ] </text:span>CaEd; °saṃrodha CbNa</text:p></text:note-body></text:note></text:span><text:span text:style-name="T1"><text:s/></text:span><text:span text:style-name="T1"><text:note text:id="ftn1472" text:note-class="footnote"><text:note-citation>1472</text:note-citation><text:note-body><text:p text:style-name="Footnote">) 28b <text:span text:style-name="T2">manasaikena] </text:span>CbEd; manasekena CaNa</text:p></text:note-body></text:note></text:span></text:p>
      <text:p text:style-name="P1"><text:span text:style-name="T1">dhyāyeta paramaṃ sūkṣmaṃ sa yogo mānasaḥ smṛtaḥ||16.28|| </text:span><text:span text:style-name="T1"><text:note text:id="ftn1473" text:note-class="footnote"><text:note-citation>1473</text:note-citation><text:note-body><text:p text:style-name="Footnote">) 28c <text:span text:style-name="T2">sa yogo] </text:span>CaNaEd; saṃyogo Cb • <text:span text:style-name="T2">mānasaḥ] </text:span>Ca<text:span text:style-name="T7">pc</text:span>CbEd; mānasa Ca<text:span text:style-name="T7">ac</text:span>Na • <text:span text:style-name="T2">smṛtaḥ] </text:span>CaCbNa; smṛtam Ed</text:p></text:note-body></text:note></text:span><text:span text:style-name="T1"><text:s/></text:span><text:span text:style-name="T1"><text:note text:id="ftn1474" text:note-class="footnote"><text:note-citation>1474</text:note-citation><text:note-body><text:p text:style-name="Footnote">) Parallel: 28 = &lt;DhP&gt;Dharmaputrikā&lt;/DhP&gt; 1.54cd-55ab. </text:p></text:note-body></text:note></text:span></text:p>
      <text:p text:style-name="P1"><text:span text:style-name="T1">saṃyamya manasā prāṇaṃ prāṇāyāmān manas tathā| </text:span><text:span text:style-name="T1"><text:note text:id="ftn1475" text:note-class="footnote"><text:note-citation>1475</text:note-citation><text:note-body><text:p text:style-name="Footnote">) 29a <text:span text:style-name="T2">prāṇaṃ] </text:span>CaNaEd; <text:span text:style-name="T5">omitted in </text:span>Cb</text:p></text:note-body></text:note></text:span><text:span text:style-name="T1"><text:s/></text:span><text:span text:style-name="T1"><text:note text:id="ftn1476" text:note-class="footnote"><text:note-citation>1476</text:note-citation><text:note-body><text:p text:style-name="Footnote">) 29b <text:span text:style-name="T2">prāṇāyāmān] </text:span><text:span text:style-name="T5">eme. </text:span>; prāṇāyāmām Ca, prāṇāyāmā Cb, prāṇāyāmaṃ Na, prāṇāyāmāt Ed</text:p></text:note-body></text:note></text:span></text:p>
      <text:p text:style-name="P1"><text:soft-page-break/><text:span text:style-name="T1">evaṃ dhyāyet paraṃ sūkṣmaṃ yaugapadyaḥ sa ucyate||16.29|| </text:span><text:span text:style-name="T1"><text:note text:id="ftn1477" text:note-class="footnote"><text:note-citation>1477</text:note-citation><text:note-body><text:p text:style-name="Footnote">) 29b <text:span text:style-name="T2">yauga°] </text:span>CaCbEd; yoga° Na</text:p></text:note-body></text:note></text:span><text:span text:style-name="T1"><text:s/></text:span><text:span text:style-name="T1"><text:note text:id="ftn1478" text:note-class="footnote"><text:note-citation>1478</text:note-citation><text:note-body><text:p text:style-name="Footnote">) Parallel: 29 â‰ˆ &lt;DhP&gt;Dharmaputrikā&lt;/DhP&gt; 1.55cd-56ab: saṃyamya manasā prāṇaṃ prāṇāyāmair manas tathā| evaṃ dhyāyet paraṃ sūkṣmaṃ yaugapadyaḥ sa ucyate||</text:p></text:note-body></text:note></text:span><text:span text:style-name="T1"><text:s/>siddhilakṣaṇam </text:span></text:p>
      <text:p text:style-name="P1"><text:span text:style-name="T1">siddhilakṣaṇa yogasya śṛṇu vakṣyāmi sundari| </text:span><text:span text:style-name="T1"><text:note text:id="ftn1479" text:note-class="footnote"><text:note-citation>1479</text:note-citation><text:note-body><text:p text:style-name="Footnote">) 30a <text:span text:style-name="T2">siddhi°] </text:span>CaCbNa; siddhir Ed</text:p></text:note-body></text:note></text:span></text:p>
      <text:p text:style-name="P1"><text:span text:style-name="T1">śaṅkhabherīmṛdaṅgaś ca veṇudundubhir eva ca| </text:span><text:span text:style-name="T1"><text:note text:id="ftn1480" text:note-class="footnote"><text:note-citation>1480</text:note-citation><text:note-body><text:p text:style-name="Footnote">) 30c <text:span text:style-name="T2">śaṅkhabherīmṛdaṅgaś ca] </text:span>CbNaEd; śaṅkha*****ś ca Ca </text:p></text:note-body></text:note></text:span><text:span text:style-name="T1"><text:s/></text:span><text:span text:style-name="T1"><text:note text:id="ftn1481" text:note-class="footnote"><text:note-citation>1481</text:note-citation><text:note-body><text:p text:style-name="Footnote">) 30d <text:span text:style-name="T2">dundubhir eva] </text:span>Ed; dundubhim eva CaCbNa</text:p></text:note-body></text:note></text:span></text:p>
      <text:p text:style-name="P1"><text:span text:style-name="T1">tāḍitaṃ na ca vindeta yadā tanmayatāṃ gataḥ|| </text:span><text:span text:style-name="T1"><text:note text:id="ftn1482" text:note-class="footnote"><text:note-citation>1482</text:note-citation><text:note-body><text:p text:style-name="Footnote">) Parallel: 30 â‰ˆ Kulasāra f.38r: śaṃkhabherīmṛdaṃgaiś ca vīṇāveṇuśatair api| tāḍyamānair na vindeta yadā tanmayatāṃ gataḥ||</text:p></text:note-body></text:note></text:span><text:span text:style-name="T1"><text:s/></text:span><text:span text:style-name="T1"><text:note text:id="ftn1483" text:note-class="footnote"><text:note-citation>1483</text:note-citation><text:note-body><text:p text:style-name="Footnote">) Parallel: 30 cf. NiśvāsaMukha 4:65: tāḍitañ ca na vindeta cakṣuṣā na ca paśyati| divyadṛṣṭiḥ prajāyeta yadā tanmayatāṅ gataḥ||</text:p></text:note-body></text:note></text:span></text:p>
      <text:p text:style-name="P1"><text:span text:style-name="T1">śītoṣṇaṃ sukhaduḥkhaṃ ca tṛṣṇābhukṣaṃ tathaiva ca| </text:span><text:span text:style-name="T1"><text:note text:id="ftn1484" text:note-class="footnote"><text:note-citation>1484</text:note-citation><text:note-body><text:p text:style-name="Footnote">) 31b <text:span text:style-name="T2">tṛṣṇābhukṣaṃ] </text:span>CaCbNa; tṛḍbubhukṣāṃ Ed</text:p></text:note-body></text:note></text:span></text:p>
      <text:p text:style-name="P1"><text:span text:style-name="T1">vedanāṃ naiva jānāti yogasiddhas tu sundari||16.31|| </text:span><text:span text:style-name="T1"><text:note text:id="ftn1485" text:note-class="footnote"><text:note-citation>1485</text:note-citation><text:note-body><text:p text:style-name="Footnote">) 31a <text:span text:style-name="T2">vedanāṃ] </text:span>Na; vedanān CaCb, vedanā Ed</text:p></text:note-body></text:note></text:span><text:span text:style-name="T1"><text:s/></text:span><text:span text:style-name="T1"><text:note text:id="ftn1486" text:note-class="footnote"><text:note-citation>1486</text:note-citation><text:note-body><text:p text:style-name="Footnote">) 31b <text:span text:style-name="T2">°siddhas] </text:span>CaNa; °siddhis Cb, °yuktas Ed</text:p></text:note-body></text:note></text:span></text:p>
      <text:p text:style-name="P3">eṣa yogavidhir devi tava pṛṣṭena sundari|</text:p>
      <text:p text:style-name="P3">kathito 'smi samāsena kim anyat kathayāmy aham||16.32||</text:p>
      <text:p text:style-name="P3">devy uvāca| </text:p>
      <text:p text:style-name="P1"><text:span text:style-name="T1">vinā yogena deveśa saṃsāratāraṇaṃ mama| </text:span><text:span text:style-name="T1"><text:note text:id="ftn1487" text:note-class="footnote"><text:note-citation>1487</text:note-citation><text:note-body><text:p text:style-name="Footnote">) 33b <text:span text:style-name="T2">saṃsāra°] </text:span>CaCbEd; saṃsārāt Na</text:p></text:note-body></text:note></text:span><text:span text:style-name="T1"><text:s/></text:span><text:span text:style-name="T1"><text:note text:id="ftn1488" text:note-class="footnote"><text:note-citation>1488</text:note-citation><text:note-body><text:p text:style-name="Footnote">) 33b <text:span text:style-name="T2">deveśa] </text:span>CbNaEd; veśa Ca</text:p></text:note-body></text:note></text:span></text:p>
      <text:p text:style-name="P3">kathayasva mahādeva nirvikalpakaraṃ manaḥ||16.33||</text:p>
      <text:p text:style-name="P1"><text:span text:style-name="T1">maheśvara uvāca| </text:span><text:span text:style-name="T1"><text:note text:id="ftn1489" text:note-class="footnote"><text:note-citation>1489</text:note-citation><text:note-body><text:p text:style-name="Footnote">) 34 <text:span text:style-name="T2">maheśvara] </text:span>CaCb; deveśa Na; bhagavān Ed</text:p></text:note-body></text:note></text:span></text:p>
      <text:p text:style-name="P1"><text:span text:style-name="T1">sadāśivas tu niśvāsa ūrdhvaśvāsaḥ paraḥ śivaḥ| </text:span><text:span text:style-name="T1"><text:note text:id="ftn1490" text:note-class="footnote"><text:note-citation>1490</text:note-citation><text:note-body><text:p text:style-name="Footnote">) 34d <text:span text:style-name="T2">ūrdhva°] </text:span>CaCbNa; arddha° Ed</text:p></text:note-body></text:note></text:span></text:p>
      <text:p text:style-name="P3">tayor madhye tu vijñeyaḥ paramātmā śivo 'vyayaḥ||16.34||</text:p>
      <text:p text:style-name="P3">dhyānayogaṃ na tasyāsti karaṇaṃ ca na vidyate|</text:p>
      <text:p text:style-name="P1"><text:span text:style-name="T1">jñātamātreṇa mucyante kim anyat paripṛcchasi||16.35|| </text:span><text:span text:style-name="T1"><text:note text:id="ftn1491" text:note-class="footnote"><text:note-citation>1491</text:note-citation><text:note-body><text:p text:style-name="Footnote">) 35c <text:span text:style-name="T2">jñāta°] </text:span>CaCbNa; jñāna° Ed</text:p></text:note-body></text:note></text:span><text:span text:style-name="T1"><text:s/></text:span><text:span text:style-name="T1"><text:note text:id="ftn1492" text:note-class="footnote"><text:note-citation>1492</text:note-citation><text:note-body><text:p text:style-name="Footnote">) 35cd <text:span text:style-name="T2">mucyante kim] </text:span>CbNaEd; mucyante*m Ca</text:p></text:note-body></text:note></text:span><text:span text:style-name="T1"><text:s/>pañca śāstrāṇi </text:span></text:p>
      <text:p text:style-name="P3">jñānam anyat pravakṣyāmi śṛṇu devi nibodha me|</text:p>
      <text:p text:style-name="P1"><text:span text:style-name="T1">śāstrapañcasu yat proktaṃ śṛṇu saṃkṣepa nirṇayam| </text:span><text:span text:style-name="T1"><text:note text:id="ftn1493" text:note-class="footnote"><text:note-citation>1493</text:note-citation><text:note-body><text:p text:style-name="Footnote">) 36d <text:span text:style-name="T2">saṃkṣepa] </text:span>CbNaEd; saṃkṣepe Ca(<text:span text:style-name="T6">unmetrical</text:span>)</text:p></text:note-body></text:note></text:span></text:p>
      <text:p text:style-name="P1"><text:span text:style-name="T1">sāṃkhye yoge pañcarātre śaive vede ca nirmitam|| </text:span><text:span text:style-name="T1"><text:note text:id="ftn1494" text:note-class="footnote"><text:note-citation>1494</text:note-citation><text:note-body><text:p text:style-name="Footnote">) 36e <text:span text:style-name="T2">sāṃkhye] </text:span>CaCbNa; sāṃkhya° Ed • <text:span text:style-name="T2">pañca°] </text:span>CaCbEd; paca° Na </text:p></text:note-body></text:note></text:span><text:span text:style-name="T1"><text:s/></text:span><text:span text:style-name="T1"><text:note text:id="ftn1495" text:note-class="footnote"><text:note-citation>1495</text:note-citation><text:note-body><text:p text:style-name="Footnote">) 36f <text:span text:style-name="T2">śaive] </text:span>CaCbNa; śaiva° Ed</text:p></text:note-body></text:note></text:span></text:p>
      <text:p text:style-name="P1"><text:span text:style-name="T1">yat sāṃkhyasiddhaṃ kathayāmy ahaṃ te </text:span><text:span text:style-name="T1"><text:note text:id="ftn1496" text:note-class="footnote"><text:note-citation>1496</text:note-citation><text:note-body><text:p text:style-name="Footnote">) 37a <text:span text:style-name="T2">te] </text:span>CaCbNa<text:span text:style-name="T7">pc</text:span>Ed; <text:span text:style-name="T5">omitted in </text:span>Na<text:span text:style-name="T7">ac</text:span></text:p></text:note-body></text:note></text:span></text:p>
      <text:p text:style-name="P1"><text:span text:style-name="T1">saṃsāraghorārṇavayogasāram| </text:span><text:span text:style-name="T1"><text:note text:id="ftn1497" text:note-class="footnote"><text:note-citation>1497</text:note-citation><text:note-body><text:p text:style-name="Footnote">) 37b <text:span text:style-name="T2">°rṇava°] </text:span>CaCbEd; °ṇṇa° Na<text:span text:style-name="T7">ac</text:span>, °ṇṇava° Na<text:span text:style-name="T7">pc</text:span> • <text:span text:style-name="T2">°sāram] </text:span>CaNaEd; sāgaram Cb</text:p></text:note-body></text:note></text:span></text:p>
      <text:p text:style-name="P1"><text:span text:style-name="T1">yogeṣu sāreṣv atha pañcarātre </text:span><text:span text:style-name="T1"><text:note text:id="ftn1498" text:note-class="footnote"><text:note-citation>1498</text:note-citation><text:note-body><text:p text:style-name="Footnote">) 37c <text:span text:style-name="T2">°ṣv atha] </text:span>CaNaEd; °ṣv etha Cb • <text:span text:style-name="T2">pañcarātre] </text:span>CbNaEd; pañcarātre Ca</text:p></text:note-body></text:note></text:span></text:p>
      <text:p text:style-name="P3">vedeṣu śaiveṣu ca niścayas te||16.37||</text:p>
      <text:p text:style-name="P3"><text:note text:id="ftn1499" text:note-class="footnote"><text:note-citation>1499</text:note-citation><text:note-body><text:p text:style-name="Footnote">) 37d <text:span text:style-name="T2">vedeṣu] </text:span>CbNaEd; *deṣu Ca • <text:span text:style-name="T2">niścayas te] </text:span>CaNa; niścayan te CbEd, niścayās te Na</text:p></text:note-body></text:note></text:p>
      <text:p text:style-name="P3">ghrāṇendriyādyeṣu ca yat samastam</text:p>
      <text:p text:style-name="P1"><text:span text:style-name="T1">manaś ca līnaṃ bhavatīva yasya| </text:span><text:span text:style-name="T1"><text:note text:id="ftn1500" text:note-class="footnote"><text:note-citation>1500</text:note-citation><text:note-body><text:p text:style-name="Footnote">) 38b <text:span text:style-name="T2">manaś ca] </text:span>CaCbNa; nabhaś ca Ed</text:p></text:note-body></text:note></text:span></text:p>
      <text:p text:style-name="P1"><text:span text:style-name="T1">! buddhyā niyamya sakalān hi bhāvān </text:span><text:span text:style-name="T1"><text:note text:id="ftn1501" text:note-class="footnote"><text:note-citation>1501</text:note-citation><text:note-body><text:p text:style-name="Footnote">) 38c <text:span text:style-name="T2">sakalān hi] </text:span><text:span text:style-name="T5">corr. </text:span>; sakalāṃ CaNa, sakalā hi Cb, śakalāṃ Ed</text:p></text:note-body></text:note></text:span></text:p>
      <text:p text:style-name="P3">sa labdhalakṣyaḥ śivam abhyupaiti||16.38||</text:p>
      <text:p text:style-name="P3"><text:soft-page-break/><text:note text:id="ftn1502" text:note-class="footnote"><text:note-citation>1502</text:note-citation><text:note-body><text:p text:style-name="Footnote">) 38d <text:span text:style-name="T2">°lakṣyaḥ] </text:span>CaCb; °lakṣya° NaEd • <text:span text:style-name="T2">°paiti] </text:span>CaNaEd; °peti Cb</text:p></text:note-body></text:note></text:p>
      <text:p text:style-name="P3">śrotrādisarvendriyaniścalatvam</text:p>
      <text:p text:style-name="P3">ekāgracittaṃ manasā niyamya|</text:p>
      <text:p text:style-name="P1"><text:span text:style-name="T1">svadehaśūnyaḥ sa bhavec cireṇa </text:span><text:span text:style-name="T1"><text:note text:id="ftn1503" text:note-class="footnote"><text:note-citation>1503</text:note-citation><text:note-body><text:p text:style-name="Footnote">) 39c <text:span text:style-name="T2">°śūnyaḥ] </text:span>CaNaEd; °śūnyaṃ Cb</text:p></text:note-body></text:note></text:span></text:p>
      <text:p text:style-name="P3">saṃyogasiddhiṃ pravadanti tajjñāḥ||16.39||</text:p>
      <text:p text:style-name="P3"><text:note text:id="ftn1504" text:note-class="footnote"><text:note-citation>1504</text:note-citation><text:note-body><text:p text:style-name="Footnote">) 39d <text:span text:style-name="T2">saṃyogasiddhiṃ] </text:span>Na; saṃyogasi* Ca, saṃgasiddhiṃ Cb, sa yogasiddhiṃ Ed</text:p></text:note-body></text:note></text:p>
      <text:p text:style-name="P1"><text:span text:style-name="T1">ādāv eva manaḥ śanair uparamet kṛtvā ca vaśyendriyaṃ </text:span><text:span text:style-name="T1"><text:note text:id="ftn1505" text:note-class="footnote"><text:note-citation>1505</text:note-citation><text:note-body><text:p text:style-name="Footnote">) 40a <text:span text:style-name="T2">uparamet] </text:span>CaCbEd; uparame Na • <text:span text:style-name="T2">°ndriyam] </text:span>CaNaEd; °ndriyaḥ Cb</text:p></text:note-body></text:note></text:span></text:p>
      <text:p text:style-name="P1"><text:span text:style-name="T1">yāvat tal layatāṃ vrajeta manasā niḥsaṃjñadehas tathā| </text:span><text:span text:style-name="T1"><text:note text:id="ftn1506" text:note-class="footnote"><text:note-citation>1506</text:note-citation><text:note-body><text:p text:style-name="Footnote">) 40b <text:span text:style-name="T2">tallayatāṃ] </text:span>CaCbNa; tattapatāṃ Ed • <text:span text:style-name="T2">manasā niḥ°] </text:span>Ed; manasān nis° Ca, manasāṃ niḥ° Cb, manasāgni° Na</text:p></text:note-body></text:note></text:span></text:p>
      <text:p text:style-name="P1"><text:span text:style-name="T1">etad dhyānasamādhiyogasakalaṃ prāpnoti niḥsaṃśayaṃ </text:span><text:span text:style-name="T1"><text:note text:id="ftn1507" text:note-class="footnote"><text:note-citation>1507</text:note-citation><text:note-body><text:p text:style-name="Footnote">) 40c <text:span text:style-name="T2">°saṃśayam] </text:span>CaEd; °saṃśayaḥ CbNa</text:p></text:note-body></text:note></text:span></text:p>
      <text:p text:style-name="P3">kiṃ tac chāstrasahasrakoṭipaṭhitaṃ sāraṃ na yo 'nviṣyati||16.40||</text:p>
      <text:p text:style-name="P3"><text:note text:id="ftn1508" text:note-class="footnote"><text:note-citation>1508</text:note-citation><text:note-body><text:p text:style-name="Footnote">) 40d <text:span text:style-name="T2">kiṃ ta°] </text:span>CaCbNa; citsa° Ed • <text:span text:style-name="T2">°koṭi°] </text:span>CbNaEd; °ṭoki° Ca • <text:span text:style-name="T2">°paṭhitaṃ] </text:span>CaCbNa; °mathitaṃ Ed • <text:span text:style-name="T2">na yo 'nviṣyati] </text:span>CaCb; na yo 'nviṣyate Na, tayer iṣyati Ed</text:p></text:note-body></text:note></text:p>
      <text:p text:style-name="P1"><text:span text:style-name="T1">ātmārāmajitaḥ samādhinirato vairāgyam apy āśritaḥ </text:span><text:span text:style-name="T1"><text:note text:id="ftn1509" text:note-class="footnote"><text:note-citation>1509</text:note-citation><text:note-body><text:p text:style-name="Footnote">) 41a <text:span text:style-name="T2">ātmārāmajitaḥ] </text:span>CbNa; ātmārāma** Ca, ātmārāmaḥ jitaḥ Ed • <text:span text:style-name="T2">vairāgyam apy āśritaḥ] </text:span>CaCbNa; vairāgaśayyāśritaḥ Ed</text:p></text:note-body></text:note></text:span></text:p>
      <text:p text:style-name="P1"><text:span text:style-name="T1">cittaṃ yasya parikṣayo yadi bhavet tiṣṭhet tanutvaṃ yathā| </text:span><text:span text:style-name="T1"><text:note text:id="ftn1510" text:note-class="footnote"><text:note-citation>1510</text:note-citation><text:note-body><text:p text:style-name="Footnote">) 41b <text:span text:style-name="T2">pari°] </text:span>CaCbEd; parī° Na</text:p></text:note-body></text:note></text:span></text:p>
      <text:p text:style-name="P1"><text:span text:style-name="T1">taj jñeyaṃ gatim uttamāṃ śivapadaṃ saṃsāraduḥkhacchidaṃ </text:span><text:span text:style-name="T1"><text:note text:id="ftn1511" text:note-class="footnote"><text:note-citation>1511</text:note-citation><text:note-body><text:p text:style-name="Footnote">) 41c <text:span text:style-name="T2">°ttamāṃ] </text:span><text:span text:style-name="T5">eme. </text:span>; °ttamaṃ CaCbNaEd</text:p></text:note-body></text:note></text:span><text:span text:style-name="T1"><text:s/></text:span><text:span text:style-name="T1"><text:note text:id="ftn1512" text:note-class="footnote"><text:note-citation>1512</text:note-citation><text:note-body><text:p text:style-name="Footnote">) Parallel: 41 cf.22.41d: uttamāṃ gatim āpnuyāt</text:p></text:note-body></text:note></text:span></text:p>
      <text:p text:style-name="P3">vedānteṣu ca niṣṭha eṣa kathitaḥ kiṃ śāstram anyad viśet||16.41||</text:p>
      <text:p text:style-name="P3"><text:note text:id="ftn1513" text:note-class="footnote"><text:note-citation>1513</text:note-citation><text:note-body><text:p text:style-name="Footnote">) 41d <text:span text:style-name="T2">anyad] </text:span>CaCbEd; anyaṃ Na</text:p></text:note-body></text:note></text:p>
      <text:p text:style-name="P1"><text:span text:style-name="T1">hṛtpadme karṇikāyām upari ravir avadyotayanto 'ntarālam </text:span><text:span text:style-name="T1"><text:note text:id="ftn1514" text:note-class="footnote"><text:note-citation>1514</text:note-citation><text:note-body><text:p text:style-name="Footnote">) 42a <text:span text:style-name="T2">°padme] </text:span><text:span text:style-name="T5">conj. </text:span>; °padma° CaCbNaEd(<text:span text:style-name="T6">unmetrical</text:span>) • <text:span text:style-name="T2">ravir ava°] </text:span><text:span text:style-name="T5">eme. </text:span>; raviravaṃ° CaCbNa, ravirata° Ed</text:p></text:note-body></text:note></text:span></text:p>
      <text:p text:style-name="P1"><text:span text:style-name="T1">yattejastejamārgair bahalatamaghanair dyotanād dīpta dīpam| </text:span><text:span text:style-name="T1"><text:note text:id="ftn1515" text:note-class="footnote"><text:note-citation>1515</text:note-citation><text:note-body><text:p text:style-name="Footnote">) 42b <text:span text:style-name="T2">yat] </text:span>Cb; yas CaNaEd • <text:span text:style-name="T2">°mārgair ba°] </text:span>CaCb; °mārgai ba° Na, °mārgau ba° Ed • <text:span text:style-name="T2">bahala°] </text:span>CaCbNa; bahula° Ed • <text:span text:style-name="T2">°tamaghanair] </text:span>CaNaEd; °maghanai° Cb • <text:span text:style-name="T2">dyotanād dīptadīpam] </text:span><text:span text:style-name="T5">conj. </text:span>; ghātanād dīptadīpam Ca, ghāṭanādīptadīpam CbNa, dyotanād dīptadīpaḥ Ed</text:p></text:note-body></text:note></text:span></text:p>
      <text:p text:style-name="P1"><text:span text:style-name="T1">bhittvā yat tāludeśe mukham uparigataṃ tāludeśena mūrdhni </text:span><text:span text:style-name="T1"><text:note text:id="ftn1516" text:note-class="footnote"><text:note-citation>1516</text:note-citation><text:note-body><text:p text:style-name="Footnote">) 42c <text:span text:style-name="T2">yat tālu°] </text:span>Ed; ghaṃṭṭāla° Ca, ghatola° Cb ghaṇṭāla° Na • <text:span text:style-name="T2">°gataṃ] </text:span>Ed; °gata° CaNa, °gatas° Cb</text:p></text:note-body></text:note></text:span></text:p>
      <text:p text:style-name="P3">! mūrdhni dvārāntareṇa śivaparamapadaṃ yānti yogena yuktāḥ||16.42||</text:p>
      <text:p text:style-name="P3"><text:note text:id="ftn1517" text:note-class="footnote"><text:note-citation>1517</text:note-citation><text:note-body><text:p text:style-name="Footnote">) 42d <text:span text:style-name="T2">mūrdhni] </text:span>Na; mūrdhna CaCb, mūrdhnyā Ed</text:p></text:note-body></text:note></text:p>
      <text:p text:style-name="P1"><text:span text:style-name="T1">kṛṣṇaḥ kṛṣṇatamottamo 'timahato yas tejatejātmakaḥ </text:span><text:span text:style-name="T1"><text:note text:id="ftn1518" text:note-class="footnote"><text:note-citation>1518</text:note-citation><text:note-body><text:p text:style-name="Footnote">) 43a <text:span text:style-name="T2">kṛṣṇaḥ] </text:span><text:span text:style-name="T5">eme. </text:span>; kṛṣṇaṃ CaCbNa; kṛtsnaṃ Ed • <text:span text:style-name="T2">°tamottamo] </text:span><text:span text:style-name="T5">conj. </text:span>; °tamotamo CaCbNaEd • <text:span text:style-name="T2">'ti°] </text:span>CaNaEd; hi Cb • <text:span text:style-name="T2">yas teja°] </text:span>Ed; yas tejas CaCbNa(<text:span text:style-name="T6">unmetrical</text:span>)</text:p></text:note-body></text:note></text:span></text:p>
      <text:p text:style-name="P1"><text:span text:style-name="T1">lokālokadharādharaḥ śriyapatiḥ prāṇapraviṣṭālayaḥ| </text:span><text:span text:style-name="T1"><text:note text:id="ftn1519" text:note-class="footnote"><text:note-citation>1519</text:note-citation><text:note-body><text:p text:style-name="Footnote">) 43b <text:span text:style-name="T2">°dharādharaḥ śriyapatiḥ] </text:span>Ed; °dharo dharādharadharaḥ CaCb, °dharo dharadharadharaḥ Na • <text:span text:style-name="T2">praviṣṭālayaḥ ] </text:span>CbNa; praviṣṭo layaḥ Ca, pratiṣṭhālayaḥ Ed</text:p></text:note-body></text:note></text:span></text:p>
      <text:p text:style-name="P3">kartā kāraṇam avyayo 'vyayam asau vyāpī vibhaktāvidam</text:p>
      <text:p text:style-name="P3">viṣṇur bhāvamayo vibhaktaviṣayair viśveśvaro viśvavit||16.43||</text:p>
      <text:p text:style-name="P3"><text:note text:id="ftn1520" text:note-class="footnote"><text:note-citation>1520</text:note-citation><text:note-body><text:p text:style-name="Footnote">) 43d <text:span text:style-name="T2">bhāvamayo] </text:span>CaCbNa; bhāvamayair Ed</text:p></text:note-body></text:note></text:p>
      <text:p text:style-name="P1"><text:span text:style-name="T1">! eṣa tattvavaraḥ parāparamayas tejaḥ parasthānadaḥ </text:span><text:span text:style-name="T1"><text:note text:id="ftn1521" text:note-class="footnote"><text:note-citation>1521</text:note-citation><text:note-body><text:p text:style-name="Footnote">) 44a <text:span text:style-name="T2">parāparamaya°] </text:span><text:span text:style-name="T5">conj. </text:span>; paraḥ paramaya° CaNaEd; paraḥ parama° Cb • <text:span text:style-name="T2">°parasthā°] </text:span><text:span text:style-name="T5">conj. </text:span>; °paraḥ sthā° CaCbNaEd</text:p></text:note-body></text:note></text:span></text:p>
      <text:p text:style-name="P1"><text:soft-page-break/><text:span text:style-name="T1">buddhyā bhāvanabhāvayendriyamano dehāntar ālokayan| </text:span><text:span text:style-name="T1"><text:note text:id="ftn1522" text:note-class="footnote"><text:note-citation>1522</text:note-citation><text:note-body><text:p text:style-name="Footnote">) 44b <text:span text:style-name="T2">°bhāvayendriyamano] </text:span>CaNa; °bhāvayandriyamano Cb, °bhāvayan niyamano Ed • <text:span text:style-name="T2">dehāntar ālokayan] </text:span>CaNa; dehāntarālokayat Cb, dehāntarostokayan Ed</text:p></text:note-body></text:note></text:span></text:p>
      <text:p text:style-name="P1"><text:span text:style-name="T1">hṛtpadmāyatanasthitaḥ sa puruṣo niśvāsam ucchvāsadaḥ </text:span><text:span text:style-name="T1"><text:note text:id="ftn1523" text:note-class="footnote"><text:note-citation>1523</text:note-citation><text:note-body><text:p text:style-name="Footnote">) 44c <text:span text:style-name="T2">sa puruṣo ni°] </text:span>NaEd; sa puruṣo * Ca, puruṣau Cb • <text:span text:style-name="T2">°cchvāsadaḥ] </text:span>CaCbNa; °cchvāsadām Ed</text:p></text:note-body></text:note></text:span></text:p>
      <text:p text:style-name="P3">nādas tasya sadā sadā nadati taṃ nādopariṣṭhā haraḥ||16.44||</text:p>
      <text:p text:style-name="P3"><text:note text:id="ftn1524" text:note-class="footnote"><text:note-citation>1524</text:note-citation><text:note-body><text:p text:style-name="Footnote">) 44d <text:span text:style-name="T2">nādas tasya] </text:span>CaCbNa; nādantasya Ed • <text:span text:style-name="T2">nadati taṃ] </text:span>CaCbNa; na patitaṃ Ed • <text:span text:style-name="T2">°pariṣṭhā haraḥ] </text:span>CaCbNa; °pariṣṭadvaraḥ Ed</text:p></text:note-body></text:note></text:p>
      <text:p text:style-name="P1"><text:span text:style-name="T1">yas tejas tejate 'jo bahuniviḍaghano granthimālopagūḍhaḥ </text:span><text:span text:style-name="T1"><text:note text:id="ftn1525" text:note-class="footnote"><text:note-citation>1525</text:note-citation><text:note-body><text:p text:style-name="Footnote">) 45a <text:span text:style-name="T2">yas tejatejatejo] </text:span><text:span text:style-name="T5">conj. </text:span>; yas tejas tejas tejo CaCbNa(<text:span text:style-name="T6">unmetrical</text:span>) yas tejas tejaso vā Ed • <text:span text:style-name="T2">°niviḍa°] </text:span>CaCbNa; °nividu° Ed • <text:span text:style-name="T2">°ghano] </text:span>Cb; °ghanaḥ CaNaEd • <text:span text:style-name="T2">granthimālo°] </text:span>CaNa; gratthimāno° CbEd</text:p></text:note-body></text:note></text:span></text:p>
      <text:p text:style-name="P1"><text:span text:style-name="T1">mūrtir mūrtānusārī bahukaraṇabhṛtaṃ kāraṇād dehabandhaḥ| </text:span><text:span text:style-name="T1"><text:note text:id="ftn1526" text:note-class="footnote"><text:note-citation>1526</text:note-citation><text:note-body><text:p text:style-name="Footnote">) 45b <text:span text:style-name="T2">mūrtir] </text:span>CaEd; mūrti CbNa • <text:span text:style-name="T2">mūrtā°] </text:span>CaCbNa; mūrtya° Ed • <text:span text:style-name="T2">bahu°] </text:span>CaNaEd; bahya° Cb(<text:span text:style-name="T6">unmetrical</text:span>) • <text:span text:style-name="T2">kāraṇād] </text:span>CaCbNa; kāraṇaṃ Ed</text:p></text:note-body></text:note></text:span></text:p>
      <text:p text:style-name="P1"><text:span text:style-name="T1">bhittvā granthiṃ sapāśaṃ viṣam iva viṣayaṃ tyaktasaṅgaikabhāvāḥ </text:span><text:span text:style-name="T1"><text:note text:id="ftn1527" text:note-class="footnote"><text:note-citation>1527</text:note-citation><text:note-body><text:p text:style-name="Footnote">) 45c <text:span text:style-name="T2">sapāśaṃ] </text:span>NaEd; sapāśāṃ CaCb • <text:span text:style-name="T2">°saṅgaika°] </text:span>CbNaEd; °saṅsaika° Ca</text:p></text:note-body></text:note></text:span></text:p>
      <text:p text:style-name="P3">paśyanty ete tam īśaṃ guṇakalarahitaṃ nirvikāraṃ prakāśam||16.45||</text:p>
      <text:p text:style-name="P3"><text:note text:id="ftn1528" text:note-class="footnote"><text:note-citation>1528</text:note-citation><text:note-body><text:p text:style-name="Footnote">) 45b <text:span text:style-name="T2">paśyanty ete tam] </text:span>CbNa; paśyanty etenam Ed, paśyanty e**m Ca</text:p></text:note-body></text:note></text:p>
      <text:p text:style-name="P1"><text:span text:style-name="T1">yo 'sau tejāntarātmā kamalapuṭakuṭīsaṃkaṭasthānalīnaḥ </text:span><text:span text:style-name="T1"><text:note text:id="ftn1529" text:note-class="footnote"><text:note-citation>1529</text:note-citation><text:note-body><text:p text:style-name="Footnote">) 46a <text:span text:style-name="T5">omitted in </text:span>Ca<text:span text:style-name="T7">ac</text:span> • <text:span text:style-name="T2">yo 'sau tejāntarātmā] </text:span>CbNaEd; ***jāntarātmā Ca<text:span text:style-name="T7">pc</text:span>, <text:span text:style-name="T5">omitted in </text:span>Ca<text:span text:style-name="T7">ac</text:span> • <text:span text:style-name="T2">°kuṭī°] </text:span>Ca<text:span text:style-name="T7">pc</text:span>CbNa; <text:span text:style-name="T5">omitted in </text:span>Ca<text:span text:style-name="T7">ac</text:span>, °kuṭi° Ed</text:p></text:note-body></text:note></text:span></text:p>
      <text:p text:style-name="P1"><text:span text:style-name="T1">indor bhāsānurūpī vimaladalasadācchāditaḥ karṇikāyām| </text:span><text:span text:style-name="T1"><text:note text:id="ftn1530" text:note-class="footnote"><text:note-citation>1530</text:note-citation><text:note-body><text:p text:style-name="Footnote">) 46b <text:span text:style-name="T2">indor] </text:span>CaEd; indo CbNa • <text:span text:style-name="T2">°rūpī] </text:span>CaCbNa; °rūpi Ed(<text:span text:style-name="T6">unmetrical</text:span>)</text:p></text:note-body></text:note></text:span></text:p>
      <text:p text:style-name="P3">tatra sthāne sthito 'sau tribhuvananilayaḥ sarvabhūtādhivāsaḥ</text:p>
      <text:p text:style-name="P3">ākāśād ūrdhvatattvasthitavikasakalāsaṃhato muktabandhaḥ||16.46||</text:p>
      <text:p text:style-name="P3"><text:note text:id="ftn1531" text:note-class="footnote"><text:note-citation>1531</text:note-citation><text:note-body><text:p text:style-name="Footnote">) 46d <text:span text:style-name="T2">°sthita°] </text:span><text:span text:style-name="T5">conj. </text:span>; °sita° CaCbNaEd(<text:span text:style-name="T6">unmetrical</text:span>) • <text:span text:style-name="T2">°kalāsaṃhato] </text:span>Ed; °kasāsaṃhato CaCbNa • <text:span text:style-name="T2">mukta°] </text:span><text:span text:style-name="T5">conj. </text:span>; mukta° CaCbNaEd</text:p></text:note-body></text:note></text:p>
      <text:p text:style-name="P1"><text:span text:style-name="T1">etāni tattvāny akhilāni devi </text:span><text:span text:style-name="T1"><text:note text:id="ftn1532" text:note-class="footnote"><text:note-citation>1532</text:note-citation><text:note-body><text:p text:style-name="Footnote">) 47a <text:span text:style-name="T2">akhilāni] </text:span>CaNaEd; akhikāti Cb • <text:span text:style-name="T2">devi] </text:span>CbNaEd; de* Ca</text:p></text:note-body></text:note></text:span></text:p>
      <text:p text:style-name="P3">! saṃkṣepataḥ kīrtitaḥ pañcabhedaḥ|</text:p>
      <text:p text:style-name="P1"><text:span text:style-name="T1">śrotuṃ kim anyad vijigīṣitārtham </text:span><text:span text:style-name="T1"><text:note text:id="ftn1533" text:note-class="footnote"><text:note-citation>1533</text:note-citation><text:note-body><text:p text:style-name="Footnote">) 47c <text:span text:style-name="T2">śrotuṃ kim] </text:span>CaCbNa; śrotakim Ed • <text:span text:style-name="T2">vijigīṣitā°] </text:span>CaNaEd; vijigīṣatā° Cb</text:p></text:note-body></text:note></text:span></text:p>
      <text:p text:style-name="P3">saṃsāramokṣeṇa ca tatparo 'sti||16.47||</text:p>
      <text:p text:style-name="P3">devy uvāca| </text:p>
      <text:p text:style-name="P1"><text:span text:style-name="T1">tuṣṭāsmi deva mama saṃśayam adya naṣṭam </text:span><text:span text:style-name="T1"><text:note text:id="ftn1534" text:note-class="footnote"><text:note-citation>1534</text:note-citation><text:note-body><text:p text:style-name="Footnote">) 48a <text:span text:style-name="T2">tuṣṭā°] </text:span>CaNa; tuṣṭā° Cb, tuṣṭo Ed</text:p></text:note-body></text:note></text:span></text:p>
      <text:p text:style-name="P1"><text:span text:style-name="T1">adya prasannaparameśvara īśvara tvam| </text:span><text:span text:style-name="T1"><text:note text:id="ftn1535" text:note-class="footnote"><text:note-citation>1535</text:note-citation><text:note-body><text:p text:style-name="Footnote">) 48b <text:span text:style-name="T2">īśvara] </text:span>CaCbNa; īśvarama Ed</text:p></text:note-body></text:note></text:span></text:p>
      <text:p text:style-name="P1"><text:span text:style-name="T1">adya śrutaṃ tvayi ca puṇyaphalaprabhāvam </text:span><text:span text:style-name="T1"><text:note text:id="ftn1536" text:note-class="footnote"><text:note-citation>1536</text:note-citation><text:note-body><text:p text:style-name="Footnote">) 48c <text:span text:style-name="T5">omitted in </text:span>Cb</text:p></text:note-body></text:note></text:span></text:p>
      <text:p text:style-name="P3">pūrṇāni cādya mama iṣṭamanorathāni||16.48||</text:p>
      <text:p text:style-name="P3"><text:note text:id="ftn1537" text:note-class="footnote"><text:note-citation>1537</text:note-citation><text:note-body><text:p text:style-name="Footnote">) 48d <text:span text:style-name="T2">iṣṭamanorathāni] </text:span>CbNaEd; ṣṭa***thāni Ca</text:p></text:note-body></text:note></text:p>
      <text:p text:style-name="P1"><text:span text:style-name="T1">ajñānapaṅkaghanamadhyanilīyamānām </text:span><text:span text:style-name="T1"><text:note text:id="ftn1538" text:note-class="footnote"><text:note-citation>1538</text:note-citation><text:note-body><text:p text:style-name="Footnote">) 49a <text:span text:style-name="T2">°nilīyamānām] </text:span>CaNa; °nilīyamānam CbEd</text:p></text:note-body></text:note></text:span></text:p>
      <text:p text:style-name="P1"><text:span text:style-name="T1">uttārayeśa sakalārtivināśanāya| </text:span><text:span text:style-name="T1"><text:note text:id="ftn1539" text:note-class="footnote"><text:note-citation>1539</text:note-citation><text:note-body><text:p text:style-name="Footnote">) 49b <text:span text:style-name="T2">uttārayeśa] </text:span>CbNaEd; uttarāyeśa Ca<text:span text:style-name="T7">ac</text:span>, uttarayeśa Ca<text:span text:style-name="T7">pc</text:span></text:p></text:note-body></text:note></text:span></text:p>
      <text:p text:style-name="P3">sarveśa tattvaparamārtha namo namas te</text:p>
      <text:p text:style-name="P3">adyāpi tṛptir iha nāsti mamāpi śambho||16.49||</text:p>
      <text:p text:style-name="P3"><text:note text:id="ftn1540" text:note-class="footnote"><text:note-citation>1540</text:note-citation><text:note-body><text:p text:style-name="Footnote">) 49d <text:span text:style-name="T2">nāsti mamāpi] </text:span>CaCbNa<text:span text:style-name="T7">pc</text:span>Ed; nā pi Na<text:span text:style-name="T7">ac</text:span></text:p></text:note-body></text:note></text:p>
      <text:p text:style-name="P1"><text:span text:style-name="T1">pītvāmṛtaṃ cottamavaktrajātam </text:span><text:span text:style-name="T1"><text:note text:id="ftn1541" text:note-class="footnote"><text:note-citation>1541</text:note-citation><text:note-body><text:p text:style-name="Footnote">) 50a <text:span text:style-name="T2">°vaktra°] </text:span>CaCbEd; °vacaktra° Na<text:span text:style-name="T7">ac</text:span>, °caktra° Na<text:span text:style-name="T7">pc</text:span></text:p></text:note-body></text:note></text:span></text:p>
      <text:p text:style-name="P3"><text:soft-page-break/>ākhyāhi dānaṃ phaladharmasāram|</text:p>
      <text:p text:style-name="P1"><text:span text:style-name="T1">kṛpāṃ mayīśāna kuru prasīda </text:span><text:span text:style-name="T1"><text:note text:id="ftn1542" text:note-class="footnote"><text:note-citation>1542</text:note-citation><text:note-body><text:p text:style-name="Footnote">) 50c <text:span text:style-name="T5">omitted in </text:span>CaNa</text:p></text:note-body></text:note></text:span></text:p>
      <text:p text:style-name="P3">saṃsārapāraṃ paramaṃ nayasva||16.50||</text:p>
      <text:p text:style-name="P1"><text:span text:style-name="T1"><text:s/></text:span><text:span text:style-name="T1"><text:note text:id="ftn1543" text:note-class="footnote"><text:note-citation>1543</text:note-citation><text:note-body><text:p text:style-name="Footnote">) 50d <text:span text:style-name="T2">nayasva] </text:span>CbNaEd; naya* Ca</text:p></text:note-body></text:note></text:span><text:span text:style-name="T1"><text:s/></text:span></text:p>
      <text:p text:style-name="P3">||iti vṛṣasārasaṃgrahe 'dhyātmanirṇayo nāmādhyāyaḥ ṣoḍaśamaḥ||</text:p>
      <text:p text:style-name="P3"><text:note text:id="ftn1544" text:note-class="footnote"><text:note-citation>1544</text:note-citation><text:note-body><text:p text:style-name="Footnote">) Colophon: <text:span text:style-name="T2">'dhyātma°] </text:span><text:span text:style-name="T5">corr. </text:span>; adhyātma° CaNaEd, ātma° Cb • <text:span text:style-name="T2">nāmādhyāyaḥ ṣoḍaśamaḥ] </text:span>CaCbNa; nāma ṣoḍaśo 'dhyāyaḥ Ed</text:p></text:note-body></text:note></text:p>
      <text:p text:style-name="P3">*** 17 ***</text:p>
      <text:p text:style-name="P3"><text:s/>17 dānadharmaviśeṣaḥ </text:p>
      <text:p text:style-name="P3">devy uvāca| </text:p>
      <text:p text:style-name="P1"><text:span text:style-name="T1">pṛthagdānasya icchāmi śrotuṃ māṃ dātum arhasi| </text:span><text:span text:style-name="T1"><text:note text:id="ftn1545" text:note-class="footnote"><text:note-citation>1545</text:note-citation><text:note-body><text:p text:style-name="Footnote">) 1b <text:span text:style-name="T2">śrotuṃ māṃ dātum arhasi] </text:span>Ca; māhātmyaṃ vaktum arhasi Ed</text:p></text:note-body></text:note></text:span></text:p>
      <text:p text:style-name="P3">annavastrahiraṇyānāṃ gobhūmikanakasya ca||17.1||</text:p>
      <text:p text:style-name="P3">bhagavān uvāca| </text:p>
      <text:p text:style-name="P3">! susaṃskṛtam annam atipradadyāt</text:p>
      <text:p text:style-name="P3">! ghṛtaprabhūtam avadaṃśayuktam|</text:p>
      <text:p text:style-name="P1"><text:span text:style-name="T1">ghṛtaprapakvaṃ sukṛtaṃ ca pūpaṃ </text:span><text:span text:style-name="T1"><text:note text:id="ftn1546" text:note-class="footnote"><text:note-citation>1546</text:note-citation><text:note-body><text:p text:style-name="Footnote">) 2c <text:span text:style-name="T2">sukṛtaṃ ca pūpaṃ ] </text:span>Ca; sukṛtammapūpaṃ Ed</text:p></text:note-body></text:note></text:span></text:p>
      <text:p text:style-name="P3">sitena khaṇḍena guḍena yuktam||17.2||</text:p>
      <text:p text:style-name="P1"><text:span text:style-name="T1">mārgaṃ khagaś codakajaṅgamaś ca </text:span><text:span text:style-name="T1"><text:note text:id="ftn1547" text:note-class="footnote"><text:note-citation>1547</text:note-citation><text:note-body><text:p text:style-name="Footnote">) 3a <text:span text:style-name="T2">mārgaṃ] </text:span>Ca; mārga° Ed(<text:span text:style-name="T6">unmetrical</text:span>) • <text:span text:style-name="T2">khagaś] </text:span>Ed; khañ Ca • <text:span text:style-name="T2">°jaṅgalaṃ ca ] </text:span>Ca; °jaṅgamaś ca Ed</text:p></text:note-body></text:note></text:span></text:p>
      <text:p text:style-name="P1"><text:span text:style-name="T1">dadyād vaṭaṃ nāgaravaṃśamūlam| </text:span><text:span text:style-name="T1"><text:note text:id="ftn1548" text:note-class="footnote"><text:note-citation>1548</text:note-citation><text:note-body><text:p text:style-name="Footnote">) 3b <text:span text:style-name="T2">vaṭaṃ] </text:span>Ca; vaṭa Ed(<text:span text:style-name="T6">unmetrical</text:span>)</text:p></text:note-body></text:note></text:span></text:p>
      <text:p text:style-name="P3">śākaṃ phalaṃ cāmlamadhūratiktam</text:p>
      <text:p text:style-name="P3">pānaṃ payaḥ śītasugandhatoyam||17.3||</text:p>
      <text:p text:style-name="P3">dadhi pradadyād guḍamiśritaṃ ca</text:p>
      <text:p text:style-name="P3">mṛṇālaśālūkavanālakā ca|</text:p>
      <text:p text:style-name="P3">sadakṣiṇālepapavitrapuṣpam</text:p>
      <text:p text:style-name="P3">śraddhānvitaḥ satkṛtayā praṇamya||17.4||</text:p>
      <text:p text:style-name="P3"><text:note text:id="ftn1549" text:note-class="footnote"><text:note-citation>1549</text:note-citation><text:note-body><text:p text:style-name="Footnote">) 4d <text:span text:style-name="T2">satkṛtayā] </text:span>Ca; saktatayā Ed</text:p></text:note-body></text:note></text:p>
      <text:p text:style-name="P3">prayāti lokaṃ jagadīśvarasya</text:p>
      <text:p text:style-name="P3">vimānayānaiḥ sahito 'psarobhiḥ|</text:p>
      <text:p text:style-name="P3">ekaikasiṣṭasya sahasravarṣam</text:p>
      <text:p text:style-name="P3">annaprado modati devaloke||17.5||</text:p>
      <text:p text:style-name="P3">cyutaś ca martye sa bhaved dhanāḍhyaḥ</text:p>
      <text:p text:style-name="P3">kulodgataḥ sarvaguṇopapannaḥ|</text:p>
      <text:p text:style-name="P3">yaśaḥ śriyaṃ sarvakalajñatā ca</text:p>
      <text:p text:style-name="P3">bhavet sa bhogī sakalatraputraḥ||17.6||</text:p>
      <text:p text:style-name="P3">dadyād daridraḥ kṛpaṇārtadīno</text:p>
      <text:p text:style-name="P3">bālāgadatvāturamāgatānām|</text:p>
      <text:p text:style-name="P3">tṛṣṇābubhukṣāgatikāgatānām</text:p>
      <text:p text:style-name="P3">dattvā sadharmasya phalaṃ kaniṣṭa||17.7||</text:p>
      <text:p text:style-name="P3">vāṇijyadharmādiphalāśritānām</text:p>
      <text:p text:style-name="P3">dharmo hi tasya na ca nirmalo 'sti|</text:p>
      <text:p text:style-name="P3">toyaṃ ca dadyāl laghupūrṇakambham</text:p>
      <text:p text:style-name="P3">śītaṃ sugandhaṃ parivāritaṃ ca||17.8||</text:p>
      <text:p text:style-name="P3">sa yāti lokaṃ salileśvarasya</text:p>
      <text:p text:style-name="P3">na tasya janmānitṛṣābhibhūtaḥ|</text:p>
      <text:p text:style-name="P3">upānahaṃ yo dadati dvijāya</text:p>
      <text:p text:style-name="P3"><text:soft-page-break/>suśobhanaṃ tailasudī surapitaṃ ca||17.9||</text:p>
      <text:p text:style-name="P3">te yānti lokam amarādhipasya</text:p>
      <text:p text:style-name="P3">yamālayaṃ kaṣṭapathāna yānti|</text:p>
      <text:p text:style-name="P3">prakṣīṇapuṇyā punar atra loke</text:p>
      <text:p text:style-name="P3">jāto bhaved divyakulopapannaḥ||17.10||</text:p>
      <text:p text:style-name="P3">dhanaiḥ samṛddhodhopatitvatāś ca</text:p>
      <text:p text:style-name="P3">rathāś ca nāgā prabhavanti tasya|</text:p>
      <text:p text:style-name="P3">vastrapradānena bhavanti devi</text:p>
      <text:p text:style-name="P3">rūpottamasarvakalajñatāṃ ca||17.11||</text:p>
      <text:p text:style-name="P3">samṛddhisaubhāgyaguṇānvitāś ca</text:p>
      <text:p text:style-name="P3">svargacyutās te puruṣā bhavanti|</text:p>
      <text:p text:style-name="P3">vastrapradānābhiratasya puṃsaḥ</text:p>
      <text:p text:style-name="P3">anyat pravakṣyāmi tataḥ praśastām||17.12||</text:p>
      <text:p text:style-name="P3">vastraṃ tu lokeṣv atipūjanīyam</text:p>
      <text:p text:style-name="P3">vastraṃ narāṇāṃ tv atimānanīyam|</text:p>
      <text:p text:style-name="P3">vastraṃ tu bhūyo na ca mānalābhaḥ</text:p>
      <text:p text:style-name="P3">parābhavaś cāti jugupsanaś ca||17.13||</text:p>
      <text:p text:style-name="P3">tasmād dhi vastraṃ satataṃ pradeyam</text:p>
      <text:p text:style-name="P3">yaśaḥ śriyaḥ svargasamāntalābham|</text:p>
      <text:p text:style-name="P3">yāvanti sūtrāṇi bhavanti vastre</text:p>
      <text:p text:style-name="P3">tāvad yugaṃ gacchanti somalokam||17.14||</text:p>
      <text:p text:style-name="P3">puṇyakṣayāj jāyati mṛtyuloke</text:p>
      <text:p text:style-name="P3">vastraprabhūte dhanadhānyakīrṇo ?|</text:p>
      <text:p text:style-name="P3">surūpasaubhāgyayaśaśivanaś ca</text:p>
      <text:p text:style-name="P3">vidyādharo lokaprabhutvatāś ca||17.15||</text:p>
      <text:p text:style-name="P3">dvijebhyac chatraṃ sukṛtaṃ pradadyāt</text:p>
      <text:p text:style-name="P3">varṣātapatraṃ dṛḍhaśobhanaṃ ca|</text:p>
      <text:p text:style-name="P3">aṅgāravarṣatraṣu khaḍgamādyam</text:p>
      <text:p text:style-name="P3">asaṃśayaṃ trāyati yāmyamārge||17.16||</text:p>
      <text:p text:style-name="P3">svargaṃ ca yānti grahanāyakaś ca</text:p>
      <text:p text:style-name="P3">sa varṣakoṭyāyutam antakāle|</text:p>
      <text:p text:style-name="P3">jāyanti te mānuṣamartyaloke</text:p>
      <text:p text:style-name="P3">gṛhottame bhogapatir bhavanti||17.17||</text:p>
      <text:p text:style-name="P3">kṛtvā maṭhaṃ śobhanavipradātā</text:p>
      <text:p text:style-name="P3">dravyeṇa śuddhena tu pūjayitvā|</text:p>
      <text:p text:style-name="P3">sa yāti devendrasadaṃ yatheṣṭam</text:p>
      <text:p text:style-name="P3">savarṣakoṭiśatadivyasaṃkhyaiḥ||17.18||</text:p>
      <text:p text:style-name="P3">tadantakāle yadi mānuṣatvam</text:p>
      <text:p text:style-name="P3">jāyanti te saptamahīprabhoktā|</text:p>
      <text:p text:style-name="P3">sa saptarathyatrayasamprayuktā</text:p>
      <text:p text:style-name="P3">balādhiko yajñasahasrakartā||17.19||</text:p>
      <text:p text:style-name="P3">bhūmipradātā dvijahīnadīnam</text:p>
      <text:p text:style-name="P3">saṃmṛddhasasyo jalasaṃnikṛṣta|</text:p>
      <text:p text:style-name="P3">sa yāti lokam amarādhipasya !</text:p>
      <text:p text:style-name="P3">vimānayānena manohareṇa||17.20||</text:p>
      <text:p text:style-name="P3">manvantaraṃ yāvad abhuktabhogān</text:p>
      <text:p text:style-name="P3">tadantakāle cyutamartyaloke|</text:p>
      <text:p text:style-name="P3">sa javamukhaṇḍādhipatir bhavet</text:p>
      <text:p text:style-name="P3">vīryānvito rājasahasranāthaḥ||17.21||</text:p>
      <text:p text:style-name="P3">sa cailaghaṇṭāṃ kanakāgraśṛṅgām</text:p>
      <text:p text:style-name="P3">dogdhīṃ savatsāṃ payasāṃ dvijānām|</text:p>
      <text:p text:style-name="P3">dattvā dvijebhyaḥ samalaṅkṛtānām</text:p>
      <text:p text:style-name="P3"><text:soft-page-break/>prayānti lokaṃ surabhīsutānām||17.22||</text:p>
      <text:p text:style-name="P1"><text:span text:style-name="T1">yāvanti romāṇi bhavanti gāvaḥ </text:span><text:span text:style-name="T1"><text:note text:id="ftn1550" text:note-class="footnote"><text:note-citation>1550</text:note-citation><text:note-body><text:p text:style-name="Footnote">) 23a <text:span text:style-name="T2">yāvanti] </text:span>Ed; prayānti Ca</text:p></text:note-body></text:note></text:span></text:p>
      <text:p text:style-name="P3">tāvad yugānām anubhūyabhogān|</text:p>
      <text:p text:style-name="P3">tasmāc cyutā martyamahībhujās te</text:p>
      <text:p text:style-name="P3">sahasrarājānugato mahātmā||17.23||</text:p>
      <text:p text:style-name="P3">suvarṇakāṃsyāyasaraupyadātā</text:p>
      <text:p text:style-name="P3">tāmrapravālāmaṇimauktikādyān|</text:p>
      <text:p text:style-name="P3">dattvā dvijebhyo vasusādhyaloke</text:p>
      <text:p text:style-name="P3">prāpnoti varṣaṃ daśapañcakoṭyo ! ||17.24||</text:p>
      <text:p text:style-name="P3">bhuktvā yatheṣṭaṃ kramadevalokān</text:p>
      <text:p text:style-name="P3">cyutaṃ ca martye sa bhaven narendraḥ|</text:p>
      <text:p text:style-name="P3">sudurjayaḥ śakrasahasrajetā</text:p>
      <text:p text:style-name="P3">sudīrgham āyuś ca parākramaś ca||17.25||</text:p>
      <text:p text:style-name="P3">yat prekṣaṇaṃ darśayituṃ pradātā</text:p>
      <text:p text:style-name="P3">surūpasaubhāgya phalaṃ labheta|</text:p>
      <text:p text:style-name="P3">tṛṇāśanāmūlaphalāśanena</text:p>
      <text:p text:style-name="P3">labheta rājyāni kaṇṭakāni||17.26||</text:p>
      <text:p text:style-name="P3">labhetaparṇāśanasvargavāsam</text:p>
      <text:p text:style-name="P3">payaḥ prayogena ca devaloke|</text:p>
      <text:p text:style-name="P3">śuśrūṣaṇo yo gurave ca nityam</text:p>
      <text:p text:style-name="P3">vidyādharo jāyati martyaloke||17.27||</text:p>
      <text:p text:style-name="P3">dadyād gavāṃ dhāsatṛṇasya muṣṭiḥ</text:p>
      <text:p text:style-name="P3">gavāḍhyatāṃ jāyati martyaloke|</text:p>
      <text:p text:style-name="P3">śrāddhaṃ ca dattvā prayato dvijāya</text:p>
      <text:p text:style-name="P3">samṛddhasantāna bhaved yugānte||17.28||</text:p>
      <text:p text:style-name="P3">ahiṃsako jāyati dīrgham āyuḥ</text:p>
      <text:p text:style-name="P3">kulottamaṃ jāyati dīkṣitena|</text:p>
      <text:p text:style-name="P3">kālatrayaṃ snānakṛtena rājyaṃ</text:p>
      <text:p text:style-name="P3">pītvā ca vāyus tridaśādhipatvam||17.29||</text:p>
      <text:p text:style-name="P3">anaśnatāyāḥ phalam īśaloke</text:p>
      <text:p text:style-name="P3">tṛptir bhavet toyapradānaśīlaḥ|</text:p>
      <text:p text:style-name="P3">annapradātā puruṣaḥ samṛddhaḥ</text:p>
      <text:p text:style-name="P3">sa sarvakāmā labhatīha loke||17.30||</text:p>
      <text:p text:style-name="P3">śraddhāmatir yaḥ praviśed dhutāsanaṃ !</text:p>
      <text:p text:style-name="P3">sa yāti lokaṃ prapitāmahasya|</text:p>
      <text:p text:style-name="P3">satyaṃ vaded yo 'pi ca dharmaśīlo</text:p>
      <text:p text:style-name="P3">modaty asau devi sahāpsarobhiḥ||17.31||</text:p>
      <text:p text:style-name="P3">rasās tu ṣaḍyo parivarjayanti</text:p>
      <text:p text:style-name="P3">atīva saubhāgya labheta sādhvī|</text:p>
      <text:p text:style-name="P3">dānena bhogān atulyaṃ labheta</text:p>
      <text:p text:style-name="P3">cirāyutāṃ yāti hi brahmacaryāt||17.32||</text:p>
      <text:p text:style-name="P3">dhanāḍhyatāṃ yānti hi puṇyakarmān</text:p>
      <text:p text:style-name="P3">maunena - ājñā labhate alaṅghyām|</text:p>
      <text:p text:style-name="P3">prāpnoti kāmaṃ tapasaḥ sutaptaṃ</text:p>
      <text:p text:style-name="P3">kīrtir yaśaḥ svargam anantabhogam||17.33||</text:p>
      <text:p text:style-name="P3">āyuḥ śriyārogyadhanaprabhutvaṃ</text:p>
      <text:p text:style-name="P3">jñānādilābhaṃ tapasā labheta|</text:p>
      <text:p text:style-name="P3">trailokyādhipatitvaśakram agamat kṛtvā tapo duṣkaram</text:p>
      <text:p text:style-name="P3">yakṣeśo 'pi tapaḥ prabhāvaguruṇā guhyādhipatvaṃ mahat|</text:p>
      <text:p text:style-name="P3">rakṣeśo 'pi bibhīṣaṇas tv amaratāṃ prāptas tapasyaiva tu</text:p>
      <text:p text:style-name="P3">rudrārādhanatatparās tapaphalāt nandīgaṇatvaṃ gataḥ||17.35||</text:p>
      <text:p text:style-name="P3"><text:soft-page-break/>jñānaṃ dvijān tapaso āha viṣṇuḥ</text:p>
      <text:p text:style-name="P3">kṣatraṃ taporakṣaṇam āha sūrya|</text:p>
      <text:p text:style-name="P3">vaiśyaṃ tapaś cāñjanam āha vāyuḥ</text:p>
      <text:p text:style-name="P3">śūdraṃ hi śilpaṃ tapa āha indraḥ||17.36||</text:p>
      <text:p text:style-name="P3">raṇotsahaṃ kṣatriyayajñam iṣṭaṃ</text:p>
      <text:p text:style-name="P3">vaiśyaṃ havir yajñam udāharanti|</text:p>
      <text:p text:style-name="P3">śūdrasya yajñaḥ paricaryam iṣṭaṃ</text:p>
      <text:p text:style-name="P3">yajñaṃ dvijānāṃ japamuktamokṣam||17.37||</text:p>
      <text:p text:style-name="P3">devy uvāca| </text:p>
      <text:p text:style-name="P3">svamāṃsarudhiraṃ dānaṃ dānaṃ putrakalatrayoḥ|</text:p>
      <text:p text:style-name="P3">kiṃ praśasyaṃ mahādeva tattvaṃ vaktum ihārhasi||17.38||</text:p>
      <text:p text:style-name="P3">maheśvara uvāca| </text:p>
      <text:p text:style-name="P3">svamāṃsarudhiraṃ dānaṃ praśaṃsanti manīṣiṇaḥ|</text:p>
      <text:p text:style-name="P3">śrūyatāṃ pūrvavṛttāni saṃkṣipya kathayāmy aham||17.39||</text:p>
      <text:p text:style-name="P3">uśīnaras tu rājarṣiḥ kayo *?tārthe svakāntantu *|</text:p>
      <text:p text:style-name="P3">tyaktvā svargam anuprāptaḥ parārthe paratatparaḥ||17.40||</text:p>
      <text:p text:style-name="P3">putramāṃsaṃ svayaṃ chitvā agnidattaṃ purānaghe|</text:p>
      <text:p text:style-name="P3">tena dānaprabhāvena alarkas tridivaṃ gataḥ||17.41||</text:p>
      <text:p text:style-name="P3">svadānadānena mudā sa putra</text:p>
      <text:p text:style-name="P3">aputrabhūtasya ca putra jātaḥ|</text:p>
      <text:p text:style-name="P3">svarge svayaṃ cokvaya bhogalābhaṃ</text:p>
      <text:p text:style-name="P3">prāpto mahaddānay*la prabhāvāt||17.42||</text:p>
      <text:p text:style-name="P3">yādavaś cārjano devi dattvā khaṇḍavabhājanam||</text:p>
      <text:p text:style-name="P3">tapanasya prasādena saptadvīpeśvaro bhavet|</text:p>
      <text:p text:style-name="P3">hariṇā ca śiro bhitvā dattaṃ me rudhiraṃ purā||</text:p>
      <text:p text:style-name="P3">pratīcchitaṃ kapālena brahmasambhavajena me|</text:p>
      <text:p text:style-name="P3">divyavarṣasahasrāṇi dhārā tasya na chidyate||17.44||</text:p>
      <text:p text:style-name="P3">parituṣṭo 'smi tenāhaṃ karmaṇānena sundari|</text:p>
      <text:p text:style-name="P3">varaṃ dattaṃ mayā devi purāṇapuruṣo 'vyayaḥ||17.45||</text:p>
      <text:p text:style-name="P3">akṣayaṃ valamūrjaṃ ca ajarāmaram eva ca|</text:p>
      <text:p text:style-name="P3">mamādhikaṃ bhaved viṣṇur māma yitvam vijeṣyasi||17.46||</text:p>
      <text:p text:style-name="P3">evamādīny anekāni mayoktāni janārdane|</text:p>
      <text:p text:style-name="P3">niṣkampa niścalamanaḥ sthāṇubhūta iva sthitaḥ||17.47||</text:p>
      <text:p text:style-name="P3">da*ciḥ svatanuṃ dattvā vibudhānāṃ varānane|</text:p>
      <text:p text:style-name="P3">bhuktvā lokān kramāt sarvān śivaloke pratiṣṭhitaḥ||17.48||</text:p>
      <text:p text:style-name="P3">jāmadagnir mahīṃ dattvā kāśyapāya mahātmane|</text:p>
      <text:p text:style-name="P3">ihaiva sa yālaṃ bhoktā devarājyam avāpsyati||17.49|| </text:p>
      <text:p text:style-name="P3">dattvā go sakalaṃ devi vyāsasyāmitatejasaḥ|</text:p>
      <text:p text:style-name="P3">yudhiṣṭhira mahīyāsa dehas tridivadbhataḥ||17.50|| ?</text:p>
      <text:p text:style-name="P3">satyanāmaḥ ? (bhīmaḥ?) svakaṃ bhartā dattvā nārādasatkṛtam|</text:p>
      <text:p text:style-name="P3">dānasyāsya prabhāvena akṣayaṃ tridivadbhataḥ ?||17.51||</text:p>
      <text:p text:style-name="P3">catuḥṣaṣṭhisahastāṇi gavāṃ dattvā dvijanmane|</text:p>
      <text:p text:style-name="P3">duryodhanamahīyā*o gataḥ svargam anantakam||17.52||</text:p>
      <text:p text:style-name="P3">vāsukis sarparājendro dattvā viprasusaṃskṛtam|</text:p>
      <text:p text:style-name="P3">ratkāruś ca ? sābhānyā sarve nāgavimokṣitāḥ||17.53||</text:p>
      <text:p text:style-name="P3">gobhūmikanakādīnāṃ dānaṃ kanyasam ucyate|</text:p>
      <text:p text:style-name="P3">bhṛtyaputrakalatrāṇāṃ dānaṃ madhyamam ucyate||17.54||</text:p>
      <text:p text:style-name="P3">svadehaṃ pisitādīnāṃ dānam uttamam ucyate|</text:p>
      <text:p text:style-name="P1"><text:span text:style-name="T1">etat sarvaṃ yadā dānaṃ tad dānam uttamottamam||17.55|| </text:span><text:span text:style-name="T1"><text:note text:id="ftn1551" text:note-class="footnote"><text:note-citation>1551</text:note-citation><text:note-body><text:p text:style-name="Footnote">) 55d <text:span text:style-name="T2">°ottamam] </text:span>Ca<text:span text:style-name="T7">pc</text:span>; °otta Ca<text:span text:style-name="T7">ac</text:span></text:p></text:note-body></text:note></text:span></text:p>
      <text:p text:style-name="P3">jāvaj janmasahasrāṇi bhoktā bhavati kanyasaḥ|</text:p>
      <text:p text:style-name="P3">śatajanmasahasrāṇi bhoktā bhavati madhyamaḥ||17.56||</text:p>
      <text:p text:style-name="P3"><text:soft-page-break/>uttamaḥ palabhoktā (phala?) vi ? janmakoṭiśatatrayam| </text:p>
      <text:p text:style-name="P3">parārdhadvayajanmānāṃ bhoktā vai cottamottamaḥ||17.57||</text:p>
      <text:p text:style-name="P3">bhūtānām anukampayā yadi dhanaṃ dātā sadānvarṣine|</text:p>
      <text:p text:style-name="P3">dīnānvakṛyaṇeṣv anāthamalineśvānādini** ca||17.58||</text:p>
      <text:p text:style-name="P3">yady eva kurute sadārtiharaṇaṃ śraddhānvitau bhaktimān|</text:p>
      <text:p text:style-name="P3">tasyānantayālaṃ vadanti vibudhāṃs sa yasya sandarśanāt||17.59|| </text:p>
      <text:p text:style-name="P3">||iti vṛṣasārasaṃgrahe dānadharmaviśeṣaṃ nāma saptādaśamo 'dhyāyaḥ||</text:p>
      <text:p text:style-name="P3">*** 18 ***</text:p>
      <text:p text:style-name="P3"><text:s/>18 pūrvakarmavipākaḥ </text:p>
      <text:p text:style-name="P3">devy uvāca| </text:p>
      <text:p text:style-name="P3">bhuktvā tu bhogān suciraṃ yatheṣṭaṃ</text:p>
      <text:p text:style-name="P3">puṇyakṣayān martyam upāgatānām|</text:p>
      <text:p text:style-name="P3">cihnāni teṣāṃ kathayasva me 'dya</text:p>
      <text:p text:style-name="P3">yathākramaṃ karmaphalaṃ viśeṣāt||18.1||</text:p>
      <text:p text:style-name="P3">maheśvara uvāca| </text:p>
      <text:p text:style-name="P3">sadānnadātā kṛpaṇārtidīnāṃ</text:p>
      <text:p text:style-name="P1"><text:span text:style-name="T1">sa varṣakoṭyāyutam īśaloke| </text:span><text:span text:style-name="T1"><text:note text:id="ftn1552" text:note-class="footnote"><text:note-citation>1552</text:note-citation><text:note-body><text:p text:style-name="Footnote">) 2b <text:span text:style-name="T2">°yutam īśaloke] </text:span>Ca<text:span text:style-name="T7">pc</text:span>; °yutam īnaśaloke Ca<text:span text:style-name="T7">ac</text:span></text:p></text:note-body></text:note></text:span></text:p>
      <text:p text:style-name="P3">bhuktvā ca bhogān samam apsarobhiḥ</text:p>
      <text:p text:style-name="P3">prakṣīṇapuṇyaḥ punar eti martyam||18.2||</text:p>
      <text:p text:style-name="P3">jāyanti divyeṣu kuleṣu puṃsaḥ</text:p>
      <text:p text:style-name="P3">sastrīsamṛddhe bahubhṛtya|</text:p>
      <text:p text:style-name="P3">pūrṇe gaurava? śvarannādi dhanā</text:p>
      <text:p text:style-name="P3">kuleṣu ṛṣo ?jjvalakāntisamāyutaṃ ca||18.3|| </text:p>
      <text:p text:style-name="P3">vastraṃ susatkṛtya dvijasya dānāt</text:p>
      <text:p text:style-name="P3">svargeṣu modanti sa varṣakoṭyaḥ|</text:p>
      <text:p text:style-name="P3">punaś ca te martyam upāgatāś ca</text:p>
      <text:p text:style-name="P3">cihna*āha*krīyavam āpnuvanti||18.4||</text:p>
      <text:p text:style-name="P3">kūpaprayāpuṣkaraṇī pradātā</text:p>
      <text:p text:style-name="P3">sa lokam āpnoti jaleśvarasya|</text:p>
      <text:p text:style-name="P3">tatas sa tasmāc cyutim āpya lokā</text:p>
      <text:p text:style-name="P3">akhīsutṛpteṣu kuleṣu jāyet||18.5||</text:p>
      <text:p text:style-name="P3">rannipramāṇād api hemadānāt</text:p>
      <text:p text:style-name="P3">surendralokaṃ samavāpnuvanti|</text:p>
      <text:p text:style-name="P3">tasmāc cyuto martyam upāgatānaṃ</text:p>
      <text:p text:style-name="P3">cihn** (saja?) dvi* nadhānyalakṣyāḥ||18.6||</text:p>
      <text:p text:style-name="P3">adūṣya bhūmīvaravipradānāt</text:p>
      <text:p text:style-name="P3">sa lokam āpnoti sureśvarasya|</text:p>
      <text:p text:style-name="P3">bhuktvā tu bhogān cyuta martyaloke</text:p>
      <text:p text:style-name="P3">cihnaṃ labhed vai viṣayādhipatvam||18.7||</text:p>
      <text:p text:style-name="P3">dvijasya satkṛtya tilapradātā sa</text:p>
      <text:p text:style-name="P3">lokam āpnoti ca keśavasya|</text:p>
      <text:p text:style-name="P3">bhraṣṭas tato martyam upāgatas tu</text:p>
      <text:p text:style-name="P3">cihnaṃ labhed akṣayam arthalābham||18.8||</text:p>
      <text:p text:style-name="P3">gadā ? sva*ayāṃ vidhivad dvijānām</text:p>
      <text:p text:style-name="P3">dattvā ca gokolam avāpnuvanti|</text:p>
      <text:p text:style-name="P3">kaplāvasāne samupetya martye</text:p>
      <text:p text:style-name="P3">cihnaṅsavāḍhyaṃ śatagoyutaṃ ca||18.9||</text:p>
      <text:p text:style-name="P3">svargaṃ satānāṃ puruṣasya cihnaṃ</text:p>
      <text:p text:style-name="P3">vanāḍhyatā śrī mukhabhogalābham|</text:p>
      <text:p text:style-name="P3">āyuryaśorūpakalatraputram</text:p>
      <text:p text:style-name="P3">samyaṅ vibhūti kulakīrtim artham||18.10||</text:p>
      <text:p text:style-name="P3"><text:soft-page-break/>dānā*(ṣṭa?)bhūñco?ttamakīrtanante</text:p>
      <text:p text:style-name="P3">cihnaṃ ca lokaṃ ca samāsato me|</text:p>
      <text:p text:style-name="P3">śṛṇotu devī nirayāgatānāṃ</text:p>
      <text:p text:style-name="P3">cihnaṃ ca karmaṃ ca vipākatāṃ ca||18.11||</text:p>
      <text:p text:style-name="P3">hatvā ca vipraṃ manasā ca vācā</text:p>
      <text:p text:style-name="P3">sa yāti pāraṃ nirayasya ghoram|</text:p>
      <text:p text:style-name="P3">aśītikalpaṃ niraye krameṇa</text:p>
      <text:p text:style-name="P3">bhuktvā punas tirya śatāyutānām||18.12||</text:p>
      <text:p text:style-name="P3">jayanti te mānuṣahīnavidyā</text:p>
      <text:p text:style-name="P3">pratyantavāmāḥ kulavittahīnāḥ|</text:p>
      <text:p text:style-name="P3">nityaṃ ca tasyākṣayarogapīḍā</text:p>
      <text:p text:style-name="P3">idan tu cihnaṃ dvijajīvahartuḥ||18.13||</text:p>
      <text:p text:style-name="P3">pītvā ca madyaṃ dvijaḥ ? kāmato vā</text:p>
      <text:p text:style-name="P3">āghrāti gadhvaṃ svamanīṣikeṇa|</text:p>
      <text:p text:style-name="P3">sa yāti ghoraṃ narakam asahyaṃ</text:p>
      <text:p text:style-name="P3">yāvac ca kalpaṃ daśa atra bhuktvā||18.14||</text:p>
      <text:p text:style-name="P3">tīryaṃ ca sarvam anubhūya**</text:p>
      <text:p text:style-name="P3">svaṃ sa kaṣṭakaṣṭena manuṣyajanvā|</text:p>
      <text:p text:style-name="P3">caṇḍālaśaunaśvayacanvam eti</text:p>
      <text:p text:style-name="P3">śyāmaṃ ca tāla bhavatīha cihnam||18.15||</text:p>
      <text:p text:style-name="P3">nindanti ye vedasasnūya jihvā</text:p>
      <text:p text:style-name="P3">yaḥ kūṭasākṣī sa ca khalv alā*au|</text:p>
      <text:p text:style-name="P3">suhṛdvadhāmṛtyuśataṃ hi garbhe</text:p>
      <text:p text:style-name="P3">garhāśanocchiṣṭabhujo bhavanti||18.16||</text:p>
      <text:p text:style-name="P3">stainyas tu yaiḥ kurvati pāpasattvam</text:p>
      <text:p text:style-name="P3">te pāpadoṣān narakaṃ vrajanti|</text:p>
      <text:p text:style-name="P3">manvantarādīny anubhūyaduḥkham</text:p>
      <text:p text:style-name="P3">punaś ca tiryak śataśo 'nubhūyāt||18.17||</text:p>
      <text:p text:style-name="P3">mānuṣyajanmeṣu ca duḥkhabhāgī</text:p>
      <text:p text:style-name="P3">steneyamāyāti punaś ca mūḍhaḥ|</text:p>
      <text:p text:style-name="P3">suvarṇacaurakunakhatvacihnam</text:p>
      <text:p text:style-name="P3">viśīrṇagātro rajatāpahārī||18.18||</text:p>
      <text:p text:style-name="P3">tāmrāpahāri sphaṭitāgrapāṇīr</text:p>
      <text:p text:style-name="P3">lohāpahārī bhujacchedacihnaṃ|</text:p>
      <text:p text:style-name="P3">kāṃsāpahārī karabhagnacihnam</text:p>
      <text:p text:style-name="P3">hṛtvā carīti trapusīsakānām||18.19||</text:p>
      <text:p text:style-name="P3">nāsauṣṭhakarṇaśravaṇasya chedaḥ</text:p>
      <text:p text:style-name="P3">cihnaṃ nṛṇāṃ vastraharaṃ kucelaḥ|</text:p>
      <text:p text:style-name="P3">dhānyāpahārī bhavaty eṅgahīnaḥ</text:p>
      <text:p text:style-name="P3">dīpopahārī bhavaty andhacihnam||18.20||</text:p>
      <text:p text:style-name="P3">nirvāpahā kāṇa bhaveta cihnam</text:p>
      <text:p text:style-name="P3">yaḥ strī haret so 'pi jitaḥ striyā syāt|</text:p>
      <text:p text:style-name="P3">sasyāpahārī bhavatennahīnaḥ</text:p>
      <text:p text:style-name="P3">hṛtvāyudhayantrahatatvacihnaṃ||18.21||</text:p>
      <text:p text:style-name="P3">annāpahārī paradattabhoktā</text:p>
      <text:p text:style-name="P3">hṛtvā tu gāvaḥ sa bhavet daridraḥ|</text:p>
      <text:p text:style-name="P3">hariharettaddhariṇā dahanti</text:p>
      <text:p text:style-name="P3">hṛtvā tu meṣān ajagardabhaś ca||18.22||</text:p>
      <text:p text:style-name="P3">sa bhārabhṛjjīvam udāharanti</text:p>
      <text:p text:style-name="P3">ratnāpahārī anapatyatā ca|</text:p>
      <text:p text:style-name="P3">chatrāpahārī apavitratā ca</text:p>
      <text:p text:style-name="P3">hṛtvā ca bījaṃ sa bhaved abījaḥ||18.23||</text:p>
      <text:p text:style-name="P3"><text:soft-page-break/>godhūmaśāliyavamudgamāṣān</text:p>
      <text:p text:style-name="P3">hṛtvā masūraṃ vilayaṃ vrajanti|</text:p>
      <text:p text:style-name="P3">kāmāturo mātaramātṛputrī</text:p>
      <text:p text:style-name="P3">mātṛśvasāṅ gacchati mātulānīm||18.24||</text:p>
      <text:p text:style-name="P3">rājāṅganāṃ putrasutāṃ snuṣāṃ ca</text:p>
      <text:p text:style-name="P3">pravrājinīṃ brāhmaṇīmantyajāṃ ca| </text:p>
      <text:p text:style-name="P3">ajāśvameṣasurabhīsutāś ca</text:p>
      <text:p text:style-name="P3">yat kāmayet teṣu vimūḍhacetaḥ||18.25||</text:p>
      <text:p text:style-name="P3">sa yāti kṛcchraṃ narakaṃ sughoraṃ</text:p>
      <text:p text:style-name="P3">sa varṣakoṭīśataśo bhramitvā|</text:p>
      <text:p text:style-name="P3">tīryañ ca bhūyaḥ śataśovyatītya</text:p>
      <text:p text:style-name="P3">kaṣṭena vai jāyati mānuṣatvam||18.26||</text:p>
      <text:p text:style-name="P3">hīnāṅgatādīnaśarīratāś ca</text:p>
      <text:p text:style-name="P3">yo mātṛgāmī sa bhaved aliṅgaḥ|</text:p>
      <text:p text:style-name="P3">mātṛsvasātalpagavānaliṅgā</text:p>
      <text:p text:style-name="P3">liṅge 'parodhaḥ sutaputrikāmaḥ||18.27||</text:p>
      <text:p text:style-name="P3">snuṣāṃ ca yaḥ sevati raktamehī</text:p>
      <text:p text:style-name="P3">dauḥ carmatāś ca dvijasundarīṣu|</text:p>
      <text:p text:style-name="P3">rājāṅganāyāsu ca liṅgacchedaḥ</text:p>
      <text:p text:style-name="P3">pravrājinī kāmukamūtrakṛcchram||18.28||</text:p>
      <text:p text:style-name="P3">savyādhiliṅga labhatentyajāsu</text:p>
      <text:p text:style-name="P3">vilīnaliṅgaḥ paśuyonigāmī|</text:p>
      <text:p text:style-name="P3">jāyanti te mūṣikadhānyacaurī</text:p>
      <text:p text:style-name="P3">kṣīraṃ hared vāyasatāṃ prayāti||18.29||</text:p>
      <text:p text:style-name="P3">haṃsāpahārī sa bhaven nihaṃsaḥ</text:p>
      <text:p text:style-name="P3">śvānatvam āyāti rasāpahārī|</text:p>
      <text:p text:style-name="P3">hṛtvā ca sūcīn tu bhavet sa daṃśaḥ</text:p>
      <text:p text:style-name="P3">hṛtvā tu sarpir vṛṣatāṃ prayāti||18.30||</text:p>
      <text:p text:style-name="P3">māṃsaṃ tu hṛtvā sa bhaveta gṛdhraḥ</text:p>
      <text:p text:style-name="P3">tailāpahārī khagatāṃ prayāti|</text:p>
      <text:p text:style-name="P3">guḍaṃ ca hṛtvā guḍikā bhavanti</text:p>
      <text:p text:style-name="P3">śākāpahārī sa bhaven mayūram||18.31||</text:p>
      <text:p text:style-name="P3">hṛtvā paśuṃ paṅgurajāyatehaḥ</text:p>
      <text:p text:style-name="P3">citratvam āyāti suvastrahārī|</text:p>
      <text:p text:style-name="P3">hṛtvā dukūlaṃ sa ca sārasattvaṃ</text:p>
      <text:p text:style-name="P3">kṣaumaṃ ca hṛtvā sa ca durbalatvam||18.32||</text:p>
      <text:p text:style-name="P3">ūrnāni vastrāṇy apahṛtya meṣaḥ</text:p>
      <text:p text:style-name="P3">chuchundarī jāyati gandhahārī|</text:p>
      <text:p text:style-name="P3">brahmasvam alpam apahṛtya bhoktā</text:p>
      <text:p text:style-name="P3">sa gṛdhra ucchiṣṭabhujo bhavanti||18.33||</text:p>
      <text:p text:style-name="P3">pādena yaḥ sparśayate dvijāṅghriṃ</text:p>
      <text:p text:style-name="P3">tacchītaraktaṃ caraṇau bhaveta|</text:p>
      <text:p text:style-name="P3">pādena yaḥ sparśayate ca gāvaḥ</text:p>
      <text:p text:style-name="P3">sa pādarogān vividhāṃl labheta||18.34||</text:p>
      <text:p text:style-name="P3">yo mātaraḥ tāḍayate pādena</text:p>
      <text:p text:style-name="P3">pāde tadīye kṛmayaḥ patanti|</text:p>
      <text:p text:style-name="P3">pādāt pṛśed yaḥ pitaraṃ durātmā</text:p>
      <text:p text:style-name="P3">sūnonnapādaḥ sa bhavet paratra||18.35||</text:p>
      <text:p text:style-name="P3">padāt pṛśet toyam anādareṇa</text:p>
      <text:p text:style-name="P3">saślīpadīpādayuge bhaveta|</text:p>
      <text:p text:style-name="P3">pādena ya sparśayate hutāśaṃ</text:p>
      <text:p text:style-name="P3">sa cāgnipādaḥ satataṃ bhaveta||18.36||</text:p>
      <text:p text:style-name="P3"><text:soft-page-break/>pādena yaś cāryam upaspṛśeta</text:p>
      <text:p text:style-name="P3">sa pādacchedaṃ bahuśo labheta|</text:p>
      <text:p text:style-name="P3">granthāpahārī sa bhaveta mūkaḥ</text:p>
      <text:p text:style-name="P3">durgandhavaktraḥ parichidravādī||18.37||</text:p>
      <text:p text:style-name="P3">paiśunyavādī sa ca pūtināsām</text:p>
      <text:p text:style-name="P3">anamravaktras tv anṛtāpavādī|</text:p>
      <text:p text:style-name="P3">pāruṣyavaktā mukhapākarāgī</text:p>
      <text:p text:style-name="P3">asat pralāpī sa ca dantarogaḥ||18.38||</text:p>
      <text:p text:style-name="P3">stīkṣṇapradāyī sa ca vakranāsa</text:p>
      <text:p text:style-name="P3">sambhinnavaktā sa ca kaṇṭharogī|</text:p>
      <text:p text:style-name="P3">kruddhekṣaṇaḥ paśyati yas tu vipraṃ</text:p>
      <text:p text:style-name="P3">tīvrākṣirogī sa tu jāyate hi||18.39||</text:p>
      <text:p text:style-name="P3">pradveṣayālokayate 'tithīn ya</text:p>
      <text:p text:style-name="P3">utpāditākṣis sa bhavet paratra|</text:p>
      <text:p text:style-name="P3">vairūpya cakṣus tv atisūkṣmacakṣuḥ</text:p>
      <text:p text:style-name="P3">sa jāyate kekarapiṅgayakṣuḥ||18.40||</text:p>
      <text:p text:style-name="P3">gartākṣikādīni vipāṇḍurāṇi</text:p>
      <text:p text:style-name="P3">netrāmayāny eva ca pāpadoṣāt|</text:p>
      <text:p text:style-name="P3">śṛṇvanti ye pāpakathāṃ praśastāṃ</text:p>
      <text:p text:style-name="P3">tāṃ karṇasarpiḥ paripīḍiyeta||18.41||</text:p>
      <text:p text:style-name="P3">śṛṇvanti nindāṃ hariśarvayor yaḥ</text:p>
      <text:p text:style-name="P3">sa karṇaśūlena tu jīvatī vā|</text:p>
      <text:p text:style-name="P3">mātāpitṝṇāṃ śṛṇute 'pavādaḥ</text:p>
      <text:p text:style-name="P3">sa karṇasāphena vināśam eti||18.42||</text:p>
      <text:p text:style-name="P3">śṛṇoti nindāṃ guruviprajā yaḥ</text:p>
      <text:p text:style-name="P3">sa karṇapūyaṃ sravate saraktam|</text:p>
      <text:p text:style-name="P3">virūpyadāridhrakulādhameṣu</text:p>
      <text:p text:style-name="P3">aniṣṭakarmabhṛtijīvanāś ca||18.43||</text:p>
      <text:p text:style-name="P3">akīrtanaṃ darśanavarjanaṃ ca</text:p>
      <text:p text:style-name="P3">śvāpākato śvādiṣu jāyate saḥ|</text:p>
      <text:p text:style-name="P3">etāni cihnaṃ nirayāgatānāṃ</text:p>
      <text:p text:style-name="P3">mānuṣyaloke kukṛtasya dṛṣṭam||18.44||</text:p>
      <text:p text:style-name="P3">samāsataḥ kīrtita eva devi|</text:p>
      <text:p text:style-name="P3">yathaiva muktis tv iha karmabhaṅgaḥ||18.44||</text:p>
      <text:p text:style-name="P3">mātāpitroghato yāsutaduhitṛvahā bhrātṛgambhīravegā</text:p>
      <text:p text:style-name="P3">bhāryāvartā vivartā kuṭilagativadhur bāndhavormītaraṅgā|</text:p>
      <text:p text:style-name="P3">kāmakrodhobhakūlā karimakarajhaṣā grāhakāmā bhayante</text:p>
      <text:p text:style-name="P3">mṛtyor ākhyārṇave 'smin na śaraṇavivaśākāladṛṣṭo prayāti||18.45||</text:p>
      <text:p text:style-name="P3">nityaṃ yena vinā na yāti divasaṃ pañcatvam āpadyate</text:p>
      <text:p text:style-name="P3">tyaktvā deha vanāntareṣu viṣame śvānaśrigālākule|</text:p>
      <text:p text:style-name="P3">bandhuḥ sarvanivartate gatadayā dharmaika tatra sthitaḥ</text:p>
      <text:p text:style-name="P3">tasmād dharmaparo na cānyaḥ suhṛdaḥ sevet paratrārthinaḥ||18.46||</text:p>
      <text:p text:style-name="P3">||iti vṛṣasārasaṃgrahe pūrvakarmavipākacihnāṣṭādaśo 'dhyāyaḥ||</text:p>
      <text:p text:style-name="P3">*** 19 ***</text:p>
      <text:p text:style-name="P3"><text:s/>19 dānayajñaviśeṣaḥ </text:p>
      <text:p text:style-name="P3">vigatarāga uvāca| </text:p>
      <text:p text:style-name="P3">kriyāsūkṣmo mahādharmaḥ karmaṇā kena prāpyate|</text:p>
      <text:p text:style-name="P3">alpopāyaṃ narārthāya pṛcchāmi kathayasva me||19.1||</text:p>
      <text:p text:style-name="P3">anarthayajña uvāca| </text:p>
      <text:p text:style-name="P3">alpopāyaṃ mahādharmaṃ kathayāmi dvijottama|</text:p>
      <text:p text:style-name="P3">sukhena labhate svargaṃ karmaṇā yena tac chṛṇu||19.2||</text:p>
      <text:p text:style-name="P3">lokānaṃ mātaro gāvo gobhiḥ sarvaṃ jagad dhṛtam|</text:p>
      <text:p text:style-name="P3"><text:soft-page-break/>gomayam amṛtaṃ sarvaṃ jātaṃ sarvaśivecchayā||19.3||</text:p>
      <text:p text:style-name="P3">sarvadevamayī gāvaḥ sarvadevamayo dvijaḥ|</text:p>
      <text:p text:style-name="P3">sarvadevamayo bhūmiḥ sarvadevamayaḥ śivaḥ||19.4||</text:p>
      <text:p text:style-name="P3">tasmād gāvaḥ sadā sevyā dharmamokṣārthasiddhidā|</text:p>
      <text:p text:style-name="P3">paricaryā yathāśaktyā grāsavāsajalādibhiḥ||19.5||</text:p>
      <text:p text:style-name="P3">tāḍayen nātivegena vācayen mṛdunācaret|</text:p>
      <text:p text:style-name="P3">pālayan tarpanād yeṣu bhagnodvigneṣu yatnataḥ||19.6||</text:p>
      <text:p text:style-name="P3">vyādhivanaparikleśa oṣadhopakramaś caret|</text:p>
      <text:p text:style-name="P3">kaṇḍūyanaṃ ca kartavyaṃ yathāsaukhyaṃ bhaved gavām||19.7||</text:p>
      <text:p text:style-name="P3">gavāṃ pradakṣiṇaṃ kṛtvā śraddhābhaktisamanvitaḥ|</text:p>
      <text:p text:style-name="P3">sāgarāntā mahī sarvā n pradakṣiṇīkṛtā bhavet||19.8||</text:p>
      <text:p text:style-name="P3">pṛṣṭasaṃsparśanād yañ ca śraddhayā yadi mānavaḥ|</text:p>
      <text:p text:style-name="P3">ahorātrakṛtaṃ pāpaṃ naśyate nātrasaṃśayaḥ||19.9||</text:p>
      <text:p text:style-name="P3">lāṅgūlenoddhṛtaṃ toyaṃ mūrddhnā gṛhṇāti yo naraḥ|</text:p>
      <text:p text:style-name="P3">yāvaj jīva kṛtaṃ pāpaṃ naśyate nātra saṃśayaḥ||19.10||</text:p>
      <text:p text:style-name="P3">vidhivat snāpayed gāṃś ca mantrayuktena vāriṇā|</text:p>
      <text:p text:style-name="P3">tenāmbhasā svayaṃ snātvā sarvapāpakṣayo bhavet||19.11||</text:p>
      <text:p text:style-name="P3">vyādhivighnam alakṣmītvaṃ naśyate sadya eva ca|</text:p>
      <text:p text:style-name="P3">mṛtāpatyāś ca gāvāś ca snānam eva praśasyate||19.12||</text:p>
      <text:p text:style-name="P3">gavāṃ śṛṅgodakaṃ gṛhya mūrdhni yo dhārayen naraḥ|</text:p>
      <text:p text:style-name="P3">sa sarvatīrthasnānasya phalaṃ prāpnoti mānavaḥ||19.13||</text:p>
      <text:p text:style-name="P3">grāsamuṣṭipradānena goṣu bhaktisamanvitaḥ|</text:p>
      <text:p text:style-name="P3">agnihotraṃ hutaṃ tena sarvadevāḥ sutarpitāḥ||19.14||</text:p>
      <text:p text:style-name="P3">catvāraḥ stanadhārās tu yas tu mūrdhnā pratīcchati|</text:p>
      <text:p text:style-name="P3">sa catuḥsāgaraṃ gatvā snānapuṇyaphalaṃ labhet||19.15||</text:p>
      <text:p text:style-name="P3">gavārthaṃ yas tyajet prāṇān gograheṣu dvijottama|</text:p>
      <text:p text:style-name="P3">kalpakoṭiśataṃ divyaṃ śivaloke mahīyate||19.16||</text:p>
      <text:p text:style-name="P3">cyutabhagnādisaṃskāraṃ sarvaṃ yaḥ kurute naraḥ|</text:p>
      <text:p text:style-name="P3">bhāryākoṭiśataṃ dānaṃ yat phalaṃ parikīrtitam||19.17|| </text:p>
      <text:p text:style-name="P3">tatphalaṃ labhate martyaḥ śivalokaṃ ca gacchati|</text:p>
      <text:p text:style-name="P3">śivalokaparibhraṣṭaḥ pṛthivyām ekarāḍ bhavet||19.18||</text:p>
      <text:p text:style-name="P3">samāsataḥ samākhyātaṃ yathātattvaṃ dvijottama|</text:p>
      <text:p text:style-name="P3">na śakyaṃ vistarād vaktiuṃ gomahātmyasamuttamam||19.19||</text:p>
      <text:p text:style-name="P3">vigatarāga uvāca| </text:p>
      <text:p text:style-name="P3">devāḥ r aṣṭavidhāḥ proktāḥ tiryak pañcavidhaḥ smṛtaḥ|</text:p>
      <text:p text:style-name="P3">mānuṣyam ekam evāhuś cāturvarṇyaḥ kathaṃ bhavet||19.20||</text:p>
      <text:p text:style-name="P3">anarthayajña uvāca| </text:p>
      <text:p text:style-name="P3">pūrvakalpasṛjaty eṣa viṣṇunā prabhaviṣṇunā|</text:p>
      <text:p text:style-name="P3">evaṃ varṇā dvijaś cāsīt sarvakalpāgram agrataḥ||19.21||</text:p>
      <text:p text:style-name="P3">sarvavedavido viprāḥ sarvavedavidas tathā|</text:p>
      <text:p text:style-name="P3">tathā viprasahasrāṇāṃ yajñotsāhamano bhavet||19.22||</text:p>
      <text:p text:style-name="P3">vṛddhaviprasahasrāṇāṃ matam āśritya brāhmaṇaiḥ|</text:p>
      <text:p text:style-name="P3">kartuṃ karma samārabdhakarmaś cāpi vibhajyate||19.23||</text:p>
      <text:p text:style-name="P3">ṛtvajatve sthitāḥ kecit kecit saṃrakṣaṇe sthitāḥ|</text:p>
      <text:p text:style-name="P3">arthopārjanayuktān ye anye śilpe niyojitāḥ||19.24||</text:p>
      <text:p text:style-name="P3">evaṃ yajñavidhānena kartum arebhire purā|</text:p>
      <text:p text:style-name="P3">yathoddiṣṭena karmeṇa yajñotsāham avartata||19.25||</text:p>
      <text:p text:style-name="P3">āgatā ṛṣayaḥ sarve devatāḥ pitaras tathā|</text:p>
      <text:p text:style-name="P3">anyonyam abruvan tatra devarṣipitṛdevatāḥ||19.26||</text:p>
      <text:p text:style-name="P3">yajñārtam asṛjad varṇaṃ vidhinā pātuhetavaḥ|</text:p>
      <text:p text:style-name="P3">evam eva pravartantu bhavatir dvijasattamāḥ||19.27||</text:p>
      <text:p text:style-name="P3">ijyādhyādhyayanasampannā brahmaṇā yatra kalpitāḥ|</text:p>
      <text:p text:style-name="P3"><text:soft-page-break/>suviprā vipratāṃ yāntu ṣaḍkarmāniratāḥ sadā||19.28||</text:p>
      <text:p text:style-name="P3">rakṣaṇārtaṃ tu ye viprāḥ kalpitāḥ śastrapāṇayaḥ|</text:p>
      <text:p text:style-name="P3">kṛtatrāṇāya viprāṇāṃ nityaṃ kṣātravratodbhavāḥ||19.29||</text:p>
      <text:p text:style-name="P3">arthopārjanam uddiśya kalpitā ye dvijātayaḥ|</text:p>
      <text:p text:style-name="P3">te tu vaiśyatvam āyāntu vārto āpaṇatodbhavāḥ|</text:p>
      <text:p text:style-name="P3">vadhabandhanakarmeṣu śilpasthānavadheṣu ca||</text:p>
      <text:p text:style-name="P3">kalpitā ye dvijātīnāṃ sarve śūdrā bhavantu te|</text:p>
      <text:p text:style-name="P3">prājāpatyaṃ brāhmaṇānām ījyādhyayanatatparām||19.31||</text:p>
      <text:p text:style-name="P3">sthānam aindraṃ kṣatriyāṇāṃ prajāpālanatatparam|</text:p>
      <text:p text:style-name="P3">vaiśyānāṃ vāsavasthānaṃ vāṇijyaṃ kṛṣijīvinām||19.32||</text:p>
      <text:p text:style-name="P3">śūdrāṇāṃ marutaḥ sthānaṃ śuśrūṣāniratātmanām|</text:p>
      <text:p text:style-name="P3">maharṣipitṛdevānāṃ matam ājñāya niścitaḥ|</text:p>
      <text:p text:style-name="P3">eṣa saṃkalpito brahmā padmayoniḥ pitāmahaḥ||</text:p>
      <text:p text:style-name="P3">saṃkalpaprabhavāḥ sarve devadānavamānavāḥ|</text:p>
      <text:p text:style-name="P3">paśupakṣimṛgāmukhyā yāvanti jagasambhavāḥ||19.34||</text:p>
      <text:p text:style-name="P3">bhūtasaṃkalpakartā ya kalpam āsīd dvijottama|</text:p>
      <text:p text:style-name="P3">kīrtitāni samāsena kim anyac chrotum icchasi||19.35||</text:p>
      <text:p text:style-name="P3">vigatarāga uvāca| </text:p>
      <text:p text:style-name="P3">kiṃ tapaḥ sarvavarṇānāṃ vṛttir vāpi tapodhana|</text:p>
      <text:p text:style-name="P3">yajñāś caiva pṛthaktvena śrotum icchāmi tattvataḥ||19.36||</text:p>
      <text:p text:style-name="P3">anarthayajña uvāca| </text:p>
      <text:p text:style-name="P3">brāhmaṇasya tapo yajñāḥ - tapaḥ kṣātrasya rakṣaṇam|</text:p>
      <text:p text:style-name="P3">vaiśyaś ca tapa vāṇijya tapaḥ śūdrasya sevanam||19.37||</text:p>
      <text:p text:style-name="P3">pratigraha dhano vipraḥ kṣatriyasya dhanur dhanam|</text:p>
      <text:p text:style-name="P3">kṛṣir dhanaṃ tathā vaiśyaḥ śūdraḥ śuśrūṣaṇaṃ dhanam||19.38||</text:p>
      <text:p text:style-name="P1"><text:span text:style-name="T1">ārambhayajñaḥ kṣatrasya havir yajño viśas tathā|</text:span><text:span text:style-name="T1"><text:note text:id="ftn1553" text:note-class="footnote"><text:note-citation>1553</text:note-citation><text:note-body><text:p text:style-name="Footnote">) Parallel: 39 â‰ˆMBh 12224061ab and 12230012ab </text:p></text:note-body></text:note></text:span></text:p>
      <text:p text:style-name="P3">śūdraḥ paricaro yajño japayajño dvijātayaḥ||19.39||</text:p>
      <text:p text:style-name="P3">satya tīrtha dvijātīnāṃ raṇa tīrthaṃ tu kṣatriyāḥ|</text:p>
      <text:p text:style-name="P3">āryā tīrthaṃ tu vaiśānāṃ ! śūdratīrthaṃ tu vai dvijāḥ||19.40||</text:p>
      <text:p text:style-name="P3">nāsti vidyāsamo mitro nāsti dānasamaḥ sakhā|</text:p>
      <text:p text:style-name="P3">nāsti jñānasamo bandur nāsti yajño japaḥ samaḥ||19.41||</text:p>
      <text:p text:style-name="P3">dharmahīno mṛtas tulyo devatulyo jitendriyaḥ|</text:p>
      <text:p text:style-name="P3">yajñatulyo 'bhayaṃ dātā śivatulyao manonmanaḥ||19.42||</text:p>
      <text:p text:style-name="P3">vigatarāga uvāca| </text:p>
      <text:p text:style-name="P3">dāna yajñas tapas tīrthaṃ saṃnyāsaṃ yoga eva ca|</text:p>
      <text:p text:style-name="P3">eteṣu katamaḥ śreṣṭhaḥ śrotum icchāmi kīrtaya||19.43||</text:p>
      <text:p text:style-name="P3">anarthayajña uvāca| </text:p>
      <text:p text:style-name="P3">dānadharmasahasrebhyaḥ yajñayājī viśiṣyate|</text:p>
      <text:p text:style-name="P3">yajñayājīsahasrebhyas tīrthayātrī viśiṣyate||19.44||</text:p>
      <text:p text:style-name="P3">tīrthayātrisahasrebhyas tapaniṣṭo viśiṣyate|</text:p>
      <text:p text:style-name="P3">tapaniṣṭhasahasrebhyaḥ śreṣṭhaḥ saṃnyāsikaḥ smṛtaḥ||19.45||</text:p>
      <text:p text:style-name="P3">saṃnyāsīnāṃ sahasrebhyaḥ śreṣṭho yac ya jitendriyaḥ|</text:p>
      <text:p text:style-name="P3">jitendriyasahasrebhyaḥ yogayukto viśiṣyate||19.46||</text:p>
      <text:p text:style-name="P3">yogayuktasahasrebhyaḥ śreṣṭho līnamanaḥ smṛtaḥ|</text:p>
      <text:p text:style-name="P3">tasmāt sarvaprayatnena ādau mana viśodhayet||19.47||</text:p>
      <text:p text:style-name="P3">nigṛhītendriyagrāmaḥ svargamokṣau tu sādhanam|</text:p>
      <text:p text:style-name="P3">viśiṣṭhe tv indriyagrāme tiryannarakasādhanam||19.48||</text:p>
      <text:p text:style-name="P3">vigatarāga uvāca| </text:p>
      <text:p text:style-name="P3">carācarāṇāṃ bhūtānāṃ katamaḥ śreṣṭha ucyate|</text:p>
      <text:p text:style-name="P3">kathayasva mamādya tvaṃ chettum arhasi saṃśayam||19.49||</text:p>
      <text:p text:style-name="P3">anarthayajña uvāca| </text:p>
      <text:p text:style-name="P3"><text:soft-page-break/>carācarāṇāṃ bhūtānāṃ tatra śreṣṭho - carāḥ smṛtāḥ|</text:p>
      <text:p text:style-name="P3">carāṇāṃ caiva sarveṣāṃ buddhimān śreṣṭha ucyate||19.50||</text:p>
      <text:p text:style-name="P3">buddhimānṣu ! ca sarveṣu tataḥ śreṣṭha narāḥ smṛtāḥ|</text:p>
      <text:p text:style-name="P3">narāṇāṃ caiva sarveṣāṃ brāhmaṇaḥ śreṣṭha ucyate||19.51||</text:p>
      <text:p text:style-name="P3">vidvarsv api ca sarveṣu kṛtabuddhir viśiṣyate|</text:p>
      <text:p text:style-name="P3">kṛtabuddhiṣu sarveṣu śreṣṭhaḥ kartā sa ucyate||19.52||</text:p>
      <text:p text:style-name="P3">kartṛṣv api ca sarveṣu brahmavedī viśiṣyate|</text:p>
      <text:p text:style-name="P3">brahmavedi paraṃ ! vipraḥ nānyaṃ vedmi paraṃtapaḥ|</text:p>
      <text:p text:style-name="P3">sa vipraḥ sa tapasvī ca sa yogī sa śivaḥ smṛtaḥ|| </text:p>
      <text:p text:style-name="P3">||iti vṛṣasārasaṃgrahe dānayajñaviśeṣo nāma unaviṃśatitamo 'dhyāyaḥ||</text:p>
      <text:p text:style-name="P3">*** 20 ***</text:p>
      <text:p text:style-name="P3"><text:s/>viṃśatimo 'dhyāyaḥ </text:p>
      <text:p text:style-name="P3">vigatarāga uvāca| </text:p>
      <text:p text:style-name="P3">pañcaviṃśati yat tattvaṃ jñātum icchāmi tattvataḥ|</text:p>
      <text:p text:style-name="P3">kathayasva mamādya tvaṃ chidyate yena saṃśayaḥ||20.1|| tattvanirṇayam </text:p>
      <text:p text:style-name="P3">anarthayajña uvāca| </text:p>
      <text:p text:style-name="P1"><text:span text:style-name="T1">sarvaṃ pratyakṣadarśitvaṃ kathaṃ māṃ praṣṭum arhasi| </text:span><text:span text:style-name="T1"><text:note text:id="ftn1554" text:note-class="footnote"><text:note-citation>1554</text:note-citation><text:note-body><text:p text:style-name="Footnote">) 2a <text:span text:style-name="T2">sarvaṃ] </text:span>NaEd; sarva° Ca</text:p></text:note-body></text:note></text:span><text:span text:style-name="T1"><text:s/></text:span><text:span text:style-name="T1"><text:note text:id="ftn1555" text:note-class="footnote"><text:note-citation>1555</text:note-citation><text:note-body><text:p text:style-name="Footnote">) 2b <text:span text:style-name="T2">māṃ] </text:span>CaEd; maṃ Na</text:p></text:note-body></text:note></text:span></text:p>
      <text:p text:style-name="P3">pṛṣṭena kathanīyo 'smi eṣa me kṛtaniścayaḥ||20.2||</text:p>
      <text:p text:style-name="P3">śṛṇu te sampravakṣyāmi tattvasadbhāvam uttamam| śivaḥ (25) </text:p>
      <text:p text:style-name="P1"><text:span text:style-name="T1">nādimadhyaṃ na cāntaṃ ca yan na vedyaṃ surair api||20.3|| </text:span><text:span text:style-name="T1"><text:note text:id="ftn1556" text:note-class="footnote"><text:note-citation>1556</text:note-citation><text:note-body><text:p text:style-name="Footnote">) 3c <text:span text:style-name="T2">cāntaṃ] </text:span>CaNa; cāntaś Ed</text:p></text:note-body></text:note></text:span></text:p>
      <text:p text:style-name="P3">atisūkṣmo hy atisthūlo nirālambo nirañjanaḥ|</text:p>
      <text:p text:style-name="P3">acintyaś cāprameyaś ca akṣarākṣaravarjitaḥ||20.4||</text:p>
      <text:p text:style-name="P3">sarvaḥ sarvagato vyāpī sarvam āvṛtya tiṣṭhati|</text:p>
      <text:p text:style-name="P1"><text:span text:style-name="T1">sarvendriyaguṇābhāṣaḥ sarvendriyavivarjitaḥ||20.5|| </text:span><text:span text:style-name="T1"><text:note text:id="ftn1557" text:note-class="footnote"><text:note-citation>1557</text:note-citation><text:note-body><text:p text:style-name="Footnote">) 5 <text:span text:style-name="T5">omitted in </text:span>Ed</text:p></text:note-body></text:note></text:span></text:p>
      <text:p text:style-name="P1"><text:span text:style-name="T1">ajarāmarajaḥ śāntaḥ paramātmā śivo 'vyayaḥ| </text:span><text:span text:style-name="T1"><text:note text:id="ftn1558" text:note-class="footnote"><text:note-citation>1558</text:note-citation><text:note-body><text:p text:style-name="Footnote">) 6a <text:span text:style-name="T2">°jaḥ] </text:span>CaNa; yaḥ Ed</text:p></text:note-body></text:note></text:span></text:p>
      <text:p text:style-name="P1"><text:span text:style-name="T1">alakṣyalakṣaṇaḥ svastho brahmā puruṣasaṃjñitaḥ||20.6|| </text:span><text:span text:style-name="T1"><text:note text:id="ftn1559" text:note-class="footnote"><text:note-citation>1559</text:note-citation><text:note-body><text:p text:style-name="Footnote">) 6d <text:span text:style-name="T2">brahmā] </text:span>CaEd; brahma Na</text:p></text:note-body></text:note></text:span></text:p>
      <text:p text:style-name="P1"><text:span text:style-name="T1">pañcaviṃśaḥ sa vijñeyo janmamṛtyuharaḥ prabhuḥ| </text:span><text:span text:style-name="T1"><text:note text:id="ftn1560" text:note-class="footnote"><text:note-citation>1560</text:note-citation><text:note-body><text:p text:style-name="Footnote">) 7a <text:span text:style-name="T2">°viṃśaḥ] </text:span>CaEd; °viṃśat Na<text:span text:style-name="T7">ac</text:span>, °viṃśa Na<text:span text:style-name="T7">pc</text:span> • <text:span text:style-name="T2">sa vijñeyo] </text:span>CaNa<text:span text:style-name="T7">ac</text:span>Ed; sarvajñeyo Na<text:span text:style-name="T7">pc</text:span></text:p></text:note-body></text:note></text:span></text:p>
      <text:p text:style-name="P3">kalākalaṅkanirmukto vyomapañcāśavarjitaḥ||20.7||</text:p>
      <text:p text:style-name="P1"><text:span text:style-name="T1">jalapakṣī yathātoyair na lipyeta jale caran| </text:span><text:span text:style-name="T1"><text:note text:id="ftn1561" text:note-class="footnote"><text:note-citation>1561</text:note-citation><text:note-body><text:p text:style-name="Footnote">) 8a <text:span text:style-name="T2">°toyair] </text:span>CaEd; °toyai Na</text:p></text:note-body></text:note></text:span><text:span text:style-name="T1"><text:s/></text:span><text:span text:style-name="T1"><text:note text:id="ftn1562" text:note-class="footnote"><text:note-citation>1562</text:note-citation><text:note-body><text:p text:style-name="Footnote">) 8b <text:span text:style-name="T2">lipyeta] </text:span>CaNa; lipyate Ed</text:p></text:note-body></text:note></text:span></text:p>
      <text:p text:style-name="P3">tadvad doṣair na lipyeta pāpakarmaśatair api||20.8|| prakṛtiḥ (24) </text:p>
      <text:p text:style-name="P1"><text:span text:style-name="T1">caturviṃśati yat tattvaṃ prakṛtir vidhiniścayaḥ| </text:span><text:span text:style-name="T1"><text:note text:id="ftn1563" text:note-class="footnote"><text:note-citation>1563</text:note-citation><text:note-body><text:p text:style-name="Footnote">) 9a <text:span text:style-name="T2">yat] </text:span>CaNa; yan Ed</text:p></text:note-body></text:note></text:span></text:p>
      <text:p text:style-name="P3">vikṛtiś ca sa vijñeyas tattvataḥ sa manīṣibhiḥ||20.9||</text:p>
      <text:p text:style-name="P1"><text:span text:style-name="T1">prakṛtiprabhavāḥ sarve buddhyahaṃkāra-ādayaḥ| </text:span><text:span text:style-name="T1"><text:note text:id="ftn1564" text:note-class="footnote"><text:note-citation>1564</text:note-citation><text:note-body><text:p text:style-name="Footnote">) 10b <text:span text:style-name="T2">buddhyahaṃkāra-ādayaḥ] </text:span>CaNa; buddhyāhaṃkārakādayaḥ Ed</text:p></text:note-body></text:note></text:span></text:p>
      <text:p text:style-name="P1"><text:span text:style-name="T1">vikṛtiṃ pratilīyante bhūmyādi kramaśas tu vai||20.10|| </text:span><text:span text:style-name="T1"><text:note text:id="ftn1565" text:note-class="footnote"><text:note-citation>1565</text:note-citation><text:note-body><text:p text:style-name="Footnote">) 10d <text:span text:style-name="T2">kramaśas] </text:span>CaEd; yaḥ kramas Na</text:p></text:note-body></text:note></text:span><text:span text:style-name="T1"><text:s/>matiḥ (23) </text:span></text:p>
      <text:p text:style-name="P3">matitattva trayoviṃśa dharmādiguṇasaṃyutaḥ|</text:p>
      <text:p text:style-name="P1"><text:span text:style-name="T1">sattvādhikasamutpannaboddhāta vidhidehinaḥ||20.11|| </text:span><text:span text:style-name="T1"><text:note text:id="ftn1566" text:note-class="footnote"><text:note-citation>1566</text:note-citation><text:note-body><text:p text:style-name="Footnote">) 11d <text:span text:style-name="T2">°boddhāta] </text:span>CaEd; °boddhātaṃ Na</text:p></text:note-body></text:note></text:span><text:span text:style-name="T1"><text:s/>ahaṃkāraḥ (22) </text:span></text:p>
      <text:p text:style-name="P1"><text:span text:style-name="T1">dvāviṃśati ahaṃkāras tattvam uktaṃ manīṣibhiḥ| </text:span><text:span text:style-name="T1"><text:note text:id="ftn1567" text:note-class="footnote"><text:note-citation>1567</text:note-citation><text:note-body><text:p text:style-name="Footnote">) 12b <text:span text:style-name="T2">uktaṃ] </text:span>CaNa; ukta Ed</text:p></text:note-body></text:note></text:span></text:p>
      <text:p text:style-name="P1"><text:span text:style-name="T1">bhūtādi mama pañcāha rajādhikasamudbhavam||20.12|| </text:span><text:span text:style-name="T1"><text:note text:id="ftn1568" text:note-class="footnote"><text:note-citation>1568</text:note-citation><text:note-body><text:p text:style-name="Footnote">) 12c <text:span text:style-name="T2">bhūtādi mama pañcāha] </text:span>CaNa; bhūtādir nāma pañcāha Ed</text:p></text:note-body></text:note></text:span><text:span text:style-name="T1"><text:s/></text:span><text:span text:style-name="T1"><text:note text:id="ftn1569" text:note-class="footnote"><text:note-citation>1569</text:note-citation><text:note-body><text:p text:style-name="Footnote">) 12d <text:span text:style-name="T2">rajā°] </text:span>CaNa; rajo° Ed</text:p></text:note-body></text:note></text:span><text:span text:style-name="T1"><text:s/>suśiraḥ? (21) </text:span></text:p>
      <text:p text:style-name="P1"><text:soft-page-break/><text:span text:style-name="T1">ekaviṃśati yat tattvaṃ suśiraṃ viddhi bho dvija| </text:span><text:span text:style-name="T1"><text:note text:id="ftn1570" text:note-class="footnote"><text:note-citation>1570</text:note-citation><text:note-body><text:p text:style-name="Footnote">) 13b <text:span text:style-name="T2">suśiraṃ viddhi] </text:span>CaCbNaEd; susira vṛddhi Cc</text:p></text:note-body></text:note></text:span></text:p>
      <text:p text:style-name="P1"><text:span text:style-name="T1">śabdātītaṃ suśiratvaṃ saśabdaguṇalakṣaṇam||20.13|| </text:span><text:span text:style-name="T1"><text:note text:id="ftn1571" text:note-class="footnote"><text:note-citation>1571</text:note-citation><text:note-body><text:p text:style-name="Footnote">) 13d <text:span text:style-name="T2">°lakṣaṇam] </text:span>NaEd; °la˟ṇam Ca</text:p></text:note-body></text:note></text:span></text:p>
      <text:p text:style-name="P1"><text:span text:style-name="T1">saptasvarās trayo grāmā mūrcchanās tv ekaviṃśatiḥ| </text:span><text:span text:style-name="T1"><text:note text:id="ftn1572" text:note-class="footnote"><text:note-citation>1572</text:note-citation><text:note-body><text:p text:style-name="Footnote">) 14a <text:span text:style-name="T2">grāmā] </text:span>CaNa; grāmāḥ Ed</text:p></text:note-body></text:note></text:span><text:span text:style-name="T1"><text:s/></text:span><text:span text:style-name="T1"><text:note text:id="ftn1573" text:note-class="footnote"><text:note-citation>1573</text:note-citation><text:note-body><text:p text:style-name="Footnote">) 14b <text:span text:style-name="T2">°viṃśatiḥ] </text:span>Ed; °viṃśati CaNa</text:p></text:note-body></text:note></text:span></text:p>
      <text:p text:style-name="P1"><text:span text:style-name="T1">tā nāmekonapañcāśac chabdabhedas tadādayaḥ||20.14|| </text:span><text:span text:style-name="T1"><text:note text:id="ftn1574" text:note-class="footnote"><text:note-citation>1574</text:note-citation><text:note-body><text:p text:style-name="Footnote">) 14c <text:span text:style-name="T2">°kona°] </text:span>CaEd; °kūna° Na</text:p></text:note-body></text:note></text:span></text:p>
      <text:p text:style-name="P1"><text:span text:style-name="T1">evam ādīny anekāni svarabhedā dvijottama| </text:span><text:span text:style-name="T1"><text:note text:id="ftn1575" text:note-class="footnote"><text:note-citation>1575</text:note-citation><text:note-body><text:p text:style-name="Footnote">) 15b <text:span text:style-name="T2">°bhedā] </text:span>CaNa; °bhedān Ed</text:p></text:note-body></text:note></text:span></text:p>
      <text:p text:style-name="P1"><text:span text:style-name="T1">gāndharvasvaratattvajñair munibhiḥ samudāhṛtam||20.15|| </text:span><text:span text:style-name="T1"><text:note text:id="ftn1576" text:note-class="footnote"><text:note-citation>1576</text:note-citation><text:note-body><text:p text:style-name="Footnote">) 15c <text:span text:style-name="T2">gāndharvasvara°] </text:span>NaEd; gāndharvāsura Ca</text:p></text:note-body></text:note></text:span></text:p>
      <text:p text:style-name="P1"><text:span text:style-name="T1">veṇumurajatantrīṇāṃ dundubhīnāṃ svanāni ca| </text:span><text:span text:style-name="T1"><text:note text:id="ftn1577" text:note-class="footnote"><text:note-citation>1577</text:note-citation><text:note-body><text:p text:style-name="Footnote">) 16b <text:span text:style-name="T2">svanāni] </text:span>NaEd; stanāni Ca</text:p></text:note-body></text:note></text:span></text:p>
      <text:p text:style-name="P1"><text:span text:style-name="T1">śaṅkhakāhalakāṃsyānāṃ śabdāni vividhāni ca||20.16|| </text:span><text:span text:style-name="T1"><text:note text:id="ftn1578" text:note-class="footnote"><text:note-citation>1578</text:note-citation><text:note-body><text:p text:style-name="Footnote">) 16cd <text:span text:style-name="T2">kāṃsyānāṃ śabdāni] </text:span>NaEd; kāṃsyānāṃ ˟˟ni Ca</text:p></text:note-body></text:note></text:span><text:span text:style-name="T1"><text:s/>ākāśaḥ </text:span></text:p>
      <text:p text:style-name="P1"><text:span text:style-name="T1">ākāśadhātuṃ viprendra śṛṇu vakṣyāmi te daśa| </text:span><text:span text:style-name="T1"><text:note text:id="ftn1579" text:note-class="footnote"><text:note-citation>1579</text:note-citation><text:note-body><text:p text:style-name="Footnote">) 17a <text:span text:style-name="T2">°dhātuṃ] </text:span>Ca; °dhātu NaEd</text:p></text:note-body></text:note></text:span></text:p>
      <text:p text:style-name="P1"><text:span text:style-name="T1">pāyūpasthodaraḥ kaṇṭhaśaṅkhalau mukhanāsikau||20.17|| </text:span><text:span text:style-name="T1"><text:note text:id="ftn1580" text:note-class="footnote"><text:note-citation>1580</text:note-citation><text:note-body><text:p text:style-name="Footnote">) 17c <text:span text:style-name="T2">°daraḥ] </text:span>Ed; °dara° CaNa</text:p></text:note-body></text:note></text:span><text:span text:style-name="T1"><text:s/></text:span><text:span text:style-name="T1"><text:note text:id="ftn1581" text:note-class="footnote"><text:note-citation>1581</text:note-citation><text:note-body><text:p text:style-name="Footnote">) 17d <text:span text:style-name="T2">śaṅkhalau] </text:span>CaNa; śrotau ca Ed</text:p></text:note-body></text:note></text:span></text:p>
      <text:p text:style-name="P1"><text:span text:style-name="T1">hṛdiṃ ca daśamaṃ jñeyaṃ deha ākāśasambhavaḥ| </text:span><text:span text:style-name="T1"><text:note text:id="ftn1582" text:note-class="footnote"><text:note-citation>1582</text:note-citation><text:note-body><text:p text:style-name="Footnote">) 18a <text:span text:style-name="T2">hṛdiṃ] </text:span>CaNa; hṛdiś Ed</text:p></text:note-body></text:note></text:span></text:p>
      <text:p text:style-name="P1"><text:span text:style-name="T1">punar anyat pravakṣyāmi tac chṛṇuṣva dvijottama||20.18|| </text:span><text:span text:style-name="T1"><text:note text:id="ftn1583" text:note-class="footnote"><text:note-citation>1583</text:note-citation><text:note-body><text:p text:style-name="Footnote">) 18c <text:span text:style-name="T2">anyat] </text:span>CaEd; anyaṃ Na</text:p></text:note-body></text:note></text:span></text:p>
      <text:p text:style-name="P3">daśa dhātuguṇā jñeyāḥ pañcabhūtaḥ pṛthak pṛthak|</text:p>
      <text:p text:style-name="P1"><text:span text:style-name="T1">ākāśasya guṇāḥ śabdo vyāpitvaṃ chidratāpi ca||20.19|| </text:span><text:span text:style-name="T1"><text:note text:id="ftn1584" text:note-class="footnote"><text:note-citation>1584</text:note-citation><text:note-body><text:p text:style-name="Footnote">) 19c <text:span text:style-name="T2">ākāśasya] </text:span>NaEd; ākāśa˟ Ca</text:p></text:note-body></text:note></text:span><text:span text:style-name="T1"><text:s/></text:span><text:span text:style-name="T1"><text:note text:id="ftn1585" text:note-class="footnote"><text:note-citation>1585</text:note-citation><text:note-body><text:p text:style-name="Footnote">) Parallel: 19 â‰ˆ12.247.7ab </text:p></text:note-body></text:note></text:span></text:p>
      <text:p text:style-name="P3">anāśrayanirālambam avyaktam avikāritā|</text:p>
      <text:p text:style-name="P3">apratīghātitā caiva bhūtatvaṃ prakṛtāni ca||20.20|| vāyuḥ </text:p>
      <text:p text:style-name="P3">ākāśadhāto[r?] viprendra tato vāyusamudbhavaḥ|</text:p>
      <text:p text:style-name="P3">śabdapūrvaguṇaṃ gṛhya vāyoḥ sparśaguṇaḥ smṛtaḥ||20.21||</text:p>
      <text:p text:style-name="P1"><text:span text:style-name="T1">śabdapūrvaṃ mayākhyātaṃ śṛṇu sparśa dvijottama| </text:span><text:span text:style-name="T1"><text:note text:id="ftn1586" text:note-class="footnote"><text:note-citation>1586</text:note-citation><text:note-body><text:p text:style-name="Footnote">) 22b <text:span text:style-name="T2">dvijottama] </text:span>NaEd; ˟jottama Ca</text:p></text:note-body></text:note></text:span></text:p>
      <text:p text:style-name="P1"><text:span text:style-name="T1">kaṭhinaś cikkaṇaḥ ślakṣo mṛdusnigdhakharadravāḥ||20.22|| </text:span><text:span text:style-name="T1"><text:note text:id="ftn1587" text:note-class="footnote"><text:note-citation>1587</text:note-citation><text:note-body><text:p text:style-name="Footnote">) 22c <text:span text:style-name="T2">cikkaṇaḥ] </text:span><text:span text:style-name="T5">corr. </text:span>; cikkanaḥ CaNa; cikkaraḥ Ed</text:p></text:note-body></text:note></text:span><text:span text:style-name="T1"><text:s/></text:span><text:span text:style-name="T1"><text:note text:id="ftn1588" text:note-class="footnote"><text:note-citation>1588</text:note-citation><text:note-body><text:p text:style-name="Footnote">) Parallel: 22 â‰ˆ MBh 12.177.34ab: kaṭhinaś cikkaṇaḥ ślakṣṇaḥ picchalo mṛdudāruṇaḥ</text:p></text:note-body></text:note></text:span></text:p>
      <text:p text:style-name="P1"><text:span text:style-name="T1">karkaśaḥ paruṣas tīkṣṇaḥ śītoṣṇa daśa ca dvayam| </text:span><text:span text:style-name="T1"><text:note text:id="ftn1589" text:note-class="footnote"><text:note-citation>1589</text:note-citation><text:note-body><text:p text:style-name="Footnote">) 23a <text:span text:style-name="T2">paruṣa°] </text:span>CaEd; <text:span text:style-name="T5">omitted in </text:span>Na<text:span text:style-name="T7">ac</text:span>, paruṣā° Na<text:span text:style-name="T7">pc</text:span> • <text:span text:style-name="T2">tīkṣṇaḥ] </text:span>Na; trīkṣṇaś Ca; tīkṣṇa Ed</text:p></text:note-body></text:note></text:span><text:span text:style-name="T1"><text:s/></text:span><text:span text:style-name="T1"><text:note text:id="ftn1590" text:note-class="footnote"><text:note-citation>1590</text:note-citation><text:note-body><text:p text:style-name="Footnote">) 23b <text:span text:style-name="T2">dvayam] </text:span>Na; dvaya CaEd</text:p></text:note-body></text:note></text:span></text:p>
      <text:p text:style-name="P3">iṣṭāniṣṭadvayasparśa vapuṣā parigṛhyate||20.23|| prāṇāḥ </text:p>
      <text:p text:style-name="P3">prāṇopānaḥ samānaś ca udāno vyāna eva ca|</text:p>
      <text:p text:style-name="P1"><text:span text:style-name="T1">nāgakūrmo 'tha kṛkaro devadatto dhanaṃjayaḥ||20.24|| </text:span><text:span text:style-name="T1"><text:note text:id="ftn1591" text:note-class="footnote"><text:note-citation>1591</text:note-citation><text:note-body><text:p text:style-name="Footnote">) 24c <text:span text:style-name="T2">nāga°] </text:span>NaEd; nāma° Ca • <text:span text:style-name="T2">kṛkaro] </text:span>CaNa; kṛkalo Ed</text:p></text:note-body></text:note></text:span><text:span text:style-name="T1"><text:s/></text:span><text:span text:style-name="T1"><text:note text:id="ftn1592" text:note-class="footnote"><text:note-citation>1592</text:note-citation><text:note-body><text:p text:style-name="Footnote">) Parallel: 24 The next XX verses are parallel to a passage in the Bṛhatkālottara (NGMPP Reel No.B 29/59 Manuscript No.pra - 89): prāṇopānaḥ samānaś ca udāno vyāna eva ca|| nāgaḥ kurmodhva kṛkaro devadattadhanaṃyayau| prāṇas tu prathamo vāyur daśānām api sa prabhuḥ|| prāṇaḥ prāṇamayaḥ prāṇa visargāpūraṇaṃ prati| nityam āpūrayaty eṣa prāṇinām urasi sthitaḥ|| niśvāsocchvāsakāmais tu prāṇo jīvasamāśritaḥ| prayāṇaṃ kurute yasmāt tasmāt prāṇa prakīrtitaḥ|| apānasahāpānas tu āhāraṃ ca nṛṇām adhaḥ| mūtraśukravahovāyur apānas tena kīrtitaḥ|| pītaṃ bhakṣitam āghrātaṃ raktapitakaphānilaṃ| samaṃ nayati mātreṣu samāno nāma mārutaḥ|| spadaṃyabhyadharaṃ vaktraṃ netragātra prakopanaḥ| udvejayati marmāṇi udāto nāma mārutaḥ|| vyāno vināmayatyaṃgaṃ vyāno vyādhiprakopakaḥ| prītecināsī kathito vāddhikyāt vyāna ucyate||; cf.also Sārdhatriśatikālottara, Agnipurāṇa and Dīpikā by Aghoraśivācārya on the Mṛgendra </text:p></text:note-body></text:note></text:span></text:p>
      <text:p text:style-name="P1"><text:span text:style-name="T1">daśavāyupradhānaite kīrtitā dvijasattama| </text:span><text:span text:style-name="T1"><text:note text:id="ftn1593" text:note-class="footnote"><text:note-citation>1593</text:note-citation><text:note-body><text:p text:style-name="Footnote">) 25b <text:span text:style-name="T2">kīrtitā] </text:span>Na; kīrttitā Ca, kīrtitāḥ Ed</text:p></text:note-body></text:note></text:span></text:p>
      <text:p text:style-name="P1"><text:soft-page-break/><text:span text:style-name="T1">dhanaṃjayo bhaved ghoṣo devadatto vijṛmbhakaḥ||20.25|| </text:span><text:span text:style-name="T1"><text:note text:id="ftn1594" text:note-class="footnote"><text:note-citation>1594</text:note-citation><text:note-body><text:p text:style-name="Footnote">) 25c <text:span text:style-name="T2">ghoṣo] </text:span>CaEd; yoṣo Na</text:p></text:note-body></text:note></text:span></text:p>
      <text:p text:style-name="P1"><text:span text:style-name="T1">kṛkaraḥ kṣudhakṛn nityaṃ kūrmonmīlitalocanaḥ| </text:span><text:span text:style-name="T1"><text:note text:id="ftn1595" text:note-class="footnote"><text:note-citation>1595</text:note-citation><text:note-body><text:p text:style-name="Footnote">) 26a <text:span text:style-name="T2">kṛkaraḥ] </text:span>CaNa; kṛkara Ed</text:p></text:note-body></text:note></text:span></text:p>
      <text:p text:style-name="P3">nāga udghāṭanaṃ puṣyaṃ karoti satataṃ dvija||20.26||</text:p>
      <text:p text:style-name="P1"><text:span text:style-name="T1">prāṇaḥ svasati bhūtānāṃ niśvasanti ca nityaśaḥ| </text:span><text:span text:style-name="T1"><text:note text:id="ftn1596" text:note-class="footnote"><text:note-citation>1596</text:note-citation><text:note-body><text:p text:style-name="Footnote">) 27a <text:span text:style-name="T2">prāṇaḥ] </text:span>CaNa; prāṇāḥ Ed</text:p></text:note-body></text:note></text:span><text:span text:style-name="T1"><text:s/></text:span><text:span text:style-name="T1"><text:note text:id="ftn1597" text:note-class="footnote"><text:note-citation>1597</text:note-citation><text:note-body><text:p text:style-name="Footnote">) 27b <text:span text:style-name="T2">nityaśaḥ] </text:span>CaNa; nitya yaḥ Ed</text:p></text:note-body></text:note></text:span></text:p>
      <text:p text:style-name="P1"><text:span text:style-name="T1">prayāṇaṃ kurute yasmāt tasmāt prāṇa iti smṛtaḥ||20.27|| </text:span><text:span text:style-name="T1"><text:note text:id="ftn1598" text:note-class="footnote"><text:note-citation>1598</text:note-citation><text:note-body><text:p text:style-name="Footnote">) 27c <text:span text:style-name="T2">prayāṇaṃ] </text:span>CaNa; prayāṇā Ed</text:p></text:note-body></text:note></text:span></text:p>
      <text:p text:style-name="P1"><text:span text:style-name="T1">apanayaty apānas tu āhāraṃ manujāmadhaḥ| </text:span><text:span text:style-name="T1"><text:note text:id="ftn1599" text:note-class="footnote"><text:note-citation>1599</text:note-citation><text:note-body><text:p text:style-name="Footnote">) 28a <text:span text:style-name="T2">apanaya°] </text:span>NaEd; apa ˟ ya° Ca</text:p></text:note-body></text:note></text:span><text:span text:style-name="T1"><text:s/></text:span><text:span text:style-name="T1"><text:note text:id="ftn1600" text:note-class="footnote"><text:note-citation>1600</text:note-citation><text:note-body><text:p text:style-name="Footnote">) 28b <text:span text:style-name="T2">°madhaḥ] </text:span>Ca; °dhamaḥ Na, °pavaḥ Ed</text:p></text:note-body></text:note></text:span></text:p>
      <text:p text:style-name="P3">śukramūtravaho vāyur apānas tena kīrtitaḥ||20.28||</text:p>
      <text:p text:style-name="P1"><text:span text:style-name="T1">pītaṃ bhakṣitam āghrātaṃ raktapittakaphānilam| </text:span><text:span text:style-name="T1"><text:note text:id="ftn1601" text:note-class="footnote"><text:note-citation>1601</text:note-citation><text:note-body><text:p text:style-name="Footnote">) 29a <text:span text:style-name="T2">pītaṃ] </text:span><text:span text:style-name="T5">corr. </text:span>; pīta° CaNaEd • <text:span text:style-name="T2">°ghrātaṃ] </text:span>CaEd; °ghrāti Na</text:p></text:note-body></text:note></text:span></text:p>
      <text:p text:style-name="P3">samaṃ nayati gātreṣu samāno nāma mārutaḥ||20.29||</text:p>
      <text:p text:style-name="P1"><text:span text:style-name="T1">spandayaty adharaṃ vaktraṃ netragātraprakopanam| </text:span><text:span text:style-name="T1"><text:note text:id="ftn1602" text:note-class="footnote"><text:note-citation>1602</text:note-citation><text:note-body><text:p text:style-name="Footnote">) 30a <text:span text:style-name="T2">°dharaṃ] </text:span>CaNa; °dhara° Ed(<text:span text:style-name="T6">unmetrical</text:span>)</text:p></text:note-body></text:note></text:span></text:p>
      <text:p text:style-name="P1"><text:span text:style-name="T1">udvejayati marmāṇi udāno nāma mārutaḥ||20.30|| </text:span><text:span text:style-name="T1"><text:note text:id="ftn1603" text:note-class="footnote"><text:note-citation>1603</text:note-citation><text:note-body><text:p text:style-name="Footnote">) 30c <text:span text:style-name="T2">marmāṇi] </text:span>CaNa; karmāṇi Ed</text:p></text:note-body></text:note></text:span><text:span text:style-name="T1"><text:s/></text:span><text:span text:style-name="T1"><text:note text:id="ftn1604" text:note-class="footnote"><text:note-citation>1604</text:note-citation><text:note-body><text:p text:style-name="Footnote">) 30d <text:span text:style-name="T2">udāno nāma] </text:span>NaEd; u˟˟˟˟ Ca</text:p></text:note-body></text:note></text:span></text:p>
      <text:p text:style-name="P3">vyāno vināmayaty aṅgaṃ vyaṅgo vyādhiprakopanaḥ|</text:p>
      <text:p text:style-name="P1"><text:span text:style-name="T1">prītivināśakathitaṃ vārdhikyaṃ vyāna ucyate||20.31|| </text:span><text:span text:style-name="T1"><text:note text:id="ftn1605" text:note-class="footnote"><text:note-citation>1605</text:note-citation><text:note-body><text:p text:style-name="Footnote">) 31c <text:span text:style-name="T2">prīti°] </text:span>CaNa; prītir Ed</text:p></text:note-body></text:note></text:span></text:p>
      <text:p text:style-name="P1"><text:span text:style-name="T1">daśavāyuvibhāge ca kīrtito me dvijottama| </text:span><text:span text:style-name="T1"><text:note text:id="ftn1606" text:note-class="footnote"><text:note-citation>1606</text:note-citation><text:note-body><text:p text:style-name="Footnote">) 32b <text:span text:style-name="T2">me] </text:span>CaNa; ye Ed</text:p></text:note-body></text:note></text:span></text:p>
      <text:p text:style-name="P1"><text:span text:style-name="T1">daśavāyuguṇāṃś cānyāṃ chṛnu kīrtayato mama||20.32|| </text:span><text:span text:style-name="T1"><text:note text:id="ftn1607" text:note-class="footnote"><text:note-citation>1607</text:note-citation><text:note-body><text:p text:style-name="Footnote">) 32c <text:span text:style-name="T2">°vāyuguṇāṃś] </text:span>CaNa; °dhātuguṇāś Ed • <text:span text:style-name="T2">cānyāṃ] </text:span>CaNa; cānyac Ed</text:p></text:note-body></text:note></text:span><text:span text:style-name="T1"><text:s/></text:span><text:span text:style-name="T1"><text:note text:id="ftn1608" text:note-class="footnote"><text:note-citation>1608</text:note-citation><text:note-body><text:p text:style-name="Footnote">) 32d <text:span text:style-name="T2">kīrtayato mama] </text:span>CaNa; kīrtaya me dvija Ed</text:p></text:note-body></text:note></text:span></text:p>
      <text:p text:style-name="P1"><text:span text:style-name="T1">vāyor aniyamasparśo vātasthāne svatantratā| </text:span><text:span text:style-name="T1"><text:note text:id="ftn1609" text:note-class="footnote"><text:note-citation>1609</text:note-citation><text:note-body><text:p text:style-name="Footnote">) 33b <text:span text:style-name="T2">vātasthāne ] </text:span>NaEd; vāta˟ne Ca</text:p></text:note-body></text:note></text:span></text:p>
      <text:p text:style-name="P3">balaṃ śīghraṃ ca mokṣaṃ ca ceṣṭākarmātmanā bhavaḥ||20.33|| tejaḥ </text:p>
      <text:p text:style-name="P3">vāyunāpi sṛjas tejas tadrūpaguṇam ucyate|</text:p>
      <text:p text:style-name="P3">śabdasparśasamajyotis triguṇaṃ samudāhṛtam||20.34||</text:p>
      <text:p text:style-name="P1"><text:span text:style-name="T1">śabdaḥ sparśaḥ purā proktaḥ śṛṇu rūpaguṇaṃ tataḥ| </text:span><text:span text:style-name="T1"><text:note text:id="ftn1610" text:note-class="footnote"><text:note-citation>1610</text:note-citation><text:note-body><text:p text:style-name="Footnote">) 35a <text:span text:style-name="T2">śabdaḥ] </text:span>NaEd; śabda° Ca • <text:span text:style-name="T2">proktaḥ] </text:span>CaNa; proktāḥ Ed</text:p></text:note-body></text:note></text:span><text:span text:style-name="T1"><text:s/></text:span><text:span text:style-name="T1"><text:note text:id="ftn1611" text:note-class="footnote"><text:note-citation>1611</text:note-citation><text:note-body><text:p text:style-name="Footnote">) 35b <text:span text:style-name="T2">rūpaguṇaṃ] </text:span>CaEd; rūpaṃ guṇaṃ Na</text:p></text:note-body></text:note></text:span></text:p>
      <text:p text:style-name="P1"><text:span text:style-name="T1">hrasvaṃ dīrgham aṇu sthūlaṃ vṛttamaṇḍalam eva ca||20.35|| </text:span><text:span text:style-name="T1"><text:note text:id="ftn1612" text:note-class="footnote"><text:note-citation>1612</text:note-citation><text:note-body><text:p text:style-name="Footnote">) 35c <text:span text:style-name="T2">hrasvaṃ] </text:span>CaNa; hrasva° Ed • <text:span text:style-name="T2">dīrgham aṇu ] </text:span>CaNa; °dīrghalaghu Ed</text:p></text:note-body></text:note></text:span></text:p>
      <text:p text:style-name="P1"><text:span text:style-name="T1">caturasraṃ dvirasraṃ ca tryasraṃ caiva ṣaḍasrakam| </text:span><text:span text:style-name="T1"><text:note text:id="ftn1613" text:note-class="footnote"><text:note-citation>1613</text:note-citation><text:note-body><text:p text:style-name="Footnote">) 36a <text:span text:style-name="T2">caturasraṃ dvirasraṃ] </text:span>Na; caturaśran dvi˟śraṃ Ca, caturasradvirasraś Ed</text:p></text:note-body></text:note></text:span><text:span text:style-name="T1"><text:s/></text:span><text:span text:style-name="T1"><text:note text:id="ftn1614" text:note-class="footnote"><text:note-citation>1614</text:note-citation><text:note-body><text:p text:style-name="Footnote">) 36b <text:span text:style-name="T2">tryasraṃ ] </text:span>CaNa; tisraś Ed</text:p></text:note-body></text:note></text:span></text:p>
      <text:p text:style-name="P1"><text:span text:style-name="T1">śuklaḥ kṛṣṇas tathā rakto nīlaḥ pīto 'ruṇas tathā||20.36|| </text:span><text:span text:style-name="T1"><text:note text:id="ftn1615" text:note-class="footnote"><text:note-citation>1615</text:note-citation><text:note-body><text:p text:style-name="Footnote">) 36c <text:span text:style-name="T2">śuklaḥ] </text:span>CaNa; śuklaṃ Ed</text:p></text:note-body></text:note></text:span><text:span text:style-name="T1"><text:s/></text:span><text:span text:style-name="T1"><text:note text:id="ftn1616" text:note-class="footnote"><text:note-citation>1616</text:note-citation><text:note-body><text:p text:style-name="Footnote">) 36d <text:span text:style-name="T2">nīlaḥ] </text:span>CaNa; nīla° Ed</text:p></text:note-body></text:note></text:span></text:p>
      <text:p text:style-name="P1"><text:span text:style-name="T1">śyāmaḥ piṅgala babhruś ca nava raṅgāḥ prakīrtitāḥ| </text:span><text:span text:style-name="T1"><text:note text:id="ftn1617" text:note-class="footnote"><text:note-citation>1617</text:note-citation><text:note-body><text:p text:style-name="Footnote">) 37a <text:span text:style-name="T2">śyāmaḥ piṅgala babhruś ca] </text:span>Ed; śyāmaḥ piṅgalo babhruś ca Ca, śyāmaś ca piṅgalo babhruś ca Na<text:span text:style-name="T7">ac</text:span>, śyāma piṅgalo bhruś ca Na<text:span text:style-name="T7">pc</text:span></text:p></text:note-body></text:note></text:span><text:span text:style-name="T1"><text:s/></text:span><text:span text:style-name="T1"><text:note text:id="ftn1618" text:note-class="footnote"><text:note-citation>1618</text:note-citation><text:note-body><text:p text:style-name="Footnote">) 37b <text:span text:style-name="T2">raṅgāḥ] </text:span>CaNa; raṅgaḥ Ed</text:p></text:note-body></text:note></text:span></text:p>
      <text:p text:style-name="P1"><text:span text:style-name="T1">navadhā navaraṅgānām ekāśīti guṇāḥ smṛtāḥ||20.37|| </text:span><text:span text:style-name="T1"><text:note text:id="ftn1619" text:note-class="footnote"><text:note-citation>1619</text:note-citation><text:note-body><text:p text:style-name="Footnote">) 37d <text:span text:style-name="T2">smṛtāḥ] </text:span>CaNa; smṛtaṃ Ed</text:p></text:note-body></text:note></text:span></text:p>
      <text:p text:style-name="P1"><text:span text:style-name="T1">tejodhātu daśa brūmaḥ śṛṇuṣvāvahito bhava| </text:span><text:span text:style-name="T1"><text:note text:id="ftn1620" text:note-class="footnote"><text:note-citation>1620</text:note-citation><text:note-body><text:p text:style-name="Footnote">) 38a <text:span text:style-name="T2">tejodhātu daśa] </text:span>CaNa; tejodhātur daśaṃ Ed</text:p></text:note-body></text:note></text:span></text:p>
      <text:p text:style-name="P1"><text:span text:style-name="T1">kāmas tejokṣaṇaḥ krodho jaṭharāgniś ca pañcamaḥ||20.38|| </text:span><text:span text:style-name="T1"><text:note text:id="ftn1621" text:note-class="footnote"><text:note-citation>1621</text:note-citation><text:note-body><text:p text:style-name="Footnote">) 38c <text:span text:style-name="T2">tejokṣaṇaḥ] </text:span>Ca; tejakṣaṇaḥ Na, tejekṣaṇaḥ Ed</text:p></text:note-body></text:note></text:span><text:span text:style-name="T1"><text:s/></text:span><text:span text:style-name="T1"><text:note text:id="ftn1622" text:note-class="footnote"><text:note-citation>1622</text:note-citation><text:note-body><text:p text:style-name="Footnote">) 38d <text:span text:style-name="T2">jaṭharāgniś] </text:span>NaEd; jaṭha˟gniś Ca</text:p></text:note-body></text:note></text:span></text:p>
      <text:p text:style-name="P1"><text:soft-page-break/><text:span text:style-name="T1">jñānaṃ yogas tapo dhyānaṃ viśvāgnir daśamaḥ smṛtaḥ| </text:span><text:span text:style-name="T1"><text:note text:id="ftn1623" text:note-class="footnote"><text:note-citation>1623</text:note-citation><text:note-body><text:p text:style-name="Footnote">) 39b <text:span text:style-name="T2">viśvāgnir] </text:span>CaEd; viśvāgni Na</text:p></text:note-body></text:note></text:span></text:p>
      <text:p text:style-name="P1"><text:span text:style-name="T1">daśa tejoguṇāṃś cānyān pravakṣyāmi dvijottama||20.39|| </text:span><text:span text:style-name="T1"><text:note text:id="ftn1624" text:note-class="footnote"><text:note-citation>1624</text:note-citation><text:note-body><text:p text:style-name="Footnote">) 39c <text:span text:style-name="T2">daśa tejoguṇāṃś] </text:span>CaNa; daṃśatejoguṇāś Ed</text:p></text:note-body></text:note></text:span></text:p>
      <text:p text:style-name="P1"><text:span text:style-name="T1">agner durdharṣavāpnoti tāpapākaprakāśanaḥ| </text:span><text:span text:style-name="T1"><text:note text:id="ftn1625" text:note-class="footnote"><text:note-citation>1625</text:note-citation><text:note-body><text:p text:style-name="Footnote">) 40a <text:span text:style-name="T2">agner durdharṣavāpnoti] </text:span>Ed; agner durddhaṣatāpnoti Ca, agne durddhaṣatāpnoti Na</text:p></text:note-body></text:note></text:span></text:p>
      <text:p text:style-name="P1"><text:span text:style-name="T1">śaucaṃ rāgo laghus taikṣṇaṃ daśamaś cordhabhāṣitam||20.40|| </text:span><text:span text:style-name="T1"><text:note text:id="ftn1626" text:note-class="footnote"><text:note-citation>1626</text:note-citation><text:note-body><text:p text:style-name="Footnote">) 40c <text:span text:style-name="T2">rāgo] </text:span>CaNa; gaṅgā Ed</text:p></text:note-body></text:note></text:span><text:span text:style-name="T1"><text:s/></text:span><text:span text:style-name="T1"><text:note text:id="ftn1627" text:note-class="footnote"><text:note-citation>1627</text:note-citation><text:note-body><text:p text:style-name="Footnote">) 40d <text:span text:style-name="T2">daśamaṃ cordhabhāṣitam] </text:span>Na; <text:span text:style-name="T2">daśapañcorddhabhāṣitam] </text:span>Ca; daśamaś cordhabhāṣitam Ed</text:p></text:note-body></text:note></text:span><text:span text:style-name="T1"><text:s/></text:span><text:span text:style-name="T1"><text:note text:id="ftn1628" text:note-class="footnote"><text:note-citation>1628</text:note-citation><text:note-body><text:p text:style-name="Footnote">) Parallel: 40 â‰ˆMBh 12.247.5cd: śaucaṃ rāgo laghus taikṣṇyaṃ daśamaṃ cordhvabhāgitā</text:p></text:note-body></text:note></text:span></text:p>
      <text:p text:style-name="P3">jyotiḥ so 'pi sṛjaś cāpi saraso guṇasaṃyutaḥ|</text:p>
      <text:p text:style-name="P1"><text:span text:style-name="T1">caturguṇāḥ smṛtā āpaḥ vijñeyā ca manīṣibhiḥ||20.41|| </text:span><text:span text:style-name="T1"><text:note text:id="ftn1629" text:note-class="footnote"><text:note-citation>1629</text:note-citation><text:note-body><text:p text:style-name="Footnote">) 41d <text:span text:style-name="T5">omitted in </text:span>CaNa</text:p></text:note-body></text:note></text:span></text:p>
      <text:p text:style-name="P1"><text:span text:style-name="T1">śabdaḥ sparśaś ca rūpaṃ ca rasaś ca sa caturguṇaḥ| </text:span><text:span text:style-name="T1"><text:note text:id="ftn1630" text:note-class="footnote"><text:note-citation>1630</text:note-citation><text:note-body><text:p text:style-name="Footnote">) 42a <text:span text:style-name="T2">rūpaṃ] </text:span>CaNa; rūpaś Ed</text:p></text:note-body></text:note></text:span><text:span text:style-name="T1"><text:s/></text:span><text:span text:style-name="T1"><text:note text:id="ftn1631" text:note-class="footnote"><text:note-citation>1631</text:note-citation><text:note-body><text:p text:style-name="Footnote">) Parallel: 42 â‰ˆ MBh 12.299.11ab: śabdaḥ sparśaś ca rūpaṃ ca raso gandhaś ca pañcamaḥ</text:p></text:note-body></text:note></text:span></text:p>
      <text:p text:style-name="P1"><text:span text:style-name="T1">rūpādiguṇa pūrvokta adhunātha rasaṃ śṛṇu||20.42|| </text:span><text:span text:style-name="T1"><text:note text:id="ftn1632" text:note-class="footnote"><text:note-citation>1632</text:note-citation><text:note-body><text:p text:style-name="Footnote">) 42c <text:span text:style-name="T2">pūrvokta] </text:span>CaNa; pūrvoktaṃ Ed</text:p></text:note-body></text:note></text:span><text:span text:style-name="T1"><text:s/>āpaḥ </text:span></text:p>
      <text:p text:style-name="P1"><text:span text:style-name="T1">kaṭutiktakaṣāyāś ca lavaṇāmlas tathaiva ca| </text:span><text:span text:style-name="T1"><text:note text:id="ftn1633" text:note-class="footnote"><text:note-citation>1633</text:note-citation><text:note-body><text:p text:style-name="Footnote">) 43a <text:span text:style-name="T2">lavaṇāmlas] </text:span>CaNa; lavaṇāntas Ed</text:p></text:note-body></text:note></text:span></text:p>
      <text:p text:style-name="P1"><text:span text:style-name="T1">madhuraś ca rasān ṣaḍ vai pravadanti manīṣiṇaḥ||20.43|| </text:span><text:span text:style-name="T1"><text:note text:id="ftn1634" text:note-class="footnote"><text:note-citation>1634</text:note-citation><text:note-body><text:p text:style-name="Footnote">) 43c <text:span text:style-name="T2">rasān] </text:span><text:span text:style-name="T5">corr. </text:span>; rasāṃ Ca, rasā NaEd</text:p></text:note-body></text:note></text:span></text:p>
      <text:p text:style-name="P1"><text:span text:style-name="T1">ṣaḍrasāḥ ṣaḍvibhedena ṣaḍtriṃśaguṇa ucyate| </text:span><text:span text:style-name="T1"><text:note text:id="ftn1635" text:note-class="footnote"><text:note-citation>1635</text:note-citation><text:note-body><text:p text:style-name="Footnote">) 44a <text:span text:style-name="T2">°rasāḥ] </text:span>CaNa; °rasā Ed • <text:span text:style-name="T2">ṣaḍvi°] </text:span>CaEd; ṣaḍbhir Na</text:p></text:note-body></text:note></text:span></text:p>
      <text:p text:style-name="P1"><text:span text:style-name="T1">āpadhātudaśa tv anyān śṛṇu kīrtayato mama||20.44|| </text:span><text:span text:style-name="T1"><text:note text:id="ftn1636" text:note-class="footnote"><text:note-citation>1636</text:note-citation><text:note-body><text:p text:style-name="Footnote">) 44a <text:span text:style-name="T2">āpa°] </text:span>NaEd; āpa° Ca • <text:span text:style-name="T2">°nyān] </text:span><text:span text:style-name="T5">corr. </text:span>; °nyāṃ CaNa, °nyā Ed</text:p></text:note-body></text:note></text:span></text:p>
      <text:p text:style-name="P1"><text:span text:style-name="T1">lālā siṅghāṇikā śleṣmā raktaḥ pittaḥ kaphas tathā| </text:span><text:span text:style-name="T1"><text:note text:id="ftn1637" text:note-class="footnote"><text:note-citation>1637</text:note-citation><text:note-body><text:p text:style-name="Footnote">) 45a <text:span text:style-name="T2">siṅghāṇikā] </text:span><text:span text:style-name="T5">corr. </text:span>; sighānikā Ca, siṃghānikā NaEd • <text:span text:style-name="T2">śleṣmā] </text:span>CaNa; śoṣmā Ed</text:p></text:note-body></text:note></text:span><text:span text:style-name="T1"><text:s/></text:span><text:span text:style-name="T1"><text:note text:id="ftn1638" text:note-class="footnote"><text:note-citation>1638</text:note-citation><text:note-body><text:p text:style-name="Footnote">) 45b <text:span text:style-name="T2">raktaḥ] </text:span>CaNa; rakta° Ed</text:p></text:note-body></text:note></text:span></text:p>
      <text:p text:style-name="P1"><text:span text:style-name="T1">svedam aśru rasaś caiva medaś ca daśamaḥ smṛtaḥ||20.45|| </text:span><text:span text:style-name="T1"><text:note text:id="ftn1639" text:note-class="footnote"><text:note-citation>1639</text:note-citation><text:note-body><text:p text:style-name="Footnote">) 45c <text:span text:style-name="T2">rasaś] </text:span>CaEd; rasaṃś Na</text:p></text:note-body></text:note></text:span><text:span text:style-name="T1"><text:s/></text:span><text:span text:style-name="T1"><text:note text:id="ftn1640" text:note-class="footnote"><text:note-citation>1640</text:note-citation><text:note-body><text:p text:style-name="Footnote">) 45d <text:span text:style-name="T2">medaś] </text:span>CaNa; medaṃ Ed</text:p></text:note-body></text:note></text:span></text:p>
      <text:p text:style-name="P1"><text:span text:style-name="T1">daśa āpaguṇāś cānyā kīrtayiṣyāmi tān śṛṇu| </text:span><text:span text:style-name="T1"><text:note text:id="ftn1641" text:note-class="footnote"><text:note-citation>1641</text:note-citation><text:note-body><text:p text:style-name="Footnote">) 46a <text:span text:style-name="T2">daśa āpa°] </text:span>CaNa; daśaś cāpa° Ed • <text:span text:style-name="T2">cānyā] </text:span>NaEd; cānye Ca</text:p></text:note-body></text:note></text:span><text:span text:style-name="T1"><text:s/></text:span><text:span text:style-name="T1"><text:note text:id="ftn1642" text:note-class="footnote"><text:note-citation>1642</text:note-citation><text:note-body><text:p text:style-name="Footnote">) 46b <text:span text:style-name="T2">tān] </text:span>Ed; tāṃ CaNa</text:p></text:note-body></text:note></text:span></text:p>
      <text:p text:style-name="P1"><text:span text:style-name="T1">aṅgyaśaityaṃ rasakledo dravatvaṃ snehasaumyatā||20.46|| </text:span><text:span text:style-name="T1"><text:note text:id="ftn1643" text:note-class="footnote"><text:note-citation>1643</text:note-citation><text:note-body><text:p text:style-name="Footnote">) 46c <text:span text:style-name="T2">aṅgyaśaityaṃ] </text:span>CaNa; agnyaśaitya° Ed</text:p></text:note-body></text:note></text:span></text:p>
      <text:p text:style-name="P1"><text:span text:style-name="T1">jihvāviṣpandinī caiva bhaumān daśaguṇāñ śṛṇu| </text:span><text:span text:style-name="T1"><text:note text:id="ftn1644" text:note-class="footnote"><text:note-citation>1644</text:note-citation><text:note-body><text:p text:style-name="Footnote">) 47a <text:span text:style-name="T2">°viṣpandinī] </text:span>Na; °viṣ˟˟nī Ca; °niṣpandinī Ed</text:p></text:note-body></text:note></text:span><text:span text:style-name="T1"><text:s/></text:span><text:span text:style-name="T1"><text:note text:id="ftn1645" text:note-class="footnote"><text:note-citation>1645</text:note-citation><text:note-body><text:p text:style-name="Footnote">) 47b <text:span text:style-name="T2">bhaumān daśaguṇāñ śṛṇu] </text:span>Ed; bhaumānyaśravaṇādhamaḥ CaNa</text:p></text:note-body></text:note></text:span></text:p>
      <text:p text:style-name="P1"><text:span text:style-name="T1">āpaś ca bījyajābhūmis tasyā gandhaguṇaḥ smṛtaḥ||20.47|| </text:span><text:span text:style-name="T1"><text:note text:id="ftn1646" text:note-class="footnote"><text:note-citation>1646</text:note-citation><text:note-body><text:p text:style-name="Footnote">) 47c <text:span text:style-name="T2">āpaś ca bījya°] </text:span>Ed; āpaś cāpījya° CaNa</text:p></text:note-body></text:note></text:span><text:span text:style-name="T1"><text:s/></text:span></text:p>
      <text:p text:style-name="P1"><text:span text:style-name="T1">caturāpaguṇān gṛhya bhūmer gandhaguṇaḥ smṛtaḥ| </text:span><text:span text:style-name="T1"><text:note text:id="ftn1647" text:note-class="footnote"><text:note-citation>1647</text:note-citation><text:note-body><text:p text:style-name="Footnote">) 48a <text:span text:style-name="T2">°guṇān] </text:span>CaEd; °guṇā Na</text:p></text:note-body></text:note></text:span></text:p>
      <text:p text:style-name="P1"><text:span text:style-name="T1">śabdaḥ sparśaś ca rūpaṃ ca raso gandhaś ca pañcamaḥ||20.48|| </text:span><text:span text:style-name="T1"><text:note text:id="ftn1648" text:note-class="footnote"><text:note-citation>1648</text:note-citation><text:note-body><text:p text:style-name="Footnote">) 48c <text:span text:style-name="T2">rūpaṃ] </text:span>CaNa; rūpaś Ed</text:p></text:note-body></text:note></text:span><text:span text:style-name="T1"><text:s/></text:span><text:span text:style-name="T1"><text:note text:id="ftn1649" text:note-class="footnote"><text:note-citation>1649</text:note-citation><text:note-body><text:p text:style-name="Footnote">) 48d <text:span text:style-name="T2">pañcamaḥ] </text:span>CaNa; pañcama Ed</text:p></text:note-body></text:note></text:span><text:span text:style-name="T1"><text:s/>bhūmiḥ </text:span></text:p>
      <text:p text:style-name="P1"><text:span text:style-name="T1">āpaḥpūrvaguṇāḥ proktā bhūmer gandhaguṇaṃ śṛṇu| </text:span><text:span text:style-name="T1"><text:note text:id="ftn1650" text:note-class="footnote"><text:note-citation>1650</text:note-citation><text:note-body><text:p text:style-name="Footnote">) 49a <text:span text:style-name="T2">āpaḥ°] </text:span>Ca; āpa° Ed • <text:span text:style-name="T2">proktā] </text:span>Ca; prokto Ed</text:p></text:note-body></text:note></text:span><text:span text:style-name="T1"><text:s/></text:span><text:span text:style-name="T1"><text:note text:id="ftn1651" text:note-class="footnote"><text:note-citation>1651</text:note-citation><text:note-body><text:p text:style-name="Footnote">) 49b <text:span text:style-name="T2">bhūme°] </text:span>Ca; bhūmi° Ed • <text:span text:style-name="T2">śṛṇu] </text:span>Ca; smṛta Ed</text:p></text:note-body></text:note></text:span></text:p>
      <text:p text:style-name="P1"><text:span text:style-name="T1">iṣṭāniṣtadvayor gandhaḥ surabhir durabhis tathā||20.49|| </text:span><text:span text:style-name="T1"><text:note text:id="ftn1652" text:note-class="footnote"><text:note-citation>1652</text:note-citation><text:note-body><text:p text:style-name="Footnote">) 49c <text:span text:style-name="T2">dvayor gandhaḥ] </text:span>Ed; dvayo˟˟ Ca</text:p></text:note-body></text:note></text:span></text:p>
      <text:p text:style-name="P1"><text:span text:style-name="T1">karpūraḥ kasturīkaṃ ca candanāgarum eva ca| </text:span><text:span text:style-name="T1"><text:note text:id="ftn1653" text:note-class="footnote"><text:note-citation>1653</text:note-citation><text:note-body><text:p text:style-name="Footnote">) 50a <text:span text:style-name="T2">kasturīkaṃ] </text:span>Ca; kastūrīkaś Ed(<text:span text:style-name="T6">unmetrical</text:span>)</text:p></text:note-body></text:note></text:span><text:span text:style-name="T1"><text:s/></text:span><text:span text:style-name="T1"><text:note text:id="ftn1654" text:note-class="footnote"><text:note-citation>1654</text:note-citation><text:note-body><text:p text:style-name="Footnote">) 50b <text:span text:style-name="T2">°garu°] </text:span>Ca; °guru° Ed</text:p></text:note-body></text:note></text:span></text:p>
      <text:p text:style-name="P1"><text:span text:style-name="T1">kuṅkumādisugandhāni ghrāṇam iṣṭaṃ prakīrtitam||20.50|| </text:span><text:span text:style-name="T1"><text:note text:id="ftn1655" text:note-class="footnote"><text:note-citation>1655</text:note-citation><text:note-body><text:p text:style-name="Footnote">) 50d <text:span text:style-name="T2">°kīrtitam] </text:span>Ca; °kīrtitaḥ Ed</text:p></text:note-body></text:note></text:span></text:p>
      <text:p text:style-name="P1"><text:soft-page-break/><text:span text:style-name="T1">viṅmūtrasvedagandhāni vaktragandhaṃ ca duḥsaham| </text:span><text:span text:style-name="T1"><text:note text:id="ftn1656" text:note-class="footnote"><text:note-citation>1656</text:note-citation><text:note-body><text:p text:style-name="Footnote">) 51b <text:span text:style-name="T2">°gandhaṃ] </text:span>Ca; °gandhaś Ed</text:p></text:note-body></text:note></text:span></text:p>
      <text:p text:style-name="P1"><text:span text:style-name="T1">jīrṇasphoṭitagandhāni aniṣṭānīti kīrtitam||20.51|| </text:span><text:span text:style-name="T1"><text:note text:id="ftn1657" text:note-class="footnote"><text:note-citation>1657</text:note-citation><text:note-body><text:p text:style-name="Footnote">) 51c <text:span text:style-name="T2">°sphoṭita°] </text:span>Ca; °sphoṭaka° Ed</text:p></text:note-body></text:note></text:span></text:p>
      <text:p text:style-name="P1"><text:span text:style-name="T1">bhūmer dhātu daśa tv anyān kathayiṣyāmi tac chṛṇu| </text:span><text:span text:style-name="T1"><text:note text:id="ftn1658" text:note-class="footnote"><text:note-citation>1658</text:note-citation><text:note-body><text:p text:style-name="Footnote">) 52a <text:span text:style-name="T2">bhūmer] </text:span>Ca; bhūme Ed • <text:span text:style-name="T2">tv anyān] </text:span>Ca; tv anyā Ed</text:p></text:note-body></text:note></text:span><text:span text:style-name="T1"><text:s/></text:span><text:span text:style-name="T1"><text:note text:id="ftn1659" text:note-class="footnote"><text:note-citation>1659</text:note-citation><text:note-body><text:p text:style-name="Footnote">) 52b <text:span text:style-name="T2">tac chṛṇu] </text:span>Ed; ta˟ṇu Ca</text:p></text:note-body></text:note></text:span></text:p>
      <text:p text:style-name="P1"><text:span text:style-name="T1">tvacaṃ māṃsaṃ ca medaṃ ca snāyu majjā sirā tathā||20.52|| </text:span><text:span text:style-name="T1"><text:note text:id="ftn1660" text:note-class="footnote"><text:note-citation>1660</text:note-citation><text:note-body><text:p text:style-name="Footnote">) 52c <text:span text:style-name="T2">tvacaṃ māṃsaṃ ca medaṃ ca] </text:span>Ca; tvacā māṃsaś ca medaś ca Ed</text:p></text:note-body></text:note></text:span><text:span text:style-name="T1"><text:s/></text:span><text:span text:style-name="T1"><text:note text:id="ftn1661" text:note-class="footnote"><text:note-citation>1661</text:note-citation><text:note-body><text:p text:style-name="Footnote">) 52d <text:span text:style-name="T2">snāyu] </text:span>Ed; śnāyuṃ Ca • <text:span text:style-name="T2">sirā] </text:span><text:span text:style-name="T5">eme. </text:span>; śirās Ca; śiras Ed</text:p></text:note-body></text:note></text:span></text:p>
      <text:p text:style-name="P1"><text:span text:style-name="T1">nakhadantaruhāś caiva keśaś ca daśamas tathā| </text:span><text:span text:style-name="T1"><text:note text:id="ftn1662" text:note-class="footnote"><text:note-citation>1662</text:note-citation><text:note-body><text:p text:style-name="Footnote">) 53b <text:span text:style-name="T2">keśa°] </text:span>Ca; keśā° Ed</text:p></text:note-body></text:note></text:span></text:p>
      <text:p text:style-name="P1"><text:span text:style-name="T1">daśa tv anyān pravakṣyāmi śṛṇu bhūmiguṇān dvija||20.53|| </text:span><text:span text:style-name="T1"><text:note text:id="ftn1663" text:note-class="footnote"><text:note-citation>1663</text:note-citation><text:note-body><text:p text:style-name="Footnote">) 53c <text:span text:style-name="T2">tv anyān] </text:span>Ed; tv anyām Ca</text:p></text:note-body></text:note></text:span></text:p>
      <text:p text:style-name="P1"><text:span text:style-name="T1">bhūmeḥ sthairyaṃ rajastvañca kāṭhinyaṃ prasavātmakam| </text:span><text:span text:style-name="T1"><text:note text:id="ftn1664" text:note-class="footnote"><text:note-citation>1664</text:note-citation><text:note-body><text:p text:style-name="Footnote">) 54a <text:span text:style-name="T2">rajastvañca] </text:span>Ca; rajatvaś ca Ed</text:p></text:note-body></text:note></text:span><text:span text:style-name="T1"><text:s/></text:span><text:span text:style-name="T1"><text:note text:id="ftn1665" text:note-class="footnote"><text:note-citation>1665</text:note-citation><text:note-body><text:p text:style-name="Footnote">) 54b <text:span text:style-name="T2">kāṭhinyaṃ] </text:span>Ca; kaṭhinyaṃ Ed</text:p></text:note-body></text:note></text:span></text:p>
      <text:p text:style-name="P3">gandho guruś ca śaktiś ca nīhārasthāpanākṛtiḥ||20.54||</text:p>
      <text:p text:style-name="P1"><text:span text:style-name="T1">guṇaṃ dhātuviśeṣaś ca utpattiś ca dvijottama| </text:span><text:span text:style-name="T1"><text:note text:id="ftn1666" text:note-class="footnote"><text:note-citation>1666</text:note-citation><text:note-body><text:p text:style-name="Footnote">) 55a <text:span text:style-name="T2">guṇaṃ dhātu°] </text:span>Ed; guṇandhātu° Ca</text:p></text:note-body></text:note></text:span></text:p>
      <text:p text:style-name="P3">yathā śrutaṃ mayā pūrvaṃ kīrtitaṃ nikhilena tu||20.55||</text:p>
      <text:p text:style-name="P1"><text:span text:style-name="T1">vaikārikam ahaṃkāraṃ sattvodriktāt tu sāttvikaḥ| </text:span><text:span text:style-name="T1"><text:note text:id="ftn1667" text:note-class="footnote"><text:note-citation>1667</text:note-citation><text:note-body><text:p text:style-name="Footnote">) 56f <text:span text:style-name="T2">sattvodriktāt tu] </text:span><text:span text:style-name="T5">corr. </text:span>; sattvodṛktāt tu Ca, sattvonuktānu Ed</text:p></text:note-body></text:note></text:span><text:span text:style-name="T1"><text:s/>buddhīndriyāṇi </text:span></text:p>
      <text:p text:style-name="P3">śrotraṃ tvak cakṣuṣī jihvā nāsikā caiva pañcamī||20.56||</text:p>
      <text:p text:style-name="P3">buddhīndriyāṇi pañcaiva kīrtitāni dvijottama| karmendriyāṇi tanmātrāṇi ca </text:p>
      <text:p text:style-name="P1"><text:span text:style-name="T1">hastapādas tathā pāyur upastho vāk ca pañcamaḥ||20.57|| </text:span><text:span text:style-name="T1"><text:note text:id="ftn1668" text:note-class="footnote"><text:note-citation>1668</text:note-citation><text:note-body><text:p text:style-name="Footnote">) 57c <text:span text:style-name="T2">pāyu°] </text:span>Ca; snāyu° Ed</text:p></text:note-body></text:note></text:span><text:span text:style-name="T1"><text:s/></text:span><text:span text:style-name="T1"><text:note text:id="ftn1669" text:note-class="footnote"><text:note-citation>1669</text:note-citation><text:note-body><text:p text:style-name="Footnote">) 57d <text:span text:style-name="T2">°pastho vāk ca] </text:span>Ed; °pastho vā˟ Ca • <text:span text:style-name="T2">pañcamaḥ] </text:span>Ca; pañcamam Ed</text:p></text:note-body></text:note></text:span></text:p>
      <text:p text:style-name="P3">śrotreṇa gṛhyate śabdo vividhas tu dvijottama|</text:p>
      <text:p text:style-name="P3">veṇuvīṇāsvanānāṃ ca tantrīśabdam anekadhā||20.58||</text:p>
      <text:p text:style-name="P1"><text:span text:style-name="T1">muraja saunda paṇavabherīpaṭahanisvanam| </text:span><text:span text:style-name="T1"><text:note text:id="ftn1670" text:note-class="footnote"><text:note-citation>1670</text:note-citation><text:note-body><text:p text:style-name="Footnote">) 59a <text:span text:style-name="T2">muraja] </text:span>Ed; murava Ca • <text:span text:style-name="T2">saunda] </text:span>Ed; maunda Ca</text:p></text:note-body></text:note></text:span></text:p>
      <text:p text:style-name="P3">śaṅkhakāhalaśabdaṃ ca śabdaṃ ḍiṇḍimagomukham||20.59||</text:p>
      <text:p text:style-name="P1"><text:span text:style-name="T1">kāṃsikāhalamiśraṃ ca gītāni vividhāni ca| </text:span><text:span text:style-name="T1"><text:note text:id="ftn1671" text:note-class="footnote"><text:note-citation>1671</text:note-citation><text:note-body><text:p text:style-name="Footnote">) 60a <text:span text:style-name="T2">°kāhala°] </text:span>Ed; °kātāla° Ca</text:p></text:note-body></text:note></text:span></text:p>
      <text:p text:style-name="P1"><text:span text:style-name="T1">tvacayā gṛhyate sparśaḥ sukhaduḥkhasamanvitaḥ||20.60|| </text:span><text:span text:style-name="T1"><text:note text:id="ftn1672" text:note-class="footnote"><text:note-citation>1672</text:note-citation><text:note-body><text:p text:style-name="Footnote">) 60c <text:span text:style-name="T2">gṛhyate] </text:span>Ed; gṛhya˟ Ca</text:p></text:note-body></text:note></text:span></text:p>
      <text:p text:style-name="P1"><text:span text:style-name="T1">mṛdusūkṣmasukhaṃ sparśaḥ vastraśayyāsanādayaḥ| </text:span><text:span text:style-name="T1"><text:note text:id="ftn1673" text:note-class="footnote"><text:note-citation>1673</text:note-citation><text:note-body><text:p text:style-name="Footnote">) 61a <text:span text:style-name="T2">°sukhaṃ] </text:span>Ed; °sukha° Ca(<text:span text:style-name="T6">unmetrical</text:span>)</text:p></text:note-body></text:note></text:span></text:p>
      <text:p text:style-name="P1"><text:span text:style-name="T1">tīkṣṇaśastrajalaṃ śaitya uṣṇataptakṣatekṣaraḥ||20.61|| </text:span><text:span text:style-name="T1"><text:note text:id="ftn1674" text:note-class="footnote"><text:note-citation>1674</text:note-citation><text:note-body><text:p text:style-name="Footnote">) 61c <text:span text:style-name="T2">śaitya] </text:span>Ed; śaitye Ca</text:p></text:note-body></text:note></text:span></text:p>
      <text:p text:style-name="P3">evamādīny anekāni jñeyānīṣṭaṃ dvijottama|</text:p>
      <text:p text:style-name="P3">cakṣuṣā gṛhyate rūpaṃ sahasrāṇi śatāni ca||20.62||</text:p>
      <text:p text:style-name="P3">devarūpavikārāṇi nakṣatragrahatārakāḥ|</text:p>
      <text:p text:style-name="P3">mānuṣānāṃ vikārāṇi grāmaṃ nagarapattanam||20.63||</text:p>
      <text:p text:style-name="P3">vṛkṣagulmalatānāṃ ca paśupakṣiśarīsṛpāṃ|</text:p>
      <text:p text:style-name="P3">kṛmikīṭapataṅgānāṃ jalajānām anekadhā||20.64||</text:p>
      <text:p text:style-name="P1"><text:span text:style-name="T1">śailadāravaromāṇi rūpāṇi vividhāni ca| </text:span><text:span text:style-name="T1"><text:note text:id="ftn1675" text:note-class="footnote"><text:note-citation>1675</text:note-citation><text:note-body><text:p text:style-name="Footnote">) 65a <text:span text:style-name="T2">°romāṇi] </text:span>Ed; °homāni Ca</text:p></text:note-body></text:note></text:span></text:p>
      <text:p text:style-name="P1"><text:span text:style-name="T1">dhātudravyavikārāṇi rūpāṇi dvijasattama||20.65|| </text:span><text:span text:style-name="T1"><text:note text:id="ftn1676" text:note-class="footnote"><text:note-citation>1676</text:note-citation><text:note-body><text:p text:style-name="Footnote">) 65d <text:span text:style-name="T2">dvijasattama] </text:span>Ed; dvijasa˟˟ Ca</text:p></text:note-body></text:note></text:span></text:p>
      <text:p text:style-name="P1"><text:span text:style-name="T1">jihvayā gṛhyate svādo hṛdyāhṛdyo dvijottama| </text:span><text:span text:style-name="T1"><text:note text:id="ftn1677" text:note-class="footnote"><text:note-citation>1677</text:note-citation><text:note-body><text:p text:style-name="Footnote">) 66a <text:span text:style-name="T2">jihvayā] </text:span>Ed; ˟˟yā Ca</text:p></text:note-body></text:note></text:span></text:p>
      <text:p text:style-name="P3">phalamūlāni śākāni kandāni piśitāni ca||20.66||</text:p>
      <text:p text:style-name="P3">pakvāpakva viśeṣāṇi dadhikṣīraghṛtāni ca|</text:p>
      <text:p text:style-name="P1"><text:soft-page-break/><text:span text:style-name="T1">vrīhyoṣadhirasānāṃ ca miśrāmiśram anekadhā||20.67|| </text:span><text:span text:style-name="T1"><text:note text:id="ftn1678" text:note-class="footnote"><text:note-citation>1678</text:note-citation><text:note-body><text:p text:style-name="Footnote">) 67c <text:span text:style-name="T2">°ṣadhi°] </text:span>Ed; °ṣadha° Ca</text:p></text:note-body></text:note></text:span></text:p>
      <text:p text:style-name="P1"><text:span text:style-name="T1">ṣaṭkarmapratibhedena rasabhedaśata smṛtam| </text:span><text:span text:style-name="T1"><text:note text:id="ftn1679" text:note-class="footnote"><text:note-citation>1679</text:note-citation><text:note-body><text:p text:style-name="Footnote">) 68b <text:span text:style-name="T2">°śataṃ] </text:span>Ca; °śata Ed</text:p></text:note-body></text:note></text:span></text:p>
      <text:p text:style-name="P1"><text:span text:style-name="T1">ghrāṇena gṛhyate gandha iṣṭāniṣṭo dvijarṣabhaḥ||20.68|| </text:span><text:span text:style-name="T1"><text:note text:id="ftn1680" text:note-class="footnote"><text:note-citation>1680</text:note-citation><text:note-body><text:p text:style-name="Footnote">) 68cd <text:span text:style-name="T2">gṛhyate gandha iṣṭā°] </text:span>Ed; gṛhyate ga˟˟ṣṭā° Ca</text:p></text:note-body></text:note></text:span><text:span text:style-name="T1"><text:s/></text:span><text:span text:style-name="T1"><text:note text:id="ftn1681" text:note-class="footnote"><text:note-citation>1681</text:note-citation><text:note-body><text:p text:style-name="Footnote">) 68d <text:span text:style-name="T2">°niṣṭo] </text:span>Ca; °niṣṭā Ed</text:p></text:note-body></text:note></text:span></text:p>
      <text:p text:style-name="P1"><text:span text:style-name="T1">guḍājyaṃ guggulur bhaṣmacandanāgarukaṃ tathā| </text:span><text:span text:style-name="T1"><text:note text:id="ftn1682" text:note-class="footnote"><text:note-citation>1682</text:note-citation><text:note-body><text:p text:style-name="Footnote">) 69a <text:span text:style-name="T2">guḍājyaṃ guggulur] </text:span>Ca; guḍājyaguggulu Ed</text:p></text:note-body></text:note></text:span><text:span text:style-name="T1"><text:s/></text:span><text:span text:style-name="T1"><text:note text:id="ftn1683" text:note-class="footnote"><text:note-citation>1683</text:note-citation><text:note-body><text:p text:style-name="Footnote">) 69b <text:span text:style-name="T2">°garukaṃ] </text:span>Ca; °gurukas Ed</text:p></text:note-body></text:note></text:span></text:p>
      <text:p text:style-name="P1"><text:span text:style-name="T1">kastūrikuṅkumādīnām iṣṭo gandho manoharaḥ||20.69|| </text:span><text:span text:style-name="T1"><text:note text:id="ftn1684" text:note-class="footnote"><text:note-citation>1684</text:note-citation><text:note-body><text:p text:style-name="Footnote">) 69d <text:span text:style-name="T2">gandho] </text:span>Ca; gandha Ed</text:p></text:note-body></text:note></text:span></text:p>
      <text:p text:style-name="P1"><text:span text:style-name="T1">vraṇamūtrapurīṣāṇāṃ māṃsaparyuṣitāni ca| </text:span><text:span text:style-name="T1"><text:note text:id="ftn1685" text:note-class="footnote"><text:note-citation>1685</text:note-citation><text:note-body><text:p text:style-name="Footnote">) 70b <text:span text:style-name="T2">māṃsa°] </text:span>Ed; māsa° Ca</text:p></text:note-body></text:note></text:span></text:p>
      <text:p text:style-name="P3">vātakarmādidurgandha aniṣṭaḥ samudāhṛtaḥ||20.70|| hastakarma </text:p>
      <text:p text:style-name="P1"><text:span text:style-name="T1">hastena kurute karma vividhāni dvijottama| </text:span><text:span text:style-name="T1"><text:note text:id="ftn1686" text:note-class="footnote"><text:note-citation>1686</text:note-citation><text:note-body><text:p text:style-name="Footnote">) 71a <text:span text:style-name="T2">hastena] </text:span>Ca; hastābhyāṃ Ed</text:p></text:note-body></text:note></text:span></text:p>
      <text:p text:style-name="P1"><text:span text:style-name="T1">mohendraṃ vāruṇaṃ caiva vāyavyāgneyam eva ca||20.71|| </text:span><text:span text:style-name="T1"><text:note text:id="ftn1687" text:note-class="footnote"><text:note-citation>1687</text:note-citation><text:note-body><text:p text:style-name="Footnote">) 71c <text:span text:style-name="T2">mohendraṃ vāruṇaṃ] </text:span><text:span text:style-name="T5">corr. </text:span>; ˟˟ndram vāruṇañ Ca, mohendravāruṇaṃ Ed </text:p></text:note-body></text:note></text:span></text:p>
      <text:p text:style-name="P1"><text:span text:style-name="T1">āgneyapavanādīni kāṃsyo lohas trapus tathā| </text:span><text:span text:style-name="T1"><text:note text:id="ftn1688" text:note-class="footnote"><text:note-citation>1688</text:note-citation><text:note-body><text:p text:style-name="Footnote">) 72a <text:span text:style-name="T2">°pavanā°] </text:span>Ed; °pacanā° Ca</text:p></text:note-body></text:note></text:span></text:p>
      <text:p text:style-name="P3">agnikarmāṇy anekāni yajñahomakriyās tathā||20.72||</text:p>
      <text:p text:style-name="P3">sūryavyajanavātena mukhavātena vai tathā|</text:p>
      <text:p text:style-name="P3">camaracarmavātena vātayantraṃ ca vāyavam||20.73||</text:p>
      <text:p text:style-name="P1"><text:span text:style-name="T1">vāruṇaṃ toyakarmāṇi kurute vividhāni ca| </text:span><text:span text:style-name="T1"><text:note text:id="ftn1689" text:note-class="footnote"><text:note-citation>1689</text:note-citation><text:note-body><text:p text:style-name="Footnote">) 74b <text:span text:style-name="T2">kurute] </text:span>Ed; kuru˟ Ca</text:p></text:note-body></text:note></text:span></text:p>
      <text:p text:style-name="P3">rasoparasakarmāṇi tasya poṣaṇakarma ca||20.74||</text:p>
      <text:p text:style-name="P3">snānācamanakarmāṇi vastraśaucādayas tathā|</text:p>
      <text:p text:style-name="P1"><text:span text:style-name="T1">kāyaśaucaṃ ca kurute tṛṣānāśanam eva ca||20.75|| </text:span><text:span text:style-name="T1"><text:note text:id="ftn1690" text:note-class="footnote"><text:note-citation>1690</text:note-citation><text:note-body><text:p text:style-name="Footnote">) 75d <text:span text:style-name="T2">tṛṣā°] </text:span>Ed; tṛṣa° Ca</text:p></text:note-body></text:note></text:span></text:p>
      <text:p text:style-name="P3">navamāni hy anekāni vāruṇaṃ karma ucyate|</text:p>
      <text:p text:style-name="P3">māhendraṃ pārthivaṃ karma anekāni dvijottama||20.76||</text:p>
      <text:p text:style-name="P1"><text:span text:style-name="T1">kulālakarmabhūkarma karma pāṣāṇam eva ca| </text:span><text:span text:style-name="T1"><text:note text:id="ftn1691" text:note-class="footnote"><text:note-citation>1691</text:note-citation><text:note-body><text:p text:style-name="Footnote">) 77a <text:span text:style-name="T2">kulālakarma°] </text:span>Ed; kula˟˟rmma° Ca</text:p></text:note-body></text:note></text:span><text:span text:style-name="T1"><text:s/></text:span><text:span text:style-name="T1"><text:note text:id="ftn1692" text:note-class="footnote"><text:note-citation>1692</text:note-citation><text:note-body><text:p text:style-name="Footnote">) 77b <text:span text:style-name="T2">karma] </text:span>Ca; karmaṃ Ed</text:p></text:note-body></text:note></text:span></text:p>
      <text:p text:style-name="P3">dārudantimaśṛṅgādi karma pārthivam ucyate||20.77||</text:p>
      <text:p text:style-name="P3">catuṣkarma samāsena hastataḥ parikīrtitam| pādakarma </text:p>
      <text:p text:style-name="P1"><text:span text:style-name="T1">pādābhyāṃ gamanaṃ karma diśaś ca vidiśas tathā||20.78|| </text:span><text:span text:style-name="T1"><text:note text:id="ftn1693" text:note-class="footnote"><text:note-citation>1693</text:note-citation><text:note-body><text:p text:style-name="Footnote">) 78d <text:span text:style-name="T2">diśaś ca vidiśas] </text:span>Ca; diśañ ca vidiśan Ed</text:p></text:note-body></text:note></text:span></text:p>
      <text:p text:style-name="P3">nimnonnatasame deśe śilāsaṃkaṭakoṭare|</text:p>
      <text:p text:style-name="P1"><text:span text:style-name="T1">toyakardamasaṃghāte bahukaṇṭakasaṃkule||20.79|| </text:span><text:span text:style-name="T1"><text:note text:id="ftn1694" text:note-class="footnote"><text:note-citation>1694</text:note-citation><text:note-body><text:p text:style-name="Footnote">) 79d <text:span text:style-name="T2">bahukaṇṭaka°] </text:span>Ed; bahu˟˟ka° Ca • <text:span text:style-name="T2">°kule] </text:span>Ca; °yute Ed</text:p></text:note-body></text:note></text:span><text:span text:style-name="T1"><text:s/>pāyukarma </text:span></text:p>
      <text:p text:style-name="P1"><text:span text:style-name="T1">pāyukarma visargaṃ tu kaṭhinadravapicchilam| </text:span><text:span text:style-name="T1"><text:note text:id="ftn1695" text:note-class="footnote"><text:note-citation>1695</text:note-citation><text:note-body><text:p text:style-name="Footnote">) 80a <text:span text:style-name="T2">pāyu°] </text:span>Ca; pāpa° Ed</text:p></text:note-body></text:note></text:span></text:p>
      <text:p text:style-name="P1"><text:span text:style-name="T1">saraktaphenilādīni pāyuśakti pramuñcate||20.80|| </text:span><text:span text:style-name="T1"><text:note text:id="ftn1696" text:note-class="footnote"><text:note-citation>1696</text:note-citation><text:note-body><text:p text:style-name="Footnote">) 80d <text:span text:style-name="T2">pāyuśakti] </text:span>Ed; pāyucchakti Ca • <text:span text:style-name="T2">°muñcati] </text:span>Ca; °muñcate Ed</text:p></text:note-body></text:note></text:span></text:p>
      <text:p text:style-name="P1"><text:span text:style-name="T1">upasthakarma ānandaṃ karoti jananaṃ prajā| </text:span><text:span text:style-name="T1"><text:note text:id="ftn1697" text:note-class="footnote"><text:note-citation>1697</text:note-citation><text:note-body><text:p text:style-name="Footnote">) 81a <text:span text:style-name="T2">ānandaṃ] </text:span>Ca; ānanda Ed</text:p></text:note-body></text:note></text:span></text:p>
      <text:p text:style-name="P3">strīpuṃnapuṃsakaṃ caiva upasthaṃ kurute dvija||20.81|| vākkarma </text:p>
      <text:p text:style-name="P3">vācā tu kurute karma navadhā dvijapuṅgava|</text:p>
      <text:p text:style-name="P1"><text:span text:style-name="T1">stutinindā praśaṃsā ca ākrośaḥ priya eva saḥ||20.82|| </text:span><text:span text:style-name="T1"><text:note text:id="ftn1698" text:note-class="footnote"><text:note-citation>1698</text:note-citation><text:note-body><text:p text:style-name="Footnote">) 82d <text:span text:style-name="T2">ākrośaḥ] </text:span>Ed; ˟krośaḥ Ca</text:p></text:note-body></text:note></text:span></text:p>
      <text:p text:style-name="P1"><text:span text:style-name="T1">praśno 'nujñā tathākhyānam āśīś ca vidhayo nava| </text:span><text:span text:style-name="T1"><text:note text:id="ftn1699" text:note-class="footnote"><text:note-citation>1699</text:note-citation><text:note-body><text:p text:style-name="Footnote">) 83b <text:span text:style-name="T2">cā vidhayo nava] </text:span><text:span text:style-name="T5">eme. </text:span>; ca vidhayo naya Ca, cāvidhiyo nayaḥ Ed</text:p></text:note-body></text:note></text:span></text:p>
      <text:p text:style-name="P3">etā navavidhā vāṇī kīrtito me dvijottama||20.83|| manas </text:p>
      <text:p text:style-name="P3"><text:soft-page-break/>adhunā kathayiṣyāmi manaso nava vai guṇān|</text:p>
      <text:p text:style-name="P1"><text:span text:style-name="T1">calopapattiḥ sthairaṃ ca visargakalpanākṣamā||20.84|| </text:span><text:span text:style-name="T1"><text:note text:id="ftn1700" text:note-class="footnote"><text:note-citation>1700</text:note-citation><text:note-body><text:p text:style-name="Footnote">) 84d <text:span text:style-name="T2">visarga°] </text:span>Ed; visarge Ca • <text:span text:style-name="T2">°kṣamā] </text:span>Ca; °samā Ed</text:p></text:note-body></text:note></text:span></text:p>
      <text:p text:style-name="P1"><text:span text:style-name="T1">sad asac cāśutā caiva manaso nava vai guṇāḥ| </text:span><text:span text:style-name="T1"><text:note text:id="ftn1701" text:note-class="footnote"><text:note-citation>1701</text:note-citation><text:note-body><text:p text:style-name="Footnote">) 85a <text:span text:style-name="T2">cāśutā] </text:span>Ed; cāśutāñ Ca</text:p></text:note-body></text:note></text:span><text:span text:style-name="T1"><text:s/></text:span><text:span text:style-name="T1"><text:note text:id="ftn1702" text:note-class="footnote"><text:note-citation>1702</text:note-citation><text:note-body><text:p text:style-name="Footnote">) Parallel: 85 = MBh 12.247.9 </text:p></text:note-body></text:note></text:span><text:span text:style-name="T1"><text:s/></text:span></text:p>
      <text:p text:style-name="P1"><text:span text:style-name="T1">iṣṭāniṣṭavikalpaś ca vyavasāyaḥ samādhitā||20.85|| </text:span><text:span text:style-name="T1"><text:note text:id="ftn1703" text:note-class="footnote"><text:note-citation>1703</text:note-citation><text:note-body><text:p text:style-name="Footnote">) 85c <text:span text:style-name="T2">iṣṭā°] </text:span>Ed; ˟ṣṭā° Ca</text:p></text:note-body></text:note></text:span><text:span text:style-name="T1"><text:s/></text:span><text:span text:style-name="T1"><text:note text:id="ftn1704" text:note-class="footnote"><text:note-citation>1704</text:note-citation><text:note-body><text:p text:style-name="Footnote">) 85d <text:span text:style-name="T2">samādhitā] </text:span>Ca; samādhinā Ed</text:p></text:note-body></text:note></text:span><text:span text:style-name="T1"><text:s/></text:span><text:span text:style-name="T1"><text:note text:id="ftn1705" text:note-class="footnote"><text:note-citation>1705</text:note-citation><text:note-body><text:p text:style-name="Footnote">) Parallel: 85 = MBh 12.247.10ab </text:p></text:note-body></text:note></text:span><text:span text:style-name="T1"><text:s/></text:span></text:p>
      <text:p text:style-name="P1"><text:span text:style-name="T1">manaso dvividhaṃ rūpaṃ manaś conmana eva ca| </text:span><text:span text:style-name="T1"><text:note text:id="ftn1706" text:note-class="footnote"><text:note-citation>1706</text:note-citation><text:note-body><text:p text:style-name="Footnote">) 86b <text:span text:style-name="T2">conmana] </text:span>Ed; cotmana Ca</text:p></text:note-body></text:note></text:span></text:p>
      <text:p text:style-name="P1"><text:span text:style-name="T1">manas tv indriyabhāvatve unmanastvam atīndriya||20.86|| </text:span><text:span text:style-name="T1"><text:note text:id="ftn1707" text:note-class="footnote"><text:note-citation>1707</text:note-citation><text:note-body><text:p text:style-name="Footnote">) 86d <text:span text:style-name="T2">°tīndriye] </text:span><text:span text:style-name="T5">eme. </text:span>; °nīndriye Ca, °tīndriya Ed</text:p></text:note-body></text:note></text:span></text:p>
      <text:p text:style-name="P1"><text:span text:style-name="T1">nigṛhītā visṛṣtaṃ ca bandhamokṣau tu sādhanam| </text:span><text:span text:style-name="T1"><text:note text:id="ftn1708" text:note-class="footnote"><text:note-citation>1708</text:note-citation><text:note-body><text:p text:style-name="Footnote">) 87ab <text:span text:style-name="T5">omitted in </text:span>Ed</text:p></text:note-body></text:note></text:span></text:p>
      <text:p text:style-name="P3">nigṛhītendriyagrāmaḥ svargamokṣau tu sādhanam||20.87||</text:p>
      <text:p text:style-name="P1"><text:span text:style-name="T1">visṛṣṭe indriyagrāme duḥkhasaṃsārasādhanam| </text:span><text:span text:style-name="T1"><text:note text:id="ftn1709" text:note-class="footnote"><text:note-citation>1709</text:note-citation><text:note-body><text:p text:style-name="Footnote">) 88b <text:span text:style-name="T2">duḥkha°] </text:span><text:span text:style-name="T5">corr. </text:span>; ˟kha° Ca, duḥkhaṃ Ed</text:p></text:note-body></text:note></text:span></text:p>
      <text:p text:style-name="P3">sakalaṃ niṣkalaṃ caiva mana eva vidur budhāḥ|</text:p>
      <text:p text:style-name="P3">sakalaṃ mananānātve ekatve mananiṣkalam||</text:p>
      <text:p text:style-name="P3">vigatarāga uvāca| </text:p>
      <text:p text:style-name="P3">manaḥ svavedyaṃ lokānām unmanas tu na vidyate|</text:p>
      <text:p text:style-name="P3">unmanaḥ kathayāsmākaṃ kīdṛśaṃ lakṣaṇaṃ bhavet||20.89||</text:p>
      <text:p text:style-name="P3">anarthayajña uvāca| </text:p>
      <text:p text:style-name="P1"><text:span text:style-name="T1">unmanastvaṃ gate vipra nibodha daśalakṣaṇam| </text:span><text:span text:style-name="T1"><text:note text:id="ftn1710" text:note-class="footnote"><text:note-citation>1710</text:note-citation><text:note-body><text:p text:style-name="Footnote">) 90b <text:span text:style-name="T2">nibodha] </text:span>Ed; ˟bodha Ca</text:p></text:note-body></text:note></text:span></text:p>
      <text:p text:style-name="P1"><text:span text:style-name="T1">na śabdaṃ śṛṇute śrotraṃ śaṅkhabherīsvanād api||20.90|| </text:span><text:span text:style-name="T1"><text:note text:id="ftn1711" text:note-class="footnote"><text:note-citation>1711</text:note-citation><text:note-body><text:p text:style-name="Footnote">) 90c <text:span text:style-name="T2">śrotraṃ] </text:span>Ca; śrotre Ed</text:p></text:note-body></text:note></text:span></text:p>
      <text:p text:style-name="P3">tvacaḥ sparśaṃ na jānāti śītoṣṇam api duḥsaham|</text:p>
      <text:p text:style-name="P3">rūpaṃ paśyati no cakṣuḥ parvatābhyadhiko 'pi vā||20.91||</text:p>
      <text:p text:style-name="P1"><text:span text:style-name="T1">jihvā rasaṃ na vindeta madhurāmlavato 'pi vā| </text:span><text:span text:style-name="T1"><text:note text:id="ftn1712" text:note-class="footnote"><text:note-citation>1712</text:note-citation><text:note-body><text:p text:style-name="Footnote">) 92b <text:span text:style-name="T2">°mlavato] </text:span>Ed; °mlavano Ca</text:p></text:note-body></text:note></text:span></text:p>
      <text:p text:style-name="P1"><text:span text:style-name="T1">gandhaṃ jighrati na ghrāṇā tīkṣṇaṃ vāpy aśucīny api||20.92|| </text:span><text:span text:style-name="T1"><text:note text:id="ftn1713" text:note-class="footnote"><text:note-citation>1713</text:note-citation><text:note-body><text:p text:style-name="Footnote">) 92c <text:span text:style-name="T2">ghrāṇā] </text:span>Ca; ghrāṇo Ed</text:p></text:note-body></text:note></text:span></text:p>
      <text:p text:style-name="P1"><text:span text:style-name="T1">unmanas tava me khyātaṃ sarvadvaitavināśanam| </text:span><text:span text:style-name="T1"><text:note text:id="ftn1714" text:note-class="footnote"><text:note-citation>1714</text:note-citation><text:note-body><text:p text:style-name="Footnote">) 93a <text:span text:style-name="T2">unmanas tava me] </text:span>Ed; ˟˟˟˟˟˟ Ca</text:p></text:note-body></text:note></text:span></text:p>
      <text:p text:style-name="P3">bhavapāragasuvyaktaṃ niṣkalaṃ śivam avyayam||20.93||</text:p>
      <text:p text:style-name="P3">sa śivaḥ sa paro brahmā sa viṣṇuḥ sa paro 'kṣaraḥ|</text:p>
      <text:p text:style-name="P3">sa sūkṣmaḥ sa paro haṃsaḥ so 'kṣaraḥ kṣaravarjitaḥ||20.94||</text:p>
      <text:p text:style-name="P3">eṣa unmana jānīhi śivaś ca dvijapuṅgava|</text:p>
      <text:p text:style-name="P1"><text:span text:style-name="T1">kīrtito 'smi samāsena kim anyat paripṛcchasi||20.95|| </text:span><text:span text:style-name="T1"><text:note text:id="ftn1715" text:note-class="footnote"><text:note-citation>1715</text:note-citation><text:note-body><text:p text:style-name="Footnote">) 95d <text:span text:style-name="T2">paripṛcchasi] </text:span>Ed; pari˟˟˟ Ca</text:p></text:note-body></text:note></text:span><text:span text:style-name="T1"><text:s/></text:span></text:p>
      <text:p text:style-name="P3">||iti vṛṣasārasaṃgrahe pañcaviṃśatitattvanirṇayo nāma viṃśatimo 'dhyāyaḥ||</text:p>
      <text:p text:style-name="P3"><text:note text:id="ftn1716" text:note-class="footnote"><text:note-citation>1716</text:note-citation><text:note-body><text:p text:style-name="Footnote">) Colophon: <text:span text:style-name="T2">viṃśatimo] </text:span>Ca; viṃśatitamo Ed</text:p></text:note-body></text:note></text:p>
      <text:p text:style-name="P3">*** 21 ***</text:p>
      <text:p text:style-name="P3"><text:s/>vṛṣasārasaṃgrahe kalpanirṇayo nāmaikaviṃśatimo 'dhyāyaḥ </text:p>
      <text:p text:style-name="P3">vigatarāga uvāca| </text:p>
      <text:p text:style-name="P1"><text:span text:style-name="T1">aho matimatāṃ śreṣṭha aho dharmabhṛtāṃ vara| </text:span><text:span text:style-name="T1"><text:note text:id="ftn1717" text:note-class="footnote"><text:note-citation>1717</text:note-citation><text:note-body><text:p text:style-name="Footnote">) 1a <text:span text:style-name="T2">matimatāṃ] </text:span>CNa; matimanā Ed</text:p></text:note-body></text:note></text:span><text:span text:style-name="T1"><text:s/></text:span><text:span text:style-name="T1"><text:note text:id="ftn1718" text:note-class="footnote"><text:note-citation>1718</text:note-citation><text:note-body><text:p text:style-name="Footnote">) 1b <text:span text:style-name="T2">vara] </text:span>CaCcNa; varaḥ CbEd</text:p></text:note-body></text:note></text:span></text:p>
      <text:p text:style-name="P1"><text:span text:style-name="T1">aho dama śamaḥ satya aho yajña aho tapaḥ||21.1|| </text:span><text:span text:style-name="T1"><text:note text:id="ftn1719" text:note-class="footnote"><text:note-citation>1719</text:note-citation><text:note-body><text:p text:style-name="Footnote">) 1c <text:span text:style-name="T2">dama śamaḥ] </text:span>CaCbNa; damaḥ śamaḥ CcEd</text:p></text:note-body></text:note></text:span></text:p>
      <text:p text:style-name="P3">anenāmṛtavākyena vismayo me paro gataḥ|</text:p>
      <text:p text:style-name="P1"><text:soft-page-break/><text:span text:style-name="T1">prīto 'smi ca tapādhārajñānādbhutarasena ca||21.2|| </text:span><text:span text:style-name="T1"><text:note text:id="ftn1720" text:note-class="footnote"><text:note-citation>1720</text:note-citation><text:note-body><text:p text:style-name="Footnote">) 2c <text:span text:style-name="T2">prīto 'smi ca] </text:span>CbCcNaEd; pr˟˟ ca Ca</text:p></text:note-body></text:note></text:span><text:span text:style-name="T1"><text:s/></text:span><text:span text:style-name="T1"><text:note text:id="ftn1721" text:note-class="footnote"><text:note-citation>1721</text:note-citation><text:note-body><text:p text:style-name="Footnote">) 2d <text:span text:style-name="T2">°bhuta°] </text:span>CNa; °bhūta° Ed</text:p></text:note-body></text:note></text:span></text:p>
      <text:p text:style-name="P1"><text:span text:style-name="T1">kiṃ dadāmi varaṃ brūhi dātāsmi tava cepsitam| </text:span><text:span text:style-name="T1"><text:note text:id="ftn1722" text:note-class="footnote"><text:note-citation>1722</text:note-citation><text:note-body><text:p text:style-name="Footnote">) 3b <text:span text:style-name="T2">cepsitam] </text:span>CaCcNaEd; cesmitam Cb</text:p></text:note-body></text:note></text:span></text:p>
      <text:p text:style-name="P1"><text:span text:style-name="T1">etac chrutvā tatas tena pratyuvāca śubhāṃ giram||21.3|| </text:span><text:span text:style-name="T1"><text:note text:id="ftn1723" text:note-class="footnote"><text:note-citation>1723</text:note-citation><text:note-body><text:p text:style-name="Footnote">) 3d <text:span text:style-name="T2">śubhāṃ giram] </text:span>CNa; śubhāṅgirām Ed</text:p></text:note-body></text:note></text:span></text:p>
      <text:p text:style-name="P3">[anarthayajña uvāca| ]</text:p>
      <text:p text:style-name="P1"><text:span text:style-name="T1">ko bhavān varadaśreṣṭha devadānavarākṣasāḥ| </text:span><text:span text:style-name="T1"><text:note text:id="ftn1724" text:note-class="footnote"><text:note-citation>1724</text:note-citation><text:note-body><text:p text:style-name="Footnote">) 4a <text:span text:style-name="T2">bhavān] </text:span>Ca<text:span text:style-name="T7">pc</text:span>CbCcNaEd; bhagavān Ca<text:span text:style-name="T7">ac</text:span> • <text:span text:style-name="T2">varada śreṣṭha] </text:span>CNa; varadaḥ śreṣṭhaḥ Ed</text:p></text:note-body></text:note></text:span><text:span text:style-name="T1"><text:s/></text:span><text:span text:style-name="T1"><text:note text:id="ftn1725" text:note-class="footnote"><text:note-citation>1725</text:note-citation><text:note-body><text:p text:style-name="Footnote">) 4b <text:span text:style-name="T2">°rākṣasāḥ] </text:span>CNa; °rākṣasaḥ Ed</text:p></text:note-body></text:note></text:span></text:p>
      <text:p text:style-name="P3">athavā bhagavān viṣṇur mama jijñāsur āgataḥ||21.4||</text:p>
      <text:p text:style-name="P1"><text:span text:style-name="T1">vyaktaṃ tvāṃ puruṣaśreṣṭha jānāmi puruṣottama| </text:span><text:span text:style-name="T1"><text:note text:id="ftn1726" text:note-class="footnote"><text:note-citation>1726</text:note-citation><text:note-body><text:p text:style-name="Footnote">) 5a <text:span text:style-name="T2">vyaktaṃ tvāṃ] </text:span>CaCbNa; vyaktatvaṃ CcEd • <text:span text:style-name="T2">°śreṣṭha] </text:span>CNa; °śreṣṭhaḥ Ed</text:p></text:note-body></text:note></text:span><text:span text:style-name="T1"><text:s/></text:span><text:span text:style-name="T1"><text:note text:id="ftn1727" text:note-class="footnote"><text:note-citation>1727</text:note-citation><text:note-body><text:p text:style-name="Footnote">) 5b <text:span text:style-name="T2">puruṣottama] </text:span>CbNa; pu˟˟ttama Ca, puruṣotta˟ Cc, puruṣottamaḥ Ed</text:p></text:note-body></text:note></text:span></text:p>
      <text:p text:style-name="P1"><text:span text:style-name="T1">rūpaṃ darśaya govinda yady asti tapasaḥ phalam||21.5|| </text:span><text:span text:style-name="T1"><text:note text:id="ftn1728" text:note-class="footnote"><text:note-citation>1728</text:note-citation><text:note-body><text:p text:style-name="Footnote">) 5c <text:span text:style-name="T2">rūpaṃ darśaya govinda] </text:span>CaCbNaEd; ˟˟˟˟˟˟vinda Cc</text:p></text:note-body></text:note></text:span><text:span text:style-name="T1"><text:s/></text:span></text:p>
      <text:p text:style-name="P3">tatas tu puṇḍarīkākṣo darśayāmāsa svāṃ tanum|</text:p>
      <text:p text:style-name="P3">śaṅkhacakragadāpāṇiḥ pītāmbaradharo hariḥ||21.6||</text:p>
      <text:p text:style-name="P3">anarthayajñas taṃ dṛṣṭvā vismayaṃ paramaṃ gataḥ|</text:p>
      <text:p text:style-name="P1"><text:span text:style-name="T1">praharṣam atulaṃ labdhvā aśrupūrṇākulekṣaṇaḥ||21.7|| </text:span><text:span text:style-name="T1"><text:note text:id="ftn1729" text:note-class="footnote"><text:note-citation>1729</text:note-citation><text:note-body><text:p text:style-name="Footnote">) 7c <text:span text:style-name="T2">labdhvā] </text:span>CaCbNaEd; labba Cc</text:p></text:note-body></text:note></text:span></text:p>
      <text:p text:style-name="P1"><text:span text:style-name="T1">vepamānasvareṇātra uvāca ca janārdanam| </text:span><text:span text:style-name="T1"><text:note text:id="ftn1730" text:note-class="footnote"><text:note-citation>1730</text:note-citation><text:note-body><text:p text:style-name="Footnote">) 8ab <text:span text:style-name="T2">vepamānasvareṇātra uvāca ca janārdanam] </text:span>CbNa; vepamāna˟˟˟˟˟˟ca ca janārdanam Ca, vepamāna˟˟˟tra u˟˟˟˟˟˟˟ Cc, vepamānasvareṇārta uvāca ca janārdanam Ed</text:p></text:note-body></text:note></text:span></text:p>
      <text:p text:style-name="P1"><text:span text:style-name="T1">adya me saphalaṃ janma adya me saphalaṃ tapaḥ||21.8|| </text:span><text:span text:style-name="T1"><text:note text:id="ftn1731" text:note-class="footnote"><text:note-citation>1731</text:note-citation><text:note-body><text:p text:style-name="Footnote">) 8c <text:span text:style-name="T2">adya me saphalaṃ janma] </text:span>CaCbNaEd; adya˟˟˟˟janma Cc</text:p></text:note-body></text:note></text:span><text:span text:style-name="T1"><text:s/></text:span><text:span text:style-name="T1"><text:note text:id="ftn1732" text:note-class="footnote"><text:note-citation>1732</text:note-citation><text:note-body><text:p text:style-name="Footnote">) Parallel: 8 cf.MBh 5.113.5ab: adya me saphalaṃ janma tāritaṃ cādya me kulam and MBh 13.14.179a: adya jāto hy ahaṃ deva adya me saphalaṃ tapaḥ</text:p></text:note-body></text:note></text:span></text:p>
      <text:p text:style-name="P1"><text:span text:style-name="T1">namo namas te 'stu janādisambhave </text:span><text:span text:style-name="T1"><text:note text:id="ftn1733" text:note-class="footnote"><text:note-citation>1733</text:note-citation><text:note-body><text:p text:style-name="Footnote">) 9 <text:span text:style-name="T5">omitted in </text:span>Cb</text:p></text:note-body></text:note></text:span></text:p>
      <text:p text:style-name="P1"><text:span text:style-name="T1">namo namas te 'stu ca viśvarūpiṇe| </text:span><text:span text:style-name="T1"><text:note text:id="ftn1734" text:note-class="footnote"><text:note-citation>1734</text:note-citation><text:note-body><text:p text:style-name="Footnote">) 9b <text:span text:style-name="T2">namas te] </text:span>CNa<text:span text:style-name="T7">pc</text:span>Ed; namas tu Na<text:span text:style-name="T7">ac</text:span></text:p></text:note-body></text:note></text:span></text:p>
      <text:p text:style-name="P1"><text:span text:style-name="T1">namo namas te 'stu janābhisambhave </text:span><text:span text:style-name="T1"><text:note text:id="ftn1735" text:note-class="footnote"><text:note-citation>1735</text:note-citation><text:note-body><text:p text:style-name="Footnote">) 9c <text:span text:style-name="T5">omitted in </text:span>Na</text:p></text:note-body></text:note></text:span></text:p>
      <text:p text:style-name="P3">namo namas te 'stu pitāmahodbhave||21.9||</text:p>
      <text:p text:style-name="P1"><text:span text:style-name="T1">namo namas te 'stu sahasraśīrṣiṇe </text:span><text:span text:style-name="T1"><text:note text:id="ftn1736" text:note-class="footnote"><text:note-citation>1736</text:note-citation><text:note-body><text:p text:style-name="Footnote">) 10a <text:span text:style-name="T5">omitted in </text:span>Cb</text:p></text:note-body></text:note></text:span><text:span text:style-name="T1"><text:s/></text:span><text:span text:style-name="T1"><text:note text:id="ftn1737" text:note-class="footnote"><text:note-citation>1737</text:note-citation><text:note-body><text:p text:style-name="Footnote">) 10a <text:span text:style-name="T2">°śīrṣiṇe] </text:span>CaCbNaEd; °śīrṣaṇe Cc</text:p></text:note-body></text:note></text:span></text:p>
      <text:p text:style-name="P1"><text:span text:style-name="T1">namo namas te 'stu sahasracakṣuṣe| </text:span><text:span text:style-name="T1"><text:note text:id="ftn1738" text:note-class="footnote"><text:note-citation>1738</text:note-citation><text:note-body><text:p text:style-name="Footnote">) 10b <text:span text:style-name="T5">omitted in </text:span>Cb</text:p></text:note-body></text:note></text:span></text:p>
      <text:p text:style-name="P1"><text:span text:style-name="T1">namo namas te 'stu sahasraliṅgine </text:span><text:span text:style-name="T1"><text:note text:id="ftn1739" text:note-class="footnote"><text:note-citation>1739</text:note-citation><text:note-body><text:p text:style-name="Footnote">) 10c <text:span text:style-name="T5">omitted in </text:span>Cb</text:p></text:note-body></text:note></text:span></text:p>
      <text:p text:style-name="P3">namo namas te 'stu sahasravakṣase||21.10||</text:p>
      <text:p text:style-name="P3"><text:note text:id="ftn1740" text:note-class="footnote"><text:note-citation>1740</text:note-citation><text:note-body><text:p text:style-name="Footnote">) 10 <text:span text:style-name="T5">omitted in </text:span>Ca</text:p></text:note-body></text:note></text:p>
      <text:p text:style-name="P3">namo namas te 'stu sahasramūrtaye</text:p>
      <text:p text:style-name="P3">namo namas te 'stu sahasrabāhave|</text:p>
      <text:p text:style-name="P1"><text:span text:style-name="T1">namo namas te 'stu sahasravaktriṇe </text:span><text:span text:style-name="T1"><text:note text:id="ftn1741" text:note-class="footnote"><text:note-citation>1741</text:note-citation><text:note-body><text:p text:style-name="Footnote">) 11c <text:span text:style-name="T2">°vaktriṇe] </text:span>CaEd; °cakriṇe CbCc, °vakriṇe Na</text:p></text:note-body></text:note></text:span></text:p>
      <text:p text:style-name="P3">namo namas te 'stu sahasramāyine||21.11||</text:p>
      <text:p text:style-name="P3"><text:note text:id="ftn1742" text:note-class="footnote"><text:note-citation>1742</text:note-citation><text:note-body><text:p text:style-name="Footnote">) 11 <text:span text:style-name="T5">omitted in </text:span>Ca</text:p></text:note-body></text:note></text:p>
      <text:p text:style-name="P1"><text:span text:style-name="T1">namo namas te 'stu varāharūpiṇe </text:span><text:span text:style-name="T1"><text:note text:id="ftn1743" text:note-class="footnote"><text:note-citation>1743</text:note-citation><text:note-body><text:p text:style-name="Footnote">) 12a <text:span text:style-name="T5">omitted in </text:span>Ca</text:p></text:note-body></text:note></text:span></text:p>
      <text:p text:style-name="P3">namo namas te 'stu mahīsamuddhṛte|</text:p>
      <text:p text:style-name="P1"><text:soft-page-break/><text:span text:style-name="T1">namo namas te 'stu ca bhūtasṛṣṭine </text:span><text:span text:style-name="T1"><text:note text:id="ftn1744" text:note-class="footnote"><text:note-citation>1744</text:note-citation><text:note-body><text:p text:style-name="Footnote">) 12c <text:span text:style-name="T2">°sṛṣṭine] </text:span>CbCcNaEd; °sṛ˟˟ Ca</text:p></text:note-body></text:note></text:span></text:p>
      <text:p text:style-name="P3">namo namas te caturāśramāśraye||21.12||</text:p>
      <text:p text:style-name="P3"><text:note text:id="ftn1745" text:note-class="footnote"><text:note-citation>1745</text:note-citation><text:note-body><text:p text:style-name="Footnote">) 12d <text:span text:style-name="T2">namas te] </text:span>CaCbNa<text:span text:style-name="T7">pc</text:span>Ed; namas te stu CcNa<text:span text:style-name="T7">ac</text:span> • <text:span text:style-name="T2">°śraye] </text:span>CaCcNaEd; °śrame Cb</text:p></text:note-body></text:note></text:p>
      <text:p text:style-name="P3">namo namas te narasiṃharūpiṇe</text:p>
      <text:p text:style-name="P1"><text:span text:style-name="T1">namo namas te ditijoradāriṇe| </text:span><text:span text:style-name="T1"><text:note text:id="ftn1746" text:note-class="footnote"><text:note-citation>1746</text:note-citation><text:note-body><text:p text:style-name="Footnote">) 13b <text:span text:style-name="T2">namo namas te ditijoradāriṇe] </text:span>CEd; <text:span text:style-name="T5">omitted in </text:span>Na, namo namas te 'ditijoradāraṇe Ed</text:p></text:note-body></text:note></text:span></text:p>
      <text:p text:style-name="P1"><text:span text:style-name="T1">namo namas te 'suracakrasūdane </text:span><text:span text:style-name="T1"><text:note text:id="ftn1747" text:note-class="footnote"><text:note-citation>1747</text:note-citation><text:note-body><text:p text:style-name="Footnote">) 13c <text:span text:style-name="T2">°cakra°] </text:span><text:span text:style-name="T5">conj. </text:span>; °śakra° CNaEd</text:p></text:note-body></text:note></text:span></text:p>
      <text:p text:style-name="P3">namo namas te 'suradarpanāśane||21.13||</text:p>
      <text:p text:style-name="P1"><text:span text:style-name="T1">namo namas te ditiputradāmane </text:span><text:span text:style-name="T1"><text:note text:id="ftn1748" text:note-class="footnote"><text:note-citation>1748</text:note-citation><text:note-body><text:p text:style-name="Footnote">) 14a <text:span text:style-name="T2">°dāmane] </text:span>CaCbNa; °vāmane CcEd</text:p></text:note-body></text:note></text:span></text:p>
      <text:p text:style-name="P3">namo namas te baliyajñasūdane|</text:p>
      <text:p text:style-name="P1"><text:span text:style-name="T1">namo namas te 'stu ṣaḍardhavikrame </text:span><text:span text:style-name="T1"><text:note text:id="ftn1749" text:note-class="footnote"><text:note-citation>1749</text:note-citation><text:note-body><text:p text:style-name="Footnote">) 14c <text:span text:style-name="T2">ṣaḍardhavikrame] </text:span>CbCcNaEd; ṣa˟˟˟krame Ca</text:p></text:note-body></text:note></text:span></text:p>
      <text:p text:style-name="P3">namo namas te tridaśārtināśane||21.14||</text:p>
      <text:p text:style-name="P3">namo namas te 'stu ananta acyute</text:p>
      <text:p text:style-name="P1"><text:span text:style-name="T1">namo namas te jagadartināśane| </text:span><text:span text:style-name="T1"><text:note text:id="ftn1750" text:note-class="footnote"><text:note-citation>1750</text:note-citation><text:note-body><text:p text:style-name="Footnote">) 15b <text:span text:style-name="T2">jagada° ] </text:span>CNa; jagadā° Ed</text:p></text:note-body></text:note></text:span></text:p>
      <text:p text:style-name="P1"><text:span text:style-name="T1">namo namas te madhukaiṭanāśane </text:span><text:span text:style-name="T1"><text:note text:id="ftn1751" text:note-class="footnote"><text:note-citation>1751</text:note-citation><text:note-body><text:p text:style-name="Footnote">) 15c <text:span text:style-name="T2">°kaiṭa°] </text:span>CaCbNa; °kīṭa° CcEd</text:p></text:note-body></text:note></text:span></text:p>
      <text:p text:style-name="P3">namo namas te 'stu trilokabāndhave||21.15||</text:p>
      <text:p text:style-name="P3">namo namas te tridaśābhinandane</text:p>
      <text:p text:style-name="P3">namo namas te 'stu ca divyacakṣuṣe|</text:p>
      <text:p text:style-name="P3">namo namas te 'stu bhavāntapārage</text:p>
      <text:p text:style-name="P3">namo namas te 'stu trilokapūjite||21.16||</text:p>
      <text:p text:style-name="P3">namo namas te 'stu gadāgrapāṇaye</text:p>
      <text:p text:style-name="P3">namo namas te varacakrapāṇaye|</text:p>
      <text:p text:style-name="P3">namo namas te 'stu ca śaṅkhapāṇaye</text:p>
      <text:p text:style-name="P3">namo namas te 'stu ca kambupāṇaye||21.17||</text:p>
      <text:p text:style-name="P1"><text:span text:style-name="T1">namo namas te 'stu jalaughaśāyine </text:span><text:span text:style-name="T1"><text:note text:id="ftn1752" text:note-class="footnote"><text:note-citation>1752</text:note-citation><text:note-body><text:p text:style-name="Footnote">) 18a <text:span text:style-name="T2">jalaugha°] </text:span>CaCbEd; jalogha° CcNa</text:p></text:note-body></text:note></text:span></text:p>
      <text:p text:style-name="P1"><text:span text:style-name="T1">namo namas te haramardarūpiṇe| </text:span><text:span text:style-name="T1"><text:note text:id="ftn1753" text:note-class="footnote"><text:note-citation>1753</text:note-citation><text:note-body><text:p text:style-name="Footnote">) 18b <text:span text:style-name="T2">namas te haramardarūpiṇe] </text:span>CbNaEd; nama˟˟˟˟rddarūpiṇe Ca, ˟˟˟˟˟˟˟marddarūpiṇe Cc</text:p></text:note-body></text:note></text:span></text:p>
      <text:p text:style-name="P1"><text:span text:style-name="T1">namo namas te khagarājaketave </text:span><text:span text:style-name="T1"><text:note text:id="ftn1754" text:note-class="footnote"><text:note-citation>1754</text:note-citation><text:note-body><text:p text:style-name="Footnote">) 18c <text:span text:style-name="T2">°ketave] </text:span>CNa; °ketane Ed</text:p></text:note-body></text:note></text:span></text:p>
      <text:p text:style-name="P3">namo namas te śaśisūryalocane||21.18||</text:p>
      <text:p text:style-name="P3">namo namas te uragārivāhane</text:p>
      <text:p text:style-name="P3">namo namas te 'dbhutarūpadarśine|</text:p>
      <text:p text:style-name="P1"><text:span text:style-name="T1">namo namas te 'yutasūryatejase </text:span><text:span text:style-name="T1"><text:note text:id="ftn1755" text:note-class="footnote"><text:note-citation>1755</text:note-citation><text:note-body><text:p text:style-name="Footnote">) 19c <text:span text:style-name="T2">'yuta°] </text:span>CNa; 'stu ca Ed • <text:span text:style-name="T2">°tejase] </text:span>CaCbNaEd; °te Cc</text:p></text:note-body></text:note></text:span></text:p>
      <text:p text:style-name="P3">namo namas te 'mṛtamanthanadhruve||21.19||</text:p>
      <text:p text:style-name="P1"><text:span text:style-name="T1">namo namas te 'maralokasaṃstute </text:span><text:span text:style-name="T1"><text:note text:id="ftn1756" text:note-class="footnote"><text:note-citation>1756</text:note-citation><text:note-body><text:p text:style-name="Footnote">) 20a <text:span text:style-name="T2">'maralokasaṃstute] </text:span>C; maralokavandite Na, malalokasaṃstute Ed</text:p></text:note-body></text:note></text:span></text:p>
      <text:p text:style-name="P1"><text:span text:style-name="T1">namo namas te jagamaṇḍapāśraye| </text:span><text:span text:style-name="T1"><text:note text:id="ftn1757" text:note-class="footnote"><text:note-citation>1757</text:note-citation><text:note-body><text:p text:style-name="Footnote">) 20b <text:span text:style-name="T2">namo namas te jagamaṇḍapāśraye] </text:span>CaCbEd; ˟˟˟˟˟˟˟˟˟˟śraye Cc, <text:span text:style-name="T5">omitted in </text:span>Na</text:p></text:note-body></text:note></text:span></text:p>
      <text:p text:style-name="P1"><text:span text:style-name="T1">namo namas te jagadekavatsale </text:span><text:span text:style-name="T1"><text:note text:id="ftn1758" text:note-class="footnote"><text:note-citation>1758</text:note-citation><text:note-body><text:p text:style-name="Footnote">) 20c <text:span text:style-name="T2">jagadeka°] </text:span>CaCbNaEd; jagadeka° Cc • <text:span text:style-name="T2">°vatsale] </text:span>CNa; °vatsare Ed</text:p></text:note-body></text:note></text:span></text:p>
      <text:p text:style-name="P3">namo namas te śivasarvade namaḥ||21.20||</text:p>
      <text:p text:style-name="P3"><text:note text:id="ftn1759" text:note-class="footnote"><text:note-citation>1759</text:note-citation><text:note-body><text:p text:style-name="Footnote">) Parallel: 20d Cf.Bṛhatkālottara (NGMPP B 29/59) f.87a: jñāna 2 śabda 2 sūkṣma 2 śivasarvada oṃ namaḥ śivāya|</text:p></text:note-body></text:note></text:p>
      <text:p text:style-name="P1"><text:span text:style-name="T1">kṣamasva govinda mamāparādham </text:span><text:span text:style-name="T1"><text:note text:id="ftn1760" text:note-class="footnote"><text:note-citation>1760</text:note-citation><text:note-body><text:p text:style-name="Footnote">) 21a <text:span text:style-name="T2">mamā°] </text:span>CaCbNaEd; mama Cc</text:p></text:note-body></text:note></text:span></text:p>
      <text:p text:style-name="P1"><text:soft-page-break/><text:span text:style-name="T1">atīva pṛṣṭena durātmanena| </text:span><text:span text:style-name="T1"><text:note text:id="ftn1761" text:note-class="footnote"><text:note-citation>1761</text:note-citation><text:note-body><text:p text:style-name="Footnote">) 21b <text:span text:style-name="T2">°tmanena] </text:span>CaCcNaEd; °tmane Cb</text:p></text:note-body></text:note></text:span></text:p>
      <text:p text:style-name="P1"><text:span text:style-name="T1">mayeda sarvaṃ kathitaṃ smayena </text:span><text:span text:style-name="T1"><text:note text:id="ftn1762" text:note-class="footnote"><text:note-citation>1762</text:note-citation><text:note-body><text:p text:style-name="Footnote">) 21c <text:span text:style-name="T2">mayeda] </text:span>CNa; mayedaṃ Ed(<text:span text:style-name="T6">unmetrical</text:span>)</text:p></text:note-body></text:note></text:span></text:p>
      <text:p text:style-name="P3">dayāṃ kuru tvaṃ tridaśeśvareṇa||21.21||</text:p>
      <text:p text:style-name="P3"><text:note text:id="ftn1763" text:note-class="footnote"><text:note-citation>1763</text:note-citation><text:note-body><text:p text:style-name="Footnote">) 21d <text:span text:style-name="T2">°śeśvareṇa] </text:span>CaCcNaEd; °śaiśvareṇa Cb</text:p></text:note-body></text:note></text:p>
      <text:p text:style-name="P3">vaiśampāyana uvāca| </text:p>
      <text:p text:style-name="P1"><text:span text:style-name="T1">stotreṇānena saṃtuṣṭaḥ keśavaḥ paravīrahā| </text:span><text:span text:style-name="T1"><text:note text:id="ftn1764" text:note-class="footnote"><text:note-citation>1764</text:note-citation><text:note-body><text:p text:style-name="Footnote">) 22c <text:span text:style-name="T2">keśavaḥ paravīrahā] </text:span>CaCbNaEd; keśavaḥ paravīrahā Cc</text:p></text:note-body></text:note></text:span></text:p>
      <text:p text:style-name="P1"><text:span text:style-name="T1">pratyuvāca mahāseno girayā nirupaspṛhā||21.22|| </text:span><text:span text:style-name="T1"><text:note text:id="ftn1765" text:note-class="footnote"><text:note-citation>1765</text:note-citation><text:note-body><text:p text:style-name="Footnote">) 22c <text:span text:style-name="T2">pratyuvāca] </text:span>CaCbNaEd; pratyuvāca Cc • <text:span text:style-name="T2">mahāseno] </text:span>CbCcNaEd; ma˟˟˟ Ca</text:p></text:note-body></text:note></text:span><text:span text:style-name="T1"><text:s/></text:span><text:span text:style-name="T1"><text:note text:id="ftn1766" text:note-class="footnote"><text:note-citation>1766</text:note-citation><text:note-body><text:p text:style-name="Footnote">) 22d <text:span text:style-name="T2">girayā] </text:span>CaCbNaEd; giriyā Cc • <text:span text:style-name="T2">nirupa°] </text:span>CNa; nirūpa° Ed</text:p></text:note-body></text:note></text:span></text:p>
      <text:p text:style-name="P1"><text:span text:style-name="T1">stotreṇānena me tāta tuṣṭo 'smi bhṛśam ejitaḥ| </text:span><text:span text:style-name="T1"><text:note text:id="ftn1767" text:note-class="footnote"><text:note-citation>1767</text:note-citation><text:note-body><text:p text:style-name="Footnote">) 23a <text:span text:style-name="T2">me tāta] </text:span>CaCcEd; mattāta Cb, saṃtāta Na</text:p></text:note-body></text:note></text:span></text:p>
      <text:p text:style-name="P1"><text:span text:style-name="T1">durlabhāny api trailokye dadāmi varam īpsitam||21.23|| </text:span><text:span text:style-name="T1"><text:note text:id="ftn1768" text:note-class="footnote"><text:note-citation>1768</text:note-citation><text:note-body><text:p text:style-name="Footnote">) 23c <text:span text:style-name="T2">trailokye] </text:span>CaCbNaEd; trailokya Cc</text:p></text:note-body></text:note></text:span></text:p>
      <text:p text:style-name="P1"><text:span text:style-name="T1">anena māṃ stauti nirāśritena </text:span><text:span text:style-name="T1"><text:note text:id="ftn1769" text:note-class="footnote"><text:note-citation>1769</text:note-citation><text:note-body><text:p text:style-name="Footnote">) 24a <text:span text:style-name="T2">stauti] </text:span>CaCbNaEd; stoti Cc</text:p></text:note-body></text:note></text:span></text:p>
      <text:p text:style-name="P3">tvayoktavedārthamanohareṇa|</text:p>
      <text:p text:style-name="P3">yāvanti tatrākṣarasaṃkhyam asti</text:p>
      <text:p text:style-name="P3">tāvanti kalpān divi te vasanti||21.24||</text:p>
      <text:p text:style-name="P3"><text:note text:id="ftn1770" text:note-class="footnote"><text:note-citation>1770</text:note-citation><text:note-body><text:p text:style-name="Footnote">) 24d <text:span text:style-name="T2">kalpān] </text:span>CaNa; kalpaṃ CbEd, kalpa Cc</text:p></text:note-body></text:note></text:p>
      <text:p text:style-name="P1"><text:span text:style-name="T1">tvaṃ cāpi me brūhi varaṃ yatheṣṭaṃ </text:span><text:span text:style-name="T1"><text:note text:id="ftn1771" text:note-class="footnote"><text:note-citation>1771</text:note-citation><text:note-body><text:p text:style-name="Footnote">) 25a <text:span text:style-name="T2">tvaṃ cāpi me brūhi] </text:span>CbCcNaEd; tvañc˟˟˟˟hi Ca</text:p></text:note-body></text:note></text:span></text:p>
      <text:p text:style-name="P1"><text:span text:style-name="T1">trailokyarājyād api nirviśaṅkam| </text:span><text:span text:style-name="T1"><text:note text:id="ftn1772" text:note-class="footnote"><text:note-citation>1772</text:note-citation><text:note-body><text:p text:style-name="Footnote">) 25b <text:span text:style-name="T2">°rājyā°] </text:span>CEd; °rā° Na<text:span text:style-name="T7">ac</text:span>, °rājā° Na<text:span text:style-name="T7">pc</text:span> • <text:span text:style-name="T2">°śaṅkam] </text:span>CNa; °śaṅka Ed</text:p></text:note-body></text:note></text:span></text:p>
      <text:p text:style-name="P1"><text:span text:style-name="T1">dadāmi kiṃ saptamahīśvaratvam </text:span><text:span text:style-name="T1"><text:note text:id="ftn1773" text:note-class="footnote"><text:note-citation>1773</text:note-citation><text:note-body><text:p text:style-name="Footnote">) 25c <text:span text:style-name="T2">kiṃ] </text:span>CaCcNaEd; ki Cb • <text:span text:style-name="T2">°tvam] </text:span>CaCbNaEd; °tvaṃm Cc</text:p></text:note-body></text:note></text:span></text:p>
      <text:p text:style-name="P3">athārtharāśiṃ bahukanyakāṃ vā||21.25||</text:p>
      <text:p text:style-name="P3"><text:note text:id="ftn1774" text:note-class="footnote"><text:note-citation>1774</text:note-citation><text:note-body><text:p text:style-name="Footnote">) 25d <text:span text:style-name="T2">athārtharāśiṃ] </text:span>CaCbNa; athārtharāśi Cc, athārthaṃ rāśīṃ Ed • <text:span text:style-name="T2">°kanyakāṃ vā] </text:span>NaEd; °kanyakā vā CaCc, °kanyakā˟ā Cb</text:p></text:note-body></text:note></text:p>
      <text:p text:style-name="P1"><text:span text:style-name="T1">śrutvaiva divyaṃ varam acyutasya </text:span><text:span text:style-name="T1"><text:note text:id="ftn1775" text:note-class="footnote"><text:note-citation>1775</text:note-citation><text:note-body><text:p text:style-name="Footnote">) 26a <text:span text:style-name="T2">śrutvaiva] </text:span>Ed; anarthayajña uvāca| śrutvaiva CaCbNa, vigatarāga uvāca| śrutvaiva Cc</text:p></text:note-body></text:note></text:span></text:p>
      <text:p text:style-name="P1"><text:span text:style-name="T1">praṇamya pādadvayapaṅkaje tu| </text:span><text:span text:style-name="T1"><text:note text:id="ftn1776" text:note-class="footnote"><text:note-citation>1776</text:note-citation><text:note-body><text:p text:style-name="Footnote">) 26b <text:span text:style-name="T2">°je tu] </text:span>CaCcEd; °hetu Cb, °je nu Na</text:p></text:note-body></text:note></text:span></text:p>
      <text:p text:style-name="P1"><text:span text:style-name="T1">vijñāya viṣṇuṃ varadaṃ vareṇyaṃ </text:span><text:span text:style-name="T1"><text:note text:id="ftn1777" text:note-class="footnote"><text:note-citation>1777</text:note-citation><text:note-body><text:p text:style-name="Footnote">) 26c <text:span text:style-name="T5">omitted in </text:span>CNa</text:p></text:note-body></text:note></text:span></text:p>
      <text:p text:style-name="P3">? prahṛ cetaḥ pukāncito 'to 'bravīt||21.26||</text:p>
      <text:p text:style-name="P3"><text:note text:id="ftn1778" text:note-class="footnote"><text:note-citation>1778</text:note-citation><text:note-body><text:p text:style-name="Footnote">) 26d <text:span text:style-name="T5">omitted in </text:span>CNa</text:p></text:note-body></text:note></text:p>
      <text:p text:style-name="P1"><text:span text:style-name="T1">anarthayajña uvāca| </text:span><text:span text:style-name="T1"><text:note text:id="ftn1779" text:note-class="footnote"><text:note-citation>1779</text:note-citation><text:note-body><text:p text:style-name="Footnote">) 27 <text:span text:style-name="T2">anarthayajña uvāca] </text:span>Ed; <text:span text:style-name="T5">omitted in </text:span>CNa</text:p></text:note-body></text:note></text:span></text:p>
      <text:p text:style-name="P1"><text:span text:style-name="T1">na kāmaye 'nyapravaraṃ tu deva </text:span><text:span text:style-name="T1"><text:note text:id="ftn1780" text:note-class="footnote"><text:note-citation>1780</text:note-citation><text:note-body><text:p text:style-name="Footnote">) 27a <text:span text:style-name="T2">'nyapravaraṃ tu] </text:span>CaCcNa; nyaprabhavan tu Cb, 'nyaṃ pravaraṃ tu Ed</text:p></text:note-body></text:note></text:span></text:p>
      <text:p text:style-name="P1"><text:span text:style-name="T1">asaṃśayaṃ bandhanasāram ekam| </text:span><text:span text:style-name="T1"><text:note text:id="ftn1781" text:note-class="footnote"><text:note-citation>1781</text:note-citation><text:note-body><text:p text:style-name="Footnote">) 27b <text:span text:style-name="T2">asaṃśayaṃ] </text:span>CNa; asaṃśaya Ed • <text:span text:style-name="T2">°sāram ekam] </text:span>CbCcNaEd; °sārame˟ Ca</text:p></text:note-body></text:note></text:span></text:p>
      <text:p text:style-name="P1"><text:span text:style-name="T1">vimuktabandho bhavataḥ prasādād </text:span><text:span text:style-name="T1"><text:note text:id="ftn1782" text:note-class="footnote"><text:note-citation>1782</text:note-citation><text:note-body><text:p text:style-name="Footnote">) 27c <text:span text:style-name="T2">vimuktabandho] </text:span>CbCcNaEd; ˟˟˟˟˟ Ca • <text:span text:style-name="T2">prasādād] </text:span>CNa; pramādād Ed</text:p></text:note-body></text:note></text:span></text:p>
      <text:p text:style-name="P3">bhavāmi govinda rataś ca dharme||21.27||</text:p>
      <text:p text:style-name="P3"><text:note text:id="ftn1783" text:note-class="footnote"><text:note-citation>1783</text:note-citation><text:note-body><text:p text:style-name="Footnote">) 27d <text:span text:style-name="T2">rataś] </text:span>CNa; ratañ Ed</text:p></text:note-body></text:note></text:p>
      <text:p text:style-name="P3">bhagavān uvāca| </text:p>
      <text:p text:style-name="P3">yathaiva cittaṃ tava suprasannaṃ</text:p>
      <text:p text:style-name="P3"><text:soft-page-break/>maharṣi devair api naiva dṛṣṭam|</text:p>
      <text:p text:style-name="P1"><text:span text:style-name="T1">akalmaṣaṃ duḥkhavivarjitatvam </text:span><text:span text:style-name="T1"><text:note text:id="ftn1784" text:note-class="footnote"><text:note-citation>1784</text:note-citation><text:note-body><text:p text:style-name="Footnote">) 28c <text:span text:style-name="T2">akalmaṣaṃ] </text:span>Ed; akalmaṣas tvaṃ CaNa(<text:span text:style-name="T6">unmetrical</text:span>), akalmaṣatvaṃ Cb(<text:span text:style-name="T6">unmetrical</text:span>), akalmatvaṃ Cc(<text:span text:style-name="T6">unmetrical</text:span>) • <text:span text:style-name="T2">duḥkha°] </text:span>Ca<text:span text:style-name="T7">pc</text:span>CbCcNaEd; duḥ° Ca<text:span text:style-name="T7">ac</text:span></text:p></text:note-body></text:note></text:span></text:p>
      <text:p text:style-name="P3">bhavārṇavas tīrṇam asaṃśayena||21.28||</text:p>
      <text:p text:style-name="P1"><text:span text:style-name="T1">gacchāma bho sāmprata śvetadvīpam </text:span><text:span text:style-name="T1"><text:note text:id="ftn1785" text:note-class="footnote"><text:note-citation>1785</text:note-citation><text:note-body><text:p text:style-name="Footnote">) 29a <text:span text:style-name="T2">gacchāma bho] </text:span>CNa; gacchāmato Ed • <text:span text:style-name="T2">sāmprata] </text:span>CNa; samprati Ed</text:p></text:note-body></text:note></text:span></text:p>
      <text:p text:style-name="P1"><text:span text:style-name="T1">agamya devair api durnirīkṣyam| </text:span><text:span text:style-name="T1"><text:note text:id="ftn1786" text:note-class="footnote"><text:note-citation>1786</text:note-citation><text:note-body><text:p text:style-name="Footnote">) 29b <text:span text:style-name="T2">durnirīkṣyam] </text:span>CbCcNaEd; durnirīkṣ˟ Ca</text:p></text:note-body></text:note></text:span></text:p>
      <text:p text:style-name="P1"><text:span text:style-name="T1">madbhaktipūtaṃ manasā prayāti </text:span><text:span text:style-name="T1"><text:note text:id="ftn1787" text:note-class="footnote"><text:note-citation>1787</text:note-citation><text:note-body><text:p text:style-name="Footnote">) 29c <text:span text:style-name="T2">madbhakti°] </text:span>CbCcNaEd; ˟˟kti Ca • <text:span text:style-name="T2">°pūtaṃ] </text:span>Ed; °pūta CNa</text:p></text:note-body></text:note></text:span></text:p>
      <text:p text:style-name="P3">ghorārṇave naiva punaś caranti||21.29||</text:p>
      <text:p text:style-name="P1"><text:span text:style-name="T1">vaiśampāyana uvāca| </text:span><text:span text:style-name="T1"><text:note text:id="ftn1788" text:note-class="footnote"><text:note-citation>1788</text:note-citation><text:note-body><text:p text:style-name="Footnote">) 30 <text:span text:style-name="T2">vaiśampāyana uvāca] </text:span>CaEd; <text:span text:style-name="T5">omitted in </text:span>CbCcNa<text:span text:style-name="T7">ac</text:span>, vaiśaṃ u Na<text:span text:style-name="T7">pc</text:span></text:p></text:note-body></text:note></text:span></text:p>
      <text:p text:style-name="P1"><text:span text:style-name="T1">evam uktvā haris tatra kare gṛhya tapodhanam| </text:span><text:span text:style-name="T1"><text:note text:id="ftn1789" text:note-class="footnote"><text:note-citation>1789</text:note-citation><text:note-body><text:p text:style-name="Footnote">) 30b <text:span text:style-name="T2">gṛhya tapodhanam] </text:span>CEd; ˟˟˟˟dhana Na</text:p></text:note-body></text:note></text:span></text:p>
      <text:p text:style-name="P1"><text:span text:style-name="T1">tataḥ so 'ntarhitas tatra tenaiva saha keśavaḥ||21.30|| </text:span><text:span text:style-name="T1"><text:note text:id="ftn1790" text:note-class="footnote"><text:note-citation>1790</text:note-citation><text:note-body><text:p text:style-name="Footnote">) 30c <text:span text:style-name="T2">so 'ntarhitas ta°] </text:span>CaCb; so ntarhitas ta° Na, te ntarhitās ta° Cc, te karhitās ta° Ed</text:p></text:note-body></text:note></text:span><text:span text:style-name="T1"><text:s/></text:span><text:span text:style-name="T1"><text:note text:id="ftn1791" text:note-class="footnote"><text:note-citation>1791</text:note-citation><text:note-body><text:p text:style-name="Footnote">) 30d <text:span text:style-name="T2">keśavaḥ] </text:span>CNa; keśava Ed</text:p></text:note-body></text:note></text:span></text:p>
      <text:p text:style-name="P1"><text:span text:style-name="T1">evaṃ hi dharmas tv adhikaprabhāvād </text:span><text:span text:style-name="T1"><text:note text:id="ftn1792" text:note-class="footnote"><text:note-citation>1792</text:note-citation><text:note-body><text:p text:style-name="Footnote">) 31a <text:span text:style-name="T2">adhika°] </text:span>CaCbNa; adhikaṃ CcEd</text:p></text:note-body></text:note></text:span></text:p>
      <text:p text:style-name="P3">gataḥ sa lokaṃ puruṣottamasya|</text:p>
      <text:p text:style-name="P3">aśeṣabhūtaprabhavāvyayasya</text:p>
      <text:p text:style-name="P3">sanātanaṃ śāśvatam akṣarasya||21.31||</text:p>
      <text:p text:style-name="P3"><text:note text:id="ftn1793" text:note-class="footnote"><text:note-citation>1793</text:note-citation><text:note-body><text:p text:style-name="Footnote">) 31d <text:span text:style-name="T2">sanātanaṃ] </text:span>Ed; sanātana Ca CbCcNa • <text:span text:style-name="T2">°kṣarasya] </text:span>CbCcNaEd; ˟˟˟ Ca</text:p></text:note-body></text:note></text:p>
      <text:p text:style-name="P1"><text:span text:style-name="T1">tvam eva bhaktiṃ kuru keśavasya </text:span><text:span text:style-name="T1"><text:note text:id="ftn1794" text:note-class="footnote"><text:note-citation>1794</text:note-citation><text:note-body><text:p text:style-name="Footnote">) 32a <text:span text:style-name="T2">tvam eva] </text:span>CbCcNaEd; ˟m eva Ca</text:p></text:note-body></text:note></text:span></text:p>
      <text:p text:style-name="P3">janārdanasyāmitavikramasya|</text:p>
      <text:p text:style-name="P1"><text:span text:style-name="T1">yathā hi tasyaiva dvijarṣabhasya </text:span><text:span text:style-name="T1"><text:note text:id="ftn1795" text:note-class="footnote"><text:note-citation>1795</text:note-citation><text:note-body><text:p text:style-name="Footnote">) 32c <text:span text:style-name="T2">hi tasyaiva] </text:span>CaCbEd; jitasyaiva Cc, hi tasyava Na</text:p></text:note-body></text:note></text:span></text:p>
      <text:p text:style-name="P3">gatiṃ labhasva puruṣottamasya||21.32||</text:p>
      <text:p text:style-name="P1"><text:span text:style-name="T1">kim anya bhūyaḥ kathayāmi rājan </text:span><text:span text:style-name="T1"><text:note text:id="ftn1796" text:note-class="footnote"><text:note-citation>1796</text:note-citation><text:note-body><text:p text:style-name="Footnote">) 33a <text:span text:style-name="T2">kim anya bhū°] </text:span>CcEd; kim anyad bhū° CaCbNa(<text:span text:style-name="T6">unmetrical</text:span>)</text:p></text:note-body></text:note></text:span></text:p>
      <text:p text:style-name="P3">yad asti kautūhalam anyaśeṣam|</text:p>
      <text:p text:style-name="P3">pṛcchasva māṃ tāta yathepsitaṃ te</text:p>
      <text:p text:style-name="P3">bhaviṣyabhūtaṃ bhavato yatheṣṭam||21.33||</text:p>
      <text:p text:style-name="P3"><text:note text:id="ftn1797" text:note-class="footnote"><text:note-citation>1797</text:note-citation><text:note-body><text:p text:style-name="Footnote">) 33d <text:span text:style-name="T2">yatheṣṭam] </text:span>CaCbNaEd; yatheṣṭa Cc</text:p></text:note-body></text:note></text:p>
      <text:p text:style-name="P1"><text:span text:style-name="T1">janamejaya uvāca| </text:span><text:span text:style-name="T1"><text:note text:id="ftn1798" text:note-class="footnote"><text:note-citation>1798</text:note-citation><text:note-body><text:p text:style-name="Footnote">) 34 <text:span text:style-name="T2">janamejaya uvāca] </text:span>CNa<text:span text:style-name="T7">pc</text:span>Ed; <text:span text:style-name="T5">omitted in </text:span>Na<text:span text:style-name="T7">ac</text:span></text:p></text:note-body></text:note></text:span></text:p>
      <text:p text:style-name="P1"><text:span text:style-name="T1">kiyanti kalpāni gatāni pūrvam </text:span><text:span text:style-name="T1"><text:note text:id="ftn1799" text:note-class="footnote"><text:note-citation>1799</text:note-citation><text:note-body><text:p text:style-name="Footnote">) 34a <text:span text:style-name="T2">kiyanti] </text:span>CNa; kiyanta Ed</text:p></text:note-body></text:note></text:span></text:p>
      <text:p text:style-name="P3">bhaviṣyakalpāni kiyanti vipra|</text:p>
      <text:p text:style-name="P1"><text:span text:style-name="T1">ekaikakalpaṃ kiyad indram uktam </text:span><text:span text:style-name="T1"><text:note text:id="ftn1800" text:note-class="footnote"><text:note-citation>1800</text:note-citation><text:note-body><text:p text:style-name="Footnote">) 34c <text:span text:style-name="T2">°kalpaṃ] </text:span>CaCcNaEd; °kalpa CbNa</text:p></text:note-body></text:note></text:span></text:p>
      <text:p text:style-name="P3">pravartamānād api kīrtayasva||21.34||</text:p>
      <text:p text:style-name="P1"><text:span text:style-name="T1">vaiśampāyana uvāca| </text:span><text:span text:style-name="T1"><text:note text:id="ftn1801" text:note-class="footnote"><text:note-citation>1801</text:note-citation><text:note-body><text:p text:style-name="Footnote">) 35 <text:span text:style-name="T2">vaiśampāyana] </text:span>CaCcNaEd; veśanampāyana Cb</text:p></text:note-body></text:note></text:span></text:p>
      <text:p text:style-name="P3">parārdhakalpaṃ gata pūrva rājyam</text:p>
      <text:p text:style-name="P3">caturdaśaivendra narendra kalpam|</text:p>
      <text:p text:style-name="P1"><text:span text:style-name="T1">tathaiva manvantara kalpam ekam </text:span><text:span text:style-name="T1"><text:note text:id="ftn1802" text:note-class="footnote"><text:note-citation>1802</text:note-citation><text:note-body><text:p text:style-name="Footnote">) 35c <text:span text:style-name="T2">manvantarakalpam ekam] </text:span>CNa<text:span text:style-name="T7">pc</text:span>; manvarakalpam ekam Na<text:span text:style-name="T7">ac</text:span>, manvantaram ekakalpam Ed</text:p></text:note-body></text:note></text:span></text:p>
      <text:p text:style-name="P3">bhaviṣyakalpaṃ ca parārdham eva||21.35||</text:p>
      <text:p text:style-name="P3"><text:soft-page-break/><text:note text:id="ftn1803" text:note-class="footnote"><text:note-citation>1803</text:note-citation><text:note-body><text:p text:style-name="Footnote">) 35d <text:span text:style-name="T2">kalpaṃ ca parārdham eva] </text:span>CbCcNaEd; ka˟˟˟˟˟˟˟ Ca</text:p></text:note-body></text:note></text:p>
      <text:p text:style-name="P1"><text:span text:style-name="T1">varāhakalpaḥ prathamo babhūva </text:span><text:span text:style-name="T1"><text:note text:id="ftn1804" text:note-class="footnote"><text:note-citation>1804</text:note-citation><text:note-body><text:p text:style-name="Footnote">) 36a <text:span text:style-name="T2">babhūva] </text:span>CaCcNaEd; babhū Cb</text:p></text:note-body></text:note></text:span></text:p>
      <text:p text:style-name="P1"><text:span text:style-name="T1">gatāś ca manvantara ṣaṭ narendra| </text:span><text:span text:style-name="T1"><text:note text:id="ftn1805" text:note-class="footnote"><text:note-citation>1805</text:note-citation><text:note-body><text:p text:style-name="Footnote">) 36b <text:span text:style-name="T2">manvantaraṣaṭnarendra] </text:span>CaCbNa<text:span text:style-name="T7">pc</text:span>; manvaraṣaṭnarendra Cc, manvantaṣaṭnarendra Na<text:span text:style-name="T7">ac</text:span>, manvantaraṣaṭnarendraḥ Ed</text:p></text:note-body></text:note></text:span></text:p>
      <text:p text:style-name="P1"><text:span text:style-name="T1">caturyugaṃ saptati ekayuktaṃ </text:span><text:span text:style-name="T1"><text:note text:id="ftn1806" text:note-class="footnote"><text:note-citation>1806</text:note-citation><text:note-body><text:p text:style-name="Footnote">) 36c <text:span text:style-name="T2">°yugaṃ] </text:span>CNa; °yuga° Ed • <text:span text:style-name="T2">ekayuktaṃ] </text:span>CaCcNaEd; ekamuktaṃ Cb</text:p></text:note-body></text:note></text:span></text:p>
      <text:p text:style-name="P3">manvantarā saṃkhyam udāharanti||21.36||</text:p>
      <text:p text:style-name="P1"><text:span text:style-name="T1">manvantarāṇāṃ ca caturdaśaiva </text:span><text:span text:style-name="T1"><text:note text:id="ftn1807" text:note-class="footnote"><text:note-citation>1807</text:note-citation><text:note-body><text:p text:style-name="Footnote">) 37 <text:span text:style-name="T5">omitted in </text:span>Ed</text:p></text:note-body></text:note></text:span><text:span text:style-name="T1"><text:s/></text:span><text:span text:style-name="T1"><text:note text:id="ftn1808" text:note-class="footnote"><text:note-citation>1808</text:note-citation><text:note-body><text:p text:style-name="Footnote">) 37a <text:span text:style-name="T2">ca] </text:span>CaCbNaEd; tu Cc</text:p></text:note-body></text:note></text:span></text:p>
      <text:p text:style-name="P3">kalpasya saṃkhyā munayo vadanti|</text:p>
      <text:p text:style-name="P3">kalpāyutaś cāha pitāmahasya</text:p>
      <text:p text:style-name="P3">tathā ca rātriṃ pravadanti tajjñāḥ||21.37||</text:p>
      <text:p text:style-name="P1"><text:span text:style-name="T1">ṣaḍlakṣakalpena tu māsam āhus </text:span><text:span text:style-name="T1"><text:note text:id="ftn1809" text:note-class="footnote"><text:note-citation>1809</text:note-citation><text:note-body><text:p text:style-name="Footnote">) 38a <text:span text:style-name="T2">lakṣakalpena tu māsam āhus] </text:span>CbCcNaEd; lakṣaka˟˟˟˟˟m āhus Ca</text:p></text:note-body></text:note></text:span></text:p>
      <text:p text:style-name="P3">taddvādaśā varṣam udāharanti||21.38||</text:p>
      <text:p text:style-name="P3"><text:note text:id="ftn1810" text:note-class="footnote"><text:note-citation>1810</text:note-citation><text:note-body><text:p text:style-name="Footnote">) 38b <text:span text:style-name="T2">taddvādaśā va°] </text:span><text:span text:style-name="T5">corr. </text:span>; tadvādaśā va° CaCb, tatadvādaśā va° Cc, tadvādaśād va° Na, tvaddvādaśava° Ed</text:p></text:note-body></text:note></text:p>
      <text:p text:style-name="P1"><text:span text:style-name="T1">tenābdena parārdhakalpaguṇitaṃ brahmāyur ity ucyate </text:span><text:span text:style-name="T1"><text:note text:id="ftn1811" text:note-class="footnote"><text:note-citation>1811</text:note-citation><text:note-body><text:p text:style-name="Footnote">) 39a <text:span text:style-name="T2">°bdena] </text:span>CNa; °rdhena Ed</text:p></text:note-body></text:note></text:span></text:p>
      <text:p text:style-name="P1"><text:span text:style-name="T1">trailokyādhipatiḥ pradhānapuruṣo brahmāpy anityaḥ smṛtaḥ| </text:span><text:span text:style-name="T1"><text:note text:id="ftn1812" text:note-class="footnote"><text:note-citation>1812</text:note-citation><text:note-body><text:p text:style-name="Footnote">) 39b <text:span text:style-name="T2">°puruṣo] </text:span>CaCbNaEd; °puruṣā Cc</text:p></text:note-body></text:note></text:span><text:span text:style-name="T1"><text:s/></text:span></text:p>
      <text:p text:style-name="P3">śeṣaṃ bhūtacaturvidhasya niyataṃ jīvasya kiṃ śocyate</text:p>
      <text:p text:style-name="P3">tasmān nāsti jagatsusāravimalaṃ muktvā śivaṃ śāśvatam||21.39||</text:p>
      <text:p text:style-name="P1"><text:span text:style-name="T1"><text:s/></text:span><text:span text:style-name="T1"><text:note text:id="ftn1813" text:note-class="footnote"><text:note-citation>1813</text:note-citation><text:note-body><text:p text:style-name="Footnote">) 39d <text:span text:style-name="T2">°vimalaṃ muktvā] </text:span>Cc; °viralaṃ muktvā CaCbNa, °viralamuktā Ed</text:p></text:note-body></text:note></text:span><text:span text:style-name="T1"><text:s/></text:span></text:p>
      <text:p text:style-name="P3">||iti vṛṣasārasaṃgrahe kalpanirṇayo nāmaikaviṃśatimo 'dhyāyaḥ||</text:p>
      <text:p text:style-name="P3"><text:note text:id="ftn1814" text:note-class="footnote"><text:note-citation>1814</text:note-citation><text:note-body><text:p text:style-name="Footnote">) Colophon: <text:span text:style-name="T2">°viṃśatimo] </text:span>CNa; °viṃśatitamo Ed</text:p></text:note-body></text:note></text:p>
      <text:p text:style-name="P3">*** 22 ***</text:p>
      <text:p text:style-name="P3"><text:s/>22 varṇagotrāśramaḥ </text:p>
      <text:p text:style-name="P3">janamejaya uvāca| </text:p>
      <text:p text:style-name="P1"><text:span text:style-name="T1">śruto 'thābjamukhād dharmasārasaṃgraham uttamam| </text:span><text:span text:style-name="T1"><text:note text:id="ftn1815" text:note-class="footnote"><text:note-citation>1815</text:note-citation><text:note-body><text:p text:style-name="Footnote">) Note: Gender problem or śruto = I heard.</text:p></text:note-body></text:note></text:span><text:span text:style-name="T1"><text:s/></text:span><text:span text:style-name="T1"><text:note text:id="ftn1816" text:note-class="footnote"><text:note-citation>1816</text:note-citation><text:note-body><text:p text:style-name="Footnote">) 1a <text:span text:style-name="T2">śruto 'thābjamukhād dharma°] </text:span><text:span text:style-name="T5">eme. </text:span>; śruto vābjamukhād dharmaḥ Ca, śruto vābjamukhod dharmaḥ Cb, śruto vābjamukhā dharmaḥ Cc, śruto cābjamukhād dharmaḥ NaL, śruto cābdamukhā dharmaḥ Nb, śrutvā vābjamukhād dharmaḥ Nc, śruto vā tvanmukhād dharmaḥ Ed</text:p></text:note-body></text:note></text:span><text:span text:style-name="T1"><text:s/></text:span><text:span text:style-name="T1"><text:note text:id="ftn1817" text:note-class="footnote"><text:note-citation>1817</text:note-citation><text:note-body><text:p text:style-name="Footnote">) Parallel: 1Testimonia for this chapter: Caff. 232r-234v, Cbff. 233v-235r, Ccff. 314r-317r, Naff. 39r-41v, Nbff. 241v-243v, Ncff. 247v-250r; C = Ca + Cb + Cc </text:p></text:note-body></text:note></text:span></text:p>
      <text:p text:style-name="P1"><text:span text:style-name="T1">madhuraślakṣṇavāṇībhiḥ samyagvedārthasaṃyutam||22.1|| </text:span><text:span text:style-name="T1"><text:note text:id="ftn1818" text:note-class="footnote"><text:note-citation>1818</text:note-citation><text:note-body><text:p text:style-name="Footnote">) 1c <text:span text:style-name="T2">°ślakṣṇavāṇī°] </text:span>CbCcNaNbNc; ślakṣṇaṇī° Ca, °ślakṣyavānī° L, °ślakṣṇāvāṇī° Ed</text:p></text:note-body></text:note></text:span></text:p>
      <text:p text:style-name="P1"><text:span text:style-name="T1">nyāyayuktaṃ mahāsāraṃ guhyajñānam anuttaram| </text:span><text:span text:style-name="T1"><text:note text:id="ftn1819" text:note-class="footnote"><text:note-citation>1819</text:note-citation><text:note-body><text:p text:style-name="Footnote">) 2a <text:span text:style-name="T2">nyāyayuktaṃ mahāsāraṃ] </text:span>CaCcNbNcEd; nyāyam uktaṃ mahat sāraṃ Cb, nyāyayuktaṃ mahat sāraṃ NaL</text:p></text:note-body></text:note></text:span><text:span text:style-name="T1"><text:s/></text:span><text:span text:style-name="T1"><text:note text:id="ftn1820" text:note-class="footnote"><text:note-citation>1820</text:note-citation><text:note-body><text:p text:style-name="Footnote">) 2b <text:span text:style-name="T2">guhya°] </text:span>CNaNbNcL; guhyaṃ Ed • <text:span text:style-name="T2">°nuttaram] </text:span>CaNaNbL; °nuttamam CbCcNc, °nantaram Ed</text:p></text:note-body></text:note></text:span></text:p>
      <text:p text:style-name="P1"><text:span text:style-name="T1">tṛpto 'smīhāmṛtaṃ pītvā janmamṛtyurujāpaham||22.2|| </text:span><text:span text:style-name="T1"><text:note text:id="ftn1821" text:note-class="footnote"><text:note-citation>1821</text:note-citation><text:note-body><text:p text:style-name="Footnote">) 2cd <text:span text:style-name="T2">pītvā janma°] </text:span>CbCcNaNbNcLEd; pī˟˟nma Ca</text:p></text:note-body></text:note></text:span><text:span text:style-name="T1"><text:s/></text:span><text:span text:style-name="T1"><text:note text:id="ftn1822" text:note-class="footnote"><text:note-citation>1822</text:note-citation><text:note-body><text:p text:style-name="Footnote">) 2d <text:span text:style-name="T2">°rujā°] </text:span>CaCcNaNbNcLEd; °mujā° Cb</text:p></text:note-body></text:note></text:span></text:p>
      <text:p text:style-name="P1"><text:span text:style-name="T1">praśnam ekānya pṛcchāmi nāmahetuṃ tapodhana| </text:span><text:span text:style-name="T1"><text:note text:id="ftn1823" text:note-class="footnote"><text:note-citation>1823</text:note-citation><text:note-body><text:p text:style-name="Footnote">) 3a <text:span text:style-name="T2">praśna°] </text:span>CNaNcLEd; prasta° Nb • <text:span text:style-name="T2">°kānya] </text:span>CNbNc; °kānyat Na(<text:span text:style-name="T6">unmetrical</text:span>), °kāṃnyat L(<text:span text:style-name="T6">unmetrical</text:span>), °konya Ed</text:p></text:note-body></text:note></text:span><text:span text:style-name="T1"><text:s/></text:span><text:span text:style-name="T1"><text:note text:id="ftn1824" text:note-class="footnote"><text:note-citation>1824</text:note-citation><text:note-body><text:p text:style-name="Footnote">) 3b <text:span text:style-name="T2">nāma°] </text:span>CNaNbLEd; nāya° Nc • <text:span text:style-name="T2">°hetuṃ] </text:span>CaCbNaL; °hetu CcNbNcEd • <text:span text:style-name="T2">°dhana] </text:span>CNbNcEd; °dhanam NaL</text:p></text:note-body></text:note></text:span></text:p>
      <text:p text:style-name="P1"><text:span text:style-name="T1">varṇagotrāśramaṃ tasmāc chrotum icchāmi te punaḥ||22.3|| </text:span><text:span text:style-name="T1"><text:note text:id="ftn1825" text:note-class="footnote"><text:note-citation>1825</text:note-citation><text:note-body><text:p text:style-name="Footnote">) 3c <text:span text:style-name="T2">varṇa°] </text:span>CNaNbNcBL; varṇaṃ Ed</text:p></text:note-body></text:note></text:span></text:p>
      <text:p text:style-name="P1"><text:soft-page-break/><text:span text:style-name="T1">vaiśampāyana uvāca| </text:span><text:span text:style-name="T1"><text:note text:id="ftn1826" text:note-class="footnote"><text:note-citation>1826</text:note-citation><text:note-body><text:p text:style-name="Footnote">) 4 <text:span text:style-name="T2">uvāca] </text:span>CNaNbLEd; ˟˟˟ Nc</text:p></text:note-body></text:note></text:span></text:p>
      <text:p text:style-name="P1"><text:span text:style-name="T1">śṛṇu rājann avahito yogendrasya mahātmanaḥ| </text:span><text:span text:style-name="T1"><text:note text:id="ftn1827" text:note-class="footnote"><text:note-citation>1827</text:note-citation><text:note-body><text:p text:style-name="Footnote">) 4a <text:span text:style-name="T2">rājann a°] </text:span>CbCcNaNcLEd; rājan a° CaNb</text:p></text:note-body></text:note></text:span><text:span text:style-name="T1"><text:s/></text:span><text:span text:style-name="T1"><text:note text:id="ftn1828" text:note-class="footnote"><text:note-citation>1828</text:note-citation><text:note-body><text:p text:style-name="Footnote">) 4ab <text:span text:style-name="T2">°vahito yogendrasya] </text:span>CNa<text:span text:style-name="T7">pc</text:span>NbNcEd; °vahito yogendra Na<text:span text:style-name="T7">ac</text:span>, °hito yogandrasya L</text:p></text:note-body></text:note></text:span></text:p>
      <text:p text:style-name="P1"><text:span text:style-name="T1">āśramaṃ varṇajātīnāṃ vakṣyāmy eva narādhipa||22.4|| </text:span><text:span text:style-name="T1"><text:note text:id="ftn1829" text:note-class="footnote"><text:note-citation>1829</text:note-citation><text:note-body><text:p text:style-name="Footnote">) 4d <text:span text:style-name="T2">vakṣyāmy eva] </text:span>CaCcNaNbEd; vakṣyām eva CbNcL • <text:span text:style-name="T2">°pa] </text:span>CNaNbNcL; °paḥ Ed</text:p></text:note-body></text:note></text:span></text:p>
      <text:p text:style-name="P1"><text:span text:style-name="T1">himavaddakṣiṇe pārśve mṛgendraśikhare nṛpa| </text:span><text:span text:style-name="T1"><text:note text:id="ftn1830" text:note-class="footnote"><text:note-citation>1830</text:note-citation><text:note-body><text:p text:style-name="Footnote">) 5b <text:span text:style-name="T2">mṛgendra°] </text:span>CbCcNaNbNcLEd; mṛ˟ndra° Ca • <text:span text:style-name="T2">nṛpa] </text:span>CNaNb; nṛpaḥ NcLEd</text:p></text:note-body></text:note></text:span><text:span text:style-name="T1"><text:s/></text:span><text:span text:style-name="T1"><text:note text:id="ftn1831" text:note-class="footnote"><text:note-citation>1831</text:note-citation><text:note-body><text:p text:style-name="Footnote">) Note: for himvaddakṣiṇapārśve metri causa; 4196.jpg lower line 1: himavaddakṣiṇe pārśve varṣo bhāratasaṃjñitaḥ; which text is this?</text:p></text:note-body></text:note></text:span></text:p>
      <text:p text:style-name="P1"><text:span text:style-name="T1">mahendrapathagā nāma nadītīre narādhipa||22.5|| </text:span><text:span text:style-name="T1"><text:note text:id="ftn1832" text:note-class="footnote"><text:note-citation>1832</text:note-citation><text:note-body><text:p text:style-name="Footnote">) 5c <text:span text:style-name="T2">mahendra°] </text:span>CNaNcEd; mṛgendra° Nb, mahindra° L</text:p></text:note-body></text:note></text:span><text:span text:style-name="T1"><text:s/></text:span><text:span text:style-name="T1"><text:note text:id="ftn1833" text:note-class="footnote"><text:note-citation>1833</text:note-citation><text:note-body><text:p text:style-name="Footnote">) 5d <text:span text:style-name="T2">°pa] </text:span>CNaNbNcL; °paḥ Ed</text:p></text:note-body></text:note></text:span></text:p>
      <text:p text:style-name="P1"><text:span text:style-name="T1">tatrāśramapadaṃ tasya puline sumanorame| </text:span><text:span text:style-name="T1"><text:note text:id="ftn1834" text:note-class="footnote"><text:note-citation>1834</text:note-citation><text:note-body><text:p text:style-name="Footnote">) 6b <text:span text:style-name="T2">puline su°] </text:span>CaCbNa; pulineṣu CcNbNcEd, puline pu° L</text:p></text:note-body></text:note></text:span></text:p>
      <text:p text:style-name="P1"><text:span text:style-name="T1">vasati sma mahābhāgas tattvapāraganispṛhaḥ||22.6|| </text:span><text:span text:style-name="T1"><text:note text:id="ftn1835" text:note-class="footnote"><text:note-citation>1835</text:note-citation><text:note-body><text:p text:style-name="Footnote">) 6c <text:span text:style-name="T2">vasati] </text:span>CNaNbNcEd; vasanti L</text:p></text:note-body></text:note></text:span><text:span text:style-name="T1"><text:s/></text:span><text:span text:style-name="T1"><text:note text:id="ftn1836" text:note-class="footnote"><text:note-citation>1836</text:note-citation><text:note-body><text:p text:style-name="Footnote">) 6d <text:span text:style-name="T2">°pāraga°] </text:span>CaCcNaNbNcLEd; °pāra° Cb • <text:span text:style-name="T2">°spṛhaḥ] </text:span>CNaNbNcL; °spṛhāḥ Ed</text:p></text:note-body></text:note></text:span></text:p>
      <text:p text:style-name="P3">śīlaśaucasamācāro jitadvandvo jitaśramaḥ|</text:p>
      <text:p text:style-name="P1"><text:span text:style-name="T1">jitamānabhayakrodho jitasarvaparigrahaḥ||22.7|| </text:span><text:span text:style-name="T1"><text:note text:id="ftn1837" text:note-class="footnote"><text:note-citation>1837</text:note-citation><text:note-body><text:p text:style-name="Footnote">) 7d <text:span text:style-name="T2">jita°] </text:span>CaCcNaNbNcLEd; jija° Cb</text:p></text:note-body></text:note></text:span></text:p>
      <text:p text:style-name="P1"><text:span text:style-name="T1">somavaṃśaprasūtās te kṣatriyā dvijatāṃ gatāḥ| </text:span><text:span text:style-name="T1"><text:note text:id="ftn1838" text:note-class="footnote"><text:note-citation>1838</text:note-citation><text:note-body><text:p text:style-name="Footnote">) 8a <text:span text:style-name="T2">soma°] </text:span>CNaNbNcEd; soya° L • <text:span text:style-name="T2">prasūtās te] </text:span>CbCcNbNcEd; pra˟˟˟ Ca, prasūtas te NaL</text:p></text:note-body></text:note></text:span><text:span text:style-name="T1"><text:s/></text:span><text:span text:style-name="T1"><text:note text:id="ftn1839" text:note-class="footnote"><text:note-citation>1839</text:note-citation><text:note-body><text:p text:style-name="Footnote">) 8b <text:span text:style-name="T2">kṣatriyā] </text:span>CNb; kṣatriyo NaNcLEd • <text:span text:style-name="T2">gatāḥ] </text:span>CNbEd; gataḥ NaNcL</text:p></text:note-body></text:note></text:span><text:span text:style-name="T1"><text:s/></text:span></text:p>
      <text:p text:style-name="P1"><text:span text:style-name="T1">tapasā vinayācārair viṣṇunā dvijakalpitāḥ||22.8|| </text:span><text:span text:style-name="T1"><text:note text:id="ftn1840" text:note-class="footnote"><text:note-citation>1840</text:note-citation><text:note-body><text:p text:style-name="Footnote">) 8c <text:span text:style-name="T2">°cārair vi°] </text:span>CaCbNaNbNcLEd; °cārai vi° Cc</text:p></text:note-body></text:note></text:span><text:span text:style-name="T1"><text:s/></text:span><text:span text:style-name="T1"><text:note text:id="ftn1841" text:note-class="footnote"><text:note-citation>1841</text:note-citation><text:note-body><text:p text:style-name="Footnote">) 8d <text:span text:style-name="T2">dvijakalpitāḥ] </text:span>Ed; dvijaḥ kalpitaḥ CNc(<text:span text:style-name="T6">unmetrical</text:span>), dvijakalpitaḥ NaNbL</text:p></text:note-body></text:note></text:span></text:p>
      <text:p text:style-name="P1"><text:span text:style-name="T1">ajitā nāma tat pūrvaṃ kāmakrodhajitena tu| </text:span><text:span text:style-name="T1"><text:note text:id="ftn1842" text:note-class="footnote"><text:note-citation>1842</text:note-citation><text:note-body><text:p text:style-name="Footnote">) 9a <text:span text:style-name="T2">pūrvaṃ] </text:span>CNbNcEd; pūrva NaL</text:p></text:note-body></text:note></text:span></text:p>
      <text:p text:style-name="P1"><text:span text:style-name="T1">saṃkalpas tasya rājendra kathayiṣyāmi tac chṛṇu||22.9|| </text:span><text:span text:style-name="T1"><text:note text:id="ftn1843" text:note-class="footnote"><text:note-citation>1843</text:note-citation><text:note-body><text:p text:style-name="Footnote">) 9c <text:span text:style-name="T2">saṃkalpas ta] </text:span>CNaNbNcEd; saṃkalpa ta L</text:p></text:note-body></text:note></text:span></text:p>
      <text:p text:style-name="P1"><text:span text:style-name="T1">adhyātmanagarasphītaḥ adhibhūtajanākulaḥ| </text:span><text:span text:style-name="T1"><text:note text:id="ftn1844" text:note-class="footnote"><text:note-citation>1844</text:note-citation><text:note-body><text:p text:style-name="Footnote">) 10ab <text:span text:style-name="T2">°sphītaḥ adhi°] </text:span>CbCcNaNbNcLEd; °sphītaradhi° Ca</text:p></text:note-body></text:note></text:span></text:p>
      <text:p text:style-name="P1"><text:span text:style-name="T1">adhidaivatasāṃnidhyaṃ daśāyatana pañca ca||22.10|| </text:span><text:span text:style-name="T1"><text:note text:id="ftn1845" text:note-class="footnote"><text:note-citation>1845</text:note-citation><text:note-body><text:p text:style-name="Footnote">) 10c <text:span text:style-name="T2">°sāṃnidhyaṃ] </text:span>CaEd; sānaidhyaṃ CbCcNaNbL, sānnaidhyaṃ Nc</text:p></text:note-body></text:note></text:span><text:span text:style-name="T1"><text:s/></text:span><text:span text:style-name="T1"><text:note text:id="ftn1846" text:note-class="footnote"><text:note-citation>1846</text:note-citation><text:note-body><text:p text:style-name="Footnote">) 10d <text:span text:style-name="T2">daśā°] </text:span>CNaNbNcL; deśā° Ed</text:p></text:note-body></text:note></text:span><text:span text:style-name="T1"><text:s/></text:span><text:span text:style-name="T1"><text:note text:id="ftn1847" text:note-class="footnote"><text:note-citation>1847</text:note-citation><text:note-body><text:p text:style-name="Footnote">) Parallel: 10 Cf.4.72: caturāyatanaṃ vipra kathayiṣyāmi tac chṛṇu| karuṇāmuditopekṣāmaitrī cāyātanaṃ smṛtam||</text:p></text:note-body></text:note></text:span></text:p>
      <text:p text:style-name="P1"><text:span text:style-name="T1">daśayajñavrataṃ cīrṇaṃ daśakāmaparājitaḥ| </text:span><text:span text:style-name="T1"><text:note text:id="ftn1848" text:note-class="footnote"><text:note-citation>1848</text:note-citation><text:note-body><text:p text:style-name="Footnote">) 11a <text:span text:style-name="T2">daśayajñavrataṃ cīrṇaṃ] </text:span>NaNbNcL; daśayajñaṃ ˟˟ñ cīrṇan Ca, daśayajñavratacīrṇan CbCc, daśayajñaṃ vrataṃ cīrṇa° Ed</text:p></text:note-body></text:note></text:span><text:span text:style-name="T1"><text:s/></text:span><text:span text:style-name="T1"><text:note text:id="ftn1849" text:note-class="footnote"><text:note-citation>1849</text:note-citation><text:note-body><text:p text:style-name="Footnote">) 11b <text:span text:style-name="T2">°parājitaḥ] </text:span>CaCcNaNbNcLEd; °paparājitaḥ Cb</text:p></text:note-body></text:note></text:span></text:p>
      <text:p text:style-name="P1"><text:span text:style-name="T1">niyamān daśa saṃśritya daśa vāyava ṛtvijaḥ||22.11|| </text:span><text:span text:style-name="T1"><text:note text:id="ftn1850" text:note-class="footnote"><text:note-citation>1850</text:note-citation><text:note-body><text:p text:style-name="Footnote">) 11c <text:span text:style-name="T2">niyamān daśa] </text:span>CNaNbNcEd; nimāyā daśa L<text:span text:style-name="T7">ac</text:span>, niyamā daśa L<text:span text:style-name="T7">pc</text:span></text:p></text:note-body></text:note></text:span><text:span text:style-name="T1"><text:s/></text:span><text:span text:style-name="T1"><text:note text:id="ftn1851" text:note-class="footnote"><text:note-citation>1851</text:note-citation><text:note-body><text:p text:style-name="Footnote">) Parallel: 11d cf.11.17ab: dhāraṇādhvaryuvat kṛtvā prāṇāyāmaś ca ṛtvijaḥ</text:p></text:note-body></text:note></text:span></text:p>
      <text:p text:style-name="P1"><text:span text:style-name="T1">daśākṣareṇa mantreṇa daśadharmakriyāpadaḥ| </text:span><text:span text:style-name="T1"><text:note text:id="ftn1852" text:note-class="footnote"><text:note-citation>1852</text:note-citation><text:note-body><text:p text:style-name="Footnote">) 12b <text:span text:style-name="T2">°dharmakriyāpadaḥ] </text:span>CaCbNaNbNcLEd; °dharmaḥ kripadaḥ Cc</text:p></text:note-body></text:note></text:span></text:p>
      <text:p text:style-name="P1"><text:span text:style-name="T1">daśasaṃyamadīptāgnau jihvātejodaśendriyaḥ||22.12|| </text:span><text:span text:style-name="T1"><text:note text:id="ftn1853" text:note-class="footnote"><text:note-citation>1853</text:note-citation><text:note-body><text:p text:style-name="Footnote">) 12c <text:span text:style-name="T2">°saṃyama°] </text:span>CNaNbNcEd; °saṃśaya° L • <text:span text:style-name="T2">°dīptā°] </text:span>CNaNcL; °dīpto Nb, °dīpā° Ed</text:p></text:note-body></text:note></text:span><text:span text:style-name="T1"><text:s/></text:span><text:span text:style-name="T1"><text:note text:id="ftn1854" text:note-class="footnote"><text:note-citation>1854</text:note-citation><text:note-body><text:p text:style-name="Footnote">) 12d <text:span text:style-name="T2">°daśe°] </text:span>CNaNbL; °jite° NcEd</text:p></text:note-body></text:note></text:span></text:p>
      <text:p text:style-name="P1"><text:span text:style-name="T1">daśayogāsanāsīno daśadhyānaparāyaṇaḥ| </text:span><text:span text:style-name="T1"><text:note text:id="ftn1855" text:note-class="footnote"><text:note-citation>1855</text:note-citation><text:note-body><text:p text:style-name="Footnote">) 13a <text:span text:style-name="T2">°sanāsīno] </text:span>CNaNbNcL; samāsīnā Ed</text:p></text:note-body></text:note></text:span><text:span text:style-name="T1"><text:s/></text:span><text:span text:style-name="T1"><text:note text:id="ftn1856" text:note-class="footnote"><text:note-citation>1856</text:note-citation><text:note-body><text:p text:style-name="Footnote">) 13b <text:span text:style-name="T2">°yaṇaḥ] </text:span>CNbNcEd; °yaṇāḥ NaL</text:p></text:note-body></text:note></text:span></text:p>
      <text:p text:style-name="P1"><text:span text:style-name="T1">buddhir vedī mano yūpaḥ somapāno 'mṛtākṣaraḥ||22.13|| </text:span><text:span text:style-name="T1"><text:note text:id="ftn1857" text:note-class="footnote"><text:note-citation>1857</text:note-citation><text:note-body><text:p text:style-name="Footnote">) 13c <text:span text:style-name="T2">buddhir vedī] </text:span>CNaNbL; buddhi vedī Nc, buddhir vedi Ed</text:p></text:note-body></text:note></text:span><text:span text:style-name="T1"><text:s/></text:span><text:span text:style-name="T1"><text:note text:id="ftn1858" text:note-class="footnote"><text:note-citation>1858</text:note-citation><text:note-body><text:p text:style-name="Footnote">) 13d <text:span text:style-name="T2">°pāno 'mṛtākṣaraḥ] </text:span>CbNaNbNcL; ˟˟˟˟˟˟ Ca, °pānamṛtākṣaraḥ Cc, °dānamṛtākṣaraḥ Ed</text:p></text:note-body></text:note></text:span></text:p>
      <text:p text:style-name="P1"><text:span text:style-name="T1">dakṣiṇābhaya bhūtebhyaḥ paśubandha svayaṃkṛtaḥ| </text:span><text:span text:style-name="T1"><text:note text:id="ftn1859" text:note-class="footnote"><text:note-citation>1859</text:note-citation><text:note-body><text:p text:style-name="Footnote">) 14a <text:span text:style-name="T2">°bhaya] </text:span>CNaNbNcL; °gnaya Ed</text:p></text:note-body></text:note></text:span></text:p>
      <text:p text:style-name="P1"><text:soft-page-break/><text:span text:style-name="T1">vinārthaṃ yajñam iṣṭvā tu kālaṃ ca kṣapayaty asau| </text:span><text:span text:style-name="T1"><text:note text:id="ftn1860" text:note-class="footnote"><text:note-citation>1860</text:note-citation><text:note-body><text:p text:style-name="Footnote">) 14a <text:span text:style-name="T2">°rthaṃ] </text:span>CaCbEd; °rtha° CcNaNbNcL</text:p></text:note-body></text:note></text:span><text:span text:style-name="T1"><text:s/></text:span><text:span text:style-name="T1"><text:note text:id="ftn1861" text:note-class="footnote"><text:note-citation>1861</text:note-citation><text:note-body><text:p text:style-name="Footnote">) 14b <text:span text:style-name="T2">kālaṃ] </text:span>CNaNbNcL; kālāñ Ed • <text:span text:style-name="T2">kṣapayaty asau] </text:span>CNaNcL; kṣapayaty asau Nb, kṣapayaty asauḥ Ed</text:p></text:note-body></text:note></text:span></text:p>
      <text:p text:style-name="P1"><text:span text:style-name="T1">anarthayajñaṃ taṃ prāhur munayas tattvadarśinaḥ|| </text:span><text:span text:style-name="T1"><text:note text:id="ftn1862" text:note-class="footnote"><text:note-citation>1862</text:note-citation><text:note-body><text:p text:style-name="Footnote">) 14cd <text:span text:style-name="T2">°yajñaṃ taṃ prāhur munayas ta°] </text:span>CaCbNbNcEd; °yajña taṃ prāhu munayas ta° Cc, °yajñan taṃ prāhur munaya ta° Na, °yajñaṃ prāhur munaya ta° L</text:p></text:note-body></text:note></text:span></text:p>
      <text:p text:style-name="P3">janamejaya uvāca| </text:p>
      <text:p text:style-name="P1"><text:span text:style-name="T1">daśayajñam ahaṃ śrotum dehi māṃ dvijasattama| </text:span><text:span text:style-name="T1"><text:note text:id="ftn1863" text:note-class="footnote"><text:note-citation>1863</text:note-citation><text:note-body><text:p text:style-name="Footnote">) 15a <text:span text:style-name="T2">°yajñam ahaṃ] </text:span>CNaNbNcL<text:span text:style-name="T7">pc</text:span>; °yajñam idaṃ Ed</text:p></text:note-body></text:note></text:span><text:span text:style-name="T1"><text:s/></text:span><text:span text:style-name="T1"><text:note text:id="ftn1864" text:note-class="footnote"><text:note-citation>1864</text:note-citation><text:note-body><text:p text:style-name="Footnote">) 15b <text:span text:style-name="T2">māṃ] </text:span>CaCbNaNbNcLEd; mā Cc • <text:span text:style-name="T2">°ttama] </text:span>CNbNcEd; °ttamaḥ NaL</text:p></text:note-body></text:note></text:span></text:p>
      <text:p text:style-name="P1"><text:span text:style-name="T1">daśakāmadaśadhyānaṃ daśayogadaśākṣaram||22.15|| </text:span><text:span text:style-name="T1"><text:note text:id="ftn1865" text:note-class="footnote"><text:note-citation>1865</text:note-citation><text:note-body><text:p text:style-name="Footnote">) 15c <text:span text:style-name="T2">°daśadhyānaṃ] </text:span>CaCbNaNbNc; °daśadhyāna° CcEd, °datadhyānan L</text:p></text:note-body></text:note></text:span><text:span text:style-name="T1"><text:s/></text:span><text:span text:style-name="T1"><text:note text:id="ftn1866" text:note-class="footnote"><text:note-citation>1866</text:note-citation><text:note-body><text:p text:style-name="Footnote">) 15d <text:span text:style-name="T2">°kṣaram] </text:span>CbNbNc; °kṣara˟ Ca, °kṣaraḥ CcNaLEd</text:p></text:note-body></text:note></text:span></text:p>
      <text:p text:style-name="P1"><text:span text:style-name="T1">vaiśampāyana uvāca| </text:span><text:span text:style-name="T1"><text:note text:id="ftn1867" text:note-class="footnote"><text:note-citation>1867</text:note-citation><text:note-body><text:p text:style-name="Footnote">) 16 <text:span text:style-name="T2">vaiśampāyana uvāca] </text:span>CbCcNaNbNcLEd; ˟˟˟˟˟˟vāca Ca</text:p></text:note-body></text:note></text:span></text:p>
      <text:p text:style-name="P1"><text:span text:style-name="T1">brahmadevapitṛyajño yajño bhūtātitheś ca ha| </text:span><text:span text:style-name="T1"><text:note text:id="ftn1868" text:note-class="footnote"><text:note-citation>1868</text:note-citation><text:note-body><text:p text:style-name="Footnote">) 16a <text:span text:style-name="T2">°deva°] </text:span>CaCcNaNbNcLEd; °daiva° Cb • <text:span text:style-name="T2">°yajño] </text:span>CaCbNaNbEd; °yojño Nc, °yajña CcL</text:p></text:note-body></text:note></text:span><text:span text:style-name="T1"><text:s/></text:span><text:span text:style-name="T1"><text:note text:id="ftn1869" text:note-class="footnote"><text:note-citation>1869</text:note-citation><text:note-body><text:p text:style-name="Footnote">) 16b <text:span text:style-name="T2">yajño] </text:span>CaCbNaL; yajña° CcNbNcEd • <text:span text:style-name="T2">°titheś ca ha] </text:span>Cb; °tithiś ca ha CaCcNaNbNcL, °tithiñ ca yaḥ Ed</text:p></text:note-body></text:note></text:span><text:span text:style-name="T1"><text:s/></text:span><text:span text:style-name="T1"><text:note text:id="ftn1870" text:note-class="footnote"><text:note-citation>1870</text:note-citation><text:note-body><text:p text:style-name="Footnote">) Parallel: 16 cf.Åšatapathabrāhmana 11.5.6: aharaharbhūtebhyo baliṃ haret tathaitam bhūtayajñaṃ • Garuḍapurāṇa 1.50.71cd: bhūtayajñaḥ sa vai jñeyo bhūtebhyo yastvayaṃ baliḥ</text:p></text:note-body></text:note></text:span><text:span text:style-name="T1"><text:s/></text:span></text:p>
      <text:p text:style-name="P1"><text:span text:style-name="T1">japo yogas tapo dhyānaṃ svādhyāyaś ca daśa smṛtaḥ||22.16|| </text:span><text:span text:style-name="T1"><text:note text:id="ftn1871" text:note-class="footnote"><text:note-citation>1871</text:note-citation><text:note-body><text:p text:style-name="Footnote">) 16c <text:span text:style-name="T2">yogas tapo dhyānaṃ] </text:span>CNbNcEd; yoga˟˟dhānaṃ Na, yoga pānaṃ L</text:p></text:note-body></text:note></text:span><text:span text:style-name="T1"><text:s/></text:span><text:span text:style-name="T1"><text:note text:id="ftn1872" text:note-class="footnote"><text:note-citation>1872</text:note-citation><text:note-body><text:p text:style-name="Footnote">) 16d <text:span text:style-name="T2">svādhyāyaś ca] </text:span>CNbNcEd; sādhyāyaś ca Na, sādhutapaś ca L</text:p></text:note-body></text:note></text:span><text:span text:style-name="T1"><text:s/></text:span><text:span text:style-name="T1"><text:note text:id="ftn1873" text:note-class="footnote"><text:note-citation>1873</text:note-citation><text:note-body><text:p text:style-name="Footnote">) Note: The missing bit is broken off in Na. Lseems to copy Nahere directly.</text:p></text:note-body></text:note></text:span><text:span text:style-name="T1"><text:s/></text:span></text:p>
      <text:p text:style-name="P1"><text:span text:style-name="T1">patnīputrapaśubhṛtyadhanadhānyayaśaḥśriyaḥ| </text:span><text:span text:style-name="T1"><text:note text:id="ftn1874" text:note-class="footnote"><text:note-citation>1874</text:note-citation><text:note-body><text:p text:style-name="Footnote">) 17a <text:span text:style-name="T2">°yaśaḥ°] </text:span>CaCbNaNbNcL; °yaśa° CcEd</text:p></text:note-body></text:note></text:span></text:p>
      <text:p text:style-name="P1"><text:span text:style-name="T1">māna bhoga daśa rājan daśakāma udāhṛtaḥ||22.17|| </text:span><text:span text:style-name="T1"><text:note text:id="ftn1875" text:note-class="footnote"><text:note-citation>1875</text:note-citation><text:note-body><text:p text:style-name="Footnote">) 17c <text:span text:style-name="T2">°bhoga] </text:span>CNaNbNcL; °bhogaṃ Ed</text:p></text:note-body></text:note></text:span><text:span text:style-name="T1"><text:s/></text:span><text:span text:style-name="T1"><text:note text:id="ftn1876" text:note-class="footnote"><text:note-citation>1876</text:note-citation><text:note-body><text:p text:style-name="Footnote">) 17d <text:span text:style-name="T2">°hṛtaḥ] </text:span>CaCcNaNbNcLEd; °hṛtam Cb</text:p></text:note-body></text:note></text:span></text:p>
      <text:p text:style-name="P1"><text:span text:style-name="T1">mānaso yaugapadyaś ca saṃkṣiptaś ca viśāmpate| </text:span><text:span text:style-name="T1"><text:note text:id="ftn1877" text:note-class="footnote"><text:note-citation>1877</text:note-citation><text:note-body><text:p text:style-name="Standard">) 18a <text:span text:style-name="T2">yaugapadyaś ca] </text:span><text:span text:style-name="T5">corr. </text:span>; yaugapadyañ ca CaCbNb, yogapadyaṃ ca CcNaNcL, yogapadyaś ca Ed</text:p><text:p text:style-name="Footnote"><text:s/><text:span text:style-name="T2">°kṣiptaś ca] </text:span>Ed; °ksiptaṃ ca CNaNbNcL</text:p></text:note-body></text:note></text:span><text:span text:style-name="T1"><text:s/></text:span><text:span text:style-name="T1"><text:note text:id="ftn1878" text:note-class="footnote"><text:note-citation>1878</text:note-citation><text:note-body><text:p text:style-name="Footnote">) Parallel: 18 cf.&lt;DhP&gt;Dharmaputrikā&lt;/DhP&gt; 1.56: saṃkṣiptā prathamā jñeyā viśālā samanantaram|| tato dvikaraṇī ceti trividho yoga ucyate|</text:p></text:note-body></text:note></text:span></text:p>
      <text:p text:style-name="P1"><text:span text:style-name="T1">viśālā nāma yogaś ca tato dvikaraṇaḥ smṛtaḥ||22.18|| </text:span><text:span text:style-name="T1"><text:note text:id="ftn1879" text:note-class="footnote"><text:note-citation>1879</text:note-citation><text:note-body><text:p text:style-name="Footnote">) 18c <text:span text:style-name="T2">viśālā nāma yogaś ca] </text:span>Ed; vi˟˟˟˟ yogañ ca Ca, viśālā nāma yogaṃ ca CbCcNaNbNcL</text:p></text:note-body></text:note></text:span><text:span text:style-name="T1"><text:s/></text:span><text:span text:style-name="T1"><text:note text:id="ftn1880" text:note-class="footnote"><text:note-citation>1880</text:note-citation><text:note-body><text:p text:style-name="Footnote">) 18d <text:span text:style-name="T2">dvikaraṇaḥ] </text:span>CaCbNaL; vikaraṇaḥ CcEd, dvikaraṇī Nb, dvikaraṇa Nc</text:p></text:note-body></text:note></text:span></text:p>
      <text:p text:style-name="P1"><text:span text:style-name="T1">raviḥ somo hutāśaś ca sphaṭikāmbaram eva ca| </text:span><text:span text:style-name="T1"><text:note text:id="ftn1881" text:note-class="footnote"><text:note-citation>1881</text:note-citation><text:note-body><text:p text:style-name="Footnote">) 19a <text:span text:style-name="T2">raviḥ] </text:span>Ca; ravi° CbCcNaNbNcLEd</text:p></text:note-body></text:note></text:span><text:span text:style-name="T1"><text:s/></text:span><text:span text:style-name="T1"><text:note text:id="ftn1882" text:note-class="footnote"><text:note-citation>1882</text:note-citation><text:note-body><text:p text:style-name="Footnote">) 19b <text:span text:style-name="T2">sphaṭikāmbara°] </text:span>CNbNcEd; sphaṭikāṃ˟ra° Na, sphaṭikāṃsata° L</text:p></text:note-body></text:note></text:span></text:p>
      <text:p text:style-name="P1"><text:span text:style-name="T1">daśayogāsanāsīno nityam eva tapodhanaḥ||22.19|| </text:span><text:span text:style-name="T1"><text:note text:id="ftn1883" text:note-class="footnote"><text:note-citation>1883</text:note-citation><text:note-body><text:p text:style-name="Footnote">) 19c <text:span text:style-name="T2">daśayogāsanāsīno] </text:span>CaCcNaNbNc; daśayogasamāsīno Cb, devayogāsatāsīno L, daśayogāsanāsīnau Ed</text:p></text:note-body></text:note></text:span><text:span text:style-name="T1"><text:s/></text:span><text:span text:style-name="T1"><text:note text:id="ftn1884" text:note-class="footnote"><text:note-citation>1884</text:note-citation><text:note-body><text:p text:style-name="Footnote">) 19d <text:span text:style-name="T2">°dhanaḥ] </text:span>CaCbNaL; °dhana CcNbNcEd</text:p></text:note-body></text:note></text:span></text:p>
      <text:p text:style-name="P1"><text:span text:style-name="T1">anirodhamanāḥ sūkṣmaṃ dhyāyed yogaḥ sa mānasaḥ| </text:span><text:span text:style-name="T1"><text:note text:id="ftn1885" text:note-class="footnote"><text:note-citation>1885</text:note-citation><text:note-body><text:p text:style-name="Footnote">) 20a <text:span text:style-name="T2">anirodha°] </text:span>CNaNbNcL; anilādha° Ed • <text:span text:style-name="T2">°manāḥ] </text:span>CNaNcLEd; °manā Nb</text:p></text:note-body></text:note></text:span><text:span text:style-name="T1"><text:s/></text:span><text:span text:style-name="T1"><text:note text:id="ftn1886" text:note-class="footnote"><text:note-citation>1886</text:note-citation><text:note-body><text:p text:style-name="Footnote">) 20b <text:span text:style-name="T2">dhyāyed yo°] </text:span>CaCbNaNbNcL; dhyāyo° Cc, dhyānaṃ yo° Ed</text:p></text:note-body></text:note></text:span><text:span text:style-name="T1"><text:s/></text:span><text:span text:style-name="T1"><text:note text:id="ftn1887" text:note-class="footnote"><text:note-citation>1887</text:note-citation><text:note-body><text:p text:style-name="Footnote">) Parallel: 20 cf.&lt;DhP&gt;Dharmaputrikā&lt;/DhP&gt; 1.54: akṛtvā prāṇasaṃrodhaṃ manasaikena kevalam| dhyāyeta paramaṃ sūkṣmaṃ sa yogo mānasaḥ smṛtaḥ||</text:p></text:note-body></text:note></text:span></text:p>
      <text:p text:style-name="P1"><text:span text:style-name="T1">prāṇāyāmair mano ruddhvā yaugapadyaḥ sa ucyate||22.20|| </text:span><text:span text:style-name="T1"><text:note text:id="ftn1888" text:note-class="footnote"><text:note-citation>1888</text:note-citation><text:note-body><text:p text:style-name="Footnote">) 20c <text:span text:style-name="T2">°yāmair ma°] </text:span>CaNaNbNc<text:span text:style-name="T7">pc</text:span>LEd; °yāmai ma° Cb, °yāmai mma° Cc, °yāmer ma° Nc<text:span text:style-name="T7">ac</text:span> • <text:span text:style-name="T2">ruddhvā] </text:span>CNaNbNcL; ruddhā Ed</text:p></text:note-body></text:note></text:span><text:span text:style-name="T1"><text:s/></text:span><text:span text:style-name="T1"><text:note text:id="ftn1889" text:note-class="footnote"><text:note-citation>1889</text:note-citation><text:note-body><text:p text:style-name="Footnote">) 20d <text:span text:style-name="T2">yauga°] </text:span>CaCbNaNc<text:span text:style-name="T7">pc</text:span>L; yoga° CcNbNc<text:span text:style-name="T7">ac</text:span>Ed</text:p></text:note-body></text:note></text:span><text:span text:style-name="T1"><text:s/></text:span><text:span text:style-name="T1"><text:note text:id="ftn1890" text:note-class="footnote"><text:note-citation>1890</text:note-citation><text:note-body><text:p text:style-name="Footnote">) Parallel: 20 cf.&lt;DhP&gt;Dharmaputrikā&lt;/DhP&gt; 1.55: saṃyamya manasā prāṇaṃ prāṇāyāmair manas tathā| evaṃ dhyāyet paraṃ sūkṣmaṃ yaugapadyaḥ sa ucyate||</text:p></text:note-body></text:note></text:span></text:p>
      <text:p text:style-name="P1"><text:soft-page-break/><text:span text:style-name="T1">brahmādistambaparyantaṃ sarvaṃ sthāvarajaṅgamam| </text:span><text:span text:style-name="T1"><text:note text:id="ftn1891" text:note-class="footnote"><text:note-citation>1891</text:note-citation><text:note-body><text:p text:style-name="Footnote">) 21a <text:span text:style-name="T2">°stamba°] </text:span>CNaNcEd; <text:span text:style-name="T5">omitted in </text:span>Nb, °staṃbha° L • <text:span text:style-name="T2">°paryantaṃ] </text:span>CbCcNaL; °dviya˟° Ca, <text:span text:style-name="T5">omitted in </text:span>Nb, °paryanta° NcEd</text:p></text:note-body></text:note></text:span><text:span text:style-name="T1"><text:s/></text:span><text:span text:style-name="T1"><text:note text:id="ftn1892" text:note-class="footnote"><text:note-citation>1892</text:note-citation><text:note-body><text:p text:style-name="Footnote">) 21b <text:span text:style-name="T2">sarvaṃ] </text:span>CbNa; ˟˟ Ca, sarva° CcNcLEd, <text:span text:style-name="T5">omitted in </text:span>Nb</text:p></text:note-body></text:note></text:span><text:span text:style-name="T1"><text:s/></text:span><text:span text:style-name="T1"><text:note text:id="ftn1893" text:note-class="footnote"><text:note-citation>1893</text:note-citation><text:note-body><text:p text:style-name="Footnote">) Parallel: 21 â‰ˆ&lt;DhP&gt;Dharmaputrikā&lt;/DhP&gt; 1.57cd: brahmādistambhaparyantāḥ sarve sthāvarajaṅgamāḥ</text:p></text:note-body></text:note></text:span></text:p>
      <text:p text:style-name="P1"><text:span text:style-name="T1">pralīyamānaṃ dhyāyeta kramāt sūkṣmaṃ vicintayet||22.21|| </text:span><text:span text:style-name="T1"><text:note text:id="ftn1894" text:note-class="footnote"><text:note-citation>1894</text:note-citation><text:note-body><text:p text:style-name="Footnote">) 21 <text:span text:style-name="T5">omitted in </text:span>Nb</text:p></text:note-body></text:note></text:span><text:span text:style-name="T1"><text:s/></text:span><text:span text:style-name="T1"><text:note text:id="ftn1895" text:note-class="footnote"><text:note-citation>1895</text:note-citation><text:note-body><text:p text:style-name="Footnote">) 21c <text:span text:style-name="T2">pralīya°] </text:span>CNaNcEd; <text:span text:style-name="T5">omitted in </text:span>Nb, praṇīya° L</text:p></text:note-body></text:note></text:span><text:span text:style-name="T1"><text:s/></text:span><text:span text:style-name="T1"><text:note text:id="ftn1896" text:note-class="footnote"><text:note-citation>1896</text:note-citation><text:note-body><text:p text:style-name="Footnote">) 21d <text:span text:style-name="T2">kramāt sū°] </text:span>CaCbNaNcLEd; kramā sū° Cc, <text:span text:style-name="T5">omitted in </text:span>Nb</text:p></text:note-body></text:note></text:span><text:span text:style-name="T1"><text:s/></text:span><text:span text:style-name="T1"><text:note text:id="ftn1897" text:note-class="footnote"><text:note-citation>1897</text:note-citation><text:note-body><text:p text:style-name="Footnote">) Parallel: 21 â‰ˆ&lt;DhP&gt;Dharmaputrikā&lt;/DhP&gt; 1.59ab: pralīyamānan dhyāyeta kramāc chūnyaṃ bhavej jagat</text:p></text:note-body></text:note></text:span></text:p>
      <text:p text:style-name="P1"><text:span text:style-name="T1">saṃkṣipta eṣa ākhyāto viśālāṃ chṛṇu tattvataḥ| </text:span><text:span text:style-name="T1"><text:note text:id="ftn1898" text:note-class="footnote"><text:note-citation>1898</text:note-citation><text:note-body><text:p text:style-name="Footnote">) 22a <text:span text:style-name="T2">saṃkṣipta] </text:span>CNaNcEd; <text:span text:style-name="T5">omitted in </text:span>Nb, saṃkṣiptaḥ L • <text:span text:style-name="T2">eṣa] </text:span>CNaNcL; <text:span text:style-name="T5">omitted in </text:span>Nb, eva Ed • <text:span text:style-name="T2">ākhyāto] </text:span>CbNc; ākhyātaḥ CaCcNaLEd, <text:span text:style-name="T5">omitted in </text:span>Nb</text:p></text:note-body></text:note></text:span><text:span text:style-name="T1"><text:s/></text:span><text:span text:style-name="T1"><text:note text:id="ftn1899" text:note-class="footnote"><text:note-citation>1899</text:note-citation><text:note-body><text:p text:style-name="Footnote">) Parallel: 22 cf.&lt;DhP&gt;Dharmaputrikā&lt;/DhP&gt; 1.60ab: eṣa yogavidhaḥ proktaḥ saṃkṣipto nāma nāmataḥ</text:p></text:note-body></text:note></text:span></text:p>
      <text:p text:style-name="P1"><text:span text:style-name="T1">brahmādisūkṣmaparyantaṃ cintayīta vicakṣaṇaḥ||22.22|| </text:span><text:span text:style-name="T1"><text:note text:id="ftn1900" text:note-class="footnote"><text:note-citation>1900</text:note-citation><text:note-body><text:p text:style-name="Footnote">) 22 <text:span text:style-name="T5">omitted in </text:span>Nb</text:p></text:note-body></text:note></text:span><text:span text:style-name="T1"><text:s/></text:span><text:span text:style-name="T1"><text:note text:id="ftn1901" text:note-class="footnote"><text:note-citation>1901</text:note-citation><text:note-body><text:p text:style-name="Footnote">) 22c <text:span text:style-name="T2">°sūkṣma°] </text:span>CNcEd; °staṃba° Na, <text:span text:style-name="T5">omitted in </text:span>Nb, tava L • <text:span text:style-name="T2">°paryantaṃ] </text:span>CNaL; <text:span text:style-name="T5">omitted in </text:span>Nb, °paryanta NcEd</text:p></text:note-body></text:note></text:span><text:span text:style-name="T1"><text:s/></text:span><text:span text:style-name="T1"><text:note text:id="ftn1902" text:note-class="footnote"><text:note-citation>1902</text:note-citation><text:note-body><text:p text:style-name="Footnote">) 22d <text:span text:style-name="T2">cintayīta] </text:span>CaCb<text:span text:style-name="T7">pc</text:span>CcNaNcLEd; <text:span text:style-name="T5">omitted in </text:span>Nb, ciyīta Cb<text:span text:style-name="T7">ac</text:span></text:p></text:note-body></text:note></text:span></text:p>
      <text:p text:style-name="P1"><text:span text:style-name="T1">saṃkṣiptāṃ ca viśālāṃ ca cintayīta parasparam| </text:span><text:span text:style-name="T1"><text:note text:id="ftn1903" text:note-class="footnote"><text:note-citation>1903</text:note-citation><text:note-body><text:p text:style-name="Footnote">) 23a <text:span text:style-name="T2">saṃkṣiptāṃ] </text:span>CbNc; saṃkṣiptā Ca<text:span text:style-name="T7">pc</text:span>CcNaLEd, <text:span text:style-name="T5">omitted in </text:span>Ca<text:span text:style-name="T7">ac</text:span>Nb • <text:span text:style-name="T2">viśālāṃ] </text:span>Ca<text:span text:style-name="T7">pc</text:span>CbNc; <text:span text:style-name="T5">omitted in </text:span>Ca<text:span text:style-name="T7">ac</text:span>, viśālā CcNaLEd, <text:span text:style-name="T5">omitted in </text:span>Nb</text:p></text:note-body></text:note></text:span></text:p>
      <text:p text:style-name="P1"><text:span text:style-name="T1">eṣā dvikaraṇī nāma yogasya vidhir ucyate||22.23|| </text:span><text:span text:style-name="T1"><text:note text:id="ftn1904" text:note-class="footnote"><text:note-citation>1904</text:note-citation><text:note-body><text:p text:style-name="Footnote">) 23 <text:span text:style-name="T5">omitted in </text:span>Nb</text:p></text:note-body></text:note></text:span><text:span text:style-name="T1"><text:s/></text:span><text:span text:style-name="T1"><text:note text:id="ftn1905" text:note-class="footnote"><text:note-citation>1905</text:note-citation><text:note-body><text:p text:style-name="Footnote">) 23c <text:span text:style-name="T2">dvi°] </text:span>CaCbNaNcL; vi° CcEd, <text:span text:style-name="T5">omitted in </text:span>Nb</text:p></text:note-body></text:note></text:span><text:span text:style-name="T1"><text:s/></text:span><text:span text:style-name="T1"><text:note text:id="ftn1906" text:note-class="footnote"><text:note-citation>1906</text:note-citation><text:note-body><text:p text:style-name="Footnote">) Parallel: 23 â‰ˆ&lt;DhP&gt;Dharmaputrikā&lt;/DhP&gt; 1.62cd-63ab: etau saṃhāravargau dvau pāramparyeṇa cintayet|| eṣā dvikaraṇī nāma yogasya vidhir iṣyate|</text:p></text:note-body></text:note></text:span></text:p>
      <text:p text:style-name="P1"><text:span text:style-name="T1">dehamadhye hṛdi jñeyaṃ hṛdimadhye tu paṅkajam| </text:span><text:span text:style-name="T1"><text:note text:id="ftn1907" text:note-class="footnote"><text:note-citation>1907</text:note-citation><text:note-body><text:p text:style-name="Footnote">) 24a <text:span text:style-name="T2">jñeyaṃ] </text:span>CaCbNaEdNc; jñeya CcL, jñe Nb<text:span text:style-name="T7">ac</text:span>; jñe˟ Nb<text:span text:style-name="T7">pc</text:span></text:p></text:note-body></text:note></text:span><text:span text:style-name="T1"><text:s/></text:span><text:span text:style-name="T1"><text:note text:id="ftn1908" text:note-class="footnote"><text:note-citation>1908</text:note-citation><text:note-body><text:p text:style-name="Footnote">) 24b <text:span text:style-name="T2">tu paṅkajam] </text:span>CbCcNaNbNcLEd; tu pa˟˟ Ca</text:p></text:note-body></text:note></text:span><text:span text:style-name="T1"><text:s/></text:span><text:span text:style-name="T1"><text:note text:id="ftn1909" text:note-class="footnote"><text:note-citation>1909</text:note-citation><text:note-body><text:p text:style-name="Footnote">) Note: hṛdi as nominative...</text:p></text:note-body></text:note></text:span></text:p>
      <text:p text:style-name="P1"><text:span text:style-name="T1">paṅkajasya ca madhye tu karṇikāṃ viddhi gopate||22.24|| </text:span><text:span text:style-name="T1"><text:note text:id="ftn1910" text:note-class="footnote"><text:note-citation>1910</text:note-citation><text:note-body><text:p text:style-name="Footnote">) 24c <text:span text:style-name="T2">paṅkajasya ca] </text:span>CbCcNaNcEd; ˟ṅkajasya ca Ca, kaṅkasya tu Nb, pankajaṃsya ca L</text:p></text:note-body></text:note></text:span><text:span text:style-name="T1"><text:s/></text:span><text:span text:style-name="T1"><text:note text:id="ftn1911" text:note-class="footnote"><text:note-citation>1911</text:note-citation><text:note-body><text:p text:style-name="Footnote">) 24d <text:span text:style-name="T2">karṇikāṃ viddhi gopate] </text:span>CaCbNaNbNcL; karṇiddhiddhi gopate Cc, karṇikāṃ ca viṃśāpate Ed</text:p></text:note-body></text:note></text:span><text:span text:style-name="T1"><text:s/></text:span><text:span text:style-name="T1"><text:note text:id="ftn1912" text:note-class="footnote"><text:note-citation>1912</text:note-citation><text:note-body><text:p text:style-name="Footnote">) Note: gopate is slightly odd for `king'.</text:p></text:note-body></text:note></text:span><text:span text:style-name="T1"><text:s/></text:span></text:p>
      <text:p text:style-name="P1"><text:span text:style-name="T1">karṇikāyās tu madhye tu pañcabinduṃ vidur budhāḥ| </text:span><text:span text:style-name="T1"><text:note text:id="ftn1913" text:note-class="footnote"><text:note-citation>1913</text:note-citation><text:note-body><text:p text:style-name="Footnote">) 25b <text:span text:style-name="T2">°binduṃ] </text:span>CaNc; °bindu CbCcNaNbLEd</text:p></text:note-body></text:note></text:span></text:p>
      <text:p text:style-name="P1"><text:span text:style-name="T1">ravisomaśikhāṃ caiva sphaṭikāmbaram eva ca||22.25|| </text:span><text:span text:style-name="T1"><text:note text:id="ftn1914" text:note-class="footnote"><text:note-citation>1914</text:note-citation><text:note-body><text:p text:style-name="Footnote">) 25c <text:span text:style-name="T2">°śikhāṃ] </text:span>CaNaL; °śikhā CbCcNbNcEd</text:p></text:note-body></text:note></text:span><text:span text:style-name="T1"><text:s/></text:span><text:span text:style-name="T1"><text:note text:id="ftn1915" text:note-class="footnote"><text:note-citation>1915</text:note-citation><text:note-body><text:p text:style-name="Footnote">) 25d <text:span text:style-name="T2">sphaṭi°] </text:span>CaCcNaNbNcLEd; sphāṭi° Cb</text:p></text:note-body></text:note></text:span><text:span text:style-name="T1"><text:note text:id="ftn1916" text:note-class="footnote"><text:note-citation>1916</text:note-citation><text:note-body><text:p text:style-name="Footnote">) Parallel: 25 cf.&lt;DhP&gt;Dharmaputrikā&lt;/DhP&gt; 4.5cd: sūryacandraprakāśārcisphāṭikāmbarasannibhāḥ</text:p></text:note-body></text:note></text:span></text:p>
      <text:p text:style-name="P1"><text:span text:style-name="T1">ravimaṇḍalamadhye tu bhāvayec candramaṇḍalam| </text:span><text:span text:style-name="T1"><text:note text:id="ftn1917" text:note-class="footnote"><text:note-citation>1917</text:note-citation><text:note-body><text:p text:style-name="Footnote">) 26b <text:span text:style-name="T2">bhāvayec candramaṇḍalam] </text:span>CaCbNaNbNcLEd; bhāvaye candramaṇḍalaḥ Cc</text:p></text:note-body></text:note></text:span></text:p>
      <text:p text:style-name="P1"><text:span text:style-name="T1">tasya madhye śikhāṃ dhyāyen nirdhūmajvalanaprabhām||22.26|| </text:span><text:span text:style-name="T1"><text:note text:id="ftn1918" text:note-class="footnote"><text:note-citation>1918</text:note-citation><text:note-body><text:p text:style-name="Footnote">) 26c <text:span text:style-name="T2">°śikhāṃ] </text:span>CaCbNaNbNcL; °śikhā CcEd</text:p></text:note-body></text:note></text:span></text:p>
      <text:p text:style-name="P1"><text:span text:style-name="T1">agnimadhye maṇiṃ dhyāyec chuddhadhārājalaprabham| </text:span><text:span text:style-name="T1"><text:note text:id="ftn1919" text:note-class="footnote"><text:note-citation>1919</text:note-citation><text:note-body><text:p text:style-name="Footnote">) 27ab <text:span text:style-name="T2">maṇiṃ dhyāyec chuddha°] </text:span>CbNaNbNcLEd; ˟˟˟˟˟˟ Ca, maniṃ dhyāyec chuddha° Cc</text:p></text:note-body></text:note></text:span><text:span text:style-name="T1"><text:s/></text:span><text:span text:style-name="T1"><text:note text:id="ftn1920" text:note-class="footnote"><text:note-citation>1920</text:note-citation><text:note-body><text:p text:style-name="Footnote">) 27b <text:span text:style-name="T2">°dhārā°] </text:span>CaCbNaNbNcL; °dhāra° CcEd • <text:span text:style-name="T2">°prabham] </text:span>CcNaNbNcLEd; °prabhām CaCb</text:p></text:note-body></text:note></text:span></text:p>
      <text:p text:style-name="P1"><text:span text:style-name="T1">tasya madhye 'mbaraṃ dhyāyet susūkṣmaṃ śivam avyayam||22.27|| </text:span><text:span text:style-name="T1"><text:note text:id="ftn1921" text:note-class="footnote"><text:note-citation>1921</text:note-citation><text:note-body><text:p text:style-name="Standard">) 27c <text:span text:style-name="T2">'mbaraṃ] </text:span>CaCbNaNbNc; 'mbara Cc, baraṃ L, 'kṣaraṃ Ed</text:p><text:p text:style-name="Footnote"><text:s/>27d <text:span text:style-name="T2">susūkṣmaṃ] </text:span>CcNaNcL; sūkṣmaṃ Ca, susūkṣma° Cb, svasūkṣma° Nb, sasūkṣmaṃ Ed</text:p></text:note-body></text:note></text:span></text:p>
      <text:p text:style-name="P3">daśayogam idaṃ rājan kathitaṃ ca mayā tava|</text:p>
      <text:p text:style-name="P1"><text:span text:style-name="T1">daśadhyānaṃ samāsena kīrtitaṃ śṛṇu tad yathā||22.28|| </text:span><text:span text:style-name="T1"><text:note text:id="ftn1922" text:note-class="footnote"><text:note-citation>1922</text:note-citation><text:note-body><text:p text:style-name="Footnote">) 28c <text:span text:style-name="T2">°dhyānaṃ] </text:span>CNaNc; °dhyāna NbLEd</text:p></text:note-body></text:note></text:span></text:p>
      <text:p text:style-name="P1"><text:span text:style-name="T1">ghoṣaṇī piṅgalā caiva vaidyutī candramālinī| </text:span><text:span text:style-name="T1"><text:note text:id="ftn1923" text:note-class="footnote"><text:note-citation>1923</text:note-citation><text:note-body><text:p text:style-name="Footnote">) 29a <text:span text:style-name="T2">ghoṣaṇī] </text:span>CNaNbNcL; ghoṣaṇā Ed</text:p></text:note-body></text:note></text:span><text:span text:style-name="T1"><text:s/></text:span><text:span text:style-name="T1"><text:note text:id="ftn1924" text:note-class="footnote"><text:note-citation>1924</text:note-citation><text:note-body><text:p text:style-name="Footnote">) 29b <text:span text:style-name="T2">vaidyutī] </text:span>CaCbNaNbNcLEd; vidyuta Cc, vidyutī Ed</text:p></text:note-body></text:note></text:span></text:p>
      <text:p text:style-name="P1"><text:soft-page-break/><text:span text:style-name="T1">candrā mano'nugā caiva sukṛtā ca tathāparā||22.29|| </text:span><text:span text:style-name="T1"><text:note text:id="ftn1925" text:note-class="footnote"><text:note-citation>1925</text:note-citation><text:note-body><text:p text:style-name="Footnote">) 29c <text:span text:style-name="T2">candrā mano'nugā] </text:span>CbNaNbNcL; candrā manānugā Ca, candramanonugā Cc, candro mano'nugā Ed</text:p></text:note-body></text:note></text:span><text:span text:style-name="T1"><text:s/></text:span><text:span text:style-name="T1"><text:note text:id="ftn1926" text:note-class="footnote"><text:note-citation>1926</text:note-citation><text:note-body><text:p text:style-name="Footnote">) 29d <text:span text:style-name="T2">sukṛtā ca tathāparā] </text:span>CaCcNaNcL; sukṛtā tathāparā Cb, <text:span text:style-name="T5">omitted in </text:span>Nb, sukṛtā ca tathāpara Ed</text:p></text:note-body></text:note></text:span></text:p>
      <text:p text:style-name="P1"><text:span text:style-name="T1">saumyā nirañjanā caiva nirālambā ca kīrtitā| </text:span><text:span text:style-name="T1"><text:note text:id="ftn1927" text:note-class="footnote"><text:note-citation>1927</text:note-citation><text:note-body><text:p text:style-name="Footnote">) 30a <text:span text:style-name="T2">saumyā nirañjanā caiva] </text:span>CbCcNaLEd; saumyā nirañjanā ˟˟ Ca, <text:span text:style-name="T5">omitted in </text:span>Nb, saumyā ṇirañjanā caiva Nc</text:p></text:note-body></text:note></text:span><text:span text:style-name="T1"><text:s/></text:span><text:span text:style-name="T1"><text:note text:id="ftn1928" text:note-class="footnote"><text:note-citation>1928</text:note-citation><text:note-body><text:p text:style-name="Footnote">) 30b <text:span text:style-name="T2">kīrtitā] </text:span>CNaNbNcEd; kīrtitāḥ L</text:p></text:note-body></text:note></text:span></text:p>
      <text:p text:style-name="P1"><text:span text:style-name="T1">supiṣitvāṅgulau śrotre dhvanim ākarṇayen naraḥ||22.30|| </text:span><text:span text:style-name="T1"><text:note text:id="ftn1929" text:note-class="footnote"><text:note-citation>1929</text:note-citation><text:note-body><text:p text:style-name="Footnote">) 30c <text:span text:style-name="T2">supiṣitvāṅgulau] </text:span>CaCbNaNbNc; su˟iṣicāṅgulau Cc, supithitvāṅgulau L, suśiṣi cāṅgulau Ed</text:p></text:note-body></text:note></text:span><text:span text:style-name="T1"><text:s/></text:span><text:span text:style-name="T1"><text:note text:id="ftn1930" text:note-class="footnote"><text:note-citation>1930</text:note-citation><text:note-body><text:p text:style-name="Footnote">) 30d <text:span text:style-name="T2">°karṇaye°] </text:span>Nb; °karṣaye° CNaNcEd, °karṣaya° L</text:p></text:note-body></text:note></text:span></text:p>
      <text:p text:style-name="P1"><text:span text:style-name="T1">tat tad akṣaram ākarṇya amṛtatvāya kalpyate| </text:span><text:span text:style-name="T1"><text:note text:id="ftn1931" text:note-class="footnote"><text:note-citation>1931</text:note-citation><text:note-body><text:p text:style-name="Footnote">) 31a <text:span text:style-name="T2">°karṇya] </text:span>CNbNcLEd; °kaṇṇya Na</text:p></text:note-body></text:note></text:span></text:p>
      <text:p text:style-name="P1"><text:span text:style-name="T1">piṅgalāṃ tu śikhādhūmāṃ dhyāyen nityam atandritaḥ||22.31|| </text:span><text:span text:style-name="T1"><text:note text:id="ftn1932" text:note-class="footnote"><text:note-citation>1932</text:note-citation><text:note-body><text:p text:style-name="Footnote">) 31c <text:span text:style-name="T2">piṅgalāṃ tu śikhādhūmāṃ] </text:span>CaCbNbL; piṅgalā tu śikhādhūmaṃ CcEd, piṅgalāṃn tu śikhādhūmāṃ Na, piṅgalān tu śikhādhūmā Nc</text:p></text:note-body></text:note></text:span><text:span text:style-name="T1"><text:s/></text:span><text:span text:style-name="T1"><text:note text:id="ftn1933" text:note-class="footnote"><text:note-citation>1933</text:note-citation><text:note-body><text:p text:style-name="Footnote">) 31d <text:span text:style-name="T2">°tandritaḥ] </text:span>CNaNbNcEd; °tendritaḥ L</text:p></text:note-body></text:note></text:span><text:span text:style-name="T1"><text:s/></text:span><text:span text:style-name="T1"><text:note text:id="ftn1934" text:note-class="footnote"><text:note-citation>1934</text:note-citation><text:note-body><text:p text:style-name="Footnote">) Note: Stem forms? śikhām adhūmāṃ ?</text:p></text:note-body></text:note></text:span></text:p>
      <text:p text:style-name="P1"><text:span text:style-name="T1">vimuktaḥ sarvapāpebhyo nirdvandvapadam āpnuyāt| </text:span><text:span text:style-name="T1"><text:note text:id="ftn1935" text:note-class="footnote"><text:note-citation>1935</text:note-citation><text:note-body><text:p text:style-name="Footnote">) 32a <text:span text:style-name="T2">vimuktaḥ] </text:span>CaCbNaNbNcLEd; vimukta Cc</text:p></text:note-body></text:note></text:span><text:span text:style-name="T1"><text:s/></text:span><text:span text:style-name="T1"><text:note text:id="ftn1936" text:note-class="footnote"><text:note-citation>1936</text:note-citation><text:note-body><text:p text:style-name="Footnote">) 32b <text:span text:style-name="T2">nirdvandva°] </text:span>CNc; nidvanda° NaNbL, nirdvanda° Ed</text:p></text:note-body></text:note></text:span></text:p>
      <text:p text:style-name="P1"><text:span text:style-name="T1">vaidyutī tu niśāmadhye lakṣate 'jam anāmayam||22.32|| </text:span><text:span text:style-name="T1"><text:note text:id="ftn1937" text:note-class="footnote"><text:note-citation>1937</text:note-citation><text:note-body><text:p text:style-name="Footnote">) 32c <text:span text:style-name="T2">vaidyutī tu] </text:span>CNaNbNcEd; vaidyutīnta L</text:p></text:note-body></text:note></text:span><text:span text:style-name="T1"><text:s/></text:span><text:span text:style-name="T1"><text:note text:id="ftn1938" text:note-class="footnote"><text:note-citation>1938</text:note-citation><text:note-body><text:p text:style-name="Footnote">) 32d <text:span text:style-name="T2">lakṣate 'jam a°] </text:span>CcEd; lakṣye teja a° CaCb, lakṣyateja a° NaNbL, lakṣateja a° Nc</text:p></text:note-body></text:note></text:span><text:span text:style-name="T1"><text:s/></text:span><text:span text:style-name="T1"><text:note text:id="ftn1939" text:note-class="footnote"><text:note-citation>1939</text:note-citation><text:note-body><text:p text:style-name="Footnote">) Note: OR: lakṣyateja a°: the visible energy??</text:p></text:note-body></text:note></text:span></text:p>
      <text:p text:style-name="P1"><text:span text:style-name="T1">pañcamāsasadābhyāsād divyacakṣur bhaven naraḥ| </text:span><text:span text:style-name="T1"><text:note text:id="ftn1940" text:note-class="footnote"><text:note-citation>1940</text:note-citation><text:note-body><text:p text:style-name="Footnote">) 33a <text:span text:style-name="T2">pañcamāsasadā°] </text:span>CbNaNbL; pa˟˟sasadā° Ca, pañcamāsassadā° Cc, pañcamāsasamā° Ed, pañcamāsaṃ sadā° Nc</text:p></text:note-body></text:note></text:span><text:span text:style-name="T1"><text:s/></text:span><text:span text:style-name="T1"><text:note text:id="ftn1941" text:note-class="footnote"><text:note-citation>1941</text:note-citation><text:note-body><text:p text:style-name="Footnote">) 33ab <text:span text:style-name="T2">°sād di] </text:span>CNaNbLEd; °sā di° Nc</text:p></text:note-body></text:note></text:span><text:span text:style-name="T1"><text:s/></text:span><text:span text:style-name="T1"><text:note text:id="ftn1942" text:note-class="footnote"><text:note-citation>1942</text:note-citation><text:note-body><text:p text:style-name="Footnote">) 33b <text:span text:style-name="T2">°kṣur bhaven na°] </text:span>CaCbNaEd; °kṣur bhave na° Cc, °kṣu bhaven na° NbL, °rkṣu bhaven na Nc</text:p></text:note-body></text:note></text:span></text:p>
      <text:p text:style-name="P1"><text:span text:style-name="T1">bindumālāṃ tataḥ paśyet tarucchāyāsamāśritām||22.33|| </text:span><text:span text:style-name="T1"><text:note text:id="ftn1943" text:note-class="footnote"><text:note-citation>1943</text:note-citation><text:note-body><text:p text:style-name="Footnote">) 33c <text:span text:style-name="T2">tataḥ paśyet] </text:span>CNaNbNcL; tu yaḥ paśyen Ed</text:p></text:note-body></text:note></text:span><text:span text:style-name="T1"><text:s/></text:span><text:span text:style-name="T1"><text:note text:id="ftn1944" text:note-class="footnote"><text:note-citation>1944</text:note-citation><text:note-body><text:p text:style-name="Footnote">) 33d <text:span text:style-name="T2">tarucchāyā°] </text:span>CNaNbNcL; naracchāyāṃ Ed • <text:span text:style-name="T2">°śritām] </text:span>CNb; °śritāḥ NaL, °śritam NcEd</text:p></text:note-body></text:note></text:span></text:p>
      <text:p text:style-name="P1"><text:span text:style-name="T1">jātyasphaṭikasaṃkāśaṃ dṛṣṭvā mucyati bandhanaiḥ| </text:span><text:span text:style-name="T1"><text:note text:id="ftn1945" text:note-class="footnote"><text:note-citation>1945</text:note-citation><text:note-body><text:p text:style-name="Footnote">) 34a <text:span text:style-name="T2">°kasaṃkāśaṃ] </text:span>CNaNbNcL<text:span text:style-name="T7">pc</text:span>Ed; °saṃkakāśaṃ L<text:span text:style-name="T7">pc</text:span></text:p></text:note-body></text:note></text:span><text:span text:style-name="T1"><text:s/></text:span><text:span text:style-name="T1"><text:note text:id="ftn1946" text:note-class="footnote"><text:note-citation>1946</text:note-citation><text:note-body><text:p text:style-name="Footnote">) 34b <text:span text:style-name="T2">bandhanaiḥ] </text:span>CaNaNc; bandhavaiḥ Cb, bandhanāt CcNbEd, vaṃcanaiḥ L</text:p></text:note-body></text:note></text:span></text:p>
      <text:p text:style-name="P1"><text:span text:style-name="T1">dhyāyen mano'nugā nāma pakṣmīr āpīḍya locane||22.34|| </text:span><text:span text:style-name="T1"><text:note text:id="ftn1947" text:note-class="footnote"><text:note-citation>1947</text:note-citation><text:note-body><text:p text:style-name="Footnote">) 34d <text:span text:style-name="T2">pakṣmī°] </text:span>CNaL; yakṣmī Nb, yakṣmo° Nc, pakṣī° Ed • <text:span text:style-name="T2">locane] </text:span>CaCbNaL; locanaḥ Nb, locanaiḥ CcEd, locanai Nc</text:p></text:note-body></text:note></text:span></text:p>
      <text:p text:style-name="P3">śvetapītāruṇaṃ binduṃ dṛṣṭvā bhūyo na jāyate|</text:p>
      <text:p text:style-name="P1"><text:span text:style-name="T1">mano'nugādi ṣaṭ tv ete dhyānam uktaṃ mayā tava||22.35|| </text:span><text:span text:style-name="T1"><text:note text:id="ftn1948" text:note-class="footnote"><text:note-citation>1948</text:note-citation><text:note-body><text:p text:style-name="Footnote">) 35c <text:span text:style-name="T2">°ṣaṭ tv ete] </text:span>CaNaNbNcL; °ṣaṭ tv etā Cb, °ṣaṭkena CcEd</text:p></text:note-body></text:note></text:span><text:span text:style-name="T1"><text:s/></text:span><text:span text:style-name="T1"><text:note text:id="ftn1949" text:note-class="footnote"><text:note-citation>1949</text:note-citation><text:note-body><text:p text:style-name="Footnote">) 35d <text:span text:style-name="T2">°ktaṃ mayā tava] </text:span>CcNaNcLEd; ka˟˟ tava Ca, °ktaṃ samāsataḥ Cb, °kta mayā tava Nb</text:p></text:note-body></text:note></text:span><text:span text:style-name="T1"><text:s/>paramāṇuḥ </text:span></text:p>
      <text:p text:style-name="P3">adhunānyat pravakṣyāmi paramāṇu caturvidham|</text:p>
      <text:p text:style-name="P3">pārthivādicaturbhūtair yair vyāptaṃ nikhilaṃ jagat||22.36||</text:p>
      <text:p text:style-name="P3">lakṣaṇaṃ tasya rājendra śṛṇu vakṣyāmi sāmpratam|</text:p>
      <text:p text:style-name="P3">pārthivordhagatiḥ ! sūkṣmaḥ paramāṇur narādhipa||22.37||</text:p>
      <text:p text:style-name="P3">pratyakṣadarśanaṃ dhyānaṃ lakṣayan niyataḥ śuciḥ|</text:p>
      <text:p text:style-name="P3">mucyate sarvapāpebhyo rāhunā candramā yathā||22.38||</text:p>
      <text:p text:style-name="P3">tena yo 'bhyasate nityaṃ sa yogī bhuvaneśvara|</text:p>
      <text:p text:style-name="P3">adhogati mahārāja paramāṇu jalodbhuvaḥ||22.39||</text:p>
      <text:p text:style-name="P3">abhyased yad idaṃ rājan sarvapātakanāśanam|</text:p>
      <text:p text:style-name="P3">āgneyaparamāṇuś ca tiryagūrdhagatiḥ ! smṛtāḥ||22.40||</text:p>
      <text:p text:style-name="P3">ya idaṃ dhyāyate nityam uttamāṃ gatim āpnuyāt|</text:p>
      <text:p text:style-name="P3">vāyavyaṃ paramāṇuś ca adhordhvatiryag āsmṛtā||22.41||</text:p>
      <text:p text:style-name="P3">na sa muhyati taṃ dṛṣṭvā vāyusambhava bhūpate|</text:p>
      <text:p text:style-name="P3">catvāra ete rājendra paramāṇur nirīkṣate||22.42||</text:p>
      <text:p text:style-name="P3">tena sarvamakhairiṣṭaṃ tena taptaṃ taptaṃ tathā|</text:p>
      <text:p text:style-name="P3"><text:soft-page-break/>tena dattā mahī kṛtsnā saptasāgarasaṃvṛtā||22.43||</text:p>
      <text:p text:style-name="P3">sarvatīrthābhiṣekaś ca sarvavratakriyā tathā|</text:p>
      <text:p text:style-name="P3">anenaiva vidhānena daśadhyānaṃ narādhipa|</text:p>
      <text:p text:style-name="P3">kurute avyavacchinnaṃ sarvakāmaphalapradam|| </text:p>
      <text:p text:style-name="P3">daśākṣaramantraḥ </text:p>
      <text:p text:style-name="P3">daśākṣaramahārāja yogīndrasya mahātmanaḥ|</text:p>
      <text:p text:style-name="P3">kathayāmi samāsena śṛṇuṣvāvahito bhava||22.45||</text:p>
      <text:p text:style-name="P3">praṇavādisvarā trīṇi dīrghabindusamāyutam|</text:p>
      <text:p text:style-name="P3">pañca pañca cavarge tu vāyubījam adhasthitam||22.46||</text:p>
      <text:p text:style-name="P3">trayodaśasvarāyuktaṃ pañcama parikīrtitam|</text:p>
      <text:p text:style-name="P3">pañcaviṃśatimaḥ ṣaṣṭha akṣaraḥ parikīrtitaḥ||22.47||</text:p>
      <text:p text:style-name="P3">yādṛśaṃ pañcamaḥ proktaṃ saptame ca prayojayet|</text:p>
      <text:p text:style-name="P3">akārasvarasaṃyuktaṃ sarvapātakanāśanam||22.48||</text:p>
      <text:p text:style-name="P3">prathamaṃ pañcame varge tṛtīyasvarayojitam|</text:p>
      <text:p text:style-name="P3">uktare kārasaṃyuktaṃ navamaṃ parikīrtitam||22.49||</text:p>
      <text:p text:style-name="P3">daśamaḥ punar oṃkāraḥ mantraśreṣṭho daśākṣaraḥ|</text:p>
      <text:p text:style-name="P3">japato dhyāyate vāpi pārthivādi krameṇa tu||22.50||</text:p>
      <text:p text:style-name="P3">mucyate so 'pi saṃsāre saṃśayo nāsti bhūpate|</text:p>
      <text:p text:style-name="P3">ācāramūlo dharmas tu dharmamūlo janārdanaḥ|</text:p>
      <text:p text:style-name="P3">tena sarvajagad vyāptaṃ trailokyaṃ sa carācaraṃ||</text:p>
      <text:p text:style-name="P3">ācārāl labhatīha āyur atulam aiśvaryavittaṃ tathā</text:p>
      <text:p text:style-name="P3">ācārāt sutam īpsitaṃ ca labhate śrīkīrtiprajñāyaśaḥ|</text:p>
      <text:p text:style-name="P3">ācārāl labhate ca lakṣmim atulaṃ khyātiṃ tathaivottamam</text:p>
      <text:p text:style-name="P3">ācārād iha mantradharmaparamaṃ prāpnoti niḥsaṃśayam||22.52||</text:p>
      <text:p text:style-name="P3">janamejaya uvāca| </text:p>
      <text:p text:style-name="P3">ācārāt prabhavānusaṅgakathitaṃ suśliṣṭadharmākaram</text:p>
      <text:p text:style-name="P3">ācārāt katidhāṅga kīrtaya punas tṛptir na me jāyate|</text:p>
      <text:p text:style-name="P3">sarvajñaḥ tvam ahaṃ śṛṇomi varadaṃ kiñcin na me śāśvaram</text:p>
      <text:p text:style-name="P3">tan me kīrtaya dharmasāraśubhadam ācāramūlāśrayam||22.53||</text:p>
      <text:p text:style-name="P3">vaiśampāyana uvāca| </text:p>
      <text:p text:style-name="P3">nityaṃ namraśirodvijātiguruṣu śuśrūṣaṇaṃ daivatam</text:p>
      <text:p text:style-name="P3">tiṣṭhenācamanena cāśanakaraṃ vāmāsthimānādaram|</text:p>
      <text:p text:style-name="P3">sūryāgniśaśibandhur āryapurataḥ kuryān na cāvaśyakam</text:p>
      <text:p text:style-name="P3">śasye bhasmani govrajedvijajalaṃ kuryān na cārkaṃ naraḥ||22.54||</text:p>
      <text:p text:style-name="P3">pādenāgnijalaṃ spṛśen na ca guruṃ pādena pādaṃ tathā</text:p>
      <text:p text:style-name="P3">śaucaṃ kārya jalādinā ca niyataṃ nādho jalaṃ kārayet|</text:p>
      <text:p text:style-name="P3">kuryān nityabhivādanaṃ dvijaguror mātāpitṛr daivatam</text:p>
      <text:p text:style-name="P3">etācāravidhiḥ samāsaniyamas tubhyaṃ mayā kīrtitam||22.55||</text:p>
      <text:p text:style-name="P3">janamejaya uvāca| </text:p>
      <text:p text:style-name="P3">strīṇāṃ kiṃ priyam asti tad vada vibho saṃsārasārastriyām</text:p>
      <text:p text:style-name="P3">kiṃ sadbhāva na vedmi tasya viṣaye kiṃ dveṣya kiṃ tātpriyam|</text:p>
      <text:p text:style-name="P3">paśyāmi na ca tasya garbhakalayā prāpnoti niḥsaṃśayam</text:p>
      <text:p text:style-name="P3">māyājālasahasragāpi yuvatī kurvanti bhartā priyam||22.56||</text:p>
      <text:p text:style-name="P3">vaiśampāyana uvāca| </text:p>
      <text:p text:style-name="P3">rājan kiṃ priyam asti arthaparataḥ paśyāmi nānyan nṛpe</text:p>
      <text:p text:style-name="P3">putrārthaikaprayojanaṃ yuvatayaḥ svāyambhuvoktāmaraiḥ|</text:p>
      <text:p text:style-name="P3">kāntā nityakalā pravartanakarī dharmasakhāyā satī</text:p>
      <text:p text:style-name="P3">māyā vāpi karoti sadya manujātyaktānya vā sevate||22.57||</text:p>
      <text:p text:style-name="P3">strīsaṅgaṃ parivarjayen narapate āyāsadaṃ duḥkhadam</text:p>
      <text:p text:style-name="P3">mṛtyudvārabhayākaraṃ viṣagṛham āpat sughorālayam|</text:p>
      <text:p text:style-name="P3">agnir mārutamattavāraṇasama tasyānugāmī sadā</text:p>
      <text:p text:style-name="P3">strīhetor hatarāvaṇastridaśapa indro 'pi visthāpitaḥ|</text:p>
      <text:p text:style-name="P3"><text:soft-page-break/>strīhetor api candramāstribhuvane dhiktāṃ gataś cāmaro|</text:p>
      <text:p text:style-name="P3">daṇḍakṣo hatarāṣṭrapaurasahitaḥ kiṃ bhūya vakṣyāmy aham||22.58||</text:p>
      <text:p text:style-name="P3">janamejaya uvāca| </text:p>
      <text:p text:style-name="P3">vipro kīdṛśalakṣaṇaṃ bhavati bho kīdṛg muniś cocyate</text:p>
      <text:p text:style-name="P3">kenārthena bhaveta bhikṣu bhagavan nighnanti ko vā dvija|</text:p>
      <text:p text:style-name="P3">kenārthena bhaved dvijendra bhagavān jñeyaḥ parivrājakaḥ</text:p>
      <text:p text:style-name="P3">! jñeyāḥ kim ṛṣayaś ca lakṣaṇamuner icchāmi jñātuṃ punaḥ||22.59||</text:p>
      <text:p text:style-name="P3">vaiśampāyana uvāca| </text:p>
      <text:p text:style-name="P3">satyaṃ śaucam ahiṃsatā damaśamau bhūtānukampī sadā</text:p>
      <text:p text:style-name="P3">ātmā rāmajito svadharmanirataḥ sattvastha nityaṃ manaḥ|</text:p>
      <text:p text:style-name="P3">kāmakrodhayamasvadāranirataḥ saṃtyajya lobhaḥ śanaiḥ</text:p>
      <text:p text:style-name="P3">evaṃ yaḥ kurute dvijātisuvaraḥ śūdro 'pi yaḥ saṃyamī||22.60||</text:p>
      <text:p text:style-name="P3">tasmāc chadmakavarjitaḥ sa bhagavān saṃsārabhībhidyakaḥ</text:p>
      <text:p text:style-name="P3">yat tat sthānaparaṃ vrajanti puruṣāḥ tasmāt parivrājakaḥ|</text:p>
      <text:p text:style-name="P3">granthi dārasutaṃ dhanaṃś ca virati nirgranthika socyate</text:p>
      <text:p text:style-name="P3">ramyante ṛṣirāśrame dhṛtimanas tasmād ṛṣiḥ socyate||22.61||</text:p>
      <text:p text:style-name="P3">kāyavāṅmanadaṇḍatatparataras te daṇḍikarūcyate</text:p>
      <text:p text:style-name="P3">saddharmaśravaṇaṃ vadanti śravaṇaḥ saddharmabrahmākṣaraḥ|</text:p>
      <text:p text:style-name="P3">pāśaprakṣipataṃ paśutvasakalaṃ pāśūpatās te smṛtāḥ</text:p>
      <text:p text:style-name="P3">vipre pāśupatādibhikṣusakalaṃ pṛṣṭo 'smy ahaṃ lakṣaṇam||22.62||</text:p>
      <text:p text:style-name="P3">sarvaṃ tat kathito 'si lakṣaṇa mayā sandhiśvanirnāśanam</text:p>
      <text:p text:style-name="P3">prajñāsaṃgrahaśītavardhanaparaṃ saṃsāranirmūlanam|</text:p>
      <text:p text:style-name="P3">etaj jñānaparaṃ prabodham atulaṃ nityaṃ śivaṃ dhāryate||22.63||</text:p>
      <text:p text:style-name="P3">||iti vṛṣasārasaṃgrahe dvāviṃśatitamo 'dhyāyaḥ||</text:p>
      <text:p text:style-name="P3">*** 23 ***</text:p>
      <text:p text:style-name="P3"><text:s/>23 nidrotpattiḥ </text:p>
      <text:p text:style-name="P3">janamejaya uvāca| </text:p>
      <text:p text:style-name="P1"><text:span text:style-name="T1">devānāṃ dānavānāṃ ca uttarāraṇim eva ca| </text:span><text:span text:style-name="T1"><text:note text:id="ftn1950" text:note-class="footnote"><text:note-citation>1950</text:note-citation><text:note-body><text:p text:style-name="Footnote">) 1ab <text:span text:style-name="T2">dānavānāṃ ca uttarāraṇim eva] </text:span>NaEd; dā˟˟˟˟˟˟˟ṇim eva Ca</text:p></text:note-body></text:note></text:span></text:p>
      <text:p text:style-name="P1"><text:span text:style-name="T1">vidviṣanti ca te 'nyonyaṃ kāraṇaṃ tasya kīrtaya||23.1|| </text:span><text:span text:style-name="T1"><text:note text:id="ftn1951" text:note-class="footnote"><text:note-citation>1951</text:note-citation><text:note-body><text:p text:style-name="Footnote">) 1d <text:span text:style-name="T2">tasya] </text:span>CaEd; tasya Na</text:p></text:note-body></text:note></text:span></text:p>
      <text:p text:style-name="P3">vaiśampāyana uvāca| </text:p>
      <text:p text:style-name="P3">pāpapuṇyasvabhāvābhyāṃ devadaityasya bhūpate|</text:p>
      <text:p text:style-name="P1"><text:span text:style-name="T1">dharmapakṣasmṛto devo dānavo 'dharmapakṣataḥ||23.2|| </text:span><text:span text:style-name="T1"><text:note text:id="ftn1952" text:note-class="footnote"><text:note-citation>1952</text:note-citation><text:note-body><text:p text:style-name="Footnote">) 2c <text:span text:style-name="T2">dharmapakṣa°] </text:span>Na; dharme pakṣaḥ Ca, dharmapakṣaḥ Ed • <text:span text:style-name="T2">devo] </text:span>CaNa; devā Ed</text:p></text:note-body></text:note></text:span><text:span text:style-name="T1"><text:s/></text:span><text:span text:style-name="T1"><text:note text:id="ftn1953" text:note-class="footnote"><text:note-citation>1953</text:note-citation><text:note-body><text:p text:style-name="Footnote">) 2d <text:span text:style-name="T2">'dharma°] </text:span>Ed; darppa° Ca, darpa° Na</text:p></text:note-body></text:note></text:span></text:p>
      <text:p text:style-name="P3">hetunā tena rājendra anyonyaṃ vidviṣanti te|</text:p>
      <text:p text:style-name="P1"><text:span text:style-name="T1">devadveṣṭāsurāḥ sarve vibudhāś cāsuradviṣaḥ||23.3|| </text:span><text:span text:style-name="T1"><text:note text:id="ftn1954" text:note-class="footnote"><text:note-citation>1954</text:note-citation><text:note-body><text:p text:style-name="Footnote">) 3c <text:span text:style-name="T2">devadveṣṭāsurāḥ sarve] </text:span><text:span text:style-name="T5">eme. </text:span>; devadveṣṭāsuraḥ sarveNaEd, devadveṣṭāsuras ˟˟ Ca</text:p></text:note-body></text:note></text:span><text:span text:style-name="T1"><text:s/></text:span><text:span text:style-name="T1"><text:note text:id="ftn1955" text:note-class="footnote"><text:note-citation>1955</text:note-citation><text:note-body><text:p text:style-name="Footnote">) 3d <text:span text:style-name="T2">vibudhāś] </text:span>NaEd; ˟˟dhāś Ca</text:p></text:note-body></text:note></text:span></text:p>
      <text:p text:style-name="P1"><text:span text:style-name="T1">dharmādharmavipakṣatāṃ śṛṇu parāṃ bhūtānukampodayām </text:span><text:span text:style-name="T1"><text:note text:id="ftn1956" text:note-class="footnote"><text:note-citation>1956</text:note-citation><text:note-body><text:p text:style-name="Footnote">) 4a <text:span text:style-name="T2">°vipakṣatāṃ] </text:span>Ed; °vivakṣatāṃ CaNa • <text:span text:style-name="T2">°kampodayām] </text:span>CaNa; °kampādayām Ed</text:p></text:note-body></text:note></text:span></text:p>
      <text:p text:style-name="P1"><text:span text:style-name="T1">satyaṃ śaucam ahiṃsatā damaśamo nirmānam īrṣyāruṣā| </text:span><text:span text:style-name="T1"><text:note text:id="ftn1957" text:note-class="footnote"><text:note-citation>1957</text:note-citation><text:note-body><text:p text:style-name="Footnote">) 4b <text:span text:style-name="T2">īrṣā°] </text:span>CaNa; īrṣyā° Ed</text:p></text:note-body></text:note></text:span></text:p>
      <text:p text:style-name="P3">tṛṣṇālobharatasya kāmaviṣayaḥ sarvendriyāṇāṃ jayaḥ</text:p>
      <text:p text:style-name="P3">ādhyātmeṣu ratiḥ prasannamanaso nirdvandvasarvālayaḥ||23.4||</text:p>
      <text:p text:style-name="P3"><text:note text:id="ftn1958" text:note-class="footnote"><text:note-citation>1958</text:note-citation><text:note-body><text:p text:style-name="Footnote">) 4d <text:span text:style-name="T2">prasannamanaso nirdvandva°] </text:span>NaEd; prasanna˟˟˟˟˟ Ca</text:p></text:note-body></text:note></text:p>
      <text:p text:style-name="P1"><text:span text:style-name="T1">pāpopekṣaṇaśaśvapuṇyamudito dīneṣu kāruṇyatā </text:span><text:span text:style-name="T1"><text:note text:id="ftn1959" text:note-class="footnote"><text:note-citation>1959</text:note-citation><text:note-body><text:p text:style-name="Footnote">) 5a <text:span text:style-name="T2">pāpo°] </text:span>CaNa; pāpā° Ed • <text:span text:style-name="T2">°śaśva°] </text:span>CaNa; °śaśca° Ed</text:p></text:note-body></text:note></text:span></text:p>
      <text:p text:style-name="P3">dānaṃ śīladhṛtikṣamājapatapaḥ svādhyāyamaune ratiḥ|</text:p>
      <text:p text:style-name="P1"><text:span text:style-name="T1">yogābhyāsaratir divaukasagaṇe jñāne ca sāṃkhye tathā </text:span><text:span text:style-name="T1"><text:note text:id="ftn1960" text:note-class="footnote"><text:note-citation>1960</text:note-citation><text:note-body><text:p text:style-name="Footnote">) 5c <text:span text:style-name="T2">yogābhyāsaratir divaukasa°] </text:span>Ca; yogābhyāsaratidivaukasa° Na(<text:span text:style-name="T6">unmetrical</text:span>), yogabhyāsaratidivaikasa° Ed(<text:span text:style-name="T6">unmetrical</text:span>)</text:p></text:note-body></text:note></text:span></text:p>
      <text:p text:style-name="P3"><text:soft-page-break/>akrodhārjavatejayajñam abhayaṃ saṃtoṣa adrohatā||23.5||</text:p>
      <text:p text:style-name="P3"><text:note text:id="ftn1961" text:note-class="footnote"><text:note-citation>1961</text:note-citation><text:note-body><text:p text:style-name="Footnote">) 5d <text:span text:style-name="T2">°bhayaṃ] </text:span>Ed; °bhayas Ca, °bhayaḥ Na</text:p></text:note-body></text:note></text:p>
      <text:p text:style-name="P1"><text:span text:style-name="T1">tyāgo mārdavahrīr acāpalaratir nyāsābhimāno grahāt </text:span><text:span text:style-name="T1"><text:note text:id="ftn1962" text:note-class="footnote"><text:note-citation>1962</text:note-citation><text:note-body><text:p text:style-name="Footnote">) 6a <text:span text:style-name="T2">°hrīr acāpalaratinyāsā°] </text:span>NaEd; hrī˟˟˟˟ratir nyāsā° Ca</text:p></text:note-body></text:note></text:span></text:p>
      <text:p text:style-name="P1"><text:span text:style-name="T1">maitrībhāvasadārapaiśunamatir brāhmaṇyaśraddhānvitaḥ| </text:span><text:span text:style-name="T1"><text:note text:id="ftn1963" text:note-class="footnote"><text:note-citation>1963</text:note-citation><text:note-body><text:p text:style-name="Footnote">) 6b <text:span text:style-name="T2">°nvitaḥ] </text:span>Na; °nvitā CaEd</text:p></text:note-body></text:note></text:span></text:p>
      <text:p text:style-name="P1"><text:span text:style-name="T1">etācāra sadā narendra vibudhāḥ saṃkṣepataḥ kīrtitāḥ </text:span><text:span text:style-name="T1"><text:note text:id="ftn1964" text:note-class="footnote"><text:note-citation>1964</text:note-citation><text:note-body><text:p text:style-name="Footnote">) 6c <text:span text:style-name="T2">kīrtitāḥ] </text:span>CaNa; kīrtitaḥ Ed</text:p></text:note-body></text:note></text:span></text:p>
      <text:p text:style-name="P3">daityānāṃ śṛṇu kīrtaye svavahito 'sambhāvya teṣāṃ nijam||23.6||</text:p>
      <text:p text:style-name="P3"><text:note text:id="ftn1965" text:note-class="footnote"><text:note-citation>1965</text:note-citation><text:note-body><text:p text:style-name="Footnote">) 6d <text:span text:style-name="T2">daityānāṃ] </text:span>NaEd; daityānā Ca • <text:span text:style-name="T2">kīrtaye] </text:span>CaEd; kīrtaya Na • <text:span text:style-name="T2">svavahito] </text:span>Ca; svavahisaṃ Na, tv avahito Ed • <text:span text:style-name="T2">nijam] </text:span>CaEd; nijaḥ Na</text:p></text:note-body></text:note></text:p>
      <text:p text:style-name="P1"><text:span text:style-name="T1">daityāḥ pāparatisvabhāvacapalā nirlajjadarpālasāḥ </text:span><text:span text:style-name="T1"><text:note text:id="ftn1966" text:note-class="footnote"><text:note-citation>1966</text:note-citation><text:note-body><text:p text:style-name="Footnote">) 7a <text:span text:style-name="T2">daityāḥ] </text:span>Ca; daityā NaEd</text:p></text:note-body></text:note></text:span></text:p>
      <text:p text:style-name="P1"><text:span text:style-name="T1">kāmakrodhavaśāḥ suduṣṭamanasas tṛṣṇādhikā nirdayāḥ| </text:span><text:span text:style-name="T1"><text:note text:id="ftn1967" text:note-class="footnote"><text:note-citation>1967</text:note-citation><text:note-body><text:p text:style-name="Footnote">) 7b <text:span text:style-name="T2">kāmakrodhavaśāḥ] </text:span>NaEd; *˟˟˟˟śās Ca</text:p></text:note-body></text:note></text:span></text:p>
      <text:p text:style-name="P3">śaucācāravivarjitā gurugirānnānitya kuryuḥ kriyāḥ</text:p>
      <text:p text:style-name="P3">jīvākarṣaṇajīvanaḥ pratidinaṃ mohāndharāgānvitāḥ||23.7||</text:p>
      <text:p text:style-name="P3"><text:note text:id="ftn1968" text:note-class="footnote"><text:note-citation>1968</text:note-citation><text:note-body><text:p text:style-name="Footnote">) 7d <text:span text:style-name="T2">jīvākarṣaṇa°] </text:span>CaNa; naivākarṣaṇa° Ed</text:p></text:note-body></text:note></text:p>
      <text:p text:style-name="P3">nidrā nitya divā prasaktam aśuciḥ sūryodaye supyate</text:p>
      <text:p text:style-name="P1"><text:span text:style-name="T1">āśāpāśaśatair nibaddhahṛdayo hṛtvā parasvaṃ punaḥ| </text:span><text:span text:style-name="T1"><text:note text:id="ftn1969" text:note-class="footnote"><text:note-citation>1969</text:note-citation><text:note-body><text:p text:style-name="Footnote">) 8b <text:span text:style-name="T2">hṛtvā parasvaṃ punaḥ] </text:span>NaEd; hṛ˟˟˟˟˟naḥ Ca</text:p></text:note-body></text:note></text:span></text:p>
      <text:p text:style-name="P1"><text:span text:style-name="T1">mātsaryāt parapākabhedanirato mūlasya duṣpūratā </text:span><text:span text:style-name="T1"><text:note text:id="ftn1970" text:note-class="footnote"><text:note-citation>1970</text:note-citation><text:note-body><text:p text:style-name="Footnote">) 8c <text:span text:style-name="T2">mātsaryā] </text:span>CaNa; māṃsaryā° Ed</text:p></text:note-body></text:note></text:span></text:p>
      <text:p text:style-name="P3">! nāstīkatvaparāṅganāsvabhirata utkocakāmaḥ sadā||23.8||</text:p>
      <text:p text:style-name="P3"><text:note text:id="ftn1971" text:note-class="footnote"><text:note-citation>1971</text:note-citation><text:note-body><text:p text:style-name="Footnote">) 8d <text:span text:style-name="T2">°parāṅganāsvabhirata] </text:span>Ca; °parāṅganās tv abhirata Na, °parāṅganāpy abhirato Ed • <text:span text:style-name="T2">utkoca°] </text:span>CaNa; uktā ca Ed</text:p></text:note-body></text:note></text:p>
      <text:p text:style-name="P3">devabrāhmaṇa vidviṣanti satataṃ lobhāc ca kāryakriyā</text:p>
      <text:p text:style-name="P3">dharmaṃ dūṣayate ca mūḍhamanasā āryaṃ ca tīrthaṃ tathā|</text:p>
      <text:p text:style-name="P1"><text:span text:style-name="T1">hantavyāny ahatāś ca manyabahavo visphūrjitam adruvan </text:span><text:span text:style-name="T1"><text:note text:id="ftn1972" text:note-class="footnote"><text:note-citation>1972</text:note-citation><text:note-body><text:p text:style-name="Footnote">) 9c <text:span text:style-name="T2">°hatāś] </text:span>Ca; °hatāṃś Na, °hatāṃ Ed • <text:span text:style-name="T2">manya°] </text:span>CaNa; yanya Ed • <text:span text:style-name="T2">visphūrjitam adruvan] </text:span>Na; visphurjjite nakravat Ed, vi˟˟˟˟druvan Ca</text:p></text:note-body></text:note></text:span></text:p>
      <text:p text:style-name="P3">daityānāṃ kathitaṃ ca cihna katicit sadbhāvataḥ kīrtitam||23.9||</text:p>
      <text:p text:style-name="P3"><text:note text:id="ftn1973" text:note-class="footnote"><text:note-citation>1973</text:note-citation><text:note-body><text:p text:style-name="Footnote">) 9d <text:span text:style-name="T2">kathitaṃ] </text:span>CaNa; kathitaś Ed</text:p></text:note-body></text:note></text:p>
      <text:p text:style-name="P3">martyeṣv eva narendra mānuṣam abhūd devāsurāṇāṃ nṛpaḥ</text:p>
      <text:p text:style-name="P1"><text:span text:style-name="T1">yo yaṃ proktaḥ svabhāvatām ubhayato mānuṣyaloke tathā| </text:span><text:span text:style-name="T1"><text:note text:id="ftn1974" text:note-class="footnote"><text:note-citation>1974</text:note-citation><text:note-body><text:p text:style-name="Footnote">) 10b <text:span text:style-name="T2">°loke] </text:span>CaNa; °lokan Ed</text:p></text:note-body></text:note></text:span></text:p>
      <text:p text:style-name="P1"><text:span text:style-name="T1">yan me pṛcchitavān narendra kathitaṃ yat tvaṃ purā gopitam </text:span><text:span text:style-name="T1"><text:note text:id="ftn1975" text:note-class="footnote"><text:note-citation>1975</text:note-citation><text:note-body><text:p text:style-name="Footnote">) 10c <text:span text:style-name="T2">pṛcchitavān] </text:span>NaEd; pṛcchitavā Ca</text:p></text:note-body></text:note></text:span></text:p>
      <text:p text:style-name="P3">vidveṣobhayakāraṇaṃ narapate kiṃ bhūya vakṣyāmy aham||23.10||</text:p>
      <text:p text:style-name="P3"><text:note text:id="ftn1976" text:note-class="footnote"><text:note-citation>1976</text:note-citation><text:note-body><text:p text:style-name="Footnote">) 10d <text:span text:style-name="T2">vidveṣobhayakāraṇaṃ narapate kiṃ] </text:span>NaEd; vidveṣobhaya˟˟˟˟˟pate ki Ca</text:p></text:note-body></text:note></text:p>
      <text:p text:style-name="P3">janamejaya uvāca| </text:p>
      <text:p text:style-name="P1"><text:span text:style-name="T1">asti kautūhalaṃ cānyaṃ pṛcchāmi tvāṃ dvijottama| </text:span><text:span text:style-name="T1"><text:note text:id="ftn1977" text:note-class="footnote"><text:note-citation>1977</text:note-citation><text:note-body><text:p text:style-name="Footnote">) 11a <text:span text:style-name="T2">kautūhalaṃ] </text:span>CaNa; kautuhalaṃś Ed</text:p></text:note-body></text:note></text:span></text:p>
      <text:p text:style-name="P1"><text:span text:style-name="T1">kathaṃ nidrā samutpannā sarvabhūtavimohanī||23.11|| </text:span><text:span text:style-name="T1"><text:note text:id="ftn1978" text:note-class="footnote"><text:note-citation>1978</text:note-citation><text:note-body><text:p text:style-name="Footnote">) 11d <text:span text:style-name="T2">°mohanī] </text:span>Ca<text:span text:style-name="T7">pc</text:span>NaEd; °mohinī Ca<text:span text:style-name="T7">ac</text:span></text:p></text:note-body></text:note></text:span></text:p>
      <text:p text:style-name="P3">rātrau prajāyate kasmād divā kasmān na jāyate|</text:p>
      <text:p text:style-name="P1"><text:span text:style-name="T1">kasmāc ca kurute jantor nidrā netrapramīlanam| </text:span><text:span text:style-name="T1"><text:note text:id="ftn1979" text:note-class="footnote"><text:note-citation>1979</text:note-citation><text:note-body><text:p text:style-name="Footnote">) 12c <text:span text:style-name="T2">jantor] </text:span>CaNa; janto Ed</text:p></text:note-body></text:note></text:span></text:p>
      <text:p text:style-name="P1"><text:span text:style-name="T1">etan me saṃśayaṃ chindhi sarvajño 'si dvijottama|| </text:span><text:span text:style-name="T1"><text:note text:id="ftn1980" text:note-class="footnote"><text:note-citation>1980</text:note-citation><text:note-body><text:p text:style-name="Footnote">) 12f <text:span text:style-name="T2">sarvajño 'si] </text:span>NaEd; ˟˟˟˟ Ca</text:p></text:note-body></text:note></text:span></text:p>
      <text:p text:style-name="P3"><text:soft-page-break/>vaiśampāyana uvāca| </text:p>
      <text:p text:style-name="P1"><text:span text:style-name="T1">devī hy eṣā mahābhāgā nidrā netrāśrayā nṛṇām| </text:span><text:span text:style-name="T1"><text:note text:id="ftn1981" text:note-class="footnote"><text:note-citation>1981</text:note-citation><text:note-body><text:p text:style-name="Footnote">) 13b <text:span text:style-name="T2">°śrayā] </text:span>CaNa; °śrayo Ed</text:p></text:note-body></text:note></text:span></text:p>
      <text:p text:style-name="P3">tasyā vaśaṃ gataṃ sarvaṃ jagatsthāvarajaṅgamam||23.13||</text:p>
      <text:p text:style-name="P1"><text:span text:style-name="T1">sadevadānavagaṇā gandharvoragarākṣasāḥ| </text:span><text:span text:style-name="T1"><text:note text:id="ftn1982" text:note-class="footnote"><text:note-citation>1982</text:note-citation><text:note-body><text:p text:style-name="Footnote">) 14a <text:span text:style-name="T2">°dānava°] </text:span>CaEd; °dānavā° Na</text:p></text:note-body></text:note></text:span></text:p>
      <text:p text:style-name="P1"><text:span text:style-name="T1">yakṣabhūtapiśācāś ca paśupakṣisarīsṛpāḥ||23.14|| </text:span><text:span text:style-name="T1"><text:note text:id="ftn1983" text:note-class="footnote"><text:note-citation>1983</text:note-citation><text:note-body><text:p text:style-name="Footnote">) 14d <text:span text:style-name="T2">°sarīsṛpāḥ] </text:span>CaNa; °śarīsṛpaḥ Ed</text:p></text:note-body></text:note></text:span></text:p>
      <text:p text:style-name="P1"><text:span text:style-name="T1">guhyakāś ca mṛgā nāgā kiṃnarā jalajoragāḥ| </text:span><text:span text:style-name="T1"><text:note text:id="ftn1984" text:note-class="footnote"><text:note-citation>1984</text:note-citation><text:note-body><text:p text:style-name="Footnote">) 15a <text:span text:style-name="T2">guhyakāś ca] </text:span><text:span text:style-name="T5">eme. </text:span>; guhyakaś ca Ed, guhyavastra° CaNa • <text:span text:style-name="T2">nāgāḥ] </text:span>CaNa; nāgā Ed</text:p></text:note-body></text:note></text:span><text:span text:style-name="T1"><text:s/></text:span><text:span text:style-name="T1"><text:note text:id="ftn1985" text:note-class="footnote"><text:note-citation>1985</text:note-citation><text:note-body><text:p text:style-name="Footnote">) 15b <text:span text:style-name="T2">kiṃnarā jalajoragāḥ] </text:span><text:span text:style-name="T5">eme. </text:span>; kiṃnarā jalajā nagāḥ NaEd; kinna˟˟˟˟˟gāḥ Ca</text:p></text:note-body></text:note></text:span></text:p>
      <text:p text:style-name="P3">nidrāvaśagatāḥ sarve pāpmanā tv abhilaṅghitāḥ||23.15||</text:p>
      <text:p text:style-name="P1"><text:span text:style-name="T1">devadānavakarmānte tasminn amṛtasambhave| </text:span><text:span text:style-name="T1"><text:note text:id="ftn1986" text:note-class="footnote"><text:note-citation>1986</text:note-citation><text:note-body><text:p text:style-name="Footnote">) 16a <text:span text:style-name="T2">°karmānte] </text:span>CaNa; °karmāt te Ed</text:p></text:note-body></text:note></text:span><text:span text:style-name="T1"><text:s/></text:span><text:span text:style-name="T1"><text:note text:id="ftn1987" text:note-class="footnote"><text:note-citation>1987</text:note-citation><text:note-body><text:p text:style-name="Footnote">) 16b <text:span text:style-name="T2">°mṛta°] </text:span>CaNa; °nṛta° Ed</text:p></text:note-body></text:note></text:span></text:p>
      <text:p text:style-name="P1"><text:span text:style-name="T1">mandarotthāpane viṣṇur devāsurasamāgame||23.16|| </text:span><text:span text:style-name="T1"><text:note text:id="ftn1988" text:note-class="footnote"><text:note-citation>1988</text:note-citation><text:note-body><text:p text:style-name="Footnote">) 16c <text:span text:style-name="T2">°tthāpane] </text:span>Ed; °tpādane CaNa</text:p></text:note-body></text:note></text:span></text:p>
      <text:p text:style-name="P3">jāyate vigrahe tv eṣā kṛte hy amṛtamanthane|</text:p>
      <text:p text:style-name="P3">rajas tamaś cāsuraṃ vai sattvaṃ devakṛtaiḥ śubhaiḥ||23.17||</text:p>
      <text:p text:style-name="P1"><text:span text:style-name="T1">tataḥ sattvamayī devī rajas tamanivāsinī| </text:span><text:span text:style-name="T1"><text:note text:id="ftn1989" text:note-class="footnote"><text:note-citation>1989</text:note-citation><text:note-body><text:p text:style-name="Footnote">) 18ab <text:span text:style-name="T2">sattvamayī devī rajas tamasi vāsinī] </text:span>Na; sattvamayī de˟˟˟˟masi vāsinī Ca, sattvamayī devī rajas tamanivāsinī Ed</text:p></text:note-body></text:note></text:span></text:p>
      <text:p text:style-name="P3">krodhajā vai sthitā madhye devadānavapakṣayoḥ||23.18||</text:p>
      <text:p text:style-name="P1"><text:span text:style-name="T1">tām adbhutamayīṃ dṛṣṭvā vismitā devadānavāḥ| </text:span><text:span text:style-name="T1"><text:note text:id="ftn1990" text:note-class="footnote"><text:note-citation>1990</text:note-citation><text:note-body><text:p text:style-name="Footnote">) 19a <text:span text:style-name="T2">°bhuta°] </text:span>CaNa; °bhūta° Ed</text:p></text:note-body></text:note></text:span></text:p>
      <text:p text:style-name="P1"><text:span text:style-name="T1">tasyāḥ prabhāvābhihatā dudruvas te diśo daśa||23.19|| </text:span><text:span text:style-name="T1"><text:note text:id="ftn1991" text:note-class="footnote"><text:note-citation>1991</text:note-citation><text:note-body><text:p text:style-name="Footnote">) 19d <text:span text:style-name="T2">daśa] </text:span>CaNa; daśaḥ Ed</text:p></text:note-body></text:note></text:span></text:p>
      <text:p text:style-name="P1"><text:span text:style-name="T1">tatra pītāmbaradharo viṣṇur ekas tu tiṣṭhati| </text:span><text:span text:style-name="T1"><text:note text:id="ftn1992" text:note-class="footnote"><text:note-citation>1992</text:note-citation><text:note-body><text:p text:style-name="Footnote">) 20a <text:span text:style-name="T2">pītā°] </text:span>CaNa; pitā° Ed</text:p></text:note-body></text:note></text:span></text:p>
      <text:p text:style-name="P1"><text:span text:style-name="T1">sābhigatvā viśālākṣī nārāyaṇam athābravīt||23.20|| </text:span><text:span text:style-name="T1"><text:note text:id="ftn1993" text:note-class="footnote"><text:note-citation>1993</text:note-citation><text:note-body><text:p text:style-name="Footnote">) 20c <text:span text:style-name="T2">sābhi°] </text:span>Ca;Na sobhi° Ed</text:p></text:note-body></text:note></text:span><text:span text:style-name="T1"><text:s/></text:span><text:span text:style-name="T1"><text:note text:id="ftn1994" text:note-class="footnote"><text:note-citation>1994</text:note-citation><text:note-body><text:p text:style-name="Footnote">) 20d <text:span text:style-name="T2">°bravīt] </text:span>NaEd; °bra˟ Ca</text:p></text:note-body></text:note></text:span></text:p>
      <text:p text:style-name="P1"><text:span text:style-name="T1">devadānavanāthas tvaṃ tvayi sarvaṃ pratiṣṭhitam| </text:span><text:span text:style-name="T1"><text:note text:id="ftn1995" text:note-class="footnote"><text:note-citation>1995</text:note-citation><text:note-body><text:p text:style-name="Footnote">) 21a <text:span text:style-name="T2">deva°] </text:span>NaEd; ˟˟ Ca</text:p></text:note-body></text:note></text:span><text:span text:style-name="T1"><text:s/></text:span><text:span text:style-name="T1"><text:note text:id="ftn1996" text:note-class="footnote"><text:note-citation>1996</text:note-citation><text:note-body><text:p text:style-name="Footnote">) 21b <text:span text:style-name="T2">sarvaṃ] </text:span>CaNa; sarva° Ed</text:p></text:note-body></text:note></text:span></text:p>
      <text:p text:style-name="P3">dehi deva mamāvāsaṃ yatrāhaṃ nivase sukham||23.21||</text:p>
      <text:p text:style-name="P3">tato nārāyaṇas tuṣṭas tāṃ devīṃ pratyabhāṣata|</text:p>
      <text:p text:style-name="P1"><text:span text:style-name="T1">śarīre mama vastavyaṃ viṣṇur enām athābravīt||23.22|| </text:span><text:span text:style-name="T1"><text:note text:id="ftn1997" text:note-class="footnote"><text:note-citation>1997</text:note-citation><text:note-body><text:p text:style-name="Footnote">) 22c <text:span text:style-name="T2">vastavyaṃ] </text:span>Ed; vāstavyam CaNa</text:p></text:note-body></text:note></text:span></text:p>
      <text:p text:style-name="P1"><text:span text:style-name="T1">tatas tāṃ vaiṣṇavaṃ tejaḥ pāpmanā samatiṣṭhata| </text:span><text:span text:style-name="T1"><text:note text:id="ftn1998" text:note-class="footnote"><text:note-citation>1998</text:note-citation><text:note-body><text:p text:style-name="Footnote">) 23a <text:span text:style-name="T2">vaiṣṇavaṃ] </text:span>CaNa; viṣṇuvat Ed</text:p></text:note-body></text:note></text:span></text:p>
      <text:p text:style-name="P1"><text:span text:style-name="T1">tataḥ śete sa vaikuṇṭhaḥ pāpmanā tv abhilaṅghitaḥ||23.23|| </text:span><text:span text:style-name="T1"><text:note text:id="ftn1999" text:note-class="footnote"><text:note-citation>1999</text:note-citation><text:note-body><text:p text:style-name="Footnote">) 23d <text:span text:style-name="T2">pāpmanā tv abhilaṅghitaḥ] </text:span>Na; pāpmanā tv abhilaṅghitāḥ Ed, pāpma˟˟˟˟ghitaḥ Ca</text:p></text:note-body></text:note></text:span></text:p>
      <text:p text:style-name="P1"><text:span text:style-name="T1">tasmin śayāne vitrastā devāsuragaṇās tathā| </text:span><text:span text:style-name="T1"><text:note text:id="ftn2000" text:note-class="footnote"><text:note-citation>2000</text:note-citation><text:note-body><text:p text:style-name="Footnote">) 24a <text:span text:style-name="T2">tasmin] </text:span>CaEd; tasmi Na</text:p></text:note-body></text:note></text:span></text:p>
      <text:p text:style-name="P3">ūcus te paramodvignāḥ śayānaṃ viṣṇum acyutam||23.24||</text:p>
      <text:p text:style-name="P3">trātāraṃ nābhigacchāma uttiṣṭhottiṣṭha keśava|</text:p>
      <text:p text:style-name="P3">tataḥ śaṅkhagadāpāṇir uttiṣṭhata mahābhujaḥ||23.25||</text:p>
      <text:p text:style-name="P1"><text:span text:style-name="T1">utthitaś ca viśālākṣaḥ pāpmanā tasya pṛṣṭhataḥ| </text:span><text:span text:style-name="T1"><text:note text:id="ftn2001" text:note-class="footnote"><text:note-citation>2001</text:note-citation><text:note-body><text:p text:style-name="Footnote">) 26a <text:span text:style-name="T2">utthita°] </text:span>CaNa; uttiṣṭha° Ed • <text:span text:style-name="T2">viśālākṣaḥ] </text:span>CaNa; viśālākṣiḥ Ed</text:p></text:note-body></text:note></text:span></text:p>
      <text:p text:style-name="P1"><text:span text:style-name="T1">tataḥ sā vigrahavatī sthitā nārāyaṇālaye||23.26|| </text:span><text:span text:style-name="T1"><text:note text:id="ftn2002" text:note-class="footnote"><text:note-citation>2002</text:note-citation><text:note-body><text:p text:style-name="Footnote">) 26c <text:span text:style-name="T2">tataḥ sā vigrahavatī] </text:span>NaEd; tata˟˟˟˟vatī Ca</text:p></text:note-body></text:note></text:span></text:p>
      <text:p text:style-name="P1"><text:span text:style-name="T1">viṣṇur devāsuragaṇān idaṃ vacanam abravīt| </text:span><text:span text:style-name="T1"><text:note text:id="ftn2003" text:note-class="footnote"><text:note-citation>2003</text:note-citation><text:note-body><text:p text:style-name="Footnote">) 27a <text:span text:style-name="T2">viṣṇur] </text:span>CaEd; viṣṇu Na • <text:span text:style-name="T2">°gaṇān] </text:span>CaEd; °gaṇā Na</text:p></text:note-body></text:note></text:span></text:p>
      <text:p text:style-name="P1"><text:span text:style-name="T1">asmākaṃ vai śarīreṣu iyaṃ pāpmā viniḥsṛtā||23.27|| </text:span><text:span text:style-name="T1"><text:note text:id="ftn2004" text:note-class="footnote"><text:note-citation>2004</text:note-citation><text:note-body><text:p text:style-name="Footnote">) 27d <text:span text:style-name="T2">viniḥsṛtā] </text:span><text:span text:style-name="T5">eme. </text:span>; vinisṛtā CaNaEd(<text:span text:style-name="T6">unmetrical</text:span>)</text:p></text:note-body></text:note></text:span></text:p>
      <text:p text:style-name="P1"><text:soft-page-break/><text:span text:style-name="T1">eṣābhisattvārasatā satyena bhaginī mama| </text:span><text:span text:style-name="T1"><text:note text:id="ftn2005" text:note-class="footnote"><text:note-citation>2005</text:note-citation><text:note-body><text:p text:style-name="Footnote">) 28a <text:span text:style-name="T2">eṣābhisattvārasatā] </text:span>Ca; eṣātisatvānasatā Na, eṣātisattvāmasatī Ed</text:p></text:note-body></text:note></text:span></text:p>
      <text:p text:style-name="P1"><text:span text:style-name="T1">viśrutāṃ triṣu lokeṣu tāṃ pūjayatha māṃ yathā||23.28|| </text:span><text:span text:style-name="T1"><text:note text:id="ftn2006" text:note-class="footnote"><text:note-citation>2006</text:note-citation><text:note-body><text:p text:style-name="Footnote">) 28c <text:span text:style-name="T2">°śrutāṃ] </text:span>Ca; °śrutā Na, °śruto Ed</text:p></text:note-body></text:note></text:span></text:p>
      <text:p text:style-name="P1"><text:span text:style-name="T1">tato devāsuragaṇāḥ saptalokāḥ samānuṣāḥ| </text:span><text:span text:style-name="T1"><text:note text:id="ftn2007" text:note-class="footnote"><text:note-citation>2007</text:note-citation><text:note-body><text:p text:style-name="Footnote">) 29b <text:span text:style-name="T2">°lokāḥ samānuṣāḥ] </text:span>NaEd; °lo˟˟˟nuṣāḥ Ca</text:p></text:note-body></text:note></text:span></text:p>
      <text:p text:style-name="P3">vibhaktā vaiṣṇavī pāpmā teṣu sarveṣu devatā||23.29||</text:p>
      <text:p text:style-name="P3">parvateṣv atha vṛkṣeṣu sāgareṣu saritsu ca|</text:p>
      <text:p text:style-name="P3">tato nidrāvaśagataṃ jagatsthāvarajaṅgamam||23.30||</text:p>
      <text:p text:style-name="P3">eṣotpattiś ca nidrāyā yathā vasati tac chṛṇu|</text:p>
      <text:p text:style-name="P3">trīṇi sthānāni yasyā vai śarīreṣu śarīriṇām||23.31||</text:p>
      <text:p text:style-name="P1"><text:span text:style-name="T1">śleṣmapittānilasthāne trīṇi pakṣāṇi vāsinaḥ| </text:span><text:span text:style-name="T1"><text:note text:id="ftn2008" text:note-class="footnote"><text:note-citation>2008</text:note-citation><text:note-body><text:p text:style-name="Footnote">) 32ab <text:span text:style-name="T2">°nilasthāne trīṇi] </text:span>Ed; °nilasthāna trīṇi Na, ni˟˟˟˟ṇi Ca</text:p></text:note-body></text:note></text:span><text:span text:style-name="T1"><text:s/></text:span><text:span text:style-name="T1"><text:note text:id="ftn2009" text:note-class="footnote"><text:note-citation>2009</text:note-citation><text:note-body><text:p text:style-name="Footnote">) 32b <text:span text:style-name="T2">pakṣāṇi] </text:span>Ca; pakṣā ni° NaEd</text:p></text:note-body></text:note></text:span></text:p>
      <text:p text:style-name="P1"><text:span text:style-name="T1">tamaḥ śleṣmāśrayā nidrā rajonidrā tu vātikā||23.32|| </text:span><text:span text:style-name="T1"><text:note text:id="ftn2010" text:note-class="footnote"><text:note-citation>2010</text:note-citation><text:note-body><text:p text:style-name="Footnote">) 32c <text:span text:style-name="T2">tamaḥ] </text:span>CaNa; tama° Ed</text:p></text:note-body></text:note></text:span><text:span text:style-name="T1"><text:s/></text:span><text:span text:style-name="T1"><text:note text:id="ftn2011" text:note-class="footnote"><text:note-citation>2011</text:note-citation><text:note-body><text:p text:style-name="Footnote">) 32d <text:span text:style-name="T2">nidrā tu] </text:span>CaNa; nidrāti° Ed</text:p></text:note-body></text:note></text:span></text:p>
      <text:p text:style-name="P1"><text:span text:style-name="T1">pittāśrayāṃ smṛtāṃ nidrāṃ sāttvikāṃ viddhi bhūpate| </text:span><text:span text:style-name="T1"><text:note text:id="ftn2012" text:note-class="footnote"><text:note-citation>2012</text:note-citation><text:note-body><text:p text:style-name="Footnote">) 33a <text:span text:style-name="T2">smṛtāṃ] </text:span>CaEd; smṛtā Na</text:p></text:note-body></text:note></text:span></text:p>
      <text:p text:style-name="P1"><text:span text:style-name="T1">ādityaprabhavaṃ tejas tasmin sattvaṃ pratiṣṭhati||23.33|| </text:span><text:span text:style-name="T1"><text:note text:id="ftn2013" text:note-class="footnote"><text:note-citation>2013</text:note-citation><text:note-body><text:p text:style-name="Footnote">) 33d <text:span text:style-name="T2">sattvaṃ pratiṣṭhati] </text:span>CaNa; sarva pratiṣṭhitaṃ Ed</text:p></text:note-body></text:note></text:span></text:p>
      <text:p text:style-name="P3">nidrā divā na bhavati tasmāt sattvaguṇātmikā|</text:p>
      <text:p text:style-name="P1"><text:span text:style-name="T1">yasmāt somodbhavā nidrā tamāṃsi ca rajāṃsi ca||23.34|| </text:span><text:span text:style-name="T1"><text:note text:id="ftn2014" text:note-class="footnote"><text:note-citation>2014</text:note-citation><text:note-body><text:p text:style-name="Footnote">) 34c <text:span text:style-name="T2">yasmā°] </text:span>CaNa; tasmā° Ed</text:p></text:note-body></text:note></text:span><text:span text:style-name="T1"><text:s/></text:span><text:span text:style-name="T1"><text:note text:id="ftn2015" text:note-class="footnote"><text:note-citation>2015</text:note-citation><text:note-body><text:p text:style-name="Footnote">) 34d <text:span text:style-name="T2">tamāṃsi ca rajāṃsi ca] </text:span>NaEd; tamāṃsi ca ra˟˟˟ Ca</text:p></text:note-body></text:note></text:span></text:p>
      <text:p text:style-name="P1"><text:span text:style-name="T1">tasmād rātrau bhaven nidrā tāmasī harajātmikā| </text:span><text:span text:style-name="T1"><text:note text:id="ftn2016" text:note-class="footnote"><text:note-citation>2016</text:note-citation><text:note-body><text:p text:style-name="Footnote">) 35a <text:span text:style-name="T2">bhaven] </text:span>CaEd; bhavan Na</text:p></text:note-body></text:note></text:span></text:p>
      <text:p text:style-name="P1"><text:span text:style-name="T1">yadā hi sarvāṅgagatau śrotāṃsi pratipadyate||23.35|| </text:span><text:span text:style-name="T1"><text:note text:id="ftn2017" text:note-class="footnote"><text:note-citation>2017</text:note-citation><text:note-body><text:p text:style-name="Footnote">) 35c <text:span text:style-name="T2">sarvā°] </text:span>NaEd; satvā° Ca</text:p></text:note-body></text:note></text:span></text:p>
      <text:p text:style-name="P1"><text:span text:style-name="T1">rajas tamaś ca niyatas tadā nidrā pravartate| </text:span><text:span text:style-name="T1"><text:note text:id="ftn2018" text:note-class="footnote"><text:note-citation>2018</text:note-citation><text:note-body><text:p text:style-name="Footnote">) 36a <text:span text:style-name="T2">niyatas] </text:span>CaNa; niyataṃs Ed</text:p></text:note-body></text:note></text:span></text:p>
      <text:p text:style-name="P1"><text:span text:style-name="T1">tamasy ūrdhvagataśroto hy akṣipakṣmāsamāśritā||23.36|| </text:span><text:span text:style-name="T1"><text:note text:id="ftn2019" text:note-class="footnote"><text:note-citation>2019</text:note-citation><text:note-body><text:p text:style-name="Footnote">) 36c <text:span text:style-name="T2">°gataśroto] </text:span>CaNa; °gate śrotro Ed</text:p></text:note-body></text:note></text:span><text:span text:style-name="T1"><text:s/></text:span><text:span text:style-name="T1"><text:note text:id="ftn2020" text:note-class="footnote"><text:note-citation>2020</text:note-citation><text:note-body><text:p text:style-name="Footnote">) 36d <text:span text:style-name="T2">hy akṣi°] </text:span>CaNa; hy ākṣi° Ed</text:p></text:note-body></text:note></text:span></text:p>
      <text:p text:style-name="P1"><text:span text:style-name="T1">tamaḥ pravartate jantos tatas tv akṣnor nimīlanam| </text:span><text:span text:style-name="T1"><text:note text:id="ftn2021" text:note-class="footnote"><text:note-citation>2021</text:note-citation><text:note-body><text:p text:style-name="Footnote">) 37ab <text:span text:style-name="T2">jantos tata°] </text:span>CaNa; janto tama° Ed</text:p></text:note-body></text:note></text:span><text:span text:style-name="T1"><text:s/></text:span><text:span text:style-name="T1"><text:note text:id="ftn2022" text:note-class="footnote"><text:note-citation>2022</text:note-citation><text:note-body><text:p text:style-name="Footnote">) 37b <text:span text:style-name="T2">tv akṣṇor ni°] </text:span>Ca; tv akṣṇo ni° NaEd</text:p></text:note-body></text:note></text:span></text:p>
      <text:p text:style-name="P1"><text:span text:style-name="T1">nāsākṣikarṇaśrotāṃsi prayujyante kaphena tu||23.37|| </text:span><text:span text:style-name="T1"><text:note text:id="ftn2023" text:note-class="footnote"><text:note-citation>2023</text:note-citation><text:note-body><text:p text:style-name="Footnote">) 37c <text:span text:style-name="T2">°śrotāṃsi] </text:span>NaEd; śrotā˟ Ca</text:p></text:note-body></text:note></text:span><text:span text:style-name="T1"><text:s/></text:span><text:span text:style-name="T1"><text:note text:id="ftn2024" text:note-class="footnote"><text:note-citation>2024</text:note-citation><text:note-body><text:p text:style-name="Footnote">) 37d <text:span text:style-name="T2">prayujyante kaphena] </text:span>NaEd; ˟˟˟˟˟phena Ca</text:p></text:note-body></text:note></text:span></text:p>
      <text:p text:style-name="P3">hṛdayaṃ muhyate cāpi tamasā cāvṛtaṃ manaḥ|</text:p>
      <text:p text:style-name="P3">sparśaṃ na vedayaty eva na śṛṇoti na paśyati||23.38||</text:p>
      <text:p text:style-name="P1"><text:span text:style-name="T1">nocchvāsayati nāsābhyāṃ vivṛtākṣimukho naraḥ| </text:span><text:span text:style-name="T1"><text:note text:id="ftn2025" text:note-class="footnote"><text:note-citation>2025</text:note-citation><text:note-body><text:p text:style-name="Footnote">) 39b <text:span text:style-name="T2">°mukho naraḥ] </text:span>CaNa; °mukhena ca Ed</text:p></text:note-body></text:note></text:span></text:p>
      <text:p text:style-name="P1"><text:span text:style-name="T1">eṣā nṛṇām antakarī nidrā vai tāmasī smṛtā||23.39|| </text:span><text:span text:style-name="T1"><text:note text:id="ftn2026" text:note-class="footnote"><text:note-citation>2026</text:note-citation><text:note-body><text:p text:style-name="Footnote">) 39c <text:span text:style-name="T2">°ntakarī] </text:span>NaEd; °nakarī Ca</text:p></text:note-body></text:note></text:span></text:p>
      <text:p text:style-name="P3">akarmaṇy apravṛttiś ca mṛtavat svapate kṣitau|</text:p>
      <text:p text:style-name="P1"><text:span text:style-name="T1">nidrotpattiṃ vikāraṃ ca kathito 'smi narādhipa| </text:span><text:span text:style-name="T1"><text:note text:id="ftn2027" text:note-class="footnote"><text:note-citation>2027</text:note-citation><text:note-body><text:p text:style-name="Footnote">) 40a <text:span text:style-name="T2">°tpattiṃ vikāraṃ ca] </text:span>Na; °tpattiṃ vikāraś ca Ed, °tpatti˟˟˟˟ Ca</text:p></text:note-body></text:note></text:span></text:p>
      <text:p text:style-name="P1"><text:span text:style-name="T1">tasmān nidrāṃ na seveta tamomohapravardhanīm|| </text:span><text:span text:style-name="T1"><text:note text:id="ftn2028" text:note-class="footnote"><text:note-citation>2028</text:note-citation><text:note-body><text:p text:style-name="Footnote">) 40d <text:span text:style-name="T2">°vardhanīm] </text:span>Ca; °vardhanī NaEd</text:p></text:note-body></text:note></text:span><text:span text:style-name="T1"><text:s/></text:span></text:p>
      <text:p text:style-name="P3">||iti vṛṣasārasaṃgrahe nidrotpattis trayoviṃśatimo 'dhyāyaḥ||</text:p>
      <text:p text:style-name="P3"><text:note text:id="ftn2029" text:note-class="footnote"><text:note-citation>2029</text:note-citation><text:note-body><text:p text:style-name="Footnote">) Colophon: <text:span text:style-name="T2">°viṃśatimo] </text:span>CaNa; °viṃśatitamo Ed</text:p></text:note-body></text:note></text:p>
      <text:p text:style-name="P3">*** 24 ***</text:p>
      <text:p text:style-name="P3"><text:s/>24 śāstravarṇanam </text:p>
      <text:p text:style-name="P3"><text:soft-page-break/>janamejaya uvāca| </text:p>
      <text:p text:style-name="P1"><text:span text:style-name="T1">devānāṃ dānavānāṃ ca vaiṣamyāni śrutāni me| </text:span><text:span text:style-name="T1"><text:note text:id="ftn2030" text:note-class="footnote"><text:note-citation>2030</text:note-citation><text:note-body><text:p text:style-name="Footnote">) 1b <text:span text:style-name="T2">vaiṣamyāni] </text:span><text:span text:style-name="T5">eme. </text:span>; vaiśamyāni CaEd • <text:span text:style-name="T2">me] </text:span>Ca; vai Ed</text:p></text:note-body></text:note></text:span></text:p>
      <text:p text:style-name="P1"><text:span text:style-name="T1">nidrāsambhavam āścaryaṃ tvatprasādena veditam||24.1|| </text:span><text:span text:style-name="T1"><text:note text:id="ftn2031" text:note-class="footnote"><text:note-citation>2031</text:note-citation><text:note-body><text:p text:style-name="Footnote">) 1d <text:span text:style-name="T2">tvatprasādena veditam] </text:span>Ed; tvatpra* tam Ca</text:p></text:note-body></text:note></text:span></text:p>
      <text:p text:style-name="P1"><text:span text:style-name="T1">trailokyavistarāyāmaṃ śrotum icchāmi bho dvija| </text:span><text:span text:style-name="T1"><text:note text:id="ftn2032" text:note-class="footnote"><text:note-citation>2032</text:note-citation><text:note-body><text:p text:style-name="Footnote">) 2a <text:span text:style-name="T2">°lokya°] </text:span>Ca; °lokyā° Ed</text:p></text:note-body></text:note></text:span><text:span text:style-name="T1"><text:s/></text:span><text:span text:style-name="T1"><text:note text:id="ftn2033" text:note-class="footnote"><text:note-citation>2033</text:note-citation><text:note-body><text:p text:style-name="Footnote">) 2b <text:span text:style-name="T2">bho] </text:span>Ca; vai Ed</text:p></text:note-body></text:note></text:span></text:p>
      <text:p text:style-name="P1"><text:span text:style-name="T1">kasmiṃścin narake jñeyaṃ pātālaṃ ca dvijottama||24.2|| </text:span><text:span text:style-name="T1"><text:note text:id="ftn2034" text:note-class="footnote"><text:note-citation>2034</text:note-citation><text:note-body><text:p text:style-name="Footnote">) 2c <text:span text:style-name="T2">kasmiṃścin narake] </text:span>Ca; kasmiścin narakaṃ Ed</text:p></text:note-body></text:note></text:span></text:p>
      <text:p text:style-name="P3">saptadvīpaṃ samicchāmi saptasāgaram eva ca|</text:p>
      <text:p text:style-name="P1"><text:span text:style-name="T1">merumūrdhaṃ ca viprendra devālayaṃ nibodha mām||24.3|| </text:span><text:span text:style-name="T1"><text:note text:id="ftn2035" text:note-class="footnote"><text:note-citation>2035</text:note-citation><text:note-body><text:p text:style-name="Footnote">) 3c <text:span text:style-name="T2">°mūrdhaṃ] </text:span>Ca; °mūrdhaś Ed</text:p></text:note-body></text:note></text:span><text:span text:style-name="T1"><text:s/></text:span><text:span text:style-name="T1"><text:note text:id="ftn2036" text:note-class="footnote"><text:note-citation>2036</text:note-citation><text:note-body><text:p text:style-name="Footnote">) 3d <text:span text:style-name="T2">devālayaṃ] </text:span><text:span text:style-name="T5">corr. </text:span>; devālaya CaEd</text:p></text:note-body></text:note></text:span></text:p>
      <text:p text:style-name="P3">vaiśampāyana uvāca| </text:p>
      <text:p text:style-name="P1"><text:span text:style-name="T1">śṛṇu saṃkṣepato rājan trailokyāyāmavistaram| </text:span><text:span text:style-name="T1"><text:note text:id="ftn2037" text:note-class="footnote"><text:note-citation>2037</text:note-citation><text:note-body><text:p text:style-name="Footnote">) 4b <text:span text:style-name="T2">°vistaram] </text:span>Ed; ˟˟˟ Ca</text:p></text:note-body></text:note></text:span></text:p>
      <text:p text:style-name="P3">kālāgniḥ prathamo jñeyaḥ sarvādhastān nareśvara||24.4||</text:p>
      <text:p text:style-name="P3">tasyopari nṛpaśreṣtha jñeyā narakakoṭayaḥ|</text:p>
      <text:p text:style-name="P3">rauravādi avīcyantaṃ yātanāsthānam ucyate||24.5||</text:p>
      <text:p text:style-name="P3">upariṣṭāt tu vijñeyāḥ pātālāḥ sapta eva tu| sapta pātālāḥ </text:p>
      <text:p text:style-name="P1"><text:span text:style-name="T1">ābhāsatālaḥ prathamaḥ svatālaś ca tataḥ param||24.6|| </text:span><text:span text:style-name="T1"><text:note text:id="ftn2038" text:note-class="footnote"><text:note-citation>2038</text:note-citation><text:note-body><text:p text:style-name="Footnote">) 6d <text:span text:style-name="T2">svatālaś] </text:span>Ed; svalālañ Ca<text:span text:style-name="T7">ac</text:span>, svatālañ Ca<text:span text:style-name="T7">pc</text:span></text:p></text:note-body></text:note></text:span></text:p>
      <text:p text:style-name="P1"><text:span text:style-name="T1">śītalaś ca gabhastiś ca śarkaraś ca śilātalam| </text:span><text:span text:style-name="T1"><text:note text:id="ftn2039" text:note-class="footnote"><text:note-citation>2039</text:note-citation><text:note-body><text:p text:style-name="Footnote">) 7b <text:span text:style-name="T2">śarkaraś ca śilātalam] </text:span><text:span text:style-name="T5">eme. </text:span>; ˟˟˟˟˟lātalam Ca, śarkaraś ca śilāvṛtam Ed</text:p></text:note-body></text:note></text:span></text:p>
      <text:p text:style-name="P1"><text:span text:style-name="T1">saptamaṃ tu mahātālaṃ śeṣanāgakṛtālayaḥ||24.7|| </text:span><text:span text:style-name="T1"><text:note text:id="ftn2040" text:note-class="footnote"><text:note-citation>2040</text:note-citation><text:note-body><text:p text:style-name="Footnote">) 7c <text:span text:style-name="T2">saptamaṃ] </text:span>Ca; saptamas Ed</text:p></text:note-body></text:note></text:span></text:p>
      <text:p text:style-name="P1"><text:span text:style-name="T1">baliś ca daityarājendro rākṣasaś ca viśaṃkhaṇaḥ| </text:span><text:span text:style-name="T1"><text:note text:id="ftn2041" text:note-class="footnote"><text:note-citation>2041</text:note-citation><text:note-body><text:p text:style-name="Footnote">) 8b <text:span text:style-name="T2">viśaṃkhaṇaḥ] </text:span>Ed; visaṃśanaḥ Ca</text:p></text:note-body></text:note></text:span></text:p>
      <text:p text:style-name="P3">ity evam ādayas sarve nāgadānavarākṣasāḥ||24.8|| sapta dvīpāḥ </text:p>
      <text:p text:style-name="P3">sapta dvīpās tato jñeyāḥ saptasāgarasaṃvṛtāḥ|</text:p>
      <text:p text:style-name="P1"><text:span text:style-name="T1">priyavratasya putro 'bhūd daśarājaparākramaḥ||24.9|| </text:span><text:span text:style-name="T1"><text:note text:id="ftn2042" text:note-class="footnote"><text:note-citation>2042</text:note-citation><text:note-body><text:p text:style-name="Footnote">) 9 <text:span text:style-name="T5">omitted in </text:span>Ed</text:p></text:note-body></text:note></text:span></text:p>
      <text:p text:style-name="P1"><text:span text:style-name="T1">agninvraścāgnivā dhātithir vasuḥ| </text:span><text:span text:style-name="T1"><text:note text:id="ftn2043" text:note-class="footnote"><text:note-citation>2043</text:note-citation><text:note-body><text:p text:style-name="Footnote">) 10ab <text:span text:style-name="T5">omitted in </text:span>Ed</text:p></text:note-body></text:note></text:span></text:p>
      <text:p text:style-name="P3">jyotismān dyutimān havyaḥ savanaḥ patra eva ca||24.10||</text:p>
      <text:p text:style-name="P3">agnibāhuś ca medhā ca patraś caiva trayo janāḥ|</text:p>
      <text:p text:style-name="P1"><text:span text:style-name="T1">saṃsārabhayabhītena mokṣamārgasamāśritāḥ||24.11|| </text:span><text:span text:style-name="T1"><text:note text:id="ftn2044" text:note-class="footnote"><text:note-citation>2044</text:note-citation><text:note-body><text:p text:style-name="Footnote">) 11d <text:span text:style-name="T2">°mārga°] </text:span>Ed; °mārgaṃ Ca</text:p></text:note-body></text:note></text:span></text:p>
      <text:p text:style-name="P1"><text:span text:style-name="T1">agnindhaṃ prathamadvīpe abhyaṣiñcan priyavrataḥ| </text:span><text:span text:style-name="T1"><text:note text:id="ftn2045" text:note-class="footnote"><text:note-citation>2045</text:note-citation><text:note-body><text:p text:style-name="Footnote">) 12a <text:span text:style-name="T2">agnindhaṃ] </text:span>Ed; agnindhraṃ Ca • <text:span text:style-name="T2">prathama°] </text:span>Ed; prathamaṃ Ca</text:p></text:note-body></text:note></text:span><text:span text:style-name="T1"><text:s/></text:span><text:span text:style-name="T1"><text:note text:id="ftn2046" text:note-class="footnote"><text:note-citation>2046</text:note-citation><text:note-body><text:p text:style-name="Footnote">) 12b <text:span text:style-name="T2">abhyaṣiñcan] </text:span>Ca; abhyaṣiñcata Ed</text:p></text:note-body></text:note></text:span></text:p>
      <text:p text:style-name="P3">plakṣadvīpeśvaraṃ cakre nāmnā medhātithiṃ tathā||24.12||</text:p>
      <text:p text:style-name="P1"><text:span text:style-name="T1">vasuṃ ca śālālī dvīpe abhiṣikto mahīpatiḥ| </text:span><text:span text:style-name="T1"><text:note text:id="ftn2047" text:note-class="footnote"><text:note-citation>2047</text:note-citation><text:note-body><text:p text:style-name="Footnote">) 13a <text:span text:style-name="T2">vasuṃ ca śālālī] </text:span>Ed; ˟˟˟˟˟˟ Ca</text:p></text:note-body></text:note></text:span></text:p>
      <text:p text:style-name="P3">jyotismantaṃ kuśadvīpe rājānam abhiṣecayet||24.13||</text:p>
      <text:p text:style-name="P1"><text:span text:style-name="T1">krauñcadvīpeśvaraṃ cakre dyutimantaṃ nareśvara| </text:span><text:span text:style-name="T1"><text:note text:id="ftn2048" text:note-class="footnote"><text:note-citation>2048</text:note-citation><text:note-body><text:p text:style-name="Footnote">) 14b <text:span text:style-name="T2">nareśvara] </text:span>Ca; nareśvaraḥ Ed</text:p></text:note-body></text:note></text:span></text:p>
      <text:p text:style-name="P3">śākadvīpeśvaraṃ havyaṃ puṣkare savana smṛtaḥ||24.14||</text:p>
      <text:p text:style-name="P3">madhye puṣkaradvīpasya parvato mānasottaraḥ|</text:p>
      <text:p text:style-name="P1"><text:span text:style-name="T1">lokapālāḥ sthitās tatra caturbhiś caturo diśaḥ||24.15|| </text:span><text:span text:style-name="T1"><text:note text:id="ftn2049" text:note-class="footnote"><text:note-citation>2049</text:note-citation><text:note-body><text:p text:style-name="Footnote">) 15d <text:span text:style-name="T2">caturo diśaḥ] </text:span>Ed; ˟˟˟˟˟ Ca</text:p></text:note-body></text:note></text:span></text:p>
      <text:p text:style-name="P1"><text:span text:style-name="T1">mahāvītaḥ smṛto varṣo dhātakī ca narādhipa| </text:span><text:span text:style-name="T1"><text:note text:id="ftn2050" text:note-class="footnote"><text:note-citation>2050</text:note-citation><text:note-body><text:p text:style-name="Footnote">) 16a <text:span text:style-name="T2">mahāvītaḥ] </text:span>Ca; mahānītaḥ Ed</text:p></text:note-body></text:note></text:span></text:p>
      <text:p text:style-name="P3">tasya bāhyaḥ samudro 'bhūt svādūdaka iti smṛtaḥ|</text:p>
      <text:p text:style-name="P1"><text:soft-page-break/><text:span text:style-name="T1">catuṣaṣṭi smṛto loko yojanānāṃ narādhipa|| </text:span><text:span text:style-name="T1"><text:note text:id="ftn2051" text:note-class="footnote"><text:note-citation>2051</text:note-citation><text:note-body><text:p text:style-name="Footnote">) 16 <text:span text:style-name="T5">omitted in </text:span>Ed</text:p></text:note-body></text:note></text:span></text:p>
      <text:p text:style-name="P3">puṣkaradvīpam antaś ca kṣīrodo nāma sāgaraḥ||</text:p>
      <text:p text:style-name="P1"><text:span text:style-name="T1">dvātriṃśallakṣavistāraḥ śākadvīpavahavṛṇaḥ| </text:span><text:span text:style-name="T1"><text:note text:id="ftn2052" text:note-class="footnote"><text:note-citation>2052</text:note-citation><text:note-body><text:p text:style-name="Footnote">) 17a <text:span text:style-name="T2">°vistāraḥ] </text:span>Ca; °vistāraiḥ Ed</text:p></text:note-body></text:note></text:span><text:span text:style-name="T1"><text:s/></text:span><text:span text:style-name="T1"><text:note text:id="ftn2053" text:note-class="footnote"><text:note-citation>2053</text:note-citation><text:note-body><text:p text:style-name="Footnote">) 17b <text:span text:style-name="T2">°vṛṇaḥ] </text:span>Ca; °vṛṇe Ed</text:p></text:note-body></text:note></text:span></text:p>
      <text:p text:style-name="P1"><text:span text:style-name="T1">jaladaś ca kumāraś ca sukumāramaṇīcakaḥ|| </text:span><text:span text:style-name="T1"><text:note text:id="ftn2054" text:note-class="footnote"><text:note-citation>2054</text:note-citation><text:note-body><text:p text:style-name="Footnote">) 17cd <text:span text:style-name="T2">kumāraś ca sukumāramaṇīcakaḥ] </text:span>Ed; kumā*˟˟˟˟**ṇīcakaḥ Ca</text:p></text:note-body></text:note></text:span></text:p>
      <text:p text:style-name="P1"><text:span text:style-name="T1">kusumottaramodaś ca saptamaṃ ca mahādrumam|| </text:span><text:span text:style-name="T1"><text:note text:id="ftn2055" text:note-class="footnote"><text:note-citation>2055</text:note-citation><text:note-body><text:p text:style-name="Footnote">) 18d <text:span text:style-name="T2">saptamaṃ] </text:span>Ca; saptamaś Ed</text:p></text:note-body></text:note></text:span></text:p>
      <text:p text:style-name="P3">havyaputrāḥ smṛtāḥ sapta varṣanāma tathā smṛtaḥ|</text:p>
      <text:p text:style-name="P1"><text:span text:style-name="T1">dvīpāntaṃ dadhimaṇḍādi kṣīrodārdhaṃ vinirdiśet|| </text:span><text:span text:style-name="T1"><text:note text:id="ftn2056" text:note-class="footnote"><text:note-citation>2056</text:note-citation><text:note-body><text:p text:style-name="Footnote">) 18d <text:span text:style-name="T2">vinirdiśet] </text:span>Ca; nirdiśet Ed</text:p></text:note-body></text:note></text:span></text:p>
      <text:p text:style-name="P1"><text:span text:style-name="T1">krauñcadvīpasamudrānte sapta varṣās tu te smṛtāḥ| </text:span><text:span text:style-name="T1"><text:note text:id="ftn2057" text:note-class="footnote"><text:note-citation>2057</text:note-citation><text:note-body><text:p text:style-name="Footnote">) 19a <text:span text:style-name="T2">°dvīpa°] </text:span>Ca; °dvīpe Ed</text:p></text:note-body></text:note></text:span><text:span text:style-name="T1"><text:s/></text:span><text:span text:style-name="T1"><text:note text:id="ftn2058" text:note-class="footnote"><text:note-citation>2058</text:note-citation><text:note-body><text:p text:style-name="Footnote">) 19b <text:span text:style-name="T2">varṣās] </text:span>Ca; varṣan Ed</text:p></text:note-body></text:note></text:span></text:p>
      <text:p text:style-name="P1"><text:span text:style-name="T1">kuśalomnonugaś coṣṇaḥ yavanaś cāndhakārakaḥ||24.19|| </text:span><text:span text:style-name="T1"><text:note text:id="ftn2059" text:note-class="footnote"><text:note-citation>2059</text:note-citation><text:note-body><text:p text:style-name="Footnote">) 19c <text:span text:style-name="T2">kuśalomnonugaś coṣṇaḥ] </text:span>Ed; kuśalo manonugaś coṣṇaḥ Ca</text:p></text:note-body></text:note></text:span><text:span text:style-name="T1"><text:s/></text:span><text:span text:style-name="T1"><text:note text:id="ftn2060" text:note-class="footnote"><text:note-citation>2060</text:note-citation><text:note-body><text:p text:style-name="Footnote">) 19d <text:span text:style-name="T2">yavanaś cāndhakārakaḥ] </text:span>Ed; yāvanaś cā*˟˟˟ Ca</text:p></text:note-body></text:note></text:span></text:p>
      <text:p text:style-name="P1"><text:span text:style-name="T1">muniś ca dundubhiś caiva sutādyutimatas tu vai| </text:span><text:span text:style-name="T1"><text:note text:id="ftn2061" text:note-class="footnote"><text:note-citation>2061</text:note-citation><text:note-body><text:p text:style-name="Footnote">) 20b <text:span text:style-name="T2">sutādyutimatas] </text:span>Ca; sutadyutimanas Ed</text:p></text:note-body></text:note></text:span></text:p>
      <text:p text:style-name="P3">dadhyardhe dhṛtamaṇḍodaḥ kuśadvīpaḥ samāvṛtaḥ||24.20||</text:p>
      <text:p text:style-name="P1"><text:span text:style-name="T1">tatrāpi saptavarṣaṃ ca nāmataḥ śṛṇu bhārata| </text:span><text:span text:style-name="T1"><text:note text:id="ftn2062" text:note-class="footnote"><text:note-citation>2062</text:note-citation><text:note-body><text:p text:style-name="Footnote">) 21a <text:span text:style-name="T2">°varṣe] </text:span>Ca; °varṣaṃ Ed</text:p></text:note-body></text:note></text:span></text:p>
      <text:p text:style-name="P1"><text:span text:style-name="T1">udbhimāndheṇumāś caiva svairannālambano dhṛtiḥ||24.21|| </text:span><text:span text:style-name="T1"><text:note text:id="ftn2063" text:note-class="footnote"><text:note-citation>2063</text:note-citation><text:note-body><text:p text:style-name="Footnote">) 21c <text:span text:style-name="T2">°ṇumāś] </text:span>Ca; °nusāś Ed</text:p></text:note-body></text:note></text:span><text:span text:style-name="T1"><text:s/></text:span><text:span text:style-name="T1"><text:note text:id="ftn2064" text:note-class="footnote"><text:note-citation>2064</text:note-citation><text:note-body><text:p text:style-name="Footnote">) 21d <text:span text:style-name="T2">svaira°] </text:span>Ca; svairā° Ed</text:p></text:note-body></text:note></text:span></text:p>
      <text:p text:style-name="P3">ṣaṣṭaḥ prabhākaraś caiva kapilaḥ saptamaḥ smṛtaḥ|</text:p>
      <text:p text:style-name="P1"><text:span text:style-name="T1">ghṛtamaṇḍotadardhena tasyāntemadirodadhiḥ||24.22|| </text:span><text:span text:style-name="T1"><text:note text:id="ftn2065" text:note-class="footnote"><text:note-citation>2065</text:note-citation><text:note-body><text:p text:style-name="Footnote">) 22c <text:span text:style-name="T2">°tadardhena] </text:span>Ca; °tardhena Ed</text:p></text:note-body></text:note></text:span><text:span text:style-name="T1"><text:s/></text:span><text:span text:style-name="T1"><text:note text:id="ftn2066" text:note-class="footnote"><text:note-citation>2066</text:note-citation><text:note-body><text:p text:style-name="Footnote">) 22d <text:span text:style-name="T2">tasyāntemadiro°] </text:span>Ed; ta˟˟˟diro° Ca</text:p></text:note-body></text:note></text:span></text:p>
      <text:p text:style-name="P1"><text:span text:style-name="T1">samantāc chālmalīdvīpo varṣāḥ saptaiva kīrtitāḥ| </text:span><text:span text:style-name="T1"><text:note text:id="ftn2067" text:note-class="footnote"><text:note-citation>2067</text:note-citation><text:note-body><text:p text:style-name="Footnote">) 23b <text:span text:style-name="T2">varṣāḥ] </text:span>Ed; varṣoḥ Ca</text:p></text:note-body></text:note></text:span></text:p>
      <text:p text:style-name="P1"><text:span text:style-name="T1">śvetaś ca haritaś caiva jīmūto rohitas tathā||24.23|| </text:span><text:span text:style-name="T1"><text:note text:id="ftn2068" text:note-class="footnote"><text:note-citation>2068</text:note-citation><text:note-body><text:p text:style-name="Footnote">) 23d <text:span text:style-name="T2">rohitas] </text:span>Ca; lohitas Ed</text:p></text:note-body></text:note></text:span></text:p>
      <text:p text:style-name="P3">vaidyuto mānasaś caiva suprabhaḥ saptamaḥ smṛtaḥ|</text:p>
      <text:p text:style-name="P1"><text:span text:style-name="T1">madirodadhito 'rdhena jñeyas tvikṣurasodadhiḥ||24.24|| </text:span><text:span text:style-name="T1"><text:note text:id="ftn2069" text:note-class="footnote"><text:note-citation>2069</text:note-citation><text:note-body><text:p text:style-name="Footnote">) 24c <text:span text:style-name="T2">dadhito] </text:span>Ca; °dadhino Ed</text:p></text:note-body></text:note></text:span><text:span text:style-name="T1"><text:s/></text:span><text:span text:style-name="T1"><text:note text:id="ftn2070" text:note-class="footnote"><text:note-citation>2070</text:note-citation><text:note-body><text:p text:style-name="Footnote">) 24d <text:span text:style-name="T2">jñeyas] </text:span>Ca; jñeya Ed</text:p></text:note-body></text:note></text:span></text:p>
      <text:p text:style-name="P3">plakṣadvīpo vṛtas tena saptavarṣasamanvitaḥ|</text:p>
      <text:p text:style-name="P1"><text:span text:style-name="T1">śāntaś ca śiśiraś caiva sukhadānanda eva ca||24.25|| </text:span><text:span text:style-name="T1"><text:note text:id="ftn2071" text:note-class="footnote"><text:note-citation>2071</text:note-citation><text:note-body><text:p text:style-name="Footnote">) 25c <text:span text:style-name="T2">śāntaś ca śiśiraś] </text:span>Ed; ˟˟˟˟˟raś Ca</text:p></text:note-body></text:note></text:span></text:p>
      <text:p text:style-name="P1"><text:span text:style-name="T1">śivakṣemo dhruvaś caiva saptamedhātitheḥ sutāḥ| </text:span><text:span text:style-name="T1"><text:note text:id="ftn2072" text:note-class="footnote"><text:note-citation>2072</text:note-citation><text:note-body><text:p text:style-name="Footnote">) 26a <text:span text:style-name="T2">śiva°] </text:span>Ca; śivaśiva° Ed</text:p></text:note-body></text:note></text:span></text:p>
      <text:p text:style-name="P1"><text:span text:style-name="T1">lavaṇodas tu tasyānte jambūdvīpasamāvṛtaḥ||24.26|| </text:span><text:span text:style-name="T1"><text:note text:id="ftn2073" text:note-class="footnote"><text:note-citation>2073</text:note-citation><text:note-body><text:p text:style-name="Footnote">) 26c <text:span text:style-name="T2">°das tu tasyānte] </text:span>Ca; °dadhisyānte Ed</text:p></text:note-body></text:note></text:span><text:span text:style-name="T1"><text:s/></text:span><text:span text:style-name="T1"><text:note text:id="ftn2074" text:note-class="footnote"><text:note-citation>2074</text:note-citation><text:note-body><text:p text:style-name="Footnote">) 26d <text:span text:style-name="T2">°dvīpa°] </text:span>Ca; °dvīpā° Ed</text:p></text:note-body></text:note></text:span></text:p>
      <text:p text:style-name="P1"><text:span text:style-name="T1">lakṣayojanavistāra upadvīpasamanvitaḥ| </text:span><text:span text:style-name="T1"><text:note text:id="ftn2075" text:note-class="footnote"><text:note-citation>2075</text:note-citation><text:note-body><text:p text:style-name="Footnote">) 27a <text:span text:style-name="T2">°vistāra] </text:span>Ca; °vistāro Ed</text:p></text:note-body></text:note></text:span><text:span text:style-name="T1"><text:s/></text:span><text:span text:style-name="T1"><text:note text:id="ftn2076" text:note-class="footnote"><text:note-citation>2076</text:note-citation><text:note-body><text:p text:style-name="Footnote">) 27b <text:span text:style-name="T2">°dvīpa°] </text:span>Ca; °dvipa° Ed</text:p></text:note-body></text:note></text:span></text:p>
      <text:p text:style-name="P3">aṅgadvīpo yavadvīpo malayadvīpa eva ca||24.27||</text:p>
      <text:p text:style-name="P3">śaṅkhadvīpakamudvīpo varāhadvīpa eva ca|</text:p>
      <text:p text:style-name="P3">siṃhabarhiṇadvīpaṃ ca padmacakras tathaiva ca||24.28||</text:p>
      <text:p text:style-name="P3">vajraratnākaradvīpo haṃsakaḥ kumudas tathā|</text:p>
      <text:p text:style-name="P3">lāṅgalo vṛṣadvīpaś ca dvīpo bhadrākaras tathā||24.29||</text:p>
      <text:p text:style-name="P3">candradvīpaś ca sindhuś ca nandanadvīpa eva ca|</text:p>
      <text:p text:style-name="P3"><text:soft-page-break/>upadvīpasahasrāṇi evamādīni kīrtitam||24.30||</text:p>
      <text:p text:style-name="P3">agnīndho navavarṣeṣu navaputrān abhiṣiñcayat|</text:p>
      <text:p text:style-name="P3">nābhiḥ kiṃpuruṣaś caiva harivarṣa ilāvṛtaḥ||24.31||</text:p>
      <text:p text:style-name="P3">atrāpi navabhedo 'bhūd bhāratātmajasambhavaḥ|</text:p>
      <text:p text:style-name="P3">indradvīpakaśeruś ca tāmravarṇo gabhastimān||24.32||</text:p>
      <text:p text:style-name="P3">nāgadvīpas tathā saumyo gandharvaś cātha vāruṇaḥ|</text:p>
      <text:p text:style-name="P3">ayaṃ ca navamo dvīpaḥ kumārīdvīpasaṃjñitaḥ||24.33||</text:p>
      <text:p text:style-name="P3">dakṣiṇe hemakūṭasya varṣaḥ kiṃpuruṣaḥ smṛtaḥ|</text:p>
      <text:p text:style-name="P3">niṣadho dakṣiṇapārśve harivarṣa iti smṛtaḥ||24.34||</text:p>
      <text:p text:style-name="P3">merumūle tu rājendra jñeyo varṣa ilāvṛtaḥ|</text:p>
      <text:p text:style-name="P3">uttaraṇeṇa (uttareṇa?) tu nīlasya varṣa ramyaka ucyate||24.35||</text:p>
      <text:p text:style-name="P3">śveta-uttarato jñeyo varṣaramyahiraṇmayaḥ|</text:p>
      <text:p text:style-name="P3">tasya uttarato jñeyas triśṛṅgavaraparvataḥ||24.36||</text:p>
      <text:p text:style-name="P3">tasya cottarapārśve tu varṣaḥ kuruvale smṛtaḥ|</text:p>
      <text:p text:style-name="P3">pūrvaṃ bhadrāśvato jñeyaḥ ketumālas tu paścime||24.37||</text:p>
      <text:p text:style-name="P3">himaṃvān hemakūṭaś ca niṣadho nīla eva ca|</text:p>
      <text:p text:style-name="P3">śvetaś ca śṛṅgavantaś ca ṣaḍ ete varṣaparvatāḥ||24.38||</text:p>
      <text:p text:style-name="P3">aśītinavatīlakṣaḥ - varṣaparvatam āyatam|</text:p>
      <text:p text:style-name="P3">himavān hemakūṭaś ca niṣadhaś ceti dakṣiṇa||24.39||</text:p>
      <text:p text:style-name="P3">śvetaś caivatriśṛṅgaś ca nīlaś caiva tathottare|</text:p>
      <text:p text:style-name="P3">niṣadho nīlamadhye tu meruḥ śailamanoramaḥ||24.40||</text:p>
      <text:p text:style-name="P3">praviṣṭaṣoḍaśādhas tāṃ caturāśītim ucchṛtaḥ|</text:p>
      <text:p text:style-name="P3">yojanānāṃ sahasrāṇi dvātriṃśad ūrdha ! vistṛtaḥ||24.41||</text:p>
      <text:p text:style-name="P3">brahmāmanovatī nāma pureva satimadhyame|</text:p>
      <text:p text:style-name="P3">devarājo 'marāvatyām agnis tejovatī pure||24.42||</text:p>
      <text:p text:style-name="P3">yamaḥ saṃyamanī nāma nityaṃ vasati bhūpate|</text:p>
      <text:p text:style-name="P3">naiṛtir vasati nityaṃ ramye śuddhavatī pure||24.43||</text:p>
      <text:p text:style-name="P3">varuṇo bhogavatyāṃ tu vāyor gandhavatī purī|</text:p>
      <text:p text:style-name="P3">mahodayāpurī ramyā somasyālayaraṃ smṛtam||24.44||</text:p>
      <text:p text:style-name="P3">yaśovatī purī ramyānnityam āste triśūlinaḥ|</text:p>
      <text:p text:style-name="P3">tatragaṅgā catuḥbhinnā nipatantī mahītale||24.45||</text:p>
      <text:p text:style-name="P3">uttare paścime caiva pūrvadakṣiṇatas tathā|</text:p>
      <text:p text:style-name="P3">pūrvaṃ gaṅgā sravatyāccālakānandā ca dakṣiṇe||24.46||</text:p>
      <text:p text:style-name="P3">śītā paścimagā gaṅgā bhadrasomā tathottare|</text:p>
      <text:p text:style-name="P3">ṣaṣṭiyojanasāhasraṃ nirālambā nipatya ca||24.47||</text:p>
      <text:p text:style-name="P3">bhadrāśvaṃ plāvayitvā tu vanāny upavanāni ca|</text:p>
      <text:p text:style-name="P3">droṇasthalī girīṇāṃ ca atikramyārṇavaṃ gatā||24.48||</text:p>
      <text:p text:style-name="P3">tathaivālakanandā ca gatāśailenanimnagā|</text:p>
      <text:p text:style-name="P3">gaṅgā bhāratavarṣaṃ ca praviṣṭālavaṇo dadhim||24.49||</text:p>
      <text:p text:style-name="P3">plāvayitvā sthalīn sarvān mānuṣākaluṣāpahā|</text:p>
      <text:p text:style-name="P3">paścimena gatāgaṅgā sītānāmā ca bhārataḥ||24.50||</text:p>
      <text:p text:style-name="P3">plāvayet ketumālāṃ ca kṣetraśaivavanasthalīm|</text:p>
      <text:p text:style-name="P3">atikramyārṇavagatā sthalīdroṇī ca nimnagā||24.51||</text:p>
      <text:p text:style-name="P3">bhadrasomanadīty evaṃ plāvayitvottaraṃ kurun|</text:p>
      <text:p text:style-name="P3">sthalī prasravaṇadroṇīm atikramyārṇavaṃ gatā||24.52||</text:p>
      <text:p text:style-name="P3">mero vai dakṣiṇe pārśve jambūvṛkṣaḥ sanātanaḥ|</text:p>
      <text:p text:style-name="P3">tena nāmāṅkito rājan jambūdvīpa iti śrutam||24.53||</text:p>
      <text:p text:style-name="P3">koṭīṣoḍaśabhiś caiva ayutāni trayodaśa|</text:p>
      <text:p text:style-name="P3">adhordhayāma rājendra kṣityāvaraṇam antataḥ||24.54||</text:p>
      <text:p text:style-name="P3">navalakṣādhikaṃ rājan pañcakoṭī mahī smṛtā|</text:p>
      <text:p text:style-name="P3">yojanānāṃ tu vijñeyaḥ pṛthivyāyām avistarāt||24.55||</text:p>
      <text:p text:style-name="P3">svādūdakasya ca bahir lokāloko mahāgiriḥ|</text:p>
      <text:p text:style-name="P3"><text:soft-page-break/>kañcanidviguṇābhūmi tasmād giribahi smṛtaḥ||24.56||</text:p>
      <text:p text:style-name="P3">tasmād bāhyaḥ samudro bhūd garbhādeti samudrarāṭ|</text:p>
      <text:p text:style-name="P3">aṣṭāviṃśatikaṃ lakṣaṃ śatalakṣāṇi vistaram||24.57||</text:p>
      <text:p text:style-name="P3">etad bhūrlokavistāro hy ata ūrdhvabhuvaḥ smṛtaḥ|</text:p>
      <text:p text:style-name="P3">svarlokāsyapareṇaiva maharlokam ataḥ param||24.58||</text:p>
      <text:p text:style-name="P3">janalokas tapaḥ satyaṃ kramaśaḥ parikīrtitam|</text:p>
      <text:p text:style-name="P3">brahmalokaḥ smṛtaḥ satyaṃ viṣṇulokam ataḥ param||24.59||</text:p>
      <text:p text:style-name="P3">tasmāt pareṇa bodhavyaṃ divyadhyānapuraṃ mahat|</text:p>
      <text:p text:style-name="P3">sahasrabhaumaprāsādaṃ vaidūryamaṇitoraṇam||24.60||</text:p>
      <text:p text:style-name="P3">nānāratnavicitrāṇi nānābhūtagaṇākulam|</text:p>
      <text:p text:style-name="P3">sarvakāmasamṛddhāni pūrṇaṃ tatra manoharaiḥ||24.61||</text:p>
      <text:p text:style-name="P3">tatra siṃhādane divye sarvaratnavibhūṣite|</text:p>
      <text:p text:style-name="P3">tatrāste bhagavān rudraḥ somāṅkitajaṭādharaḥ||24.62||</text:p>
      <text:p text:style-name="P3">tryakṣatribhuvanaśreṣṭas triśūlī tridaśādhipaḥ|</text:p>
      <text:p text:style-name="P3">devyā saha mahābhāgo gaṇaiś ca parivāritaḥ||24.63||</text:p>
      <text:p text:style-name="P3">skandanandipurogaś ca gaṇakoṭiśatākulaḥ|</text:p>
      <text:p text:style-name="P1"><text:span text:style-name="T1">anekarudrakanyābhirūpiṇībhir alaṅkitaḥ||24.64|| </text:span><text:span text:style-name="T1"><text:note text:id="ftn2077" text:note-class="footnote"><text:note-citation>2077</text:note-citation><text:note-body><text:p text:style-name="Footnote">) 64c <text:span text:style-name="T2">°kanyābhi°] </text:span><text:span text:style-name="T5">corr. </text:span>; °kanyabhi° Ed</text:p></text:note-body></text:note></text:span></text:p>
      <text:p text:style-name="P3">tatra puṇyanadī sapta sarvapāpāpanodanī|</text:p>
      <text:p text:style-name="P3">suvarṇavālukādivyā ratnapāṣāṇaśobhitā||24.65||</text:p>
      <text:p text:style-name="P3">pāvanī ca vareṇyā ca varārhāvaradā varā|</text:p>
      <text:p text:style-name="P3">vareśāvarabhadrā ca suprasannā jalāśivā||24.66||</text:p>
      <text:p text:style-name="P3">anekakusumārāmā ratnapuṣpaphaladrumāḥ|</text:p>
      <text:p text:style-name="P3">anekaratnaprākārā yojanāyutam ucchritāḥ||24.67||</text:p>
      <text:p text:style-name="P3">ahiṃsāsatyaniratāḥ kāmakrodhavivarjitāḥ|</text:p>
      <text:p text:style-name="P3">dhyānayogaratānityaṃ tatra modanti te narāḥ||24.68|| </text:p>
      <text:p text:style-name="P3">tatra gomātaras sarvā nivasanti yatavratāḥ|</text:p>
      <text:p text:style-name="P3">golokaḥ śivalokaś ca eka eva vidhīyate||24.69||</text:p>
      <text:p text:style-name="P3">tasmād ūrdhaṃ paraṃ jñeyaṃ sthānatrayam anuttamam|</text:p>
      <text:p text:style-name="P3">kandagaurī maheśānaṃ nityaśuddhaṃ paraṃ śivam||24.70||</text:p>
      <text:p text:style-name="P3">dinakṛt koṭisaṅkāsam anopamyaṃ sanātanam|</text:p>
      <text:p text:style-name="P3">ādityāda ! śivāntaś ca dvistheṇordhvakramaiḥ mṛstaḥ (smṛtaḥ)||24.71||</text:p>
      <text:p text:style-name="P1"><text:span text:style-name="T1">abhyantare tat kathito 'dya sāraṃ </text:span><text:span text:style-name="T1"><text:note text:id="ftn2078" text:note-class="footnote"><text:note-citation>2078</text:note-citation><text:note-body><text:p text:style-name="Footnote">) 72a <text:span text:style-name="T2">abhyantare tat ka°] </text:span>Ca; atyantaretka° Ed</text:p></text:note-body></text:note></text:span></text:p>
      <text:p text:style-name="P3">kim anya rājan kathayāmi sāram|</text:p>
      <text:p text:style-name="P1"><text:span text:style-name="T1">jñānārṇavaṃ kīrtita dharmasāram </text:span><text:span text:style-name="T1"><text:note text:id="ftn2079" text:note-class="footnote"><text:note-citation>2079</text:note-citation><text:note-body><text:p text:style-name="Footnote">) 72c <text:span text:style-name="T2">jñānārṇavaṃ kīrtita dharmasāram] </text:span>Ed; jñānārṇṇaṅkīrti˟˟˟˟˟ Ca</text:p></text:note-body></text:note></text:span></text:p>
      <text:p text:style-name="P3">purāṇavedopaniṣatsusāram||24.72||</text:p>
      <text:p text:style-name="P1"><text:span text:style-name="T1">yathā hi rājā parivāramadhye </text:span><text:span text:style-name="T1"><text:note text:id="ftn2080" text:note-class="footnote"><text:note-citation>2080</text:note-citation><text:note-body><text:p text:style-name="Footnote">) 73a <text:span text:style-name="T2">°vāra°] </text:span>Ca; °cāra° Ed</text:p></text:note-body></text:note></text:span></text:p>
      <text:p text:style-name="P1"><text:span text:style-name="T1">yathāntavartī bahivartin eva| </text:span><text:span text:style-name="T1"><text:note text:id="ftn2081" text:note-class="footnote"><text:note-citation>2081</text:note-citation><text:note-body><text:p text:style-name="Footnote">) 73b <text:span text:style-name="T2">yathāntava°] </text:span>Ed; yathāntarvva Ca • <text:span text:style-name="T2">°vartin eva] </text:span>Ed; varttineva Ca</text:p></text:note-body></text:note></text:span></text:p>
      <text:p text:style-name="P1"><text:span text:style-name="T1">bhuñjanti bhogān satatāntavartī </text:span><text:span text:style-name="T1"><text:note text:id="ftn2082" text:note-class="footnote"><text:note-citation>2082</text:note-citation><text:note-body><text:p text:style-name="Footnote">) 73c <text:span text:style-name="T2">bhuñjanti bhogān] </text:span>Ed; bhuñja ˟˟˟ Ca</text:p></text:note-body></text:note></text:span></text:p>
      <text:p text:style-name="P3">kleśādhikaṃ nitya bahiḥsthitānām||24.73||</text:p>
      <text:p text:style-name="P1"><text:span text:style-name="T1">yathaiva rājā kariṇo ntardantam </text:span><text:span text:style-name="T1"><text:note text:id="ftn2083" text:note-class="footnote"><text:note-citation>2083</text:note-citation><text:note-body><text:p text:style-name="Footnote">) 74a <text:span text:style-name="T2">kariṇo ntardantam] </text:span>Ca; kariṇāntadantadattam Ed</text:p></text:note-body></text:note></text:span></text:p>
      <text:p text:style-name="P1"><text:span text:style-name="T1">bhuñjanti bhogān satataṃ narendra| </text:span><text:span text:style-name="T1"><text:note text:id="ftn2084" text:note-class="footnote"><text:note-citation>2084</text:note-citation><text:note-body><text:p text:style-name="Footnote">) 74b <text:span text:style-name="T2">bhuñjanti] </text:span>Ed; bhujanti Ca</text:p></text:note-body></text:note></text:span></text:p>
      <text:p text:style-name="P1"><text:span text:style-name="T1">yudhyeta rājā bahirdantabhogair </text:span><text:span text:style-name="T1"><text:note text:id="ftn2085" text:note-class="footnote"><text:note-citation>2085</text:note-citation><text:note-body><text:p text:style-name="Footnote">) 74c <text:span text:style-name="T2">bahirdantabhogair] </text:span>Ca; bahidattabhogair Ed</text:p></text:note-body></text:note></text:span></text:p>
      <text:p text:style-name="P1"><text:span text:style-name="T1">yadantare paśya samānajātam||24.74||</text:span><text:span text:style-name="T1"><text:note text:id="ftn2086" text:note-class="footnote"><text:note-citation>2086</text:note-citation><text:note-body><text:p text:style-name="Footnote">) 74d <text:span text:style-name="T2">yadantare paśya samānajātam] </text:span>Ed; yadantare ˟˟˟˟najātam Ca</text:p></text:note-body></text:note></text:span></text:p>
      <text:p text:style-name="P3"><text:soft-page-break/>na dānatulyaṃ tv abhayapradasya</text:p>
      <text:p text:style-name="P3">na yajñatulyaṃ jita-indriyasya|</text:p>
      <text:p text:style-name="P1"><text:span text:style-name="T1">na cārthatulyaṃ jitakāminaś ca </text:span><text:span text:style-name="T1"><text:note text:id="ftn2087" text:note-class="footnote"><text:note-citation>2087</text:note-citation><text:note-body><text:p text:style-name="Footnote">) 75c <text:span text:style-name="T2">°kāminaś ca] </text:span>Ed; kāmina˟˟ Ca</text:p></text:note-body></text:note></text:span></text:p>
      <text:p text:style-name="P1"><text:span text:style-name="T1">na dharmatulyaṃ damakāmitasya||24.75||</text:span><text:span text:style-name="T1"><text:note text:id="ftn2088" text:note-class="footnote"><text:note-citation>2088</text:note-citation><text:note-body><text:p text:style-name="Footnote">) 75d <text:span text:style-name="T2">na dharmatulyaṃ] </text:span>Ed; ˟˟˟˟˟ Ca • <text:span text:style-name="T2">kāmitasya] </text:span>Ca; kāminasya Ed</text:p></text:note-body></text:note></text:span><text:span text:style-name="T1"> </text:span></text:p>
      <text:p text:style-name="P3">bahvantaraṃ naiva hi dharmayoś ca</text:p>
      <text:p text:style-name="P3">kleśādhikaṃ bāhyaphalālpasāram|</text:p>
      <text:p text:style-name="P3">yad atra dharmaṃ phalanaiṣṭhikasya</text:p>
      <text:p text:style-name="P3">na tulyakoṭī śatayājināpi||24.76||</text:p>
      <text:p text:style-name="P3">etat pavitraṃ paramaṃ sadharmam</text:p>
      <text:p text:style-name="P3">purā yathoktaṃ parameśvareṇa|</text:p>
      <text:p text:style-name="P3">mayāpi tulyaṃ kathitaṃ yathāvat</text:p>
      <text:p text:style-name="P3">purāṇavedopaniṣatsusāram||24.77||</text:p>
      <text:p text:style-name="P3">sadojasaubhāgyam atīva medhā</text:p>
      <text:p text:style-name="P3">nirutsukaḥ saumyam anuttamaṃ ca|</text:p>
      <text:p text:style-name="P3">suputrapautraṃ na vichinnagotram</text:p>
      <text:p text:style-name="P3">bhavanti vidyādharalokapūjyam||24.78||</text:p>
      <text:p text:style-name="P3">yaśaśriyaṃ kīrtir atīva tejo</text:p>
      <text:p text:style-name="P3">janapriyo dhānyadhanāyuvṛddhiḥ|</text:p>
      <text:p text:style-name="P3">prabodhaprajñārujadharmavṛddhim</text:p>
      <text:p text:style-name="P3">bhavanti te śāstrasadābhiyogī||24.79||</text:p>
      <text:p text:style-name="P3">yaśasvinī āryasuvarṇaśṛṅgī</text:p>
      <text:p text:style-name="P3">vedāntavipradvijagāyaneṣu|</text:p>
      <text:p text:style-name="P3">dattvā phalaṃ tīrtham anuttameṣu</text:p>
      <text:p text:style-name="P3">śṛṇvanti ye tasya bhavet sapuṇyam||24.80||</text:p>
      <text:p text:style-name="P3">daśādhikaṃ vā ca catuś ca puṇyam</text:p>
      <text:p text:style-name="P3">śatādhikaṃ yaḥ paṭhitaprabhāte|</text:p>
      <text:p text:style-name="P3">sahasraśaḥ pustakṛtasya puṇyam</text:p>
      <text:p text:style-name="P3">paro 'bhyaste kīrtaya te yutāni||24.81||</text:p>
      <text:p text:style-name="P3">adhītya yasyoragataṃ suśāstram</text:p>
      <text:p text:style-name="P3">samastamadhyāyam anukramena|</text:p>
      <text:p text:style-name="P3">daśāyutāṅgo dadatuś ca puṇyam</text:p>
      <text:p text:style-name="P3">labhaty asaṃdigdhayathādinaikaṃ||24.82||</text:p>
      <text:p text:style-name="P1"><text:span text:style-name="T1">yenedaṃ śāstrasāram avikalamanasā yo 'bhyaseta prayatnāt </text:span><text:span text:style-name="T1"><text:note text:id="ftn2089" text:note-class="footnote"><text:note-citation>2089</text:note-citation><text:note-body><text:p text:style-name="Footnote">) 83a <text:span text:style-name="T2">bhyaseta pra°] </text:span>Ed; bhyaset tatpra° Ca</text:p></text:note-body></text:note></text:span></text:p>
      <text:p text:style-name="P1"><text:span text:style-name="T1">vyakto 'sau siddhayogī bhavati ca niyataṃ yas tu cittaprasannaḥ| </text:span><text:span text:style-name="T1"><text:note text:id="ftn2090" text:note-class="footnote"><text:note-citation>2090</text:note-citation><text:note-body><text:p text:style-name="Footnote">) 83b <text:span text:style-name="T2">sau] </text:span>Ed; so Ca</text:p></text:note-body></text:note></text:span></text:p>
      <text:p text:style-name="P1"><text:span text:style-name="T1">pitryaṃ yo gītapūrvaṃ pratidinaśataśo urddhi yante ca sarve </text:span><text:span text:style-name="T1"><text:note text:id="ftn2091" text:note-class="footnote"><text:note-citation>2091</text:note-citation><text:note-body><text:p text:style-name="Footnote">) 83c <text:span text:style-name="T2">pitryaṃ yo gītapūrvaṃ] </text:span>Ca; nitya yo dhītayota pūrvvaṃ Ed • <text:span text:style-name="T2">°dinaśataśo urddhi yante ca sarve] </text:span>Ed; dina˟˟˟˟˟˟˟˟˟˟ Ca</text:p></text:note-body></text:note></text:span></text:p>
      <text:p text:style-name="P3">ātmānaṃ nirvikalpaṃ śivapadam asamaṃ prāpnuvantīha sarve||24.83||</text:p>
      <text:p text:style-name="P3">||iti vṛṣasārasaṃgrahe śāstravarṇanā nāma caturviṃśatitamo 'dhyāyaḥ||</text:p>
      <text:p text:style-name="P1"><text:span text:style-name="T1"><text:s/></text:span><text:span text:style-name="T1"><text:note text:id="ftn2092" text:note-class="footnote"><text:note-citation>2092</text:note-citation><text:note-body><text:p text:style-name="Footnote">) Colophon: <text:span text:style-name="T2">°varṇanā] </text:span>Ca; °varṇano Ed • <text:span text:style-name="T2">dhyāyaḥ] </text:span>Ed; dhyāyaḥ samāptaḥ Ca</text:p></text:note-body></text:note></text:span><text:span text:style-name="T1"><text:s/></text:span></text:p>
      <text:p text:style-name="P3">||vṛṣasārasaṃgrahaḥ samāpta iti||</text:p>
      <text:p text:style-name="P3"><text:note text:id="ftn2093" text:note-class="footnote"><text:note-citation>2093</text:note-citation><text:note-body><text:p text:style-name="Footnote">) <text:span text:style-name="T2">vṛṣasārasaṃgrahaḥ samāpta iti] </text:span>Ca; <text:span text:style-name="T5">omitted in </text:span>Ed</text:p></text:note-body></text:not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saba Kiss</meta:initial-creator>
    <meta:creation-date>2020-04-28T17:15:32.212015268</meta:creation-date>
    <dc:date>2020-04-28T17:17:44.064221434</dc:date>
    <dc:creator>Csaba Kiss</dc:creator>
    <meta:editing-duration>PT2M1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04" meta:paragraph-count="5551" meta:word-count="37297" meta:character-count="269532" meta:non-whitespace-character-count="237409"/>
  </office:meta>
</office:document-meta>
</file>